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611cm"/>
    </style:style>
    <style:style style:name="co2" style:family="table-column">
      <style:table-column-properties fo:break-before="auto" style:column-width="1.804cm"/>
    </style:style>
    <style:style style:name="co3" style:family="table-column">
      <style:table-column-properties fo:break-before="auto" style:column-width="1.533cm"/>
    </style:style>
    <style:style style:name="co4" style:family="table-column">
      <style:table-column-properties fo:break-before="auto" style:column-width="1.859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16.003cm" svg:height="9.005cm" svg:x="25.94cm" svg:y="1.009cm">
            <draw:object draw:notify-on-update-of-ranges="Лист1.E1:Лист1.E1 Лист1.E2:Лист1.E67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tite</text:p>
          </table:table-cell>
          <table:table-cell office:value-type="string" calcext:value-type="string">
            <text:p><text:s/>Tbody_C</text:p>
          </table:table-cell>
          <table:table-cell office:value-type="string" calcext:value-type="string">
            <text:p><text:s/>Tcoil_C</text:p>
          </table:table-cell>
          <table:table-cell office:value-type="string" calcext:value-type="string">
            <text:p><text:s/>Tcore_C</text:p>
          </table:table-cell>
          <table:table-cell office:value-type="string" calcext:value-type="string">
            <text:p><text:s/>Toil_C</text:p>
          </table:table-cell>
          <table:table-cell office:value-type="string" calcext:value-type="string">
            <text:p><text:s/>Tbody_K</text:p>
          </table:table-cell>
          <table:table-cell office:value-type="string" calcext:value-type="string">
            <text:p><text:s/>Tcoil_K</text:p>
          </table:table-cell>
          <table:table-cell office:value-type="string" calcext:value-type="string">
            <text:p><text:s/>Tcore_K</text:p>
          </table:table-cell>
          <table:table-cell office:value-type="string" calcext:value-type="string">
            <text:p><text:s/>Toil_K</text:p>
          </table:table-cell>
        </table:table-row>
        <table:table-row table:style-name="ro1">
          <table:table-cell office:value-type="string" calcext:value-type="string">
            <text:p>heatind packet: 0, step:1</text:p>
          </table:table-cell>
          <table:table-cell office:value-type="float" office:value="1.45243" calcext:value-type="float">
            <text:p>1,45243</text:p>
          </table:table-cell>
          <table:table-cell office:value-type="float" office:value="6.05065" calcext:value-type="float">
            <text:p>6,05065</text:p>
          </table:table-cell>
          <table:table-cell office:value-type="float" office:value="0.021908" calcext:value-type="float">
            <text:p>0,021908</text:p>
          </table:table-cell>
          <table:table-cell office:value-type="float" office:value="1.90104" calcext:value-type="float">
            <text:p>1,90104</text:p>
          </table:table-cell>
          <table:table-cell office:value-type="float" office:value="274.452" calcext:value-type="float">
            <text:p>274,452</text:p>
          </table:table-cell>
          <table:table-cell office:value-type="float" office:value="279.051" calcext:value-type="float">
            <text:p>279,051</text:p>
          </table:table-cell>
          <table:table-cell office:value-type="float" office:value="273.022" calcext:value-type="float">
            <text:p>273,022</text:p>
          </table:table-cell>
          <table:table-cell office:value-type="float" office:value="274.901" calcext:value-type="float">
            <text:p>274,901</text:p>
          </table:table-cell>
        </table:table-row>
        <table:table-row table:style-name="ro1">
          <table:table-cell office:value-type="string" calcext:value-type="string">
            <text:p>heatind packet: 0, step:2</text:p>
          </table:table-cell>
          <table:table-cell office:value-type="float" office:value="3.63067" calcext:value-type="float">
            <text:p>3,63067</text:p>
          </table:table-cell>
          <table:table-cell office:value-type="float" office:value="9.1373" calcext:value-type="float">
            <text:p>9,1373</text:p>
          </table:table-cell>
          <table:table-cell office:value-type="float" office:value="0.111018" calcext:value-type="float">
            <text:p>0,111018</text:p>
          </table:table-cell>
          <table:table-cell office:value-type="float" office:value="4.44524" calcext:value-type="float">
            <text:p>4,44524</text:p>
          </table:table-cell>
          <table:table-cell office:value-type="float" office:value="276.631" calcext:value-type="float">
            <text:p>276,631</text:p>
          </table:table-cell>
          <table:table-cell office:value-type="float" office:value="282.137" calcext:value-type="float">
            <text:p>282,137</text:p>
          </table:table-cell>
          <table:table-cell office:value-type="float" office:value="273.111" calcext:value-type="float">
            <text:p>273,111</text:p>
          </table:table-cell>
          <table:table-cell office:value-type="float" office:value="277.445" calcext:value-type="float">
            <text:p>277,445</text:p>
          </table:table-cell>
        </table:table-row>
        <table:table-row table:style-name="ro1">
          <table:table-cell office:value-type="string" calcext:value-type="string">
            <text:p>heatind packet: 0, step:3</text:p>
          </table:table-cell>
          <table:table-cell office:value-type="float" office:value="5.95918" calcext:value-type="float">
            <text:p>5,95918</text:p>
          </table:table-cell>
          <table:table-cell office:value-type="float" office:value="11.7804" calcext:value-type="float">
            <text:p>11,7804</text:p>
          </table:table-cell>
          <table:table-cell office:value-type="float" office:value="0.269228" calcext:value-type="float">
            <text:p>0,269228</text:p>
          </table:table-cell>
          <table:table-cell office:value-type="float" office:value="6.9292" calcext:value-type="float">
            <text:p>6,9292</text:p>
          </table:table-cell>
          <table:table-cell office:value-type="float" office:value="278.959" calcext:value-type="float">
            <text:p>278,959</text:p>
          </table:table-cell>
          <table:table-cell office:value-type="float" office:value="284.78" calcext:value-type="float">
            <text:p>284,78</text:p>
          </table:table-cell>
          <table:table-cell office:value-type="float" office:value="273.269" calcext:value-type="float">
            <text:p>273,269</text:p>
          </table:table-cell>
          <table:table-cell office:value-type="float" office:value="279.929" calcext:value-type="float">
            <text:p>279,929</text:p>
          </table:table-cell>
        </table:table-row>
        <table:table-row table:style-name="ro1">
          <table:table-cell office:value-type="string" calcext:value-type="string">
            <text:p>heatind packet: 0, step:4</text:p>
          </table:table-cell>
          <table:table-cell office:value-type="float" office:value="8.24991" calcext:value-type="float">
            <text:p>8,24991</text:p>
          </table:table-cell>
          <table:table-cell office:value-type="float" office:value="14.2857" calcext:value-type="float">
            <text:p>14,2857</text:p>
          </table:table-cell>
          <table:table-cell office:value-type="float" office:value="0.492901" calcext:value-type="float">
            <text:p>0,492901</text:p>
          </table:table-cell>
          <table:table-cell office:value-type="float" office:value="9.3337" calcext:value-type="float">
            <text:p>9,3337</text:p>
          </table:table-cell>
          <table:table-cell office:value-type="float" office:value="281.25" calcext:value-type="float">
            <text:p>281,25</text:p>
          </table:table-cell>
          <table:table-cell office:value-type="float" office:value="287.286" calcext:value-type="float">
            <text:p>287,286</text:p>
          </table:table-cell>
          <table:table-cell office:value-type="float" office:value="273.493" calcext:value-type="float">
            <text:p>273,493</text:p>
          </table:table-cell>
          <table:table-cell office:value-type="float" office:value="282.334" calcext:value-type="float">
            <text:p>282,334</text:p>
          </table:table-cell>
        </table:table-row>
        <table:table-row table:style-name="ro1">
          <table:table-cell office:value-type="string" calcext:value-type="string">
            <text:p>heatind packet: 0, step:5</text:p>
          </table:table-cell>
          <table:table-cell office:value-type="float" office:value="10.4714" calcext:value-type="float">
            <text:p>10,4714</text:p>
          </table:table-cell>
          <table:table-cell office:value-type="float" office:value="16.7012" calcext:value-type="float">
            <text:p>16,7012</text:p>
          </table:table-cell>
          <table:table-cell office:value-type="float" office:value="0.778337" calcext:value-type="float">
            <text:p>0,778337</text:p>
          </table:table-cell>
          <table:table-cell office:value-type="float" office:value="11.6603" calcext:value-type="float">
            <text:p>11,6603</text:p>
          </table:table-cell>
          <table:table-cell office:value-type="float" office:value="283.471" calcext:value-type="float">
            <text:p>283,471</text:p>
          </table:table-cell>
          <table:table-cell office:value-type="float" office:value="289.701" calcext:value-type="float">
            <text:p>289,701</text:p>
          </table:table-cell>
          <table:table-cell office:value-type="float" office:value="273.778" calcext:value-type="float">
            <text:p>273,778</text:p>
          </table:table-cell>
          <table:table-cell office:value-type="float" office:value="284.66" calcext:value-type="float">
            <text:p>284,66</text:p>
          </table:table-cell>
        </table:table-row>
        <table:table-row table:style-name="ro1">
          <table:table-cell office:value-type="string" calcext:value-type="string">
            <text:p>heatind packet: 0, step:6</text:p>
          </table:table-cell>
          <table:table-cell office:value-type="float" office:value="12.6205" calcext:value-type="float">
            <text:p>12,6205</text:p>
          </table:table-cell>
          <table:table-cell office:value-type="float" office:value="19.0364" calcext:value-type="float">
            <text:p>19,0364</text:p>
          </table:table-cell>
          <table:table-cell office:value-type="float" office:value="1.12194" calcext:value-type="float">
            <text:p>1,12194</text:p>
          </table:table-cell>
          <table:table-cell office:value-type="float" office:value="13.9111" calcext:value-type="float">
            <text:p>13,9111</text:p>
          </table:table-cell>
          <table:table-cell office:value-type="float" office:value="285.62" calcext:value-type="float">
            <text:p>285,62</text:p>
          </table:table-cell>
          <table:table-cell office:value-type="float" office:value="292.036" calcext:value-type="float">
            <text:p>292,036</text:p>
          </table:table-cell>
          <table:table-cell office:value-type="float" office:value="274.122" calcext:value-type="float">
            <text:p>274,122</text:p>
          </table:table-cell>
          <table:table-cell office:value-type="float" office:value="286.911" calcext:value-type="float">
            <text:p>286,911</text:p>
          </table:table-cell>
        </table:table-row>
        <table:table-row table:style-name="ro1">
          <table:table-cell office:value-type="string" calcext:value-type="string">
            <text:p>heatind packet: 0, step:7</text:p>
          </table:table-cell>
          <table:table-cell office:value-type="float" office:value="14.6985" calcext:value-type="float">
            <text:p>14,6985</text:p>
          </table:table-cell>
          <table:table-cell office:value-type="float" office:value="21.2947" calcext:value-type="float">
            <text:p>21,2947</text:p>
          </table:table-cell>
          <table:table-cell office:value-type="float" office:value="1.52023" calcext:value-type="float">
            <text:p>1,52023</text:p>
          </table:table-cell>
          <table:table-cell office:value-type="float" office:value="16.0885" calcext:value-type="float">
            <text:p>16,0885</text:p>
          </table:table-cell>
          <table:table-cell office:value-type="float" office:value="287.699" calcext:value-type="float">
            <text:p>287,699</text:p>
          </table:table-cell>
          <table:table-cell office:value-type="float" office:value="294.295" calcext:value-type="float">
            <text:p>294,295</text:p>
          </table:table-cell>
          <table:table-cell office:value-type="float" office:value="274.52" calcext:value-type="float">
            <text:p>274,52</text:p>
          </table:table-cell>
          <table:table-cell office:value-type="float" office:value="289.089" calcext:value-type="float">
            <text:p>289,089</text:p>
          </table:table-cell>
        </table:table-row>
        <table:table-row table:style-name="ro1">
          <table:table-cell office:value-type="string" calcext:value-type="string">
            <text:p>heatind packet: 0, step:8</text:p>
          </table:table-cell>
          <table:table-cell office:value-type="float" office:value="16.7078" calcext:value-type="float">
            <text:p>16,7078</text:p>
          </table:table-cell>
          <table:table-cell office:value-type="float" office:value="23.4788" calcext:value-type="float">
            <text:p>23,4788</text:p>
          </table:table-cell>
          <table:table-cell office:value-type="float" office:value="1.96983" calcext:value-type="float">
            <text:p>1,96983</text:p>
          </table:table-cell>
          <table:table-cell office:value-type="float" office:value="18.1947" calcext:value-type="float">
            <text:p>18,1947</text:p>
          </table:table-cell>
          <table:table-cell office:value-type="float" office:value="289.708" calcext:value-type="float">
            <text:p>289,708</text:p>
          </table:table-cell>
          <table:table-cell office:value-type="float" office:value="296.479" calcext:value-type="float">
            <text:p>296,479</text:p>
          </table:table-cell>
          <table:table-cell office:value-type="float" office:value="274.97" calcext:value-type="float">
            <text:p>274,97</text:p>
          </table:table-cell>
          <table:table-cell office:value-type="float" office:value="291.195" calcext:value-type="float">
            <text:p>291,195</text:p>
          </table:table-cell>
        </table:table-row>
        <table:table-row table:style-name="ro1">
          <table:table-cell office:value-type="string" calcext:value-type="string">
            <text:p>heatind packet: 0, step:9</text:p>
          </table:table-cell>
          <table:table-cell office:value-type="float" office:value="18.6505" calcext:value-type="float">
            <text:p>18,6505</text:p>
          </table:table-cell>
          <table:table-cell office:value-type="float" office:value="25.5909" calcext:value-type="float">
            <text:p>25,5909</text:p>
          </table:table-cell>
          <table:table-cell office:value-type="float" office:value="2.46749" calcext:value-type="float">
            <text:p>2,46749</text:p>
          </table:table-cell>
          <table:table-cell office:value-type="float" office:value="20.232" calcext:value-type="float">
            <text:p>20,232</text:p>
          </table:table-cell>
          <table:table-cell office:value-type="float" office:value="291.65" calcext:value-type="float">
            <text:p>291,65</text:p>
          </table:table-cell>
          <table:table-cell office:value-type="float" office:value="298.591" calcext:value-type="float">
            <text:p>298,591</text:p>
          </table:table-cell>
          <table:table-cell office:value-type="float" office:value="275.467" calcext:value-type="float">
            <text:p>275,467</text:p>
          </table:table-cell>
          <table:table-cell office:value-type="float" office:value="293.232" calcext:value-type="float">
            <text:p>293,232</text:p>
          </table:table-cell>
        </table:table-row>
        <table:table-row table:style-name="ro1">
          <table:table-cell office:value-type="string" calcext:value-type="string">
            <text:p>heatind packet: 0, step:10</text:p>
          </table:table-cell>
          <table:table-cell office:value-type="float" office:value="20.5288" calcext:value-type="float">
            <text:p>20,5288</text:p>
          </table:table-cell>
          <table:table-cell office:value-type="float" office:value="27.6335" calcext:value-type="float">
            <text:p>27,6335</text:p>
          </table:table-cell>
          <table:table-cell office:value-type="float" office:value="3.01008" calcext:value-type="float">
            <text:p>3,01008</text:p>
          </table:table-cell>
          <table:table-cell office:value-type="float" office:value="22.2025" calcext:value-type="float">
            <text:p>22,2025</text:p>
          </table:table-cell>
          <table:table-cell office:value-type="float" office:value="293.529" calcext:value-type="float">
            <text:p>293,529</text:p>
          </table:table-cell>
          <table:table-cell office:value-type="float" office:value="300.633" calcext:value-type="float">
            <text:p>300,633</text:p>
          </table:table-cell>
          <table:table-cell office:value-type="float" office:value="276.01" calcext:value-type="float">
            <text:p>276,01</text:p>
          </table:table-cell>
          <table:table-cell office:value-type="float" office:value="295.203" calcext:value-type="float">
            <text:p>295,203</text:p>
          </table:table-cell>
        </table:table-row>
        <table:table-row table:style-name="ro1">
          <table:table-cell office:value-type="string" calcext:value-type="string">
            <text:p>heatind packet: 0, step:11</text:p>
          </table:table-cell>
          <table:table-cell office:value-type="float" office:value="22.345" calcext:value-type="float">
            <text:p>22,345</text:p>
          </table:table-cell>
          <table:table-cell office:value-type="float" office:value="29.6088" calcext:value-type="float">
            <text:p>29,6088</text:p>
          </table:table-cell>
          <table:table-cell office:value-type="float" office:value="3.59458" calcext:value-type="float">
            <text:p>3,59458</text:p>
          </table:table-cell>
          <table:table-cell office:value-type="float" office:value="24.1087" calcext:value-type="float">
            <text:p>24,1087</text:p>
          </table:table-cell>
          <table:table-cell office:value-type="float" office:value="295.345" calcext:value-type="float">
            <text:p>295,345</text:p>
          </table:table-cell>
          <table:table-cell office:value-type="float" office:value="302.609" calcext:value-type="float">
            <text:p>302,609</text:p>
          </table:table-cell>
          <table:table-cell office:value-type="float" office:value="276.595" calcext:value-type="float">
            <text:p>276,595</text:p>
          </table:table-cell>
          <table:table-cell office:value-type="float" office:value="297.109" calcext:value-type="float">
            <text:p>297,109</text:p>
          </table:table-cell>
        </table:table-row>
        <table:table-row table:style-name="ro1">
          <table:table-cell office:value-type="string" calcext:value-type="string">
            <text:p>heatind packet: 0, step:12</text:p>
          </table:table-cell>
          <table:table-cell office:value-type="float" office:value="24.1012" calcext:value-type="float">
            <text:p>24,1012</text:p>
          </table:table-cell>
          <table:table-cell office:value-type="float" office:value="31.5192" calcext:value-type="float">
            <text:p>31,5192</text:p>
          </table:table-cell>
          <table:table-cell office:value-type="float" office:value="4.21809" calcext:value-type="float">
            <text:p>4,21809</text:p>
          </table:table-cell>
          <table:table-cell office:value-type="float" office:value="25.9526" calcext:value-type="float">
            <text:p>25,9526</text:p>
          </table:table-cell>
          <table:table-cell office:value-type="float" office:value="297.101" calcext:value-type="float">
            <text:p>297,101</text:p>
          </table:table-cell>
          <table:table-cell office:value-type="float" office:value="304.519" calcext:value-type="float">
            <text:p>304,519</text:p>
          </table:table-cell>
          <table:table-cell office:value-type="float" office:value="277.218" calcext:value-type="float">
            <text:p>277,218</text:p>
          </table:table-cell>
          <table:table-cell office:value-type="float" office:value="298.953" calcext:value-type="float">
            <text:p>298,953</text:p>
          </table:table-cell>
        </table:table-row>
        <table:table-row table:style-name="ro1">
          <table:table-cell office:value-type="string" calcext:value-type="string">
            <text:p>heatind packet: 0, step:13</text:p>
          </table:table-cell>
          <table:table-cell office:value-type="float" office:value="25.7995" calcext:value-type="float">
            <text:p>25,7995</text:p>
          </table:table-cell>
          <table:table-cell office:value-type="float" office:value="33.367" calcext:value-type="float">
            <text:p>33,367</text:p>
          </table:table-cell>
          <table:table-cell office:value-type="float" office:value="4.87783" calcext:value-type="float">
            <text:p>4,87783</text:p>
          </table:table-cell>
          <table:table-cell office:value-type="float" office:value="27.7363" calcext:value-type="float">
            <text:p>27,7363</text:p>
          </table:table-cell>
          <table:table-cell office:value-type="float" office:value="298.799" calcext:value-type="float">
            <text:p>298,799</text:p>
          </table:table-cell>
          <table:table-cell office:value-type="float" office:value="306.367" calcext:value-type="float">
            <text:p>306,367</text:p>
          </table:table-cell>
          <table:table-cell office:value-type="float" office:value="277.878" calcext:value-type="float">
            <text:p>277,878</text:p>
          </table:table-cell>
          <table:table-cell office:value-type="float" office:value="300.736" calcext:value-type="float">
            <text:p>300,736</text:p>
          </table:table-cell>
        </table:table-row>
        <table:table-row table:style-name="ro1">
          <table:table-cell office:value-type="string" calcext:value-type="string">
            <text:p>heatind packet: 0, step:14</text:p>
          </table:table-cell>
          <table:table-cell office:value-type="float" office:value="27.4419" calcext:value-type="float">
            <text:p>27,4419</text:p>
          </table:table-cell>
          <table:table-cell office:value-type="float" office:value="35.1542" calcext:value-type="float">
            <text:p>35,1542</text:p>
          </table:table-cell>
          <table:table-cell office:value-type="float" office:value="5.57113" calcext:value-type="float">
            <text:p>5,57113</text:p>
          </table:table-cell>
          <table:table-cell office:value-type="float" office:value="29.4621" calcext:value-type="float">
            <text:p>29,4621</text:p>
          </table:table-cell>
          <table:table-cell office:value-type="float" office:value="300.442" calcext:value-type="float">
            <text:p>300,442</text:p>
          </table:table-cell>
          <table:table-cell office:value-type="float" office:value="308.154" calcext:value-type="float">
            <text:p>308,154</text:p>
          </table:table-cell>
          <table:table-cell office:value-type="float" office:value="278.571" calcext:value-type="float">
            <text:p>278,571</text:p>
          </table:table-cell>
          <table:table-cell office:value-type="float" office:value="302.462" calcext:value-type="float">
            <text:p>302,462</text:p>
          </table:table-cell>
        </table:table-row>
        <table:table-row table:style-name="ro1">
          <table:table-cell office:value-type="string" calcext:value-type="string">
            <text:p>heatind packet: 0, step:15</text:p>
          </table:table-cell>
          <table:table-cell office:value-type="float" office:value="29.0306" calcext:value-type="float">
            <text:p>29,0306</text:p>
          </table:table-cell>
          <table:table-cell office:value-type="float" office:value="36.8831" calcext:value-type="float">
            <text:p>36,8831</text:p>
          </table:table-cell>
          <table:table-cell office:value-type="float" office:value="6.29543" calcext:value-type="float">
            <text:p>6,29543</text:p>
          </table:table-cell>
          <table:table-cell office:value-type="float" office:value="31.1319" calcext:value-type="float">
            <text:p>31,1319</text:p>
          </table:table-cell>
          <table:table-cell office:value-type="float" office:value="302.031" calcext:value-type="float">
            <text:p>302,031</text:p>
          </table:table-cell>
          <table:table-cell office:value-type="float" office:value="309.883" calcext:value-type="float">
            <text:p>309,883</text:p>
          </table:table-cell>
          <table:table-cell office:value-type="float" office:value="279.295" calcext:value-type="float">
            <text:p>279,295</text:p>
          </table:table-cell>
          <table:table-cell office:value-type="float" office:value="304.132" calcext:value-type="float">
            <text:p>304,132</text:p>
          </table:table-cell>
        </table:table-row>
        <table:table-row table:style-name="ro1">
          <table:table-cell office:value-type="string" calcext:value-type="string">
            <text:p>heatind packet: 0, step:16</text:p>
          </table:table-cell>
          <table:table-cell office:value-type="float" office:value="30.5673" calcext:value-type="float">
            <text:p>30,5673</text:p>
          </table:table-cell>
          <table:table-cell office:value-type="float" office:value="38.5558" calcext:value-type="float">
            <text:p>38,5558</text:p>
          </table:table-cell>
          <table:table-cell office:value-type="float" office:value="7.04829" calcext:value-type="float">
            <text:p>7,04829</text:p>
          </table:table-cell>
          <table:table-cell office:value-type="float" office:value="32.7478" calcext:value-type="float">
            <text:p>32,7478</text:p>
          </table:table-cell>
          <table:table-cell office:value-type="float" office:value="303.567" calcext:value-type="float">
            <text:p>303,567</text:p>
          </table:table-cell>
          <table:table-cell office:value-type="float" office:value="311.556" calcext:value-type="float">
            <text:p>311,556</text:p>
          </table:table-cell>
          <table:table-cell office:value-type="float" office:value="280.048" calcext:value-type="float">
            <text:p>280,048</text:p>
          </table:table-cell>
          <table:table-cell office:value-type="float" office:value="305.748" calcext:value-type="float">
            <text:p>305,748</text:p>
          </table:table-cell>
        </table:table-row>
        <table:table-row table:style-name="ro1">
          <table:table-cell office:value-type="string" calcext:value-type="string">
            <text:p>heatind packet: 0, step:17</text:p>
          </table:table-cell>
          <table:table-cell office:value-type="float" office:value="32.0541" calcext:value-type="float">
            <text:p>32,0541</text:p>
          </table:table-cell>
          <table:table-cell office:value-type="float" office:value="40.1743" calcext:value-type="float">
            <text:p>40,1743</text:p>
          </table:table-cell>
          <table:table-cell office:value-type="float" office:value="7.82738" calcext:value-type="float">
            <text:p>7,82738</text:p>
          </table:table-cell>
          <table:table-cell office:value-type="float" office:value="34.3116" calcext:value-type="float">
            <text:p>34,3116</text:p>
          </table:table-cell>
          <table:table-cell office:value-type="float" office:value="305.054" calcext:value-type="float">
            <text:p>305,054</text:p>
          </table:table-cell>
          <table:table-cell office:value-type="float" office:value="313.174" calcext:value-type="float">
            <text:p>313,174</text:p>
          </table:table-cell>
          <table:table-cell office:value-type="float" office:value="280.827" calcext:value-type="float">
            <text:p>280,827</text:p>
          </table:table-cell>
          <table:table-cell office:value-type="float" office:value="307.312" calcext:value-type="float">
            <text:p>307,312</text:p>
          </table:table-cell>
        </table:table-row>
        <table:table-row table:style-name="ro1">
          <table:table-cell office:value-type="string" calcext:value-type="string">
            <text:p>heatind packet: 0, step:18</text:p>
          </table:table-cell>
          <table:table-cell office:value-type="float" office:value="33.4927" calcext:value-type="float">
            <text:p>33,4927</text:p>
          </table:table-cell>
          <table:table-cell office:value-type="float" office:value="41.7405" calcext:value-type="float">
            <text:p>41,7405</text:p>
          </table:table-cell>
          <table:table-cell office:value-type="float" office:value="8.63048" calcext:value-type="float">
            <text:p>8,63048</text:p>
          </table:table-cell>
          <table:table-cell office:value-type="float" office:value="35.8254" calcext:value-type="float">
            <text:p>35,8254</text:p>
          </table:table-cell>
          <table:table-cell office:value-type="float" office:value="306.493" calcext:value-type="float">
            <text:p>306,493</text:p>
          </table:table-cell>
          <table:table-cell office:value-type="float" office:value="314.741" calcext:value-type="float">
            <text:p>314,741</text:p>
          </table:table-cell>
          <table:table-cell office:value-type="float" office:value="281.63" calcext:value-type="float">
            <text:p>281,63</text:p>
          </table:table-cell>
          <table:table-cell office:value-type="float" office:value="308.825" calcext:value-type="float">
            <text:p>308,825</text:p>
          </table:table-cell>
        </table:table-row>
        <table:table-row table:style-name="ro1">
          <table:table-cell office:value-type="string" calcext:value-type="string">
            <text:p>heatind packet: 0, step:19</text:p>
          </table:table-cell>
          <table:table-cell office:value-type="float" office:value="34.8849" calcext:value-type="float">
            <text:p>34,8849</text:p>
          </table:table-cell>
          <table:table-cell office:value-type="float" office:value="43.2565" calcext:value-type="float">
            <text:p>43,2565</text:p>
          </table:table-cell>
          <table:table-cell office:value-type="float" office:value="9.45544" calcext:value-type="float">
            <text:p>9,45544</text:p>
          </table:table-cell>
          <table:table-cell office:value-type="float" office:value="37.2908" calcext:value-type="float">
            <text:p>37,2908</text:p>
          </table:table-cell>
          <table:table-cell office:value-type="float" office:value="307.885" calcext:value-type="float">
            <text:p>307,885</text:p>
          </table:table-cell>
          <table:table-cell office:value-type="float" office:value="316.256" calcext:value-type="float">
            <text:p>316,256</text:p>
          </table:table-cell>
          <table:table-cell office:value-type="float" office:value="282.455" calcext:value-type="float">
            <text:p>282,455</text:p>
          </table:table-cell>
          <table:table-cell office:value-type="float" office:value="310.291" calcext:value-type="float">
            <text:p>310,291</text:p>
          </table:table-cell>
        </table:table-row>
        <table:table-row table:style-name="ro1">
          <table:table-cell office:value-type="string" calcext:value-type="string">
            <text:p>heatind packet: 0, step:20</text:p>
          </table:table-cell>
          <table:table-cell office:value-type="float" office:value="36.2325" calcext:value-type="float">
            <text:p>36,2325</text:p>
          </table:table-cell>
          <table:table-cell office:value-type="float" office:value="44.724" calcext:value-type="float">
            <text:p>44,724</text:p>
          </table:table-cell>
          <table:table-cell office:value-type="float" office:value="10.3003" calcext:value-type="float">
            <text:p>10,3003</text:p>
          </table:table-cell>
          <table:table-cell office:value-type="float" office:value="38.7098" calcext:value-type="float">
            <text:p>38,7098</text:p>
          </table:table-cell>
          <table:table-cell office:value-type="float" office:value="309.233" calcext:value-type="float">
            <text:p>309,233</text:p>
          </table:table-cell>
          <table:table-cell office:value-type="float" office:value="317.724" calcext:value-type="float">
            <text:p>317,724</text:p>
          </table:table-cell>
          <table:table-cell office:value-type="float" office:value="283.3" calcext:value-type="float">
            <text:p>283,3</text:p>
          </table:table-cell>
          <table:table-cell office:value-type="float" office:value="311.71" calcext:value-type="float">
            <text:p>311,71</text:p>
          </table:table-cell>
        </table:table-row>
        <table:table-row table:style-name="ro1">
          <table:table-cell office:value-type="string" calcext:value-type="string">
            <text:p>heatind packet: 0, step:21</text:p>
          </table:table-cell>
          <table:table-cell office:value-type="float" office:value="37.5371" calcext:value-type="float">
            <text:p>37,5371</text:p>
          </table:table-cell>
          <table:table-cell office:value-type="float" office:value="46.1448" calcext:value-type="float">
            <text:p>46,1448</text:p>
          </table:table-cell>
          <table:table-cell office:value-type="float" office:value="11.163" calcext:value-type="float">
            <text:p>11,163</text:p>
          </table:table-cell>
          <table:table-cell office:value-type="float" office:value="40.0839" calcext:value-type="float">
            <text:p>40,0839</text:p>
          </table:table-cell>
          <table:table-cell office:value-type="float" office:value="310.537" calcext:value-type="float">
            <text:p>310,537</text:p>
          </table:table-cell>
          <table:table-cell office:value-type="float" office:value="319.145" calcext:value-type="float">
            <text:p>319,145</text:p>
          </table:table-cell>
          <table:table-cell office:value-type="float" office:value="284.163" calcext:value-type="float">
            <text:p>284,163</text:p>
          </table:table-cell>
          <table:table-cell office:value-type="float" office:value="313.084" calcext:value-type="float">
            <text:p>313,084</text:p>
          </table:table-cell>
        </table:table-row>
        <table:table-row table:style-name="ro1">
          <table:table-cell office:value-type="string" calcext:value-type="string">
            <text:p>cooling packet: 0, step:1</text:p>
          </table:table-cell>
          <table:table-cell office:value-type="float" office:value="37.8868" calcext:value-type="float">
            <text:p>37,8868</text:p>
          </table:table-cell>
          <table:table-cell office:value-type="float" office:value="40.6811" calcext:value-type="float">
            <text:p>40,6811</text:p>
          </table:table-cell>
          <table:table-cell office:value-type="float" office:value="12.0165" calcext:value-type="float">
            <text:p>12,0165</text:p>
          </table:table-cell>
          <table:table-cell office:value-type="float" office:value="39.4303" calcext:value-type="float">
            <text:p>39,4303</text:p>
          </table:table-cell>
          <table:table-cell office:value-type="float" office:value="310.887" calcext:value-type="float">
            <text:p>310,887</text:p>
          </table:table-cell>
          <table:table-cell office:value-type="float" office:value="313.681" calcext:value-type="float">
            <text:p>313,681</text:p>
          </table:table-cell>
          <table:table-cell office:value-type="float" office:value="285.017" calcext:value-type="float">
            <text:p>285,017</text:p>
          </table:table-cell>
          <table:table-cell office:value-type="float" office:value="312.43" calcext:value-type="float">
            <text:p>312,43</text:p>
          </table:table-cell>
        </table:table-row>
        <table:table-row table:style-name="ro1">
          <table:table-cell office:value-type="string" calcext:value-type="string">
            <text:p>cooling packet: 0, step:2</text:p>
          </table:table-cell>
          <table:table-cell office:value-type="float" office:value="36.9712" calcext:value-type="float">
            <text:p>36,9712</text:p>
          </table:table-cell>
          <table:table-cell office:value-type="float" office:value="38.8807" calcext:value-type="float">
            <text:p>38,8807</text:p>
          </table:table-cell>
          <table:table-cell office:value-type="float" office:value="12.8094" calcext:value-type="float">
            <text:p>12,8094</text:p>
          </table:table-cell>
          <table:table-cell office:value-type="float" office:value="38.1529" calcext:value-type="float">
            <text:p>38,1529</text:p>
          </table:table-cell>
          <table:table-cell office:value-type="float" office:value="309.971" calcext:value-type="float">
            <text:p>309,971</text:p>
          </table:table-cell>
          <table:table-cell office:value-type="float" office:value="311.881" calcext:value-type="float">
            <text:p>311,881</text:p>
          </table:table-cell>
          <table:table-cell office:value-type="float" office:value="285.809" calcext:value-type="float">
            <text:p>285,809</text:p>
          </table:table-cell>
          <table:table-cell office:value-type="float" office:value="311.153" calcext:value-type="float">
            <text:p>311,153</text:p>
          </table:table-cell>
        </table:table-row>
        <table:table-row table:style-name="ro1">
          <table:table-cell office:value-type="string" calcext:value-type="string">
            <text:p>cooling packet: 0, step:3</text:p>
          </table:table-cell>
          <table:table-cell office:value-type="float" office:value="35.8495" calcext:value-type="float">
            <text:p>35,8495</text:p>
          </table:table-cell>
          <table:table-cell office:value-type="float" office:value="37.5628" calcext:value-type="float">
            <text:p>37,5628</text:p>
          </table:table-cell>
          <table:table-cell office:value-type="float" office:value="13.5406" calcext:value-type="float">
            <text:p>13,5406</text:p>
          </table:table-cell>
          <table:table-cell office:value-type="float" office:value="36.9349" calcext:value-type="float">
            <text:p>36,9349</text:p>
          </table:table-cell>
          <table:table-cell office:value-type="float" office:value="308.85" calcext:value-type="float">
            <text:p>308,85</text:p>
          </table:table-cell>
          <table:table-cell office:value-type="float" office:value="310.563" calcext:value-type="float">
            <text:p>310,563</text:p>
          </table:table-cell>
          <table:table-cell office:value-type="float" office:value="286.541" calcext:value-type="float">
            <text:p>286,541</text:p>
          </table:table-cell>
          <table:table-cell office:value-type="float" office:value="309.935" calcext:value-type="float">
            <text:p>309,935</text:p>
          </table:table-cell>
        </table:table-row>
        <table:table-row table:style-name="ro1">
          <table:table-cell office:value-type="string" calcext:value-type="string">
            <text:p>cooling packet: 0, step:4</text:p>
          </table:table-cell>
          <table:table-cell office:value-type="float" office:value="34.7523" calcext:value-type="float">
            <text:p>34,7523</text:p>
          </table:table-cell>
          <table:table-cell office:value-type="float" office:value="36.3707" calcext:value-type="float">
            <text:p>36,3707</text:p>
          </table:table-cell>
          <table:table-cell office:value-type="float" office:value="14.2141" calcext:value-type="float">
            <text:p>14,2141</text:p>
          </table:table-cell>
          <table:table-cell office:value-type="float" office:value="35.7855" calcext:value-type="float">
            <text:p>35,7855</text:p>
          </table:table-cell>
          <table:table-cell office:value-type="float" office:value="307.752" calcext:value-type="float">
            <text:p>307,752</text:p>
          </table:table-cell>
          <table:table-cell office:value-type="float" office:value="309.371" calcext:value-type="float">
            <text:p>309,371</text:p>
          </table:table-cell>
          <table:table-cell office:value-type="float" office:value="287.214" calcext:value-type="float">
            <text:p>287,214</text:p>
          </table:table-cell>
          <table:table-cell office:value-type="float" office:value="308.785" calcext:value-type="float">
            <text:p>308,785</text:p>
          </table:table-cell>
        </table:table-row>
        <table:table-row table:style-name="ro1">
          <table:table-cell office:value-type="string" calcext:value-type="string">
            <text:p>cooling packet: 0, step:5</text:p>
          </table:table-cell>
          <table:table-cell office:value-type="float" office:value="33.7108" calcext:value-type="float">
            <text:p>33,7108</text:p>
          </table:table-cell>
          <table:table-cell office:value-type="float" office:value="35.2525" calcext:value-type="float">
            <text:p>35,2525</text:p>
          </table:table-cell>
          <table:table-cell office:value-type="float" office:value="14.8337" calcext:value-type="float">
            <text:p>14,8337</text:p>
          </table:table-cell>
          <table:table-cell office:value-type="float" office:value="34.7004" calcext:value-type="float">
            <text:p>34,7004</text:p>
          </table:table-cell>
          <table:table-cell office:value-type="float" office:value="306.711" calcext:value-type="float">
            <text:p>306,711</text:p>
          </table:table-cell>
          <table:table-cell office:value-type="float" office:value="308.253" calcext:value-type="float">
            <text:p>308,253</text:p>
          </table:table-cell>
          <table:table-cell office:value-type="float" office:value="287.834" calcext:value-type="float">
            <text:p>287,834</text:p>
          </table:table-cell>
          <table:table-cell office:value-type="float" office:value="307.7" calcext:value-type="float">
            <text:p>307,7</text:p>
          </table:table-cell>
        </table:table-row>
        <table:table-row table:style-name="ro1">
          <table:table-cell office:value-type="string" calcext:value-type="string">
            <text:p>cooling packet: 0, step:6</text:p>
          </table:table-cell>
          <table:table-cell office:value-type="float" office:value="32.7263" calcext:value-type="float">
            <text:p>32,7263</text:p>
          </table:table-cell>
          <table:table-cell office:value-type="float" office:value="34.1976" calcext:value-type="float">
            <text:p>34,1976</text:p>
          </table:table-cell>
          <table:table-cell office:value-type="float" office:value="15.4033" calcext:value-type="float">
            <text:p>15,4033</text:p>
          </table:table-cell>
          <table:table-cell office:value-type="float" office:value="33.6754" calcext:value-type="float">
            <text:p>33,6754</text:p>
          </table:table-cell>
          <table:table-cell office:value-type="float" office:value="305.726" calcext:value-type="float">
            <text:p>305,726</text:p>
          </table:table-cell>
          <table:table-cell office:value-type="float" office:value="307.198" calcext:value-type="float">
            <text:p>307,198</text:p>
          </table:table-cell>
          <table:table-cell office:value-type="float" office:value="288.403" calcext:value-type="float">
            <text:p>288,403</text:p>
          </table:table-cell>
          <table:table-cell office:value-type="float" office:value="306.675" calcext:value-type="float">
            <text:p>306,675</text:p>
          </table:table-cell>
        </table:table-row>
        <table:table-row table:style-name="ro1">
          <table:table-cell office:value-type="string" calcext:value-type="string">
            <text:p>cooling packet: 0, step:7</text:p>
          </table:table-cell>
          <table:table-cell office:value-type="float" office:value="31.7958" calcext:value-type="float">
            <text:p>31,7958</text:p>
          </table:table-cell>
          <table:table-cell office:value-type="float" office:value="33.2009" calcext:value-type="float">
            <text:p>33,2009</text:p>
          </table:table-cell>
          <table:table-cell office:value-type="float" office:value="15.926" calcext:value-type="float">
            <text:p>15,926</text:p>
          </table:table-cell>
          <table:table-cell office:value-type="float" office:value="32.7068" calcext:value-type="float">
            <text:p>32,7068</text:p>
          </table:table-cell>
          <table:table-cell office:value-type="float" office:value="304.796" calcext:value-type="float">
            <text:p>304,796</text:p>
          </table:table-cell>
          <table:table-cell office:value-type="float" office:value="306.201" calcext:value-type="float">
            <text:p>306,201</text:p>
          </table:table-cell>
          <table:table-cell office:value-type="float" office:value="288.926" calcext:value-type="float">
            <text:p>288,926</text:p>
          </table:table-cell>
          <table:table-cell office:value-type="float" office:value="305.707" calcext:value-type="float">
            <text:p>305,707</text:p>
          </table:table-cell>
        </table:table-row>
        <table:table-row table:style-name="ro1">
          <table:table-cell office:value-type="string" calcext:value-type="string">
            <text:p>cooling packet: 0, step:8</text:p>
          </table:table-cell>
          <table:table-cell office:value-type="float" office:value="30.9161" calcext:value-type="float">
            <text:p>30,9161</text:p>
          </table:table-cell>
          <table:table-cell office:value-type="float" office:value="32.2589" calcext:value-type="float">
            <text:p>32,2589</text:p>
          </table:table-cell>
          <table:table-cell office:value-type="float" office:value="16.405" calcext:value-type="float">
            <text:p>16,405</text:p>
          </table:table-cell>
          <table:table-cell office:value-type="float" office:value="31.7911" calcext:value-type="float">
            <text:p>31,7911</text:p>
          </table:table-cell>
          <table:table-cell office:value-type="float" office:value="303.916" calcext:value-type="float">
            <text:p>303,916</text:p>
          </table:table-cell>
          <table:table-cell office:value-type="float" office:value="305.259" calcext:value-type="float">
            <text:p>305,259</text:p>
          </table:table-cell>
          <table:table-cell office:value-type="float" office:value="289.405" calcext:value-type="float">
            <text:p>289,405</text:p>
          </table:table-cell>
          <table:table-cell office:value-type="float" office:value="304.791" calcext:value-type="float">
            <text:p>304,791</text:p>
          </table:table-cell>
        </table:table-row>
        <table:table-row table:style-name="ro1">
          <table:table-cell office:value-type="string" calcext:value-type="string">
            <text:p>cooling packet: 0, step:9</text:p>
          </table:table-cell>
          <table:table-cell office:value-type="float" office:value="30.0842" calcext:value-type="float">
            <text:p>30,0842</text:p>
          </table:table-cell>
          <table:table-cell office:value-type="float" office:value="31.368" calcext:value-type="float">
            <text:p>31,368</text:p>
          </table:table-cell>
          <table:table-cell office:value-type="float" office:value="16.8433" calcext:value-type="float">
            <text:p>16,8433</text:p>
          </table:table-cell>
          <table:table-cell office:value-type="float" office:value="30.9251" calcext:value-type="float">
            <text:p>30,9251</text:p>
          </table:table-cell>
          <table:table-cell office:value-type="float" office:value="303.084" calcext:value-type="float">
            <text:p>303,084</text:p>
          </table:table-cell>
          <table:table-cell office:value-type="float" office:value="304.368" calcext:value-type="float">
            <text:p>304,368</text:p>
          </table:table-cell>
          <table:table-cell office:value-type="float" office:value="289.843" calcext:value-type="float">
            <text:p>289,843</text:p>
          </table:table-cell>
          <table:table-cell office:value-type="float" office:value="303.925" calcext:value-type="float">
            <text:p>303,925</text:p>
          </table:table-cell>
        </table:table-row>
        <table:table-row table:style-name="ro1">
          <table:table-cell office:value-type="string" calcext:value-type="string">
            <text:p>cooling packet: 0, step:10</text:p>
          </table:table-cell>
          <table:table-cell office:value-type="float" office:value="29.2971" calcext:value-type="float">
            <text:p>29,2971</text:p>
          </table:table-cell>
          <table:table-cell office:value-type="float" office:value="30.5253" calcext:value-type="float">
            <text:p>30,5253</text:p>
          </table:table-cell>
          <table:table-cell office:value-type="float" office:value="17.2436" calcext:value-type="float">
            <text:p>17,2436</text:p>
          </table:table-cell>
          <table:table-cell office:value-type="float" office:value="30.1057" calcext:value-type="float">
            <text:p>30,1057</text:p>
          </table:table-cell>
          <table:table-cell office:value-type="float" office:value="302.297" calcext:value-type="float">
            <text:p>302,297</text:p>
          </table:table-cell>
          <table:table-cell office:value-type="float" office:value="303.525" calcext:value-type="float">
            <text:p>303,525</text:p>
          </table:table-cell>
          <table:table-cell office:value-type="float" office:value="290.244" calcext:value-type="float">
            <text:p>290,244</text:p>
          </table:table-cell>
          <table:table-cell office:value-type="float" office:value="303.106" calcext:value-type="float">
            <text:p>303,106</text:p>
          </table:table-cell>
        </table:table-row>
        <table:table-row table:style-name="ro1">
          <table:table-cell office:value-type="string" calcext:value-type="string">
            <text:p>cooling packet: 0, step:11</text:p>
          </table:table-cell>
          <table:table-cell office:value-type="float" office:value="28.5521" calcext:value-type="float">
            <text:p>28,5521</text:p>
          </table:table-cell>
          <table:table-cell office:value-type="float" office:value="29.7277" calcext:value-type="float">
            <text:p>29,7277</text:p>
          </table:table-cell>
          <table:table-cell office:value-type="float" office:value="17.6085" calcext:value-type="float">
            <text:p>17,6085</text:p>
          </table:table-cell>
          <table:table-cell office:value-type="float" office:value="29.3301" calcext:value-type="float">
            <text:p>29,3301</text:p>
          </table:table-cell>
          <table:table-cell office:value-type="float" office:value="301.552" calcext:value-type="float">
            <text:p>301,552</text:p>
          </table:table-cell>
          <table:table-cell office:value-type="float" office:value="302.728" calcext:value-type="float">
            <text:p>302,728</text:p>
          </table:table-cell>
          <table:table-cell office:value-type="float" office:value="290.608" calcext:value-type="float">
            <text:p>290,608</text:p>
          </table:table-cell>
          <table:table-cell office:value-type="float" office:value="302.33" calcext:value-type="float">
            <text:p>302,33</text:p>
          </table:table-cell>
        </table:table-row>
        <table:table-row table:style-name="ro1">
          <table:table-cell office:value-type="string" calcext:value-type="string">
            <text:p>heatind packet: 1, step:1</text:p>
          </table:table-cell>
          <table:table-cell office:value-type="float" office:value="28.7" calcext:value-type="float">
            <text:p>28,7</text:p>
          </table:table-cell>
          <table:table-cell office:value-type="float" office:value="35.5332" calcext:value-type="float">
            <text:p>35,5332</text:p>
          </table:table-cell>
          <table:table-cell office:value-type="float" office:value="17.9632" calcext:value-type="float">
            <text:p>17,9632</text:p>
          </table:table-cell>
          <table:table-cell office:value-type="float" office:value="30.4729" calcext:value-type="float">
            <text:p>30,4729</text:p>
          </table:table-cell>
          <table:table-cell office:value-type="float" office:value="301.7" calcext:value-type="float">
            <text:p>301,7</text:p>
          </table:table-cell>
          <table:table-cell office:value-type="float" office:value="308.533" calcext:value-type="float">
            <text:p>308,533</text:p>
          </table:table-cell>
          <table:table-cell office:value-type="float" office:value="290.963" calcext:value-type="float">
            <text:p>290,963</text:p>
          </table:table-cell>
          <table:table-cell office:value-type="float" office:value="303.473" calcext:value-type="float">
            <text:p>303,473</text:p>
          </table:table-cell>
        </table:table-row>
        <table:table-row table:style-name="ro1">
          <table:table-cell office:value-type="string" calcext:value-type="string">
            <text:p>heatind packet: 1, step:2</text:p>
          </table:table-cell>
          <table:table-cell office:value-type="float" office:value="30.0701" calcext:value-type="float">
            <text:p>30,0701</text:p>
          </table:table-cell>
          <table:table-cell office:value-type="float" office:value="37.8675" calcext:value-type="float">
            <text:p>37,8675</text:p>
          </table:table-cell>
          <table:table-cell office:value-type="float" office:value="18.3561" calcext:value-type="float">
            <text:p>18,3561</text:p>
          </table:table-cell>
          <table:table-cell office:value-type="float" office:value="32.2408" calcext:value-type="float">
            <text:p>32,2408</text:p>
          </table:table-cell>
          <table:table-cell office:value-type="float" office:value="303.07" calcext:value-type="float">
            <text:p>303,07</text:p>
          </table:table-cell>
          <table:table-cell office:value-type="float" office:value="310.868" calcext:value-type="float">
            <text:p>310,868</text:p>
          </table:table-cell>
          <table:table-cell office:value-type="float" office:value="291.356" calcext:value-type="float">
            <text:p>291,356</text:p>
          </table:table-cell>
          <table:table-cell office:value-type="float" office:value="305.241" calcext:value-type="float">
            <text:p>305,241</text:p>
          </table:table-cell>
        </table:table-row>
        <table:table-row table:style-name="ro1">
          <table:table-cell office:value-type="string" calcext:value-type="string">
            <text:p>heatind packet: 1, step:3</text:p>
          </table:table-cell>
          <table:table-cell office:value-type="float" office:value="31.6601" calcext:value-type="float">
            <text:p>31,6601</text:p>
          </table:table-cell>
          <table:table-cell office:value-type="float" office:value="39.7238" calcext:value-type="float">
            <text:p>39,7238</text:p>
          </table:table-cell>
          <table:table-cell office:value-type="float" office:value="18.7899" calcext:value-type="float">
            <text:p>18,7899</text:p>
          </table:table-cell>
          <table:table-cell office:value-type="float" office:value="33.9643" calcext:value-type="float">
            <text:p>33,9643</text:p>
          </table:table-cell>
          <table:table-cell office:value-type="float" office:value="304.66" calcext:value-type="float">
            <text:p>304,66</text:p>
          </table:table-cell>
          <table:table-cell office:value-type="float" office:value="312.724" calcext:value-type="float">
            <text:p>312,724</text:p>
          </table:table-cell>
          <table:table-cell office:value-type="float" office:value="291.79" calcext:value-type="float">
            <text:p>291,79</text:p>
          </table:table-cell>
          <table:table-cell office:value-type="float" office:value="306.964" calcext:value-type="float">
            <text:p>306,964</text:p>
          </table:table-cell>
        </table:table-row>
        <table:table-row table:style-name="ro1">
          <table:table-cell office:value-type="string" calcext:value-type="string">
            <text:p>heatind packet: 1, step:4</text:p>
          </table:table-cell>
          <table:table-cell office:value-type="float" office:value="33.2363" calcext:value-type="float">
            <text:p>33,2363</text:p>
          </table:table-cell>
          <table:table-cell office:value-type="float" office:value="41.4584" calcext:value-type="float">
            <text:p>41,4584</text:p>
          </table:table-cell>
          <table:table-cell office:value-type="float" office:value="19.2617" calcext:value-type="float">
            <text:p>19,2617</text:p>
          </table:table-cell>
          <table:table-cell office:value-type="float" office:value="35.6281" calcext:value-type="float">
            <text:p>35,6281</text:p>
          </table:table-cell>
          <table:table-cell office:value-type="float" office:value="306.236" calcext:value-type="float">
            <text:p>306,236</text:p>
          </table:table-cell>
          <table:table-cell office:value-type="float" office:value="314.458" calcext:value-type="float">
            <text:p>314,458</text:p>
          </table:table-cell>
          <table:table-cell office:value-type="float" office:value="292.262" calcext:value-type="float">
            <text:p>292,262</text:p>
          </table:table-cell>
          <table:table-cell office:value-type="float" office:value="308.628" calcext:value-type="float">
            <text:p>308,628</text:p>
          </table:table-cell>
        </table:table-row>
        <table:table-row table:style-name="ro1">
          <table:table-cell office:value-type="string" calcext:value-type="string">
            <text:p>heatind packet: 1, step:5</text:p>
          </table:table-cell>
          <table:table-cell office:value-type="float" office:value="34.7636" calcext:value-type="float">
            <text:p>34,7636</text:p>
          </table:table-cell>
          <table:table-cell office:value-type="float" office:value="43.124" calcext:value-type="float">
            <text:p>43,124</text:p>
          </table:table-cell>
          <table:table-cell office:value-type="float" office:value="19.7689" calcext:value-type="float">
            <text:p>19,7689</text:p>
          </table:table-cell>
          <table:table-cell office:value-type="float" office:value="37.234" calcext:value-type="float">
            <text:p>37,234</text:p>
          </table:table-cell>
          <table:table-cell office:value-type="float" office:value="307.764" calcext:value-type="float">
            <text:p>307,764</text:p>
          </table:table-cell>
          <table:table-cell office:value-type="float" office:value="316.124" calcext:value-type="float">
            <text:p>316,124</text:p>
          </table:table-cell>
          <table:table-cell office:value-type="float" office:value="292.769" calcext:value-type="float">
            <text:p>292,769</text:p>
          </table:table-cell>
          <table:table-cell office:value-type="float" office:value="310.234" calcext:value-type="float">
            <text:p>310,234</text:p>
          </table:table-cell>
        </table:table-row>
        <table:table-row table:style-name="ro1">
          <table:table-cell office:value-type="string" calcext:value-type="string">
            <text:p>heatind packet: 1, step:6</text:p>
          </table:table-cell>
          <table:table-cell office:value-type="float" office:value="36.2383" calcext:value-type="float">
            <text:p>36,2383</text:p>
          </table:table-cell>
          <table:table-cell office:value-type="float" office:value="44.7303" calcext:value-type="float">
            <text:p>44,7303</text:p>
          </table:table-cell>
          <table:table-cell office:value-type="float" office:value="20.3089" calcext:value-type="float">
            <text:p>20,3089</text:p>
          </table:table-cell>
          <table:table-cell office:value-type="float" office:value="38.7844" calcext:value-type="float">
            <text:p>38,7844</text:p>
          </table:table-cell>
          <table:table-cell office:value-type="float" office:value="309.238" calcext:value-type="float">
            <text:p>309,238</text:p>
          </table:table-cell>
          <table:table-cell office:value-type="float" office:value="317.73" calcext:value-type="float">
            <text:p>317,73</text:p>
          </table:table-cell>
          <table:table-cell office:value-type="float" office:value="293.309" calcext:value-type="float">
            <text:p>293,309</text:p>
          </table:table-cell>
          <table:table-cell office:value-type="float" office:value="311.784" calcext:value-type="float">
            <text:p>311,784</text:p>
          </table:table-cell>
        </table:table-row>
        <table:table-row table:style-name="ro1">
          <table:table-cell office:value-type="string" calcext:value-type="string">
            <text:p>heatind packet: 1, step:7</text:p>
          </table:table-cell>
          <table:table-cell office:value-type="float" office:value="37.6618" calcext:value-type="float">
            <text:p>37,6618</text:p>
          </table:table-cell>
          <table:table-cell office:value-type="float" office:value="46.2807" calcext:value-type="float">
            <text:p>46,2807</text:p>
          </table:table-cell>
          <table:table-cell office:value-type="float" office:value="20.8791" calcext:value-type="float">
            <text:p>20,8791</text:p>
          </table:table-cell>
          <table:table-cell office:value-type="float" office:value="40.2813" calcext:value-type="float">
            <text:p>40,2813</text:p>
          </table:table-cell>
          <table:table-cell office:value-type="float" office:value="310.662" calcext:value-type="float">
            <text:p>310,662</text:p>
          </table:table-cell>
          <table:table-cell office:value-type="float" office:value="319.281" calcext:value-type="float">
            <text:p>319,281</text:p>
          </table:table-cell>
          <table:table-cell office:value-type="float" office:value="293.879" calcext:value-type="float">
            <text:p>293,879</text:p>
          </table:table-cell>
          <table:table-cell office:value-type="float" office:value="313.281" calcext:value-type="float">
            <text:p>313,281</text:p>
          </table:table-cell>
        </table:table-row>
        <table:table-row table:style-name="ro1">
          <table:table-cell office:value-type="string" calcext:value-type="string">
            <text:p>heatind packet: 1, step:8</text:p>
          </table:table-cell>
          <table:table-cell office:value-type="float" office:value="39.036" calcext:value-type="float">
            <text:p>39,036</text:p>
          </table:table-cell>
          <table:table-cell office:value-type="float" office:value="47.7775" calcext:value-type="float">
            <text:p>47,7775</text:p>
          </table:table-cell>
          <table:table-cell office:value-type="float" office:value="21.4772" calcext:value-type="float">
            <text:p>21,4772</text:p>
          </table:table-cell>
          <table:table-cell office:value-type="float" office:value="41.7267" calcext:value-type="float">
            <text:p>41,7267</text:p>
          </table:table-cell>
          <table:table-cell office:value-type="float" office:value="312.036" calcext:value-type="float">
            <text:p>312,036</text:p>
          </table:table-cell>
          <table:table-cell office:value-type="float" office:value="320.777" calcext:value-type="float">
            <text:p>320,777</text:p>
          </table:table-cell>
          <table:table-cell office:value-type="float" office:value="294.477" calcext:value-type="float">
            <text:p>294,477</text:p>
          </table:table-cell>
          <table:table-cell office:value-type="float" office:value="314.727" calcext:value-type="float">
            <text:p>314,727</text:p>
          </table:table-cell>
        </table:table-row>
        <table:table-row table:style-name="ro1">
          <table:table-cell office:value-type="string" calcext:value-type="string">
            <text:p>heatind packet: 1, step:9</text:p>
          </table:table-cell>
          <table:table-cell office:value-type="float" office:value="40.3627" calcext:value-type="float">
            <text:p>40,3627</text:p>
          </table:table-cell>
          <table:table-cell office:value-type="float" office:value="49.2227" calcext:value-type="float">
            <text:p>49,2227</text:p>
          </table:table-cell>
          <table:table-cell office:value-type="float" office:value="22.1009" calcext:value-type="float">
            <text:p>22,1009</text:p>
          </table:table-cell>
          <table:table-cell office:value-type="float" office:value="43.1227" calcext:value-type="float">
            <text:p>43,1227</text:p>
          </table:table-cell>
          <table:table-cell office:value-type="float" office:value="313.363" calcext:value-type="float">
            <text:p>313,363</text:p>
          </table:table-cell>
          <table:table-cell office:value-type="float" office:value="322.223" calcext:value-type="float">
            <text:p>322,223</text:p>
          </table:table-cell>
          <table:table-cell office:value-type="float" office:value="295.101" calcext:value-type="float">
            <text:p>295,101</text:p>
          </table:table-cell>
          <table:table-cell office:value-type="float" office:value="316.123" calcext:value-type="float">
            <text:p>316,123</text:p>
          </table:table-cell>
        </table:table-row>
        <table:table-row table:style-name="ro1">
          <table:table-cell office:value-type="string" calcext:value-type="string">
            <text:p>heatind packet: 1, step:10</text:p>
          </table:table-cell>
          <table:table-cell office:value-type="float" office:value="41.6438" calcext:value-type="float">
            <text:p>41,6438</text:p>
          </table:table-cell>
          <table:table-cell office:value-type="float" office:value="50.6185" calcext:value-type="float">
            <text:p>50,6185</text:p>
          </table:table-cell>
          <table:table-cell office:value-type="float" office:value="22.7481" calcext:value-type="float">
            <text:p>22,7481</text:p>
          </table:table-cell>
          <table:table-cell office:value-type="float" office:value="44.4713" calcext:value-type="float">
            <text:p>44,4713</text:p>
          </table:table-cell>
          <table:table-cell office:value-type="float" office:value="314.644" calcext:value-type="float">
            <text:p>314,644</text:p>
          </table:table-cell>
          <table:table-cell office:value-type="float" office:value="323.619" calcext:value-type="float">
            <text:p>323,619</text:p>
          </table:table-cell>
          <table:table-cell office:value-type="float" office:value="295.748" calcext:value-type="float">
            <text:p>295,748</text:p>
          </table:table-cell>
          <table:table-cell office:value-type="float" office:value="317.471" calcext:value-type="float">
            <text:p>317,471</text:p>
          </table:table-cell>
        </table:table-row>
        <table:table-row table:style-name="ro1">
          <table:table-cell office:value-type="string" calcext:value-type="string">
            <text:p>heatind packet: 1, step:11</text:p>
          </table:table-cell>
          <table:table-cell office:value-type="float" office:value="42.8812" calcext:value-type="float">
            <text:p>42,8812</text:p>
          </table:table-cell>
          <table:table-cell office:value-type="float" office:value="51.9667" calcext:value-type="float">
            <text:p>51,9667</text:p>
          </table:table-cell>
          <table:table-cell office:value-type="float" office:value="23.4167" calcext:value-type="float">
            <text:p>23,4167</text:p>
          </table:table-cell>
          <table:table-cell office:value-type="float" office:value="45.7742" calcext:value-type="float">
            <text:p>45,7742</text:p>
          </table:table-cell>
          <table:table-cell office:value-type="float" office:value="315.881" calcext:value-type="float">
            <text:p>315,881</text:p>
          </table:table-cell>
          <table:table-cell office:value-type="float" office:value="324.967" calcext:value-type="float">
            <text:p>324,967</text:p>
          </table:table-cell>
          <table:table-cell office:value-type="float" office:value="296.417" calcext:value-type="float">
            <text:p>296,417</text:p>
          </table:table-cell>
          <table:table-cell office:value-type="float" office:value="318.774" calcext:value-type="float">
            <text:p>318,774</text:p>
          </table:table-cell>
        </table:table-row>
        <table:table-row table:style-name="ro1">
          <table:table-cell office:value-type="string" calcext:value-type="string">
            <text:p>heatind packet: 1, step:12</text:p>
          </table:table-cell>
          <table:table-cell office:value-type="float" office:value="44.0766" calcext:value-type="float">
            <text:p>44,0766</text:p>
          </table:table-cell>
          <table:table-cell office:value-type="float" office:value="53.2694" calcext:value-type="float">
            <text:p>53,2694</text:p>
          </table:table-cell>
          <table:table-cell office:value-type="float" office:value="24.1047" calcext:value-type="float">
            <text:p>24,1047</text:p>
          </table:table-cell>
          <table:table-cell office:value-type="float" office:value="47.0333" calcext:value-type="float">
            <text:p>47,0333</text:p>
          </table:table-cell>
          <table:table-cell office:value-type="float" office:value="317.077" calcext:value-type="float">
            <text:p>317,077</text:p>
          </table:table-cell>
          <table:table-cell office:value-type="float" office:value="326.269" calcext:value-type="float">
            <text:p>326,269</text:p>
          </table:table-cell>
          <table:table-cell office:value-type="float" office:value="297.105" calcext:value-type="float">
            <text:p>297,105</text:p>
          </table:table-cell>
          <table:table-cell office:value-type="float" office:value="320.033" calcext:value-type="float">
            <text:p>320,033</text:p>
          </table:table-cell>
        </table:table-row>
        <table:table-row table:style-name="ro1">
          <table:table-cell office:value-type="string" calcext:value-type="string">
            <text:p>heatind packet: 1, step:13</text:p>
          </table:table-cell>
          <table:table-cell office:value-type="float" office:value="45.2317" calcext:value-type="float">
            <text:p>45,2317</text:p>
          </table:table-cell>
          <table:table-cell office:value-type="float" office:value="54.5281" calcext:value-type="float">
            <text:p>54,5281</text:p>
          </table:table-cell>
          <table:table-cell office:value-type="float" office:value="24.8103" calcext:value-type="float">
            <text:p>24,8103</text:p>
          </table:table-cell>
          <table:table-cell office:value-type="float" office:value="48.2503" calcext:value-type="float">
            <text:p>48,2503</text:p>
          </table:table-cell>
          <table:table-cell office:value-type="float" office:value="318.232" calcext:value-type="float">
            <text:p>318,232</text:p>
          </table:table-cell>
          <table:table-cell office:value-type="float" office:value="327.528" calcext:value-type="float">
            <text:p>327,528</text:p>
          </table:table-cell>
          <table:table-cell office:value-type="float" office:value="297.81" calcext:value-type="float">
            <text:p>297,81</text:p>
          </table:table-cell>
          <table:table-cell office:value-type="float" office:value="321.25" calcext:value-type="float">
            <text:p>321,25</text:p>
          </table:table-cell>
        </table:table-row>
        <table:table-row table:style-name="ro1">
          <table:table-cell office:value-type="string" calcext:value-type="string">
            <text:p>heatind packet: 1, step:14</text:p>
          </table:table-cell>
          <table:table-cell office:value-type="float" office:value="46.348" calcext:value-type="float">
            <text:p>46,348</text:p>
          </table:table-cell>
          <table:table-cell office:value-type="float" office:value="55.7448" calcext:value-type="float">
            <text:p>55,7448</text:p>
          </table:table-cell>
          <table:table-cell office:value-type="float" office:value="25.5318" calcext:value-type="float">
            <text:p>25,5318</text:p>
          </table:table-cell>
          <table:table-cell office:value-type="float" office:value="49.4269" calcext:value-type="float">
            <text:p>49,4269</text:p>
          </table:table-cell>
          <table:table-cell office:value-type="float" office:value="319.348" calcext:value-type="float">
            <text:p>319,348</text:p>
          </table:table-cell>
          <table:table-cell office:value-type="float" office:value="328.745" calcext:value-type="float">
            <text:p>328,745</text:p>
          </table:table-cell>
          <table:table-cell office:value-type="float" office:value="298.532" calcext:value-type="float">
            <text:p>298,532</text:p>
          </table:table-cell>
          <table:table-cell office:value-type="float" office:value="322.427" calcext:value-type="float">
            <text:p>322,427</text:p>
          </table:table-cell>
        </table:table-row>
        <table:table-row table:style-name="ro1">
          <table:table-cell office:value-type="string" calcext:value-type="string">
            <text:p>heatind packet: 1, step:15</text:p>
          </table:table-cell>
          <table:table-cell office:value-type="float" office:value="47.4271" calcext:value-type="float">
            <text:p>47,4271</text:p>
          </table:table-cell>
          <table:table-cell office:value-type="float" office:value="56.9211" calcext:value-type="float">
            <text:p>56,9211</text:p>
          </table:table-cell>
          <table:table-cell office:value-type="float" office:value="26.2675" calcext:value-type="float">
            <text:p>26,2675</text:p>
          </table:table-cell>
          <table:table-cell office:value-type="float" office:value="50.5647" calcext:value-type="float">
            <text:p>50,5647</text:p>
          </table:table-cell>
          <table:table-cell office:value-type="float" office:value="320.427" calcext:value-type="float">
            <text:p>320,427</text:p>
          </table:table-cell>
          <table:table-cell office:value-type="float" office:value="329.921" calcext:value-type="float">
            <text:p>329,921</text:p>
          </table:table-cell>
          <table:table-cell office:value-type="float" office:value="299.267" calcext:value-type="float">
            <text:p>299,267</text:p>
          </table:table-cell>
          <table:table-cell office:value-type="float" office:value="323.565" calcext:value-type="float">
            <text:p>323,565</text:p>
          </table:table-cell>
        </table:table-row>
        <table:table-row table:style-name="ro1">
          <table:table-cell office:value-type="string" calcext:value-type="string">
            <text:p>heatind packet: 1, step:16</text:p>
          </table:table-cell>
          <table:table-cell office:value-type="float" office:value="48.4706" calcext:value-type="float">
            <text:p>48,4706</text:p>
          </table:table-cell>
          <table:table-cell office:value-type="float" office:value="58.0587" calcext:value-type="float">
            <text:p>58,0587</text:p>
          </table:table-cell>
          <table:table-cell office:value-type="float" office:value="27.0158" calcext:value-type="float">
            <text:p>27,0158</text:p>
          </table:table-cell>
          <table:table-cell office:value-type="float" office:value="51.6653" calcext:value-type="float">
            <text:p>51,6653</text:p>
          </table:table-cell>
          <table:table-cell office:value-type="float" office:value="321.471" calcext:value-type="float">
            <text:p>321,471</text:p>
          </table:table-cell>
          <table:table-cell office:value-type="float" office:value="331.059" calcext:value-type="float">
            <text:p>331,059</text:p>
          </table:table-cell>
          <table:table-cell office:value-type="float" office:value="300.016" calcext:value-type="float">
            <text:p>300,016</text:p>
          </table:table-cell>
          <table:table-cell office:value-type="float" office:value="324.665" calcext:value-type="float">
            <text:p>324,665</text:p>
          </table:table-cell>
        </table:table-row>
        <table:table-row table:style-name="ro1">
          <table:table-cell office:value-type="string" calcext:value-type="string">
            <text:p>heatind packet: 1, step:17</text:p>
          </table:table-cell>
          <table:table-cell office:value-type="float" office:value="49.4798" calcext:value-type="float">
            <text:p>49,4798</text:p>
          </table:table-cell>
          <table:table-cell office:value-type="float" office:value="59.1589" calcext:value-type="float">
            <text:p>59,1589</text:p>
          </table:table-cell>
          <table:table-cell office:value-type="float" office:value="27.7753" calcext:value-type="float">
            <text:p>27,7753</text:p>
          </table:table-cell>
          <table:table-cell office:value-type="float" office:value="52.73" calcext:value-type="float">
            <text:p>52,73</text:p>
          </table:table-cell>
          <table:table-cell office:value-type="float" office:value="322.48" calcext:value-type="float">
            <text:p>322,48</text:p>
          </table:table-cell>
          <table:table-cell office:value-type="float" office:value="332.159" calcext:value-type="float">
            <text:p>332,159</text:p>
          </table:table-cell>
          <table:table-cell office:value-type="float" office:value="300.775" calcext:value-type="float">
            <text:p>300,775</text:p>
          </table:table-cell>
          <table:table-cell office:value-type="float" office:value="325.73" calcext:value-type="float">
            <text:p>325,73</text:p>
          </table:table-cell>
        </table:table-row>
        <table:table-row table:style-name="ro1">
          <table:table-cell office:value-type="string" calcext:value-type="string">
            <text:p>heatind packet: 1, step:18</text:p>
          </table:table-cell>
          <table:table-cell office:value-type="float" office:value="50.4562" calcext:value-type="float">
            <text:p>50,4562</text:p>
          </table:table-cell>
          <table:table-cell office:value-type="float" office:value="60.2235" calcext:value-type="float">
            <text:p>60,2235</text:p>
          </table:table-cell>
          <table:table-cell office:value-type="float" office:value="28.5445" calcext:value-type="float">
            <text:p>28,5445</text:p>
          </table:table-cell>
          <table:table-cell office:value-type="float" office:value="53.7605" calcext:value-type="float">
            <text:p>53,7605</text:p>
          </table:table-cell>
          <table:table-cell office:value-type="float" office:value="323.456" calcext:value-type="float">
            <text:p>323,456</text:p>
          </table:table-cell>
          <table:table-cell office:value-type="float" office:value="333.224" calcext:value-type="float">
            <text:p>333,224</text:p>
          </table:table-cell>
          <table:table-cell office:value-type="float" office:value="301.544" calcext:value-type="float">
            <text:p>301,544</text:p>
          </table:table-cell>
          <table:table-cell office:value-type="float" office:value="326.76" calcext:value-type="float">
            <text:p>326,76</text:p>
          </table:table-cell>
        </table:table-row>
        <table:table-row table:style-name="ro1">
          <table:table-cell office:value-type="string" calcext:value-type="string">
            <text:p>heatind packet: 1, step:19</text:p>
          </table:table-cell>
          <table:table-cell office:value-type="float" office:value="51.401" calcext:value-type="float">
            <text:p>51,401</text:p>
          </table:table-cell>
          <table:table-cell office:value-type="float" office:value="61.2538" calcext:value-type="float">
            <text:p>61,2538</text:p>
          </table:table-cell>
          <table:table-cell office:value-type="float" office:value="29.3221" calcext:value-type="float">
            <text:p>29,3221</text:p>
          </table:table-cell>
          <table:table-cell office:value-type="float" office:value="54.7579" calcext:value-type="float">
            <text:p>54,7579</text:p>
          </table:table-cell>
          <table:table-cell office:value-type="float" office:value="324.401" calcext:value-type="float">
            <text:p>324,401</text:p>
          </table:table-cell>
          <table:table-cell office:value-type="float" office:value="334.254" calcext:value-type="float">
            <text:p>334,254</text:p>
          </table:table-cell>
          <table:table-cell office:value-type="float" office:value="302.322" calcext:value-type="float">
            <text:p>302,322</text:p>
          </table:table-cell>
          <table:table-cell office:value-type="float" office:value="327.758" calcext:value-type="float">
            <text:p>327,758</text:p>
          </table:table-cell>
        </table:table-row>
        <table:table-row table:style-name="ro1">
          <table:table-cell office:value-type="string" calcext:value-type="string">
            <text:p>heatind packet: 1, step:20</text:p>
          </table:table-cell>
          <table:table-cell office:value-type="float" office:value="52.3156" calcext:value-type="float">
            <text:p>52,3156</text:p>
          </table:table-cell>
          <table:table-cell office:value-type="float" office:value="62.2511" calcext:value-type="float">
            <text:p>62,2511</text:p>
          </table:table-cell>
          <table:table-cell office:value-type="float" office:value="30.1069" calcext:value-type="float">
            <text:p>30,1069</text:p>
          </table:table-cell>
          <table:table-cell office:value-type="float" office:value="55.7237" calcext:value-type="float">
            <text:p>55,7237</text:p>
          </table:table-cell>
          <table:table-cell office:value-type="float" office:value="325.316" calcext:value-type="float">
            <text:p>325,316</text:p>
          </table:table-cell>
          <table:table-cell office:value-type="float" office:value="335.251" calcext:value-type="float">
            <text:p>335,251</text:p>
          </table:table-cell>
          <table:table-cell office:value-type="float" office:value="303.107" calcext:value-type="float">
            <text:p>303,107</text:p>
          </table:table-cell>
          <table:table-cell office:value-type="float" office:value="328.724" calcext:value-type="float">
            <text:p>328,724</text:p>
          </table:table-cell>
        </table:table-row>
        <table:table-row table:style-name="ro1">
          <table:table-cell office:value-type="string" calcext:value-type="string">
            <text:p>heatind packet: 1, step:21</text:p>
          </table:table-cell>
          <table:table-cell office:value-type="float" office:value="53.2011" calcext:value-type="float">
            <text:p>53,2011</text:p>
          </table:table-cell>
          <table:table-cell office:value-type="float" office:value="63.2168" calcext:value-type="float">
            <text:p>63,2168</text:p>
          </table:table-cell>
          <table:table-cell office:value-type="float" office:value="30.8976" calcext:value-type="float">
            <text:p>30,8976</text:p>
          </table:table-cell>
          <table:table-cell office:value-type="float" office:value="56.6591" calcext:value-type="float">
            <text:p>56,6591</text:p>
          </table:table-cell>
          <table:table-cell office:value-type="float" office:value="326.201" calcext:value-type="float">
            <text:p>326,201</text:p>
          </table:table-cell>
          <table:table-cell office:value-type="float" office:value="336.217" calcext:value-type="float">
            <text:p>336,217</text:p>
          </table:table-cell>
          <table:table-cell office:value-type="float" office:value="303.898" calcext:value-type="float">
            <text:p>303,898</text:p>
          </table:table-cell>
          <table:table-cell office:value-type="float" office:value="329.659" calcext:value-type="float">
            <text:p>329,659</text:p>
          </table:table-cell>
        </table:table-row>
        <table:table-row table:style-name="ro1">
          <table:table-cell office:value-type="string" calcext:value-type="string">
            <text:p>cooling packet: 1, step:1</text:p>
          </table:table-cell>
          <table:table-cell office:value-type="float" office:value="53.0689" calcext:value-type="float">
            <text:p>53,0689</text:p>
          </table:table-cell>
          <table:table-cell office:value-type="float" office:value="56.9681" calcext:value-type="float">
            <text:p>56,9681</text:p>
          </table:table-cell>
          <table:table-cell office:value-type="float" office:value="31.6657" calcext:value-type="float">
            <text:p>31,6657</text:p>
          </table:table-cell>
          <table:table-cell office:value-type="float" office:value="55.4465" calcext:value-type="float">
            <text:p>55,4465</text:p>
          </table:table-cell>
          <table:table-cell office:value-type="float" office:value="326.069" calcext:value-type="float">
            <text:p>326,069</text:p>
          </table:table-cell>
          <table:table-cell office:value-type="float" office:value="329.968" calcext:value-type="float">
            <text:p>329,968</text:p>
          </table:table-cell>
          <table:table-cell office:value-type="float" office:value="304.666" calcext:value-type="float">
            <text:p>304,666</text:p>
          </table:table-cell>
          <table:table-cell office:value-type="float" office:value="328.446" calcext:value-type="float">
            <text:p>328,446</text:p>
          </table:table-cell>
        </table:table-row>
        <table:table-row table:style-name="ro1">
          <table:table-cell office:value-type="string" calcext:value-type="string">
            <text:p>cooling packet: 1, step:2</text:p>
          </table:table-cell>
          <table:table-cell office:value-type="float" office:value="51.6236" calcext:value-type="float">
            <text:p>51,6236</text:p>
          </table:table-cell>
          <table:table-cell office:value-type="float" office:value="54.5975" calcext:value-type="float">
            <text:p>54,5975</text:p>
          </table:table-cell>
          <table:table-cell office:value-type="float" office:value="32.3569" calcext:value-type="float">
            <text:p>32,3569</text:p>
          </table:table-cell>
          <table:table-cell office:value-type="float" office:value="53.6115" calcext:value-type="float">
            <text:p>53,6115</text:p>
          </table:table-cell>
          <table:table-cell office:value-type="float" office:value="324.624" calcext:value-type="float">
            <text:p>324,624</text:p>
          </table:table-cell>
          <table:table-cell office:value-type="float" office:value="327.597" calcext:value-type="float">
            <text:p>327,597</text:p>
          </table:table-cell>
          <table:table-cell office:value-type="float" office:value="305.357" calcext:value-type="float">
            <text:p>305,357</text:p>
          </table:table-cell>
          <table:table-cell office:value-type="float" office:value="326.612" calcext:value-type="float">
            <text:p>326,612</text:p>
          </table:table-cell>
        </table:table-row>
        <table:table-row table:style-name="ro1">
          <table:table-cell office:value-type="string" calcext:value-type="string">
            <text:p>cooling packet: 1, step:3</text:p>
          </table:table-cell>
          <table:table-cell office:value-type="float" office:value="49.9992" calcext:value-type="float">
            <text:p>49,9992</text:p>
          </table:table-cell>
          <table:table-cell office:value-type="float" office:value="52.7425" calcext:value-type="float">
            <text:p>52,7425</text:p>
          </table:table-cell>
          <table:table-cell office:value-type="float" office:value="32.9715" calcext:value-type="float">
            <text:p>32,9715</text:p>
          </table:table-cell>
          <table:table-cell office:value-type="float" office:value="51.867" calcext:value-type="float">
            <text:p>51,867</text:p>
          </table:table-cell>
          <table:table-cell office:value-type="float" office:value="322.999" calcext:value-type="float">
            <text:p>322,999</text:p>
          </table:table-cell>
          <table:table-cell office:value-type="float" office:value="325.743" calcext:value-type="float">
            <text:p>325,743</text:p>
          </table:table-cell>
          <table:table-cell office:value-type="float" office:value="305.972" calcext:value-type="float">
            <text:p>305,972</text:p>
          </table:table-cell>
          <table:table-cell office:value-type="float" office:value="324.867" calcext:value-type="float">
            <text:p>324,867</text:p>
          </table:table-cell>
        </table:table-row>
        <table:table-row table:style-name="ro1">
          <table:table-cell office:value-type="string" calcext:value-type="string">
            <text:p>cooling packet: 1, step:4</text:p>
          </table:table-cell>
          <table:table-cell office:value-type="float" office:value="48.4281" calcext:value-type="float">
            <text:p>48,4281</text:p>
          </table:table-cell>
          <table:table-cell office:value-type="float" office:value="51.0408" calcext:value-type="float">
            <text:p>51,0408</text:p>
          </table:table-cell>
          <table:table-cell office:value-type="float" office:value="33.5153" calcext:value-type="float">
            <text:p>33,5153</text:p>
          </table:table-cell>
          <table:table-cell office:value-type="float" office:value="50.2198" calcext:value-type="float">
            <text:p>50,2198</text:p>
          </table:table-cell>
          <table:table-cell office:value-type="float" office:value="321.428" calcext:value-type="float">
            <text:p>321,428</text:p>
          </table:table-cell>
          <table:table-cell office:value-type="float" office:value="324.041" calcext:value-type="float">
            <text:p>324,041</text:p>
          </table:table-cell>
          <table:table-cell office:value-type="float" office:value="306.515" calcext:value-type="float">
            <text:p>306,515</text:p>
          </table:table-cell>
          <table:table-cell office:value-type="float" office:value="323.22" calcext:value-type="float">
            <text:p>323,22</text:p>
          </table:table-cell>
        </table:table-row>
        <table:table-row table:style-name="ro1">
          <table:table-cell office:value-type="string" calcext:value-type="string">
            <text:p>cooling packet: 1, step:5</text:p>
          </table:table-cell>
          <table:table-cell office:value-type="float" office:value="46.9384" calcext:value-type="float">
            <text:p>46,9384</text:p>
          </table:table-cell>
          <table:table-cell office:value-type="float" office:value="49.4398" calcext:value-type="float">
            <text:p>49,4398</text:p>
          </table:table-cell>
          <table:table-cell office:value-type="float" office:value="33.9934" calcext:value-type="float">
            <text:p>33,9934</text:p>
          </table:table-cell>
          <table:table-cell office:value-type="float" office:value="48.6634" calcext:value-type="float">
            <text:p>48,6634</text:p>
          </table:table-cell>
          <table:table-cell office:value-type="float" office:value="319.938" calcext:value-type="float">
            <text:p>319,938</text:p>
          </table:table-cell>
          <table:table-cell office:value-type="float" office:value="322.44" calcext:value-type="float">
            <text:p>322,44</text:p>
          </table:table-cell>
          <table:table-cell office:value-type="float" office:value="306.993" calcext:value-type="float">
            <text:p>306,993</text:p>
          </table:table-cell>
          <table:table-cell office:value-type="float" office:value="321.663" calcext:value-type="float">
            <text:p>321,663</text:p>
          </table:table-cell>
        </table:table-row>
        <table:table-row table:style-name="ro1">
          <table:table-cell office:value-type="string" calcext:value-type="string">
            <text:p>cooling packet: 1, step:6</text:p>
          </table:table-cell>
          <table:table-cell office:value-type="float" office:value="45.5291" calcext:value-type="float">
            <text:p>45,5291</text:p>
          </table:table-cell>
          <table:table-cell office:value-type="float" office:value="47.9273" calcext:value-type="float">
            <text:p>47,9273</text:p>
          </table:table-cell>
          <table:table-cell office:value-type="float" office:value="34.4109" calcext:value-type="float">
            <text:p>34,4109</text:p>
          </table:table-cell>
          <table:table-cell office:value-type="float" office:value="47.1918" calcext:value-type="float">
            <text:p>47,1918</text:p>
          </table:table-cell>
          <table:table-cell office:value-type="float" office:value="318.529" calcext:value-type="float">
            <text:p>318,529</text:p>
          </table:table-cell>
          <table:table-cell office:value-type="float" office:value="320.927" calcext:value-type="float">
            <text:p>320,927</text:p>
          </table:table-cell>
          <table:table-cell office:value-type="float" office:value="307.411" calcext:value-type="float">
            <text:p>307,411</text:p>
          </table:table-cell>
          <table:table-cell office:value-type="float" office:value="320.192" calcext:value-type="float">
            <text:p>320,192</text:p>
          </table:table-cell>
        </table:table-row>
        <table:table-row table:style-name="ro1">
          <table:table-cell office:value-type="string" calcext:value-type="string">
            <text:p>cooling packet: 1, step:7</text:p>
          </table:table-cell>
          <table:table-cell office:value-type="float" office:value="44.1957" calcext:value-type="float">
            <text:p>44,1957</text:p>
          </table:table-cell>
          <table:table-cell office:value-type="float" office:value="46.4967" calcext:value-type="float">
            <text:p>46,4967</text:p>
          </table:table-cell>
          <table:table-cell office:value-type="float" office:value="34.7722" calcext:value-type="float">
            <text:p>34,7722</text:p>
          </table:table-cell>
          <table:table-cell office:value-type="float" office:value="45.7994" calcext:value-type="float">
            <text:p>45,7994</text:p>
          </table:table-cell>
          <table:table-cell office:value-type="float" office:value="317.196" calcext:value-type="float">
            <text:p>317,196</text:p>
          </table:table-cell>
          <table:table-cell office:value-type="float" office:value="319.497" calcext:value-type="float">
            <text:p>319,497</text:p>
          </table:table-cell>
          <table:table-cell office:value-type="float" office:value="307.772" calcext:value-type="float">
            <text:p>307,772</text:p>
          </table:table-cell>
          <table:table-cell office:value-type="float" office:value="318.799" calcext:value-type="float">
            <text:p>318,799</text:p>
          </table:table-cell>
        </table:table-row>
        <table:table-row table:style-name="ro1">
          <table:table-cell office:value-type="string" calcext:value-type="string">
            <text:p>cooling packet: 1, step:8</text:p>
          </table:table-cell>
          <table:table-cell office:value-type="float" office:value="42.9334" calcext:value-type="float">
            <text:p>42,9334</text:p>
          </table:table-cell>
          <table:table-cell office:value-type="float" office:value="45.1426" calcext:value-type="float">
            <text:p>45,1426</text:p>
          </table:table-cell>
          <table:table-cell office:value-type="float" office:value="35.0817" calcext:value-type="float">
            <text:p>35,0817</text:p>
          </table:table-cell>
          <table:table-cell office:value-type="float" office:value="44.4813" calcext:value-type="float">
            <text:p>44,4813</text:p>
          </table:table-cell>
          <table:table-cell office:value-type="float" office:value="315.933" calcext:value-type="float">
            <text:p>315,933</text:p>
          </table:table-cell>
          <table:table-cell office:value-type="float" office:value="318.143" calcext:value-type="float">
            <text:p>318,143</text:p>
          </table:table-cell>
          <table:table-cell office:value-type="float" office:value="308.082" calcext:value-type="float">
            <text:p>308,082</text:p>
          </table:table-cell>
          <table:table-cell office:value-type="float" office:value="317.481" calcext:value-type="float">
            <text:p>317,481</text:p>
          </table:table-cell>
        </table:table-row>
        <table:table-row table:style-name="ro1">
          <table:table-cell office:value-type="string" calcext:value-type="string">
            <text:p>cooling packet: 1, step:9</text:p>
          </table:table-cell>
          <table:table-cell office:value-type="float" office:value="41.7378" calcext:value-type="float">
            <text:p>41,7378</text:p>
          </table:table-cell>
          <table:table-cell office:value-type="float" office:value="43.8602" calcext:value-type="float">
            <text:p>43,8602</text:p>
          </table:table-cell>
          <table:table-cell office:value-type="float" office:value="35.3431" calcext:value-type="float">
            <text:p>35,3431</text:p>
          </table:table-cell>
          <table:table-cell office:value-type="float" office:value="43.2326" calcext:value-type="float">
            <text:p>43,2326</text:p>
          </table:table-cell>
          <table:table-cell office:value-type="float" office:value="314.738" calcext:value-type="float">
            <text:p>314,738</text:p>
          </table:table-cell>
          <table:table-cell office:value-type="float" office:value="316.86" calcext:value-type="float">
            <text:p>316,86</text:p>
          </table:table-cell>
          <table:table-cell office:value-type="float" office:value="308.343" calcext:value-type="float">
            <text:p>308,343</text:p>
          </table:table-cell>
          <table:table-cell office:value-type="float" office:value="316.233" calcext:value-type="float">
            <text:p>316,233</text:p>
          </table:table-cell>
        </table:table-row>
        <table:table-row table:style-name="ro1">
          <table:table-cell office:value-type="string" calcext:value-type="string">
            <text:p>cooling packet: 1, step:10</text:p>
          </table:table-cell>
          <table:table-cell office:value-type="float" office:value="40.6045" calcext:value-type="float">
            <text:p>40,6045</text:p>
          </table:table-cell>
          <table:table-cell office:value-type="float" office:value="42.6449" calcext:value-type="float">
            <text:p>42,6449</text:p>
          </table:table-cell>
          <table:table-cell office:value-type="float" office:value="35.5601" calcext:value-type="float">
            <text:p>35,5601</text:p>
          </table:table-cell>
          <table:table-cell office:value-type="float" office:value="42.0491" calcext:value-type="float">
            <text:p>42,0491</text:p>
          </table:table-cell>
          <table:table-cell office:value-type="float" office:value="313.605" calcext:value-type="float">
            <text:p>313,605</text:p>
          </table:table-cell>
          <table:table-cell office:value-type="float" office:value="315.645" calcext:value-type="float">
            <text:p>315,645</text:p>
          </table:table-cell>
          <table:table-cell office:value-type="float" office:value="308.56" calcext:value-type="float">
            <text:p>308,56</text:p>
          </table:table-cell>
          <table:table-cell office:value-type="float" office:value="315.049" calcext:value-type="float">
            <text:p>315,049</text:p>
          </table:table-cell>
        </table:table-row>
        <table:table-row table:style-name="ro1">
          <table:table-cell office:value-type="string" calcext:value-type="string">
            <text:p>cooling packet: 1, step:11</text:p>
          </table:table-cell>
          <table:table-cell office:value-type="float" office:value="39.5298" calcext:value-type="float">
            <text:p>39,5298</text:p>
          </table:table-cell>
          <table:table-cell office:value-type="float" office:value="41.4926" calcext:value-type="float">
            <text:p>41,4926</text:p>
          </table:table-cell>
          <table:table-cell office:value-type="float" office:value="35.7361" calcext:value-type="float">
            <text:p>35,7361</text:p>
          </table:table-cell>
          <table:table-cell office:value-type="float" office:value="40.9266" calcext:value-type="float">
            <text:p>40,9266</text:p>
          </table:table-cell>
          <table:table-cell office:value-type="float" office:value="312.53" calcext:value-type="float">
            <text:p>312,53</text:p>
          </table:table-cell>
          <table:table-cell office:value-type="float" office:value="314.493" calcext:value-type="float">
            <text:p>314,493</text:p>
          </table:table-cell>
          <table:table-cell office:value-type="float" office:value="308.736" calcext:value-type="float">
            <text:p>308,736</text:p>
          </table:table-cell>
          <table:table-cell office:value-type="float" office:value="313.927" calcext:value-type="float">
            <text:p>313,927</text:p>
          </table:table-cell>
        </table:table-row>
        <table:table-row table:style-name="ro1">
          <table:table-cell office:value-type="string" calcext:value-type="string">
            <text:p>heatind packet: 2, step:1</text:p>
          </table:table-cell>
          <table:table-cell office:value-type="float" office:value="39.4153" calcext:value-type="float">
            <text:p>39,4153</text:p>
          </table:table-cell>
          <table:table-cell office:value-type="float" office:value="47.2045" calcext:value-type="float">
            <text:p>47,2045</text:p>
          </table:table-cell>
          <table:table-cell office:value-type="float" office:value="35.8985" calcext:value-type="float">
            <text:p>35,8985</text:p>
          </table:table-cell>
          <table:table-cell office:value-type="float" office:value="41.8316" calcext:value-type="float">
            <text:p>41,8316</text:p>
          </table:table-cell>
          <table:table-cell office:value-type="float" office:value="312.415" calcext:value-type="float">
            <text:p>312,415</text:p>
          </table:table-cell>
          <table:table-cell office:value-type="float" office:value="320.204" calcext:value-type="float">
            <text:p>320,204</text:p>
          </table:table-cell>
          <table:table-cell office:value-type="float" office:value="308.899" calcext:value-type="float">
            <text:p>308,899</text:p>
          </table:table-cell>
          <table:table-cell office:value-type="float" office:value="314.832" calcext:value-type="float">
            <text:p>314,832</text:p>
          </table:table-cell>
        </table:table-row>
        <table:table-row table:style-name="ro1">
          <table:table-cell office:value-type="string" calcext:value-type="string">
            <text:p>heatind packet: 2, step:2</text:p>
          </table:table-cell>
          <table:table-cell office:value-type="float" office:value="40.5821" calcext:value-type="float">
            <text:p>40,5821</text:p>
          </table:table-cell>
          <table:table-cell office:value-type="float" office:value="49.3199" calcext:value-type="float">
            <text:p>49,3199</text:p>
          </table:table-cell>
          <table:table-cell office:value-type="float" office:value="36.0984" calcext:value-type="float">
            <text:p>36,0984</text:p>
          </table:table-cell>
          <table:table-cell office:value-type="float" office:value="43.3877" calcext:value-type="float">
            <text:p>43,3877</text:p>
          </table:table-cell>
          <table:table-cell office:value-type="float" office:value="313.582" calcext:value-type="float">
            <text:p>313,582</text:p>
          </table:table-cell>
          <table:table-cell office:value-type="float" office:value="322.32" calcext:value-type="float">
            <text:p>322,32</text:p>
          </table:table-cell>
          <table:table-cell office:value-type="float" office:value="309.098" calcext:value-type="float">
            <text:p>309,098</text:p>
          </table:table-cell>
          <table:table-cell office:value-type="float" office:value="316.388" calcext:value-type="float">
            <text:p>316,388</text:p>
          </table:table-cell>
        </table:table-row>
        <table:table-row table:style-name="ro1">
          <table:table-cell office:value-type="string" calcext:value-type="string">
            <text:p>heatind packet: 2, step:3</text:p>
          </table:table-cell>
          <table:table-cell office:value-type="float" office:value="41.9742" calcext:value-type="float">
            <text:p>41,9742</text:p>
          </table:table-cell>
          <table:table-cell office:value-type="float" office:value="50.9582" calcext:value-type="float">
            <text:p>50,9582</text:p>
          </table:table-cell>
          <table:table-cell office:value-type="float" office:value="36.3388" calcext:value-type="float">
            <text:p>36,3388</text:p>
          </table:table-cell>
          <table:table-cell office:value-type="float" office:value="44.9021" calcext:value-type="float">
            <text:p>44,9021</text:p>
          </table:table-cell>
          <table:table-cell office:value-type="float" office:value="314.974" calcext:value-type="float">
            <text:p>314,974</text:p>
          </table:table-cell>
          <table:table-cell office:value-type="float" office:value="323.958" calcext:value-type="float">
            <text:p>323,958</text:p>
          </table:table-cell>
          <table:table-cell office:value-type="float" office:value="309.339" calcext:value-type="float">
            <text:p>309,339</text:p>
          </table:table-cell>
          <table:table-cell office:value-type="float" office:value="317.902" calcext:value-type="float">
            <text:p>317,902</text:p>
          </table:table-cell>
        </table:table-row>
        <table:table-row table:style-name="ro1">
          <table:table-cell office:value-type="string" calcext:value-type="string">
            <text:p>heatind packet: 2, step:4</text:p>
          </table:table-cell>
          <table:table-cell office:value-type="float" office:value="43.3543" calcext:value-type="float">
            <text:p>43,3543</text:p>
          </table:table-cell>
          <table:table-cell office:value-type="float" office:value="52.4794" calcext:value-type="float">
            <text:p>52,4794</text:p>
          </table:table-cell>
          <table:table-cell office:value-type="float" office:value="36.6168" calcext:value-type="float">
            <text:p>36,6168</text:p>
          </table:table-cell>
          <table:table-cell office:value-type="float" office:value="46.3597" calcext:value-type="float">
            <text:p>46,3597</text:p>
          </table:table-cell>
          <table:table-cell office:value-type="float" office:value="316.354" calcext:value-type="float">
            <text:p>316,354</text:p>
          </table:table-cell>
          <table:table-cell office:value-type="float" office:value="325.479" calcext:value-type="float">
            <text:p>325,479</text:p>
          </table:table-cell>
          <table:table-cell office:value-type="float" office:value="309.617" calcext:value-type="float">
            <text:p>309,617</text:p>
          </table:table-cell>
          <table:table-cell office:value-type="float" office:value="319.36" calcext:value-type="float">
            <text:p>319,36</text:p>
          </table:table-cell>
        </table:table-row>
        <table:table-row table:style-name="ro1">
          <table:table-cell office:value-type="string" calcext:value-type="string">
            <text:p>heatind packet: 2, step:5</text:p>
          </table:table-cell>
          <table:table-cell office:value-type="float" office:value="44.6881" calcext:value-type="float">
            <text:p>44,6881</text:p>
          </table:table-cell>
          <table:table-cell office:value-type="float" office:value="53.9354" calcext:value-type="float">
            <text:p>53,9354</text:p>
          </table:table-cell>
          <table:table-cell office:value-type="float" office:value="36.9298" calcext:value-type="float">
            <text:p>36,9298</text:p>
          </table:table-cell>
          <table:table-cell office:value-type="float" office:value="47.7626" calcext:value-type="float">
            <text:p>47,7626</text:p>
          </table:table-cell>
          <table:table-cell office:value-type="float" office:value="317.688" calcext:value-type="float">
            <text:p>317,688</text:p>
          </table:table-cell>
          <table:table-cell office:value-type="float" office:value="326.935" calcext:value-type="float">
            <text:p>326,935</text:p>
          </table:table-cell>
          <table:table-cell office:value-type="float" office:value="309.93" calcext:value-type="float">
            <text:p>309,93</text:p>
          </table:table-cell>
          <table:table-cell office:value-type="float" office:value="320.763" calcext:value-type="float">
            <text:p>320,763</text:p>
          </table:table-cell>
        </table:table-row>
        <table:table-row table:style-name="ro1">
          <table:table-cell office:value-type="string" calcext:value-type="string">
            <text:p>heatind packet: 2, step:6</text:p>
          </table:table-cell>
          <table:table-cell office:value-type="float" office:value="45.9724" calcext:value-type="float">
            <text:p>45,9724</text:p>
          </table:table-cell>
          <table:table-cell office:value-type="float" office:value="55.3354" calcext:value-type="float">
            <text:p>55,3354</text:p>
          </table:table-cell>
          <table:table-cell office:value-type="float" office:value="37.2753" calcext:value-type="float">
            <text:p>37,2753</text:p>
          </table:table-cell>
          <table:table-cell office:value-type="float" office:value="49.113" calcext:value-type="float">
            <text:p>49,113</text:p>
          </table:table-cell>
          <table:table-cell office:value-type="float" office:value="318.972" calcext:value-type="float">
            <text:p>318,972</text:p>
          </table:table-cell>
          <table:table-cell office:value-type="float" office:value="328.335" calcext:value-type="float">
            <text:p>328,335</text:p>
          </table:table-cell>
          <table:table-cell office:value-type="float" office:value="310.275" calcext:value-type="float">
            <text:p>310,275</text:p>
          </table:table-cell>
          <table:table-cell office:value-type="float" office:value="322.113" calcext:value-type="float">
            <text:p>322,113</text:p>
          </table:table-cell>
        </table:table-row>
        <table:table-row table:style-name="ro1">
          <table:table-cell office:value-type="string" calcext:value-type="string">
            <text:p>heatind packet: 2, step:7</text:p>
          </table:table-cell>
          <table:table-cell office:value-type="float" office:value="47.2085" calcext:value-type="float">
            <text:p>47,2085</text:p>
          </table:table-cell>
          <table:table-cell office:value-type="float" office:value="56.6827" calcext:value-type="float">
            <text:p>56,6827</text:p>
          </table:table-cell>
          <table:table-cell office:value-type="float" office:value="37.6509" calcext:value-type="float">
            <text:p>37,6509</text:p>
          </table:table-cell>
          <table:table-cell office:value-type="float" office:value="50.4131" calcext:value-type="float">
            <text:p>50,4131</text:p>
          </table:table-cell>
          <table:table-cell office:value-type="float" office:value="320.208" calcext:value-type="float">
            <text:p>320,208</text:p>
          </table:table-cell>
          <table:table-cell office:value-type="float" office:value="329.683" calcext:value-type="float">
            <text:p>329,683</text:p>
          </table:table-cell>
          <table:table-cell office:value-type="float" office:value="310.651" calcext:value-type="float">
            <text:p>310,651</text:p>
          </table:table-cell>
          <table:table-cell office:value-type="float" office:value="323.413" calcext:value-type="float">
            <text:p>323,413</text:p>
          </table:table-cell>
        </table:table-row>
        <table:table-row table:style-name="ro1">
          <table:table-cell office:value-type="string" calcext:value-type="string">
            <text:p>heatind packet: 2, step:8</text:p>
          </table:table-cell>
          <table:table-cell office:value-type="float" office:value="48.3984" calcext:value-type="float">
            <text:p>48,3984</text:p>
          </table:table-cell>
          <table:table-cell office:value-type="float" office:value="57.9799" calcext:value-type="float">
            <text:p>57,9799</text:p>
          </table:table-cell>
          <table:table-cell office:value-type="float" office:value="38.0541" calcext:value-type="float">
            <text:p>38,0541</text:p>
          </table:table-cell>
          <table:table-cell office:value-type="float" office:value="51.665" calcext:value-type="float">
            <text:p>51,665</text:p>
          </table:table-cell>
          <table:table-cell office:value-type="float" office:value="321.398" calcext:value-type="float">
            <text:p>321,398</text:p>
          </table:table-cell>
          <table:table-cell office:value-type="float" office:value="330.98" calcext:value-type="float">
            <text:p>330,98</text:p>
          </table:table-cell>
          <table:table-cell office:value-type="float" office:value="311.054" calcext:value-type="float">
            <text:p>311,054</text:p>
          </table:table-cell>
          <table:table-cell office:value-type="float" office:value="324.665" calcext:value-type="float">
            <text:p>324,665</text:p>
          </table:table-cell>
        </table:table-row>
        <table:table-row table:style-name="ro1">
          <table:table-cell office:value-type="string" calcext:value-type="string">
            <text:p>heatind packet: 2, step:9</text:p>
          </table:table-cell>
          <table:table-cell office:value-type="float" office:value="49.544" calcext:value-type="float">
            <text:p>49,544</text:p>
          </table:table-cell>
          <table:table-cell office:value-type="float" office:value="59.2289" calcext:value-type="float">
            <text:p>59,2289</text:p>
          </table:table-cell>
          <table:table-cell office:value-type="float" office:value="38.483" calcext:value-type="float">
            <text:p>38,483</text:p>
          </table:table-cell>
          <table:table-cell office:value-type="float" office:value="52.8707" calcext:value-type="float">
            <text:p>52,8707</text:p>
          </table:table-cell>
          <table:table-cell office:value-type="float" office:value="322.544" calcext:value-type="float">
            <text:p>322,544</text:p>
          </table:table-cell>
          <table:table-cell office:value-type="float" office:value="332.229" calcext:value-type="float">
            <text:p>332,229</text:p>
          </table:table-cell>
          <table:table-cell office:value-type="float" office:value="311.483" calcext:value-type="float">
            <text:p>311,483</text:p>
          </table:table-cell>
          <table:table-cell office:value-type="float" office:value="325.871" calcext:value-type="float">
            <text:p>325,871</text:p>
          </table:table-cell>
        </table:table-row>
        <table:table-row table:style-name="ro1">
          <table:table-cell office:value-type="string" calcext:value-type="string">
            <text:p>heatind packet: 2, step:10</text:p>
          </table:table-cell>
          <table:table-cell office:value-type="float" office:value="50.6473" calcext:value-type="float">
            <text:p>50,6473</text:p>
          </table:table-cell>
          <table:table-cell office:value-type="float" office:value="60.4318" calcext:value-type="float">
            <text:p>60,4318</text:p>
          </table:table-cell>
          <table:table-cell office:value-type="float" office:value="38.9352" calcext:value-type="float">
            <text:p>38,9352</text:p>
          </table:table-cell>
          <table:table-cell office:value-type="float" office:value="54.0322" calcext:value-type="float">
            <text:p>54,0322</text:p>
          </table:table-cell>
          <table:table-cell office:value-type="float" office:value="323.647" calcext:value-type="float">
            <text:p>323,647</text:p>
          </table:table-cell>
          <table:table-cell office:value-type="float" office:value="333.432" calcext:value-type="float">
            <text:p>333,432</text:p>
          </table:table-cell>
          <table:table-cell office:value-type="float" office:value="311.935" calcext:value-type="float">
            <text:p>311,935</text:p>
          </table:table-cell>
          <table:table-cell office:value-type="float" office:value="327.032" calcext:value-type="float">
            <text:p>327,032</text:p>
          </table:table-cell>
        </table:table-row>
        <table:table-row table:style-name="ro1">
          <table:table-cell office:value-type="string" calcext:value-type="string">
            <text:p>heatind packet: 2, step:11</text:p>
          </table:table-cell>
          <table:table-cell office:value-type="float" office:value="51.71" calcext:value-type="float">
            <text:p>51,71</text:p>
          </table:table-cell>
          <table:table-cell office:value-type="float" office:value="61.5906" calcext:value-type="float">
            <text:p>61,5906</text:p>
          </table:table-cell>
          <table:table-cell office:value-type="float" office:value="39.409" calcext:value-type="float">
            <text:p>39,409</text:p>
          </table:table-cell>
          <table:table-cell office:value-type="float" office:value="55.1514" calcext:value-type="float">
            <text:p>55,1514</text:p>
          </table:table-cell>
          <table:table-cell office:value-type="float" office:value="324.71" calcext:value-type="float">
            <text:p>324,71</text:p>
          </table:table-cell>
          <table:table-cell office:value-type="float" office:value="334.591" calcext:value-type="float">
            <text:p>334,591</text:p>
          </table:table-cell>
          <table:table-cell office:value-type="float" office:value="312.409" calcext:value-type="float">
            <text:p>312,409</text:p>
          </table:table-cell>
          <table:table-cell office:value-type="float" office:value="328.151" calcext:value-type="float">
            <text:p>328,151</text:p>
          </table:table-cell>
        </table:table-row>
        <table:table-row table:style-name="ro1">
          <table:table-cell office:value-type="string" calcext:value-type="string">
            <text:p>heatind packet: 2, step:12</text:p>
          </table:table-cell>
          <table:table-cell office:value-type="float" office:value="52.7339" calcext:value-type="float">
            <text:p>52,7339</text:p>
          </table:table-cell>
          <table:table-cell office:value-type="float" office:value="62.7073" calcext:value-type="float">
            <text:p>62,7073</text:p>
          </table:table-cell>
          <table:table-cell office:value-type="float" office:value="39.9024" calcext:value-type="float">
            <text:p>39,9024</text:p>
          </table:table-cell>
          <table:table-cell office:value-type="float" office:value="56.23" calcext:value-type="float">
            <text:p>56,23</text:p>
          </table:table-cell>
          <table:table-cell office:value-type="float" office:value="325.734" calcext:value-type="float">
            <text:p>325,734</text:p>
          </table:table-cell>
          <table:table-cell office:value-type="float" office:value="335.707" calcext:value-type="float">
            <text:p>335,707</text:p>
          </table:table-cell>
          <table:table-cell office:value-type="float" office:value="312.902" calcext:value-type="float">
            <text:p>312,902</text:p>
          </table:table-cell>
          <table:table-cell office:value-type="float" office:value="329.23" calcext:value-type="float">
            <text:p>329,23</text:p>
          </table:table-cell>
        </table:table-row>
        <table:table-row table:style-name="ro1">
          <table:table-cell office:value-type="string" calcext:value-type="string">
            <text:p>heatind packet: 2, step:13</text:p>
          </table:table-cell>
          <table:table-cell office:value-type="float" office:value="53.7207" calcext:value-type="float">
            <text:p>53,7207</text:p>
          </table:table-cell>
          <table:table-cell office:value-type="float" office:value="63.7835" calcext:value-type="float">
            <text:p>63,7835</text:p>
          </table:table-cell>
          <table:table-cell office:value-type="float" office:value="40.4136" calcext:value-type="float">
            <text:p>40,4136</text:p>
          </table:table-cell>
          <table:table-cell office:value-type="float" office:value="57.2699" calcext:value-type="float">
            <text:p>57,2699</text:p>
          </table:table-cell>
          <table:table-cell office:value-type="float" office:value="326.721" calcext:value-type="float">
            <text:p>326,721</text:p>
          </table:table-cell>
          <table:table-cell office:value-type="float" office:value="336.783" calcext:value-type="float">
            <text:p>336,783</text:p>
          </table:table-cell>
          <table:table-cell office:value-type="float" office:value="313.414" calcext:value-type="float">
            <text:p>313,414</text:p>
          </table:table-cell>
          <table:table-cell office:value-type="float" office:value="330.27" calcext:value-type="float">
            <text:p>330,27</text:p>
          </table:table-cell>
        </table:table-row>
        <table:table-row table:style-name="ro1">
          <table:table-cell office:value-type="string" calcext:value-type="string">
            <text:p>heatind packet: 2, step:14</text:p>
          </table:table-cell>
          <table:table-cell office:value-type="float" office:value="54.6719" calcext:value-type="float">
            <text:p>54,6719</text:p>
          </table:table-cell>
          <table:table-cell office:value-type="float" office:value="64.821" calcext:value-type="float">
            <text:p>64,821</text:p>
          </table:table-cell>
          <table:table-cell office:value-type="float" office:value="40.941" calcext:value-type="float">
            <text:p>40,941</text:p>
          </table:table-cell>
          <table:table-cell office:value-type="float" office:value="58.2727" calcext:value-type="float">
            <text:p>58,2727</text:p>
          </table:table-cell>
          <table:table-cell office:value-type="float" office:value="327.672" calcext:value-type="float">
            <text:p>327,672</text:p>
          </table:table-cell>
          <table:table-cell office:value-type="float" office:value="337.821" calcext:value-type="float">
            <text:p>337,821</text:p>
          </table:table-cell>
          <table:table-cell office:value-type="float" office:value="313.941" calcext:value-type="float">
            <text:p>313,941</text:p>
          </table:table-cell>
          <table:table-cell office:value-type="float" office:value="331.273" calcext:value-type="float">
            <text:p>331,273</text:p>
          </table:table-cell>
        </table:table-row>
        <table:table-row table:style-name="ro1">
          <table:table-cell office:value-type="string" calcext:value-type="string">
            <text:p>heatind packet: 2, step:15</text:p>
          </table:table-cell>
          <table:table-cell office:value-type="float" office:value="55.5892" calcext:value-type="float">
            <text:p>55,5892</text:p>
          </table:table-cell>
          <table:table-cell office:value-type="float" office:value="65.8216" calcext:value-type="float">
            <text:p>65,8216</text:p>
          </table:table-cell>
          <table:table-cell office:value-type="float" office:value="41.4829" calcext:value-type="float">
            <text:p>41,4829</text:p>
          </table:table-cell>
          <table:table-cell office:value-type="float" office:value="59.2399" calcext:value-type="float">
            <text:p>59,2399</text:p>
          </table:table-cell>
          <table:table-cell office:value-type="float" office:value="328.589" calcext:value-type="float">
            <text:p>328,589</text:p>
          </table:table-cell>
          <table:table-cell office:value-type="float" office:value="338.822" calcext:value-type="float">
            <text:p>338,822</text:p>
          </table:table-cell>
          <table:table-cell office:value-type="float" office:value="314.483" calcext:value-type="float">
            <text:p>314,483</text:p>
          </table:table-cell>
          <table:table-cell office:value-type="float" office:value="332.24" calcext:value-type="float">
            <text:p>332,24</text:p>
          </table:table-cell>
        </table:table-row>
        <table:table-row table:style-name="ro1">
          <table:table-cell office:value-type="string" calcext:value-type="string">
            <text:p>heatind packet: 2, step:16</text:p>
          </table:table-cell>
          <table:table-cell office:value-type="float" office:value="56.4739" calcext:value-type="float">
            <text:p>56,4739</text:p>
          </table:table-cell>
          <table:table-cell office:value-type="float" office:value="66.7867" calcext:value-type="float">
            <text:p>66,7867</text:p>
          </table:table-cell>
          <table:table-cell office:value-type="float" office:value="42.038" calcext:value-type="float">
            <text:p>42,038</text:p>
          </table:table-cell>
          <table:table-cell office:value-type="float" office:value="60.1732" calcext:value-type="float">
            <text:p>60,1732</text:p>
          </table:table-cell>
          <table:table-cell office:value-type="float" office:value="329.474" calcext:value-type="float">
            <text:p>329,474</text:p>
          </table:table-cell>
          <table:table-cell office:value-type="float" office:value="339.787" calcext:value-type="float">
            <text:p>339,787</text:p>
          </table:table-cell>
          <table:table-cell office:value-type="float" office:value="315.038" calcext:value-type="float">
            <text:p>315,038</text:p>
          </table:table-cell>
          <table:table-cell office:value-type="float" office:value="333.173" calcext:value-type="float">
            <text:p>333,173</text:p>
          </table:table-cell>
        </table:table-row>
        <table:table-row table:style-name="ro1">
          <table:table-cell office:value-type="string" calcext:value-type="string">
            <text:p>heatind packet: 2, step:17</text:p>
          </table:table-cell>
          <table:table-cell office:value-type="float" office:value="57.3274" calcext:value-type="float">
            <text:p>57,3274</text:p>
          </table:table-cell>
          <table:table-cell office:value-type="float" office:value="67.718" calcext:value-type="float">
            <text:p>67,718</text:p>
          </table:table-cell>
          <table:table-cell office:value-type="float" office:value="42.6047" calcext:value-type="float">
            <text:p>42,6047</text:p>
          </table:table-cell>
          <table:table-cell office:value-type="float" office:value="61.0738" calcext:value-type="float">
            <text:p>61,0738</text:p>
          </table:table-cell>
          <table:table-cell office:value-type="float" office:value="330.327" calcext:value-type="float">
            <text:p>330,327</text:p>
          </table:table-cell>
          <table:table-cell office:value-type="float" office:value="340.718" calcext:value-type="float">
            <text:p>340,718</text:p>
          </table:table-cell>
          <table:table-cell office:value-type="float" office:value="315.605" calcext:value-type="float">
            <text:p>315,605</text:p>
          </table:table-cell>
          <table:table-cell office:value-type="float" office:value="334.074" calcext:value-type="float">
            <text:p>334,074</text:p>
          </table:table-cell>
        </table:table-row>
        <table:table-row table:style-name="ro1">
          <table:table-cell office:value-type="string" calcext:value-type="string">
            <text:p>heatind packet: 2, step:18</text:p>
          </table:table-cell>
          <table:table-cell office:value-type="float" office:value="58.1512" calcext:value-type="float">
            <text:p>58,1512</text:p>
          </table:table-cell>
          <table:table-cell office:value-type="float" office:value="68.6168" calcext:value-type="float">
            <text:p>68,6168</text:p>
          </table:table-cell>
          <table:table-cell office:value-type="float" office:value="43.1819" calcext:value-type="float">
            <text:p>43,1819</text:p>
          </table:table-cell>
          <table:table-cell office:value-type="float" office:value="61.9433" calcext:value-type="float">
            <text:p>61,9433</text:p>
          </table:table-cell>
          <table:table-cell office:value-type="float" office:value="331.151" calcext:value-type="float">
            <text:p>331,151</text:p>
          </table:table-cell>
          <table:table-cell office:value-type="float" office:value="341.617" calcext:value-type="float">
            <text:p>341,617</text:p>
          </table:table-cell>
          <table:table-cell office:value-type="float" office:value="316.182" calcext:value-type="float">
            <text:p>316,182</text:p>
          </table:table-cell>
          <table:table-cell office:value-type="float" office:value="334.943" calcext:value-type="float">
            <text:p>334,943</text:p>
          </table:table-cell>
        </table:table-row>
        <table:table-row table:style-name="ro1">
          <table:table-cell office:value-type="string" calcext:value-type="string">
            <text:p>heatind packet: 2, step:19</text:p>
          </table:table-cell>
          <table:table-cell office:value-type="float" office:value="58.9465" calcext:value-type="float">
            <text:p>58,9465</text:p>
          </table:table-cell>
          <table:table-cell office:value-type="float" office:value="69.4846" calcext:value-type="float">
            <text:p>69,4846</text:p>
          </table:table-cell>
          <table:table-cell office:value-type="float" office:value="43.7681" calcext:value-type="float">
            <text:p>43,7681</text:p>
          </table:table-cell>
          <table:table-cell office:value-type="float" office:value="62.783" calcext:value-type="float">
            <text:p>62,783</text:p>
          </table:table-cell>
          <table:table-cell office:value-type="float" office:value="331.947" calcext:value-type="float">
            <text:p>331,947</text:p>
          </table:table-cell>
          <table:table-cell office:value-type="float" office:value="342.485" calcext:value-type="float">
            <text:p>342,485</text:p>
          </table:table-cell>
          <table:table-cell office:value-type="float" office:value="316.768" calcext:value-type="float">
            <text:p>316,768</text:p>
          </table:table-cell>
          <table:table-cell office:value-type="float" office:value="335.783" calcext:value-type="float">
            <text:p>335,783</text:p>
          </table:table-cell>
        </table:table-row>
        <table:table-row table:style-name="ro1">
          <table:table-cell office:value-type="string" calcext:value-type="string">
            <text:p>heatind packet: 2, step:20</text:p>
          </table:table-cell>
          <table:table-cell office:value-type="float" office:value="59.7145" calcext:value-type="float">
            <text:p>59,7145</text:p>
          </table:table-cell>
          <table:table-cell office:value-type="float" office:value="70.3227" calcext:value-type="float">
            <text:p>70,3227</text:p>
          </table:table-cell>
          <table:table-cell office:value-type="float" office:value="44.3623" calcext:value-type="float">
            <text:p>44,3623</text:p>
          </table:table-cell>
          <table:table-cell office:value-type="float" office:value="63.5942" calcext:value-type="float">
            <text:p>63,5942</text:p>
          </table:table-cell>
          <table:table-cell office:value-type="float" office:value="332.715" calcext:value-type="float">
            <text:p>332,715</text:p>
          </table:table-cell>
          <table:table-cell office:value-type="float" office:value="343.323" calcext:value-type="float">
            <text:p>343,323</text:p>
          </table:table-cell>
          <table:table-cell office:value-type="float" office:value="317.362" calcext:value-type="float">
            <text:p>317,362</text:p>
          </table:table-cell>
          <table:table-cell office:value-type="float" office:value="336.594" calcext:value-type="float">
            <text:p>336,594</text:p>
          </table:table-cell>
        </table:table-row>
        <table:table-row table:style-name="ro1">
          <table:table-cell office:value-type="string" calcext:value-type="string">
            <text:p>heatind packet: 2, step:21</text:p>
          </table:table-cell>
          <table:table-cell office:value-type="float" office:value="60.4564" calcext:value-type="float">
            <text:p>60,4564</text:p>
          </table:table-cell>
          <table:table-cell office:value-type="float" office:value="71.1324" calcext:value-type="float">
            <text:p>71,1324</text:p>
          </table:table-cell>
          <table:table-cell office:value-type="float" office:value="44.9633" calcext:value-type="float">
            <text:p>44,9633</text:p>
          </table:table-cell>
          <table:table-cell office:value-type="float" office:value="64.378" calcext:value-type="float">
            <text:p>64,378</text:p>
          </table:table-cell>
          <table:table-cell office:value-type="float" office:value="333.456" calcext:value-type="float">
            <text:p>333,456</text:p>
          </table:table-cell>
          <table:table-cell office:value-type="float" office:value="344.132" calcext:value-type="float">
            <text:p>344,132</text:p>
          </table:table-cell>
          <table:table-cell office:value-type="float" office:value="317.963" calcext:value-type="float">
            <text:p>317,963</text:p>
          </table:table-cell>
          <table:table-cell office:value-type="float" office:value="337.378" calcext:value-type="float">
            <text:p>337,378</text:p>
          </table:table-cell>
        </table:table-row>
        <table:table-row table:style-name="ro1">
          <table:table-cell office:value-type="string" calcext:value-type="string">
            <text:p>cooling packet: 2, step:1</text:p>
          </table:table-cell>
          <table:table-cell office:value-type="float" office:value="60.1475" calcext:value-type="float">
            <text:p>60,1475</text:p>
          </table:table-cell>
          <table:table-cell office:value-type="float" office:value="64.5727" calcext:value-type="float">
            <text:p>64,5727</text:p>
          </table:table-cell>
          <table:table-cell office:value-type="float" office:value="45.5416" calcext:value-type="float">
            <text:p>45,5416</text:p>
          </table:table-cell>
          <table:table-cell office:value-type="float" office:value="62.9541" calcext:value-type="float">
            <text:p>62,9541</text:p>
          </table:table-cell>
          <table:table-cell office:value-type="float" office:value="333.147" calcext:value-type="float">
            <text:p>333,147</text:p>
          </table:table-cell>
          <table:table-cell office:value-type="float" office:value="337.573" calcext:value-type="float">
            <text:p>337,573</text:p>
          </table:table-cell>
          <table:table-cell office:value-type="float" office:value="318.542" calcext:value-type="float">
            <text:p>318,542</text:p>
          </table:table-cell>
          <table:table-cell office:value-type="float" office:value="335.954" calcext:value-type="float">
            <text:p>335,954</text:p>
          </table:table-cell>
        </table:table-row>
        <table:table-row table:style-name="ro1">
          <table:table-cell office:value-type="string" calcext:value-type="string">
            <text:p>cooling packet: 2, step:2</text:p>
          </table:table-cell>
          <table:table-cell office:value-type="float" office:value="58.5002" calcext:value-type="float">
            <text:p>58,5002</text:p>
          </table:table-cell>
          <table:table-cell office:value-type="float" office:value="61.985" calcext:value-type="float">
            <text:p>61,985</text:p>
          </table:table-cell>
          <table:table-cell office:value-type="float" office:value="46.0417" calcext:value-type="float">
            <text:p>46,0417</text:p>
          </table:table-cell>
          <table:table-cell office:value-type="float" office:value="60.9053" calcext:value-type="float">
            <text:p>60,9053</text:p>
          </table:table-cell>
          <table:table-cell office:value-type="float" office:value="331.5" calcext:value-type="float">
            <text:p>331,5</text:p>
          </table:table-cell>
          <table:table-cell office:value-type="float" office:value="334.985" calcext:value-type="float">
            <text:p>334,985</text:p>
          </table:table-cell>
          <table:table-cell office:value-type="float" office:value="319.042" calcext:value-type="float">
            <text:p>319,042</text:p>
          </table:table-cell>
          <table:table-cell office:value-type="float" office:value="333.905" calcext:value-type="float">
            <text:p>333,905</text:p>
          </table:table-cell>
        </table:table-row>
        <table:table-row table:style-name="ro1">
          <table:table-cell office:value-type="string" calcext:value-type="string">
            <text:p>cooling packet: 2, step:3</text:p>
          </table:table-cell>
          <table:table-cell office:value-type="float" office:value="56.6837" calcext:value-type="float">
            <text:p>56,6837</text:p>
          </table:table-cell>
          <table:table-cell office:value-type="float" office:value="59.9244" calcext:value-type="float">
            <text:p>59,9244</text:p>
          </table:table-cell>
          <table:table-cell office:value-type="float" office:value="46.4643" calcext:value-type="float">
            <text:p>46,4643</text:p>
          </table:table-cell>
          <table:table-cell office:value-type="float" office:value="58.9582" calcext:value-type="float">
            <text:p>58,9582</text:p>
          </table:table-cell>
          <table:table-cell office:value-type="float" office:value="329.684" calcext:value-type="float">
            <text:p>329,684</text:p>
          </table:table-cell>
          <table:table-cell office:value-type="float" office:value="332.924" calcext:value-type="float">
            <text:p>332,924</text:p>
          </table:table-cell>
          <table:table-cell office:value-type="float" office:value="319.464" calcext:value-type="float">
            <text:p>319,464</text:p>
          </table:table-cell>
          <table:table-cell office:value-type="float" office:value="331.958" calcext:value-type="float">
            <text:p>331,958</text:p>
          </table:table-cell>
        </table:table-row>
        <table:table-row table:style-name="ro1">
          <table:table-cell office:value-type="string" calcext:value-type="string">
            <text:p>cooling packet: 2, step:4</text:p>
          </table:table-cell>
          <table:table-cell office:value-type="float" office:value="54.9308" calcext:value-type="float">
            <text:p>54,9308</text:p>
          </table:table-cell>
          <table:table-cell office:value-type="float" office:value="58.0264" calcext:value-type="float">
            <text:p>58,0264</text:p>
          </table:table-cell>
          <table:table-cell office:value-type="float" office:value="46.8156" calcext:value-type="float">
            <text:p>46,8156</text:p>
          </table:table-cell>
          <table:table-cell office:value-type="float" office:value="57.1184" calcext:value-type="float">
            <text:p>57,1184</text:p>
          </table:table-cell>
          <table:table-cell office:value-type="float" office:value="327.931" calcext:value-type="float">
            <text:p>327,931</text:p>
          </table:table-cell>
          <table:table-cell office:value-type="float" office:value="331.026" calcext:value-type="float">
            <text:p>331,026</text:p>
          </table:table-cell>
          <table:table-cell office:value-type="float" office:value="319.816" calcext:value-type="float">
            <text:p>319,816</text:p>
          </table:table-cell>
          <table:table-cell office:value-type="float" office:value="330.118" calcext:value-type="float">
            <text:p>330,118</text:p>
          </table:table-cell>
        </table:table-row>
        <table:table-row table:style-name="ro1">
          <table:table-cell office:value-type="string" calcext:value-type="string">
            <text:p>cooling packet: 2, step:5</text:p>
          </table:table-cell>
          <table:table-cell office:value-type="float" office:value="53.2683" calcext:value-type="float">
            <text:p>53,2683</text:p>
          </table:table-cell>
          <table:table-cell office:value-type="float" office:value="56.2385" calcext:value-type="float">
            <text:p>56,2385</text:p>
          </table:table-cell>
          <table:table-cell office:value-type="float" office:value="47.1012" calcext:value-type="float">
            <text:p>47,1012</text:p>
          </table:table-cell>
          <table:table-cell office:value-type="float" office:value="55.3789" calcext:value-type="float">
            <text:p>55,3789</text:p>
          </table:table-cell>
          <table:table-cell office:value-type="float" office:value="326.268" calcext:value-type="float">
            <text:p>326,268</text:p>
          </table:table-cell>
          <table:table-cell office:value-type="float" office:value="329.239" calcext:value-type="float">
            <text:p>329,239</text:p>
          </table:table-cell>
          <table:table-cell office:value-type="float" office:value="320.101" calcext:value-type="float">
            <text:p>320,101</text:p>
          </table:table-cell>
          <table:table-cell office:value-type="float" office:value="328.379" calcext:value-type="float">
            <text:p>328,379</text:p>
          </table:table-cell>
        </table:table-row>
        <table:table-row table:style-name="ro1">
          <table:table-cell office:value-type="string" calcext:value-type="string">
            <text:p>cooling packet: 2, step:6</text:p>
          </table:table-cell>
          <table:table-cell office:value-type="float" office:value="51.6946" calcext:value-type="float">
            <text:p>51,6946</text:p>
          </table:table-cell>
          <table:table-cell office:value-type="float" office:value="54.548" calcext:value-type="float">
            <text:p>54,548</text:p>
          </table:table-cell>
          <table:table-cell office:value-type="float" office:value="47.3263" calcext:value-type="float">
            <text:p>47,3263</text:p>
          </table:table-cell>
          <table:table-cell office:value-type="float" office:value="53.7327" calcext:value-type="float">
            <text:p>53,7327</text:p>
          </table:table-cell>
          <table:table-cell office:value-type="float" office:value="324.695" calcext:value-type="float">
            <text:p>324,695</text:p>
          </table:table-cell>
          <table:table-cell office:value-type="float" office:value="327.548" calcext:value-type="float">
            <text:p>327,548</text:p>
          </table:table-cell>
          <table:table-cell office:value-type="float" office:value="320.326" calcext:value-type="float">
            <text:p>320,326</text:p>
          </table:table-cell>
          <table:table-cell office:value-type="float" office:value="326.733" calcext:value-type="float">
            <text:p>326,733</text:p>
          </table:table-cell>
        </table:table-row>
        <table:table-row table:style-name="ro1">
          <table:table-cell office:value-type="string" calcext:value-type="string">
            <text:p>cooling packet: 2, step:7</text:p>
          </table:table-cell>
          <table:table-cell office:value-type="float" office:value="50.2042" calcext:value-type="float">
            <text:p>50,2042</text:p>
          </table:table-cell>
          <table:table-cell office:value-type="float" office:value="52.9476" calcext:value-type="float">
            <text:p>52,9476</text:p>
          </table:table-cell>
          <table:table-cell office:value-type="float" office:value="47.4958" calcext:value-type="float">
            <text:p>47,4958</text:p>
          </table:table-cell>
          <table:table-cell office:value-type="float" office:value="52.1739" calcext:value-type="float">
            <text:p>52,1739</text:p>
          </table:table-cell>
          <table:table-cell office:value-type="float" office:value="323.204" calcext:value-type="float">
            <text:p>323,204</text:p>
          </table:table-cell>
          <table:table-cell office:value-type="float" office:value="325.948" calcext:value-type="float">
            <text:p>325,948</text:p>
          </table:table-cell>
          <table:table-cell office:value-type="float" office:value="320.496" calcext:value-type="float">
            <text:p>320,496</text:p>
          </table:table-cell>
          <table:table-cell office:value-type="float" office:value="325.174" calcext:value-type="float">
            <text:p>325,174</text:p>
          </table:table-cell>
        </table:table-row>
        <table:table-row table:style-name="ro1">
          <table:table-cell office:value-type="string" calcext:value-type="string">
            <text:p>cooling packet: 2, step:8</text:p>
          </table:table-cell>
          <table:table-cell office:value-type="float" office:value="48.792" calcext:value-type="float">
            <text:p>48,792</text:p>
          </table:table-cell>
          <table:table-cell office:value-type="float" office:value="51.4314" calcext:value-type="float">
            <text:p>51,4314</text:p>
          </table:table-cell>
          <table:table-cell office:value-type="float" office:value="47.6142" calcext:value-type="float">
            <text:p>47,6142</text:p>
          </table:table-cell>
          <table:table-cell office:value-type="float" office:value="50.6968" calcext:value-type="float">
            <text:p>50,6968</text:p>
          </table:table-cell>
          <table:table-cell office:value-type="float" office:value="321.792" calcext:value-type="float">
            <text:p>321,792</text:p>
          </table:table-cell>
          <table:table-cell office:value-type="float" office:value="324.431" calcext:value-type="float">
            <text:p>324,431</text:p>
          </table:table-cell>
          <table:table-cell office:value-type="float" office:value="320.614" calcext:value-type="float">
            <text:p>320,614</text:p>
          </table:table-cell>
          <table:table-cell office:value-type="float" office:value="323.697" calcext:value-type="float">
            <text:p>323,697</text:p>
          </table:table-cell>
        </table:table-row>
        <table:table-row table:style-name="ro1">
          <table:table-cell office:value-type="string" calcext:value-type="string">
            <text:p>cooling packet: 2, step:9</text:p>
          </table:table-cell>
          <table:table-cell office:value-type="float" office:value="47.4529" calcext:value-type="float">
            <text:p>47,4529</text:p>
          </table:table-cell>
          <table:table-cell office:value-type="float" office:value="49.994" calcext:value-type="float">
            <text:p>49,994</text:p>
          </table:table-cell>
          <table:table-cell office:value-type="float" office:value="47.6855" calcext:value-type="float">
            <text:p>47,6855</text:p>
          </table:table-cell>
          <table:table-cell office:value-type="float" office:value="49.296" calcext:value-type="float">
            <text:p>49,296</text:p>
          </table:table-cell>
          <table:table-cell office:value-type="float" office:value="320.453" calcext:value-type="float">
            <text:p>320,453</text:p>
          </table:table-cell>
          <table:table-cell office:value-type="float" office:value="322.994" calcext:value-type="float">
            <text:p>322,994</text:p>
          </table:table-cell>
          <table:table-cell office:value-type="float" office:value="320.686" calcext:value-type="float">
            <text:p>320,686</text:p>
          </table:table-cell>
          <table:table-cell office:value-type="float" office:value="322.296" calcext:value-type="float">
            <text:p>322,296</text:p>
          </table:table-cell>
        </table:table-row>
        <table:table-row table:style-name="ro1">
          <table:table-cell office:value-type="string" calcext:value-type="string">
            <text:p>cooling packet: 2, step:10</text:p>
          </table:table-cell>
          <table:table-cell office:value-type="float" office:value="46.1823" calcext:value-type="float">
            <text:p>46,1823</text:p>
          </table:table-cell>
          <table:table-cell office:value-type="float" office:value="48.6304" calcext:value-type="float">
            <text:p>48,6304</text:p>
          </table:table-cell>
          <table:table-cell office:value-type="float" office:value="47.7136" calcext:value-type="float">
            <text:p>47,7136</text:p>
          </table:table-cell>
          <table:table-cell office:value-type="float" office:value="47.9668" calcext:value-type="float">
            <text:p>47,9668</text:p>
          </table:table-cell>
          <table:table-cell office:value-type="float" office:value="319.182" calcext:value-type="float">
            <text:p>319,182</text:p>
          </table:table-cell>
          <table:table-cell office:value-type="float" office:value="321.63" calcext:value-type="float">
            <text:p>321,63</text:p>
          </table:table-cell>
          <table:table-cell office:value-type="float" office:value="320.714" calcext:value-type="float">
            <text:p>320,714</text:p>
          </table:table-cell>
          <table:table-cell office:value-type="float" office:value="320.967" calcext:value-type="float">
            <text:p>320,967</text:p>
          </table:table-cell>
        </table:table-row>
        <table:table-row table:style-name="ro1">
          <table:table-cell office:value-type="string" calcext:value-type="string">
            <text:p>cooling packet: 2, step:11</text:p>
          </table:table-cell>
          <table:table-cell office:value-type="float" office:value="44.9759" calcext:value-type="float">
            <text:p>44,9759</text:p>
          </table:table-cell>
          <table:table-cell office:value-type="float" office:value="47.3359" calcext:value-type="float">
            <text:p>47,3359</text:p>
          </table:table-cell>
          <table:table-cell office:value-type="float" office:value="47.702" calcext:value-type="float">
            <text:p>47,702</text:p>
          </table:table-cell>
          <table:table-cell office:value-type="float" office:value="46.7046" calcext:value-type="float">
            <text:p>46,7046</text:p>
          </table:table-cell>
          <table:table-cell office:value-type="float" office:value="317.976" calcext:value-type="float">
            <text:p>317,976</text:p>
          </table:table-cell>
          <table:table-cell office:value-type="float" office:value="320.336" calcext:value-type="float">
            <text:p>320,336</text:p>
          </table:table-cell>
          <table:table-cell office:value-type="float" office:value="320.702" calcext:value-type="float">
            <text:p>320,702</text:p>
          </table:table-cell>
          <table:table-cell office:value-type="float" office:value="319.705" calcext:value-type="float">
            <text:p>319,705</text:p>
          </table:table-cell>
        </table:table-row>
        <table:table-row table:style-name="ro1">
          <table:table-cell office:value-type="string" calcext:value-type="string">
            <text:p>heatind packet: 3, step:1</text:p>
          </table:table-cell>
          <table:table-cell office:value-type="float" office:value="44.7612" calcext:value-type="float">
            <text:p>44,7612</text:p>
          </table:table-cell>
          <table:table-cell office:value-type="float" office:value="53.032" calcext:value-type="float">
            <text:p>53,032</text:p>
          </table:table-cell>
          <table:table-cell office:value-type="float" office:value="47.679" calcext:value-type="float">
            <text:p>47,679</text:p>
          </table:table-cell>
          <table:table-cell office:value-type="float" office:value="47.522" calcext:value-type="float">
            <text:p>47,522</text:p>
          </table:table-cell>
          <table:table-cell office:value-type="float" office:value="317.761" calcext:value-type="float">
            <text:p>317,761</text:p>
          </table:table-cell>
          <table:table-cell office:value-type="float" office:value="326.032" calcext:value-type="float">
            <text:p>326,032</text:p>
          </table:table-cell>
          <table:table-cell office:value-type="float" office:value="320.679" calcext:value-type="float">
            <text:p>320,679</text:p>
          </table:table-cell>
          <table:table-cell office:value-type="float" office:value="320.522" calcext:value-type="float">
            <text:p>320,522</text:p>
          </table:table-cell>
        </table:table-row>
        <table:table-row table:style-name="ro1">
          <table:table-cell office:value-type="string" calcext:value-type="string">
            <text:p>heatind packet: 3, step:2</text:p>
          </table:table-cell>
          <table:table-cell office:value-type="float" office:value="45.855" calcext:value-type="float">
            <text:p>45,855</text:p>
          </table:table-cell>
          <table:table-cell office:value-type="float" office:value="55.0681" calcext:value-type="float">
            <text:p>55,0681</text:p>
          </table:table-cell>
          <table:table-cell office:value-type="float" office:value="47.6966" calcext:value-type="float">
            <text:p>47,6966</text:p>
          </table:table-cell>
          <table:table-cell office:value-type="float" office:value="49.0012" calcext:value-type="float">
            <text:p>49,0012</text:p>
          </table:table-cell>
          <table:table-cell office:value-type="float" office:value="318.855" calcext:value-type="float">
            <text:p>318,855</text:p>
          </table:table-cell>
          <table:table-cell office:value-type="float" office:value="328.068" calcext:value-type="float">
            <text:p>328,068</text:p>
          </table:table-cell>
          <table:table-cell office:value-type="float" office:value="320.697" calcext:value-type="float">
            <text:p>320,697</text:p>
          </table:table-cell>
          <table:table-cell office:value-type="float" office:value="322.001" calcext:value-type="float">
            <text:p>322,001</text:p>
          </table:table-cell>
        </table:table-row>
        <table:table-row table:style-name="ro1">
          <table:table-cell office:value-type="string" calcext:value-type="string">
            <text:p>heatind packet: 3, step:3</text:p>
          </table:table-cell>
          <table:table-cell office:value-type="float" office:value="47.1745" calcext:value-type="float">
            <text:p>47,1745</text:p>
          </table:table-cell>
          <table:table-cell office:value-type="float" office:value="56.626" calcext:value-type="float">
            <text:p>56,626</text:p>
          </table:table-cell>
          <table:table-cell office:value-type="float" office:value="47.7576" calcext:value-type="float">
            <text:p>47,7576</text:p>
          </table:table-cell>
          <table:table-cell office:value-type="float" office:value="50.438" calcext:value-type="float">
            <text:p>50,438</text:p>
          </table:table-cell>
          <table:table-cell office:value-type="float" office:value="320.174" calcext:value-type="float">
            <text:p>320,174</text:p>
          </table:table-cell>
          <table:table-cell office:value-type="float" office:value="329.626" calcext:value-type="float">
            <text:p>329,626</text:p>
          </table:table-cell>
          <table:table-cell office:value-type="float" office:value="320.758" calcext:value-type="float">
            <text:p>320,758</text:p>
          </table:table-cell>
          <table:table-cell office:value-type="float" office:value="323.438" calcext:value-type="float">
            <text:p>323,438</text:p>
          </table:table-cell>
        </table:table-row>
        <table:table-row table:style-name="ro1">
          <table:table-cell office:value-type="string" calcext:value-type="string">
            <text:p>heatind packet: 3, step:4</text:p>
          </table:table-cell>
          <table:table-cell office:value-type="float" office:value="48.4811" calcext:value-type="float">
            <text:p>48,4811</text:p>
          </table:table-cell>
          <table:table-cell office:value-type="float" office:value="58.0673" calcext:value-type="float">
            <text:p>58,0673</text:p>
          </table:table-cell>
          <table:table-cell office:value-type="float" office:value="47.8594" calcext:value-type="float">
            <text:p>47,8594</text:p>
          </table:table-cell>
          <table:table-cell office:value-type="float" office:value="51.8177" calcext:value-type="float">
            <text:p>51,8177</text:p>
          </table:table-cell>
          <table:table-cell office:value-type="float" office:value="321.481" calcext:value-type="float">
            <text:p>321,481</text:p>
          </table:table-cell>
          <table:table-cell office:value-type="float" office:value="331.067" calcext:value-type="float">
            <text:p>331,067</text:p>
          </table:table-cell>
          <table:table-cell office:value-type="float" office:value="320.859" calcext:value-type="float">
            <text:p>320,859</text:p>
          </table:table-cell>
          <table:table-cell office:value-type="float" office:value="324.818" calcext:value-type="float">
            <text:p>324,818</text:p>
          </table:table-cell>
        </table:table-row>
        <table:table-row table:style-name="ro1">
          <table:table-cell office:value-type="string" calcext:value-type="string">
            <text:p>heatind packet: 3, step:5</text:p>
          </table:table-cell>
          <table:table-cell office:value-type="float" office:value="49.7409" calcext:value-type="float">
            <text:p>49,7409</text:p>
          </table:table-cell>
          <table:table-cell office:value-type="float" office:value="59.4431" calcext:value-type="float">
            <text:p>59,4431</text:p>
          </table:table-cell>
          <table:table-cell office:value-type="float" office:value="47.999" calcext:value-type="float">
            <text:p>47,999</text:p>
          </table:table-cell>
          <table:table-cell office:value-type="float" office:value="53.1424" calcext:value-type="float">
            <text:p>53,1424</text:p>
          </table:table-cell>
          <table:table-cell office:value-type="float" office:value="322.741" calcext:value-type="float">
            <text:p>322,741</text:p>
          </table:table-cell>
          <table:table-cell office:value-type="float" office:value="332.443" calcext:value-type="float">
            <text:p>332,443</text:p>
          </table:table-cell>
          <table:table-cell office:value-type="float" office:value="320.999" calcext:value-type="float">
            <text:p>320,999</text:p>
          </table:table-cell>
          <table:table-cell office:value-type="float" office:value="326.142" calcext:value-type="float">
            <text:p>326,142</text:p>
          </table:table-cell>
        </table:table-row>
        <table:table-row table:style-name="ro1">
          <table:table-cell office:value-type="string" calcext:value-type="string">
            <text:p>heatind packet: 3, step:6</text:p>
          </table:table-cell>
          <table:table-cell office:value-type="float" office:value="50.9511" calcext:value-type="float">
            <text:p>50,9511</text:p>
          </table:table-cell>
          <table:table-cell office:value-type="float" office:value="60.763" calcext:value-type="float">
            <text:p>60,763</text:p>
          </table:table-cell>
          <table:table-cell office:value-type="float" office:value="48.1738" calcext:value-type="float">
            <text:p>48,1738</text:p>
          </table:table-cell>
          <table:table-cell office:value-type="float" office:value="54.4144" calcext:value-type="float">
            <text:p>54,4144</text:p>
          </table:table-cell>
          <table:table-cell office:value-type="float" office:value="323.951" calcext:value-type="float">
            <text:p>323,951</text:p>
          </table:table-cell>
          <table:table-cell office:value-type="float" office:value="333.763" calcext:value-type="float">
            <text:p>333,763</text:p>
          </table:table-cell>
          <table:table-cell office:value-type="float" office:value="321.174" calcext:value-type="float">
            <text:p>321,174</text:p>
          </table:table-cell>
          <table:table-cell office:value-type="float" office:value="327.414" calcext:value-type="float">
            <text:p>327,414</text:p>
          </table:table-cell>
        </table:table-row>
        <table:table-row table:style-name="ro1">
          <table:table-cell office:value-type="string" calcext:value-type="string">
            <text:p>heatind packet: 3, step:7</text:p>
          </table:table-cell>
          <table:table-cell office:value-type="float" office:value="52.1131" calcext:value-type="float">
            <text:p>52,1131</text:p>
          </table:table-cell>
          <table:table-cell office:value-type="float" office:value="62.0302" calcext:value-type="float">
            <text:p>62,0302</text:p>
          </table:table-cell>
          <table:table-cell office:value-type="float" office:value="48.3814" calcext:value-type="float">
            <text:p>48,3814</text:p>
          </table:table-cell>
          <table:table-cell office:value-type="float" office:value="55.6361" calcext:value-type="float">
            <text:p>55,6361</text:p>
          </table:table-cell>
          <table:table-cell office:value-type="float" office:value="325.113" calcext:value-type="float">
            <text:p>325,113</text:p>
          </table:table-cell>
          <table:table-cell office:value-type="float" office:value="335.03" calcext:value-type="float">
            <text:p>335,03</text:p>
          </table:table-cell>
          <table:table-cell office:value-type="float" office:value="321.381" calcext:value-type="float">
            <text:p>321,381</text:p>
          </table:table-cell>
          <table:table-cell office:value-type="float" office:value="328.636" calcext:value-type="float">
            <text:p>328,636</text:p>
          </table:table-cell>
        </table:table-row>
        <table:table-row table:style-name="ro1">
          <table:table-cell office:value-type="string" calcext:value-type="string">
            <text:p>heatind packet: 3, step:8</text:p>
          </table:table-cell>
          <table:table-cell office:value-type="float" office:value="53.229" calcext:value-type="float">
            <text:p>53,229</text:p>
          </table:table-cell>
          <table:table-cell office:value-type="float" office:value="63.2472" calcext:value-type="float">
            <text:p>63,2472</text:p>
          </table:table-cell>
          <table:table-cell office:value-type="float" office:value="48.6193" calcext:value-type="float">
            <text:p>48,6193</text:p>
          </table:table-cell>
          <table:table-cell office:value-type="float" office:value="56.8097" calcext:value-type="float">
            <text:p>56,8097</text:p>
          </table:table-cell>
          <table:table-cell office:value-type="float" office:value="326.229" calcext:value-type="float">
            <text:p>326,229</text:p>
          </table:table-cell>
          <table:table-cell office:value-type="float" office:value="336.247" calcext:value-type="float">
            <text:p>336,247</text:p>
          </table:table-cell>
          <table:table-cell office:value-type="float" office:value="321.619" calcext:value-type="float">
            <text:p>321,619</text:p>
          </table:table-cell>
          <table:table-cell office:value-type="float" office:value="329.81" calcext:value-type="float">
            <text:p>329,81</text:p>
          </table:table-cell>
        </table:table-row>
        <table:table-row table:style-name="ro1">
          <table:table-cell office:value-type="string" calcext:value-type="string">
            <text:p>heatind packet: 3, step:9</text:p>
          </table:table-cell>
          <table:table-cell office:value-type="float" office:value="54.3009" calcext:value-type="float">
            <text:p>54,3009</text:p>
          </table:table-cell>
          <table:table-cell office:value-type="float" office:value="64.4162" calcext:value-type="float">
            <text:p>64,4162</text:p>
          </table:table-cell>
          <table:table-cell office:value-type="float" office:value="48.8853" calcext:value-type="float">
            <text:p>48,8853</text:p>
          </table:table-cell>
          <table:table-cell office:value-type="float" office:value="57.9373" calcext:value-type="float">
            <text:p>57,9373</text:p>
          </table:table-cell>
          <table:table-cell office:value-type="float" office:value="327.301" calcext:value-type="float">
            <text:p>327,301</text:p>
          </table:table-cell>
          <table:table-cell office:value-type="float" office:value="337.416" calcext:value-type="float">
            <text:p>337,416</text:p>
          </table:table-cell>
          <table:table-cell office:value-type="float" office:value="321.885" calcext:value-type="float">
            <text:p>321,885</text:p>
          </table:table-cell>
          <table:table-cell office:value-type="float" office:value="330.937" calcext:value-type="float">
            <text:p>330,937</text:p>
          </table:table-cell>
        </table:table-row>
        <table:table-row table:style-name="ro1">
          <table:table-cell office:value-type="string" calcext:value-type="string">
            <text:p>heatind packet: 3, step:10</text:p>
          </table:table-cell>
          <table:table-cell office:value-type="float" office:value="55.3306" calcext:value-type="float">
            <text:p>55,3306</text:p>
          </table:table-cell>
          <table:table-cell office:value-type="float" office:value="65.5394" calcext:value-type="float">
            <text:p>65,5394</text:p>
          </table:table-cell>
          <table:table-cell office:value-type="float" office:value="49.1771" calcext:value-type="float">
            <text:p>49,1771</text:p>
          </table:table-cell>
          <table:table-cell office:value-type="float" office:value="59.0209" calcext:value-type="float">
            <text:p>59,0209</text:p>
          </table:table-cell>
          <table:table-cell office:value-type="float" office:value="328.331" calcext:value-type="float">
            <text:p>328,331</text:p>
          </table:table-cell>
          <table:table-cell office:value-type="float" office:value="338.539" calcext:value-type="float">
            <text:p>338,539</text:p>
          </table:table-cell>
          <table:table-cell office:value-type="float" office:value="322.177" calcext:value-type="float">
            <text:p>322,177</text:p>
          </table:table-cell>
          <table:table-cell office:value-type="float" office:value="332.021" calcext:value-type="float">
            <text:p>332,021</text:p>
          </table:table-cell>
        </table:table-row>
        <table:table-row table:style-name="ro1">
          <table:table-cell office:value-type="string" calcext:value-type="string">
            <text:p>heatind packet: 3, step:11</text:p>
          </table:table-cell>
          <table:table-cell office:value-type="float" office:value="56.3202" calcext:value-type="float">
            <text:p>56,3202</text:p>
          </table:table-cell>
          <table:table-cell office:value-type="float" office:value="66.6189" calcext:value-type="float">
            <text:p>66,6189</text:p>
          </table:table-cell>
          <table:table-cell office:value-type="float" office:value="49.4929" calcext:value-type="float">
            <text:p>49,4929</text:p>
          </table:table-cell>
          <table:table-cell office:value-type="float" office:value="60.0626" calcext:value-type="float">
            <text:p>60,0626</text:p>
          </table:table-cell>
          <table:table-cell office:value-type="float" office:value="329.32" calcext:value-type="float">
            <text:p>329,32</text:p>
          </table:table-cell>
          <table:table-cell office:value-type="float" office:value="339.619" calcext:value-type="float">
            <text:p>339,619</text:p>
          </table:table-cell>
          <table:table-cell office:value-type="float" office:value="322.493" calcext:value-type="float">
            <text:p>322,493</text:p>
          </table:table-cell>
          <table:table-cell office:value-type="float" office:value="333.063" calcext:value-type="float">
            <text:p>333,063</text:p>
          </table:table-cell>
        </table:table-row>
        <table:table-row table:style-name="ro1">
          <table:table-cell office:value-type="string" calcext:value-type="string">
            <text:p>heatind packet: 3, step:12</text:p>
          </table:table-cell>
          <table:table-cell office:value-type="float" office:value="57.2713" calcext:value-type="float">
            <text:p>57,2713</text:p>
          </table:table-cell>
          <table:table-cell office:value-type="float" office:value="67.6566" calcext:value-type="float">
            <text:p>67,6566</text:p>
          </table:table-cell>
          <table:table-cell office:value-type="float" office:value="49.8305" calcext:value-type="float">
            <text:p>49,8305</text:p>
          </table:table-cell>
          <table:table-cell office:value-type="float" office:value="61.0642" calcext:value-type="float">
            <text:p>61,0642</text:p>
          </table:table-cell>
          <table:table-cell office:value-type="float" office:value="330.271" calcext:value-type="float">
            <text:p>330,271</text:p>
          </table:table-cell>
          <table:table-cell office:value-type="float" office:value="340.657" calcext:value-type="float">
            <text:p>340,657</text:p>
          </table:table-cell>
          <table:table-cell office:value-type="float" office:value="322.831" calcext:value-type="float">
            <text:p>322,831</text:p>
          </table:table-cell>
          <table:table-cell office:value-type="float" office:value="334.064" calcext:value-type="float">
            <text:p>334,064</text:p>
          </table:table-cell>
        </table:table-row>
        <table:table-row table:style-name="ro1">
          <table:table-cell office:value-type="string" calcext:value-type="string">
            <text:p>heatind packet: 3, step:13</text:p>
          </table:table-cell>
          <table:table-cell office:value-type="float" office:value="58.1858" calcext:value-type="float">
            <text:p>58,1858</text:p>
          </table:table-cell>
          <table:table-cell office:value-type="float" office:value="68.6544" calcext:value-type="float">
            <text:p>68,6544</text:p>
          </table:table-cell>
          <table:table-cell office:value-type="float" office:value="50.1883" calcext:value-type="float">
            <text:p>50,1883</text:p>
          </table:table-cell>
          <table:table-cell office:value-type="float" office:value="62.0275" calcext:value-type="float">
            <text:p>62,0275</text:p>
          </table:table-cell>
          <table:table-cell office:value-type="float" office:value="331.186" calcext:value-type="float">
            <text:p>331,186</text:p>
          </table:table-cell>
          <table:table-cell office:value-type="float" office:value="341.654" calcext:value-type="float">
            <text:p>341,654</text:p>
          </table:table-cell>
          <table:table-cell office:value-type="float" office:value="323.188" calcext:value-type="float">
            <text:p>323,188</text:p>
          </table:table-cell>
          <table:table-cell office:value-type="float" office:value="335.028" calcext:value-type="float">
            <text:p>335,028</text:p>
          </table:table-cell>
        </table:table-row>
        <table:table-row table:style-name="ro1">
          <table:table-cell office:value-type="string" calcext:value-type="string">
            <text:p>heatind packet: 3, step:14</text:p>
          </table:table-cell>
          <table:table-cell office:value-type="float" office:value="59.0653" calcext:value-type="float">
            <text:p>59,0653</text:p>
          </table:table-cell>
          <table:table-cell office:value-type="float" office:value="69.6141" calcext:value-type="float">
            <text:p>69,6141</text:p>
          </table:table-cell>
          <table:table-cell office:value-type="float" office:value="50.5644" calcext:value-type="float">
            <text:p>50,5644</text:p>
          </table:table-cell>
          <table:table-cell office:value-type="float" office:value="62.9543" calcext:value-type="float">
            <text:p>62,9543</text:p>
          </table:table-cell>
          <table:table-cell office:value-type="float" office:value="332.065" calcext:value-type="float">
            <text:p>332,065</text:p>
          </table:table-cell>
          <table:table-cell office:value-type="float" office:value="342.614" calcext:value-type="float">
            <text:p>342,614</text:p>
          </table:table-cell>
          <table:table-cell office:value-type="float" office:value="323.564" calcext:value-type="float">
            <text:p>323,564</text:p>
          </table:table-cell>
          <table:table-cell office:value-type="float" office:value="335.954" calcext:value-type="float">
            <text:p>335,954</text:p>
          </table:table-cell>
        </table:table-row>
        <table:table-row table:style-name="ro1">
          <table:table-cell office:value-type="string" calcext:value-type="string">
            <text:p>heatind packet: 3, step:15</text:p>
          </table:table-cell>
          <table:table-cell office:value-type="float" office:value="59.9113" calcext:value-type="float">
            <text:p>59,9113</text:p>
          </table:table-cell>
          <table:table-cell office:value-type="float" office:value="70.5374" calcext:value-type="float">
            <text:p>70,5374</text:p>
          </table:table-cell>
          <table:table-cell office:value-type="float" office:value="50.9573" calcext:value-type="float">
            <text:p>50,9573</text:p>
          </table:table-cell>
          <table:table-cell office:value-type="float" office:value="63.8461" calcext:value-type="float">
            <text:p>63,8461</text:p>
          </table:table-cell>
          <table:table-cell office:value-type="float" office:value="332.911" calcext:value-type="float">
            <text:p>332,911</text:p>
          </table:table-cell>
          <table:table-cell office:value-type="float" office:value="343.537" calcext:value-type="float">
            <text:p>343,537</text:p>
          </table:table-cell>
          <table:table-cell office:value-type="float" office:value="323.957" calcext:value-type="float">
            <text:p>323,957</text:p>
          </table:table-cell>
          <table:table-cell office:value-type="float" office:value="336.846" calcext:value-type="float">
            <text:p>336,846</text:p>
          </table:table-cell>
        </table:table-row>
        <table:table-row table:style-name="ro1">
          <table:table-cell office:value-type="string" calcext:value-type="string">
            <text:p>heatind packet: 3, step:16</text:p>
          </table:table-cell>
          <table:table-cell office:value-type="float" office:value="60.7255" calcext:value-type="float">
            <text:p>60,7255</text:p>
          </table:table-cell>
          <table:table-cell office:value-type="float" office:value="71.4259" calcext:value-type="float">
            <text:p>71,4259</text:p>
          </table:table-cell>
          <table:table-cell office:value-type="float" office:value="51.3654" calcext:value-type="float">
            <text:p>51,3654</text:p>
          </table:table-cell>
          <table:table-cell office:value-type="float" office:value="64.7045" calcext:value-type="float">
            <text:p>64,7045</text:p>
          </table:table-cell>
          <table:table-cell office:value-type="float" office:value="333.725" calcext:value-type="float">
            <text:p>333,725</text:p>
          </table:table-cell>
          <table:table-cell office:value-type="float" office:value="344.426" calcext:value-type="float">
            <text:p>344,426</text:p>
          </table:table-cell>
          <table:table-cell office:value-type="float" office:value="324.365" calcext:value-type="float">
            <text:p>324,365</text:p>
          </table:table-cell>
          <table:table-cell office:value-type="float" office:value="337.704" calcext:value-type="float">
            <text:p>337,704</text:p>
          </table:table-cell>
        </table:table-row>
        <table:table-row table:style-name="ro1">
          <table:table-cell office:value-type="string" calcext:value-type="string">
            <text:p>heatind packet: 3, step:17</text:p>
          </table:table-cell>
          <table:table-cell office:value-type="float" office:value="61.5091" calcext:value-type="float">
            <text:p>61,5091</text:p>
          </table:table-cell>
          <table:table-cell office:value-type="float" office:value="72.2813" calcext:value-type="float">
            <text:p>72,2813</text:p>
          </table:table-cell>
          <table:table-cell office:value-type="float" office:value="51.7872" calcext:value-type="float">
            <text:p>51,7872</text:p>
          </table:table-cell>
          <table:table-cell office:value-type="float" office:value="65.5311" calcext:value-type="float">
            <text:p>65,5311</text:p>
          </table:table-cell>
          <table:table-cell office:value-type="float" office:value="334.509" calcext:value-type="float">
            <text:p>334,509</text:p>
          </table:table-cell>
          <table:table-cell office:value-type="float" office:value="345.281" calcext:value-type="float">
            <text:p>345,281</text:p>
          </table:table-cell>
          <table:table-cell office:value-type="float" office:value="324.787" calcext:value-type="float">
            <text:p>324,787</text:p>
          </table:table-cell>
          <table:table-cell office:value-type="float" office:value="338.531" calcext:value-type="float">
            <text:p>338,531</text:p>
          </table:table-cell>
        </table:table-row>
        <table:table-row table:style-name="ro1">
          <table:table-cell office:value-type="string" calcext:value-type="string">
            <text:p>heatind packet: 3, step:18</text:p>
          </table:table-cell>
          <table:table-cell office:value-type="float" office:value="62.2638" calcext:value-type="float">
            <text:p>62,2638</text:p>
          </table:table-cell>
          <table:table-cell office:value-type="float" office:value="73.105" calcext:value-type="float">
            <text:p>73,105</text:p>
          </table:table-cell>
          <table:table-cell office:value-type="float" office:value="52.2215" calcext:value-type="float">
            <text:p>52,2215</text:p>
          </table:table-cell>
          <table:table-cell office:value-type="float" office:value="66.3272" calcext:value-type="float">
            <text:p>66,3272</text:p>
          </table:table-cell>
          <table:table-cell office:value-type="float" office:value="335.264" calcext:value-type="float">
            <text:p>335,264</text:p>
          </table:table-cell>
          <table:table-cell office:value-type="float" office:value="346.105" calcext:value-type="float">
            <text:p>346,105</text:p>
          </table:table-cell>
          <table:table-cell office:value-type="float" office:value="325.221" calcext:value-type="float">
            <text:p>325,221</text:p>
          </table:table-cell>
          <table:table-cell office:value-type="float" office:value="339.327" calcext:value-type="float">
            <text:p>339,327</text:p>
          </table:table-cell>
        </table:table-row>
        <table:table-row table:style-name="ro1">
          <table:table-cell office:value-type="string" calcext:value-type="string">
            <text:p>heatind packet: 3, step:19</text:p>
          </table:table-cell>
          <table:table-cell office:value-type="float" office:value="62.9906" calcext:value-type="float">
            <text:p>62,9906</text:p>
          </table:table-cell>
          <table:table-cell office:value-type="float" office:value="73.8985" calcext:value-type="float">
            <text:p>73,8985</text:p>
          </table:table-cell>
          <table:table-cell office:value-type="float" office:value="52.6669" calcext:value-type="float">
            <text:p>52,6669</text:p>
          </table:table-cell>
          <table:table-cell office:value-type="float" office:value="67.0944" calcext:value-type="float">
            <text:p>67,0944</text:p>
          </table:table-cell>
          <table:table-cell office:value-type="float" office:value="335.991" calcext:value-type="float">
            <text:p>335,991</text:p>
          </table:table-cell>
          <table:table-cell office:value-type="float" office:value="346.898" calcext:value-type="float">
            <text:p>346,898</text:p>
          </table:table-cell>
          <table:table-cell office:value-type="float" office:value="325.667" calcext:value-type="float">
            <text:p>325,667</text:p>
          </table:table-cell>
          <table:table-cell office:value-type="float" office:value="340.094" calcext:value-type="float">
            <text:p>340,094</text:p>
          </table:table-cell>
        </table:table-row>
        <table:table-row table:style-name="ro1">
          <table:table-cell office:value-type="string" calcext:value-type="string">
            <text:p>heatind packet: 3, step:20</text:p>
          </table:table-cell>
          <table:table-cell office:value-type="float" office:value="63.6909" calcext:value-type="float">
            <text:p>63,6909</text:p>
          </table:table-cell>
          <table:table-cell office:value-type="float" office:value="74.663" calcext:value-type="float">
            <text:p>74,663</text:p>
          </table:table-cell>
          <table:table-cell office:value-type="float" office:value="53.1221" calcext:value-type="float">
            <text:p>53,1221</text:p>
          </table:table-cell>
          <table:table-cell office:value-type="float" office:value="67.8337" calcext:value-type="float">
            <text:p>67,8337</text:p>
          </table:table-cell>
          <table:table-cell office:value-type="float" office:value="336.691" calcext:value-type="float">
            <text:p>336,691</text:p>
          </table:table-cell>
          <table:table-cell office:value-type="float" office:value="347.663" calcext:value-type="float">
            <text:p>347,663</text:p>
          </table:table-cell>
          <table:table-cell office:value-type="float" office:value="326.122" calcext:value-type="float">
            <text:p>326,122</text:p>
          </table:table-cell>
          <table:table-cell office:value-type="float" office:value="340.834" calcext:value-type="float">
            <text:p>340,834</text:p>
          </table:table-cell>
        </table:table-row>
        <table:table-row table:style-name="ro1">
          <table:table-cell office:value-type="string" calcext:value-type="string">
            <text:p>heatind packet: 3, step:21</text:p>
          </table:table-cell>
          <table:table-cell office:value-type="float" office:value="64.3659" calcext:value-type="float">
            <text:p>64,3659</text:p>
          </table:table-cell>
          <table:table-cell office:value-type="float" office:value="75.4" calcext:value-type="float">
            <text:p>75,4</text:p>
          </table:table-cell>
          <table:table-cell office:value-type="float" office:value="53.5861" calcext:value-type="float">
            <text:p>53,5861</text:p>
          </table:table-cell>
          <table:table-cell office:value-type="float" office:value="68.5466" calcext:value-type="float">
            <text:p>68,5466</text:p>
          </table:table-cell>
          <table:table-cell office:value-type="float" office:value="337.366" calcext:value-type="float">
            <text:p>337,366</text:p>
          </table:table-cell>
          <table:table-cell office:value-type="float" office:value="348.4" calcext:value-type="float">
            <text:p>348,4</text:p>
          </table:table-cell>
          <table:table-cell office:value-type="float" office:value="326.586" calcext:value-type="float">
            <text:p>326,586</text:p>
          </table:table-cell>
          <table:table-cell office:value-type="float" office:value="341.547" calcext:value-type="float">
            <text:p>341,547</text:p>
          </table:table-cell>
        </table:table-row>
        <table:table-row table:style-name="ro1">
          <table:table-cell office:value-type="string" calcext:value-type="string">
            <text:p>cooling packet: 3, step:1</text:p>
          </table:table-cell>
          <table:table-cell office:value-type="float" office:value="63.9712" calcext:value-type="float">
            <text:p>63,9712</text:p>
          </table:table-cell>
          <table:table-cell office:value-type="float" office:value="68.6837" calcext:value-type="float">
            <text:p>68,6837</text:p>
          </table:table-cell>
          <table:table-cell office:value-type="float" office:value="54.0289" calcext:value-type="float">
            <text:p>54,0289</text:p>
          </table:table-cell>
          <table:table-cell office:value-type="float" office:value="67.0186" calcext:value-type="float">
            <text:p>67,0186</text:p>
          </table:table-cell>
          <table:table-cell office:value-type="float" office:value="336.971" calcext:value-type="float">
            <text:p>336,971</text:p>
          </table:table-cell>
          <table:table-cell office:value-type="float" office:value="341.684" calcext:value-type="float">
            <text:p>341,684</text:p>
          </table:table-cell>
          <table:table-cell office:value-type="float" office:value="327.029" calcext:value-type="float">
            <text:p>327,029</text:p>
          </table:table-cell>
          <table:table-cell office:value-type="float" office:value="340.019" calcext:value-type="float">
            <text:p>340,019</text:p>
          </table:table-cell>
        </table:table-row>
        <table:table-row table:style-name="ro1">
          <table:table-cell office:value-type="string" calcext:value-type="string">
            <text:p>cooling packet: 3, step:2</text:p>
          </table:table-cell>
          <table:table-cell office:value-type="float" office:value="62.2241" calcext:value-type="float">
            <text:p>62,2241</text:p>
          </table:table-cell>
          <table:table-cell office:value-type="float" office:value="65.9887" calcext:value-type="float">
            <text:p>65,9887</text:p>
          </table:table-cell>
          <table:table-cell office:value-type="float" office:value="54.3942" calcext:value-type="float">
            <text:p>54,3942</text:p>
          </table:table-cell>
          <table:table-cell office:value-type="float" office:value="64.8637" calcext:value-type="float">
            <text:p>64,8637</text:p>
          </table:table-cell>
          <table:table-cell office:value-type="float" office:value="335.224" calcext:value-type="float">
            <text:p>335,224</text:p>
          </table:table-cell>
          <table:table-cell office:value-type="float" office:value="338.989" calcext:value-type="float">
            <text:p>338,989</text:p>
          </table:table-cell>
          <table:table-cell office:value-type="float" office:value="327.394" calcext:value-type="float">
            <text:p>327,394</text:p>
          </table:table-cell>
          <table:table-cell office:value-type="float" office:value="337.864" calcext:value-type="float">
            <text:p>337,864</text:p>
          </table:table-cell>
        </table:table-row>
        <table:table-row table:style-name="ro1">
          <table:table-cell office:value-type="string" calcext:value-type="string">
            <text:p>cooling packet: 3, step:3</text:p>
          </table:table-cell>
          <table:table-cell office:value-type="float" office:value="60.3124" calcext:value-type="float">
            <text:p>60,3124</text:p>
          </table:table-cell>
          <table:table-cell office:value-type="float" office:value="63.826" calcext:value-type="float">
            <text:p>63,826</text:p>
          </table:table-cell>
          <table:table-cell office:value-type="float" office:value="54.6829" calcext:value-type="float">
            <text:p>54,6829</text:p>
          </table:table-cell>
          <table:table-cell office:value-type="float" office:value="62.8157" calcext:value-type="float">
            <text:p>62,8157</text:p>
          </table:table-cell>
          <table:table-cell office:value-type="float" office:value="333.312" calcext:value-type="float">
            <text:p>333,312</text:p>
          </table:table-cell>
          <table:table-cell office:value-type="float" office:value="336.826" calcext:value-type="float">
            <text:p>336,826</text:p>
          </table:table-cell>
          <table:table-cell office:value-type="float" office:value="327.683" calcext:value-type="float">
            <text:p>327,683</text:p>
          </table:table-cell>
          <table:table-cell office:value-type="float" office:value="335.816" calcext:value-type="float">
            <text:p>335,816</text:p>
          </table:table-cell>
        </table:table-row>
        <table:table-row table:style-name="ro1">
          <table:table-cell office:value-type="string" calcext:value-type="string">
            <text:p>cooling packet: 3, step:4</text:p>
          </table:table-cell>
          <table:table-cell office:value-type="float" office:value="58.4692" calcext:value-type="float">
            <text:p>58,4692</text:p>
          </table:table-cell>
          <table:table-cell office:value-type="float" office:value="61.8303" calcext:value-type="float">
            <text:p>61,8303</text:p>
          </table:table-cell>
          <table:table-cell office:value-type="float" office:value="54.9013" calcext:value-type="float">
            <text:p>54,9013</text:p>
          </table:table-cell>
          <table:table-cell office:value-type="float" office:value="60.88" calcext:value-type="float">
            <text:p>60,88</text:p>
          </table:table-cell>
          <table:table-cell office:value-type="float" office:value="331.469" calcext:value-type="float">
            <text:p>331,469</text:p>
          </table:table-cell>
          <table:table-cell office:value-type="float" office:value="334.83" calcext:value-type="float">
            <text:p>334,83</text:p>
          </table:table-cell>
          <table:table-cell office:value-type="float" office:value="327.901" calcext:value-type="float">
            <text:p>327,901</text:p>
          </table:table-cell>
          <table:table-cell office:value-type="float" office:value="333.88" calcext:value-type="float">
            <text:p>333,88</text:p>
          </table:table-cell>
        </table:table-row>
        <table:table-row table:style-name="ro1">
          <table:table-cell office:value-type="string" calcext:value-type="string">
            <text:p>cooling packet: 3, step:5</text:p>
          </table:table-cell>
          <table:table-cell office:value-type="float" office:value="56.7208" calcext:value-type="float">
            <text:p>56,7208</text:p>
          </table:table-cell>
          <table:table-cell office:value-type="float" office:value="59.9492" calcext:value-type="float">
            <text:p>59,9492</text:p>
          </table:table-cell>
          <table:table-cell office:value-type="float" office:value="55.0551" calcext:value-type="float">
            <text:p>55,0551</text:p>
          </table:table-cell>
          <table:table-cell office:value-type="float" office:value="59.0488" calcext:value-type="float">
            <text:p>59,0488</text:p>
          </table:table-cell>
          <table:table-cell office:value-type="float" office:value="329.721" calcext:value-type="float">
            <text:p>329,721</text:p>
          </table:table-cell>
          <table:table-cell office:value-type="float" office:value="332.949" calcext:value-type="float">
            <text:p>332,949</text:p>
          </table:table-cell>
          <table:table-cell office:value-type="float" office:value="328.055" calcext:value-type="float">
            <text:p>328,055</text:p>
          </table:table-cell>
          <table:table-cell office:value-type="float" office:value="332.049" calcext:value-type="float">
            <text:p>332,049</text:p>
          </table:table-cell>
        </table:table-row>
        <table:table-row table:style-name="ro1">
          <table:table-cell office:value-type="string" calcext:value-type="string">
            <text:p>cooling packet: 3, step:6</text:p>
          </table:table-cell>
          <table:table-cell office:value-type="float" office:value="55.0648" calcext:value-type="float">
            <text:p>55,0648</text:p>
          </table:table-cell>
          <table:table-cell office:value-type="float" office:value="58.1695" calcext:value-type="float">
            <text:p>58,1695</text:p>
          </table:table-cell>
          <table:table-cell office:value-type="float" office:value="55.1498" calcext:value-type="float">
            <text:p>55,1498</text:p>
          </table:table-cell>
          <table:table-cell office:value-type="float" office:value="57.3152" calcext:value-type="float">
            <text:p>57,3152</text:p>
          </table:table-cell>
          <table:table-cell office:value-type="float" office:value="328.065" calcext:value-type="float">
            <text:p>328,065</text:p>
          </table:table-cell>
          <table:table-cell office:value-type="float" office:value="331.17" calcext:value-type="float">
            <text:p>331,17</text:p>
          </table:table-cell>
          <table:table-cell office:value-type="float" office:value="328.15" calcext:value-type="float">
            <text:p>328,15</text:p>
          </table:table-cell>
          <table:table-cell office:value-type="float" office:value="330.315" calcext:value-type="float">
            <text:p>330,315</text:p>
          </table:table-cell>
        </table:table-row>
        <table:table-row table:style-name="ro1">
          <table:table-cell office:value-type="string" calcext:value-type="string">
            <text:p>cooling packet: 3, step:7</text:p>
          </table:table-cell>
          <table:table-cell office:value-type="float" office:value="53.4959" calcext:value-type="float">
            <text:p>53,4959</text:p>
          </table:table-cell>
          <table:table-cell office:value-type="float" office:value="56.484" calcext:value-type="float">
            <text:p>56,484</text:p>
          </table:table-cell>
          <table:table-cell office:value-type="float" office:value="55.1902" calcext:value-type="float">
            <text:p>55,1902</text:p>
          </table:table-cell>
          <table:table-cell office:value-type="float" office:value="55.6727" calcext:value-type="float">
            <text:p>55,6727</text:p>
          </table:table-cell>
          <table:table-cell office:value-type="float" office:value="326.496" calcext:value-type="float">
            <text:p>326,496</text:p>
          </table:table-cell>
          <table:table-cell office:value-type="float" office:value="329.484" calcext:value-type="float">
            <text:p>329,484</text:p>
          </table:table-cell>
          <table:table-cell office:value-type="float" office:value="328.19" calcext:value-type="float">
            <text:p>328,19</text:p>
          </table:table-cell>
          <table:table-cell office:value-type="float" office:value="328.673" calcext:value-type="float">
            <text:p>328,673</text:p>
          </table:table-cell>
        </table:table-row>
        <table:table-row table:style-name="ro1">
          <table:table-cell office:value-type="string" calcext:value-type="string">
            <text:p>cooling packet: 3, step:8</text:p>
          </table:table-cell>
          <table:table-cell office:value-type="float" office:value="52.0083" calcext:value-type="float">
            <text:p>52,0083</text:p>
          </table:table-cell>
          <table:table-cell office:value-type="float" office:value="54.8862" calcext:value-type="float">
            <text:p>54,8862</text:p>
          </table:table-cell>
          <table:table-cell office:value-type="float" office:value="55.1809" calcext:value-type="float">
            <text:p>55,1809</text:p>
          </table:table-cell>
          <table:table-cell office:value-type="float" office:value="54.1153" calcext:value-type="float">
            <text:p>54,1153</text:p>
          </table:table-cell>
          <table:table-cell office:value-type="float" office:value="325.008" calcext:value-type="float">
            <text:p>325,008</text:p>
          </table:table-cell>
          <table:table-cell office:value-type="float" office:value="327.886" calcext:value-type="float">
            <text:p>327,886</text:p>
          </table:table-cell>
          <table:table-cell office:value-type="float" office:value="328.181" calcext:value-type="float">
            <text:p>328,181</text:p>
          </table:table-cell>
          <table:table-cell office:value-type="float" office:value="327.115" calcext:value-type="float">
            <text:p>327,115</text:p>
          </table:table-cell>
        </table:table-row>
        <table:table-row table:style-name="ro1">
          <table:table-cell office:value-type="string" calcext:value-type="string">
            <text:p>cooling packet: 3, step:9</text:p>
          </table:table-cell>
          <table:table-cell office:value-type="float" office:value="50.597" calcext:value-type="float">
            <text:p>50,597</text:p>
          </table:table-cell>
          <table:table-cell office:value-type="float" office:value="53.3705" calcext:value-type="float">
            <text:p>53,3705</text:p>
          </table:table-cell>
          <table:table-cell office:value-type="float" office:value="55.1261" calcext:value-type="float">
            <text:p>55,1261</text:p>
          </table:table-cell>
          <table:table-cell office:value-type="float" office:value="52.6375" calcext:value-type="float">
            <text:p>52,6375</text:p>
          </table:table-cell>
          <table:table-cell office:value-type="float" office:value="323.597" calcext:value-type="float">
            <text:p>323,597</text:p>
          </table:table-cell>
          <table:table-cell office:value-type="float" office:value="326.371" calcext:value-type="float">
            <text:p>326,371</text:p>
          </table:table-cell>
          <table:table-cell office:value-type="float" office:value="328.126" calcext:value-type="float">
            <text:p>328,126</text:p>
          </table:table-cell>
          <table:table-cell office:value-type="float" office:value="325.638" calcext:value-type="float">
            <text:p>325,638</text:p>
          </table:table-cell>
        </table:table-row>
        <table:table-row table:style-name="ro1">
          <table:table-cell office:value-type="string" calcext:value-type="string">
            <text:p>cooling packet: 3, step:10</text:p>
          </table:table-cell>
          <table:table-cell office:value-type="float" office:value="49.2569" calcext:value-type="float">
            <text:p>49,2569</text:p>
          </table:table-cell>
          <table:table-cell office:value-type="float" office:value="51.9318" calcext:value-type="float">
            <text:p>51,9318</text:p>
          </table:table-cell>
          <table:table-cell office:value-type="float" office:value="55.0297" calcext:value-type="float">
            <text:p>55,0297</text:p>
          </table:table-cell>
          <table:table-cell office:value-type="float" office:value="51.2344" calcext:value-type="float">
            <text:p>51,2344</text:p>
          </table:table-cell>
          <table:table-cell office:value-type="float" office:value="322.257" calcext:value-type="float">
            <text:p>322,257</text:p>
          </table:table-cell>
          <table:table-cell office:value-type="float" office:value="324.932" calcext:value-type="float">
            <text:p>324,932</text:p>
          </table:table-cell>
          <table:table-cell office:value-type="float" office:value="328.03" calcext:value-type="float">
            <text:p>328,03</text:p>
          </table:table-cell>
          <table:table-cell office:value-type="float" office:value="324.234" calcext:value-type="float">
            <text:p>324,234</text:p>
          </table:table-cell>
        </table:table-row>
        <table:table-row table:style-name="ro1">
          <table:table-cell office:value-type="string" calcext:value-type="string">
            <text:p>cooling packet: 3, step:11</text:p>
          </table:table-cell>
          <table:table-cell office:value-type="float" office:value="47.9837" calcext:value-type="float">
            <text:p>47,9837</text:p>
          </table:table-cell>
          <table:table-cell office:value-type="float" office:value="50.565" calcext:value-type="float">
            <text:p>50,565</text:p>
          </table:table-cell>
          <table:table-cell office:value-type="float" office:value="54.8952" calcext:value-type="float">
            <text:p>54,8952</text:p>
          </table:table-cell>
          <table:table-cell office:value-type="float" office:value="49.9011" calcext:value-type="float">
            <text:p>49,9011</text:p>
          </table:table-cell>
          <table:table-cell office:value-type="float" office:value="320.984" calcext:value-type="float">
            <text:p>320,984</text:p>
          </table:table-cell>
          <table:table-cell office:value-type="float" office:value="323.565" calcext:value-type="float">
            <text:p>323,565</text:p>
          </table:table-cell>
          <table:table-cell office:value-type="float" office:value="327.895" calcext:value-type="float">
            <text:p>327,895</text:p>
          </table:table-cell>
          <table:table-cell office:value-type="float" office:value="322.901" calcext:value-type="float">
            <text:p>322,901</text:p>
          </table:table-cell>
        </table:table-row>
        <table:table-row table:style-name="ro1">
          <table:table-cell office:value-type="string" calcext:value-type="string">
            <text:p>heatind packet: 4, step:1</text:p>
          </table:table-cell>
          <table:table-cell office:value-type="float" office:value="47.7192" calcext:value-type="float">
            <text:p>47,7192</text:p>
          </table:table-cell>
          <table:table-cell office:value-type="float" office:value="56.2578" calcext:value-type="float">
            <text:p>56,2578</text:p>
          </table:table-cell>
          <table:table-cell office:value-type="float" office:value="54.7511" calcext:value-type="float">
            <text:p>54,7511</text:p>
          </table:table-cell>
          <table:table-cell office:value-type="float" office:value="50.6757" calcext:value-type="float">
            <text:p>50,6757</text:p>
          </table:table-cell>
          <table:table-cell office:value-type="float" office:value="320.719" calcext:value-type="float">
            <text:p>320,719</text:p>
          </table:table-cell>
          <table:table-cell office:value-type="float" office:value="329.258" calcext:value-type="float">
            <text:p>329,258</text:p>
          </table:table-cell>
          <table:table-cell office:value-type="float" office:value="327.751" calcext:value-type="float">
            <text:p>327,751</text:p>
          </table:table-cell>
          <table:table-cell office:value-type="float" office:value="323.676" calcext:value-type="float">
            <text:p>323,676</text:p>
          </table:table-cell>
        </table:table-row>
        <table:table-row table:style-name="ro1">
          <table:table-cell office:value-type="string" calcext:value-type="string">
            <text:p>heatind packet: 4, step:2</text:p>
          </table:table-cell>
          <table:table-cell office:value-type="float" office:value="48.7779" calcext:value-type="float">
            <text:p>48,7779</text:p>
          </table:table-cell>
          <table:table-cell office:value-type="float" office:value="58.2556" calcext:value-type="float">
            <text:p>58,2556</text:p>
          </table:table-cell>
          <table:table-cell office:value-type="float" office:value="54.6502" calcext:value-type="float">
            <text:p>54,6502</text:p>
          </table:table-cell>
          <table:table-cell office:value-type="float" office:value="52.1176" calcext:value-type="float">
            <text:p>52,1176</text:p>
          </table:table-cell>
          <table:table-cell office:value-type="float" office:value="321.778" calcext:value-type="float">
            <text:p>321,778</text:p>
          </table:table-cell>
          <table:table-cell office:value-type="float" office:value="331.256" calcext:value-type="float">
            <text:p>331,256</text:p>
          </table:table-cell>
          <table:table-cell office:value-type="float" office:value="327.65" calcext:value-type="float">
            <text:p>327,65</text:p>
          </table:table-cell>
          <table:table-cell office:value-type="float" office:value="325.118" calcext:value-type="float">
            <text:p>325,118</text:p>
          </table:table-cell>
        </table:table-row>
        <table:table-row table:style-name="ro1">
          <table:table-cell office:value-type="string" calcext:value-type="string">
            <text:p>heatind packet: 4, step:3</text:p>
          </table:table-cell>
          <table:table-cell office:value-type="float" office:value="50.0619" calcext:value-type="float">
            <text:p>50,0619</text:p>
          </table:table-cell>
          <table:table-cell office:value-type="float" office:value="59.7742" calcext:value-type="float">
            <text:p>59,7742</text:p>
          </table:table-cell>
          <table:table-cell office:value-type="float" office:value="54.5951" calcext:value-type="float">
            <text:p>54,5951</text:p>
          </table:table-cell>
          <table:table-cell office:value-type="float" office:value="53.5163" calcext:value-type="float">
            <text:p>53,5163</text:p>
          </table:table-cell>
          <table:table-cell office:value-type="float" office:value="323.062" calcext:value-type="float">
            <text:p>323,062</text:p>
          </table:table-cell>
          <table:table-cell office:value-type="float" office:value="332.774" calcext:value-type="float">
            <text:p>332,774</text:p>
          </table:table-cell>
          <table:table-cell office:value-type="float" office:value="327.595" calcext:value-type="float">
            <text:p>327,595</text:p>
          </table:table-cell>
          <table:table-cell office:value-type="float" office:value="326.516" calcext:value-type="float">
            <text:p>326,516</text:p>
          </table:table-cell>
        </table:table-row>
        <table:table-row table:style-name="ro1">
          <table:table-cell office:value-type="string" calcext:value-type="string">
            <text:p>heatind packet: 4, step:4</text:p>
          </table:table-cell>
          <table:table-cell office:value-type="float" office:value="51.3322" calcext:value-type="float">
            <text:p>51,3322</text:p>
          </table:table-cell>
          <table:table-cell office:value-type="float" office:value="61.1759" calcext:value-type="float">
            <text:p>61,1759</text:p>
          </table:table-cell>
          <table:table-cell office:value-type="float" office:value="54.583" calcext:value-type="float">
            <text:p>54,583</text:p>
          </table:table-cell>
          <table:table-cell office:value-type="float" office:value="54.8573" calcext:value-type="float">
            <text:p>54,8573</text:p>
          </table:table-cell>
          <table:table-cell office:value-type="float" office:value="324.332" calcext:value-type="float">
            <text:p>324,332</text:p>
          </table:table-cell>
          <table:table-cell office:value-type="float" office:value="334.176" calcext:value-type="float">
            <text:p>334,176</text:p>
          </table:table-cell>
          <table:table-cell office:value-type="float" office:value="327.583" calcext:value-type="float">
            <text:p>327,583</text:p>
          </table:table-cell>
          <table:table-cell office:value-type="float" office:value="327.857" calcext:value-type="float">
            <text:p>327,857</text:p>
          </table:table-cell>
        </table:table-row>
        <table:table-row table:style-name="ro1">
          <table:table-cell office:value-type="string" calcext:value-type="string">
            <text:p>heatind packet: 4, step:5</text:p>
          </table:table-cell>
          <table:table-cell office:value-type="float" office:value="52.5552" calcext:value-type="float">
            <text:p>52,5552</text:p>
          </table:table-cell>
          <table:table-cell office:value-type="float" office:value="62.5119" calcext:value-type="float">
            <text:p>62,5119</text:p>
          </table:table-cell>
          <table:table-cell office:value-type="float" office:value="54.6111" calcext:value-type="float">
            <text:p>54,6111</text:p>
          </table:table-cell>
          <table:table-cell office:value-type="float" office:value="56.1428" calcext:value-type="float">
            <text:p>56,1428</text:p>
          </table:table-cell>
          <table:table-cell office:value-type="float" office:value="325.555" calcext:value-type="float">
            <text:p>325,555</text:p>
          </table:table-cell>
          <table:table-cell office:value-type="float" office:value="335.512" calcext:value-type="float">
            <text:p>335,512</text:p>
          </table:table-cell>
          <table:table-cell office:value-type="float" office:value="327.611" calcext:value-type="float">
            <text:p>327,611</text:p>
          </table:table-cell>
          <table:table-cell office:value-type="float" office:value="329.143" calcext:value-type="float">
            <text:p>329,143</text:p>
          </table:table-cell>
        </table:table-row>
        <table:table-row table:style-name="ro1">
          <table:table-cell office:value-type="string" calcext:value-type="string">
            <text:p>heatind packet: 4, step:6</text:p>
          </table:table-cell>
          <table:table-cell office:value-type="float" office:value="53.7281" calcext:value-type="float">
            <text:p>53,7281</text:p>
          </table:table-cell>
          <table:table-cell office:value-type="float" office:value="63.7914" calcext:value-type="float">
            <text:p>63,7914</text:p>
          </table:table-cell>
          <table:table-cell office:value-type="float" office:value="54.6764" calcext:value-type="float">
            <text:p>54,6764</text:p>
          </table:table-cell>
          <table:table-cell office:value-type="float" office:value="57.3753" calcext:value-type="float">
            <text:p>57,3753</text:p>
          </table:table-cell>
          <table:table-cell office:value-type="float" office:value="326.728" calcext:value-type="float">
            <text:p>326,728</text:p>
          </table:table-cell>
          <table:table-cell office:value-type="float" office:value="336.791" calcext:value-type="float">
            <text:p>336,791</text:p>
          </table:table-cell>
          <table:table-cell office:value-type="float" office:value="327.676" calcext:value-type="float">
            <text:p>327,676</text:p>
          </table:table-cell>
          <table:table-cell office:value-type="float" office:value="330.375" calcext:value-type="float">
            <text:p>330,375</text:p>
          </table:table-cell>
        </table:table-row>
        <table:table-row table:style-name="ro1">
          <table:table-cell office:value-type="string" calcext:value-type="string">
            <text:p>heatind packet: 4, step:7</text:p>
          </table:table-cell>
          <table:table-cell office:value-type="float" office:value="54.8526" calcext:value-type="float">
            <text:p>54,8526</text:p>
          </table:table-cell>
          <table:table-cell office:value-type="float" office:value="65.0179" calcext:value-type="float">
            <text:p>65,0179</text:p>
          </table:table-cell>
          <table:table-cell office:value-type="float" office:value="54.7766" calcext:value-type="float">
            <text:p>54,7766</text:p>
          </table:table-cell>
          <table:table-cell office:value-type="float" office:value="58.557" calcext:value-type="float">
            <text:p>58,557</text:p>
          </table:table-cell>
          <table:table-cell office:value-type="float" office:value="327.853" calcext:value-type="float">
            <text:p>327,853</text:p>
          </table:table-cell>
          <table:table-cell office:value-type="float" office:value="338.018" calcext:value-type="float">
            <text:p>338,018</text:p>
          </table:table-cell>
          <table:table-cell office:value-type="float" office:value="327.777" calcext:value-type="float">
            <text:p>327,777</text:p>
          </table:table-cell>
          <table:table-cell office:value-type="float" office:value="331.557" calcext:value-type="float">
            <text:p>331,557</text:p>
          </table:table-cell>
        </table:table-row>
        <table:table-row table:style-name="ro1">
          <table:table-cell office:value-type="string" calcext:value-type="string">
            <text:p>heatind packet: 4, step:8</text:p>
          </table:table-cell>
          <table:table-cell office:value-type="float" office:value="55.9307" calcext:value-type="float">
            <text:p>55,9307</text:p>
          </table:table-cell>
          <table:table-cell office:value-type="float" office:value="66.194" calcext:value-type="float">
            <text:p>66,194</text:p>
          </table:table-cell>
          <table:table-cell office:value-type="float" office:value="54.9091" calcext:value-type="float">
            <text:p>54,9091</text:p>
          </table:table-cell>
          <table:table-cell office:value-type="float" office:value="59.6905" calcext:value-type="float">
            <text:p>59,6905</text:p>
          </table:table-cell>
          <table:table-cell office:value-type="float" office:value="328.931" calcext:value-type="float">
            <text:p>328,931</text:p>
          </table:table-cell>
          <table:table-cell office:value-type="float" office:value="339.194" calcext:value-type="float">
            <text:p>339,194</text:p>
          </table:table-cell>
          <table:table-cell office:value-type="float" office:value="327.909" calcext:value-type="float">
            <text:p>327,909</text:p>
          </table:table-cell>
          <table:table-cell office:value-type="float" office:value="332.69" calcext:value-type="float">
            <text:p>332,69</text:p>
          </table:table-cell>
        </table:table-row>
        <table:table-row table:style-name="ro1">
          <table:table-cell office:value-type="string" calcext:value-type="string">
            <text:p>heatind packet: 4, step:9</text:p>
          </table:table-cell>
          <table:table-cell office:value-type="float" office:value="56.9646" calcext:value-type="float">
            <text:p>56,9646</text:p>
          </table:table-cell>
          <table:table-cell office:value-type="float" office:value="67.3219" calcext:value-type="float">
            <text:p>67,3219</text:p>
          </table:table-cell>
          <table:table-cell office:value-type="float" office:value="55.0716" calcext:value-type="float">
            <text:p>55,0716</text:p>
          </table:table-cell>
          <table:table-cell office:value-type="float" office:value="60.7778" calcext:value-type="float">
            <text:p>60,7778</text:p>
          </table:table-cell>
          <table:table-cell office:value-type="float" office:value="329.965" calcext:value-type="float">
            <text:p>329,965</text:p>
          </table:table-cell>
          <table:table-cell office:value-type="float" office:value="340.322" calcext:value-type="float">
            <text:p>340,322</text:p>
          </table:table-cell>
          <table:table-cell office:value-type="float" office:value="328.072" calcext:value-type="float">
            <text:p>328,072</text:p>
          </table:table-cell>
          <table:table-cell office:value-type="float" office:value="333.778" calcext:value-type="float">
            <text:p>333,778</text:p>
          </table:table-cell>
        </table:table-row>
        <table:table-row table:style-name="ro1">
          <table:table-cell office:value-type="string" calcext:value-type="string">
            <text:p>heatind packet: 4, step:10</text:p>
          </table:table-cell>
          <table:table-cell office:value-type="float" office:value="57.9562" calcext:value-type="float">
            <text:p>57,9562</text:p>
          </table:table-cell>
          <table:table-cell office:value-type="float" office:value="68.4039" calcext:value-type="float">
            <text:p>68,4039</text:p>
          </table:table-cell>
          <table:table-cell office:value-type="float" office:value="55.2618" calcext:value-type="float">
            <text:p>55,2618</text:p>
          </table:table-cell>
          <table:table-cell office:value-type="float" office:value="61.821" calcext:value-type="float">
            <text:p>61,821</text:p>
          </table:table-cell>
          <table:table-cell office:value-type="float" office:value="330.956" calcext:value-type="float">
            <text:p>330,956</text:p>
          </table:table-cell>
          <table:table-cell office:value-type="float" office:value="341.404" calcext:value-type="float">
            <text:p>341,404</text:p>
          </table:table-cell>
          <table:table-cell office:value-type="float" office:value="328.262" calcext:value-type="float">
            <text:p>328,262</text:p>
          </table:table-cell>
          <table:table-cell office:value-type="float" office:value="334.821" calcext:value-type="float">
            <text:p>334,821</text:p>
          </table:table-cell>
        </table:table-row>
        <table:table-row table:style-name="ro1">
          <table:table-cell office:value-type="string" calcext:value-type="string">
            <text:p>heatind packet: 4, step:11</text:p>
          </table:table-cell>
          <table:table-cell office:value-type="float" office:value="58.9077" calcext:value-type="float">
            <text:p>58,9077</text:p>
          </table:table-cell>
          <table:table-cell office:value-type="float" office:value="69.442" calcext:value-type="float">
            <text:p>69,442</text:p>
          </table:table-cell>
          <table:table-cell office:value-type="float" office:value="55.4777" calcext:value-type="float">
            <text:p>55,4777</text:p>
          </table:table-cell>
          <table:table-cell office:value-type="float" office:value="62.8222" calcext:value-type="float">
            <text:p>62,8222</text:p>
          </table:table-cell>
          <table:table-cell office:value-type="float" office:value="331.908" calcext:value-type="float">
            <text:p>331,908</text:p>
          </table:table-cell>
          <table:table-cell office:value-type="float" office:value="342.442" calcext:value-type="float">
            <text:p>342,442</text:p>
          </table:table-cell>
          <table:table-cell office:value-type="float" office:value="328.478" calcext:value-type="float">
            <text:p>328,478</text:p>
          </table:table-cell>
          <table:table-cell office:value-type="float" office:value="335.822" calcext:value-type="float">
            <text:p>335,822</text:p>
          </table:table-cell>
        </table:table-row>
        <table:table-row table:style-name="ro1">
          <table:table-cell office:value-type="string" calcext:value-type="string">
            <text:p>heatind packet: 4, step:12</text:p>
          </table:table-cell>
          <table:table-cell office:value-type="float" office:value="59.8207" calcext:value-type="float">
            <text:p>59,8207</text:p>
          </table:table-cell>
          <table:table-cell office:value-type="float" office:value="70.4384" calcext:value-type="float">
            <text:p>70,4384</text:p>
          </table:table-cell>
          <table:table-cell office:value-type="float" office:value="55.7172" calcext:value-type="float">
            <text:p>55,7172</text:p>
          </table:table-cell>
          <table:table-cell office:value-type="float" office:value="63.7833" calcext:value-type="float">
            <text:p>63,7833</text:p>
          </table:table-cell>
          <table:table-cell office:value-type="float" office:value="332.821" calcext:value-type="float">
            <text:p>332,821</text:p>
          </table:table-cell>
          <table:table-cell office:value-type="float" office:value="343.438" calcext:value-type="float">
            <text:p>343,438</text:p>
          </table:table-cell>
          <table:table-cell office:value-type="float" office:value="328.717" calcext:value-type="float">
            <text:p>328,717</text:p>
          </table:table-cell>
          <table:table-cell office:value-type="float" office:value="336.783" calcext:value-type="float">
            <text:p>336,783</text:p>
          </table:table-cell>
        </table:table-row>
        <table:table-row table:style-name="ro1">
          <table:table-cell office:value-type="string" calcext:value-type="string">
            <text:p>heatind packet: 4, step:13</text:p>
          </table:table-cell>
          <table:table-cell office:value-type="float" office:value="60.6971" calcext:value-type="float">
            <text:p>60,6971</text:p>
          </table:table-cell>
          <table:table-cell office:value-type="float" office:value="71.3949" calcext:value-type="float">
            <text:p>71,3949</text:p>
          </table:table-cell>
          <table:table-cell office:value-type="float" office:value="55.9786" calcext:value-type="float">
            <text:p>55,9786</text:p>
          </table:table-cell>
          <table:table-cell office:value-type="float" office:value="64.7062" calcext:value-type="float">
            <text:p>64,7062</text:p>
          </table:table-cell>
          <table:table-cell office:value-type="float" office:value="333.697" calcext:value-type="float">
            <text:p>333,697</text:p>
          </table:table-cell>
          <table:table-cell office:value-type="float" office:value="344.395" calcext:value-type="float">
            <text:p>344,395</text:p>
          </table:table-cell>
          <table:table-cell office:value-type="float" office:value="328.979" calcext:value-type="float">
            <text:p>328,979</text:p>
          </table:table-cell>
          <table:table-cell office:value-type="float" office:value="337.706" calcext:value-type="float">
            <text:p>337,706</text:p>
          </table:table-cell>
        </table:table-row>
        <table:table-row table:style-name="ro1">
          <table:table-cell office:value-type="string" calcext:value-type="string">
            <text:p>heatind packet: 4, step:14</text:p>
          </table:table-cell>
          <table:table-cell office:value-type="float" office:value="61.5386" calcext:value-type="float">
            <text:p>61,5386</text:p>
          </table:table-cell>
          <table:table-cell office:value-type="float" office:value="72.3134" calcext:value-type="float">
            <text:p>72,3134</text:p>
          </table:table-cell>
          <table:table-cell office:value-type="float" office:value="56.26" calcext:value-type="float">
            <text:p>56,26</text:p>
          </table:table-cell>
          <table:table-cell office:value-type="float" office:value="65.5926" calcext:value-type="float">
            <text:p>65,5926</text:p>
          </table:table-cell>
          <table:table-cell office:value-type="float" office:value="334.539" calcext:value-type="float">
            <text:p>334,539</text:p>
          </table:table-cell>
          <table:table-cell office:value-type="float" office:value="345.313" calcext:value-type="float">
            <text:p>345,313</text:p>
          </table:table-cell>
          <table:table-cell office:value-type="float" office:value="329.26" calcext:value-type="float">
            <text:p>329,26</text:p>
          </table:table-cell>
          <table:table-cell office:value-type="float" office:value="338.593" calcext:value-type="float">
            <text:p>338,593</text:p>
          </table:table-cell>
        </table:table-row>
        <table:table-row table:style-name="ro1">
          <table:table-cell office:value-type="string" calcext:value-type="string">
            <text:p>heatind packet: 4, step:15</text:p>
          </table:table-cell>
          <table:table-cell office:value-type="float" office:value="62.3469" calcext:value-type="float">
            <text:p>62,3469</text:p>
          </table:table-cell>
          <table:table-cell office:value-type="float" office:value="73.1957" calcext:value-type="float">
            <text:p>73,1957</text:p>
          </table:table-cell>
          <table:table-cell office:value-type="float" office:value="56.5597" calcext:value-type="float">
            <text:p>56,5597</text:p>
          </table:table-cell>
          <table:table-cell office:value-type="float" office:value="66.4442" calcext:value-type="float">
            <text:p>66,4442</text:p>
          </table:table-cell>
          <table:table-cell office:value-type="float" office:value="335.347" calcext:value-type="float">
            <text:p>335,347</text:p>
          </table:table-cell>
          <table:table-cell office:value-type="float" office:value="346.196" calcext:value-type="float">
            <text:p>346,196</text:p>
          </table:table-cell>
          <table:table-cell office:value-type="float" office:value="329.56" calcext:value-type="float">
            <text:p>329,56</text:p>
          </table:table-cell>
          <table:table-cell office:value-type="float" office:value="339.444" calcext:value-type="float">
            <text:p>339,444</text:p>
          </table:table-cell>
        </table:table-row>
        <table:table-row table:style-name="ro1">
          <table:table-cell office:value-type="string" calcext:value-type="string">
            <text:p>heatind packet: 4, step:16</text:p>
          </table:table-cell>
          <table:table-cell office:value-type="float" office:value="63.1234" calcext:value-type="float">
            <text:p>63,1234</text:p>
          </table:table-cell>
          <table:table-cell office:value-type="float" office:value="74.0433" calcext:value-type="float">
            <text:p>74,0433</text:p>
          </table:table-cell>
          <table:table-cell office:value-type="float" office:value="56.8762" calcext:value-type="float">
            <text:p>56,8762</text:p>
          </table:table-cell>
          <table:table-cell office:value-type="float" office:value="67.2627" calcext:value-type="float">
            <text:p>67,2627</text:p>
          </table:table-cell>
          <table:table-cell office:value-type="float" office:value="336.123" calcext:value-type="float">
            <text:p>336,123</text:p>
          </table:table-cell>
          <table:table-cell office:value-type="float" office:value="347.043" calcext:value-type="float">
            <text:p>347,043</text:p>
          </table:table-cell>
          <table:table-cell office:value-type="float" office:value="329.876" calcext:value-type="float">
            <text:p>329,876</text:p>
          </table:table-cell>
          <table:table-cell office:value-type="float" office:value="340.263" calcext:value-type="float">
            <text:p>340,263</text:p>
          </table:table-cell>
        </table:table-row>
        <table:table-row table:style-name="ro1">
          <table:table-cell office:value-type="string" calcext:value-type="string">
            <text:p>heatind packet: 4, step:17</text:p>
          </table:table-cell>
          <table:table-cell office:value-type="float" office:value="63.8696" calcext:value-type="float">
            <text:p>63,8696</text:p>
          </table:table-cell>
          <table:table-cell office:value-type="float" office:value="74.8581" calcext:value-type="float">
            <text:p>74,8581</text:p>
          </table:table-cell>
          <table:table-cell office:value-type="float" office:value="57.208" calcext:value-type="float">
            <text:p>57,208</text:p>
          </table:table-cell>
          <table:table-cell office:value-type="float" office:value="68.0495" calcext:value-type="float">
            <text:p>68,0495</text:p>
          </table:table-cell>
          <table:table-cell office:value-type="float" office:value="336.87" calcext:value-type="float">
            <text:p>336,87</text:p>
          </table:table-cell>
          <table:table-cell office:value-type="float" office:value="347.858" calcext:value-type="float">
            <text:p>347,858</text:p>
          </table:table-cell>
          <table:table-cell office:value-type="float" office:value="330.208" calcext:value-type="float">
            <text:p>330,208</text:p>
          </table:table-cell>
          <table:table-cell office:value-type="float" office:value="341.05" calcext:value-type="float">
            <text:p>341,05</text:p>
          </table:table-cell>
        </table:table-row>
        <table:table-row table:style-name="ro1">
          <table:table-cell office:value-type="string" calcext:value-type="string">
            <text:p>heatind packet: 4, step:18</text:p>
          </table:table-cell>
          <table:table-cell office:value-type="float" office:value="64.5871" calcext:value-type="float">
            <text:p>64,5871</text:p>
          </table:table-cell>
          <table:table-cell office:value-type="float" office:value="75.6414" calcext:value-type="float">
            <text:p>75,6414</text:p>
          </table:table-cell>
          <table:table-cell office:value-type="float" office:value="57.5537" calcext:value-type="float">
            <text:p>57,5537</text:p>
          </table:table-cell>
          <table:table-cell office:value-type="float" office:value="68.8062" calcext:value-type="float">
            <text:p>68,8062</text:p>
          </table:table-cell>
          <table:table-cell office:value-type="float" office:value="337.587" calcext:value-type="float">
            <text:p>337,587</text:p>
          </table:table-cell>
          <table:table-cell office:value-type="float" office:value="348.641" calcext:value-type="float">
            <text:p>348,641</text:p>
          </table:table-cell>
          <table:table-cell office:value-type="float" office:value="330.554" calcext:value-type="float">
            <text:p>330,554</text:p>
          </table:table-cell>
          <table:table-cell office:value-type="float" office:value="341.806" calcext:value-type="float">
            <text:p>341,806</text:p>
          </table:table-cell>
        </table:table-row>
        <table:table-row table:style-name="ro1">
          <table:table-cell office:value-type="string" calcext:value-type="string">
            <text:p>heatind packet: 4, step:19</text:p>
          </table:table-cell>
          <table:table-cell office:value-type="float" office:value="65.277" calcext:value-type="float">
            <text:p>65,277</text:p>
          </table:table-cell>
          <table:table-cell office:value-type="float" office:value="76.3947" calcext:value-type="float">
            <text:p>76,3947</text:p>
          </table:table-cell>
          <table:table-cell office:value-type="float" office:value="57.9119" calcext:value-type="float">
            <text:p>57,9119</text:p>
          </table:table-cell>
          <table:table-cell office:value-type="float" office:value="69.534" calcext:value-type="float">
            <text:p>69,534</text:p>
          </table:table-cell>
          <table:table-cell office:value-type="float" office:value="338.277" calcext:value-type="float">
            <text:p>338,277</text:p>
          </table:table-cell>
          <table:table-cell office:value-type="float" office:value="349.395" calcext:value-type="float">
            <text:p>349,395</text:p>
          </table:table-cell>
          <table:table-cell office:value-type="float" office:value="330.912" calcext:value-type="float">
            <text:p>330,912</text:p>
          </table:table-cell>
          <table:table-cell office:value-type="float" office:value="342.534" calcext:value-type="float">
            <text:p>342,534</text:p>
          </table:table-cell>
        </table:table-row>
        <table:table-row table:style-name="ro1">
          <table:table-cell office:value-type="string" calcext:value-type="string">
            <text:p>heatind packet: 4, step:20</text:p>
          </table:table-cell>
          <table:table-cell office:value-type="float" office:value="65.9407" calcext:value-type="float">
            <text:p>65,9407</text:p>
          </table:table-cell>
          <table:table-cell office:value-type="float" office:value="77.1195" calcext:value-type="float">
            <text:p>77,1195</text:p>
          </table:table-cell>
          <table:table-cell office:value-type="float" office:value="58.2814" calcext:value-type="float">
            <text:p>58,2814</text:p>
          </table:table-cell>
          <table:table-cell office:value-type="float" office:value="70.2345" calcext:value-type="float">
            <text:p>70,2345</text:p>
          </table:table-cell>
          <table:table-cell office:value-type="float" office:value="338.941" calcext:value-type="float">
            <text:p>338,941</text:p>
          </table:table-cell>
          <table:table-cell office:value-type="float" office:value="350.119" calcext:value-type="float">
            <text:p>350,119</text:p>
          </table:table-cell>
          <table:table-cell office:value-type="float" office:value="331.281" calcext:value-type="float">
            <text:p>331,281</text:p>
          </table:table-cell>
          <table:table-cell office:value-type="float" office:value="343.234" calcext:value-type="float">
            <text:p>343,234</text:p>
          </table:table-cell>
        </table:table-row>
        <table:table-row table:style-name="ro1">
          <table:table-cell office:value-type="string" calcext:value-type="string">
            <text:p>heatind packet: 4, step:21</text:p>
          </table:table-cell>
          <table:table-cell office:value-type="float" office:value="66.5794" calcext:value-type="float">
            <text:p>66,5794</text:p>
          </table:table-cell>
          <table:table-cell office:value-type="float" office:value="77.817" calcext:value-type="float">
            <text:p>77,817</text:p>
          </table:table-cell>
          <table:table-cell office:value-type="float" office:value="58.6611" calcext:value-type="float">
            <text:p>58,6611</text:p>
          </table:table-cell>
          <table:table-cell office:value-type="float" office:value="70.9088" calcext:value-type="float">
            <text:p>70,9088</text:p>
          </table:table-cell>
          <table:table-cell office:value-type="float" office:value="339.579" calcext:value-type="float">
            <text:p>339,579</text:p>
          </table:table-cell>
          <table:table-cell office:value-type="float" office:value="350.817" calcext:value-type="float">
            <text:p>350,817</text:p>
          </table:table-cell>
          <table:table-cell office:value-type="float" office:value="331.661" calcext:value-type="float">
            <text:p>331,661</text:p>
          </table:table-cell>
          <table:table-cell office:value-type="float" office:value="343.909" calcext:value-type="float">
            <text:p>343,909</text:p>
          </table:table-cell>
        </table:table-row>
        <table:table-row table:style-name="ro1">
          <table:table-cell office:value-type="string" calcext:value-type="string">
            <text:p>cooling packet: 4, step:1</text:p>
          </table:table-cell>
          <table:table-cell office:value-type="float" office:value="66.1376" calcext:value-type="float">
            <text:p>66,1376</text:p>
          </table:table-cell>
          <table:table-cell office:value-type="float" office:value="71.0137" calcext:value-type="float">
            <text:p>71,0137</text:p>
          </table:table-cell>
          <table:table-cell office:value-type="float" office:value="59.0206" calcext:value-type="float">
            <text:p>59,0206</text:p>
          </table:table-cell>
          <table:table-cell office:value-type="float" office:value="69.3232" calcext:value-type="float">
            <text:p>69,3232</text:p>
          </table:table-cell>
          <table:table-cell office:value-type="float" office:value="339.138" calcext:value-type="float">
            <text:p>339,138</text:p>
          </table:table-cell>
          <table:table-cell office:value-type="float" office:value="344.014" calcext:value-type="float">
            <text:p>344,014</text:p>
          </table:table-cell>
          <table:table-cell office:value-type="float" office:value="332.021" calcext:value-type="float">
            <text:p>332,021</text:p>
          </table:table-cell>
          <table:table-cell office:value-type="float" office:value="342.323" calcext:value-type="float">
            <text:p>342,323</text:p>
          </table:table-cell>
        </table:table-row>
        <table:table-row table:style-name="ro1">
          <table:table-cell office:value-type="string" calcext:value-type="string">
            <text:p>cooling packet: 4, step:2</text:p>
          </table:table-cell>
          <table:table-cell office:value-type="float" office:value="64.3353" calcext:value-type="float">
            <text:p>64,3353</text:p>
          </table:table-cell>
          <table:table-cell office:value-type="float" office:value="68.2593" calcext:value-type="float">
            <text:p>68,2593</text:p>
          </table:table-cell>
          <table:table-cell office:value-type="float" office:value="59.3033" calcext:value-type="float">
            <text:p>59,3033</text:p>
          </table:table-cell>
          <table:table-cell office:value-type="float" office:value="67.1096" calcext:value-type="float">
            <text:p>67,1096</text:p>
          </table:table-cell>
          <table:table-cell office:value-type="float" office:value="337.335" calcext:value-type="float">
            <text:p>337,335</text:p>
          </table:table-cell>
          <table:table-cell office:value-type="float" office:value="341.259" calcext:value-type="float">
            <text:p>341,259</text:p>
          </table:table-cell>
          <table:table-cell office:value-type="float" office:value="332.303" calcext:value-type="float">
            <text:p>332,303</text:p>
          </table:table-cell>
          <table:table-cell office:value-type="float" office:value="340.11" calcext:value-type="float">
            <text:p>340,11</text:p>
          </table:table-cell>
        </table:table-row>
        <table:table-row table:style-name="ro1">
          <table:table-cell office:value-type="string" calcext:value-type="string">
            <text:p>cooling packet: 4, step:3</text:p>
          </table:table-cell>
          <table:table-cell office:value-type="float" office:value="62.3709" calcext:value-type="float">
            <text:p>62,3709</text:p>
          </table:table-cell>
          <table:table-cell office:value-type="float" office:value="66.0402" calcext:value-type="float">
            <text:p>66,0402</text:p>
          </table:table-cell>
          <table:table-cell office:value-type="float" office:value="59.5102" calcext:value-type="float">
            <text:p>59,5102</text:p>
          </table:table-cell>
          <table:table-cell office:value-type="float" office:value="65.0058" calcext:value-type="float">
            <text:p>65,0058</text:p>
          </table:table-cell>
          <table:table-cell office:value-type="float" office:value="335.371" calcext:value-type="float">
            <text:p>335,371</text:p>
          </table:table-cell>
          <table:table-cell office:value-type="float" office:value="339.04" calcext:value-type="float">
            <text:p>339,04</text:p>
          </table:table-cell>
          <table:table-cell office:value-type="float" office:value="332.51" calcext:value-type="float">
            <text:p>332,51</text:p>
          </table:table-cell>
          <table:table-cell office:value-type="float" office:value="338.006" calcext:value-type="float">
            <text:p>338,006</text:p>
          </table:table-cell>
        </table:table-row>
        <table:table-row table:style-name="ro1">
          <table:table-cell office:value-type="string" calcext:value-type="string">
            <text:p>cooling packet: 4, step:4</text:p>
          </table:table-cell>
          <table:table-cell office:value-type="float" office:value="60.4777" calcext:value-type="float">
            <text:p>60,4777</text:p>
          </table:table-cell>
          <table:table-cell office:value-type="float" office:value="63.9904" calcext:value-type="float">
            <text:p>63,9904</text:p>
          </table:table-cell>
          <table:table-cell office:value-type="float" office:value="59.6476" calcext:value-type="float">
            <text:p>59,6476</text:p>
          </table:table-cell>
          <table:table-cell office:value-type="float" office:value="63.0168" calcext:value-type="float">
            <text:p>63,0168</text:p>
          </table:table-cell>
          <table:table-cell office:value-type="float" office:value="333.478" calcext:value-type="float">
            <text:p>333,478</text:p>
          </table:table-cell>
          <table:table-cell office:value-type="float" office:value="336.99" calcext:value-type="float">
            <text:p>336,99</text:p>
          </table:table-cell>
          <table:table-cell office:value-type="float" office:value="332.648" calcext:value-type="float">
            <text:p>332,648</text:p>
          </table:table-cell>
          <table:table-cell office:value-type="float" office:value="336.017" calcext:value-type="float">
            <text:p>336,017</text:p>
          </table:table-cell>
        </table:table-row>
        <table:table-row table:style-name="ro1">
          <table:table-cell office:value-type="string" calcext:value-type="string">
            <text:p>cooling packet: 4, step:5</text:p>
          </table:table-cell>
          <table:table-cell office:value-type="float" office:value="58.6817" calcext:value-type="float">
            <text:p>58,6817</text:p>
          </table:table-cell>
          <table:table-cell office:value-type="float" office:value="62.0576" calcext:value-type="float">
            <text:p>62,0576</text:p>
          </table:table-cell>
          <table:table-cell office:value-type="float" office:value="59.7214" calcext:value-type="float">
            <text:p>59,7214</text:p>
          </table:table-cell>
          <table:table-cell office:value-type="float" office:value="61.1349" calcext:value-type="float">
            <text:p>61,1349</text:p>
          </table:table-cell>
          <table:table-cell office:value-type="float" office:value="331.682" calcext:value-type="float">
            <text:p>331,682</text:p>
          </table:table-cell>
          <table:table-cell office:value-type="float" office:value="335.058" calcext:value-type="float">
            <text:p>335,058</text:p>
          </table:table-cell>
          <table:table-cell office:value-type="float" office:value="332.721" calcext:value-type="float">
            <text:p>332,721</text:p>
          </table:table-cell>
          <table:table-cell office:value-type="float" office:value="334.135" calcext:value-type="float">
            <text:p>334,135</text:p>
          </table:table-cell>
        </table:table-row>
        <table:table-row table:style-name="ro1">
          <table:table-cell office:value-type="string" calcext:value-type="string">
            <text:p>cooling packet: 4, step:6</text:p>
          </table:table-cell>
          <table:table-cell office:value-type="float" office:value="56.9802" calcext:value-type="float">
            <text:p>56,9802</text:p>
          </table:table-cell>
          <table:table-cell office:value-type="float" office:value="60.2285" calcext:value-type="float">
            <text:p>60,2285</text:p>
          </table:table-cell>
          <table:table-cell office:value-type="float" office:value="59.7369" calcext:value-type="float">
            <text:p>59,7369</text:p>
          </table:table-cell>
          <table:table-cell office:value-type="float" office:value="59.3527" calcext:value-type="float">
            <text:p>59,3527</text:p>
          </table:table-cell>
          <table:table-cell office:value-type="float" office:value="329.98" calcext:value-type="float">
            <text:p>329,98</text:p>
          </table:table-cell>
          <table:table-cell office:value-type="float" office:value="333.228" calcext:value-type="float">
            <text:p>333,228</text:p>
          </table:table-cell>
          <table:table-cell office:value-type="float" office:value="332.737" calcext:value-type="float">
            <text:p>332,737</text:p>
          </table:table-cell>
          <table:table-cell office:value-type="float" office:value="332.353" calcext:value-type="float">
            <text:p>332,353</text:p>
          </table:table-cell>
        </table:table-row>
        <table:table-row table:style-name="ro1">
          <table:table-cell office:value-type="string" calcext:value-type="string">
            <text:p>cooling packet: 4, step:7</text:p>
          </table:table-cell>
          <table:table-cell office:value-type="float" office:value="55.3677" calcext:value-type="float">
            <text:p>55,3677</text:p>
          </table:table-cell>
          <table:table-cell office:value-type="float" office:value="58.4956" calcext:value-type="float">
            <text:p>58,4956</text:p>
          </table:table-cell>
          <table:table-cell office:value-type="float" office:value="59.6992" calcext:value-type="float">
            <text:p>59,6992</text:p>
          </table:table-cell>
          <table:table-cell office:value-type="float" office:value="57.6636" calcext:value-type="float">
            <text:p>57,6636</text:p>
          </table:table-cell>
          <table:table-cell office:value-type="float" office:value="328.368" calcext:value-type="float">
            <text:p>328,368</text:p>
          </table:table-cell>
          <table:table-cell office:value-type="float" office:value="331.496" calcext:value-type="float">
            <text:p>331,496</text:p>
          </table:table-cell>
          <table:table-cell office:value-type="float" office:value="332.699" calcext:value-type="float">
            <text:p>332,699</text:p>
          </table:table-cell>
          <table:table-cell office:value-type="float" office:value="330.664" calcext:value-type="float">
            <text:p>330,664</text:p>
          </table:table-cell>
        </table:table-row>
        <table:table-row table:style-name="ro1">
          <table:table-cell office:value-type="string" calcext:value-type="string">
            <text:p>cooling packet: 4, step:8</text:p>
          </table:table-cell>
          <table:table-cell office:value-type="float" office:value="53.8383" calcext:value-type="float">
            <text:p>53,8383</text:p>
          </table:table-cell>
          <table:table-cell office:value-type="float" office:value="56.8525" calcext:value-type="float">
            <text:p>56,8525</text:p>
          </table:table-cell>
          <table:table-cell office:value-type="float" office:value="59.6128" calcext:value-type="float">
            <text:p>59,6128</text:p>
          </table:table-cell>
          <table:table-cell office:value-type="float" office:value="56.0617" calcext:value-type="float">
            <text:p>56,0617</text:p>
          </table:table-cell>
          <table:table-cell office:value-type="float" office:value="326.838" calcext:value-type="float">
            <text:p>326,838</text:p>
          </table:table-cell>
          <table:table-cell office:value-type="float" office:value="329.853" calcext:value-type="float">
            <text:p>329,853</text:p>
          </table:table-cell>
          <table:table-cell office:value-type="float" office:value="332.613" calcext:value-type="float">
            <text:p>332,613</text:p>
          </table:table-cell>
          <table:table-cell office:value-type="float" office:value="329.062" calcext:value-type="float">
            <text:p>329,062</text:p>
          </table:table-cell>
        </table:table-row>
        <table:table-row table:style-name="ro1">
          <table:table-cell office:value-type="string" calcext:value-type="string">
            <text:p>cooling packet: 4, step:9</text:p>
          </table:table-cell>
          <table:table-cell office:value-type="float" office:value="52.3868" calcext:value-type="float">
            <text:p>52,3868</text:p>
          </table:table-cell>
          <table:table-cell office:value-type="float" office:value="55.2934" calcext:value-type="float">
            <text:p>55,2934</text:p>
          </table:table-cell>
          <table:table-cell office:value-type="float" office:value="59.482" calcext:value-type="float">
            <text:p>59,482</text:p>
          </table:table-cell>
          <table:table-cell office:value-type="float" office:value="54.5411" calcext:value-type="float">
            <text:p>54,5411</text:p>
          </table:table-cell>
          <table:table-cell office:value-type="float" office:value="325.387" calcext:value-type="float">
            <text:p>325,387</text:p>
          </table:table-cell>
          <table:table-cell office:value-type="float" office:value="328.293" calcext:value-type="float">
            <text:p>328,293</text:p>
          </table:table-cell>
          <table:table-cell office:value-type="float" office:value="332.482" calcext:value-type="float">
            <text:p>332,482</text:p>
          </table:table-cell>
          <table:table-cell office:value-type="float" office:value="327.541" calcext:value-type="float">
            <text:p>327,541</text:p>
          </table:table-cell>
        </table:table-row>
        <table:table-row table:style-name="ro1">
          <table:table-cell office:value-type="string" calcext:value-type="string">
            <text:p>cooling packet: 4, step:10</text:p>
          </table:table-cell>
          <table:table-cell office:value-type="float" office:value="51.0081" calcext:value-type="float">
            <text:p>51,0081</text:p>
          </table:table-cell>
          <table:table-cell office:value-type="float" office:value="53.8127" calcext:value-type="float">
            <text:p>53,8127</text:p>
          </table:table-cell>
          <table:table-cell office:value-type="float" office:value="59.3106" calcext:value-type="float">
            <text:p>59,3106</text:p>
          </table:table-cell>
          <table:table-cell office:value-type="float" office:value="53.0967" calcext:value-type="float">
            <text:p>53,0967</text:p>
          </table:table-cell>
          <table:table-cell office:value-type="float" office:value="324.008" calcext:value-type="float">
            <text:p>324,008</text:p>
          </table:table-cell>
          <table:table-cell office:value-type="float" office:value="326.813" calcext:value-type="float">
            <text:p>326,813</text:p>
          </table:table-cell>
          <table:table-cell office:value-type="float" office:value="332.311" calcext:value-type="float">
            <text:p>332,311</text:p>
          </table:table-cell>
          <table:table-cell office:value-type="float" office:value="326.097" calcext:value-type="float">
            <text:p>326,097</text:p>
          </table:table-cell>
        </table:table-row>
        <table:table-row table:style-name="ro1">
          <table:table-cell office:value-type="string" calcext:value-type="string">
            <text:p>cooling packet: 4, step:11</text:p>
          </table:table-cell>
          <table:table-cell office:value-type="float" office:value="49.6977" calcext:value-type="float">
            <text:p>49,6977</text:p>
          </table:table-cell>
          <table:table-cell office:value-type="float" office:value="52.4057" calcext:value-type="float">
            <text:p>52,4057</text:p>
          </table:table-cell>
          <table:table-cell office:value-type="float" office:value="59.1022" calcext:value-type="float">
            <text:p>59,1022</text:p>
          </table:table-cell>
          <table:table-cell office:value-type="float" office:value="51.7238" calcext:value-type="float">
            <text:p>51,7238</text:p>
          </table:table-cell>
          <table:table-cell office:value-type="float" office:value="322.698" calcext:value-type="float">
            <text:p>322,698</text:p>
          </table:table-cell>
          <table:table-cell office:value-type="float" office:value="325.406" calcext:value-type="float">
            <text:p>325,406</text:p>
          </table:table-cell>
          <table:table-cell office:value-type="float" office:value="332.102" calcext:value-type="float">
            <text:p>332,102</text:p>
          </table:table-cell>
          <table:table-cell office:value-type="float" office:value="324.724" calcext:value-type="float">
            <text:p>324,724</text:p>
          </table:table-cell>
        </table:table-row>
        <table:table-row table:style-name="ro1">
          <table:table-cell office:value-type="string" calcext:value-type="string">
            <text:p>heatind packet: 5, step:1</text:p>
          </table:table-cell>
          <table:table-cell office:value-type="float" office:value="49.4058" calcext:value-type="float">
            <text:p>49,4058</text:p>
          </table:table-cell>
          <table:table-cell office:value-type="float" office:value="58.0975" calcext:value-type="float">
            <text:p>58,0975</text:p>
          </table:table-cell>
          <table:table-cell office:value-type="float" office:value="58.8856" calcext:value-type="float">
            <text:p>58,8856</text:p>
          </table:table-cell>
          <table:table-cell office:value-type="float" office:value="52.4749" calcext:value-type="float">
            <text:p>52,4749</text:p>
          </table:table-cell>
          <table:table-cell office:value-type="float" office:value="322.406" calcext:value-type="float">
            <text:p>322,406</text:p>
          </table:table-cell>
          <table:table-cell office:value-type="float" office:value="331.097" calcext:value-type="float">
            <text:p>331,097</text:p>
          </table:table-cell>
          <table:table-cell office:value-type="float" office:value="331.886" calcext:value-type="float">
            <text:p>331,886</text:p>
          </table:table-cell>
          <table:table-cell office:value-type="float" office:value="325.475" calcext:value-type="float">
            <text:p>325,475</text:p>
          </table:table-cell>
        </table:table-row>
        <table:table-row table:style-name="ro1">
          <table:table-cell office:value-type="string" calcext:value-type="string">
            <text:p>heatind packet: 5, step:2</text:p>
          </table:table-cell>
          <table:table-cell office:value-type="float" office:value="50.4451" calcext:value-type="float">
            <text:p>50,4451</text:p>
          </table:table-cell>
          <table:table-cell office:value-type="float" office:value="60.0742" calcext:value-type="float">
            <text:p>60,0742</text:p>
          </table:table-cell>
          <table:table-cell office:value-type="float" office:value="58.7136" calcext:value-type="float">
            <text:p>58,7136</text:p>
          </table:table-cell>
          <table:table-cell office:value-type="float" office:value="53.8962" calcext:value-type="float">
            <text:p>53,8962</text:p>
          </table:table-cell>
          <table:table-cell office:value-type="float" office:value="323.445" calcext:value-type="float">
            <text:p>323,445</text:p>
          </table:table-cell>
          <table:table-cell office:value-type="float" office:value="333.074" calcext:value-type="float">
            <text:p>333,074</text:p>
          </table:table-cell>
          <table:table-cell office:value-type="float" office:value="331.714" calcext:value-type="float">
            <text:p>331,714</text:p>
          </table:table-cell>
          <table:table-cell office:value-type="float" office:value="326.896" calcext:value-type="float">
            <text:p>326,896</text:p>
          </table:table-cell>
        </table:table-row>
        <table:table-row table:style-name="ro1">
          <table:table-cell office:value-type="string" calcext:value-type="string">
            <text:p>heatind packet: 5, step:3</text:p>
          </table:table-cell>
          <table:table-cell office:value-type="float" office:value="51.7097" calcext:value-type="float">
            <text:p>51,7097</text:p>
          </table:table-cell>
          <table:table-cell office:value-type="float" office:value="61.5711" calcext:value-type="float">
            <text:p>61,5711</text:p>
          </table:table-cell>
          <table:table-cell office:value-type="float" office:value="58.589" calcext:value-type="float">
            <text:p>58,589</text:p>
          </table:table-cell>
          <table:table-cell office:value-type="float" office:value="55.2739" calcext:value-type="float">
            <text:p>55,2739</text:p>
          </table:table-cell>
          <table:table-cell office:value-type="float" office:value="324.71" calcext:value-type="float">
            <text:p>324,71</text:p>
          </table:table-cell>
          <table:table-cell office:value-type="float" office:value="334.571" calcext:value-type="float">
            <text:p>334,571</text:p>
          </table:table-cell>
          <table:table-cell office:value-type="float" office:value="331.589" calcext:value-type="float">
            <text:p>331,589</text:p>
          </table:table-cell>
          <table:table-cell office:value-type="float" office:value="328.274" calcext:value-type="float">
            <text:p>328,274</text:p>
          </table:table-cell>
        </table:table-row>
        <table:table-row table:style-name="ro1">
          <table:table-cell office:value-type="string" calcext:value-type="string">
            <text:p>heatind packet: 5, step:4</text:p>
          </table:table-cell>
          <table:table-cell office:value-type="float" office:value="52.96" calcext:value-type="float">
            <text:p>52,96</text:p>
          </table:table-cell>
          <table:table-cell office:value-type="float" office:value="62.951" calcext:value-type="float">
            <text:p>62,951</text:p>
          </table:table-cell>
          <table:table-cell office:value-type="float" office:value="58.5088" calcext:value-type="float">
            <text:p>58,5088</text:p>
          </table:table-cell>
          <table:table-cell office:value-type="float" office:value="56.5935" calcext:value-type="float">
            <text:p>56,5935</text:p>
          </table:table-cell>
          <table:table-cell office:value-type="float" office:value="325.96" calcext:value-type="float">
            <text:p>325,96</text:p>
          </table:table-cell>
          <table:table-cell office:value-type="float" office:value="335.951" calcext:value-type="float">
            <text:p>335,951</text:p>
          </table:table-cell>
          <table:table-cell office:value-type="float" office:value="331.509" calcext:value-type="float">
            <text:p>331,509</text:p>
          </table:table-cell>
          <table:table-cell office:value-type="float" office:value="329.594" calcext:value-type="float">
            <text:p>329,594</text:p>
          </table:table-cell>
        </table:table-row>
        <table:table-row table:style-name="ro1">
          <table:table-cell office:value-type="string" calcext:value-type="string">
            <text:p>heatind packet: 5, step:5</text:p>
          </table:table-cell>
          <table:table-cell office:value-type="float" office:value="54.1625" calcext:value-type="float">
            <text:p>54,1625</text:p>
          </table:table-cell>
          <table:table-cell office:value-type="float" office:value="64.2648" calcext:value-type="float">
            <text:p>64,2648</text:p>
          </table:table-cell>
          <table:table-cell office:value-type="float" office:value="58.4701" calcext:value-type="float">
            <text:p>58,4701</text:p>
          </table:table-cell>
          <table:table-cell office:value-type="float" office:value="57.8573" calcext:value-type="float">
            <text:p>57,8573</text:p>
          </table:table-cell>
          <table:table-cell office:value-type="float" office:value="327.162" calcext:value-type="float">
            <text:p>327,162</text:p>
          </table:table-cell>
          <table:table-cell office:value-type="float" office:value="337.265" calcext:value-type="float">
            <text:p>337,265</text:p>
          </table:table-cell>
          <table:table-cell office:value-type="float" office:value="331.47" calcext:value-type="float">
            <text:p>331,47</text:p>
          </table:table-cell>
          <table:table-cell office:value-type="float" office:value="330.857" calcext:value-type="float">
            <text:p>330,857</text:p>
          </table:table-cell>
        </table:table-row>
        <table:table-row table:style-name="ro1">
          <table:table-cell office:value-type="string" calcext:value-type="string">
            <text:p>heatind packet: 5, step:6</text:p>
          </table:table-cell>
          <table:table-cell office:value-type="float" office:value="55.3147" calcext:value-type="float">
            <text:p>55,3147</text:p>
          </table:table-cell>
          <table:table-cell office:value-type="float" office:value="65.5219" calcext:value-type="float">
            <text:p>65,5219</text:p>
          </table:table-cell>
          <table:table-cell office:value-type="float" office:value="58.4701" calcext:value-type="float">
            <text:p>58,4701</text:p>
          </table:table-cell>
          <table:table-cell office:value-type="float" office:value="59.0677" calcext:value-type="float">
            <text:p>59,0677</text:p>
          </table:table-cell>
          <table:table-cell office:value-type="float" office:value="328.315" calcext:value-type="float">
            <text:p>328,315</text:p>
          </table:table-cell>
          <table:table-cell office:value-type="float" office:value="338.522" calcext:value-type="float">
            <text:p>338,522</text:p>
          </table:table-cell>
          <table:table-cell office:value-type="float" office:value="331.47" calcext:value-type="float">
            <text:p>331,47</text:p>
          </table:table-cell>
          <table:table-cell office:value-type="float" office:value="332.068" calcext:value-type="float">
            <text:p>332,068</text:p>
          </table:table-cell>
        </table:table-row>
        <table:table-row table:style-name="ro1">
          <table:table-cell office:value-type="string" calcext:value-type="string">
            <text:p>heatind packet: 5, step:7</text:p>
          </table:table-cell>
          <table:table-cell office:value-type="float" office:value="56.4182" calcext:value-type="float">
            <text:p>56,4182</text:p>
          </table:table-cell>
          <table:table-cell office:value-type="float" office:value="66.7257" calcext:value-type="float">
            <text:p>66,7257</text:p>
          </table:table-cell>
          <table:table-cell office:value-type="float" office:value="58.5061" calcext:value-type="float">
            <text:p>58,5061</text:p>
          </table:table-cell>
          <table:table-cell office:value-type="float" office:value="60.2272" calcext:value-type="float">
            <text:p>60,2272</text:p>
          </table:table-cell>
          <table:table-cell office:value-type="float" office:value="329.418" calcext:value-type="float">
            <text:p>329,418</text:p>
          </table:table-cell>
          <table:table-cell office:value-type="float" office:value="339.726" calcext:value-type="float">
            <text:p>339,726</text:p>
          </table:table-cell>
          <table:table-cell office:value-type="float" office:value="331.506" calcext:value-type="float">
            <text:p>331,506</text:p>
          </table:table-cell>
          <table:table-cell office:value-type="float" office:value="333.227" calcext:value-type="float">
            <text:p>333,227</text:p>
          </table:table-cell>
        </table:table-row>
        <table:table-row table:style-name="ro1">
          <table:table-cell office:value-type="string" calcext:value-type="string">
            <text:p>heatind packet: 5, step:8</text:p>
          </table:table-cell>
          <table:table-cell office:value-type="float" office:value="57.4752" calcext:value-type="float">
            <text:p>57,4752</text:p>
          </table:table-cell>
          <table:table-cell office:value-type="float" office:value="67.8789" calcext:value-type="float">
            <text:p>67,8789</text:p>
          </table:table-cell>
          <table:table-cell office:value-type="float" office:value="58.5758" calcext:value-type="float">
            <text:p>58,5758</text:p>
          </table:table-cell>
          <table:table-cell office:value-type="float" office:value="61.3382" calcext:value-type="float">
            <text:p>61,3382</text:p>
          </table:table-cell>
          <table:table-cell office:value-type="float" office:value="330.475" calcext:value-type="float">
            <text:p>330,475</text:p>
          </table:table-cell>
          <table:table-cell office:value-type="float" office:value="340.879" calcext:value-type="float">
            <text:p>340,879</text:p>
          </table:table-cell>
          <table:table-cell office:value-type="float" office:value="331.576" calcext:value-type="float">
            <text:p>331,576</text:p>
          </table:table-cell>
          <table:table-cell office:value-type="float" office:value="334.338" calcext:value-type="float">
            <text:p>334,338</text:p>
          </table:table-cell>
        </table:table-row>
        <table:table-row table:style-name="ro1">
          <table:table-cell office:value-type="string" calcext:value-type="string">
            <text:p>heatind packet: 5, step:9</text:p>
          </table:table-cell>
          <table:table-cell office:value-type="float" office:value="58.4878" calcext:value-type="float">
            <text:p>58,4878</text:p>
          </table:table-cell>
          <table:table-cell office:value-type="float" office:value="68.9838" calcext:value-type="float">
            <text:p>68,9838</text:p>
          </table:table-cell>
          <table:table-cell office:value-type="float" office:value="58.6766" calcext:value-type="float">
            <text:p>58,6766</text:p>
          </table:table-cell>
          <table:table-cell office:value-type="float" office:value="62.4029" calcext:value-type="float">
            <text:p>62,4029</text:p>
          </table:table-cell>
          <table:table-cell office:value-type="float" office:value="331.488" calcext:value-type="float">
            <text:p>331,488</text:p>
          </table:table-cell>
          <table:table-cell office:value-type="float" office:value="341.984" calcext:value-type="float">
            <text:p>341,984</text:p>
          </table:table-cell>
          <table:table-cell office:value-type="float" office:value="331.677" calcext:value-type="float">
            <text:p>331,677</text:p>
          </table:table-cell>
          <table:table-cell office:value-type="float" office:value="335.403" calcext:value-type="float">
            <text:p>335,403</text:p>
          </table:table-cell>
        </table:table-row>
        <table:table-row table:style-name="ro1">
          <table:table-cell office:value-type="string" calcext:value-type="string">
            <text:p>heatind packet: 5, step:10</text:p>
          </table:table-cell>
          <table:table-cell office:value-type="float" office:value="59.4581" calcext:value-type="float">
            <text:p>59,4581</text:p>
          </table:table-cell>
          <table:table-cell office:value-type="float" office:value="70.0426" calcext:value-type="float">
            <text:p>70,0426</text:p>
          </table:table-cell>
          <table:table-cell office:value-type="float" office:value="58.8063" calcext:value-type="float">
            <text:p>58,8063</text:p>
          </table:table-cell>
          <table:table-cell office:value-type="float" office:value="63.4234" calcext:value-type="float">
            <text:p>63,4234</text:p>
          </table:table-cell>
          <table:table-cell office:value-type="float" office:value="332.458" calcext:value-type="float">
            <text:p>332,458</text:p>
          </table:table-cell>
          <table:table-cell office:value-type="float" office:value="343.043" calcext:value-type="float">
            <text:p>343,043</text:p>
          </table:table-cell>
          <table:table-cell office:value-type="float" office:value="331.806" calcext:value-type="float">
            <text:p>331,806</text:p>
          </table:table-cell>
          <table:table-cell office:value-type="float" office:value="336.423" calcext:value-type="float">
            <text:p>336,423</text:p>
          </table:table-cell>
        </table:table-row>
        <table:table-row table:style-name="ro1">
          <table:table-cell office:value-type="string" calcext:value-type="string">
            <text:p>heatind packet: 5, step:11</text:p>
          </table:table-cell>
          <table:table-cell office:value-type="float" office:value="60.3881" calcext:value-type="float">
            <text:p>60,3881</text:p>
          </table:table-cell>
          <table:table-cell office:value-type="float" office:value="71.0576" calcext:value-type="float">
            <text:p>71,0576</text:p>
          </table:table-cell>
          <table:table-cell office:value-type="float" office:value="58.9628" calcext:value-type="float">
            <text:p>58,9628</text:p>
          </table:table-cell>
          <table:table-cell office:value-type="float" office:value="64.4018" calcext:value-type="float">
            <text:p>64,4018</text:p>
          </table:table-cell>
          <table:table-cell office:value-type="float" office:value="333.388" calcext:value-type="float">
            <text:p>333,388</text:p>
          </table:table-cell>
          <table:table-cell office:value-type="float" office:value="344.058" calcext:value-type="float">
            <text:p>344,058</text:p>
          </table:table-cell>
          <table:table-cell office:value-type="float" office:value="331.963" calcext:value-type="float">
            <text:p>331,963</text:p>
          </table:table-cell>
          <table:table-cell office:value-type="float" office:value="337.402" calcext:value-type="float">
            <text:p>337,402</text:p>
          </table:table-cell>
        </table:table-row>
        <table:table-row table:style-name="ro1">
          <table:table-cell office:value-type="string" calcext:value-type="string">
            <text:p>heatind packet: 5, step:12</text:p>
          </table:table-cell>
          <table:table-cell office:value-type="float" office:value="61.2797" calcext:value-type="float">
            <text:p>61,2797</text:p>
          </table:table-cell>
          <table:table-cell office:value-type="float" office:value="72.0307" calcext:value-type="float">
            <text:p>72,0307</text:p>
          </table:table-cell>
          <table:table-cell office:value-type="float" office:value="59.1441" calcext:value-type="float">
            <text:p>59,1441</text:p>
          </table:table-cell>
          <table:table-cell office:value-type="float" office:value="65.3401" calcext:value-type="float">
            <text:p>65,3401</text:p>
          </table:table-cell>
          <table:table-cell office:value-type="float" office:value="334.28" calcext:value-type="float">
            <text:p>334,28</text:p>
          </table:table-cell>
          <table:table-cell office:value-type="float" office:value="345.031" calcext:value-type="float">
            <text:p>345,031</text:p>
          </table:table-cell>
          <table:table-cell office:value-type="float" office:value="332.144" calcext:value-type="float">
            <text:p>332,144</text:p>
          </table:table-cell>
          <table:table-cell office:value-type="float" office:value="338.34" calcext:value-type="float">
            <text:p>338,34</text:p>
          </table:table-cell>
        </table:table-row>
        <table:table-row table:style-name="ro1">
          <table:table-cell office:value-type="string" calcext:value-type="string">
            <text:p>heatind packet: 5, step:13</text:p>
          </table:table-cell>
          <table:table-cell office:value-type="float" office:value="62.1346" calcext:value-type="float">
            <text:p>62,1346</text:p>
          </table:table-cell>
          <table:table-cell office:value-type="float" office:value="72.9639" calcext:value-type="float">
            <text:p>72,9639</text:p>
          </table:table-cell>
          <table:table-cell office:value-type="float" office:value="59.3483" calcext:value-type="float">
            <text:p>59,3483</text:p>
          </table:table-cell>
          <table:table-cell office:value-type="float" office:value="66.2402" calcext:value-type="float">
            <text:p>66,2402</text:p>
          </table:table-cell>
          <table:table-cell office:value-type="float" office:value="335.135" calcext:value-type="float">
            <text:p>335,135</text:p>
          </table:table-cell>
          <table:table-cell office:value-type="float" office:value="345.964" calcext:value-type="float">
            <text:p>345,964</text:p>
          </table:table-cell>
          <table:table-cell office:value-type="float" office:value="332.348" calcext:value-type="float">
            <text:p>332,348</text:p>
          </table:table-cell>
          <table:table-cell office:value-type="float" office:value="339.24" calcext:value-type="float">
            <text:p>339,24</text:p>
          </table:table-cell>
        </table:table-row>
        <table:table-row table:style-name="ro1">
          <table:table-cell office:value-type="string" calcext:value-type="string">
            <text:p>heatind packet: 5, step:14</text:p>
          </table:table-cell>
          <table:table-cell office:value-type="float" office:value="62.9547" calcext:value-type="float">
            <text:p>62,9547</text:p>
          </table:table-cell>
          <table:table-cell office:value-type="float" office:value="73.8591" calcext:value-type="float">
            <text:p>73,8591</text:p>
          </table:table-cell>
          <table:table-cell office:value-type="float" office:value="59.5735" calcext:value-type="float">
            <text:p>59,5735</text:p>
          </table:table-cell>
          <table:table-cell office:value-type="float" office:value="67.1038" calcext:value-type="float">
            <text:p>67,1038</text:p>
          </table:table-cell>
          <table:table-cell office:value-type="float" office:value="335.955" calcext:value-type="float">
            <text:p>335,955</text:p>
          </table:table-cell>
          <table:table-cell office:value-type="float" office:value="346.859" calcext:value-type="float">
            <text:p>346,859</text:p>
          </table:table-cell>
          <table:table-cell office:value-type="float" office:value="332.573" calcext:value-type="float">
            <text:p>332,573</text:p>
          </table:table-cell>
          <table:table-cell office:value-type="float" office:value="340.104" calcext:value-type="float">
            <text:p>340,104</text:p>
          </table:table-cell>
        </table:table-row>
        <table:table-row table:style-name="ro1">
          <table:table-cell office:value-type="string" calcext:value-type="string">
            <text:p>heatind packet: 5, step:15</text:p>
          </table:table-cell>
          <table:table-cell office:value-type="float" office:value="63.7416" calcext:value-type="float">
            <text:p>63,7416</text:p>
          </table:table-cell>
          <table:table-cell office:value-type="float" office:value="74.7182" calcext:value-type="float">
            <text:p>74,7182</text:p>
          </table:table-cell>
          <table:table-cell office:value-type="float" office:value="59.818" calcext:value-type="float">
            <text:p>59,818</text:p>
          </table:table-cell>
          <table:table-cell office:value-type="float" office:value="67.9327" calcext:value-type="float">
            <text:p>67,9327</text:p>
          </table:table-cell>
          <table:table-cell office:value-type="float" office:value="336.742" calcext:value-type="float">
            <text:p>336,742</text:p>
          </table:table-cell>
          <table:table-cell office:value-type="float" office:value="347.718" calcext:value-type="float">
            <text:p>347,718</text:p>
          </table:table-cell>
          <table:table-cell office:value-type="float" office:value="332.818" calcext:value-type="float">
            <text:p>332,818</text:p>
          </table:table-cell>
          <table:table-cell office:value-type="float" office:value="340.933" calcext:value-type="float">
            <text:p>340,933</text:p>
          </table:table-cell>
        </table:table-row>
        <table:table-row table:style-name="ro1">
          <table:table-cell office:value-type="string" calcext:value-type="string">
            <text:p>heatind packet: 5, step:16</text:p>
          </table:table-cell>
          <table:table-cell office:value-type="float" office:value="64.4968" calcext:value-type="float">
            <text:p>64,4968</text:p>
          </table:table-cell>
          <table:table-cell office:value-type="float" office:value="75.5427" calcext:value-type="float">
            <text:p>75,5427</text:p>
          </table:table-cell>
          <table:table-cell office:value-type="float" office:value="60.0803" calcext:value-type="float">
            <text:p>60,0803</text:p>
          </table:table-cell>
          <table:table-cell office:value-type="float" office:value="68.7285" calcext:value-type="float">
            <text:p>68,7285</text:p>
          </table:table-cell>
          <table:table-cell office:value-type="float" office:value="337.497" calcext:value-type="float">
            <text:p>337,497</text:p>
          </table:table-cell>
          <table:table-cell office:value-type="float" office:value="348.543" calcext:value-type="float">
            <text:p>348,543</text:p>
          </table:table-cell>
          <table:table-cell office:value-type="float" office:value="333.08" calcext:value-type="float">
            <text:p>333,08</text:p>
          </table:table-cell>
          <table:table-cell office:value-type="float" office:value="341.729" calcext:value-type="float">
            <text:p>341,729</text:p>
          </table:table-cell>
        </table:table-row>
        <table:table-row table:style-name="ro1">
          <table:table-cell office:value-type="string" calcext:value-type="string">
            <text:p>heatind packet: 5, step:17</text:p>
          </table:table-cell>
          <table:table-cell office:value-type="float" office:value="65.2219" calcext:value-type="float">
            <text:p>65,2219</text:p>
          </table:table-cell>
          <table:table-cell office:value-type="float" office:value="76.3344" calcext:value-type="float">
            <text:p>76,3344</text:p>
          </table:table-cell>
          <table:table-cell office:value-type="float" office:value="60.3587" calcext:value-type="float">
            <text:p>60,3587</text:p>
          </table:table-cell>
          <table:table-cell office:value-type="float" office:value="69.4928" calcext:value-type="float">
            <text:p>69,4928</text:p>
          </table:table-cell>
          <table:table-cell office:value-type="float" office:value="338.222" calcext:value-type="float">
            <text:p>338,222</text:p>
          </table:table-cell>
          <table:table-cell office:value-type="float" office:value="349.334" calcext:value-type="float">
            <text:p>349,334</text:p>
          </table:table-cell>
          <table:table-cell office:value-type="float" office:value="333.359" calcext:value-type="float">
            <text:p>333,359</text:p>
          </table:table-cell>
          <table:table-cell office:value-type="float" office:value="342.493" calcext:value-type="float">
            <text:p>342,493</text:p>
          </table:table-cell>
        </table:table-row>
        <table:table-row table:style-name="ro1">
          <table:table-cell office:value-type="string" calcext:value-type="string">
            <text:p>heatind packet: 5, step:18</text:p>
          </table:table-cell>
          <table:table-cell office:value-type="float" office:value="65.9182" calcext:value-type="float">
            <text:p>65,9182</text:p>
          </table:table-cell>
          <table:table-cell office:value-type="float" office:value="77.0948" calcext:value-type="float">
            <text:p>77,0948</text:p>
          </table:table-cell>
          <table:table-cell office:value-type="float" office:value="60.652" calcext:value-type="float">
            <text:p>60,652</text:p>
          </table:table-cell>
          <table:table-cell office:value-type="float" office:value="70.227" calcext:value-type="float">
            <text:p>70,227</text:p>
          </table:table-cell>
          <table:table-cell office:value-type="float" office:value="338.918" calcext:value-type="float">
            <text:p>338,918</text:p>
          </table:table-cell>
          <table:table-cell office:value-type="float" office:value="350.095" calcext:value-type="float">
            <text:p>350,095</text:p>
          </table:table-cell>
          <table:table-cell office:value-type="float" office:value="333.652" calcext:value-type="float">
            <text:p>333,652</text:p>
          </table:table-cell>
          <table:table-cell office:value-type="float" office:value="343.227" calcext:value-type="float">
            <text:p>343,227</text:p>
          </table:table-cell>
        </table:table-row>
        <table:table-row table:style-name="ro1">
          <table:table-cell office:value-type="string" calcext:value-type="string">
            <text:p>heatind packet: 5, step:19</text:p>
          </table:table-cell>
          <table:table-cell office:value-type="float" office:value="66.5872" calcext:value-type="float">
            <text:p>66,5872</text:p>
          </table:table-cell>
          <table:table-cell office:value-type="float" office:value="77.8254" calcext:value-type="float">
            <text:p>77,8254</text:p>
          </table:table-cell>
          <table:table-cell office:value-type="float" office:value="60.9587" calcext:value-type="float">
            <text:p>60,9587</text:p>
          </table:table-cell>
          <table:table-cell office:value-type="float" office:value="70.9326" calcext:value-type="float">
            <text:p>70,9326</text:p>
          </table:table-cell>
          <table:table-cell office:value-type="float" office:value="339.587" calcext:value-type="float">
            <text:p>339,587</text:p>
          </table:table-cell>
          <table:table-cell office:value-type="float" office:value="350.825" calcext:value-type="float">
            <text:p>350,825</text:p>
          </table:table-cell>
          <table:table-cell office:value-type="float" office:value="333.959" calcext:value-type="float">
            <text:p>333,959</text:p>
          </table:table-cell>
          <table:table-cell office:value-type="float" office:value="343.933" calcext:value-type="float">
            <text:p>343,933</text:p>
          </table:table-cell>
        </table:table-row>
        <table:table-row table:style-name="ro1">
          <table:table-cell office:value-type="string" calcext:value-type="string">
            <text:p>heatind packet: 5, step:20</text:p>
          </table:table-cell>
          <table:table-cell office:value-type="float" office:value="67.2301" calcext:value-type="float">
            <text:p>67,2301</text:p>
          </table:table-cell>
          <table:table-cell office:value-type="float" office:value="78.5275" calcext:value-type="float">
            <text:p>78,5275</text:p>
          </table:table-cell>
          <table:table-cell office:value-type="float" office:value="61.2776" calcext:value-type="float">
            <text:p>61,2776</text:p>
          </table:table-cell>
          <table:table-cell office:value-type="float" office:value="71.6109" calcext:value-type="float">
            <text:p>71,6109</text:p>
          </table:table-cell>
          <table:table-cell office:value-type="float" office:value="340.23" calcext:value-type="float">
            <text:p>340,23</text:p>
          </table:table-cell>
          <table:table-cell office:value-type="float" office:value="351.528" calcext:value-type="float">
            <text:p>351,528</text:p>
          </table:table-cell>
          <table:table-cell office:value-type="float" office:value="334.278" calcext:value-type="float">
            <text:p>334,278</text:p>
          </table:table-cell>
          <table:table-cell office:value-type="float" office:value="344.611" calcext:value-type="float">
            <text:p>344,611</text:p>
          </table:table-cell>
        </table:table-row>
        <table:table-row table:style-name="ro1">
          <table:table-cell office:value-type="string" calcext:value-type="string">
            <text:p>heatind packet: 5, step:21</text:p>
          </table:table-cell>
          <table:table-cell office:value-type="float" office:value="67.8482" calcext:value-type="float">
            <text:p>67,8482</text:p>
          </table:table-cell>
          <table:table-cell office:value-type="float" office:value="79.2026" calcext:value-type="float">
            <text:p>79,2026</text:p>
          </table:table-cell>
          <table:table-cell office:value-type="float" office:value="61.6075" calcext:value-type="float">
            <text:p>61,6075</text:p>
          </table:table-cell>
          <table:table-cell office:value-type="float" office:value="72.2632" calcext:value-type="float">
            <text:p>72,2632</text:p>
          </table:table-cell>
          <table:table-cell office:value-type="float" office:value="340.848" calcext:value-type="float">
            <text:p>340,848</text:p>
          </table:table-cell>
          <table:table-cell office:value-type="float" office:value="352.203" calcext:value-type="float">
            <text:p>352,203</text:p>
          </table:table-cell>
          <table:table-cell office:value-type="float" office:value="334.607" calcext:value-type="float">
            <text:p>334,607</text:p>
          </table:table-cell>
          <table:table-cell office:value-type="float" office:value="345.263" calcext:value-type="float">
            <text:p>345,263</text:p>
          </table:table-cell>
        </table:table-row>
        <table:table-row table:style-name="ro1">
          <table:table-cell office:value-type="string" calcext:value-type="string">
            <text:p>cooling packet: 5, step:1</text:p>
          </table:table-cell>
          <table:table-cell office:value-type="float" office:value="67.3794" calcext:value-type="float">
            <text:p>67,3794</text:p>
          </table:table-cell>
          <table:table-cell office:value-type="float" office:value="72.3497" calcext:value-type="float">
            <text:p>72,3497</text:p>
          </table:table-cell>
          <table:table-cell office:value-type="float" office:value="61.9179" calcext:value-type="float">
            <text:p>61,9179</text:p>
          </table:table-cell>
          <table:table-cell office:value-type="float" office:value="70.6449" calcext:value-type="float">
            <text:p>70,6449</text:p>
          </table:table-cell>
          <table:table-cell office:value-type="float" office:value="340.379" calcext:value-type="float">
            <text:p>340,379</text:p>
          </table:table-cell>
          <table:table-cell office:value-type="float" office:value="345.35" calcext:value-type="float">
            <text:p>345,35</text:p>
          </table:table-cell>
          <table:table-cell office:value-type="float" office:value="334.918" calcext:value-type="float">
            <text:p>334,918</text:p>
          </table:table-cell>
          <table:table-cell office:value-type="float" office:value="343.645" calcext:value-type="float">
            <text:p>343,645</text:p>
          </table:table-cell>
        </table:table-row>
        <table:table-row table:style-name="ro1">
          <table:table-cell office:value-type="string" calcext:value-type="string">
            <text:p>cooling packet: 5, step:2</text:p>
          </table:table-cell>
          <table:table-cell office:value-type="float" office:value="65.5456" calcext:value-type="float">
            <text:p>65,5456</text:p>
          </table:table-cell>
          <table:table-cell office:value-type="float" office:value="69.5615" calcext:value-type="float">
            <text:p>69,5615</text:p>
          </table:table-cell>
          <table:table-cell office:value-type="float" office:value="62.152" calcext:value-type="float">
            <text:p>62,152</text:p>
          </table:table-cell>
          <table:table-cell office:value-type="float" office:value="68.3977" calcext:value-type="float">
            <text:p>68,3977</text:p>
          </table:table-cell>
          <table:table-cell office:value-type="float" office:value="338.546" calcext:value-type="float">
            <text:p>338,546</text:p>
          </table:table-cell>
          <table:table-cell office:value-type="float" office:value="342.562" calcext:value-type="float">
            <text:p>342,562</text:p>
          </table:table-cell>
          <table:table-cell office:value-type="float" office:value="335.152" calcext:value-type="float">
            <text:p>335,152</text:p>
          </table:table-cell>
          <table:table-cell office:value-type="float" office:value="341.398" calcext:value-type="float">
            <text:p>341,398</text:p>
          </table:table-cell>
        </table:table-row>
        <table:table-row table:style-name="ro1">
          <table:table-cell office:value-type="string" calcext:value-type="string">
            <text:p>cooling packet: 5, step:3</text:p>
          </table:table-cell>
          <table:table-cell office:value-type="float" office:value="63.5512" calcext:value-type="float">
            <text:p>63,5512</text:p>
          </table:table-cell>
          <table:table-cell office:value-type="float" office:value="67.3101" calcext:value-type="float">
            <text:p>67,3101</text:p>
          </table:table-cell>
          <table:table-cell office:value-type="float" office:value="62.3107" calcext:value-type="float">
            <text:p>62,3107</text:p>
          </table:table-cell>
          <table:table-cell office:value-type="float" office:value="66.2621" calcext:value-type="float">
            <text:p>66,2621</text:p>
          </table:table-cell>
          <table:table-cell office:value-type="float" office:value="336.551" calcext:value-type="float">
            <text:p>336,551</text:p>
          </table:table-cell>
          <table:table-cell office:value-type="float" office:value="340.31" calcext:value-type="float">
            <text:p>340,31</text:p>
          </table:table-cell>
          <table:table-cell office:value-type="float" office:value="335.311" calcext:value-type="float">
            <text:p>335,311</text:p>
          </table:table-cell>
          <table:table-cell office:value-type="float" office:value="339.262" calcext:value-type="float">
            <text:p>339,262</text:p>
          </table:table-cell>
        </table:table-row>
        <table:table-row table:style-name="ro1">
          <table:table-cell office:value-type="string" calcext:value-type="string">
            <text:p>cooling packet: 5, step:4</text:p>
          </table:table-cell>
          <table:table-cell office:value-type="float" office:value="61.6296" calcext:value-type="float">
            <text:p>61,6296</text:p>
          </table:table-cell>
          <table:table-cell office:value-type="float" office:value="65.2294" calcext:value-type="float">
            <text:p>65,2294</text:p>
          </table:table-cell>
          <table:table-cell office:value-type="float" office:value="62.4005" calcext:value-type="float">
            <text:p>62,4005</text:p>
          </table:table-cell>
          <table:table-cell office:value-type="float" office:value="64.2427" calcext:value-type="float">
            <text:p>64,2427</text:p>
          </table:table-cell>
          <table:table-cell office:value-type="float" office:value="334.63" calcext:value-type="float">
            <text:p>334,63</text:p>
          </table:table-cell>
          <table:table-cell office:value-type="float" office:value="338.229" calcext:value-type="float">
            <text:p>338,229</text:p>
          </table:table-cell>
          <table:table-cell office:value-type="float" office:value="335.401" calcext:value-type="float">
            <text:p>335,401</text:p>
          </table:table-cell>
          <table:table-cell office:value-type="float" office:value="337.243" calcext:value-type="float">
            <text:p>337,243</text:p>
          </table:table-cell>
        </table:table-row>
        <table:table-row table:style-name="ro1">
          <table:table-cell office:value-type="string" calcext:value-type="string">
            <text:p>cooling packet: 5, step:5</text:p>
          </table:table-cell>
          <table:table-cell office:value-type="float" office:value="59.8064" calcext:value-type="float">
            <text:p>59,8064</text:p>
          </table:table-cell>
          <table:table-cell office:value-type="float" office:value="63.2671" calcext:value-type="float">
            <text:p>63,2671</text:p>
          </table:table-cell>
          <table:table-cell office:value-type="float" office:value="62.4272" calcext:value-type="float">
            <text:p>62,4272</text:p>
          </table:table-cell>
          <table:table-cell office:value-type="float" office:value="62.3318" calcext:value-type="float">
            <text:p>62,3318</text:p>
          </table:table-cell>
          <table:table-cell office:value-type="float" office:value="332.806" calcext:value-type="float">
            <text:p>332,806</text:p>
          </table:table-cell>
          <table:table-cell office:value-type="float" office:value="336.267" calcext:value-type="float">
            <text:p>336,267</text:p>
          </table:table-cell>
          <table:table-cell office:value-type="float" office:value="335.427" calcext:value-type="float">
            <text:p>335,427</text:p>
          </table:table-cell>
          <table:table-cell office:value-type="float" office:value="335.332" calcext:value-type="float">
            <text:p>335,332</text:p>
          </table:table-cell>
        </table:table-row>
        <table:table-row table:style-name="ro1">
          <table:table-cell office:value-type="string" calcext:value-type="string">
            <text:p>cooling packet: 5, step:6</text:p>
          </table:table-cell>
          <table:table-cell office:value-type="float" office:value="58.079" calcext:value-type="float">
            <text:p>58,079</text:p>
          </table:table-cell>
          <table:table-cell office:value-type="float" office:value="61.4099" calcext:value-type="float">
            <text:p>61,4099</text:p>
          </table:table-cell>
          <table:table-cell office:value-type="float" office:value="62.3963" calcext:value-type="float">
            <text:p>62,3963</text:p>
          </table:table-cell>
          <table:table-cell office:value-type="float" office:value="60.5218" calcext:value-type="float">
            <text:p>60,5218</text:p>
          </table:table-cell>
          <table:table-cell office:value-type="float" office:value="331.079" calcext:value-type="float">
            <text:p>331,079</text:p>
          </table:table-cell>
          <table:table-cell office:value-type="float" office:value="334.41" calcext:value-type="float">
            <text:p>334,41</text:p>
          </table:table-cell>
          <table:table-cell office:value-type="float" office:value="335.396" calcext:value-type="float">
            <text:p>335,396</text:p>
          </table:table-cell>
          <table:table-cell office:value-type="float" office:value="333.522" calcext:value-type="float">
            <text:p>333,522</text:p>
          </table:table-cell>
        </table:table-row>
        <table:table-row table:style-name="ro1">
          <table:table-cell office:value-type="string" calcext:value-type="string">
            <text:p>cooling packet: 5, step:7</text:p>
          </table:table-cell>
          <table:table-cell office:value-type="float" office:value="56.4416" calcext:value-type="float">
            <text:p>56,4416</text:p>
          </table:table-cell>
          <table:table-cell office:value-type="float" office:value="59.65" calcext:value-type="float">
            <text:p>59,65</text:p>
          </table:table-cell>
          <table:table-cell office:value-type="float" office:value="62.3128" calcext:value-type="float">
            <text:p>62,3128</text:p>
          </table:table-cell>
          <table:table-cell office:value-type="float" office:value="58.8063" calcext:value-type="float">
            <text:p>58,8063</text:p>
          </table:table-cell>
          <table:table-cell office:value-type="float" office:value="329.442" calcext:value-type="float">
            <text:p>329,442</text:p>
          </table:table-cell>
          <table:table-cell office:value-type="float" office:value="332.65" calcext:value-type="float">
            <text:p>332,65</text:p>
          </table:table-cell>
          <table:table-cell office:value-type="float" office:value="335.313" calcext:value-type="float">
            <text:p>335,313</text:p>
          </table:table-cell>
          <table:table-cell office:value-type="float" office:value="331.806" calcext:value-type="float">
            <text:p>331,806</text:p>
          </table:table-cell>
        </table:table-row>
        <table:table-row table:style-name="ro1">
          <table:table-cell office:value-type="string" calcext:value-type="string">
            <text:p>cooling packet: 5, step:8</text:p>
          </table:table-cell>
          <table:table-cell office:value-type="float" office:value="54.8884" calcext:value-type="float">
            <text:p>54,8884</text:p>
          </table:table-cell>
          <table:table-cell office:value-type="float" office:value="57.981" calcext:value-type="float">
            <text:p>57,981</text:p>
          </table:table-cell>
          <table:table-cell office:value-type="float" office:value="62.1812" calcext:value-type="float">
            <text:p>62,1812</text:p>
          </table:table-cell>
          <table:table-cell office:value-type="float" office:value="57.1788" calcext:value-type="float">
            <text:p>57,1788</text:p>
          </table:table-cell>
          <table:table-cell office:value-type="float" office:value="327.888" calcext:value-type="float">
            <text:p>327,888</text:p>
          </table:table-cell>
          <table:table-cell office:value-type="float" office:value="330.981" calcext:value-type="float">
            <text:p>330,981</text:p>
          </table:table-cell>
          <table:table-cell office:value-type="float" office:value="335.181" calcext:value-type="float">
            <text:p>335,181</text:p>
          </table:table-cell>
          <table:table-cell office:value-type="float" office:value="330.179" calcext:value-type="float">
            <text:p>330,179</text:p>
          </table:table-cell>
        </table:table-row>
        <table:table-row table:style-name="ro1">
          <table:table-cell office:value-type="string" calcext:value-type="string">
            <text:p>cooling packet: 5, step:9</text:p>
          </table:table-cell>
          <table:table-cell office:value-type="float" office:value="53.4139" calcext:value-type="float">
            <text:p>53,4139</text:p>
          </table:table-cell>
          <table:table-cell office:value-type="float" office:value="56.397" calcext:value-type="float">
            <text:p>56,397</text:p>
          </table:table-cell>
          <table:table-cell office:value-type="float" office:value="62.0058" calcext:value-type="float">
            <text:p>62,0058</text:p>
          </table:table-cell>
          <table:table-cell office:value-type="float" office:value="55.6338" calcext:value-type="float">
            <text:p>55,6338</text:p>
          </table:table-cell>
          <table:table-cell office:value-type="float" office:value="326.414" calcext:value-type="float">
            <text:p>326,414</text:p>
          </table:table-cell>
          <table:table-cell office:value-type="float" office:value="329.397" calcext:value-type="float">
            <text:p>329,397</text:p>
          </table:table-cell>
          <table:table-cell office:value-type="float" office:value="335.006" calcext:value-type="float">
            <text:p>335,006</text:p>
          </table:table-cell>
          <table:table-cell office:value-type="float" office:value="328.634" calcext:value-type="float">
            <text:p>328,634</text:p>
          </table:table-cell>
        </table:table-row>
        <table:table-row table:style-name="ro1">
          <table:table-cell office:value-type="string" calcext:value-type="string">
            <text:p>cooling packet: 5, step:10</text:p>
          </table:table-cell>
          <table:table-cell office:value-type="float" office:value="52.0132" calcext:value-type="float">
            <text:p>52,0132</text:p>
          </table:table-cell>
          <table:table-cell office:value-type="float" office:value="54.8925" calcext:value-type="float">
            <text:p>54,8925</text:p>
          </table:table-cell>
          <table:table-cell office:value-type="float" office:value="61.7905" calcext:value-type="float">
            <text:p>61,7905</text:p>
          </table:table-cell>
          <table:table-cell office:value-type="float" office:value="54.1659" calcext:value-type="float">
            <text:p>54,1659</text:p>
          </table:table-cell>
          <table:table-cell office:value-type="float" office:value="325.013" calcext:value-type="float">
            <text:p>325,013</text:p>
          </table:table-cell>
          <table:table-cell office:value-type="float" office:value="327.892" calcext:value-type="float">
            <text:p>327,892</text:p>
          </table:table-cell>
          <table:table-cell office:value-type="float" office:value="334.79" calcext:value-type="float">
            <text:p>334,79</text:p>
          </table:table-cell>
          <table:table-cell office:value-type="float" office:value="327.166" calcext:value-type="float">
            <text:p>327,166</text:p>
          </table:table-cell>
        </table:table-row>
        <table:table-row table:style-name="ro1">
          <table:table-cell office:value-type="string" calcext:value-type="string">
            <text:p>cooling packet: 5, step:11</text:p>
          </table:table-cell>
          <table:table-cell office:value-type="float" office:value="50.6816" calcext:value-type="float">
            <text:p>50,6816</text:p>
          </table:table-cell>
          <table:table-cell office:value-type="float" office:value="53.4624" calcext:value-type="float">
            <text:p>53,4624</text:p>
          </table:table-cell>
          <table:table-cell office:value-type="float" office:value="61.5388" calcext:value-type="float">
            <text:p>61,5388</text:p>
          </table:table-cell>
          <table:table-cell office:value-type="float" office:value="52.7703" calcext:value-type="float">
            <text:p>52,7703</text:p>
          </table:table-cell>
          <table:table-cell office:value-type="float" office:value="323.682" calcext:value-type="float">
            <text:p>323,682</text:p>
          </table:table-cell>
          <table:table-cell office:value-type="float" office:value="326.462" calcext:value-type="float">
            <text:p>326,462</text:p>
          </table:table-cell>
          <table:table-cell office:value-type="float" office:value="334.539" calcext:value-type="float">
            <text:p>334,539</text:p>
          </table:table-cell>
          <table:table-cell office:value-type="float" office:value="325.77" calcext:value-type="float">
            <text:p>325,77</text:p>
          </table:table-cell>
        </table:table-row>
        <table:table-row table:style-name="ro1">
          <table:table-cell office:value-type="string" calcext:value-type="string">
            <text:p>heatind packet: 6, step:1</text:p>
          </table:table-cell>
          <table:table-cell office:value-type="float" office:value="50.374" calcext:value-type="float">
            <text:p>50,374</text:p>
          </table:table-cell>
          <table:table-cell office:value-type="float" office:value="59.1537" calcext:value-type="float">
            <text:p>59,1537</text:p>
          </table:table-cell>
          <table:table-cell office:value-type="float" office:value="61.2797" calcext:value-type="float">
            <text:p>61,2797</text:p>
          </table:table-cell>
          <table:table-cell office:value-type="float" office:value="53.508" calcext:value-type="float">
            <text:p>53,508</text:p>
          </table:table-cell>
          <table:table-cell office:value-type="float" office:value="323.374" calcext:value-type="float">
            <text:p>323,374</text:p>
          </table:table-cell>
          <table:table-cell office:value-type="float" office:value="332.154" calcext:value-type="float">
            <text:p>332,154</text:p>
          </table:table-cell>
          <table:table-cell office:value-type="float" office:value="334.28" calcext:value-type="float">
            <text:p>334,28</text:p>
          </table:table-cell>
          <table:table-cell office:value-type="float" office:value="326.508" calcext:value-type="float">
            <text:p>326,508</text:p>
          </table:table-cell>
        </table:table-row>
        <table:table-row table:style-name="ro1">
          <table:table-cell office:value-type="string" calcext:value-type="string">
            <text:p>heatind packet: 6, step:2</text:p>
          </table:table-cell>
          <table:table-cell office:value-type="float" office:value="51.4023" calcext:value-type="float">
            <text:p>51,4023</text:p>
          </table:table-cell>
          <table:table-cell office:value-type="float" office:value="61.1184" calcext:value-type="float">
            <text:p>61,1184</text:p>
          </table:table-cell>
          <table:table-cell office:value-type="float" office:value="61.0662" calcext:value-type="float">
            <text:p>61,0662</text:p>
          </table:table-cell>
          <table:table-cell office:value-type="float" office:value="54.9176" calcext:value-type="float">
            <text:p>54,9176</text:p>
          </table:table-cell>
          <table:table-cell office:value-type="float" office:value="324.402" calcext:value-type="float">
            <text:p>324,402</text:p>
          </table:table-cell>
          <table:table-cell office:value-type="float" office:value="334.118" calcext:value-type="float">
            <text:p>334,118</text:p>
          </table:table-cell>
          <table:table-cell office:value-type="float" office:value="334.066" calcext:value-type="float">
            <text:p>334,066</text:p>
          </table:table-cell>
          <table:table-cell office:value-type="float" office:value="327.918" calcext:value-type="float">
            <text:p>327,918</text:p>
          </table:table-cell>
        </table:table-row>
        <table:table-row table:style-name="ro1">
          <table:table-cell office:value-type="string" calcext:value-type="string">
            <text:p>heatind packet: 6, step:3</text:p>
          </table:table-cell>
          <table:table-cell office:value-type="float" office:value="52.6558" calcext:value-type="float">
            <text:p>52,6558</text:p>
          </table:table-cell>
          <table:table-cell office:value-type="float" office:value="62.6029" calcext:value-type="float">
            <text:p>62,6029</text:p>
          </table:table-cell>
          <table:table-cell office:value-type="float" office:value="60.9009" calcext:value-type="float">
            <text:p>60,9009</text:p>
          </table:table-cell>
          <table:table-cell office:value-type="float" office:value="56.2833" calcext:value-type="float">
            <text:p>56,2833</text:p>
          </table:table-cell>
          <table:table-cell office:value-type="float" office:value="325.656" calcext:value-type="float">
            <text:p>325,656</text:p>
          </table:table-cell>
          <table:table-cell office:value-type="float" office:value="335.603" calcext:value-type="float">
            <text:p>335,603</text:p>
          </table:table-cell>
          <table:table-cell office:value-type="float" office:value="333.901" calcext:value-type="float">
            <text:p>333,901</text:p>
          </table:table-cell>
          <table:table-cell office:value-type="float" office:value="329.283" calcext:value-type="float">
            <text:p>329,283</text:p>
          </table:table-cell>
        </table:table-row>
        <table:table-row table:style-name="ro1">
          <table:table-cell office:value-type="string" calcext:value-type="string">
            <text:p>heatind packet: 6, step:4</text:p>
          </table:table-cell>
          <table:table-cell office:value-type="float" office:value="53.8946" calcext:value-type="float">
            <text:p>53,8946</text:p>
          </table:table-cell>
          <table:table-cell office:value-type="float" office:value="63.9703" calcext:value-type="float">
            <text:p>63,9703</text:p>
          </table:table-cell>
          <table:table-cell office:value-type="float" office:value="60.7809" calcext:value-type="float">
            <text:p>60,7809</text:p>
          </table:table-cell>
          <table:table-cell office:value-type="float" office:value="57.5907" calcext:value-type="float">
            <text:p>57,5907</text:p>
          </table:table-cell>
          <table:table-cell office:value-type="float" office:value="326.895" calcext:value-type="float">
            <text:p>326,895</text:p>
          </table:table-cell>
          <table:table-cell office:value-type="float" office:value="336.97" calcext:value-type="float">
            <text:p>336,97</text:p>
          </table:table-cell>
          <table:table-cell office:value-type="float" office:value="333.781" calcext:value-type="float">
            <text:p>333,781</text:p>
          </table:table-cell>
          <table:table-cell office:value-type="float" office:value="330.591" calcext:value-type="float">
            <text:p>330,591</text:p>
          </table:table-cell>
        </table:table-row>
        <table:table-row table:style-name="ro1">
          <table:table-cell office:value-type="string" calcext:value-type="string">
            <text:p>heatind packet: 6, step:5</text:p>
          </table:table-cell>
          <table:table-cell office:value-type="float" office:value="55.0855" calcext:value-type="float">
            <text:p>55,0855</text:p>
          </table:table-cell>
          <table:table-cell office:value-type="float" office:value="65.2715" calcext:value-type="float">
            <text:p>65,2715</text:p>
          </table:table-cell>
          <table:table-cell office:value-type="float" office:value="60.7032" calcext:value-type="float">
            <text:p>60,7032</text:p>
          </table:table-cell>
          <table:table-cell office:value-type="float" office:value="58.842" calcext:value-type="float">
            <text:p>58,842</text:p>
          </table:table-cell>
          <table:table-cell office:value-type="float" office:value="328.085" calcext:value-type="float">
            <text:p>328,085</text:p>
          </table:table-cell>
          <table:table-cell office:value-type="float" office:value="338.272" calcext:value-type="float">
            <text:p>338,272</text:p>
          </table:table-cell>
          <table:table-cell office:value-type="float" office:value="333.703" calcext:value-type="float">
            <text:p>333,703</text:p>
          </table:table-cell>
          <table:table-cell office:value-type="float" office:value="331.842" calcext:value-type="float">
            <text:p>331,842</text:p>
          </table:table-cell>
        </table:table-row>
        <table:table-row table:style-name="ro1">
          <table:table-cell office:value-type="string" calcext:value-type="string">
            <text:p>heatind packet: 6, step:6</text:p>
          </table:table-cell>
          <table:table-cell office:value-type="float" office:value="56.2258" calcext:value-type="float">
            <text:p>56,2258</text:p>
          </table:table-cell>
          <table:table-cell office:value-type="float" office:value="66.5158" calcext:value-type="float">
            <text:p>66,5158</text:p>
          </table:table-cell>
          <table:table-cell office:value-type="float" office:value="60.665" calcext:value-type="float">
            <text:p>60,665</text:p>
          </table:table-cell>
          <table:table-cell office:value-type="float" office:value="60.0399" calcext:value-type="float">
            <text:p>60,0399</text:p>
          </table:table-cell>
          <table:table-cell office:value-type="float" office:value="329.226" calcext:value-type="float">
            <text:p>329,226</text:p>
          </table:table-cell>
          <table:table-cell office:value-type="float" office:value="339.516" calcext:value-type="float">
            <text:p>339,516</text:p>
          </table:table-cell>
          <table:table-cell office:value-type="float" office:value="333.665" calcext:value-type="float">
            <text:p>333,665</text:p>
          </table:table-cell>
          <table:table-cell office:value-type="float" office:value="333.04" calcext:value-type="float">
            <text:p>333,04</text:p>
          </table:table-cell>
        </table:table-row>
        <table:table-row table:style-name="ro1">
          <table:table-cell office:value-type="string" calcext:value-type="string">
            <text:p>heatind packet: 6, step:7</text:p>
          </table:table-cell>
          <table:table-cell office:value-type="float" office:value="57.3174" calcext:value-type="float">
            <text:p>57,3174</text:p>
          </table:table-cell>
          <table:table-cell office:value-type="float" office:value="67.7067" calcext:value-type="float">
            <text:p>67,7067</text:p>
          </table:table-cell>
          <table:table-cell office:value-type="float" office:value="60.6637" calcext:value-type="float">
            <text:p>60,6637</text:p>
          </table:table-cell>
          <table:table-cell office:value-type="float" office:value="61.1866" calcext:value-type="float">
            <text:p>61,1866</text:p>
          </table:table-cell>
          <table:table-cell office:value-type="float" office:value="330.317" calcext:value-type="float">
            <text:p>330,317</text:p>
          </table:table-cell>
          <table:table-cell office:value-type="float" office:value="340.707" calcext:value-type="float">
            <text:p>340,707</text:p>
          </table:table-cell>
          <table:table-cell office:value-type="float" office:value="333.664" calcext:value-type="float">
            <text:p>333,664</text:p>
          </table:table-cell>
          <table:table-cell office:value-type="float" office:value="334.187" calcext:value-type="float">
            <text:p>334,187</text:p>
          </table:table-cell>
        </table:table-row>
        <table:table-row table:style-name="ro1">
          <table:table-cell office:value-type="string" calcext:value-type="string">
            <text:p>heatind packet: 6, step:8</text:p>
          </table:table-cell>
          <table:table-cell office:value-type="float" office:value="58.3623" calcext:value-type="float">
            <text:p>58,3623</text:p>
          </table:table-cell>
          <table:table-cell office:value-type="float" office:value="68.8468" calcext:value-type="float">
            <text:p>68,8468</text:p>
          </table:table-cell>
          <table:table-cell office:value-type="float" office:value="60.6966" calcext:value-type="float">
            <text:p>60,6966</text:p>
          </table:table-cell>
          <table:table-cell office:value-type="float" office:value="62.2848" calcext:value-type="float">
            <text:p>62,2848</text:p>
          </table:table-cell>
          <table:table-cell office:value-type="float" office:value="331.362" calcext:value-type="float">
            <text:p>331,362</text:p>
          </table:table-cell>
          <table:table-cell office:value-type="float" office:value="341.847" calcext:value-type="float">
            <text:p>341,847</text:p>
          </table:table-cell>
          <table:table-cell office:value-type="float" office:value="333.697" calcext:value-type="float">
            <text:p>333,697</text:p>
          </table:table-cell>
          <table:table-cell office:value-type="float" office:value="335.285" calcext:value-type="float">
            <text:p>335,285</text:p>
          </table:table-cell>
        </table:table-row>
        <table:table-row table:style-name="ro1">
          <table:table-cell office:value-type="string" calcext:value-type="string">
            <text:p>heatind packet: 6, step:9</text:p>
          </table:table-cell>
          <table:table-cell office:value-type="float" office:value="59.3627" calcext:value-type="float">
            <text:p>59,3627</text:p>
          </table:table-cell>
          <table:table-cell office:value-type="float" office:value="69.9385" calcext:value-type="float">
            <text:p>69,9385</text:p>
          </table:table-cell>
          <table:table-cell office:value-type="float" office:value="60.7614" calcext:value-type="float">
            <text:p>60,7614</text:p>
          </table:table-cell>
          <table:table-cell office:value-type="float" office:value="63.3365" calcext:value-type="float">
            <text:p>63,3365</text:p>
          </table:table-cell>
          <table:table-cell office:value-type="float" office:value="332.363" calcext:value-type="float">
            <text:p>332,363</text:p>
          </table:table-cell>
          <table:table-cell office:value-type="float" office:value="342.939" calcext:value-type="float">
            <text:p>342,939</text:p>
          </table:table-cell>
          <table:table-cell office:value-type="float" office:value="333.761" calcext:value-type="float">
            <text:p>333,761</text:p>
          </table:table-cell>
          <table:table-cell office:value-type="float" office:value="336.336" calcext:value-type="float">
            <text:p>336,336</text:p>
          </table:table-cell>
        </table:table-row>
        <table:table-row table:style-name="ro1">
          <table:table-cell office:value-type="string" calcext:value-type="string">
            <text:p>heatind packet: 6, step:10</text:p>
          </table:table-cell>
          <table:table-cell office:value-type="float" office:value="60.3208" calcext:value-type="float">
            <text:p>60,3208</text:p>
          </table:table-cell>
          <table:table-cell office:value-type="float" office:value="70.9841" calcext:value-type="float">
            <text:p>70,9841</text:p>
          </table:table-cell>
          <table:table-cell office:value-type="float" office:value="60.8559" calcext:value-type="float">
            <text:p>60,8559</text:p>
          </table:table-cell>
          <table:table-cell office:value-type="float" office:value="64.344" calcext:value-type="float">
            <text:p>64,344</text:p>
          </table:table-cell>
          <table:table-cell office:value-type="float" office:value="333.321" calcext:value-type="float">
            <text:p>333,321</text:p>
          </table:table-cell>
          <table:table-cell office:value-type="float" office:value="343.984" calcext:value-type="float">
            <text:p>343,984</text:p>
          </table:table-cell>
          <table:table-cell office:value-type="float" office:value="333.856" calcext:value-type="float">
            <text:p>333,856</text:p>
          </table:table-cell>
          <table:table-cell office:value-type="float" office:value="337.344" calcext:value-type="float">
            <text:p>337,344</text:p>
          </table:table-cell>
        </table:table-row>
        <table:table-row table:style-name="ro1">
          <table:table-cell office:value-type="string" calcext:value-type="string">
            <text:p>heatind packet: 6, step:11</text:p>
          </table:table-cell>
          <table:table-cell office:value-type="float" office:value="61.2385" calcext:value-type="float">
            <text:p>61,2385</text:p>
          </table:table-cell>
          <table:table-cell office:value-type="float" office:value="71.9857" calcext:value-type="float">
            <text:p>71,9857</text:p>
          </table:table-cell>
          <table:table-cell office:value-type="float" office:value="60.9778" calcext:value-type="float">
            <text:p>60,9778</text:p>
          </table:table-cell>
          <table:table-cell office:value-type="float" office:value="65.3094" calcext:value-type="float">
            <text:p>65,3094</text:p>
          </table:table-cell>
          <table:table-cell office:value-type="float" office:value="334.238" calcext:value-type="float">
            <text:p>334,238</text:p>
          </table:table-cell>
          <table:table-cell office:value-type="float" office:value="344.986" calcext:value-type="float">
            <text:p>344,986</text:p>
          </table:table-cell>
          <table:table-cell office:value-type="float" office:value="333.978" calcext:value-type="float">
            <text:p>333,978</text:p>
          </table:table-cell>
          <table:table-cell office:value-type="float" office:value="338.309" calcext:value-type="float">
            <text:p>338,309</text:p>
          </table:table-cell>
        </table:table-row>
        <table:table-row table:style-name="ro1">
          <table:table-cell office:value-type="string" calcext:value-type="string">
            <text:p>heatind packet: 6, step:12</text:p>
          </table:table-cell>
          <table:table-cell office:value-type="float" office:value="62.1178" calcext:value-type="float">
            <text:p>62,1178</text:p>
          </table:table-cell>
          <table:table-cell office:value-type="float" office:value="72.9455" calcext:value-type="float">
            <text:p>72,9455</text:p>
          </table:table-cell>
          <table:table-cell office:value-type="float" office:value="61.1251" calcext:value-type="float">
            <text:p>61,1251</text:p>
          </table:table-cell>
          <table:table-cell office:value-type="float" office:value="66.2346" calcext:value-type="float">
            <text:p>66,2346</text:p>
          </table:table-cell>
          <table:table-cell office:value-type="float" office:value="335.118" calcext:value-type="float">
            <text:p>335,118</text:p>
          </table:table-cell>
          <table:table-cell office:value-type="float" office:value="345.945" calcext:value-type="float">
            <text:p>345,945</text:p>
          </table:table-cell>
          <table:table-cell office:value-type="float" office:value="334.125" calcext:value-type="float">
            <text:p>334,125</text:p>
          </table:table-cell>
          <table:table-cell office:value-type="float" office:value="339.235" calcext:value-type="float">
            <text:p>339,235</text:p>
          </table:table-cell>
        </table:table-row>
        <table:table-row table:style-name="ro1">
          <table:table-cell office:value-type="string" calcext:value-type="string">
            <text:p>heatind packet: 6, step:13</text:p>
          </table:table-cell>
          <table:table-cell office:value-type="float" office:value="62.9604" calcext:value-type="float">
            <text:p>62,9604</text:p>
          </table:table-cell>
          <table:table-cell office:value-type="float" office:value="73.8654" calcext:value-type="float">
            <text:p>73,8654</text:p>
          </table:table-cell>
          <table:table-cell office:value-type="float" office:value="61.2959" calcext:value-type="float">
            <text:p>61,2959</text:p>
          </table:table-cell>
          <table:table-cell office:value-type="float" office:value="67.1216" calcext:value-type="float">
            <text:p>67,1216</text:p>
          </table:table-cell>
          <table:table-cell office:value-type="float" office:value="335.96" calcext:value-type="float">
            <text:p>335,96</text:p>
          </table:table-cell>
          <table:table-cell office:value-type="float" office:value="346.865" calcext:value-type="float">
            <text:p>346,865</text:p>
          </table:table-cell>
          <table:table-cell office:value-type="float" office:value="334.296" calcext:value-type="float">
            <text:p>334,296</text:p>
          </table:table-cell>
          <table:table-cell office:value-type="float" office:value="340.122" calcext:value-type="float">
            <text:p>340,122</text:p>
          </table:table-cell>
        </table:table-row>
        <table:table-row table:style-name="ro1">
          <table:table-cell office:value-type="string" calcext:value-type="string">
            <text:p>heatind packet: 6, step:14</text:p>
          </table:table-cell>
          <table:table-cell office:value-type="float" office:value="63.7683" calcext:value-type="float">
            <text:p>63,7683</text:p>
          </table:table-cell>
          <table:table-cell office:value-type="float" office:value="74.7473" calcext:value-type="float">
            <text:p>74,7473</text:p>
          </table:table-cell>
          <table:table-cell office:value-type="float" office:value="61.4883" calcext:value-type="float">
            <text:p>61,4883</text:p>
          </table:table-cell>
          <table:table-cell office:value-type="float" office:value="67.9721" calcext:value-type="float">
            <text:p>67,9721</text:p>
          </table:table-cell>
          <table:table-cell office:value-type="float" office:value="336.768" calcext:value-type="float">
            <text:p>336,768</text:p>
          </table:table-cell>
          <table:table-cell office:value-type="float" office:value="347.747" calcext:value-type="float">
            <text:p>347,747</text:p>
          </table:table-cell>
          <table:table-cell office:value-type="float" office:value="334.488" calcext:value-type="float">
            <text:p>334,488</text:p>
          </table:table-cell>
          <table:table-cell office:value-type="float" office:value="340.972" calcext:value-type="float">
            <text:p>340,972</text:p>
          </table:table-cell>
        </table:table-row>
        <table:table-row table:style-name="ro1">
          <table:table-cell office:value-type="string" calcext:value-type="string">
            <text:p>heatind packet: 6, step:15</text:p>
          </table:table-cell>
          <table:table-cell office:value-type="float" office:value="64.5429" calcext:value-type="float">
            <text:p>64,5429</text:p>
          </table:table-cell>
          <table:table-cell office:value-type="float" office:value="75.593" calcext:value-type="float">
            <text:p>75,593</text:p>
          </table:table-cell>
          <table:table-cell office:value-type="float" office:value="61.7007" calcext:value-type="float">
            <text:p>61,7007</text:p>
          </table:table-cell>
          <table:table-cell office:value-type="float" office:value="68.788" calcext:value-type="float">
            <text:p>68,788</text:p>
          </table:table-cell>
          <table:table-cell office:value-type="float" office:value="337.543" calcext:value-type="float">
            <text:p>337,543</text:p>
          </table:table-cell>
          <table:table-cell office:value-type="float" office:value="348.593" calcext:value-type="float">
            <text:p>348,593</text:p>
          </table:table-cell>
          <table:table-cell office:value-type="float" office:value="334.701" calcext:value-type="float">
            <text:p>334,701</text:p>
          </table:table-cell>
          <table:table-cell office:value-type="float" office:value="341.788" calcext:value-type="float">
            <text:p>341,788</text:p>
          </table:table-cell>
        </table:table-row>
        <table:table-row table:style-name="ro1">
          <table:table-cell office:value-type="string" calcext:value-type="string">
            <text:p>heatind packet: 6, step:16</text:p>
          </table:table-cell>
          <table:table-cell office:value-type="float" office:value="65.2859" calcext:value-type="float">
            <text:p>65,2859</text:p>
          </table:table-cell>
          <table:table-cell office:value-type="float" office:value="76.4043" calcext:value-type="float">
            <text:p>76,4043</text:p>
          </table:table-cell>
          <table:table-cell office:value-type="float" office:value="61.9314" calcext:value-type="float">
            <text:p>61,9314</text:p>
          </table:table-cell>
          <table:table-cell office:value-type="float" office:value="69.5708" calcext:value-type="float">
            <text:p>69,5708</text:p>
          </table:table-cell>
          <table:table-cell office:value-type="float" office:value="338.286" calcext:value-type="float">
            <text:p>338,286</text:p>
          </table:table-cell>
          <table:table-cell office:value-type="float" office:value="349.404" calcext:value-type="float">
            <text:p>349,404</text:p>
          </table:table-cell>
          <table:table-cell office:value-type="float" office:value="334.931" calcext:value-type="float">
            <text:p>334,931</text:p>
          </table:table-cell>
          <table:table-cell office:value-type="float" office:value="342.571" calcext:value-type="float">
            <text:p>342,571</text:p>
          </table:table-cell>
        </table:table-row>
        <table:table-row table:style-name="ro1">
          <table:table-cell office:value-type="string" calcext:value-type="string">
            <text:p>heatind packet: 6, step:17</text:p>
          </table:table-cell>
          <table:table-cell office:value-type="float" office:value="65.9988" calcext:value-type="float">
            <text:p>65,9988</text:p>
          </table:table-cell>
          <table:table-cell office:value-type="float" office:value="77.1827" calcext:value-type="float">
            <text:p>77,1827</text:p>
          </table:table-cell>
          <table:table-cell office:value-type="float" office:value="62.1789" calcext:value-type="float">
            <text:p>62,1789</text:p>
          </table:table-cell>
          <table:table-cell office:value-type="float" office:value="70.3221" calcext:value-type="float">
            <text:p>70,3221</text:p>
          </table:table-cell>
          <table:table-cell office:value-type="float" office:value="338.999" calcext:value-type="float">
            <text:p>338,999</text:p>
          </table:table-cell>
          <table:table-cell office:value-type="float" office:value="350.183" calcext:value-type="float">
            <text:p>350,183</text:p>
          </table:table-cell>
          <table:table-cell office:value-type="float" office:value="335.179" calcext:value-type="float">
            <text:p>335,179</text:p>
          </table:table-cell>
          <table:table-cell office:value-type="float" office:value="343.322" calcext:value-type="float">
            <text:p>343,322</text:p>
          </table:table-cell>
        </table:table-row>
        <table:table-row table:style-name="ro1">
          <table:table-cell office:value-type="string" calcext:value-type="string">
            <text:p>heatind packet: 6, step:18</text:p>
          </table:table-cell>
          <table:table-cell office:value-type="float" office:value="66.683" calcext:value-type="float">
            <text:p>66,683</text:p>
          </table:table-cell>
          <table:table-cell office:value-type="float" office:value="77.93" calcext:value-type="float">
            <text:p>77,93</text:p>
          </table:table-cell>
          <table:table-cell office:value-type="float" office:value="62.4416" calcext:value-type="float">
            <text:p>62,4416</text:p>
          </table:table-cell>
          <table:table-cell office:value-type="float" office:value="71.0435" calcext:value-type="float">
            <text:p>71,0435</text:p>
          </table:table-cell>
          <table:table-cell office:value-type="float" office:value="339.683" calcext:value-type="float">
            <text:p>339,683</text:p>
          </table:table-cell>
          <table:table-cell office:value-type="float" office:value="350.93" calcext:value-type="float">
            <text:p>350,93</text:p>
          </table:table-cell>
          <table:table-cell office:value-type="float" office:value="335.442" calcext:value-type="float">
            <text:p>335,442</text:p>
          </table:table-cell>
          <table:table-cell office:value-type="float" office:value="344.043" calcext:value-type="float">
            <text:p>344,043</text:p>
          </table:table-cell>
        </table:table-row>
        <table:table-row table:style-name="ro1">
          <table:table-cell office:value-type="string" calcext:value-type="string">
            <text:p>heatind packet: 6, step:19</text:p>
          </table:table-cell>
          <table:table-cell office:value-type="float" office:value="67.34" calcext:value-type="float">
            <text:p>67,34</text:p>
          </table:table-cell>
          <table:table-cell office:value-type="float" office:value="78.6475" calcext:value-type="float">
            <text:p>78,6475</text:p>
          </table:table-cell>
          <table:table-cell office:value-type="float" office:value="62.7184" calcext:value-type="float">
            <text:p>62,7184</text:p>
          </table:table-cell>
          <table:table-cell office:value-type="float" office:value="71.7363" calcext:value-type="float">
            <text:p>71,7363</text:p>
          </table:table-cell>
          <table:table-cell office:value-type="float" office:value="340.34" calcext:value-type="float">
            <text:p>340,34</text:p>
          </table:table-cell>
          <table:table-cell office:value-type="float" office:value="351.647" calcext:value-type="float">
            <text:p>351,647</text:p>
          </table:table-cell>
          <table:table-cell office:value-type="float" office:value="335.718" calcext:value-type="float">
            <text:p>335,718</text:p>
          </table:table-cell>
          <table:table-cell office:value-type="float" office:value="344.736" calcext:value-type="float">
            <text:p>344,736</text:p>
          </table:table-cell>
        </table:table-row>
        <table:table-row table:style-name="ro1">
          <table:table-cell office:value-type="string" calcext:value-type="string">
            <text:p>heatind packet: 6, step:20</text:p>
          </table:table-cell>
          <table:table-cell office:value-type="float" office:value="67.971" calcext:value-type="float">
            <text:p>67,971</text:p>
          </table:table-cell>
          <table:table-cell office:value-type="float" office:value="79.3366" calcext:value-type="float">
            <text:p>79,3366</text:p>
          </table:table-cell>
          <table:table-cell office:value-type="float" office:value="63.0078" calcext:value-type="float">
            <text:p>63,0078</text:p>
          </table:table-cell>
          <table:table-cell office:value-type="float" office:value="72.4019" calcext:value-type="float">
            <text:p>72,4019</text:p>
          </table:table-cell>
          <table:table-cell office:value-type="float" office:value="340.971" calcext:value-type="float">
            <text:p>340,971</text:p>
          </table:table-cell>
          <table:table-cell office:value-type="float" office:value="352.337" calcext:value-type="float">
            <text:p>352,337</text:p>
          </table:table-cell>
          <table:table-cell office:value-type="float" office:value="336.008" calcext:value-type="float">
            <text:p>336,008</text:p>
          </table:table-cell>
          <table:table-cell office:value-type="float" office:value="345.402" calcext:value-type="float">
            <text:p>345,402</text:p>
          </table:table-cell>
        </table:table-row>
        <table:table-row table:style-name="ro1">
          <table:table-cell office:value-type="string" calcext:value-type="string">
            <text:p>heatind packet: 6, step:21</text:p>
          </table:table-cell>
          <table:table-cell office:value-type="float" office:value="68.5772" calcext:value-type="float">
            <text:p>68,5772</text:p>
          </table:table-cell>
          <table:table-cell office:value-type="float" office:value="79.9988" calcext:value-type="float">
            <text:p>79,9988</text:p>
          </table:table-cell>
          <table:table-cell office:value-type="float" office:value="63.3087" calcext:value-type="float">
            <text:p>63,3087</text:p>
          </table:table-cell>
          <table:table-cell office:value-type="float" office:value="73.0416" calcext:value-type="float">
            <text:p>73,0416</text:p>
          </table:table-cell>
          <table:table-cell office:value-type="float" office:value="341.577" calcext:value-type="float">
            <text:p>341,577</text:p>
          </table:table-cell>
          <table:table-cell office:value-type="float" office:value="352.999" calcext:value-type="float">
            <text:p>352,999</text:p>
          </table:table-cell>
          <table:table-cell office:value-type="float" office:value="336.309" calcext:value-type="float">
            <text:p>336,309</text:p>
          </table:table-cell>
          <table:table-cell office:value-type="float" office:value="346.042" calcext:value-type="float">
            <text:p>346,042</text:p>
          </table:table-cell>
        </table:table-row>
        <table:table-row table:style-name="ro1">
          <table:table-cell office:value-type="string" calcext:value-type="string">
            <text:p>cooling packet: 6, step:1</text:p>
          </table:table-cell>
          <table:table-cell office:value-type="float" office:value="68.093" calcext:value-type="float">
            <text:p>68,093</text:p>
          </table:table-cell>
          <table:table-cell office:value-type="float" office:value="73.1174" calcext:value-type="float">
            <text:p>73,1174</text:p>
          </table:table-cell>
          <table:table-cell office:value-type="float" office:value="63.5906" calcext:value-type="float">
            <text:p>63,5906</text:p>
          </table:table-cell>
          <table:table-cell office:value-type="float" office:value="71.4044" calcext:value-type="float">
            <text:p>71,4044</text:p>
          </table:table-cell>
          <table:table-cell office:value-type="float" office:value="341.093" calcext:value-type="float">
            <text:p>341,093</text:p>
          </table:table-cell>
          <table:table-cell office:value-type="float" office:value="346.117" calcext:value-type="float">
            <text:p>346,117</text:p>
          </table:table-cell>
          <table:table-cell office:value-type="float" office:value="336.591" calcext:value-type="float">
            <text:p>336,591</text:p>
          </table:table-cell>
          <table:table-cell office:value-type="float" office:value="344.404" calcext:value-type="float">
            <text:p>344,404</text:p>
          </table:table-cell>
        </table:table-row>
        <table:table-row table:style-name="ro1">
          <table:table-cell office:value-type="string" calcext:value-type="string">
            <text:p>cooling packet: 6, step:2</text:p>
          </table:table-cell>
          <table:table-cell office:value-type="float" office:value="66.2411" calcext:value-type="float">
            <text:p>66,2411</text:p>
          </table:table-cell>
          <table:table-cell office:value-type="float" office:value="70.3098" calcext:value-type="float">
            <text:p>70,3098</text:p>
          </table:table-cell>
          <table:table-cell office:value-type="float" office:value="63.7964" calcext:value-type="float">
            <text:p>63,7964</text:p>
          </table:table-cell>
          <table:table-cell office:value-type="float" office:value="69.1379" calcext:value-type="float">
            <text:p>69,1379</text:p>
          </table:table-cell>
          <table:table-cell office:value-type="float" office:value="339.241" calcext:value-type="float">
            <text:p>339,241</text:p>
          </table:table-cell>
          <table:table-cell office:value-type="float" office:value="343.31" calcext:value-type="float">
            <text:p>343,31</text:p>
          </table:table-cell>
          <table:table-cell office:value-type="float" office:value="336.796" calcext:value-type="float">
            <text:p>336,796</text:p>
          </table:table-cell>
          <table:table-cell office:value-type="float" office:value="342.138" calcext:value-type="float">
            <text:p>342,138</text:p>
          </table:table-cell>
        </table:table-row>
        <table:table-row table:style-name="ro1">
          <table:table-cell office:value-type="string" calcext:value-type="string">
            <text:p>cooling packet: 6, step:3</text:p>
          </table:table-cell>
          <table:table-cell office:value-type="float" office:value="64.2294" calcext:value-type="float">
            <text:p>64,2294</text:p>
          </table:table-cell>
          <table:table-cell office:value-type="float" office:value="68.0399" calcext:value-type="float">
            <text:p>68,0399</text:p>
          </table:table-cell>
          <table:table-cell office:value-type="float" office:value="63.9272" calcext:value-type="float">
            <text:p>63,9272</text:p>
          </table:table-cell>
          <table:table-cell office:value-type="float" office:value="66.984" calcext:value-type="float">
            <text:p>66,984</text:p>
          </table:table-cell>
          <table:table-cell office:value-type="float" office:value="337.229" calcext:value-type="float">
            <text:p>337,229</text:p>
          </table:table-cell>
          <table:table-cell office:value-type="float" office:value="341.04" calcext:value-type="float">
            <text:p>341,04</text:p>
          </table:table-cell>
          <table:table-cell office:value-type="float" office:value="336.927" calcext:value-type="float">
            <text:p>336,927</text:p>
          </table:table-cell>
          <table:table-cell office:value-type="float" office:value="339.984" calcext:value-type="float">
            <text:p>339,984</text:p>
          </table:table-cell>
        </table:table-row>
        <table:table-row table:style-name="ro1">
          <table:table-cell office:value-type="string" calcext:value-type="string">
            <text:p>cooling packet: 6, step:4</text:p>
          </table:table-cell>
          <table:table-cell office:value-type="float" office:value="62.2914" calcext:value-type="float">
            <text:p>62,2914</text:p>
          </table:table-cell>
          <table:table-cell office:value-type="float" office:value="65.9415" calcext:value-type="float">
            <text:p>65,9415</text:p>
          </table:table-cell>
          <table:table-cell office:value-type="float" office:value="63.9894" calcext:value-type="float">
            <text:p>63,9894</text:p>
          </table:table-cell>
          <table:table-cell office:value-type="float" office:value="64.9472" calcext:value-type="float">
            <text:p>64,9472</text:p>
          </table:table-cell>
          <table:table-cell office:value-type="float" office:value="335.291" calcext:value-type="float">
            <text:p>335,291</text:p>
          </table:table-cell>
          <table:table-cell office:value-type="float" office:value="338.941" calcext:value-type="float">
            <text:p>338,941</text:p>
          </table:table-cell>
          <table:table-cell office:value-type="float" office:value="336.989" calcext:value-type="float">
            <text:p>336,989</text:p>
          </table:table-cell>
          <table:table-cell office:value-type="float" office:value="337.947" calcext:value-type="float">
            <text:p>337,947</text:p>
          </table:table-cell>
        </table:table-row>
        <table:table-row table:style-name="ro1">
          <table:table-cell office:value-type="string" calcext:value-type="string">
            <text:p>cooling packet: 6, step:5</text:p>
          </table:table-cell>
          <table:table-cell office:value-type="float" office:value="60.4526" calcext:value-type="float">
            <text:p>60,4526</text:p>
          </table:table-cell>
          <table:table-cell office:value-type="float" office:value="63.9622" calcext:value-type="float">
            <text:p>63,9622</text:p>
          </table:table-cell>
          <table:table-cell office:value-type="float" office:value="63.9888" calcext:value-type="float">
            <text:p>63,9888</text:p>
          </table:table-cell>
          <table:table-cell office:value-type="float" office:value="63.0196" calcext:value-type="float">
            <text:p>63,0196</text:p>
          </table:table-cell>
          <table:table-cell office:value-type="float" office:value="333.453" calcext:value-type="float">
            <text:p>333,453</text:p>
          </table:table-cell>
          <table:table-cell office:value-type="float" office:value="336.962" calcext:value-type="float">
            <text:p>336,962</text:p>
          </table:table-cell>
          <table:table-cell office:value-type="float" office:value="336.989" calcext:value-type="float">
            <text:p>336,989</text:p>
          </table:table-cell>
          <table:table-cell office:value-type="float" office:value="336.02" calcext:value-type="float">
            <text:p>336,02</text:p>
          </table:table-cell>
        </table:table-row>
        <table:table-row table:style-name="ro1">
          <table:table-cell office:value-type="string" calcext:value-type="string">
            <text:p>cooling packet: 6, step:6</text:p>
          </table:table-cell>
          <table:table-cell office:value-type="float" office:value="58.7103" calcext:value-type="float">
            <text:p>58,7103</text:p>
          </table:table-cell>
          <table:table-cell office:value-type="float" office:value="62.0887" calcext:value-type="float">
            <text:p>62,0887</text:p>
          </table:table-cell>
          <table:table-cell office:value-type="float" office:value="63.9309" calcext:value-type="float">
            <text:p>63,9309</text:p>
          </table:table-cell>
          <table:table-cell office:value-type="float" office:value="61.1937" calcext:value-type="float">
            <text:p>61,1937</text:p>
          </table:table-cell>
          <table:table-cell office:value-type="float" office:value="331.71" calcext:value-type="float">
            <text:p>331,71</text:p>
          </table:table-cell>
          <table:table-cell office:value-type="float" office:value="335.089" calcext:value-type="float">
            <text:p>335,089</text:p>
          </table:table-cell>
          <table:table-cell office:value-type="float" office:value="336.931" calcext:value-type="float">
            <text:p>336,931</text:p>
          </table:table-cell>
          <table:table-cell office:value-type="float" office:value="334.194" calcext:value-type="float">
            <text:p>334,194</text:p>
          </table:table-cell>
        </table:table-row>
        <table:table-row table:style-name="ro1">
          <table:table-cell office:value-type="string" calcext:value-type="string">
            <text:p>cooling packet: 6, step:7</text:p>
          </table:table-cell>
          <table:table-cell office:value-type="float" office:value="57.0586" calcext:value-type="float">
            <text:p>57,0586</text:p>
          </table:table-cell>
          <table:table-cell office:value-type="float" office:value="60.3134" calcext:value-type="float">
            <text:p>60,3134</text:p>
          </table:table-cell>
          <table:table-cell office:value-type="float" office:value="63.8207" calcext:value-type="float">
            <text:p>63,8207</text:p>
          </table:table-cell>
          <table:table-cell office:value-type="float" office:value="59.4629" calcext:value-type="float">
            <text:p>59,4629</text:p>
          </table:table-cell>
          <table:table-cell office:value-type="float" office:value="330.059" calcext:value-type="float">
            <text:p>330,059</text:p>
          </table:table-cell>
          <table:table-cell office:value-type="float" office:value="333.313" calcext:value-type="float">
            <text:p>333,313</text:p>
          </table:table-cell>
          <table:table-cell office:value-type="float" office:value="336.821" calcext:value-type="float">
            <text:p>336,821</text:p>
          </table:table-cell>
          <table:table-cell office:value-type="float" office:value="332.463" calcext:value-type="float">
            <text:p>332,463</text:p>
          </table:table-cell>
        </table:table-row>
        <table:table-row table:style-name="ro1">
          <table:table-cell office:value-type="string" calcext:value-type="string">
            <text:p>cooling packet: 6, step:8</text:p>
          </table:table-cell>
          <table:table-cell office:value-type="float" office:value="55.4917" calcext:value-type="float">
            <text:p>55,4917</text:p>
          </table:table-cell>
          <table:table-cell office:value-type="float" office:value="58.6295" calcext:value-type="float">
            <text:p>58,6295</text:p>
          </table:table-cell>
          <table:table-cell office:value-type="float" office:value="63.6629" calcext:value-type="float">
            <text:p>63,6629</text:p>
          </table:table-cell>
          <table:table-cell office:value-type="float" office:value="57.8208" calcext:value-type="float">
            <text:p>57,8208</text:p>
          </table:table-cell>
          <table:table-cell office:value-type="float" office:value="328.492" calcext:value-type="float">
            <text:p>328,492</text:p>
          </table:table-cell>
          <table:table-cell office:value-type="float" office:value="331.63" calcext:value-type="float">
            <text:p>331,63</text:p>
          </table:table-cell>
          <table:table-cell office:value-type="float" office:value="336.663" calcext:value-type="float">
            <text:p>336,663</text:p>
          </table:table-cell>
          <table:table-cell office:value-type="float" office:value="330.821" calcext:value-type="float">
            <text:p>330,821</text:p>
          </table:table-cell>
        </table:table-row>
        <table:table-row table:style-name="ro1">
          <table:table-cell office:value-type="string" calcext:value-type="string">
            <text:p>cooling packet: 6, step:9</text:p>
          </table:table-cell>
          <table:table-cell office:value-type="float" office:value="54.0041" calcext:value-type="float">
            <text:p>54,0041</text:p>
          </table:table-cell>
          <table:table-cell office:value-type="float" office:value="57.0312" calcext:value-type="float">
            <text:p>57,0312</text:p>
          </table:table-cell>
          <table:table-cell office:value-type="float" office:value="63.4617" calcext:value-type="float">
            <text:p>63,4617</text:p>
          </table:table-cell>
          <table:table-cell office:value-type="float" office:value="56.2617" calcext:value-type="float">
            <text:p>56,2617</text:p>
          </table:table-cell>
          <table:table-cell office:value-type="float" office:value="327.004" calcext:value-type="float">
            <text:p>327,004</text:p>
          </table:table-cell>
          <table:table-cell office:value-type="float" office:value="330.031" calcext:value-type="float">
            <text:p>330,031</text:p>
          </table:table-cell>
          <table:table-cell office:value-type="float" office:value="336.462" calcext:value-type="float">
            <text:p>336,462</text:p>
          </table:table-cell>
          <table:table-cell office:value-type="float" office:value="329.262" calcext:value-type="float">
            <text:p>329,262</text:p>
          </table:table-cell>
        </table:table-row>
        <table:table-row table:style-name="ro1">
          <table:table-cell office:value-type="string" calcext:value-type="string">
            <text:p>cooling packet: 6, step:10</text:p>
          </table:table-cell>
          <table:table-cell office:value-type="float" office:value="52.5908" calcext:value-type="float">
            <text:p>52,5908</text:p>
          </table:table-cell>
          <table:table-cell office:value-type="float" office:value="55.513" calcext:value-type="float">
            <text:p>55,513</text:p>
          </table:table-cell>
          <table:table-cell office:value-type="float" office:value="63.2209" calcext:value-type="float">
            <text:p>63,2209</text:p>
          </table:table-cell>
          <table:table-cell office:value-type="float" office:value="54.7803" calcext:value-type="float">
            <text:p>54,7803</text:p>
          </table:table-cell>
          <table:table-cell office:value-type="float" office:value="325.591" calcext:value-type="float">
            <text:p>325,591</text:p>
          </table:table-cell>
          <table:table-cell office:value-type="float" office:value="328.513" calcext:value-type="float">
            <text:p>328,513</text:p>
          </table:table-cell>
          <table:table-cell office:value-type="float" office:value="336.221" calcext:value-type="float">
            <text:p>336,221</text:p>
          </table:table-cell>
          <table:table-cell office:value-type="float" office:value="327.78" calcext:value-type="float">
            <text:p>327,78</text:p>
          </table:table-cell>
        </table:table-row>
        <table:table-row table:style-name="ro1">
          <table:table-cell office:value-type="string" calcext:value-type="string">
            <text:p>cooling packet: 6, step:11</text:p>
          </table:table-cell>
          <table:table-cell office:value-type="float" office:value="51.2469" calcext:value-type="float">
            <text:p>51,2469</text:p>
          </table:table-cell>
          <table:table-cell office:value-type="float" office:value="54.0698" calcext:value-type="float">
            <text:p>54,0698</text:p>
          </table:table-cell>
          <table:table-cell office:value-type="float" office:value="62.9442" calcext:value-type="float">
            <text:p>62,9442</text:p>
          </table:table-cell>
          <table:table-cell office:value-type="float" office:value="53.3717" calcext:value-type="float">
            <text:p>53,3717</text:p>
          </table:table-cell>
          <table:table-cell office:value-type="float" office:value="324.247" calcext:value-type="float">
            <text:p>324,247</text:p>
          </table:table-cell>
          <table:table-cell office:value-type="float" office:value="327.07" calcext:value-type="float">
            <text:p>327,07</text:p>
          </table:table-cell>
          <table:table-cell office:value-type="float" office:value="335.944" calcext:value-type="float">
            <text:p>335,944</text:p>
          </table:table-cell>
          <table:table-cell office:value-type="float" office:value="326.372" calcext:value-type="float">
            <text:p>326,372</text:p>
          </table:table-cell>
        </table:table-row>
        <table:table-row table:style-name="ro1">
          <table:table-cell office:value-type="string" calcext:value-type="string">
            <text:p>heatind packet: 7, step:1</text:p>
          </table:table-cell>
          <table:table-cell office:value-type="float" office:value="50.9304" calcext:value-type="float">
            <text:p>50,9304</text:p>
          </table:table-cell>
          <table:table-cell office:value-type="float" office:value="59.7607" calcext:value-type="float">
            <text:p>59,7607</text:p>
          </table:table-cell>
          <table:table-cell office:value-type="float" office:value="62.6605" calcext:value-type="float">
            <text:p>62,6605</text:p>
          </table:table-cell>
          <table:table-cell office:value-type="float" office:value="54.1018" calcext:value-type="float">
            <text:p>54,1018</text:p>
          </table:table-cell>
          <table:table-cell office:value-type="float" office:value="323.93" calcext:value-type="float">
            <text:p>323,93</text:p>
          </table:table-cell>
          <table:table-cell office:value-type="float" office:value="332.761" calcext:value-type="float">
            <text:p>332,761</text:p>
          </table:table-cell>
          <table:table-cell office:value-type="float" office:value="335.66" calcext:value-type="float">
            <text:p>335,66</text:p>
          </table:table-cell>
          <table:table-cell office:value-type="float" office:value="327.102" calcext:value-type="float">
            <text:p>327,102</text:p>
          </table:table-cell>
        </table:table-row>
        <table:table-row table:style-name="ro1">
          <table:table-cell office:value-type="string" calcext:value-type="string">
            <text:p>heatind packet: 7, step:2</text:p>
          </table:table-cell>
          <table:table-cell office:value-type="float" office:value="51.9524" calcext:value-type="float">
            <text:p>51,9524</text:p>
          </table:table-cell>
          <table:table-cell office:value-type="float" office:value="61.7185" calcext:value-type="float">
            <text:p>61,7185</text:p>
          </table:table-cell>
          <table:table-cell office:value-type="float" office:value="62.4229" calcext:value-type="float">
            <text:p>62,4229</text:p>
          </table:table-cell>
          <table:table-cell office:value-type="float" office:value="55.5047" calcext:value-type="float">
            <text:p>55,5047</text:p>
          </table:table-cell>
          <table:table-cell office:value-type="float" office:value="324.952" calcext:value-type="float">
            <text:p>324,952</text:p>
          </table:table-cell>
          <table:table-cell office:value-type="float" office:value="334.719" calcext:value-type="float">
            <text:p>334,719</text:p>
          </table:table-cell>
          <table:table-cell office:value-type="float" office:value="335.423" calcext:value-type="float">
            <text:p>335,423</text:p>
          </table:table-cell>
          <table:table-cell office:value-type="float" office:value="328.505" calcext:value-type="float">
            <text:p>328,505</text:p>
          </table:table-cell>
        </table:table-row>
        <table:table-row table:style-name="ro1">
          <table:table-cell office:value-type="string" calcext:value-type="string">
            <text:p>heatind packet: 7, step:3</text:p>
          </table:table-cell>
          <table:table-cell office:value-type="float" office:value="53.1995" calcext:value-type="float">
            <text:p>53,1995</text:p>
          </table:table-cell>
          <table:table-cell office:value-type="float" office:value="63.1959" calcext:value-type="float">
            <text:p>63,1959</text:p>
          </table:table-cell>
          <table:table-cell office:value-type="float" office:value="62.2341" calcext:value-type="float">
            <text:p>62,2341</text:p>
          </table:table-cell>
          <table:table-cell office:value-type="float" office:value="56.8635" calcext:value-type="float">
            <text:p>56,8635</text:p>
          </table:table-cell>
          <table:table-cell office:value-type="float" office:value="326.2" calcext:value-type="float">
            <text:p>326,2</text:p>
          </table:table-cell>
          <table:table-cell office:value-type="float" office:value="336.196" calcext:value-type="float">
            <text:p>336,196</text:p>
          </table:table-cell>
          <table:table-cell office:value-type="float" office:value="335.234" calcext:value-type="float">
            <text:p>335,234</text:p>
          </table:table-cell>
          <table:table-cell office:value-type="float" office:value="329.863" calcext:value-type="float">
            <text:p>329,863</text:p>
          </table:table-cell>
        </table:table-row>
        <table:table-row table:style-name="ro1">
          <table:table-cell office:value-type="string" calcext:value-type="string">
            <text:p>heatind packet: 7, step:4</text:p>
          </table:table-cell>
          <table:table-cell office:value-type="float" office:value="54.4318" calcext:value-type="float">
            <text:p>54,4318</text:p>
          </table:table-cell>
          <table:table-cell office:value-type="float" office:value="64.5562" calcext:value-type="float">
            <text:p>64,5562</text:p>
          </table:table-cell>
          <table:table-cell office:value-type="float" office:value="62.091" calcext:value-type="float">
            <text:p>62,091</text:p>
          </table:table-cell>
          <table:table-cell office:value-type="float" office:value="58.1639" calcext:value-type="float">
            <text:p>58,1639</text:p>
          </table:table-cell>
          <table:table-cell office:value-type="float" office:value="327.432" calcext:value-type="float">
            <text:p>327,432</text:p>
          </table:table-cell>
          <table:table-cell office:value-type="float" office:value="337.556" calcext:value-type="float">
            <text:p>337,556</text:p>
          </table:table-cell>
          <table:table-cell office:value-type="float" office:value="335.091" calcext:value-type="float">
            <text:p>335,091</text:p>
          </table:table-cell>
          <table:table-cell office:value-type="float" office:value="331.164" calcext:value-type="float">
            <text:p>331,164</text:p>
          </table:table-cell>
        </table:table-row>
        <table:table-row table:style-name="ro1">
          <table:table-cell office:value-type="string" calcext:value-type="string">
            <text:p>heatind packet: 7, step:5</text:p>
          </table:table-cell>
          <table:table-cell office:value-type="float" office:value="55.6159" calcext:value-type="float">
            <text:p>55,6159</text:p>
          </table:table-cell>
          <table:table-cell office:value-type="float" office:value="65.8501" calcext:value-type="float">
            <text:p>65,8501</text:p>
          </table:table-cell>
          <table:table-cell office:value-type="float" office:value="61.9907" calcext:value-type="float">
            <text:p>61,9907</text:p>
          </table:table-cell>
          <table:table-cell office:value-type="float" office:value="59.4081" calcext:value-type="float">
            <text:p>59,4081</text:p>
          </table:table-cell>
          <table:table-cell office:value-type="float" office:value="328.616" calcext:value-type="float">
            <text:p>328,616</text:p>
          </table:table-cell>
          <table:table-cell office:value-type="float" office:value="338.85" calcext:value-type="float">
            <text:p>338,85</text:p>
          </table:table-cell>
          <table:table-cell office:value-type="float" office:value="334.991" calcext:value-type="float">
            <text:p>334,991</text:p>
          </table:table-cell>
          <table:table-cell office:value-type="float" office:value="332.408" calcext:value-type="float">
            <text:p>332,408</text:p>
          </table:table-cell>
        </table:table-row>
        <table:table-row table:style-name="ro1">
          <table:table-cell office:value-type="string" calcext:value-type="string">
            <text:p>heatind packet: 7, step:6</text:p>
          </table:table-cell>
          <table:table-cell office:value-type="float" office:value="56.7495" calcext:value-type="float">
            <text:p>56,7495</text:p>
          </table:table-cell>
          <table:table-cell office:value-type="float" office:value="67.0871" calcext:value-type="float">
            <text:p>67,0871</text:p>
          </table:table-cell>
          <table:table-cell office:value-type="float" office:value="61.9304" calcext:value-type="float">
            <text:p>61,9304</text:p>
          </table:table-cell>
          <table:table-cell office:value-type="float" office:value="60.5986" calcext:value-type="float">
            <text:p>60,5986</text:p>
          </table:table-cell>
          <table:table-cell office:value-type="float" office:value="329.749" calcext:value-type="float">
            <text:p>329,749</text:p>
          </table:table-cell>
          <table:table-cell office:value-type="float" office:value="340.087" calcext:value-type="float">
            <text:p>340,087</text:p>
          </table:table-cell>
          <table:table-cell office:value-type="float" office:value="334.93" calcext:value-type="float">
            <text:p>334,93</text:p>
          </table:table-cell>
          <table:table-cell office:value-type="float" office:value="333.599" calcext:value-type="float">
            <text:p>333,599</text:p>
          </table:table-cell>
        </table:table-row>
        <table:table-row table:style-name="ro1">
          <table:table-cell office:value-type="string" calcext:value-type="string">
            <text:p>heatind packet: 7, step:7</text:p>
          </table:table-cell>
          <table:table-cell office:value-type="float" office:value="57.8341" calcext:value-type="float">
            <text:p>57,8341</text:p>
          </table:table-cell>
          <table:table-cell office:value-type="float" office:value="68.2705" calcext:value-type="float">
            <text:p>68,2705</text:p>
          </table:table-cell>
          <table:table-cell office:value-type="float" office:value="61.9074" calcext:value-type="float">
            <text:p>61,9074</text:p>
          </table:table-cell>
          <table:table-cell office:value-type="float" office:value="61.7381" calcext:value-type="float">
            <text:p>61,7381</text:p>
          </table:table-cell>
          <table:table-cell office:value-type="float" office:value="330.834" calcext:value-type="float">
            <text:p>330,834</text:p>
          </table:table-cell>
          <table:table-cell office:value-type="float" office:value="341.271" calcext:value-type="float">
            <text:p>341,271</text:p>
          </table:table-cell>
          <table:table-cell office:value-type="float" office:value="334.907" calcext:value-type="float">
            <text:p>334,907</text:p>
          </table:table-cell>
          <table:table-cell office:value-type="float" office:value="334.738" calcext:value-type="float">
            <text:p>334,738</text:p>
          </table:table-cell>
        </table:table-row>
        <table:table-row table:style-name="ro1">
          <table:table-cell office:value-type="string" calcext:value-type="string">
            <text:p>heatind packet: 7, step:8</text:p>
          </table:table-cell>
          <table:table-cell office:value-type="float" office:value="58.872" calcext:value-type="float">
            <text:p>58,872</text:p>
          </table:table-cell>
          <table:table-cell office:value-type="float" office:value="69.4031" calcext:value-type="float">
            <text:p>69,4031</text:p>
          </table:table-cell>
          <table:table-cell office:value-type="float" office:value="61.9191" calcext:value-type="float">
            <text:p>61,9191</text:p>
          </table:table-cell>
          <table:table-cell office:value-type="float" office:value="62.8288" calcext:value-type="float">
            <text:p>62,8288</text:p>
          </table:table-cell>
          <table:table-cell office:value-type="float" office:value="331.872" calcext:value-type="float">
            <text:p>331,872</text:p>
          </table:table-cell>
          <table:table-cell office:value-type="float" office:value="342.403" calcext:value-type="float">
            <text:p>342,403</text:p>
          </table:table-cell>
          <table:table-cell office:value-type="float" office:value="334.919" calcext:value-type="float">
            <text:p>334,919</text:p>
          </table:table-cell>
          <table:table-cell office:value-type="float" office:value="335.829" calcext:value-type="float">
            <text:p>335,829</text:p>
          </table:table-cell>
        </table:table-row>
        <table:table-row table:style-name="ro1">
          <table:table-cell office:value-type="string" calcext:value-type="string">
            <text:p>heatind packet: 7, step:9</text:p>
          </table:table-cell>
          <table:table-cell office:value-type="float" office:value="59.8655" calcext:value-type="float">
            <text:p>59,8655</text:p>
          </table:table-cell>
          <table:table-cell office:value-type="float" office:value="70.4872" calcext:value-type="float">
            <text:p>70,4872</text:p>
          </table:table-cell>
          <table:table-cell office:value-type="float" office:value="61.9631" calcext:value-type="float">
            <text:p>61,9631</text:p>
          </table:table-cell>
          <table:table-cell office:value-type="float" office:value="63.8731" calcext:value-type="float">
            <text:p>63,8731</text:p>
          </table:table-cell>
          <table:table-cell office:value-type="float" office:value="332.865" calcext:value-type="float">
            <text:p>332,865</text:p>
          </table:table-cell>
          <table:table-cell office:value-type="float" office:value="343.487" calcext:value-type="float">
            <text:p>343,487</text:p>
          </table:table-cell>
          <table:table-cell office:value-type="float" office:value="334.963" calcext:value-type="float">
            <text:p>334,963</text:p>
          </table:table-cell>
          <table:table-cell office:value-type="float" office:value="336.873" calcext:value-type="float">
            <text:p>336,873</text:p>
          </table:table-cell>
        </table:table-row>
        <table:table-row table:style-name="ro1">
          <table:table-cell office:value-type="string" calcext:value-type="string">
            <text:p>heatind packet: 7, step:10</text:p>
          </table:table-cell>
          <table:table-cell office:value-type="float" office:value="60.8165" calcext:value-type="float">
            <text:p>60,8165</text:p>
          </table:table-cell>
          <table:table-cell office:value-type="float" office:value="71.5251" calcext:value-type="float">
            <text:p>71,5251</text:p>
          </table:table-cell>
          <table:table-cell office:value-type="float" office:value="62.0371" calcext:value-type="float">
            <text:p>62,0371</text:p>
          </table:table-cell>
          <table:table-cell office:value-type="float" office:value="64.8731" calcext:value-type="float">
            <text:p>64,8731</text:p>
          </table:table-cell>
          <table:table-cell office:value-type="float" office:value="333.817" calcext:value-type="float">
            <text:p>333,817</text:p>
          </table:table-cell>
          <table:table-cell office:value-type="float" office:value="344.525" calcext:value-type="float">
            <text:p>344,525</text:p>
          </table:table-cell>
          <table:table-cell office:value-type="float" office:value="335.037" calcext:value-type="float">
            <text:p>335,037</text:p>
          </table:table-cell>
          <table:table-cell office:value-type="float" office:value="337.873" calcext:value-type="float">
            <text:p>337,873</text:p>
          </table:table-cell>
        </table:table-row>
        <table:table-row table:style-name="ro1">
          <table:table-cell office:value-type="string" calcext:value-type="string">
            <text:p>heatind packet: 7, step:11</text:p>
          </table:table-cell>
          <table:table-cell office:value-type="float" office:value="61.7272" calcext:value-type="float">
            <text:p>61,7272</text:p>
          </table:table-cell>
          <table:table-cell office:value-type="float" office:value="72.5191" calcext:value-type="float">
            <text:p>72,5191</text:p>
          </table:table-cell>
          <table:table-cell office:value-type="float" office:value="62.139" calcext:value-type="float">
            <text:p>62,139</text:p>
          </table:table-cell>
          <table:table-cell office:value-type="float" office:value="65.831" calcext:value-type="float">
            <text:p>65,831</text:p>
          </table:table-cell>
          <table:table-cell office:value-type="float" office:value="334.727" calcext:value-type="float">
            <text:p>334,727</text:p>
          </table:table-cell>
          <table:table-cell office:value-type="float" office:value="345.519" calcext:value-type="float">
            <text:p>345,519</text:p>
          </table:table-cell>
          <table:table-cell office:value-type="float" office:value="335.139" calcext:value-type="float">
            <text:p>335,139</text:p>
          </table:table-cell>
          <table:table-cell office:value-type="float" office:value="338.831" calcext:value-type="float">
            <text:p>338,831</text:p>
          </table:table-cell>
        </table:table-row>
        <table:table-row table:style-name="ro1">
          <table:table-cell office:value-type="string" calcext:value-type="string">
            <text:p>heatind packet: 7, step:12</text:p>
          </table:table-cell>
          <table:table-cell office:value-type="float" office:value="62.5994" calcext:value-type="float">
            <text:p>62,5994</text:p>
          </table:table-cell>
          <table:table-cell office:value-type="float" office:value="73.4712" calcext:value-type="float">
            <text:p>73,4712</text:p>
          </table:table-cell>
          <table:table-cell office:value-type="float" office:value="62.2666" calcext:value-type="float">
            <text:p>62,2666</text:p>
          </table:table-cell>
          <table:table-cell office:value-type="float" office:value="66.7487" calcext:value-type="float">
            <text:p>66,7487</text:p>
          </table:table-cell>
          <table:table-cell office:value-type="float" office:value="335.599" calcext:value-type="float">
            <text:p>335,599</text:p>
          </table:table-cell>
          <table:table-cell office:value-type="float" office:value="346.471" calcext:value-type="float">
            <text:p>346,471</text:p>
          </table:table-cell>
          <table:table-cell office:value-type="float" office:value="335.267" calcext:value-type="float">
            <text:p>335,267</text:p>
          </table:table-cell>
          <table:table-cell office:value-type="float" office:value="339.749" calcext:value-type="float">
            <text:p>339,749</text:p>
          </table:table-cell>
        </table:table-row>
        <table:table-row table:style-name="ro1">
          <table:table-cell office:value-type="string" calcext:value-type="string">
            <text:p>heatind packet: 7, step:13</text:p>
          </table:table-cell>
          <table:table-cell office:value-type="float" office:value="63.435" calcext:value-type="float">
            <text:p>63,435</text:p>
          </table:table-cell>
          <table:table-cell office:value-type="float" office:value="74.3834" calcext:value-type="float">
            <text:p>74,3834</text:p>
          </table:table-cell>
          <table:table-cell office:value-type="float" office:value="62.4181" calcext:value-type="float">
            <text:p>62,4181</text:p>
          </table:table-cell>
          <table:table-cell office:value-type="float" office:value="67.6282" calcext:value-type="float">
            <text:p>67,6282</text:p>
          </table:table-cell>
          <table:table-cell office:value-type="float" office:value="336.435" calcext:value-type="float">
            <text:p>336,435</text:p>
          </table:table-cell>
          <table:table-cell office:value-type="float" office:value="347.383" calcext:value-type="float">
            <text:p>347,383</text:p>
          </table:table-cell>
          <table:table-cell office:value-type="float" office:value="335.418" calcext:value-type="float">
            <text:p>335,418</text:p>
          </table:table-cell>
          <table:table-cell office:value-type="float" office:value="340.628" calcext:value-type="float">
            <text:p>340,628</text:p>
          </table:table-cell>
        </table:table-row>
        <table:table-row table:style-name="ro1">
          <table:table-cell office:value-type="string" calcext:value-type="string">
            <text:p>heatind packet: 7, step:14</text:p>
          </table:table-cell>
          <table:table-cell office:value-type="float" office:value="64.2358" calcext:value-type="float">
            <text:p>64,2358</text:p>
          </table:table-cell>
          <table:table-cell office:value-type="float" office:value="75.2577" calcext:value-type="float">
            <text:p>75,2577</text:p>
          </table:table-cell>
          <table:table-cell office:value-type="float" office:value="62.5916" calcext:value-type="float">
            <text:p>62,5916</text:p>
          </table:table-cell>
          <table:table-cell office:value-type="float" office:value="68.4712" calcext:value-type="float">
            <text:p>68,4712</text:p>
          </table:table-cell>
          <table:table-cell office:value-type="float" office:value="337.236" calcext:value-type="float">
            <text:p>337,236</text:p>
          </table:table-cell>
          <table:table-cell office:value-type="float" office:value="348.258" calcext:value-type="float">
            <text:p>348,258</text:p>
          </table:table-cell>
          <table:table-cell office:value-type="float" office:value="335.592" calcext:value-type="float">
            <text:p>335,592</text:p>
          </table:table-cell>
          <table:table-cell office:value-type="float" office:value="341.471" calcext:value-type="float">
            <text:p>341,471</text:p>
          </table:table-cell>
        </table:table-row>
        <table:table-row table:style-name="ro1">
          <table:table-cell office:value-type="string" calcext:value-type="string">
            <text:p>heatind packet: 7, step:15</text:p>
          </table:table-cell>
          <table:table-cell office:value-type="float" office:value="65.0033" calcext:value-type="float">
            <text:p>65,0033</text:p>
          </table:table-cell>
          <table:table-cell office:value-type="float" office:value="76.0957" calcext:value-type="float">
            <text:p>76,0957</text:p>
          </table:table-cell>
          <table:table-cell office:value-type="float" office:value="62.7854" calcext:value-type="float">
            <text:p>62,7854</text:p>
          </table:table-cell>
          <table:table-cell office:value-type="float" office:value="69.2795" calcext:value-type="float">
            <text:p>69,2795</text:p>
          </table:table-cell>
          <table:table-cell office:value-type="float" office:value="338.003" calcext:value-type="float">
            <text:p>338,003</text:p>
          </table:table-cell>
          <table:table-cell office:value-type="float" office:value="349.096" calcext:value-type="float">
            <text:p>349,096</text:p>
          </table:table-cell>
          <table:table-cell office:value-type="float" office:value="335.785" calcext:value-type="float">
            <text:p>335,785</text:p>
          </table:table-cell>
          <table:table-cell office:value-type="float" office:value="342.28" calcext:value-type="float">
            <text:p>342,28</text:p>
          </table:table-cell>
        </table:table-row>
        <table:table-row table:style-name="ro1">
          <table:table-cell office:value-type="string" calcext:value-type="string">
            <text:p>heatind packet: 7, step:16</text:p>
          </table:table-cell>
          <table:table-cell office:value-type="float" office:value="65.7393" calcext:value-type="float">
            <text:p>65,7393</text:p>
          </table:table-cell>
          <table:table-cell office:value-type="float" office:value="76.8994" calcext:value-type="float">
            <text:p>76,8994</text:p>
          </table:table-cell>
          <table:table-cell office:value-type="float" office:value="62.9978" calcext:value-type="float">
            <text:p>62,9978</text:p>
          </table:table-cell>
          <table:table-cell office:value-type="float" office:value="70.0549" calcext:value-type="float">
            <text:p>70,0549</text:p>
          </table:table-cell>
          <table:table-cell office:value-type="float" office:value="338.739" calcext:value-type="float">
            <text:p>338,739</text:p>
          </table:table-cell>
          <table:table-cell office:value-type="float" office:value="349.899" calcext:value-type="float">
            <text:p>349,899</text:p>
          </table:table-cell>
          <table:table-cell office:value-type="float" office:value="335.998" calcext:value-type="float">
            <text:p>335,998</text:p>
          </table:table-cell>
          <table:table-cell office:value-type="float" office:value="343.055" calcext:value-type="float">
            <text:p>343,055</text:p>
          </table:table-cell>
        </table:table-row>
        <table:table-row table:style-name="ro1">
          <table:table-cell office:value-type="string" calcext:value-type="string">
            <text:p>heatind packet: 7, step:17</text:p>
          </table:table-cell>
          <table:table-cell office:value-type="float" office:value="66.4452" calcext:value-type="float">
            <text:p>66,4452</text:p>
          </table:table-cell>
          <table:table-cell office:value-type="float" office:value="77.6702" calcext:value-type="float">
            <text:p>77,6702</text:p>
          </table:table-cell>
          <table:table-cell office:value-type="float" office:value="63.2273" calcext:value-type="float">
            <text:p>63,2273</text:p>
          </table:table-cell>
          <table:table-cell office:value-type="float" office:value="70.7987" calcext:value-type="float">
            <text:p>70,7987</text:p>
          </table:table-cell>
          <table:table-cell office:value-type="float" office:value="339.445" calcext:value-type="float">
            <text:p>339,445</text:p>
          </table:table-cell>
          <table:table-cell office:value-type="float" office:value="350.67" calcext:value-type="float">
            <text:p>350,67</text:p>
          </table:table-cell>
          <table:table-cell office:value-type="float" office:value="336.227" calcext:value-type="float">
            <text:p>336,227</text:p>
          </table:table-cell>
          <table:table-cell office:value-type="float" office:value="343.799" calcext:value-type="float">
            <text:p>343,799</text:p>
          </table:table-cell>
        </table:table-row>
        <table:table-row table:style-name="ro1">
          <table:table-cell office:value-type="string" calcext:value-type="string">
            <text:p>heatind packet: 7, step:18</text:p>
          </table:table-cell>
          <table:table-cell office:value-type="float" office:value="67.1225" calcext:value-type="float">
            <text:p>67,1225</text:p>
          </table:table-cell>
          <table:table-cell office:value-type="float" office:value="78.4099" calcext:value-type="float">
            <text:p>78,4099</text:p>
          </table:table-cell>
          <table:table-cell office:value-type="float" office:value="63.4725" calcext:value-type="float">
            <text:p>63,4725</text:p>
          </table:table-cell>
          <table:table-cell office:value-type="float" office:value="71.5127" calcext:value-type="float">
            <text:p>71,5127</text:p>
          </table:table-cell>
          <table:table-cell office:value-type="float" office:value="340.122" calcext:value-type="float">
            <text:p>340,122</text:p>
          </table:table-cell>
          <table:table-cell office:value-type="float" office:value="351.41" calcext:value-type="float">
            <text:p>351,41</text:p>
          </table:table-cell>
          <table:table-cell office:value-type="float" office:value="336.472" calcext:value-type="float">
            <text:p>336,472</text:p>
          </table:table-cell>
          <table:table-cell office:value-type="float" office:value="344.513" calcext:value-type="float">
            <text:p>344,513</text:p>
          </table:table-cell>
        </table:table-row>
        <table:table-row table:style-name="ro1">
          <table:table-cell office:value-type="string" calcext:value-type="string">
            <text:p>heatind packet: 7, step:19</text:p>
          </table:table-cell>
          <table:table-cell office:value-type="float" office:value="67.7725" calcext:value-type="float">
            <text:p>67,7725</text:p>
          </table:table-cell>
          <table:table-cell office:value-type="float" office:value="79.1199" calcext:value-type="float">
            <text:p>79,1199</text:p>
          </table:table-cell>
          <table:table-cell office:value-type="float" office:value="63.7319" calcext:value-type="float">
            <text:p>63,7319</text:p>
          </table:table-cell>
          <table:table-cell office:value-type="float" office:value="72.1981" calcext:value-type="float">
            <text:p>72,1981</text:p>
          </table:table-cell>
          <table:table-cell office:value-type="float" office:value="340.773" calcext:value-type="float">
            <text:p>340,773</text:p>
          </table:table-cell>
          <table:table-cell office:value-type="float" office:value="352.12" calcext:value-type="float">
            <text:p>352,12</text:p>
          </table:table-cell>
          <table:table-cell office:value-type="float" office:value="336.732" calcext:value-type="float">
            <text:p>336,732</text:p>
          </table:table-cell>
          <table:table-cell office:value-type="float" office:value="345.198" calcext:value-type="float">
            <text:p>345,198</text:p>
          </table:table-cell>
        </table:table-row>
        <table:table-row table:style-name="ro1">
          <table:table-cell office:value-type="string" calcext:value-type="string">
            <text:p>heatind packet: 7, step:20</text:p>
          </table:table-cell>
          <table:table-cell office:value-type="float" office:value="68.3967" calcext:value-type="float">
            <text:p>68,3967</text:p>
          </table:table-cell>
          <table:table-cell office:value-type="float" office:value="79.8016" calcext:value-type="float">
            <text:p>79,8016</text:p>
          </table:table-cell>
          <table:table-cell office:value-type="float" office:value="64.0043" calcext:value-type="float">
            <text:p>64,0043</text:p>
          </table:table-cell>
          <table:table-cell office:value-type="float" office:value="72.8564" calcext:value-type="float">
            <text:p>72,8564</text:p>
          </table:table-cell>
          <table:table-cell office:value-type="float" office:value="341.397" calcext:value-type="float">
            <text:p>341,397</text:p>
          </table:table-cell>
          <table:table-cell office:value-type="float" office:value="352.802" calcext:value-type="float">
            <text:p>352,802</text:p>
          </table:table-cell>
          <table:table-cell office:value-type="float" office:value="337.004" calcext:value-type="float">
            <text:p>337,004</text:p>
          </table:table-cell>
          <table:table-cell office:value-type="float" office:value="345.856" calcext:value-type="float">
            <text:p>345,856</text:p>
          </table:table-cell>
        </table:table-row>
        <table:table-row table:style-name="ro1">
          <table:table-cell office:value-type="string" calcext:value-type="string">
            <text:p>heatind packet: 7, step:21</text:p>
          </table:table-cell>
          <table:table-cell office:value-type="float" office:value="68.9961" calcext:value-type="float">
            <text:p>68,9961</text:p>
          </table:table-cell>
          <table:table-cell office:value-type="float" office:value="80.4564" calcext:value-type="float">
            <text:p>80,4564</text:p>
          </table:table-cell>
          <table:table-cell office:value-type="float" office:value="64.2885" calcext:value-type="float">
            <text:p>64,2885</text:p>
          </table:table-cell>
          <table:table-cell office:value-type="float" office:value="73.4889" calcext:value-type="float">
            <text:p>73,4889</text:p>
          </table:table-cell>
          <table:table-cell office:value-type="float" office:value="341.996" calcext:value-type="float">
            <text:p>341,996</text:p>
          </table:table-cell>
          <table:table-cell office:value-type="float" office:value="353.456" calcext:value-type="float">
            <text:p>353,456</text:p>
          </table:table-cell>
          <table:table-cell office:value-type="float" office:value="337.289" calcext:value-type="float">
            <text:p>337,289</text:p>
          </table:table-cell>
          <table:table-cell office:value-type="float" office:value="346.489" calcext:value-type="float">
            <text:p>346,489</text:p>
          </table:table-cell>
        </table:table-row>
        <table:table-row table:style-name="ro1">
          <table:table-cell office:value-type="string" calcext:value-type="string">
            <text:p>cooling packet: 7, step:1</text:p>
          </table:table-cell>
          <table:table-cell office:value-type="float" office:value="68.503" calcext:value-type="float">
            <text:p>68,503</text:p>
          </table:table-cell>
          <table:table-cell office:value-type="float" office:value="73.5585" calcext:value-type="float">
            <text:p>73,5585</text:p>
          </table:table-cell>
          <table:table-cell office:value-type="float" office:value="64.5539" calcext:value-type="float">
            <text:p>64,5539</text:p>
          </table:table-cell>
          <table:table-cell office:value-type="float" office:value="71.8408" calcext:value-type="float">
            <text:p>71,8408</text:p>
          </table:table-cell>
          <table:table-cell office:value-type="float" office:value="341.503" calcext:value-type="float">
            <text:p>341,503</text:p>
          </table:table-cell>
          <table:table-cell office:value-type="float" office:value="346.559" calcext:value-type="float">
            <text:p>346,559</text:p>
          </table:table-cell>
          <table:table-cell office:value-type="float" office:value="337.554" calcext:value-type="float">
            <text:p>337,554</text:p>
          </table:table-cell>
          <table:table-cell office:value-type="float" office:value="344.841" calcext:value-type="float">
            <text:p>344,841</text:p>
          </table:table-cell>
        </table:table-row>
        <table:table-row table:style-name="ro1">
          <table:table-cell office:value-type="string" calcext:value-type="string">
            <text:p>cooling packet: 7, step:2</text:p>
          </table:table-cell>
          <table:table-cell office:value-type="float" office:value="66.6407" calcext:value-type="float">
            <text:p>66,6407</text:p>
          </table:table-cell>
          <table:table-cell office:value-type="float" office:value="70.7398" calcext:value-type="float">
            <text:p>70,7398</text:p>
          </table:table-cell>
          <table:table-cell office:value-type="float" office:value="64.7434" calcext:value-type="float">
            <text:p>64,7434</text:p>
          </table:table-cell>
          <table:table-cell office:value-type="float" office:value="69.5633" calcext:value-type="float">
            <text:p>69,5633</text:p>
          </table:table-cell>
          <table:table-cell office:value-type="float" office:value="339.641" calcext:value-type="float">
            <text:p>339,641</text:p>
          </table:table-cell>
          <table:table-cell office:value-type="float" office:value="343.74" calcext:value-type="float">
            <text:p>343,74</text:p>
          </table:table-cell>
          <table:table-cell office:value-type="float" office:value="337.743" calcext:value-type="float">
            <text:p>337,743</text:p>
          </table:table-cell>
          <table:table-cell office:value-type="float" office:value="342.563" calcext:value-type="float">
            <text:p>342,563</text:p>
          </table:table-cell>
        </table:table-row>
        <table:table-row table:style-name="ro1">
          <table:table-cell office:value-type="string" calcext:value-type="string">
            <text:p>cooling packet: 7, step:3</text:p>
          </table:table-cell>
          <table:table-cell office:value-type="float" office:value="64.6191" calcext:value-type="float">
            <text:p>64,6191</text:p>
          </table:table-cell>
          <table:table-cell office:value-type="float" office:value="68.4592" calcext:value-type="float">
            <text:p>68,4592</text:p>
          </table:table-cell>
          <table:table-cell office:value-type="float" office:value="64.858" calcext:value-type="float">
            <text:p>64,858</text:p>
          </table:table-cell>
          <table:table-cell office:value-type="float" office:value="67.3988" calcext:value-type="float">
            <text:p>67,3988</text:p>
          </table:table-cell>
          <table:table-cell office:value-type="float" office:value="337.619" calcext:value-type="float">
            <text:p>337,619</text:p>
          </table:table-cell>
          <table:table-cell office:value-type="float" office:value="341.459" calcext:value-type="float">
            <text:p>341,459</text:p>
          </table:table-cell>
          <table:table-cell office:value-type="float" office:value="337.858" calcext:value-type="float">
            <text:p>337,858</text:p>
          </table:table-cell>
          <table:table-cell office:value-type="float" office:value="340.399" calcext:value-type="float">
            <text:p>340,399</text:p>
          </table:table-cell>
        </table:table-row>
        <table:table-row table:style-name="ro1">
          <table:table-cell office:value-type="string" calcext:value-type="string">
            <text:p>cooling packet: 7, step:4</text:p>
          </table:table-cell>
          <table:table-cell office:value-type="float" office:value="62.6717" calcext:value-type="float">
            <text:p>62,6717</text:p>
          </table:table-cell>
          <table:table-cell office:value-type="float" office:value="66.3506" calcext:value-type="float">
            <text:p>66,3506</text:p>
          </table:table-cell>
          <table:table-cell office:value-type="float" office:value="64.9042" calcext:value-type="float">
            <text:p>64,9042</text:p>
          </table:table-cell>
          <table:table-cell office:value-type="float" office:value="65.352" calcext:value-type="float">
            <text:p>65,352</text:p>
          </table:table-cell>
          <table:table-cell office:value-type="float" office:value="335.672" calcext:value-type="float">
            <text:p>335,672</text:p>
          </table:table-cell>
          <table:table-cell office:value-type="float" office:value="339.351" calcext:value-type="float">
            <text:p>339,351</text:p>
          </table:table-cell>
          <table:table-cell office:value-type="float" office:value="337.904" calcext:value-type="float">
            <text:p>337,904</text:p>
          </table:table-cell>
          <table:table-cell office:value-type="float" office:value="338.352" calcext:value-type="float">
            <text:p>338,352</text:p>
          </table:table-cell>
        </table:table-row>
        <table:table-row table:style-name="ro1">
          <table:table-cell office:value-type="string" calcext:value-type="string">
            <text:p>cooling packet: 7, step:5</text:p>
          </table:table-cell>
          <table:table-cell office:value-type="float" office:value="60.824" calcext:value-type="float">
            <text:p>60,824</text:p>
          </table:table-cell>
          <table:table-cell office:value-type="float" office:value="64.3616" calcext:value-type="float">
            <text:p>64,3616</text:p>
          </table:table-cell>
          <table:table-cell office:value-type="float" office:value="64.8878" calcext:value-type="float">
            <text:p>64,8878</text:p>
          </table:table-cell>
          <table:table-cell office:value-type="float" office:value="63.4148" calcext:value-type="float">
            <text:p>63,4148</text:p>
          </table:table-cell>
          <table:table-cell office:value-type="float" office:value="333.824" calcext:value-type="float">
            <text:p>333,824</text:p>
          </table:table-cell>
          <table:table-cell office:value-type="float" office:value="337.362" calcext:value-type="float">
            <text:p>337,362</text:p>
          </table:table-cell>
          <table:table-cell office:value-type="float" office:value="337.888" calcext:value-type="float">
            <text:p>337,888</text:p>
          </table:table-cell>
          <table:table-cell office:value-type="float" office:value="336.415" calcext:value-type="float">
            <text:p>336,415</text:p>
          </table:table-cell>
        </table:table-row>
        <table:table-row table:style-name="ro1">
          <table:table-cell office:value-type="string" calcext:value-type="string">
            <text:p>cooling packet: 7, step:6</text:p>
          </table:table-cell>
          <table:table-cell office:value-type="float" office:value="59.0731" calcext:value-type="float">
            <text:p>59,0731</text:p>
          </table:table-cell>
          <table:table-cell office:value-type="float" office:value="62.4788" calcext:value-type="float">
            <text:p>62,4788</text:p>
          </table:table-cell>
          <table:table-cell office:value-type="float" office:value="64.8144" calcext:value-type="float">
            <text:p>64,8144</text:p>
          </table:table-cell>
          <table:table-cell office:value-type="float" office:value="61.5798" calcext:value-type="float">
            <text:p>61,5798</text:p>
          </table:table-cell>
          <table:table-cell office:value-type="float" office:value="332.073" calcext:value-type="float">
            <text:p>332,073</text:p>
          </table:table-cell>
          <table:table-cell office:value-type="float" office:value="335.479" calcext:value-type="float">
            <text:p>335,479</text:p>
          </table:table-cell>
          <table:table-cell office:value-type="float" office:value="337.814" calcext:value-type="float">
            <text:p>337,814</text:p>
          </table:table-cell>
          <table:table-cell office:value-type="float" office:value="334.58" calcext:value-type="float">
            <text:p>334,58</text:p>
          </table:table-cell>
        </table:table-row>
        <table:table-row table:style-name="ro1">
          <table:table-cell office:value-type="string" calcext:value-type="string">
            <text:p>cooling packet: 7, step:7</text:p>
          </table:table-cell>
          <table:table-cell office:value-type="float" office:value="57.4132" calcext:value-type="float">
            <text:p>57,4132</text:p>
          </table:table-cell>
          <table:table-cell office:value-type="float" office:value="60.6945" calcext:value-type="float">
            <text:p>60,6945</text:p>
          </table:table-cell>
          <table:table-cell office:value-type="float" office:value="64.6889" calcext:value-type="float">
            <text:p>64,6889</text:p>
          </table:table-cell>
          <table:table-cell office:value-type="float" office:value="59.8402" calcext:value-type="float">
            <text:p>59,8402</text:p>
          </table:table-cell>
          <table:table-cell office:value-type="float" office:value="330.413" calcext:value-type="float">
            <text:p>330,413</text:p>
          </table:table-cell>
          <table:table-cell office:value-type="float" office:value="333.695" calcext:value-type="float">
            <text:p>333,695</text:p>
          </table:table-cell>
          <table:table-cell office:value-type="float" office:value="337.689" calcext:value-type="float">
            <text:p>337,689</text:p>
          </table:table-cell>
          <table:table-cell office:value-type="float" office:value="332.84" calcext:value-type="float">
            <text:p>332,84</text:p>
          </table:table-cell>
        </table:table-row>
        <table:table-row table:style-name="ro1">
          <table:table-cell office:value-type="string" calcext:value-type="string">
            <text:p>cooling packet: 7, step:8</text:p>
          </table:table-cell>
          <table:table-cell office:value-type="float" office:value="55.8384" calcext:value-type="float">
            <text:p>55,8384</text:p>
          </table:table-cell>
          <table:table-cell office:value-type="float" office:value="59.0021" calcext:value-type="float">
            <text:p>59,0021</text:p>
          </table:table-cell>
          <table:table-cell office:value-type="float" office:value="64.5159" calcext:value-type="float">
            <text:p>64,5159</text:p>
          </table:table-cell>
          <table:table-cell office:value-type="float" office:value="58.1897" calcext:value-type="float">
            <text:p>58,1897</text:p>
          </table:table-cell>
          <table:table-cell office:value-type="float" office:value="328.838" calcext:value-type="float">
            <text:p>328,838</text:p>
          </table:table-cell>
          <table:table-cell office:value-type="float" office:value="332.002" calcext:value-type="float">
            <text:p>332,002</text:p>
          </table:table-cell>
          <table:table-cell office:value-type="float" office:value="337.516" calcext:value-type="float">
            <text:p>337,516</text:p>
          </table:table-cell>
          <table:table-cell office:value-type="float" office:value="331.19" calcext:value-type="float">
            <text:p>331,19</text:p>
          </table:table-cell>
        </table:table-row>
        <table:table-row table:style-name="ro1">
          <table:table-cell office:value-type="string" calcext:value-type="string">
            <text:p>cooling packet: 7, step:9</text:p>
          </table:table-cell>
          <table:table-cell office:value-type="float" office:value="54.3433" calcext:value-type="float">
            <text:p>54,3433</text:p>
          </table:table-cell>
          <table:table-cell office:value-type="float" office:value="57.3957" calcext:value-type="float">
            <text:p>57,3957</text:p>
          </table:table-cell>
          <table:table-cell office:value-type="float" office:value="64.2998" calcext:value-type="float">
            <text:p>64,2998</text:p>
          </table:table-cell>
          <table:table-cell office:value-type="float" office:value="56.6226" calcext:value-type="float">
            <text:p>56,6226</text:p>
          </table:table-cell>
          <table:table-cell office:value-type="float" office:value="327.343" calcext:value-type="float">
            <text:p>327,343</text:p>
          </table:table-cell>
          <table:table-cell office:value-type="float" office:value="330.396" calcext:value-type="float">
            <text:p>330,396</text:p>
          </table:table-cell>
          <table:table-cell office:value-type="float" office:value="337.3" calcext:value-type="float">
            <text:p>337,3</text:p>
          </table:table-cell>
          <table:table-cell office:value-type="float" office:value="329.623" calcext:value-type="float">
            <text:p>329,623</text:p>
          </table:table-cell>
        </table:table-row>
        <table:table-row table:style-name="ro1">
          <table:table-cell office:value-type="string" calcext:value-type="string">
            <text:p>cooling packet: 7, step:10</text:p>
          </table:table-cell>
          <table:table-cell office:value-type="float" office:value="52.9226" calcext:value-type="float">
            <text:p>52,9226</text:p>
          </table:table-cell>
          <table:table-cell office:value-type="float" office:value="55.8696" calcext:value-type="float">
            <text:p>55,8696</text:p>
          </table:table-cell>
          <table:table-cell office:value-type="float" office:value="64.0443" calcext:value-type="float">
            <text:p>64,0443</text:p>
          </table:table-cell>
          <table:table-cell office:value-type="float" office:value="55.1334" calcext:value-type="float">
            <text:p>55,1334</text:p>
          </table:table-cell>
          <table:table-cell office:value-type="float" office:value="325.923" calcext:value-type="float">
            <text:p>325,923</text:p>
          </table:table-cell>
          <table:table-cell office:value-type="float" office:value="328.87" calcext:value-type="float">
            <text:p>328,87</text:p>
          </table:table-cell>
          <table:table-cell office:value-type="float" office:value="337.044" calcext:value-type="float">
            <text:p>337,044</text:p>
          </table:table-cell>
          <table:table-cell office:value-type="float" office:value="328.133" calcext:value-type="float">
            <text:p>328,133</text:p>
          </table:table-cell>
        </table:table-row>
        <table:table-row table:style-name="ro1">
          <table:table-cell office:value-type="string" calcext:value-type="string">
            <text:p>cooling packet: 7, step:11</text:p>
          </table:table-cell>
          <table:table-cell office:value-type="float" office:value="51.5718" calcext:value-type="float">
            <text:p>51,5718</text:p>
          </table:table-cell>
          <table:table-cell office:value-type="float" office:value="54.4187" calcext:value-type="float">
            <text:p>54,4187</text:p>
          </table:table-cell>
          <table:table-cell office:value-type="float" office:value="63.7531" calcext:value-type="float">
            <text:p>63,7531</text:p>
          </table:table-cell>
          <table:table-cell office:value-type="float" office:value="53.7173" calcext:value-type="float">
            <text:p>53,7173</text:p>
          </table:table-cell>
          <table:table-cell office:value-type="float" office:value="324.572" calcext:value-type="float">
            <text:p>324,572</text:p>
          </table:table-cell>
          <table:table-cell office:value-type="float" office:value="327.419" calcext:value-type="float">
            <text:p>327,419</text:p>
          </table:table-cell>
          <table:table-cell office:value-type="float" office:value="336.753" calcext:value-type="float">
            <text:p>336,753</text:p>
          </table:table-cell>
          <table:table-cell office:value-type="float" office:value="326.717" calcext:value-type="float">
            <text:p>326,717</text:p>
          </table:table-cell>
        </table:table-row>
        <table:table-row table:style-name="ro1">
          <table:table-cell office:value-type="string" calcext:value-type="string">
            <text:p>heatind packet: 8, step:1</text:p>
          </table:table-cell>
          <table:table-cell office:value-type="float" office:value="51.2501" calcext:value-type="float">
            <text:p>51,2501</text:p>
          </table:table-cell>
          <table:table-cell office:value-type="float" office:value="60.1095" calcext:value-type="float">
            <text:p>60,1095</text:p>
          </table:table-cell>
          <table:table-cell office:value-type="float" office:value="63.4552" calcext:value-type="float">
            <text:p>63,4552</text:p>
          </table:table-cell>
          <table:table-cell office:value-type="float" office:value="54.443" calcext:value-type="float">
            <text:p>54,443</text:p>
          </table:table-cell>
          <table:table-cell office:value-type="float" office:value="324.25" calcext:value-type="float">
            <text:p>324,25</text:p>
          </table:table-cell>
          <table:table-cell office:value-type="float" office:value="333.109" calcext:value-type="float">
            <text:p>333,109</text:p>
          </table:table-cell>
          <table:table-cell office:value-type="float" office:value="336.455" calcext:value-type="float">
            <text:p>336,455</text:p>
          </table:table-cell>
          <table:table-cell office:value-type="float" office:value="327.443" calcext:value-type="float">
            <text:p>327,443</text:p>
          </table:table-cell>
        </table:table-row>
        <table:table-row table:style-name="ro1">
          <table:table-cell office:value-type="string" calcext:value-type="string">
            <text:p>heatind packet: 8, step:2</text:p>
          </table:table-cell>
          <table:table-cell office:value-type="float" office:value="52.2685" calcext:value-type="float">
            <text:p>52,2685</text:p>
          </table:table-cell>
          <table:table-cell office:value-type="float" office:value="62.0633" calcext:value-type="float">
            <text:p>62,0633</text:p>
          </table:table-cell>
          <table:table-cell office:value-type="float" office:value="63.2037" calcext:value-type="float">
            <text:p>63,2037</text:p>
          </table:table-cell>
          <table:table-cell office:value-type="float" office:value="55.842" calcext:value-type="float">
            <text:p>55,842</text:p>
          </table:table-cell>
          <table:table-cell office:value-type="float" office:value="325.268" calcext:value-type="float">
            <text:p>325,268</text:p>
          </table:table-cell>
          <table:table-cell office:value-type="float" office:value="335.063" calcext:value-type="float">
            <text:p>335,063</text:p>
          </table:table-cell>
          <table:table-cell office:value-type="float" office:value="336.204" calcext:value-type="float">
            <text:p>336,204</text:p>
          </table:table-cell>
          <table:table-cell office:value-type="float" office:value="328.842" calcext:value-type="float">
            <text:p>328,842</text:p>
          </table:table-cell>
        </table:table-row>
        <table:table-row table:style-name="ro1">
          <table:table-cell office:value-type="string" calcext:value-type="string">
            <text:p>heatind packet: 8, step:3</text:p>
          </table:table-cell>
          <table:table-cell office:value-type="float" office:value="53.5119" calcext:value-type="float">
            <text:p>53,5119</text:p>
          </table:table-cell>
          <table:table-cell office:value-type="float" office:value="63.5367" calcext:value-type="float">
            <text:p>63,5367</text:p>
          </table:table-cell>
          <table:table-cell office:value-type="float" office:value="63.0013" calcext:value-type="float">
            <text:p>63,0013</text:p>
          </table:table-cell>
          <table:table-cell office:value-type="float" office:value="57.1969" calcext:value-type="float">
            <text:p>57,1969</text:p>
          </table:table-cell>
          <table:table-cell office:value-type="float" office:value="326.512" calcext:value-type="float">
            <text:p>326,512</text:p>
          </table:table-cell>
          <table:table-cell office:value-type="float" office:value="336.537" calcext:value-type="float">
            <text:p>336,537</text:p>
          </table:table-cell>
          <table:table-cell office:value-type="float" office:value="336.001" calcext:value-type="float">
            <text:p>336,001</text:p>
          </table:table-cell>
          <table:table-cell office:value-type="float" office:value="330.197" calcext:value-type="float">
            <text:p>330,197</text:p>
          </table:table-cell>
        </table:table-row>
        <table:table-row table:style-name="ro1">
          <table:table-cell office:value-type="string" calcext:value-type="string">
            <text:p>heatind packet: 8, step:4</text:p>
          </table:table-cell>
          <table:table-cell office:value-type="float" office:value="54.7404" calcext:value-type="float">
            <text:p>54,7404</text:p>
          </table:table-cell>
          <table:table-cell office:value-type="float" office:value="64.8928" calcext:value-type="float">
            <text:p>64,8928</text:p>
          </table:table-cell>
          <table:table-cell office:value-type="float" office:value="62.8449" calcext:value-type="float">
            <text:p>62,8449</text:p>
          </table:table-cell>
          <table:table-cell office:value-type="float" office:value="58.4932" calcext:value-type="float">
            <text:p>58,4932</text:p>
          </table:table-cell>
          <table:table-cell office:value-type="float" office:value="327.74" calcext:value-type="float">
            <text:p>327,74</text:p>
          </table:table-cell>
          <table:table-cell office:value-type="float" office:value="337.893" calcext:value-type="float">
            <text:p>337,893</text:p>
          </table:table-cell>
          <table:table-cell office:value-type="float" office:value="335.845" calcext:value-type="float">
            <text:p>335,845</text:p>
          </table:table-cell>
          <table:table-cell office:value-type="float" office:value="331.493" calcext:value-type="float">
            <text:p>331,493</text:p>
          </table:table-cell>
        </table:table-row>
        <table:table-row table:style-name="ro1">
          <table:table-cell office:value-type="string" calcext:value-type="string">
            <text:p>heatind packet: 8, step:5</text:p>
          </table:table-cell>
          <table:table-cell office:value-type="float" office:value="55.9207" calcext:value-type="float">
            <text:p>55,9207</text:p>
          </table:table-cell>
          <table:table-cell office:value-type="float" office:value="66.1826" calcext:value-type="float">
            <text:p>66,1826</text:p>
          </table:table-cell>
          <table:table-cell office:value-type="float" office:value="62.7316" calcext:value-type="float">
            <text:p>62,7316</text:p>
          </table:table-cell>
          <table:table-cell office:value-type="float" office:value="59.7333" calcext:value-type="float">
            <text:p>59,7333</text:p>
          </table:table-cell>
          <table:table-cell office:value-type="float" office:value="328.921" calcext:value-type="float">
            <text:p>328,921</text:p>
          </table:table-cell>
          <table:table-cell office:value-type="float" office:value="339.183" calcext:value-type="float">
            <text:p>339,183</text:p>
          </table:table-cell>
          <table:table-cell office:value-type="float" office:value="335.732" calcext:value-type="float">
            <text:p>335,732</text:p>
          </table:table-cell>
          <table:table-cell office:value-type="float" office:value="332.733" calcext:value-type="float">
            <text:p>332,733</text:p>
          </table:table-cell>
        </table:table-row>
        <table:table-row table:style-name="ro1">
          <table:table-cell office:value-type="string" calcext:value-type="string">
            <text:p>heatind packet: 8, step:6</text:p>
          </table:table-cell>
          <table:table-cell office:value-type="float" office:value="57.0503" calcext:value-type="float">
            <text:p>57,0503</text:p>
          </table:table-cell>
          <table:table-cell office:value-type="float" office:value="67.4153" calcext:value-type="float">
            <text:p>67,4153</text:p>
          </table:table-cell>
          <table:table-cell office:value-type="float" office:value="62.6586" calcext:value-type="float">
            <text:p>62,6586</text:p>
          </table:table-cell>
          <table:table-cell office:value-type="float" office:value="60.9197" calcext:value-type="float">
            <text:p>60,9197</text:p>
          </table:table-cell>
          <table:table-cell office:value-type="float" office:value="330.05" calcext:value-type="float">
            <text:p>330,05</text:p>
          </table:table-cell>
          <table:table-cell office:value-type="float" office:value="340.415" calcext:value-type="float">
            <text:p>340,415</text:p>
          </table:table-cell>
          <table:table-cell office:value-type="float" office:value="335.659" calcext:value-type="float">
            <text:p>335,659</text:p>
          </table:table-cell>
          <table:table-cell office:value-type="float" office:value="333.92" calcext:value-type="float">
            <text:p>333,92</text:p>
          </table:table-cell>
        </table:table-row>
        <table:table-row table:style-name="ro1">
          <table:table-cell office:value-type="string" calcext:value-type="string">
            <text:p>heatind packet: 8, step:7</text:p>
          </table:table-cell>
          <table:table-cell office:value-type="float" office:value="58.131" calcext:value-type="float">
            <text:p>58,131</text:p>
          </table:table-cell>
          <table:table-cell office:value-type="float" office:value="68.5944" calcext:value-type="float">
            <text:p>68,5944</text:p>
          </table:table-cell>
          <table:table-cell office:value-type="float" office:value="62.623" calcext:value-type="float">
            <text:p>62,623</text:p>
          </table:table-cell>
          <table:table-cell office:value-type="float" office:value="62.0549" calcext:value-type="float">
            <text:p>62,0549</text:p>
          </table:table-cell>
          <table:table-cell office:value-type="float" office:value="331.131" calcext:value-type="float">
            <text:p>331,131</text:p>
          </table:table-cell>
          <table:table-cell office:value-type="float" office:value="341.594" calcext:value-type="float">
            <text:p>341,594</text:p>
          </table:table-cell>
          <table:table-cell office:value-type="float" office:value="335.623" calcext:value-type="float">
            <text:p>335,623</text:p>
          </table:table-cell>
          <table:table-cell office:value-type="float" office:value="335.055" calcext:value-type="float">
            <text:p>335,055</text:p>
          </table:table-cell>
        </table:table-row>
        <table:table-row table:style-name="ro1">
          <table:table-cell office:value-type="string" calcext:value-type="string">
            <text:p>heatind packet: 8, step:8</text:p>
          </table:table-cell>
          <table:table-cell office:value-type="float" office:value="59.165" calcext:value-type="float">
            <text:p>59,165</text:p>
          </table:table-cell>
          <table:table-cell office:value-type="float" office:value="69.7227" calcext:value-type="float">
            <text:p>69,7227</text:p>
          </table:table-cell>
          <table:table-cell office:value-type="float" office:value="62.6225" calcext:value-type="float">
            <text:p>62,6225</text:p>
          </table:table-cell>
          <table:table-cell office:value-type="float" office:value="63.1414" calcext:value-type="float">
            <text:p>63,1414</text:p>
          </table:table-cell>
          <table:table-cell office:value-type="float" office:value="332.165" calcext:value-type="float">
            <text:p>332,165</text:p>
          </table:table-cell>
          <table:table-cell office:value-type="float" office:value="342.723" calcext:value-type="float">
            <text:p>342,723</text:p>
          </table:table-cell>
          <table:table-cell office:value-type="float" office:value="335.622" calcext:value-type="float">
            <text:p>335,622</text:p>
          </table:table-cell>
          <table:table-cell office:value-type="float" office:value="336.141" calcext:value-type="float">
            <text:p>336,141</text:p>
          </table:table-cell>
        </table:table-row>
        <table:table-row table:style-name="ro1">
          <table:table-cell office:value-type="string" calcext:value-type="string">
            <text:p>heatind packet: 8, step:9</text:p>
          </table:table-cell>
          <table:table-cell office:value-type="float" office:value="60.1544" calcext:value-type="float">
            <text:p>60,1544</text:p>
          </table:table-cell>
          <table:table-cell office:value-type="float" office:value="70.8025" calcext:value-type="float">
            <text:p>70,8025</text:p>
          </table:table-cell>
          <table:table-cell office:value-type="float" office:value="62.6545" calcext:value-type="float">
            <text:p>62,6545</text:p>
          </table:table-cell>
          <table:table-cell office:value-type="float" office:value="64.1814" calcext:value-type="float">
            <text:p>64,1814</text:p>
          </table:table-cell>
          <table:table-cell office:value-type="float" office:value="333.154" calcext:value-type="float">
            <text:p>333,154</text:p>
          </table:table-cell>
          <table:table-cell office:value-type="float" office:value="343.802" calcext:value-type="float">
            <text:p>343,802</text:p>
          </table:table-cell>
          <table:table-cell office:value-type="float" office:value="335.654" calcext:value-type="float">
            <text:p>335,654</text:p>
          </table:table-cell>
          <table:table-cell office:value-type="float" office:value="337.181" calcext:value-type="float">
            <text:p>337,181</text:p>
          </table:table-cell>
        </table:table-row>
        <table:table-row table:style-name="ro1">
          <table:table-cell office:value-type="string" calcext:value-type="string">
            <text:p>heatind packet: 8, step:10</text:p>
          </table:table-cell>
          <table:table-cell office:value-type="float" office:value="61.1014" calcext:value-type="float">
            <text:p>61,1014</text:p>
          </table:table-cell>
          <table:table-cell office:value-type="float" office:value="71.836" calcext:value-type="float">
            <text:p>71,836</text:p>
          </table:table-cell>
          <table:table-cell office:value-type="float" office:value="62.7167" calcext:value-type="float">
            <text:p>62,7167</text:p>
          </table:table-cell>
          <table:table-cell office:value-type="float" office:value="65.1771" calcext:value-type="float">
            <text:p>65,1771</text:p>
          </table:table-cell>
          <table:table-cell office:value-type="float" office:value="334.101" calcext:value-type="float">
            <text:p>334,101</text:p>
          </table:table-cell>
          <table:table-cell office:value-type="float" office:value="344.836" calcext:value-type="float">
            <text:p>344,836</text:p>
          </table:table-cell>
          <table:table-cell office:value-type="float" office:value="335.717" calcext:value-type="float">
            <text:p>335,717</text:p>
          </table:table-cell>
          <table:table-cell office:value-type="float" office:value="338.177" calcext:value-type="float">
            <text:p>338,177</text:p>
          </table:table-cell>
        </table:table-row>
        <table:table-row table:style-name="ro1">
          <table:table-cell office:value-type="string" calcext:value-type="string">
            <text:p>heatind packet: 8, step:11</text:p>
          </table:table-cell>
          <table:table-cell office:value-type="float" office:value="62.008" calcext:value-type="float">
            <text:p>62,008</text:p>
          </table:table-cell>
          <table:table-cell office:value-type="float" office:value="72.8256" calcext:value-type="float">
            <text:p>72,8256</text:p>
          </table:table-cell>
          <table:table-cell office:value-type="float" office:value="62.807" calcext:value-type="float">
            <text:p>62,807</text:p>
          </table:table-cell>
          <table:table-cell office:value-type="float" office:value="66.1307" calcext:value-type="float">
            <text:p>66,1307</text:p>
          </table:table-cell>
          <table:table-cell office:value-type="float" office:value="335.008" calcext:value-type="float">
            <text:p>335,008</text:p>
          </table:table-cell>
          <table:table-cell office:value-type="float" office:value="345.826" calcext:value-type="float">
            <text:p>345,826</text:p>
          </table:table-cell>
          <table:table-cell office:value-type="float" office:value="335.807" calcext:value-type="float">
            <text:p>335,807</text:p>
          </table:table-cell>
          <table:table-cell office:value-type="float" office:value="339.131" calcext:value-type="float">
            <text:p>339,131</text:p>
          </table:table-cell>
        </table:table-row>
        <table:table-row table:style-name="ro1">
          <table:table-cell office:value-type="string" calcext:value-type="string">
            <text:p>heatind packet: 8, step:12</text:p>
          </table:table-cell>
          <table:table-cell office:value-type="float" office:value="62.8761" calcext:value-type="float">
            <text:p>62,8761</text:p>
          </table:table-cell>
          <table:table-cell office:value-type="float" office:value="73.7733" calcext:value-type="float">
            <text:p>73,7733</text:p>
          </table:table-cell>
          <table:table-cell office:value-type="float" office:value="62.9234" calcext:value-type="float">
            <text:p>62,9234</text:p>
          </table:table-cell>
          <table:table-cell office:value-type="float" office:value="67.0441" calcext:value-type="float">
            <text:p>67,0441</text:p>
          </table:table-cell>
          <table:table-cell office:value-type="float" office:value="335.876" calcext:value-type="float">
            <text:p>335,876</text:p>
          </table:table-cell>
          <table:table-cell office:value-type="float" office:value="346.773" calcext:value-type="float">
            <text:p>346,773</text:p>
          </table:table-cell>
          <table:table-cell office:value-type="float" office:value="335.923" calcext:value-type="float">
            <text:p>335,923</text:p>
          </table:table-cell>
          <table:table-cell office:value-type="float" office:value="340.044" calcext:value-type="float">
            <text:p>340,044</text:p>
          </table:table-cell>
        </table:table-row>
        <table:table-row table:style-name="ro1">
          <table:table-cell office:value-type="string" calcext:value-type="string">
            <text:p>heatind packet: 8, step:13</text:p>
          </table:table-cell>
          <table:table-cell office:value-type="float" office:value="63.7077" calcext:value-type="float">
            <text:p>63,7077</text:p>
          </table:table-cell>
          <table:table-cell office:value-type="float" office:value="74.6811" calcext:value-type="float">
            <text:p>74,6811</text:p>
          </table:table-cell>
          <table:table-cell office:value-type="float" office:value="63.0637" calcext:value-type="float">
            <text:p>63,0637</text:p>
          </table:table-cell>
          <table:table-cell office:value-type="float" office:value="67.9192" calcext:value-type="float">
            <text:p>67,9192</text:p>
          </table:table-cell>
          <table:table-cell office:value-type="float" office:value="336.708" calcext:value-type="float">
            <text:p>336,708</text:p>
          </table:table-cell>
          <table:table-cell office:value-type="float" office:value="347.681" calcext:value-type="float">
            <text:p>347,681</text:p>
          </table:table-cell>
          <table:table-cell office:value-type="float" office:value="336.064" calcext:value-type="float">
            <text:p>336,064</text:p>
          </table:table-cell>
          <table:table-cell office:value-type="float" office:value="340.919" calcext:value-type="float">
            <text:p>340,919</text:p>
          </table:table-cell>
        </table:table-row>
        <table:table-row table:style-name="ro1">
          <table:table-cell office:value-type="string" calcext:value-type="string">
            <text:p>heatind packet: 8, step:14</text:p>
          </table:table-cell>
          <table:table-cell office:value-type="float" office:value="64.5044" calcext:value-type="float">
            <text:p>64,5044</text:p>
          </table:table-cell>
          <table:table-cell office:value-type="float" office:value="75.5509" calcext:value-type="float">
            <text:p>75,5509</text:p>
          </table:table-cell>
          <table:table-cell office:value-type="float" office:value="63.2263" calcext:value-type="float">
            <text:p>63,2263</text:p>
          </table:table-cell>
          <table:table-cell office:value-type="float" office:value="68.7579" calcext:value-type="float">
            <text:p>68,7579</text:p>
          </table:table-cell>
          <table:table-cell office:value-type="float" office:value="337.504" calcext:value-type="float">
            <text:p>337,504</text:p>
          </table:table-cell>
          <table:table-cell office:value-type="float" office:value="348.551" calcext:value-type="float">
            <text:p>348,551</text:p>
          </table:table-cell>
          <table:table-cell office:value-type="float" office:value="336.226" calcext:value-type="float">
            <text:p>336,226</text:p>
          </table:table-cell>
          <table:table-cell office:value-type="float" office:value="341.758" calcext:value-type="float">
            <text:p>341,758</text:p>
          </table:table-cell>
        </table:table-row>
        <table:table-row table:style-name="ro1">
          <table:table-cell office:value-type="string" calcext:value-type="string">
            <text:p>heatind packet: 8, step:15</text:p>
          </table:table-cell>
          <table:table-cell office:value-type="float" office:value="65.2679" calcext:value-type="float">
            <text:p>65,2679</text:p>
          </table:table-cell>
          <table:table-cell office:value-type="float" office:value="76.3846" calcext:value-type="float">
            <text:p>76,3846</text:p>
          </table:table-cell>
          <table:table-cell office:value-type="float" office:value="63.4094" calcext:value-type="float">
            <text:p>63,4094</text:p>
          </table:table-cell>
          <table:table-cell office:value-type="float" office:value="69.562" calcext:value-type="float">
            <text:p>69,562</text:p>
          </table:table-cell>
          <table:table-cell office:value-type="float" office:value="338.268" calcext:value-type="float">
            <text:p>338,268</text:p>
          </table:table-cell>
          <table:table-cell office:value-type="float" office:value="349.385" calcext:value-type="float">
            <text:p>349,385</text:p>
          </table:table-cell>
          <table:table-cell office:value-type="float" office:value="336.409" calcext:value-type="float">
            <text:p>336,409</text:p>
          </table:table-cell>
          <table:table-cell office:value-type="float" office:value="342.562" calcext:value-type="float">
            <text:p>342,562</text:p>
          </table:table-cell>
        </table:table-row>
        <table:table-row table:style-name="ro1">
          <table:table-cell office:value-type="string" calcext:value-type="string">
            <text:p>heatind packet: 8, step:16</text:p>
          </table:table-cell>
          <table:table-cell office:value-type="float" office:value="65.9998" calcext:value-type="float">
            <text:p>65,9998</text:p>
          </table:table-cell>
          <table:table-cell office:value-type="float" office:value="77.1838" calcext:value-type="float">
            <text:p>77,1838</text:p>
          </table:table-cell>
          <table:table-cell office:value-type="float" office:value="63.6113" calcext:value-type="float">
            <text:p>63,6113</text:p>
          </table:table-cell>
          <table:table-cell office:value-type="float" office:value="70.333" calcext:value-type="float">
            <text:p>70,333</text:p>
          </table:table-cell>
          <table:table-cell office:value-type="float" office:value="339" calcext:value-type="float">
            <text:p>339</text:p>
          </table:table-cell>
          <table:table-cell office:value-type="float" office:value="350.184" calcext:value-type="float">
            <text:p>350,184</text:p>
          </table:table-cell>
          <table:table-cell office:value-type="float" office:value="336.611" calcext:value-type="float">
            <text:p>336,611</text:p>
          </table:table-cell>
          <table:table-cell office:value-type="float" office:value="343.333" calcext:value-type="float">
            <text:p>343,333</text:p>
          </table:table-cell>
        </table:table-row>
        <table:table-row table:style-name="ro1">
          <table:table-cell office:value-type="string" calcext:value-type="string">
            <text:p>heatind packet: 8, step:17</text:p>
          </table:table-cell>
          <table:table-cell office:value-type="float" office:value="66.7017" calcext:value-type="float">
            <text:p>66,7017</text:p>
          </table:table-cell>
          <table:table-cell office:value-type="float" office:value="77.9503" calcext:value-type="float">
            <text:p>77,9503</text:p>
          </table:table-cell>
          <table:table-cell office:value-type="float" office:value="63.8304" calcext:value-type="float">
            <text:p>63,8304</text:p>
          </table:table-cell>
          <table:table-cell office:value-type="float" office:value="71.0726" calcext:value-type="float">
            <text:p>71,0726</text:p>
          </table:table-cell>
          <table:table-cell office:value-type="float" office:value="339.702" calcext:value-type="float">
            <text:p>339,702</text:p>
          </table:table-cell>
          <table:table-cell office:value-type="float" office:value="350.95" calcext:value-type="float">
            <text:p>350,95</text:p>
          </table:table-cell>
          <table:table-cell office:value-type="float" office:value="336.83" calcext:value-type="float">
            <text:p>336,83</text:p>
          </table:table-cell>
          <table:table-cell office:value-type="float" office:value="344.073" calcext:value-type="float">
            <text:p>344,073</text:p>
          </table:table-cell>
        </table:table-row>
        <table:table-row table:style-name="ro1">
          <table:table-cell office:value-type="string" calcext:value-type="string">
            <text:p>heatind packet: 8, step:18</text:p>
          </table:table-cell>
          <table:table-cell office:value-type="float" office:value="67.375" calcext:value-type="float">
            <text:p>67,375</text:p>
          </table:table-cell>
          <table:table-cell office:value-type="float" office:value="78.6857" calcext:value-type="float">
            <text:p>78,6857</text:p>
          </table:table-cell>
          <table:table-cell office:value-type="float" office:value="64.0654" calcext:value-type="float">
            <text:p>64,0654</text:p>
          </table:table-cell>
          <table:table-cell office:value-type="float" office:value="71.7823" calcext:value-type="float">
            <text:p>71,7823</text:p>
          </table:table-cell>
          <table:table-cell office:value-type="float" office:value="340.375" calcext:value-type="float">
            <text:p>340,375</text:p>
          </table:table-cell>
          <table:table-cell office:value-type="float" office:value="351.686" calcext:value-type="float">
            <text:p>351,686</text:p>
          </table:table-cell>
          <table:table-cell office:value-type="float" office:value="337.065" calcext:value-type="float">
            <text:p>337,065</text:p>
          </table:table-cell>
          <table:table-cell office:value-type="float" office:value="344.782" calcext:value-type="float">
            <text:p>344,782</text:p>
          </table:table-cell>
        </table:table-row>
        <table:table-row table:style-name="ro1">
          <table:table-cell office:value-type="string" calcext:value-type="string">
            <text:p>heatind packet: 8, step:19</text:p>
          </table:table-cell>
          <table:table-cell office:value-type="float" office:value="68.021" calcext:value-type="float">
            <text:p>68,021</text:p>
          </table:table-cell>
          <table:table-cell office:value-type="float" office:value="79.3913" calcext:value-type="float">
            <text:p>79,3913</text:p>
          </table:table-cell>
          <table:table-cell office:value-type="float" office:value="64.3149" calcext:value-type="float">
            <text:p>64,3149</text:p>
          </table:table-cell>
          <table:table-cell office:value-type="float" office:value="72.4635" calcext:value-type="float">
            <text:p>72,4635</text:p>
          </table:table-cell>
          <table:table-cell office:value-type="float" office:value="341.021" calcext:value-type="float">
            <text:p>341,021</text:p>
          </table:table-cell>
          <table:table-cell office:value-type="float" office:value="352.391" calcext:value-type="float">
            <text:p>352,391</text:p>
          </table:table-cell>
          <table:table-cell office:value-type="float" office:value="337.315" calcext:value-type="float">
            <text:p>337,315</text:p>
          </table:table-cell>
          <table:table-cell office:value-type="float" office:value="345.463" calcext:value-type="float">
            <text:p>345,463</text:p>
          </table:table-cell>
        </table:table-row>
        <table:table-row table:style-name="ro1">
          <table:table-cell office:value-type="string" calcext:value-type="string">
            <text:p>heatind packet: 8, step:20</text:p>
          </table:table-cell>
          <table:table-cell office:value-type="float" office:value="68.6412" calcext:value-type="float">
            <text:p>68,6412</text:p>
          </table:table-cell>
          <table:table-cell office:value-type="float" office:value="80.0687" calcext:value-type="float">
            <text:p>80,0687</text:p>
          </table:table-cell>
          <table:table-cell office:value-type="float" office:value="64.5775" calcext:value-type="float">
            <text:p>64,5775</text:p>
          </table:table-cell>
          <table:table-cell office:value-type="float" office:value="73.1176" calcext:value-type="float">
            <text:p>73,1176</text:p>
          </table:table-cell>
          <table:table-cell office:value-type="float" office:value="341.641" calcext:value-type="float">
            <text:p>341,641</text:p>
          </table:table-cell>
          <table:table-cell office:value-type="float" office:value="353.069" calcext:value-type="float">
            <text:p>353,069</text:p>
          </table:table-cell>
          <table:table-cell office:value-type="float" office:value="337.577" calcext:value-type="float">
            <text:p>337,577</text:p>
          </table:table-cell>
          <table:table-cell office:value-type="float" office:value="346.118" calcext:value-type="float">
            <text:p>346,118</text:p>
          </table:table-cell>
        </table:table-row>
        <table:table-row table:style-name="ro1">
          <table:table-cell office:value-type="string" calcext:value-type="string">
            <text:p>heatind packet: 8, step:21</text:p>
          </table:table-cell>
          <table:table-cell office:value-type="float" office:value="69.2367" calcext:value-type="float">
            <text:p>69,2367</text:p>
          </table:table-cell>
          <table:table-cell office:value-type="float" office:value="80.7192" calcext:value-type="float">
            <text:p>80,7192</text:p>
          </table:table-cell>
          <table:table-cell office:value-type="float" office:value="64.852" calcext:value-type="float">
            <text:p>64,852</text:p>
          </table:table-cell>
          <table:table-cell office:value-type="float" office:value="73.7458" calcext:value-type="float">
            <text:p>73,7458</text:p>
          </table:table-cell>
          <table:table-cell office:value-type="float" office:value="342.237" calcext:value-type="float">
            <text:p>342,237</text:p>
          </table:table-cell>
          <table:table-cell office:value-type="float" office:value="353.719" calcext:value-type="float">
            <text:p>353,719</text:p>
          </table:table-cell>
          <table:table-cell office:value-type="float" office:value="337.852" calcext:value-type="float">
            <text:p>337,852</text:p>
          </table:table-cell>
          <table:table-cell office:value-type="float" office:value="346.746" calcext:value-type="float">
            <text:p>346,746</text:p>
          </table:table-cell>
        </table:table-row>
        <table:table-row table:style-name="ro1">
          <table:table-cell office:value-type="string" calcext:value-type="string">
            <text:p>cooling packet: 8, step:1</text:p>
          </table:table-cell>
          <table:table-cell office:value-type="float" office:value="68.7385" calcext:value-type="float">
            <text:p>68,7385</text:p>
          </table:table-cell>
          <table:table-cell office:value-type="float" office:value="73.812" calcext:value-type="float">
            <text:p>73,812</text:p>
          </table:table-cell>
          <table:table-cell office:value-type="float" office:value="65.1079" calcext:value-type="float">
            <text:p>65,1079</text:p>
          </table:table-cell>
          <table:table-cell office:value-type="float" office:value="72.0916" calcext:value-type="float">
            <text:p>72,0916</text:p>
          </table:table-cell>
          <table:table-cell office:value-type="float" office:value="341.738" calcext:value-type="float">
            <text:p>341,738</text:p>
          </table:table-cell>
          <table:table-cell office:value-type="float" office:value="346.812" calcext:value-type="float">
            <text:p>346,812</text:p>
          </table:table-cell>
          <table:table-cell office:value-type="float" office:value="338.108" calcext:value-type="float">
            <text:p>338,108</text:p>
          </table:table-cell>
          <table:table-cell office:value-type="float" office:value="345.092" calcext:value-type="float">
            <text:p>345,092</text:p>
          </table:table-cell>
        </table:table-row>
        <table:table-row table:style-name="ro1">
          <table:table-cell office:value-type="string" calcext:value-type="string">
            <text:p>cooling packet: 8, step:2</text:p>
          </table:table-cell>
          <table:table-cell office:value-type="float" office:value="66.8702" calcext:value-type="float">
            <text:p>66,8702</text:p>
          </table:table-cell>
          <table:table-cell office:value-type="float" office:value="70.9868" calcext:value-type="float">
            <text:p>70,9868</text:p>
          </table:table-cell>
          <table:table-cell office:value-type="float" office:value="65.288" calcext:value-type="float">
            <text:p>65,288</text:p>
          </table:table-cell>
          <table:table-cell office:value-type="float" office:value="69.8077" calcext:value-type="float">
            <text:p>69,8077</text:p>
          </table:table-cell>
          <table:table-cell office:value-type="float" office:value="339.87" calcext:value-type="float">
            <text:p>339,87</text:p>
          </table:table-cell>
          <table:table-cell office:value-type="float" office:value="343.987" calcext:value-type="float">
            <text:p>343,987</text:p>
          </table:table-cell>
          <table:table-cell office:value-type="float" office:value="338.288" calcext:value-type="float">
            <text:p>338,288</text:p>
          </table:table-cell>
          <table:table-cell office:value-type="float" office:value="342.808" calcext:value-type="float">
            <text:p>342,808</text:p>
          </table:table-cell>
        </table:table-row>
        <table:table-row table:style-name="ro1">
          <table:table-cell office:value-type="string" calcext:value-type="string">
            <text:p>cooling packet: 8, step:3</text:p>
          </table:table-cell>
          <table:table-cell office:value-type="float" office:value="64.8429" calcext:value-type="float">
            <text:p>64,8429</text:p>
          </table:table-cell>
          <table:table-cell office:value-type="float" office:value="68.7001" calcext:value-type="float">
            <text:p>68,7001</text:p>
          </table:table-cell>
          <table:table-cell office:value-type="float" office:value="65.3933" calcext:value-type="float">
            <text:p>65,3933</text:p>
          </table:table-cell>
          <table:table-cell office:value-type="float" office:value="67.6371" calcext:value-type="float">
            <text:p>67,6371</text:p>
          </table:table-cell>
          <table:table-cell office:value-type="float" office:value="337.843" calcext:value-type="float">
            <text:p>337,843</text:p>
          </table:table-cell>
          <table:table-cell office:value-type="float" office:value="341.7" calcext:value-type="float">
            <text:p>341,7</text:p>
          </table:table-cell>
          <table:table-cell office:value-type="float" office:value="338.393" calcext:value-type="float">
            <text:p>338,393</text:p>
          </table:table-cell>
          <table:table-cell office:value-type="float" office:value="340.637" calcext:value-type="float">
            <text:p>340,637</text:p>
          </table:table-cell>
        </table:table-row>
        <table:table-row table:style-name="ro1">
          <table:table-cell office:value-type="string" calcext:value-type="string">
            <text:p>cooling packet: 8, step:4</text:p>
          </table:table-cell>
          <table:table-cell office:value-type="float" office:value="62.8902" calcext:value-type="float">
            <text:p>62,8902</text:p>
          </table:table-cell>
          <table:table-cell office:value-type="float" office:value="66.5857" calcext:value-type="float">
            <text:p>66,5857</text:p>
          </table:table-cell>
          <table:table-cell office:value-type="float" office:value="65.4303" calcext:value-type="float">
            <text:p>65,4303</text:p>
          </table:table-cell>
          <table:table-cell office:value-type="float" office:value="65.5846" calcext:value-type="float">
            <text:p>65,5846</text:p>
          </table:table-cell>
          <table:table-cell office:value-type="float" office:value="335.89" calcext:value-type="float">
            <text:p>335,89</text:p>
          </table:table-cell>
          <table:table-cell office:value-type="float" office:value="339.586" calcext:value-type="float">
            <text:p>339,586</text:p>
          </table:table-cell>
          <table:table-cell office:value-type="float" office:value="338.43" calcext:value-type="float">
            <text:p>338,43</text:p>
          </table:table-cell>
          <table:table-cell office:value-type="float" office:value="338.585" calcext:value-type="float">
            <text:p>338,585</text:p>
          </table:table-cell>
        </table:table-row>
        <table:table-row table:style-name="ro1">
          <table:table-cell office:value-type="string" calcext:value-type="string">
            <text:p>cooling packet: 8, step:5</text:p>
          </table:table-cell>
          <table:table-cell office:value-type="float" office:value="61.0373" calcext:value-type="float">
            <text:p>61,0373</text:p>
          </table:table-cell>
          <table:table-cell office:value-type="float" office:value="64.591" calcext:value-type="float">
            <text:p>64,591</text:p>
          </table:table-cell>
          <table:table-cell office:value-type="float" office:value="65.4048" calcext:value-type="float">
            <text:p>65,4048</text:p>
          </table:table-cell>
          <table:table-cell office:value-type="float" office:value="63.6419" calcext:value-type="float">
            <text:p>63,6419</text:p>
          </table:table-cell>
          <table:table-cell office:value-type="float" office:value="334.037" calcext:value-type="float">
            <text:p>334,037</text:p>
          </table:table-cell>
          <table:table-cell office:value-type="float" office:value="337.591" calcext:value-type="float">
            <text:p>337,591</text:p>
          </table:table-cell>
          <table:table-cell office:value-type="float" office:value="338.405" calcext:value-type="float">
            <text:p>338,405</text:p>
          </table:table-cell>
          <table:table-cell office:value-type="float" office:value="336.642" calcext:value-type="float">
            <text:p>336,642</text:p>
          </table:table-cell>
        </table:table-row>
        <table:table-row table:style-name="ro1">
          <table:table-cell office:value-type="string" calcext:value-type="string">
            <text:p>cooling packet: 8, step:6</text:p>
          </table:table-cell>
          <table:table-cell office:value-type="float" office:value="59.2815" calcext:value-type="float">
            <text:p>59,2815</text:p>
          </table:table-cell>
          <table:table-cell office:value-type="float" office:value="62.7029" calcext:value-type="float">
            <text:p>62,7029</text:p>
          </table:table-cell>
          <table:table-cell office:value-type="float" office:value="65.3224" calcext:value-type="float">
            <text:p>65,3224</text:p>
          </table:table-cell>
          <table:table-cell office:value-type="float" office:value="61.8016" calcext:value-type="float">
            <text:p>61,8016</text:p>
          </table:table-cell>
          <table:table-cell office:value-type="float" office:value="332.281" calcext:value-type="float">
            <text:p>332,281</text:p>
          </table:table-cell>
          <table:table-cell office:value-type="float" office:value="335.703" calcext:value-type="float">
            <text:p>335,703</text:p>
          </table:table-cell>
          <table:table-cell office:value-type="float" office:value="338.322" calcext:value-type="float">
            <text:p>338,322</text:p>
          </table:table-cell>
          <table:table-cell office:value-type="float" office:value="334.802" calcext:value-type="float">
            <text:p>334,802</text:p>
          </table:table-cell>
        </table:table-row>
        <table:table-row table:style-name="ro1">
          <table:table-cell office:value-type="string" calcext:value-type="string">
            <text:p>cooling packet: 8, step:7</text:p>
          </table:table-cell>
          <table:table-cell office:value-type="float" office:value="57.6169" calcext:value-type="float">
            <text:p>57,6169</text:p>
          </table:table-cell>
          <table:table-cell office:value-type="float" office:value="60.9135" calcext:value-type="float">
            <text:p>60,9135</text:p>
          </table:table-cell>
          <table:table-cell office:value-type="float" office:value="65.1881" calcext:value-type="float">
            <text:p>65,1881</text:p>
          </table:table-cell>
          <table:table-cell office:value-type="float" office:value="60.057" calcext:value-type="float">
            <text:p>60,057</text:p>
          </table:table-cell>
          <table:table-cell office:value-type="float" office:value="330.617" calcext:value-type="float">
            <text:p>330,617</text:p>
          </table:table-cell>
          <table:table-cell office:value-type="float" office:value="333.914" calcext:value-type="float">
            <text:p>333,914</text:p>
          </table:table-cell>
          <table:table-cell office:value-type="float" office:value="338.188" calcext:value-type="float">
            <text:p>338,188</text:p>
          </table:table-cell>
          <table:table-cell office:value-type="float" office:value="333.057" calcext:value-type="float">
            <text:p>333,057</text:p>
          </table:table-cell>
        </table:table-row>
        <table:table-row table:style-name="ro1">
          <table:table-cell office:value-type="string" calcext:value-type="string">
            <text:p>cooling packet: 8, step:8</text:p>
          </table:table-cell>
          <table:table-cell office:value-type="float" office:value="56.0376" calcext:value-type="float">
            <text:p>56,0376</text:p>
          </table:table-cell>
          <table:table-cell office:value-type="float" office:value="59.2162" calcext:value-type="float">
            <text:p>59,2162</text:p>
          </table:table-cell>
          <table:table-cell office:value-type="float" office:value="65.0064" calcext:value-type="float">
            <text:p>65,0064</text:p>
          </table:table-cell>
          <table:table-cell office:value-type="float" office:value="58.4017" calcext:value-type="float">
            <text:p>58,4017</text:p>
          </table:table-cell>
          <table:table-cell office:value-type="float" office:value="329.038" calcext:value-type="float">
            <text:p>329,038</text:p>
          </table:table-cell>
          <table:table-cell office:value-type="float" office:value="332.216" calcext:value-type="float">
            <text:p>332,216</text:p>
          </table:table-cell>
          <table:table-cell office:value-type="float" office:value="338.006" calcext:value-type="float">
            <text:p>338,006</text:p>
          </table:table-cell>
          <table:table-cell office:value-type="float" office:value="331.402" calcext:value-type="float">
            <text:p>331,402</text:p>
          </table:table-cell>
        </table:table-row>
        <table:table-row table:style-name="ro1">
          <table:table-cell office:value-type="string" calcext:value-type="string">
            <text:p>cooling packet: 8, step:9</text:p>
          </table:table-cell>
          <table:table-cell office:value-type="float" office:value="54.5381" calcext:value-type="float">
            <text:p>54,5381</text:p>
          </table:table-cell>
          <table:table-cell office:value-type="float" office:value="57.605" calcext:value-type="float">
            <text:p>57,605</text:p>
          </table:table-cell>
          <table:table-cell office:value-type="float" office:value="64.7816" calcext:value-type="float">
            <text:p>64,7816</text:p>
          </table:table-cell>
          <table:table-cell office:value-type="float" office:value="56.8299" calcext:value-type="float">
            <text:p>56,8299</text:p>
          </table:table-cell>
          <table:table-cell office:value-type="float" office:value="327.538" calcext:value-type="float">
            <text:p>327,538</text:p>
          </table:table-cell>
          <table:table-cell office:value-type="float" office:value="330.605" calcext:value-type="float">
            <text:p>330,605</text:p>
          </table:table-cell>
          <table:table-cell office:value-type="float" office:value="337.782" calcext:value-type="float">
            <text:p>337,782</text:p>
          </table:table-cell>
          <table:table-cell office:value-type="float" office:value="329.83" calcext:value-type="float">
            <text:p>329,83</text:p>
          </table:table-cell>
        </table:table-row>
        <table:table-row table:style-name="ro1">
          <table:table-cell office:value-type="string" calcext:value-type="string">
            <text:p>cooling packet: 8, step:10</text:p>
          </table:table-cell>
          <table:table-cell office:value-type="float" office:value="53.1132" calcext:value-type="float">
            <text:p>53,1132</text:p>
          </table:table-cell>
          <table:table-cell office:value-type="float" office:value="56.0744" calcext:value-type="float">
            <text:p>56,0744</text:p>
          </table:table-cell>
          <table:table-cell office:value-type="float" office:value="64.5177" calcext:value-type="float">
            <text:p>64,5177</text:p>
          </table:table-cell>
          <table:table-cell office:value-type="float" office:value="55.3362" calcext:value-type="float">
            <text:p>55,3362</text:p>
          </table:table-cell>
          <table:table-cell office:value-type="float" office:value="326.113" calcext:value-type="float">
            <text:p>326,113</text:p>
          </table:table-cell>
          <table:table-cell office:value-type="float" office:value="329.074" calcext:value-type="float">
            <text:p>329,074</text:p>
          </table:table-cell>
          <table:table-cell office:value-type="float" office:value="337.518" calcext:value-type="float">
            <text:p>337,518</text:p>
          </table:table-cell>
          <table:table-cell office:value-type="float" office:value="328.336" calcext:value-type="float">
            <text:p>328,336</text:p>
          </table:table-cell>
        </table:table-row>
        <table:table-row table:style-name="ro1">
          <table:table-cell office:value-type="string" calcext:value-type="string">
            <text:p>cooling packet: 8, step:11</text:p>
          </table:table-cell>
          <table:table-cell office:value-type="float" office:value="51.7584" calcext:value-type="float">
            <text:p>51,7584</text:p>
          </table:table-cell>
          <table:table-cell office:value-type="float" office:value="54.6192" calcext:value-type="float">
            <text:p>54,6192</text:p>
          </table:table-cell>
          <table:table-cell office:value-type="float" office:value="64.2182" calcext:value-type="float">
            <text:p>64,2182</text:p>
          </table:table-cell>
          <table:table-cell office:value-type="float" office:value="53.9158" calcext:value-type="float">
            <text:p>53,9158</text:p>
          </table:table-cell>
          <table:table-cell office:value-type="float" office:value="324.758" calcext:value-type="float">
            <text:p>324,758</text:p>
          </table:table-cell>
          <table:table-cell office:value-type="float" office:value="327.619" calcext:value-type="float">
            <text:p>327,619</text:p>
          </table:table-cell>
          <table:table-cell office:value-type="float" office:value="337.218" calcext:value-type="float">
            <text:p>337,218</text:p>
          </table:table-cell>
          <table:table-cell office:value-type="float" office:value="326.916" calcext:value-type="float">
            <text:p>326,916</text:p>
          </table:table-cell>
        </table:table-row>
        <table:table-row table:style-name="ro1">
          <table:table-cell office:value-type="string" calcext:value-type="string">
            <text:p>heatind packet: 9, step:1</text:p>
          </table:table-cell>
          <table:table-cell office:value-type="float" office:value="51.4337" calcext:value-type="float">
            <text:p>51,4337</text:p>
          </table:table-cell>
          <table:table-cell office:value-type="float" office:value="60.3098" calcext:value-type="float">
            <text:p>60,3098</text:p>
          </table:table-cell>
          <table:table-cell office:value-type="float" office:value="63.9121" calcext:value-type="float">
            <text:p>63,9121</text:p>
          </table:table-cell>
          <table:table-cell office:value-type="float" office:value="54.6389" calcext:value-type="float">
            <text:p>54,6389</text:p>
          </table:table-cell>
          <table:table-cell office:value-type="float" office:value="324.434" calcext:value-type="float">
            <text:p>324,434</text:p>
          </table:table-cell>
          <table:table-cell office:value-type="float" office:value="333.31" calcext:value-type="float">
            <text:p>333,31</text:p>
          </table:table-cell>
          <table:table-cell office:value-type="float" office:value="336.912" calcext:value-type="float">
            <text:p>336,912</text:p>
          </table:table-cell>
          <table:table-cell office:value-type="float" office:value="327.639" calcext:value-type="float">
            <text:p>327,639</text:p>
          </table:table-cell>
        </table:table-row>
        <table:table-row table:style-name="ro1">
          <table:table-cell office:value-type="string" calcext:value-type="string">
            <text:p>heatind packet: 9, step:2</text:p>
          </table:table-cell>
          <table:table-cell office:value-type="float" office:value="52.45" calcext:value-type="float">
            <text:p>52,45</text:p>
          </table:table-cell>
          <table:table-cell office:value-type="float" office:value="62.2614" calcext:value-type="float">
            <text:p>62,2614</text:p>
          </table:table-cell>
          <table:table-cell office:value-type="float" office:value="63.6526" calcext:value-type="float">
            <text:p>63,6526</text:p>
          </table:table-cell>
          <table:table-cell office:value-type="float" office:value="56.0358" calcext:value-type="float">
            <text:p>56,0358</text:p>
          </table:table-cell>
          <table:table-cell office:value-type="float" office:value="325.45" calcext:value-type="float">
            <text:p>325,45</text:p>
          </table:table-cell>
          <table:table-cell office:value-type="float" office:value="335.261" calcext:value-type="float">
            <text:p>335,261</text:p>
          </table:table-cell>
          <table:table-cell office:value-type="float" office:value="336.653" calcext:value-type="float">
            <text:p>336,653</text:p>
          </table:table-cell>
          <table:table-cell office:value-type="float" office:value="329.036" calcext:value-type="float">
            <text:p>329,036</text:p>
          </table:table-cell>
        </table:table-row>
        <table:table-row table:style-name="ro1">
          <table:table-cell office:value-type="string" calcext:value-type="string">
            <text:p>heatind packet: 9, step:3</text:p>
          </table:table-cell>
          <table:table-cell office:value-type="float" office:value="53.6914" calcext:value-type="float">
            <text:p>53,6914</text:p>
          </table:table-cell>
          <table:table-cell office:value-type="float" office:value="63.7324" calcext:value-type="float">
            <text:p>63,7324</text:p>
          </table:table-cell>
          <table:table-cell office:value-type="float" office:value="63.4424" calcext:value-type="float">
            <text:p>63,4424</text:p>
          </table:table-cell>
          <table:table-cell office:value-type="float" office:value="57.3884" calcext:value-type="float">
            <text:p>57,3884</text:p>
          </table:table-cell>
          <table:table-cell office:value-type="float" office:value="326.691" calcext:value-type="float">
            <text:p>326,691</text:p>
          </table:table-cell>
          <table:table-cell office:value-type="float" office:value="336.732" calcext:value-type="float">
            <text:p>336,732</text:p>
          </table:table-cell>
          <table:table-cell office:value-type="float" office:value="336.442" calcext:value-type="float">
            <text:p>336,442</text:p>
          </table:table-cell>
          <table:table-cell office:value-type="float" office:value="330.388" calcext:value-type="float">
            <text:p>330,388</text:p>
          </table:table-cell>
        </table:table-row>
        <table:table-row table:style-name="ro1">
          <table:table-cell office:value-type="string" calcext:value-type="string">
            <text:p>heatind packet: 9, step:4</text:p>
          </table:table-cell>
          <table:table-cell office:value-type="float" office:value="54.9177" calcext:value-type="float">
            <text:p>54,9177</text:p>
          </table:table-cell>
          <table:table-cell office:value-type="float" office:value="65.0862" calcext:value-type="float">
            <text:p>65,0862</text:p>
          </table:table-cell>
          <table:table-cell office:value-type="float" office:value="63.2784" calcext:value-type="float">
            <text:p>63,2784</text:p>
          </table:table-cell>
          <table:table-cell office:value-type="float" office:value="58.6824" calcext:value-type="float">
            <text:p>58,6824</text:p>
          </table:table-cell>
          <table:table-cell office:value-type="float" office:value="327.918" calcext:value-type="float">
            <text:p>327,918</text:p>
          </table:table-cell>
          <table:table-cell office:value-type="float" office:value="338.086" calcext:value-type="float">
            <text:p>338,086</text:p>
          </table:table-cell>
          <table:table-cell office:value-type="float" office:value="336.278" calcext:value-type="float">
            <text:p>336,278</text:p>
          </table:table-cell>
          <table:table-cell office:value-type="float" office:value="331.682" calcext:value-type="float">
            <text:p>331,682</text:p>
          </table:table-cell>
        </table:table-row>
        <table:table-row table:style-name="ro1">
          <table:table-cell office:value-type="string" calcext:value-type="string">
            <text:p>heatind packet: 9, step:5</text:p>
          </table:table-cell>
          <table:table-cell office:value-type="float" office:value="56.0957" calcext:value-type="float">
            <text:p>56,0957</text:p>
          </table:table-cell>
          <table:table-cell office:value-type="float" office:value="66.3736" calcext:value-type="float">
            <text:p>66,3736</text:p>
          </table:table-cell>
          <table:table-cell office:value-type="float" office:value="63.1576" calcext:value-type="float">
            <text:p>63,1576</text:p>
          </table:table-cell>
          <table:table-cell office:value-type="float" office:value="59.9201" calcext:value-type="float">
            <text:p>59,9201</text:p>
          </table:table-cell>
          <table:table-cell office:value-type="float" office:value="329.096" calcext:value-type="float">
            <text:p>329,096</text:p>
          </table:table-cell>
          <table:table-cell office:value-type="float" office:value="339.374" calcext:value-type="float">
            <text:p>339,374</text:p>
          </table:table-cell>
          <table:table-cell office:value-type="float" office:value="336.158" calcext:value-type="float">
            <text:p>336,158</text:p>
          </table:table-cell>
          <table:table-cell office:value-type="float" office:value="332.92" calcext:value-type="float">
            <text:p>332,92</text:p>
          </table:table-cell>
        </table:table-row>
        <table:table-row table:style-name="ro1">
          <table:table-cell office:value-type="string" calcext:value-type="string">
            <text:p>heatind packet: 9, step:6</text:p>
          </table:table-cell>
          <table:table-cell office:value-type="float" office:value="57.2231" calcext:value-type="float">
            <text:p>57,2231</text:p>
          </table:table-cell>
          <table:table-cell office:value-type="float" office:value="67.6038" calcext:value-type="float">
            <text:p>67,6038</text:p>
          </table:table-cell>
          <table:table-cell office:value-type="float" office:value="63.0772" calcext:value-type="float">
            <text:p>63,0772</text:p>
          </table:table-cell>
          <table:table-cell office:value-type="float" office:value="61.1041" calcext:value-type="float">
            <text:p>61,1041</text:p>
          </table:table-cell>
          <table:table-cell office:value-type="float" office:value="330.223" calcext:value-type="float">
            <text:p>330,223</text:p>
          </table:table-cell>
          <table:table-cell office:value-type="float" office:value="340.604" calcext:value-type="float">
            <text:p>340,604</text:p>
          </table:table-cell>
          <table:table-cell office:value-type="float" office:value="336.077" calcext:value-type="float">
            <text:p>336,077</text:p>
          </table:table-cell>
          <table:table-cell office:value-type="float" office:value="334.104" calcext:value-type="float">
            <text:p>334,104</text:p>
          </table:table-cell>
        </table:table-row>
        <table:table-row table:style-name="ro1">
          <table:table-cell office:value-type="string" calcext:value-type="string">
            <text:p>heatind packet: 9, step:7</text:p>
          </table:table-cell>
          <table:table-cell office:value-type="float" office:value="58.3016" calcext:value-type="float">
            <text:p>58,3016</text:p>
          </table:table-cell>
          <table:table-cell office:value-type="float" office:value="68.7805" calcext:value-type="float">
            <text:p>68,7805</text:p>
          </table:table-cell>
          <table:table-cell office:value-type="float" office:value="63.0344" calcext:value-type="float">
            <text:p>63,0344</text:p>
          </table:table-cell>
          <table:table-cell office:value-type="float" office:value="62.237" calcext:value-type="float">
            <text:p>62,237</text:p>
          </table:table-cell>
          <table:table-cell office:value-type="float" office:value="331.302" calcext:value-type="float">
            <text:p>331,302</text:p>
          </table:table-cell>
          <table:table-cell office:value-type="float" office:value="341.781" calcext:value-type="float">
            <text:p>341,781</text:p>
          </table:table-cell>
          <table:table-cell office:value-type="float" office:value="336.034" calcext:value-type="float">
            <text:p>336,034</text:p>
          </table:table-cell>
          <table:table-cell office:value-type="float" office:value="335.237" calcext:value-type="float">
            <text:p>335,237</text:p>
          </table:table-cell>
        </table:table-row>
        <table:table-row table:style-name="ro1">
          <table:table-cell office:value-type="string" calcext:value-type="string">
            <text:p>heatind packet: 9, step:8</text:p>
          </table:table-cell>
          <table:table-cell office:value-type="float" office:value="59.3332" calcext:value-type="float">
            <text:p>59,3332</text:p>
          </table:table-cell>
          <table:table-cell office:value-type="float" office:value="69.9063" calcext:value-type="float">
            <text:p>69,9063</text:p>
          </table:table-cell>
          <table:table-cell office:value-type="float" office:value="63.0268" calcext:value-type="float">
            <text:p>63,0268</text:p>
          </table:table-cell>
          <table:table-cell office:value-type="float" office:value="63.321" calcext:value-type="float">
            <text:p>63,321</text:p>
          </table:table-cell>
          <table:table-cell office:value-type="float" office:value="332.333" calcext:value-type="float">
            <text:p>332,333</text:p>
          </table:table-cell>
          <table:table-cell office:value-type="float" office:value="342.906" calcext:value-type="float">
            <text:p>342,906</text:p>
          </table:table-cell>
          <table:table-cell office:value-type="float" office:value="336.027" calcext:value-type="float">
            <text:p>336,027</text:p>
          </table:table-cell>
          <table:table-cell office:value-type="float" office:value="336.321" calcext:value-type="float">
            <text:p>336,321</text:p>
          </table:table-cell>
        </table:table-row>
        <table:table-row table:style-name="ro1">
          <table:table-cell office:value-type="string" calcext:value-type="string">
            <text:p>heatind packet: 9, step:9</text:p>
          </table:table-cell>
          <table:table-cell office:value-type="float" office:value="60.3203" calcext:value-type="float">
            <text:p>60,3203</text:p>
          </table:table-cell>
          <table:table-cell office:value-type="float" office:value="70.9835" calcext:value-type="float">
            <text:p>70,9835</text:p>
          </table:table-cell>
          <table:table-cell office:value-type="float" office:value="63.0519" calcext:value-type="float">
            <text:p>63,0519</text:p>
          </table:table-cell>
          <table:table-cell office:value-type="float" office:value="64.3585" calcext:value-type="float">
            <text:p>64,3585</text:p>
          </table:table-cell>
          <table:table-cell office:value-type="float" office:value="333.32" calcext:value-type="float">
            <text:p>333,32</text:p>
          </table:table-cell>
          <table:table-cell office:value-type="float" office:value="343.984" calcext:value-type="float">
            <text:p>343,984</text:p>
          </table:table-cell>
          <table:table-cell office:value-type="float" office:value="336.052" calcext:value-type="float">
            <text:p>336,052</text:p>
          </table:table-cell>
          <table:table-cell office:value-type="float" office:value="337.359" calcext:value-type="float">
            <text:p>337,359</text:p>
          </table:table-cell>
        </table:table-row>
        <table:table-row table:style-name="ro1">
          <table:table-cell office:value-type="string" calcext:value-type="string">
            <text:p>heatind packet: 9, step:10</text:p>
          </table:table-cell>
          <table:table-cell office:value-type="float" office:value="61.265" calcext:value-type="float">
            <text:p>61,265</text:p>
          </table:table-cell>
          <table:table-cell office:value-type="float" office:value="72.0146" calcext:value-type="float">
            <text:p>72,0146</text:p>
          </table:table-cell>
          <table:table-cell office:value-type="float" office:value="63.1074" calcext:value-type="float">
            <text:p>63,1074</text:p>
          </table:table-cell>
          <table:table-cell office:value-type="float" office:value="65.3518" calcext:value-type="float">
            <text:p>65,3518</text:p>
          </table:table-cell>
          <table:table-cell office:value-type="float" office:value="334.265" calcext:value-type="float">
            <text:p>334,265</text:p>
          </table:table-cell>
          <table:table-cell office:value-type="float" office:value="345.015" calcext:value-type="float">
            <text:p>345,015</text:p>
          </table:table-cell>
          <table:table-cell office:value-type="float" office:value="336.107" calcext:value-type="float">
            <text:p>336,107</text:p>
          </table:table-cell>
          <table:table-cell office:value-type="float" office:value="338.352" calcext:value-type="float">
            <text:p>338,352</text:p>
          </table:table-cell>
        </table:table-row>
        <table:table-row table:style-name="ro1">
          <table:table-cell office:value-type="string" calcext:value-type="string">
            <text:p>heatind packet: 9, step:11</text:p>
          </table:table-cell>
          <table:table-cell office:value-type="float" office:value="62.1693" calcext:value-type="float">
            <text:p>62,1693</text:p>
          </table:table-cell>
          <table:table-cell office:value-type="float" office:value="73.0016" calcext:value-type="float">
            <text:p>73,0016</text:p>
          </table:table-cell>
          <table:table-cell office:value-type="float" office:value="63.1911" calcext:value-type="float">
            <text:p>63,1911</text:p>
          </table:table-cell>
          <table:table-cell office:value-type="float" office:value="66.3029" calcext:value-type="float">
            <text:p>66,3029</text:p>
          </table:table-cell>
          <table:table-cell office:value-type="float" office:value="335.169" calcext:value-type="float">
            <text:p>335,169</text:p>
          </table:table-cell>
          <table:table-cell office:value-type="float" office:value="346.002" calcext:value-type="float">
            <text:p>346,002</text:p>
          </table:table-cell>
          <table:table-cell office:value-type="float" office:value="336.191" calcext:value-type="float">
            <text:p>336,191</text:p>
          </table:table-cell>
          <table:table-cell office:value-type="float" office:value="339.303" calcext:value-type="float">
            <text:p>339,303</text:p>
          </table:table-cell>
        </table:table-row>
        <table:table-row table:style-name="ro1">
          <table:table-cell office:value-type="string" calcext:value-type="string">
            <text:p>heatind packet: 9, step:12</text:p>
          </table:table-cell>
          <table:table-cell office:value-type="float" office:value="63.0351" calcext:value-type="float">
            <text:p>63,0351</text:p>
          </table:table-cell>
          <table:table-cell office:value-type="float" office:value="73.9468" calcext:value-type="float">
            <text:p>73,9468</text:p>
          </table:table-cell>
          <table:table-cell office:value-type="float" office:value="63.3008" calcext:value-type="float">
            <text:p>63,3008</text:p>
          </table:table-cell>
          <table:table-cell office:value-type="float" office:value="67.2137" calcext:value-type="float">
            <text:p>67,2137</text:p>
          </table:table-cell>
          <table:table-cell office:value-type="float" office:value="336.035" calcext:value-type="float">
            <text:p>336,035</text:p>
          </table:table-cell>
          <table:table-cell office:value-type="float" office:value="346.947" calcext:value-type="float">
            <text:p>346,947</text:p>
          </table:table-cell>
          <table:table-cell office:value-type="float" office:value="336.301" calcext:value-type="float">
            <text:p>336,301</text:p>
          </table:table-cell>
          <table:table-cell office:value-type="float" office:value="340.214" calcext:value-type="float">
            <text:p>340,214</text:p>
          </table:table-cell>
        </table:table-row>
        <table:table-row table:style-name="ro1">
          <table:table-cell office:value-type="string" calcext:value-type="string">
            <text:p>heatind packet: 9, step:13</text:p>
          </table:table-cell>
          <table:table-cell office:value-type="float" office:value="63.8643" calcext:value-type="float">
            <text:p>63,8643</text:p>
          </table:table-cell>
          <table:table-cell office:value-type="float" office:value="74.8521" calcext:value-type="float">
            <text:p>74,8521</text:p>
          </table:table-cell>
          <table:table-cell office:value-type="float" office:value="63.4348" calcext:value-type="float">
            <text:p>63,4348</text:p>
          </table:table-cell>
          <table:table-cell office:value-type="float" office:value="68.0864" calcext:value-type="float">
            <text:p>68,0864</text:p>
          </table:table-cell>
          <table:table-cell office:value-type="float" office:value="336.864" calcext:value-type="float">
            <text:p>336,864</text:p>
          </table:table-cell>
          <table:table-cell office:value-type="float" office:value="347.852" calcext:value-type="float">
            <text:p>347,852</text:p>
          </table:table-cell>
          <table:table-cell office:value-type="float" office:value="336.435" calcext:value-type="float">
            <text:p>336,435</text:p>
          </table:table-cell>
          <table:table-cell office:value-type="float" office:value="341.086" calcext:value-type="float">
            <text:p>341,086</text:p>
          </table:table-cell>
        </table:table-row>
        <table:table-row table:style-name="ro1">
          <table:table-cell office:value-type="string" calcext:value-type="string">
            <text:p>heatind packet: 9, step:14</text:p>
          </table:table-cell>
          <table:table-cell office:value-type="float" office:value="64.6586" calcext:value-type="float">
            <text:p>64,6586</text:p>
          </table:table-cell>
          <table:table-cell office:value-type="float" office:value="75.7193" calcext:value-type="float">
            <text:p>75,7193</text:p>
          </table:table-cell>
          <table:table-cell office:value-type="float" office:value="63.5911" calcext:value-type="float">
            <text:p>63,5911</text:p>
          </table:table-cell>
          <table:table-cell office:value-type="float" office:value="68.9226" calcext:value-type="float">
            <text:p>68,9226</text:p>
          </table:table-cell>
          <table:table-cell office:value-type="float" office:value="337.659" calcext:value-type="float">
            <text:p>337,659</text:p>
          </table:table-cell>
          <table:table-cell office:value-type="float" office:value="348.719" calcext:value-type="float">
            <text:p>348,719</text:p>
          </table:table-cell>
          <table:table-cell office:value-type="float" office:value="336.591" calcext:value-type="float">
            <text:p>336,591</text:p>
          </table:table-cell>
          <table:table-cell office:value-type="float" office:value="341.923" calcext:value-type="float">
            <text:p>341,923</text:p>
          </table:table-cell>
        </table:table-row>
        <table:table-row table:style-name="ro1">
          <table:table-cell office:value-type="string" calcext:value-type="string">
            <text:p>heatind packet: 9, step:15</text:p>
          </table:table-cell>
          <table:table-cell office:value-type="float" office:value="65.4198" calcext:value-type="float">
            <text:p>65,4198</text:p>
          </table:table-cell>
          <table:table-cell office:value-type="float" office:value="76.5505" calcext:value-type="float">
            <text:p>76,5505</text:p>
          </table:table-cell>
          <table:table-cell office:value-type="float" office:value="63.768" calcext:value-type="float">
            <text:p>63,768</text:p>
          </table:table-cell>
          <table:table-cell office:value-type="float" office:value="69.7242" calcext:value-type="float">
            <text:p>69,7242</text:p>
          </table:table-cell>
          <table:table-cell office:value-type="float" office:value="338.42" calcext:value-type="float">
            <text:p>338,42</text:p>
          </table:table-cell>
          <table:table-cell office:value-type="float" office:value="349.55" calcext:value-type="float">
            <text:p>349,55</text:p>
          </table:table-cell>
          <table:table-cell office:value-type="float" office:value="336.768" calcext:value-type="float">
            <text:p>336,768</text:p>
          </table:table-cell>
          <table:table-cell office:value-type="float" office:value="342.724" calcext:value-type="float">
            <text:p>342,724</text:p>
          </table:table-cell>
        </table:table-row>
        <table:table-row table:style-name="ro1">
          <table:table-cell office:value-type="string" calcext:value-type="string">
            <text:p>heatind packet: 9, step:16</text:p>
          </table:table-cell>
          <table:table-cell office:value-type="float" office:value="66.1494" calcext:value-type="float">
            <text:p>66,1494</text:p>
          </table:table-cell>
          <table:table-cell office:value-type="float" office:value="77.3472" calcext:value-type="float">
            <text:p>77,3472</text:p>
          </table:table-cell>
          <table:table-cell office:value-type="float" office:value="63.9638" calcext:value-type="float">
            <text:p>63,9638</text:p>
          </table:table-cell>
          <table:table-cell office:value-type="float" office:value="70.4927" calcext:value-type="float">
            <text:p>70,4927</text:p>
          </table:table-cell>
          <table:table-cell office:value-type="float" office:value="339.149" calcext:value-type="float">
            <text:p>339,149</text:p>
          </table:table-cell>
          <table:table-cell office:value-type="float" office:value="350.347" calcext:value-type="float">
            <text:p>350,347</text:p>
          </table:table-cell>
          <table:table-cell office:value-type="float" office:value="336.964" calcext:value-type="float">
            <text:p>336,964</text:p>
          </table:table-cell>
          <table:table-cell office:value-type="float" office:value="343.493" calcext:value-type="float">
            <text:p>343,493</text:p>
          </table:table-cell>
        </table:table-row>
        <table:table-row table:style-name="ro1">
          <table:table-cell office:value-type="string" calcext:value-type="string">
            <text:p>heatind packet: 9, step:17</text:p>
          </table:table-cell>
          <table:table-cell office:value-type="float" office:value="66.849" calcext:value-type="float">
            <text:p>66,849</text:p>
          </table:table-cell>
          <table:table-cell office:value-type="float" office:value="78.1112" calcext:value-type="float">
            <text:p>78,1112</text:p>
          </table:table-cell>
          <table:table-cell office:value-type="float" office:value="64.1771" calcext:value-type="float">
            <text:p>64,1771</text:p>
          </table:table-cell>
          <table:table-cell office:value-type="float" office:value="71.2299" calcext:value-type="float">
            <text:p>71,2299</text:p>
          </table:table-cell>
          <table:table-cell office:value-type="float" office:value="339.849" calcext:value-type="float">
            <text:p>339,849</text:p>
          </table:table-cell>
          <table:table-cell office:value-type="float" office:value="351.111" calcext:value-type="float">
            <text:p>351,111</text:p>
          </table:table-cell>
          <table:table-cell office:value-type="float" office:value="337.177" calcext:value-type="float">
            <text:p>337,177</text:p>
          </table:table-cell>
          <table:table-cell office:value-type="float" office:value="344.23" calcext:value-type="float">
            <text:p>344,23</text:p>
          </table:table-cell>
        </table:table-row>
        <table:table-row table:style-name="ro1">
          <table:table-cell office:value-type="string" calcext:value-type="string">
            <text:p>heatind packet: 9, step:18</text:p>
          </table:table-cell>
          <table:table-cell office:value-type="float" office:value="67.52" calcext:value-type="float">
            <text:p>67,52</text:p>
          </table:table-cell>
          <table:table-cell office:value-type="float" office:value="78.844" calcext:value-type="float">
            <text:p>78,844</text:p>
          </table:table-cell>
          <table:table-cell office:value-type="float" office:value="64.4062" calcext:value-type="float">
            <text:p>64,4062</text:p>
          </table:table-cell>
          <table:table-cell office:value-type="float" office:value="71.9371" calcext:value-type="float">
            <text:p>71,9371</text:p>
          </table:table-cell>
          <table:table-cell office:value-type="float" office:value="340.52" calcext:value-type="float">
            <text:p>340,52</text:p>
          </table:table-cell>
          <table:table-cell office:value-type="float" office:value="351.844" calcext:value-type="float">
            <text:p>351,844</text:p>
          </table:table-cell>
          <table:table-cell office:value-type="float" office:value="337.406" calcext:value-type="float">
            <text:p>337,406</text:p>
          </table:table-cell>
          <table:table-cell office:value-type="float" office:value="344.937" calcext:value-type="float">
            <text:p>344,937</text:p>
          </table:table-cell>
        </table:table-row>
        <table:table-row table:style-name="ro1">
          <table:table-cell office:value-type="string" calcext:value-type="string">
            <text:p>heatind packet: 9, step:19</text:p>
          </table:table-cell>
          <table:table-cell office:value-type="float" office:value="68.1638" calcext:value-type="float">
            <text:p>68,1638</text:p>
          </table:table-cell>
          <table:table-cell office:value-type="float" office:value="79.5472" calcext:value-type="float">
            <text:p>79,5472</text:p>
          </table:table-cell>
          <table:table-cell office:value-type="float" office:value="64.6499" calcext:value-type="float">
            <text:p>64,6499</text:p>
          </table:table-cell>
          <table:table-cell office:value-type="float" office:value="72.6159" calcext:value-type="float">
            <text:p>72,6159</text:p>
          </table:table-cell>
          <table:table-cell office:value-type="float" office:value="341.164" calcext:value-type="float">
            <text:p>341,164</text:p>
          </table:table-cell>
          <table:table-cell office:value-type="float" office:value="352.547" calcext:value-type="float">
            <text:p>352,547</text:p>
          </table:table-cell>
          <table:table-cell office:value-type="float" office:value="337.65" calcext:value-type="float">
            <text:p>337,65</text:p>
          </table:table-cell>
          <table:table-cell office:value-type="float" office:value="345.616" calcext:value-type="float">
            <text:p>345,616</text:p>
          </table:table-cell>
        </table:table-row>
        <table:table-row table:style-name="ro1">
          <table:table-cell office:value-type="string" calcext:value-type="string">
            <text:p>heatind packet: 9, step:20</text:p>
          </table:table-cell>
          <table:table-cell office:value-type="float" office:value="68.7817" calcext:value-type="float">
            <text:p>68,7817</text:p>
          </table:table-cell>
          <table:table-cell office:value-type="float" office:value="80.2221" calcext:value-type="float">
            <text:p>80,2221</text:p>
          </table:table-cell>
          <table:table-cell office:value-type="float" office:value="64.9069" calcext:value-type="float">
            <text:p>64,9069</text:p>
          </table:table-cell>
          <table:table-cell office:value-type="float" office:value="73.2676" calcext:value-type="float">
            <text:p>73,2676</text:p>
          </table:table-cell>
          <table:table-cell office:value-type="float" office:value="341.782" calcext:value-type="float">
            <text:p>341,782</text:p>
          </table:table-cell>
          <table:table-cell office:value-type="float" office:value="353.222" calcext:value-type="float">
            <text:p>353,222</text:p>
          </table:table-cell>
          <table:table-cell office:value-type="float" office:value="337.907" calcext:value-type="float">
            <text:p>337,907</text:p>
          </table:table-cell>
          <table:table-cell office:value-type="float" office:value="346.268" calcext:value-type="float">
            <text:p>346,268</text:p>
          </table:table-cell>
        </table:table-row>
        <table:table-row table:style-name="ro1">
          <table:table-cell office:value-type="string" calcext:value-type="string">
            <text:p>heatind packet: 9, step:21</text:p>
          </table:table-cell>
          <table:table-cell office:value-type="float" office:value="69.3749" calcext:value-type="float">
            <text:p>69,3749</text:p>
          </table:table-cell>
          <table:table-cell office:value-type="float" office:value="80.8702" calcext:value-type="float">
            <text:p>80,8702</text:p>
          </table:table-cell>
          <table:table-cell office:value-type="float" office:value="65.1759" calcext:value-type="float">
            <text:p>65,1759</text:p>
          </table:table-cell>
          <table:table-cell office:value-type="float" office:value="73.8934" calcext:value-type="float">
            <text:p>73,8934</text:p>
          </table:table-cell>
          <table:table-cell office:value-type="float" office:value="342.375" calcext:value-type="float">
            <text:p>342,375</text:p>
          </table:table-cell>
          <table:table-cell office:value-type="float" office:value="353.87" calcext:value-type="float">
            <text:p>353,87</text:p>
          </table:table-cell>
          <table:table-cell office:value-type="float" office:value="338.176" calcext:value-type="float">
            <text:p>338,176</text:p>
          </table:table-cell>
          <table:table-cell office:value-type="float" office:value="346.893" calcext:value-type="float">
            <text:p>346,893</text:p>
          </table:table-cell>
        </table:table-row>
        <table:table-row table:style-name="ro1">
          <table:table-cell office:value-type="string" calcext:value-type="string">
            <text:p>cooling packet: 9, step:1</text:p>
          </table:table-cell>
          <table:table-cell office:value-type="float" office:value="68.8738" calcext:value-type="float">
            <text:p>68,8738</text:p>
          </table:table-cell>
          <table:table-cell office:value-type="float" office:value="73.9575" calcext:value-type="float">
            <text:p>73,9575</text:p>
          </table:table-cell>
          <table:table-cell office:value-type="float" office:value="65.4262" calcext:value-type="float">
            <text:p>65,4262</text:p>
          </table:table-cell>
          <table:table-cell office:value-type="float" office:value="72.2356" calcext:value-type="float">
            <text:p>72,2356</text:p>
          </table:table-cell>
          <table:table-cell office:value-type="float" office:value="341.874" calcext:value-type="float">
            <text:p>341,874</text:p>
          </table:table-cell>
          <table:table-cell office:value-type="float" office:value="346.958" calcext:value-type="float">
            <text:p>346,958</text:p>
          </table:table-cell>
          <table:table-cell office:value-type="float" office:value="338.426" calcext:value-type="float">
            <text:p>338,426</text:p>
          </table:table-cell>
          <table:table-cell office:value-type="float" office:value="345.236" calcext:value-type="float">
            <text:p>345,236</text:p>
          </table:table-cell>
        </table:table-row>
        <table:table-row table:style-name="ro1">
          <table:table-cell office:value-type="string" calcext:value-type="string">
            <text:p>cooling packet: 9, step:2</text:p>
          </table:table-cell>
          <table:table-cell office:value-type="float" office:value="67.002" calcext:value-type="float">
            <text:p>67,002</text:p>
          </table:table-cell>
          <table:table-cell office:value-type="float" office:value="71.1287" calcext:value-type="float">
            <text:p>71,1287</text:p>
          </table:table-cell>
          <table:table-cell office:value-type="float" office:value="65.6009" calcext:value-type="float">
            <text:p>65,6009</text:p>
          </table:table-cell>
          <table:table-cell office:value-type="float" office:value="69.948" calcext:value-type="float">
            <text:p>69,948</text:p>
          </table:table-cell>
          <table:table-cell office:value-type="float" office:value="340.002" calcext:value-type="float">
            <text:p>340,002</text:p>
          </table:table-cell>
          <table:table-cell office:value-type="float" office:value="344.129" calcext:value-type="float">
            <text:p>344,129</text:p>
          </table:table-cell>
          <table:table-cell office:value-type="float" office:value="338.601" calcext:value-type="float">
            <text:p>338,601</text:p>
          </table:table-cell>
          <table:table-cell office:value-type="float" office:value="342.948" calcext:value-type="float">
            <text:p>342,948</text:p>
          </table:table-cell>
        </table:table-row>
        <table:table-row table:style-name="ro1">
          <table:table-cell office:value-type="string" calcext:value-type="string">
            <text:p>cooling packet: 9, step:3</text:p>
          </table:table-cell>
          <table:table-cell office:value-type="float" office:value="64.9715" calcext:value-type="float">
            <text:p>64,9715</text:p>
          </table:table-cell>
          <table:table-cell office:value-type="float" office:value="68.8385" calcext:value-type="float">
            <text:p>68,8385</text:p>
          </table:table-cell>
          <table:table-cell office:value-type="float" office:value="65.7009" calcext:value-type="float">
            <text:p>65,7009</text:p>
          </table:table-cell>
          <table:table-cell office:value-type="float" office:value="67.774" calcext:value-type="float">
            <text:p>67,774</text:p>
          </table:table-cell>
          <table:table-cell office:value-type="float" office:value="337.972" calcext:value-type="float">
            <text:p>337,972</text:p>
          </table:table-cell>
          <table:table-cell office:value-type="float" office:value="341.838" calcext:value-type="float">
            <text:p>341,838</text:p>
          </table:table-cell>
          <table:table-cell office:value-type="float" office:value="338.701" calcext:value-type="float">
            <text:p>338,701</text:p>
          </table:table-cell>
          <table:table-cell office:value-type="float" office:value="340.774" calcext:value-type="float">
            <text:p>340,774</text:p>
          </table:table-cell>
        </table:table-row>
        <table:table-row table:style-name="ro1">
          <table:table-cell office:value-type="string" calcext:value-type="string">
            <text:p>cooling packet: 9, step:4</text:p>
          </table:table-cell>
          <table:table-cell office:value-type="float" office:value="63.0156" calcext:value-type="float">
            <text:p>63,0156</text:p>
          </table:table-cell>
          <table:table-cell office:value-type="float" office:value="66.7207" calcext:value-type="float">
            <text:p>66,7207</text:p>
          </table:table-cell>
          <table:table-cell office:value-type="float" office:value="65.7326" calcext:value-type="float">
            <text:p>65,7326</text:p>
          </table:table-cell>
          <table:table-cell office:value-type="float" office:value="65.7181" calcext:value-type="float">
            <text:p>65,7181</text:p>
          </table:table-cell>
          <table:table-cell office:value-type="float" office:value="336.016" calcext:value-type="float">
            <text:p>336,016</text:p>
          </table:table-cell>
          <table:table-cell office:value-type="float" office:value="339.721" calcext:value-type="float">
            <text:p>339,721</text:p>
          </table:table-cell>
          <table:table-cell office:value-type="float" office:value="338.733" calcext:value-type="float">
            <text:p>338,733</text:p>
          </table:table-cell>
          <table:table-cell office:value-type="float" office:value="338.718" calcext:value-type="float">
            <text:p>338,718</text:p>
          </table:table-cell>
        </table:table-row>
        <table:table-row table:style-name="ro1">
          <table:table-cell office:value-type="string" calcext:value-type="string">
            <text:p>cooling packet: 9, step:5</text:p>
          </table:table-cell>
          <table:table-cell office:value-type="float" office:value="61.1598" calcext:value-type="float">
            <text:p>61,1598</text:p>
          </table:table-cell>
          <table:table-cell office:value-type="float" office:value="64.7228" calcext:value-type="float">
            <text:p>64,7228</text:p>
          </table:table-cell>
          <table:table-cell office:value-type="float" office:value="65.7019" calcext:value-type="float">
            <text:p>65,7019</text:p>
          </table:table-cell>
          <table:table-cell office:value-type="float" office:value="63.7723" calcext:value-type="float">
            <text:p>63,7723</text:p>
          </table:table-cell>
          <table:table-cell office:value-type="float" office:value="334.16" calcext:value-type="float">
            <text:p>334,16</text:p>
          </table:table-cell>
          <table:table-cell office:value-type="float" office:value="337.723" calcext:value-type="float">
            <text:p>337,723</text:p>
          </table:table-cell>
          <table:table-cell office:value-type="float" office:value="338.702" calcext:value-type="float">
            <text:p>338,702</text:p>
          </table:table-cell>
          <table:table-cell office:value-type="float" office:value="336.772" calcext:value-type="float">
            <text:p>336,772</text:p>
          </table:table-cell>
        </table:table-row>
        <table:table-row table:style-name="ro1">
          <table:table-cell office:value-type="string" calcext:value-type="string">
            <text:p>cooling packet: 9, step:6</text:p>
          </table:table-cell>
          <table:table-cell office:value-type="float" office:value="59.4011" calcext:value-type="float">
            <text:p>59,4011</text:p>
          </table:table-cell>
          <table:table-cell office:value-type="float" office:value="62.8316" calcext:value-type="float">
            <text:p>62,8316</text:p>
          </table:table-cell>
          <table:table-cell office:value-type="float" office:value="65.6143" calcext:value-type="float">
            <text:p>65,6143</text:p>
          </table:table-cell>
          <table:table-cell office:value-type="float" office:value="61.929" calcext:value-type="float">
            <text:p>61,929</text:p>
          </table:table-cell>
          <table:table-cell office:value-type="float" office:value="332.401" calcext:value-type="float">
            <text:p>332,401</text:p>
          </table:table-cell>
          <table:table-cell office:value-type="float" office:value="335.832" calcext:value-type="float">
            <text:p>335,832</text:p>
          </table:table-cell>
          <table:table-cell office:value-type="float" office:value="338.614" calcext:value-type="float">
            <text:p>338,614</text:p>
          </table:table-cell>
          <table:table-cell office:value-type="float" office:value="334.929" calcext:value-type="float">
            <text:p>334,929</text:p>
          </table:table-cell>
        </table:table-row>
        <table:table-row table:style-name="ro1">
          <table:table-cell office:value-type="string" calcext:value-type="string">
            <text:p>cooling packet: 9, step:7</text:p>
          </table:table-cell>
          <table:table-cell office:value-type="float" office:value="57.7338" calcext:value-type="float">
            <text:p>57,7338</text:p>
          </table:table-cell>
          <table:table-cell office:value-type="float" office:value="61.0393" calcext:value-type="float">
            <text:p>61,0393</text:p>
          </table:table-cell>
          <table:table-cell office:value-type="float" office:value="65.4749" calcext:value-type="float">
            <text:p>65,4749</text:p>
          </table:table-cell>
          <table:table-cell office:value-type="float" office:value="60.1815" calcext:value-type="float">
            <text:p>60,1815</text:p>
          </table:table-cell>
          <table:table-cell office:value-type="float" office:value="330.734" calcext:value-type="float">
            <text:p>330,734</text:p>
          </table:table-cell>
          <table:table-cell office:value-type="float" office:value="334.039" calcext:value-type="float">
            <text:p>334,039</text:p>
          </table:table-cell>
          <table:table-cell office:value-type="float" office:value="338.475" calcext:value-type="float">
            <text:p>338,475</text:p>
          </table:table-cell>
          <table:table-cell office:value-type="float" office:value="333.181" calcext:value-type="float">
            <text:p>333,181</text:p>
          </table:table-cell>
        </table:table-row>
        <table:table-row table:style-name="ro1">
          <table:table-cell office:value-type="string" calcext:value-type="string">
            <text:p>cooling packet: 9, step:8</text:p>
          </table:table-cell>
          <table:table-cell office:value-type="float" office:value="56.1519" calcext:value-type="float">
            <text:p>56,1519</text:p>
          </table:table-cell>
          <table:table-cell office:value-type="float" office:value="59.3392" calcext:value-type="float">
            <text:p>59,3392</text:p>
          </table:table-cell>
          <table:table-cell office:value-type="float" office:value="65.2882" calcext:value-type="float">
            <text:p>65,2882</text:p>
          </table:table-cell>
          <table:table-cell office:value-type="float" office:value="58.5234" calcext:value-type="float">
            <text:p>58,5234</text:p>
          </table:table-cell>
          <table:table-cell office:value-type="float" office:value="329.152" calcext:value-type="float">
            <text:p>329,152</text:p>
          </table:table-cell>
          <table:table-cell office:value-type="float" office:value="332.339" calcext:value-type="float">
            <text:p>332,339</text:p>
          </table:table-cell>
          <table:table-cell office:value-type="float" office:value="338.288" calcext:value-type="float">
            <text:p>338,288</text:p>
          </table:table-cell>
          <table:table-cell office:value-type="float" office:value="331.523" calcext:value-type="float">
            <text:p>331,523</text:p>
          </table:table-cell>
        </table:table-row>
        <table:table-row table:style-name="ro1">
          <table:table-cell office:value-type="string" calcext:value-type="string">
            <text:p>cooling packet: 9, step:9</text:p>
          </table:table-cell>
          <table:table-cell office:value-type="float" office:value="54.6499" calcext:value-type="float">
            <text:p>54,6499</text:p>
          </table:table-cell>
          <table:table-cell office:value-type="float" office:value="57.7253" calcext:value-type="float">
            <text:p>57,7253</text:p>
          </table:table-cell>
          <table:table-cell office:value-type="float" office:value="65.0585" calcext:value-type="float">
            <text:p>65,0585</text:p>
          </table:table-cell>
          <table:table-cell office:value-type="float" office:value="56.9489" calcext:value-type="float">
            <text:p>56,9489</text:p>
          </table:table-cell>
          <table:table-cell office:value-type="float" office:value="327.65" calcext:value-type="float">
            <text:p>327,65</text:p>
          </table:table-cell>
          <table:table-cell office:value-type="float" office:value="330.725" calcext:value-type="float">
            <text:p>330,725</text:p>
          </table:table-cell>
          <table:table-cell office:value-type="float" office:value="338.059" calcext:value-type="float">
            <text:p>338,059</text:p>
          </table:table-cell>
          <table:table-cell office:value-type="float" office:value="329.949" calcext:value-type="float">
            <text:p>329,949</text:p>
          </table:table-cell>
        </table:table-row>
        <table:table-row table:style-name="ro1">
          <table:table-cell office:value-type="string" calcext:value-type="string">
            <text:p>cooling packet: 9, step:10</text:p>
          </table:table-cell>
          <table:table-cell office:value-type="float" office:value="53.2227" calcext:value-type="float">
            <text:p>53,2227</text:p>
          </table:table-cell>
          <table:table-cell office:value-type="float" office:value="56.192" calcext:value-type="float">
            <text:p>56,192</text:p>
          </table:table-cell>
          <table:table-cell office:value-type="float" office:value="64.7898" calcext:value-type="float">
            <text:p>64,7898</text:p>
          </table:table-cell>
          <table:table-cell office:value-type="float" office:value="55.4527" calcext:value-type="float">
            <text:p>55,4527</text:p>
          </table:table-cell>
          <table:table-cell office:value-type="float" office:value="326.223" calcext:value-type="float">
            <text:p>326,223</text:p>
          </table:table-cell>
          <table:table-cell office:value-type="float" office:value="329.192" calcext:value-type="float">
            <text:p>329,192</text:p>
          </table:table-cell>
          <table:table-cell office:value-type="float" office:value="337.79" calcext:value-type="float">
            <text:p>337,79</text:p>
          </table:table-cell>
          <table:table-cell office:value-type="float" office:value="328.453" calcext:value-type="float">
            <text:p>328,453</text:p>
          </table:table-cell>
        </table:table-row>
        <table:table-row table:style-name="ro1">
          <table:table-cell office:value-type="string" calcext:value-type="string">
            <text:p>cooling packet: 9, step:11</text:p>
          </table:table-cell>
          <table:table-cell office:value-type="float" office:value="51.8656" calcext:value-type="float">
            <text:p>51,8656</text:p>
          </table:table-cell>
          <table:table-cell office:value-type="float" office:value="54.7343" calcext:value-type="float">
            <text:p>54,7343</text:p>
          </table:table-cell>
          <table:table-cell office:value-type="float" office:value="64.4855" calcext:value-type="float">
            <text:p>64,4855</text:p>
          </table:table-cell>
          <table:table-cell office:value-type="float" office:value="54.0299" calcext:value-type="float">
            <text:p>54,0299</text:p>
          </table:table-cell>
          <table:table-cell office:value-type="float" office:value="324.866" calcext:value-type="float">
            <text:p>324,866</text:p>
          </table:table-cell>
          <table:table-cell office:value-type="float" office:value="327.734" calcext:value-type="float">
            <text:p>327,734</text:p>
          </table:table-cell>
          <table:table-cell office:value-type="float" office:value="337.485" calcext:value-type="float">
            <text:p>337,485</text:p>
          </table:table-cell>
          <table:table-cell office:value-type="float" office:value="327.03" calcext:value-type="float">
            <text:p>327,03</text:p>
          </table:table-cell>
        </table:table-row>
        <table:table-row table:style-name="ro1">
          <table:table-cell office:value-type="string" calcext:value-type="string">
            <text:p>heatind packet: 10, step:1</text:p>
          </table:table-cell>
          <table:table-cell office:value-type="float" office:value="51.5392" calcext:value-type="float">
            <text:p>51,5392</text:p>
          </table:table-cell>
          <table:table-cell office:value-type="float" office:value="60.4249" calcext:value-type="float">
            <text:p>60,4249</text:p>
          </table:table-cell>
          <table:table-cell office:value-type="float" office:value="64.1747" calcext:value-type="float">
            <text:p>64,1747</text:p>
          </table:table-cell>
          <table:table-cell office:value-type="float" office:value="54.7515" calcext:value-type="float">
            <text:p>54,7515</text:p>
          </table:table-cell>
          <table:table-cell office:value-type="float" office:value="324.539" calcext:value-type="float">
            <text:p>324,539</text:p>
          </table:table-cell>
          <table:table-cell office:value-type="float" office:value="333.425" calcext:value-type="float">
            <text:p>333,425</text:p>
          </table:table-cell>
          <table:table-cell office:value-type="float" office:value="337.175" calcext:value-type="float">
            <text:p>337,175</text:p>
          </table:table-cell>
          <table:table-cell office:value-type="float" office:value="327.752" calcext:value-type="float">
            <text:p>327,752</text:p>
          </table:table-cell>
        </table:table-row>
        <table:table-row table:style-name="ro1">
          <table:table-cell office:value-type="string" calcext:value-type="string">
            <text:p>heatind packet: 10, step:2</text:p>
          </table:table-cell>
          <table:table-cell office:value-type="float" office:value="52.5543" calcext:value-type="float">
            <text:p>52,5543</text:p>
          </table:table-cell>
          <table:table-cell office:value-type="float" office:value="62.3752" calcext:value-type="float">
            <text:p>62,3752</text:p>
          </table:table-cell>
          <table:table-cell office:value-type="float" office:value="63.9106" calcext:value-type="float">
            <text:p>63,9106</text:p>
          </table:table-cell>
          <table:table-cell office:value-type="float" office:value="56.1471" calcext:value-type="float">
            <text:p>56,1471</text:p>
          </table:table-cell>
          <table:table-cell office:value-type="float" office:value="325.554" calcext:value-type="float">
            <text:p>325,554</text:p>
          </table:table-cell>
          <table:table-cell office:value-type="float" office:value="335.375" calcext:value-type="float">
            <text:p>335,375</text:p>
          </table:table-cell>
          <table:table-cell office:value-type="float" office:value="336.911" calcext:value-type="float">
            <text:p>336,911</text:p>
          </table:table-cell>
          <table:table-cell office:value-type="float" office:value="329.147" calcext:value-type="float">
            <text:p>329,147</text:p>
          </table:table-cell>
        </table:table-row>
        <table:table-row table:style-name="ro1">
          <table:table-cell office:value-type="string" calcext:value-type="string">
            <text:p>heatind packet: 10, step:3</text:p>
          </table:table-cell>
          <table:table-cell office:value-type="float" office:value="53.7944" calcext:value-type="float">
            <text:p>53,7944</text:p>
          </table:table-cell>
          <table:table-cell office:value-type="float" office:value="63.8448" calcext:value-type="float">
            <text:p>63,8448</text:p>
          </table:table-cell>
          <table:table-cell office:value-type="float" office:value="63.6958" calcext:value-type="float">
            <text:p>63,6958</text:p>
          </table:table-cell>
          <table:table-cell office:value-type="float" office:value="57.4984" calcext:value-type="float">
            <text:p>57,4984</text:p>
          </table:table-cell>
          <table:table-cell office:value-type="float" office:value="326.794" calcext:value-type="float">
            <text:p>326,794</text:p>
          </table:table-cell>
          <table:table-cell office:value-type="float" office:value="336.845" calcext:value-type="float">
            <text:p>336,845</text:p>
          </table:table-cell>
          <table:table-cell office:value-type="float" office:value="336.696" calcext:value-type="float">
            <text:p>336,696</text:p>
          </table:table-cell>
          <table:table-cell office:value-type="float" office:value="330.498" calcext:value-type="float">
            <text:p>330,498</text:p>
          </table:table-cell>
        </table:table-row>
        <table:table-row table:style-name="ro1">
          <table:table-cell office:value-type="string" calcext:value-type="string">
            <text:p>heatind packet: 10, step:4</text:p>
          </table:table-cell>
          <table:table-cell office:value-type="float" office:value="55.0195" calcext:value-type="float">
            <text:p>55,0195</text:p>
          </table:table-cell>
          <table:table-cell office:value-type="float" office:value="65.1973" calcext:value-type="float">
            <text:p>65,1973</text:p>
          </table:table-cell>
          <table:table-cell office:value-type="float" office:value="63.5274" calcext:value-type="float">
            <text:p>63,5274</text:p>
          </table:table-cell>
          <table:table-cell office:value-type="float" office:value="58.791" calcext:value-type="float">
            <text:p>58,791</text:p>
          </table:table-cell>
          <table:table-cell office:value-type="float" office:value="328.019" calcext:value-type="float">
            <text:p>328,019</text:p>
          </table:table-cell>
          <table:table-cell office:value-type="float" office:value="338.197" calcext:value-type="float">
            <text:p>338,197</text:p>
          </table:table-cell>
          <table:table-cell office:value-type="float" office:value="336.527" calcext:value-type="float">
            <text:p>336,527</text:p>
          </table:table-cell>
          <table:table-cell office:value-type="float" office:value="331.791" calcext:value-type="float">
            <text:p>331,791</text:p>
          </table:table-cell>
        </table:table-row>
        <table:table-row table:style-name="ro1">
          <table:table-cell office:value-type="string" calcext:value-type="string">
            <text:p>heatind packet: 10, step:5</text:p>
          </table:table-cell>
          <table:table-cell office:value-type="float" office:value="56.1963" calcext:value-type="float">
            <text:p>56,1963</text:p>
          </table:table-cell>
          <table:table-cell office:value-type="float" office:value="66.4833" calcext:value-type="float">
            <text:p>66,4833</text:p>
          </table:table-cell>
          <table:table-cell office:value-type="float" office:value="63.4023" calcext:value-type="float">
            <text:p>63,4023</text:p>
          </table:table-cell>
          <table:table-cell office:value-type="float" office:value="60.0274" calcext:value-type="float">
            <text:p>60,0274</text:p>
          </table:table-cell>
          <table:table-cell office:value-type="float" office:value="329.196" calcext:value-type="float">
            <text:p>329,196</text:p>
          </table:table-cell>
          <table:table-cell office:value-type="float" office:value="339.483" calcext:value-type="float">
            <text:p>339,483</text:p>
          </table:table-cell>
          <table:table-cell office:value-type="float" office:value="336.402" calcext:value-type="float">
            <text:p>336,402</text:p>
          </table:table-cell>
          <table:table-cell office:value-type="float" office:value="333.027" calcext:value-type="float">
            <text:p>333,027</text:p>
          </table:table-cell>
        </table:table-row>
        <table:table-row table:style-name="ro1">
          <table:table-cell office:value-type="string" calcext:value-type="string">
            <text:p>heatind packet: 10, step:6</text:p>
          </table:table-cell>
          <table:table-cell office:value-type="float" office:value="57.3224" calcext:value-type="float">
            <text:p>57,3224</text:p>
          </table:table-cell>
          <table:table-cell office:value-type="float" office:value="67.7121" calcext:value-type="float">
            <text:p>67,7121</text:p>
          </table:table-cell>
          <table:table-cell office:value-type="float" office:value="63.3177" calcext:value-type="float">
            <text:p>63,3177</text:p>
          </table:table-cell>
          <table:table-cell office:value-type="float" office:value="61.2101" calcext:value-type="float">
            <text:p>61,2101</text:p>
          </table:table-cell>
          <table:table-cell office:value-type="float" office:value="330.322" calcext:value-type="float">
            <text:p>330,322</text:p>
          </table:table-cell>
          <table:table-cell office:value-type="float" office:value="340.712" calcext:value-type="float">
            <text:p>340,712</text:p>
          </table:table-cell>
          <table:table-cell office:value-type="float" office:value="336.318" calcext:value-type="float">
            <text:p>336,318</text:p>
          </table:table-cell>
          <table:table-cell office:value-type="float" office:value="334.21" calcext:value-type="float">
            <text:p>334,21</text:p>
          </table:table-cell>
        </table:table-row>
        <table:table-row table:style-name="ro1">
          <table:table-cell office:value-type="string" calcext:value-type="string">
            <text:p>heatind packet: 10, step:7</text:p>
          </table:table-cell>
          <table:table-cell office:value-type="float" office:value="58.3995" calcext:value-type="float">
            <text:p>58,3995</text:p>
          </table:table-cell>
          <table:table-cell office:value-type="float" office:value="68.8874" calcext:value-type="float">
            <text:p>68,8874</text:p>
          </table:table-cell>
          <table:table-cell office:value-type="float" office:value="63.2708" calcext:value-type="float">
            <text:p>63,2708</text:p>
          </table:table-cell>
          <table:table-cell office:value-type="float" office:value="62.3415" calcext:value-type="float">
            <text:p>62,3415</text:p>
          </table:table-cell>
          <table:table-cell office:value-type="float" office:value="331.399" calcext:value-type="float">
            <text:p>331,399</text:p>
          </table:table-cell>
          <table:table-cell office:value-type="float" office:value="341.887" calcext:value-type="float">
            <text:p>341,887</text:p>
          </table:table-cell>
          <table:table-cell office:value-type="float" office:value="336.271" calcext:value-type="float">
            <text:p>336,271</text:p>
          </table:table-cell>
          <table:table-cell office:value-type="float" office:value="335.341" calcext:value-type="float">
            <text:p>335,341</text:p>
          </table:table-cell>
        </table:table-row>
        <table:table-row table:style-name="ro1">
          <table:table-cell office:value-type="string" calcext:value-type="string">
            <text:p>heatind packet: 10, step:8</text:p>
          </table:table-cell>
          <table:table-cell office:value-type="float" office:value="59.4298" calcext:value-type="float">
            <text:p>59,4298</text:p>
          </table:table-cell>
          <table:table-cell office:value-type="float" office:value="70.0117" calcext:value-type="float">
            <text:p>70,0117</text:p>
          </table:table-cell>
          <table:table-cell office:value-type="float" office:value="63.2592" calcext:value-type="float">
            <text:p>63,2592</text:p>
          </table:table-cell>
          <table:table-cell office:value-type="float" office:value="63.4241" calcext:value-type="float">
            <text:p>63,4241</text:p>
          </table:table-cell>
          <table:table-cell office:value-type="float" office:value="332.43" calcext:value-type="float">
            <text:p>332,43</text:p>
          </table:table-cell>
          <table:table-cell office:value-type="float" office:value="343.012" calcext:value-type="float">
            <text:p>343,012</text:p>
          </table:table-cell>
          <table:table-cell office:value-type="float" office:value="336.259" calcext:value-type="float">
            <text:p>336,259</text:p>
          </table:table-cell>
          <table:table-cell office:value-type="float" office:value="336.424" calcext:value-type="float">
            <text:p>336,424</text:p>
          </table:table-cell>
        </table:table-row>
        <table:table-row table:style-name="ro1">
          <table:table-cell office:value-type="string" calcext:value-type="string">
            <text:p>heatind packet: 10, step:9</text:p>
          </table:table-cell>
          <table:table-cell office:value-type="float" office:value="60.4156" calcext:value-type="float">
            <text:p>60,4156</text:p>
          </table:table-cell>
          <table:table-cell office:value-type="float" office:value="71.0876" calcext:value-type="float">
            <text:p>71,0876</text:p>
          </table:table-cell>
          <table:table-cell office:value-type="float" office:value="63.2803" calcext:value-type="float">
            <text:p>63,2803</text:p>
          </table:table-cell>
          <table:table-cell office:value-type="float" office:value="64.4602" calcext:value-type="float">
            <text:p>64,4602</text:p>
          </table:table-cell>
          <table:table-cell office:value-type="float" office:value="333.416" calcext:value-type="float">
            <text:p>333,416</text:p>
          </table:table-cell>
          <table:table-cell office:value-type="float" office:value="344.088" calcext:value-type="float">
            <text:p>344,088</text:p>
          </table:table-cell>
          <table:table-cell office:value-type="float" office:value="336.28" calcext:value-type="float">
            <text:p>336,28</text:p>
          </table:table-cell>
          <table:table-cell office:value-type="float" office:value="337.46" calcext:value-type="float">
            <text:p>337,46</text:p>
          </table:table-cell>
        </table:table-row>
        <table:table-row table:style-name="ro1">
          <table:table-cell office:value-type="string" calcext:value-type="string">
            <text:p>heatind packet: 10, step:10</text:p>
          </table:table-cell>
          <table:table-cell office:value-type="float" office:value="61.359" calcext:value-type="float">
            <text:p>61,359</text:p>
          </table:table-cell>
          <table:table-cell office:value-type="float" office:value="72.1172" calcext:value-type="float">
            <text:p>72,1172</text:p>
          </table:table-cell>
          <table:table-cell office:value-type="float" office:value="63.3318" calcext:value-type="float">
            <text:p>63,3318</text:p>
          </table:table-cell>
          <table:table-cell office:value-type="float" office:value="65.4521" calcext:value-type="float">
            <text:p>65,4521</text:p>
          </table:table-cell>
          <table:table-cell office:value-type="float" office:value="334.359" calcext:value-type="float">
            <text:p>334,359</text:p>
          </table:table-cell>
          <table:table-cell office:value-type="float" office:value="345.117" calcext:value-type="float">
            <text:p>345,117</text:p>
          </table:table-cell>
          <table:table-cell office:value-type="float" office:value="336.332" calcext:value-type="float">
            <text:p>336,332</text:p>
          </table:table-cell>
          <table:table-cell office:value-type="float" office:value="338.452" calcext:value-type="float">
            <text:p>338,452</text:p>
          </table:table-cell>
        </table:table-row>
        <table:table-row table:style-name="ro1">
          <table:table-cell office:value-type="string" calcext:value-type="string">
            <text:p>heatind packet: 10, step:11</text:p>
          </table:table-cell>
          <table:table-cell office:value-type="float" office:value="62.2619" calcext:value-type="float">
            <text:p>62,2619</text:p>
          </table:table-cell>
          <table:table-cell office:value-type="float" office:value="73.1027" calcext:value-type="float">
            <text:p>73,1027</text:p>
          </table:table-cell>
          <table:table-cell office:value-type="float" office:value="63.4117" calcext:value-type="float">
            <text:p>63,4117</text:p>
          </table:table-cell>
          <table:table-cell office:value-type="float" office:value="66.4017" calcext:value-type="float">
            <text:p>66,4017</text:p>
          </table:table-cell>
          <table:table-cell office:value-type="float" office:value="335.262" calcext:value-type="float">
            <text:p>335,262</text:p>
          </table:table-cell>
          <table:table-cell office:value-type="float" office:value="346.103" calcext:value-type="float">
            <text:p>346,103</text:p>
          </table:table-cell>
          <table:table-cell office:value-type="float" office:value="336.412" calcext:value-type="float">
            <text:p>336,412</text:p>
          </table:table-cell>
          <table:table-cell office:value-type="float" office:value="339.402" calcext:value-type="float">
            <text:p>339,402</text:p>
          </table:table-cell>
        </table:table-row>
        <table:table-row table:style-name="ro1">
          <table:table-cell office:value-type="string" calcext:value-type="string">
            <text:p>heatind packet: 10, step:12</text:p>
          </table:table-cell>
          <table:table-cell office:value-type="float" office:value="63.1264" calcext:value-type="float">
            <text:p>63,1264</text:p>
          </table:table-cell>
          <table:table-cell office:value-type="float" office:value="74.0464" calcext:value-type="float">
            <text:p>74,0464</text:p>
          </table:table-cell>
          <table:table-cell office:value-type="float" office:value="63.5177" calcext:value-type="float">
            <text:p>63,5177</text:p>
          </table:table-cell>
          <table:table-cell office:value-type="float" office:value="67.3112" calcext:value-type="float">
            <text:p>67,3112</text:p>
          </table:table-cell>
          <table:table-cell office:value-type="float" office:value="336.126" calcext:value-type="float">
            <text:p>336,126</text:p>
          </table:table-cell>
          <table:table-cell office:value-type="float" office:value="347.046" calcext:value-type="float">
            <text:p>347,046</text:p>
          </table:table-cell>
          <table:table-cell office:value-type="float" office:value="336.518" calcext:value-type="float">
            <text:p>336,518</text:p>
          </table:table-cell>
          <table:table-cell office:value-type="float" office:value="340.311" calcext:value-type="float">
            <text:p>340,311</text:p>
          </table:table-cell>
        </table:table-row>
        <table:table-row table:style-name="ro1">
          <table:table-cell office:value-type="string" calcext:value-type="string">
            <text:p>heatind packet: 10, step:13</text:p>
          </table:table-cell>
          <table:table-cell office:value-type="float" office:value="63.9542" calcext:value-type="float">
            <text:p>63,9542</text:p>
          </table:table-cell>
          <table:table-cell office:value-type="float" office:value="74.9502" calcext:value-type="float">
            <text:p>74,9502</text:p>
          </table:table-cell>
          <table:table-cell office:value-type="float" office:value="63.648" calcext:value-type="float">
            <text:p>63,648</text:p>
          </table:table-cell>
          <table:table-cell office:value-type="float" office:value="68.1824" calcext:value-type="float">
            <text:p>68,1824</text:p>
          </table:table-cell>
          <table:table-cell office:value-type="float" office:value="336.954" calcext:value-type="float">
            <text:p>336,954</text:p>
          </table:table-cell>
          <table:table-cell office:value-type="float" office:value="347.95" calcext:value-type="float">
            <text:p>347,95</text:p>
          </table:table-cell>
          <table:table-cell office:value-type="float" office:value="336.648" calcext:value-type="float">
            <text:p>336,648</text:p>
          </table:table-cell>
          <table:table-cell office:value-type="float" office:value="341.182" calcext:value-type="float">
            <text:p>341,182</text:p>
          </table:table-cell>
        </table:table-row>
        <table:table-row table:style-name="ro1">
          <table:table-cell office:value-type="string" calcext:value-type="string">
            <text:p>heatind packet: 10, step:14</text:p>
          </table:table-cell>
          <table:table-cell office:value-type="float" office:value="64.7472" calcext:value-type="float">
            <text:p>64,7472</text:p>
          </table:table-cell>
          <table:table-cell office:value-type="float" office:value="75.8161" calcext:value-type="float">
            <text:p>75,8161</text:p>
          </table:table-cell>
          <table:table-cell office:value-type="float" office:value="63.8007" calcext:value-type="float">
            <text:p>63,8007</text:p>
          </table:table-cell>
          <table:table-cell office:value-type="float" office:value="69.0172" calcext:value-type="float">
            <text:p>69,0172</text:p>
          </table:table-cell>
          <table:table-cell office:value-type="float" office:value="337.747" calcext:value-type="float">
            <text:p>337,747</text:p>
          </table:table-cell>
          <table:table-cell office:value-type="float" office:value="348.816" calcext:value-type="float">
            <text:p>348,816</text:p>
          </table:table-cell>
          <table:table-cell office:value-type="float" office:value="336.801" calcext:value-type="float">
            <text:p>336,801</text:p>
          </table:table-cell>
          <table:table-cell office:value-type="float" office:value="342.017" calcext:value-type="float">
            <text:p>342,017</text:p>
          </table:table-cell>
        </table:table-row>
        <table:table-row table:style-name="ro1">
          <table:table-cell office:value-type="string" calcext:value-type="string">
            <text:p>heatind packet: 10, step:15</text:p>
          </table:table-cell>
          <table:table-cell office:value-type="float" office:value="65.5071" calcext:value-type="float">
            <text:p>65,5071</text:p>
          </table:table-cell>
          <table:table-cell office:value-type="float" office:value="76.6458" calcext:value-type="float">
            <text:p>76,6458</text:p>
          </table:table-cell>
          <table:table-cell office:value-type="float" office:value="63.974" calcext:value-type="float">
            <text:p>63,974</text:p>
          </table:table-cell>
          <table:table-cell office:value-type="float" office:value="69.8173" calcext:value-type="float">
            <text:p>69,8173</text:p>
          </table:table-cell>
          <table:table-cell office:value-type="float" office:value="338.507" calcext:value-type="float">
            <text:p>338,507</text:p>
          </table:table-cell>
          <table:table-cell office:value-type="float" office:value="349.646" calcext:value-type="float">
            <text:p>349,646</text:p>
          </table:table-cell>
          <table:table-cell office:value-type="float" office:value="336.974" calcext:value-type="float">
            <text:p>336,974</text:p>
          </table:table-cell>
          <table:table-cell office:value-type="float" office:value="342.817" calcext:value-type="float">
            <text:p>342,817</text:p>
          </table:table-cell>
        </table:table-row>
        <table:table-row table:style-name="ro1">
          <table:table-cell office:value-type="string" calcext:value-type="string">
            <text:p>heatind packet: 10, step:16</text:p>
          </table:table-cell>
          <table:table-cell office:value-type="float" office:value="66.2354" calcext:value-type="float">
            <text:p>66,2354</text:p>
          </table:table-cell>
          <table:table-cell office:value-type="float" office:value="77.441" calcext:value-type="float">
            <text:p>77,441</text:p>
          </table:table-cell>
          <table:table-cell office:value-type="float" office:value="64.1664" calcext:value-type="float">
            <text:p>64,1664</text:p>
          </table:table-cell>
          <table:table-cell office:value-type="float" office:value="70.5845" calcext:value-type="float">
            <text:p>70,5845</text:p>
          </table:table-cell>
          <table:table-cell office:value-type="float" office:value="339.235" calcext:value-type="float">
            <text:p>339,235</text:p>
          </table:table-cell>
          <table:table-cell office:value-type="float" office:value="350.441" calcext:value-type="float">
            <text:p>350,441</text:p>
          </table:table-cell>
          <table:table-cell office:value-type="float" office:value="337.166" calcext:value-type="float">
            <text:p>337,166</text:p>
          </table:table-cell>
          <table:table-cell office:value-type="float" office:value="343.584" calcext:value-type="float">
            <text:p>343,584</text:p>
          </table:table-cell>
        </table:table-row>
        <table:table-row table:style-name="ro1">
          <table:table-cell office:value-type="string" calcext:value-type="string">
            <text:p>heatind packet: 10, step:17</text:p>
          </table:table-cell>
          <table:table-cell office:value-type="float" office:value="66.9336" calcext:value-type="float">
            <text:p>66,9336</text:p>
          </table:table-cell>
          <table:table-cell office:value-type="float" office:value="78.2036" calcext:value-type="float">
            <text:p>78,2036</text:p>
          </table:table-cell>
          <table:table-cell office:value-type="float" office:value="64.3762" calcext:value-type="float">
            <text:p>64,3762</text:p>
          </table:table-cell>
          <table:table-cell office:value-type="float" office:value="71.3202" calcext:value-type="float">
            <text:p>71,3202</text:p>
          </table:table-cell>
          <table:table-cell office:value-type="float" office:value="339.934" calcext:value-type="float">
            <text:p>339,934</text:p>
          </table:table-cell>
          <table:table-cell office:value-type="float" office:value="351.204" calcext:value-type="float">
            <text:p>351,204</text:p>
          </table:table-cell>
          <table:table-cell office:value-type="float" office:value="337.376" calcext:value-type="float">
            <text:p>337,376</text:p>
          </table:table-cell>
          <table:table-cell office:value-type="float" office:value="344.32" calcext:value-type="float">
            <text:p>344,32</text:p>
          </table:table-cell>
        </table:table-row>
        <table:table-row table:style-name="ro1">
          <table:table-cell office:value-type="string" calcext:value-type="string">
            <text:p>heatind packet: 10, step:18</text:p>
          </table:table-cell>
          <table:table-cell office:value-type="float" office:value="67.6033" calcext:value-type="float">
            <text:p>67,6033</text:p>
          </table:table-cell>
          <table:table-cell office:value-type="float" office:value="78.935" calcext:value-type="float">
            <text:p>78,935</text:p>
          </table:table-cell>
          <table:table-cell office:value-type="float" office:value="64.602" calcext:value-type="float">
            <text:p>64,602</text:p>
          </table:table-cell>
          <table:table-cell office:value-type="float" office:value="72.026" calcext:value-type="float">
            <text:p>72,026</text:p>
          </table:table-cell>
          <table:table-cell office:value-type="float" office:value="340.603" calcext:value-type="float">
            <text:p>340,603</text:p>
          </table:table-cell>
          <table:table-cell office:value-type="float" office:value="351.935" calcext:value-type="float">
            <text:p>351,935</text:p>
          </table:table-cell>
          <table:table-cell office:value-type="float" office:value="337.602" calcext:value-type="float">
            <text:p>337,602</text:p>
          </table:table-cell>
          <table:table-cell office:value-type="float" office:value="345.026" calcext:value-type="float">
            <text:p>345,026</text:p>
          </table:table-cell>
        </table:table-row>
        <table:table-row table:style-name="ro1">
          <table:table-cell office:value-type="string" calcext:value-type="string">
            <text:p>heatind packet: 10, step:19</text:p>
          </table:table-cell>
          <table:table-cell office:value-type="float" office:value="68.2457" calcext:value-type="float">
            <text:p>68,2457</text:p>
          </table:table-cell>
          <table:table-cell office:value-type="float" office:value="79.6367" calcext:value-type="float">
            <text:p>79,6367</text:p>
          </table:table-cell>
          <table:table-cell office:value-type="float" office:value="64.8424" calcext:value-type="float">
            <text:p>64,8424</text:p>
          </table:table-cell>
          <table:table-cell office:value-type="float" office:value="72.7034" calcext:value-type="float">
            <text:p>72,7034</text:p>
          </table:table-cell>
          <table:table-cell office:value-type="float" office:value="341.246" calcext:value-type="float">
            <text:p>341,246</text:p>
          </table:table-cell>
          <table:table-cell office:value-type="float" office:value="352.637" calcext:value-type="float">
            <text:p>352,637</text:p>
          </table:table-cell>
          <table:table-cell office:value-type="float" office:value="337.842" calcext:value-type="float">
            <text:p>337,842</text:p>
          </table:table-cell>
          <table:table-cell office:value-type="float" office:value="345.703" calcext:value-type="float">
            <text:p>345,703</text:p>
          </table:table-cell>
        </table:table-row>
        <table:table-row table:style-name="ro1">
          <table:table-cell office:value-type="string" calcext:value-type="string">
            <text:p>heatind packet: 10, step:20</text:p>
          </table:table-cell>
          <table:table-cell office:value-type="float" office:value="68.8623" calcext:value-type="float">
            <text:p>68,8623</text:p>
          </table:table-cell>
          <table:table-cell office:value-type="float" office:value="80.3102" calcext:value-type="float">
            <text:p>80,3102</text:p>
          </table:table-cell>
          <table:table-cell office:value-type="float" office:value="65.0961" calcext:value-type="float">
            <text:p>65,0961</text:p>
          </table:table-cell>
          <table:table-cell office:value-type="float" office:value="73.3537" calcext:value-type="float">
            <text:p>73,3537</text:p>
          </table:table-cell>
          <table:table-cell office:value-type="float" office:value="341.862" calcext:value-type="float">
            <text:p>341,862</text:p>
          </table:table-cell>
          <table:table-cell office:value-type="float" office:value="353.31" calcext:value-type="float">
            <text:p>353,31</text:p>
          </table:table-cell>
          <table:table-cell office:value-type="float" office:value="338.096" calcext:value-type="float">
            <text:p>338,096</text:p>
          </table:table-cell>
          <table:table-cell office:value-type="float" office:value="346.354" calcext:value-type="float">
            <text:p>346,354</text:p>
          </table:table-cell>
        </table:table-row>
        <table:table-row table:style-name="ro1">
          <table:table-cell office:value-type="string" calcext:value-type="string">
            <text:p>heatind packet: 10, step:21</text:p>
          </table:table-cell>
          <table:table-cell office:value-type="float" office:value="69.4543" calcext:value-type="float">
            <text:p>69,4543</text:p>
          </table:table-cell>
          <table:table-cell office:value-type="float" office:value="80.9569" calcext:value-type="float">
            <text:p>80,9569</text:p>
          </table:table-cell>
          <table:table-cell office:value-type="float" office:value="65.3619" calcext:value-type="float">
            <text:p>65,3619</text:p>
          </table:table-cell>
          <table:table-cell office:value-type="float" office:value="73.9782" calcext:value-type="float">
            <text:p>73,9782</text:p>
          </table:table-cell>
          <table:table-cell office:value-type="float" office:value="342.454" calcext:value-type="float">
            <text:p>342,454</text:p>
          </table:table-cell>
          <table:table-cell office:value-type="float" office:value="353.957" calcext:value-type="float">
            <text:p>353,957</text:p>
          </table:table-cell>
          <table:table-cell office:value-type="float" office:value="338.362" calcext:value-type="float">
            <text:p>338,362</text:p>
          </table:table-cell>
          <table:table-cell office:value-type="float" office:value="346.978" calcext:value-type="float">
            <text:p>346,978</text:p>
          </table:table-cell>
        </table:table-row>
        <table:table-row table:style-name="ro1">
          <table:table-cell office:value-type="string" calcext:value-type="string">
            <text:p>cooling packet: 10, step:1</text:p>
          </table:table-cell>
          <table:table-cell office:value-type="float" office:value="68.9514" calcext:value-type="float">
            <text:p>68,9514</text:p>
          </table:table-cell>
          <table:table-cell office:value-type="float" office:value="74.0411" calcext:value-type="float">
            <text:p>74,0411</text:p>
          </table:table-cell>
          <table:table-cell office:value-type="float" office:value="65.6091" calcext:value-type="float">
            <text:p>65,6091</text:p>
          </table:table-cell>
          <table:table-cell office:value-type="float" office:value="72.3183" calcext:value-type="float">
            <text:p>72,3183</text:p>
          </table:table-cell>
          <table:table-cell office:value-type="float" office:value="341.951" calcext:value-type="float">
            <text:p>341,951</text:p>
          </table:table-cell>
          <table:table-cell office:value-type="float" office:value="347.041" calcext:value-type="float">
            <text:p>347,041</text:p>
          </table:table-cell>
          <table:table-cell office:value-type="float" office:value="338.609" calcext:value-type="float">
            <text:p>338,609</text:p>
          </table:table-cell>
          <table:table-cell office:value-type="float" office:value="345.318" calcext:value-type="float">
            <text:p>345,318</text:p>
          </table:table-cell>
        </table:table-row>
        <table:table-row table:style-name="ro1">
          <table:table-cell office:value-type="string" calcext:value-type="string">
            <text:p>cooling packet: 10, step:2</text:p>
          </table:table-cell>
          <table:table-cell office:value-type="float" office:value="67.0778" calcext:value-type="float">
            <text:p>67,0778</text:p>
          </table:table-cell>
          <table:table-cell office:value-type="float" office:value="71.2102" calcext:value-type="float">
            <text:p>71,2102</text:p>
          </table:table-cell>
          <table:table-cell office:value-type="float" office:value="65.7807" calcext:value-type="float">
            <text:p>65,7807</text:p>
          </table:table-cell>
          <table:table-cell office:value-type="float" office:value="70.0286" calcext:value-type="float">
            <text:p>70,0286</text:p>
          </table:table-cell>
          <table:table-cell office:value-type="float" office:value="340.078" calcext:value-type="float">
            <text:p>340,078</text:p>
          </table:table-cell>
          <table:table-cell office:value-type="float" office:value="344.21" calcext:value-type="float">
            <text:p>344,21</text:p>
          </table:table-cell>
          <table:table-cell office:value-type="float" office:value="338.781" calcext:value-type="float">
            <text:p>338,781</text:p>
          </table:table-cell>
          <table:table-cell office:value-type="float" office:value="343.029" calcext:value-type="float">
            <text:p>343,029</text:p>
          </table:table-cell>
        </table:table-row>
        <table:table-row table:style-name="ro1">
          <table:table-cell office:value-type="string" calcext:value-type="string">
            <text:p>cooling packet: 10, step:3</text:p>
          </table:table-cell>
          <table:table-cell office:value-type="float" office:value="65.0453" calcext:value-type="float">
            <text:p>65,0453</text:p>
          </table:table-cell>
          <table:table-cell office:value-type="float" office:value="68.9179" calcext:value-type="float">
            <text:p>68,9179</text:p>
          </table:table-cell>
          <table:table-cell office:value-type="float" office:value="65.8776" calcext:value-type="float">
            <text:p>65,8776</text:p>
          </table:table-cell>
          <table:table-cell office:value-type="float" office:value="67.8526" calcext:value-type="float">
            <text:p>67,8526</text:p>
          </table:table-cell>
          <table:table-cell office:value-type="float" office:value="338.045" calcext:value-type="float">
            <text:p>338,045</text:p>
          </table:table-cell>
          <table:table-cell office:value-type="float" office:value="341.918" calcext:value-type="float">
            <text:p>341,918</text:p>
          </table:table-cell>
          <table:table-cell office:value-type="float" office:value="338.878" calcext:value-type="float">
            <text:p>338,878</text:p>
          </table:table-cell>
          <table:table-cell office:value-type="float" office:value="340.853" calcext:value-type="float">
            <text:p>340,853</text:p>
          </table:table-cell>
        </table:table-row>
        <table:table-row table:style-name="ro1">
          <table:table-cell office:value-type="string" calcext:value-type="string">
            <text:p>cooling packet: 10, step:4</text:p>
          </table:table-cell>
          <table:table-cell office:value-type="float" office:value="63.0877" calcext:value-type="float">
            <text:p>63,0877</text:p>
          </table:table-cell>
          <table:table-cell office:value-type="float" office:value="66.7982" calcext:value-type="float">
            <text:p>66,7982</text:p>
          </table:table-cell>
          <table:table-cell office:value-type="float" office:value="65.9062" calcext:value-type="float">
            <text:p>65,9062</text:p>
          </table:table-cell>
          <table:table-cell office:value-type="float" office:value="65.7948" calcext:value-type="float">
            <text:p>65,7948</text:p>
          </table:table-cell>
          <table:table-cell office:value-type="float" office:value="336.088" calcext:value-type="float">
            <text:p>336,088</text:p>
          </table:table-cell>
          <table:table-cell office:value-type="float" office:value="339.798" calcext:value-type="float">
            <text:p>339,798</text:p>
          </table:table-cell>
          <table:table-cell office:value-type="float" office:value="338.906" calcext:value-type="float">
            <text:p>338,906</text:p>
          </table:table-cell>
          <table:table-cell office:value-type="float" office:value="338.795" calcext:value-type="float">
            <text:p>338,795</text:p>
          </table:table-cell>
        </table:table-row>
        <table:table-row table:style-name="ro1">
          <table:table-cell office:value-type="string" calcext:value-type="string">
            <text:p>cooling packet: 10, step:5</text:p>
          </table:table-cell>
          <table:table-cell office:value-type="float" office:value="61.2301" calcext:value-type="float">
            <text:p>61,2301</text:p>
          </table:table-cell>
          <table:table-cell office:value-type="float" office:value="64.7985" calcext:value-type="float">
            <text:p>64,7985</text:p>
          </table:table-cell>
          <table:table-cell office:value-type="float" office:value="65.8726" calcext:value-type="float">
            <text:p>65,8726</text:p>
          </table:table-cell>
          <table:table-cell office:value-type="float" office:value="63.8472" calcext:value-type="float">
            <text:p>63,8472</text:p>
          </table:table-cell>
          <table:table-cell office:value-type="float" office:value="334.23" calcext:value-type="float">
            <text:p>334,23</text:p>
          </table:table-cell>
          <table:table-cell office:value-type="float" office:value="337.799" calcext:value-type="float">
            <text:p>337,799</text:p>
          </table:table-cell>
          <table:table-cell office:value-type="float" office:value="338.873" calcext:value-type="float">
            <text:p>338,873</text:p>
          </table:table-cell>
          <table:table-cell office:value-type="float" office:value="336.847" calcext:value-type="float">
            <text:p>336,847</text:p>
          </table:table-cell>
        </table:table-row>
        <table:table-row table:style-name="ro1">
          <table:table-cell office:value-type="string" calcext:value-type="string">
            <text:p>cooling packet: 10, step:6</text:p>
          </table:table-cell>
          <table:table-cell office:value-type="float" office:value="59.4699" calcext:value-type="float">
            <text:p>59,4699</text:p>
          </table:table-cell>
          <table:table-cell office:value-type="float" office:value="62.9055" calcext:value-type="float">
            <text:p>62,9055</text:p>
          </table:table-cell>
          <table:table-cell office:value-type="float" office:value="65.782" calcext:value-type="float">
            <text:p>65,782</text:p>
          </table:table-cell>
          <table:table-cell office:value-type="float" office:value="62.0022" calcext:value-type="float">
            <text:p>62,0022</text:p>
          </table:table-cell>
          <table:table-cell office:value-type="float" office:value="332.47" calcext:value-type="float">
            <text:p>332,47</text:p>
          </table:table-cell>
          <table:table-cell office:value-type="float" office:value="335.906" calcext:value-type="float">
            <text:p>335,906</text:p>
          </table:table-cell>
          <table:table-cell office:value-type="float" office:value="338.782" calcext:value-type="float">
            <text:p>338,782</text:p>
          </table:table-cell>
          <table:table-cell office:value-type="float" office:value="335.002" calcext:value-type="float">
            <text:p>335,002</text:p>
          </table:table-cell>
        </table:table-row>
        <table:table-row table:style-name="ro1">
          <table:table-cell office:value-type="string" calcext:value-type="string">
            <text:p>cooling packet: 10, step:7</text:p>
          </table:table-cell>
          <table:table-cell office:value-type="float" office:value="57.801" calcext:value-type="float">
            <text:p>57,801</text:p>
          </table:table-cell>
          <table:table-cell office:value-type="float" office:value="61.1115" calcext:value-type="float">
            <text:p>61,1115</text:p>
          </table:table-cell>
          <table:table-cell office:value-type="float" office:value="65.6397" calcext:value-type="float">
            <text:p>65,6397</text:p>
          </table:table-cell>
          <table:table-cell office:value-type="float" office:value="60.253" calcext:value-type="float">
            <text:p>60,253</text:p>
          </table:table-cell>
          <table:table-cell office:value-type="float" office:value="330.801" calcext:value-type="float">
            <text:p>330,801</text:p>
          </table:table-cell>
          <table:table-cell office:value-type="float" office:value="334.112" calcext:value-type="float">
            <text:p>334,112</text:p>
          </table:table-cell>
          <table:table-cell office:value-type="float" office:value="338.64" calcext:value-type="float">
            <text:p>338,64</text:p>
          </table:table-cell>
          <table:table-cell office:value-type="float" office:value="333.253" calcext:value-type="float">
            <text:p>333,253</text:p>
          </table:table-cell>
        </table:table-row>
        <table:table-row table:style-name="ro1">
          <table:table-cell office:value-type="string" calcext:value-type="string">
            <text:p>cooling packet: 10, step:8</text:p>
          </table:table-cell>
          <table:table-cell office:value-type="float" office:value="56.2176" calcext:value-type="float">
            <text:p>56,2176</text:p>
          </table:table-cell>
          <table:table-cell office:value-type="float" office:value="59.4098" calcext:value-type="float">
            <text:p>59,4098</text:p>
          </table:table-cell>
          <table:table-cell office:value-type="float" office:value="65.4501" calcext:value-type="float">
            <text:p>65,4501</text:p>
          </table:table-cell>
          <table:table-cell office:value-type="float" office:value="58.5933" calcext:value-type="float">
            <text:p>58,5933</text:p>
          </table:table-cell>
          <table:table-cell office:value-type="float" office:value="329.218" calcext:value-type="float">
            <text:p>329,218</text:p>
          </table:table-cell>
          <table:table-cell office:value-type="float" office:value="332.41" calcext:value-type="float">
            <text:p>332,41</text:p>
          </table:table-cell>
          <table:table-cell office:value-type="float" office:value="338.45" calcext:value-type="float">
            <text:p>338,45</text:p>
          </table:table-cell>
          <table:table-cell office:value-type="float" office:value="331.593" calcext:value-type="float">
            <text:p>331,593</text:p>
          </table:table-cell>
        </table:table-row>
        <table:table-row table:style-name="ro1">
          <table:table-cell office:value-type="string" calcext:value-type="string">
            <text:p>cooling packet: 10, step:9</text:p>
          </table:table-cell>
          <table:table-cell office:value-type="float" office:value="54.7142" calcext:value-type="float">
            <text:p>54,7142</text:p>
          </table:table-cell>
          <table:table-cell office:value-type="float" office:value="57.7943" calcext:value-type="float">
            <text:p>57,7943</text:p>
          </table:table-cell>
          <table:table-cell office:value-type="float" office:value="65.2176" calcext:value-type="float">
            <text:p>65,2176</text:p>
          </table:table-cell>
          <table:table-cell office:value-type="float" office:value="57.0173" calcext:value-type="float">
            <text:p>57,0173</text:p>
          </table:table-cell>
          <table:table-cell office:value-type="float" office:value="327.714" calcext:value-type="float">
            <text:p>327,714</text:p>
          </table:table-cell>
          <table:table-cell office:value-type="float" office:value="330.794" calcext:value-type="float">
            <text:p>330,794</text:p>
          </table:table-cell>
          <table:table-cell office:value-type="float" office:value="338.218" calcext:value-type="float">
            <text:p>338,218</text:p>
          </table:table-cell>
          <table:table-cell office:value-type="float" office:value="330.017" calcext:value-type="float">
            <text:p>330,017</text:p>
          </table:table-cell>
        </table:table-row>
        <table:table-row table:style-name="ro1">
          <table:table-cell office:value-type="string" calcext:value-type="string">
            <text:p>cooling packet: 10, step:10</text:p>
          </table:table-cell>
          <table:table-cell office:value-type="float" office:value="53.2856" calcext:value-type="float">
            <text:p>53,2856</text:p>
          </table:table-cell>
          <table:table-cell office:value-type="float" office:value="56.2596" calcext:value-type="float">
            <text:p>56,2596</text:p>
          </table:table-cell>
          <table:table-cell office:value-type="float" office:value="64.946" calcext:value-type="float">
            <text:p>64,946</text:p>
          </table:table-cell>
          <table:table-cell office:value-type="float" office:value="55.5196" calcext:value-type="float">
            <text:p>55,5196</text:p>
          </table:table-cell>
          <table:table-cell office:value-type="float" office:value="326.286" calcext:value-type="float">
            <text:p>326,286</text:p>
          </table:table-cell>
          <table:table-cell office:value-type="float" office:value="329.26" calcext:value-type="float">
            <text:p>329,26</text:p>
          </table:table-cell>
          <table:table-cell office:value-type="float" office:value="337.946" calcext:value-type="float">
            <text:p>337,946</text:p>
          </table:table-cell>
          <table:table-cell office:value-type="float" office:value="328.52" calcext:value-type="float">
            <text:p>328,52</text:p>
          </table:table-cell>
        </table:table-row>
        <table:table-row table:style-name="ro1">
          <table:table-cell office:value-type="string" calcext:value-type="string">
            <text:p>cooling packet: 10, step:11</text:p>
          </table:table-cell>
          <table:table-cell office:value-type="float" office:value="51.9271" calcext:value-type="float">
            <text:p>51,9271</text:p>
          </table:table-cell>
          <table:table-cell office:value-type="float" office:value="54.8005" calcext:value-type="float">
            <text:p>54,8005</text:p>
          </table:table-cell>
          <table:table-cell office:value-type="float" office:value="64.639" calcext:value-type="float">
            <text:p>64,639</text:p>
          </table:table-cell>
          <table:table-cell office:value-type="float" office:value="54.0954" calcext:value-type="float">
            <text:p>54,0954</text:p>
          </table:table-cell>
          <table:table-cell office:value-type="float" office:value="324.927" calcext:value-type="float">
            <text:p>324,927</text:p>
          </table:table-cell>
          <table:table-cell office:value-type="float" office:value="327.8" calcext:value-type="float">
            <text:p>327,8</text:p>
          </table:table-cell>
          <table:table-cell office:value-type="float" office:value="337.639" calcext:value-type="float">
            <text:p>337,639</text:p>
          </table:table-cell>
          <table:table-cell office:value-type="float" office:value="327.095" calcext:value-type="float">
            <text:p>327,095</text:p>
          </table:table-cell>
        </table:table-row>
        <table:table-row table:style-name="ro1">
          <table:table-cell office:value-type="string" calcext:value-type="string">
            <text:p>heatind packet: 11, step:1</text:p>
          </table:table-cell>
          <table:table-cell office:value-type="float" office:value="51.5997" calcext:value-type="float">
            <text:p>51,5997</text:p>
          </table:table-cell>
          <table:table-cell office:value-type="float" office:value="60.491" calcext:value-type="float">
            <text:p>60,491</text:p>
          </table:table-cell>
          <table:table-cell office:value-type="float" office:value="64.3255" calcext:value-type="float">
            <text:p>64,3255</text:p>
          </table:table-cell>
          <table:table-cell office:value-type="float" office:value="54.8162" calcext:value-type="float">
            <text:p>54,8162</text:p>
          </table:table-cell>
          <table:table-cell office:value-type="float" office:value="324.6" calcext:value-type="float">
            <text:p>324,6</text:p>
          </table:table-cell>
          <table:table-cell office:value-type="float" office:value="333.491" calcext:value-type="float">
            <text:p>333,491</text:p>
          </table:table-cell>
          <table:table-cell office:value-type="float" office:value="337.325" calcext:value-type="float">
            <text:p>337,325</text:p>
          </table:table-cell>
          <table:table-cell office:value-type="float" office:value="327.816" calcext:value-type="float">
            <text:p>327,816</text:p>
          </table:table-cell>
        </table:table-row>
        <table:table-row table:style-name="ro1">
          <table:table-cell office:value-type="string" calcext:value-type="string">
            <text:p>heatind packet: 11, step:2</text:p>
          </table:table-cell>
          <table:table-cell office:value-type="float" office:value="52.6142" calcext:value-type="float">
            <text:p>52,6142</text:p>
          </table:table-cell>
          <table:table-cell office:value-type="float" office:value="62.4405" calcext:value-type="float">
            <text:p>62,4405</text:p>
          </table:table-cell>
          <table:table-cell office:value-type="float" office:value="64.0588" calcext:value-type="float">
            <text:p>64,0588</text:p>
          </table:table-cell>
          <table:table-cell office:value-type="float" office:value="56.211" calcext:value-type="float">
            <text:p>56,211</text:p>
          </table:table-cell>
          <table:table-cell office:value-type="float" office:value="325.614" calcext:value-type="float">
            <text:p>325,614</text:p>
          </table:table-cell>
          <table:table-cell office:value-type="float" office:value="335.441" calcext:value-type="float">
            <text:p>335,441</text:p>
          </table:table-cell>
          <table:table-cell office:value-type="float" office:value="337.059" calcext:value-type="float">
            <text:p>337,059</text:p>
          </table:table-cell>
          <table:table-cell office:value-type="float" office:value="329.211" calcext:value-type="float">
            <text:p>329,211</text:p>
          </table:table-cell>
        </table:table-row>
        <table:table-row table:style-name="ro1">
          <table:table-cell office:value-type="string" calcext:value-type="string">
            <text:p>heatind packet: 11, step:3</text:p>
          </table:table-cell>
          <table:table-cell office:value-type="float" office:value="53.8536" calcext:value-type="float">
            <text:p>53,8536</text:p>
          </table:table-cell>
          <table:table-cell office:value-type="float" office:value="63.9094" calcext:value-type="float">
            <text:p>63,9094</text:p>
          </table:table-cell>
          <table:table-cell office:value-type="float" office:value="63.8414" calcext:value-type="float">
            <text:p>63,8414</text:p>
          </table:table-cell>
          <table:table-cell office:value-type="float" office:value="57.5615" calcext:value-type="float">
            <text:p>57,5615</text:p>
          </table:table-cell>
          <table:table-cell office:value-type="float" office:value="326.854" calcext:value-type="float">
            <text:p>326,854</text:p>
          </table:table-cell>
          <table:table-cell office:value-type="float" office:value="336.909" calcext:value-type="float">
            <text:p>336,909</text:p>
          </table:table-cell>
          <table:table-cell office:value-type="float" office:value="336.841" calcext:value-type="float">
            <text:p>336,841</text:p>
          </table:table-cell>
          <table:table-cell office:value-type="float" office:value="330.562" calcext:value-type="float">
            <text:p>330,562</text:p>
          </table:table-cell>
        </table:table-row>
        <table:table-row table:style-name="ro1">
          <table:table-cell office:value-type="string" calcext:value-type="string">
            <text:p>heatind packet: 11, step:4</text:p>
          </table:table-cell>
          <table:table-cell office:value-type="float" office:value="55.0779" calcext:value-type="float">
            <text:p>55,0779</text:p>
          </table:table-cell>
          <table:table-cell office:value-type="float" office:value="65.261" calcext:value-type="float">
            <text:p>65,261</text:p>
          </table:table-cell>
          <table:table-cell office:value-type="float" office:value="63.6705" calcext:value-type="float">
            <text:p>63,6705</text:p>
          </table:table-cell>
          <table:table-cell office:value-type="float" office:value="58.8534" calcext:value-type="float">
            <text:p>58,8534</text:p>
          </table:table-cell>
          <table:table-cell office:value-type="float" office:value="328.078" calcext:value-type="float">
            <text:p>328,078</text:p>
          </table:table-cell>
          <table:table-cell office:value-type="float" office:value="338.261" calcext:value-type="float">
            <text:p>338,261</text:p>
          </table:table-cell>
          <table:table-cell office:value-type="float" office:value="336.67" calcext:value-type="float">
            <text:p>336,67</text:p>
          </table:table-cell>
          <table:table-cell office:value-type="float" office:value="331.853" calcext:value-type="float">
            <text:p>331,853</text:p>
          </table:table-cell>
        </table:table-row>
        <table:table-row table:style-name="ro1">
          <table:table-cell office:value-type="string" calcext:value-type="string">
            <text:p>heatind packet: 11, step:5</text:p>
          </table:table-cell>
          <table:table-cell office:value-type="float" office:value="56.254" calcext:value-type="float">
            <text:p>56,254</text:p>
          </table:table-cell>
          <table:table-cell office:value-type="float" office:value="66.5462" calcext:value-type="float">
            <text:p>66,5462</text:p>
          </table:table-cell>
          <table:table-cell office:value-type="float" office:value="63.5429" calcext:value-type="float">
            <text:p>63,5429</text:p>
          </table:table-cell>
          <table:table-cell office:value-type="float" office:value="60.089" calcext:value-type="float">
            <text:p>60,089</text:p>
          </table:table-cell>
          <table:table-cell office:value-type="float" office:value="329.254" calcext:value-type="float">
            <text:p>329,254</text:p>
          </table:table-cell>
          <table:table-cell office:value-type="float" office:value="339.546" calcext:value-type="float">
            <text:p>339,546</text:p>
          </table:table-cell>
          <table:table-cell office:value-type="float" office:value="336.543" calcext:value-type="float">
            <text:p>336,543</text:p>
          </table:table-cell>
          <table:table-cell office:value-type="float" office:value="333.089" calcext:value-type="float">
            <text:p>333,089</text:p>
          </table:table-cell>
        </table:table-row>
        <table:table-row table:style-name="ro1">
          <table:table-cell office:value-type="string" calcext:value-type="string">
            <text:p>heatind packet: 11, step:6</text:p>
          </table:table-cell>
          <table:table-cell office:value-type="float" office:value="57.3794" calcext:value-type="float">
            <text:p>57,3794</text:p>
          </table:table-cell>
          <table:table-cell office:value-type="float" office:value="67.7743" calcext:value-type="float">
            <text:p>67,7743</text:p>
          </table:table-cell>
          <table:table-cell office:value-type="float" office:value="63.4558" calcext:value-type="float">
            <text:p>63,4558</text:p>
          </table:table-cell>
          <table:table-cell office:value-type="float" office:value="61.2709" calcext:value-type="float">
            <text:p>61,2709</text:p>
          </table:table-cell>
          <table:table-cell office:value-type="float" office:value="330.379" calcext:value-type="float">
            <text:p>330,379</text:p>
          </table:table-cell>
          <table:table-cell office:value-type="float" office:value="340.774" calcext:value-type="float">
            <text:p>340,774</text:p>
          </table:table-cell>
          <table:table-cell office:value-type="float" office:value="336.456" calcext:value-type="float">
            <text:p>336,456</text:p>
          </table:table-cell>
          <table:table-cell office:value-type="float" office:value="334.271" calcext:value-type="float">
            <text:p>334,271</text:p>
          </table:table-cell>
        </table:table-row>
        <table:table-row table:style-name="ro1">
          <table:table-cell office:value-type="string" calcext:value-type="string">
            <text:p>heatind packet: 11, step:7</text:p>
          </table:table-cell>
          <table:table-cell office:value-type="float" office:value="58.4557" calcext:value-type="float">
            <text:p>58,4557</text:p>
          </table:table-cell>
          <table:table-cell office:value-type="float" office:value="68.9488" calcext:value-type="float">
            <text:p>68,9488</text:p>
          </table:table-cell>
          <table:table-cell office:value-type="float" office:value="63.4066" calcext:value-type="float">
            <text:p>63,4066</text:p>
          </table:table-cell>
          <table:table-cell office:value-type="float" office:value="62.4015" calcext:value-type="float">
            <text:p>62,4015</text:p>
          </table:table-cell>
          <table:table-cell office:value-type="float" office:value="331.456" calcext:value-type="float">
            <text:p>331,456</text:p>
          </table:table-cell>
          <table:table-cell office:value-type="float" office:value="341.949" calcext:value-type="float">
            <text:p>341,949</text:p>
          </table:table-cell>
          <table:table-cell office:value-type="float" office:value="336.407" calcext:value-type="float">
            <text:p>336,407</text:p>
          </table:table-cell>
          <table:table-cell office:value-type="float" office:value="335.402" calcext:value-type="float">
            <text:p>335,402</text:p>
          </table:table-cell>
        </table:table-row>
        <table:table-row table:style-name="ro1">
          <table:table-cell office:value-type="string" calcext:value-type="string">
            <text:p>heatind packet: 11, step:8</text:p>
          </table:table-cell>
          <table:table-cell office:value-type="float" office:value="59.4853" calcext:value-type="float">
            <text:p>59,4853</text:p>
          </table:table-cell>
          <table:table-cell office:value-type="float" office:value="70.0723" calcext:value-type="float">
            <text:p>70,0723</text:p>
          </table:table-cell>
          <table:table-cell office:value-type="float" office:value="63.3926" calcext:value-type="float">
            <text:p>63,3926</text:p>
          </table:table-cell>
          <table:table-cell office:value-type="float" office:value="63.4833" calcext:value-type="float">
            <text:p>63,4833</text:p>
          </table:table-cell>
          <table:table-cell office:value-type="float" office:value="332.485" calcext:value-type="float">
            <text:p>332,485</text:p>
          </table:table-cell>
          <table:table-cell office:value-type="float" office:value="343.072" calcext:value-type="float">
            <text:p>343,072</text:p>
          </table:table-cell>
          <table:table-cell office:value-type="float" office:value="336.393" calcext:value-type="float">
            <text:p>336,393</text:p>
          </table:table-cell>
          <table:table-cell office:value-type="float" office:value="336.483" calcext:value-type="float">
            <text:p>336,483</text:p>
          </table:table-cell>
        </table:table-row>
        <table:table-row table:style-name="ro1">
          <table:table-cell office:value-type="string" calcext:value-type="string">
            <text:p>heatind packet: 11, step:9</text:p>
          </table:table-cell>
          <table:table-cell office:value-type="float" office:value="60.4703" calcext:value-type="float">
            <text:p>60,4703</text:p>
          </table:table-cell>
          <table:table-cell office:value-type="float" office:value="71.1473" calcext:value-type="float">
            <text:p>71,1473</text:p>
          </table:table-cell>
          <table:table-cell office:value-type="float" office:value="63.4114" calcext:value-type="float">
            <text:p>63,4114</text:p>
          </table:table-cell>
          <table:table-cell office:value-type="float" office:value="64.5187" calcext:value-type="float">
            <text:p>64,5187</text:p>
          </table:table-cell>
          <table:table-cell office:value-type="float" office:value="333.47" calcext:value-type="float">
            <text:p>333,47</text:p>
          </table:table-cell>
          <table:table-cell office:value-type="float" office:value="344.147" calcext:value-type="float">
            <text:p>344,147</text:p>
          </table:table-cell>
          <table:table-cell office:value-type="float" office:value="336.411" calcext:value-type="float">
            <text:p>336,411</text:p>
          </table:table-cell>
          <table:table-cell office:value-type="float" office:value="337.519" calcext:value-type="float">
            <text:p>337,519</text:p>
          </table:table-cell>
        </table:table-row>
        <table:table-row table:style-name="ro1">
          <table:table-cell office:value-type="string" calcext:value-type="string">
            <text:p>heatind packet: 11, step:10</text:p>
          </table:table-cell>
          <table:table-cell office:value-type="float" office:value="61.4129" calcext:value-type="float">
            <text:p>61,4129</text:p>
          </table:table-cell>
          <table:table-cell office:value-type="float" office:value="72.176" calcext:value-type="float">
            <text:p>72,176</text:p>
          </table:table-cell>
          <table:table-cell office:value-type="float" office:value="63.4608" calcext:value-type="float">
            <text:p>63,4608</text:p>
          </table:table-cell>
          <table:table-cell office:value-type="float" office:value="65.5097" calcext:value-type="float">
            <text:p>65,5097</text:p>
          </table:table-cell>
          <table:table-cell office:value-type="float" office:value="334.413" calcext:value-type="float">
            <text:p>334,413</text:p>
          </table:table-cell>
          <table:table-cell office:value-type="float" office:value="345.176" calcext:value-type="float">
            <text:p>345,176</text:p>
          </table:table-cell>
          <table:table-cell office:value-type="float" office:value="336.461" calcext:value-type="float">
            <text:p>336,461</text:p>
          </table:table-cell>
          <table:table-cell office:value-type="float" office:value="338.51" calcext:value-type="float">
            <text:p>338,51</text:p>
          </table:table-cell>
        </table:table-row>
        <table:table-row table:style-name="ro1">
          <table:table-cell office:value-type="string" calcext:value-type="string">
            <text:p>heatind packet: 11, step:11</text:p>
          </table:table-cell>
          <table:table-cell office:value-type="float" office:value="62.3151" calcext:value-type="float">
            <text:p>62,3151</text:p>
          </table:table-cell>
          <table:table-cell office:value-type="float" office:value="73.1608" calcext:value-type="float">
            <text:p>73,1608</text:p>
          </table:table-cell>
          <table:table-cell office:value-type="float" office:value="63.5384" calcext:value-type="float">
            <text:p>63,5384</text:p>
          </table:table-cell>
          <table:table-cell office:value-type="float" office:value="66.4585" calcext:value-type="float">
            <text:p>66,4585</text:p>
          </table:table-cell>
          <table:table-cell office:value-type="float" office:value="335.315" calcext:value-type="float">
            <text:p>335,315</text:p>
          </table:table-cell>
          <table:table-cell office:value-type="float" office:value="346.161" calcext:value-type="float">
            <text:p>346,161</text:p>
          </table:table-cell>
          <table:table-cell office:value-type="float" office:value="336.538" calcext:value-type="float">
            <text:p>336,538</text:p>
          </table:table-cell>
          <table:table-cell office:value-type="float" office:value="339.458" calcext:value-type="float">
            <text:p>339,458</text:p>
          </table:table-cell>
        </table:table-row>
        <table:table-row table:style-name="ro1">
          <table:table-cell office:value-type="string" calcext:value-type="string">
            <text:p>heatind packet: 11, step:12</text:p>
          </table:table-cell>
          <table:table-cell office:value-type="float" office:value="63.1788" calcext:value-type="float">
            <text:p>63,1788</text:p>
          </table:table-cell>
          <table:table-cell office:value-type="float" office:value="74.1037" calcext:value-type="float">
            <text:p>74,1037</text:p>
          </table:table-cell>
          <table:table-cell office:value-type="float" office:value="63.6423" calcext:value-type="float">
            <text:p>63,6423</text:p>
          </table:table-cell>
          <table:table-cell office:value-type="float" office:value="67.3671" calcext:value-type="float">
            <text:p>67,3671</text:p>
          </table:table-cell>
          <table:table-cell office:value-type="float" office:value="336.179" calcext:value-type="float">
            <text:p>336,179</text:p>
          </table:table-cell>
          <table:table-cell office:value-type="float" office:value="347.104" calcext:value-type="float">
            <text:p>347,104</text:p>
          </table:table-cell>
          <table:table-cell office:value-type="float" office:value="336.642" calcext:value-type="float">
            <text:p>336,642</text:p>
          </table:table-cell>
          <table:table-cell office:value-type="float" office:value="340.367" calcext:value-type="float">
            <text:p>340,367</text:p>
          </table:table-cell>
        </table:table-row>
        <table:table-row table:style-name="ro1">
          <table:table-cell office:value-type="string" calcext:value-type="string">
            <text:p>heatind packet: 11, step:13</text:p>
          </table:table-cell>
          <table:table-cell office:value-type="float" office:value="64.0059" calcext:value-type="float">
            <text:p>64,0059</text:p>
          </table:table-cell>
          <table:table-cell office:value-type="float" office:value="75.0066" calcext:value-type="float">
            <text:p>75,0066</text:p>
          </table:table-cell>
          <table:table-cell office:value-type="float" office:value="63.7705" calcext:value-type="float">
            <text:p>63,7705</text:p>
          </table:table-cell>
          <table:table-cell office:value-type="float" office:value="68.2375" calcext:value-type="float">
            <text:p>68,2375</text:p>
          </table:table-cell>
          <table:table-cell office:value-type="float" office:value="337.006" calcext:value-type="float">
            <text:p>337,006</text:p>
          </table:table-cell>
          <table:table-cell office:value-type="float" office:value="348.007" calcext:value-type="float">
            <text:p>348,007</text:p>
          </table:table-cell>
          <table:table-cell office:value-type="float" office:value="336.77" calcext:value-type="float">
            <text:p>336,77</text:p>
          </table:table-cell>
          <table:table-cell office:value-type="float" office:value="341.238" calcext:value-type="float">
            <text:p>341,238</text:p>
          </table:table-cell>
        </table:table-row>
        <table:table-row table:style-name="ro1">
          <table:table-cell office:value-type="string" calcext:value-type="string">
            <text:p>heatind packet: 11, step:14</text:p>
          </table:table-cell>
          <table:table-cell office:value-type="float" office:value="64.7981" calcext:value-type="float">
            <text:p>64,7981</text:p>
          </table:table-cell>
          <table:table-cell office:value-type="float" office:value="75.8716" calcext:value-type="float">
            <text:p>75,8716</text:p>
          </table:table-cell>
          <table:table-cell office:value-type="float" office:value="63.9211" calcext:value-type="float">
            <text:p>63,9211</text:p>
          </table:table-cell>
          <table:table-cell office:value-type="float" office:value="69.0715" calcext:value-type="float">
            <text:p>69,0715</text:p>
          </table:table-cell>
          <table:table-cell office:value-type="float" office:value="337.798" calcext:value-type="float">
            <text:p>337,798</text:p>
          </table:table-cell>
          <table:table-cell office:value-type="float" office:value="348.872" calcext:value-type="float">
            <text:p>348,872</text:p>
          </table:table-cell>
          <table:table-cell office:value-type="float" office:value="336.921" calcext:value-type="float">
            <text:p>336,921</text:p>
          </table:table-cell>
          <table:table-cell office:value-type="float" office:value="342.072" calcext:value-type="float">
            <text:p>342,072</text:p>
          </table:table-cell>
        </table:table-row>
        <table:table-row table:style-name="ro1">
          <table:table-cell office:value-type="string" calcext:value-type="string">
            <text:p>heatind packet: 11, step:15</text:p>
          </table:table-cell>
          <table:table-cell office:value-type="float" office:value="65.5572" calcext:value-type="float">
            <text:p>65,5572</text:p>
          </table:table-cell>
          <table:table-cell office:value-type="float" office:value="76.7005" calcext:value-type="float">
            <text:p>76,7005</text:p>
          </table:table-cell>
          <table:table-cell office:value-type="float" office:value="64.0924" calcext:value-type="float">
            <text:p>64,0924</text:p>
          </table:table-cell>
          <table:table-cell office:value-type="float" office:value="69.8708" calcext:value-type="float">
            <text:p>69,8708</text:p>
          </table:table-cell>
          <table:table-cell office:value-type="float" office:value="338.557" calcext:value-type="float">
            <text:p>338,557</text:p>
          </table:table-cell>
          <table:table-cell office:value-type="float" office:value="349.7" calcext:value-type="float">
            <text:p>349,7</text:p>
          </table:table-cell>
          <table:table-cell office:value-type="float" office:value="337.092" calcext:value-type="float">
            <text:p>337,092</text:p>
          </table:table-cell>
          <table:table-cell office:value-type="float" office:value="342.871" calcext:value-type="float">
            <text:p>342,871</text:p>
          </table:table-cell>
        </table:table-row>
        <table:table-row table:style-name="ro1">
          <table:table-cell office:value-type="string" calcext:value-type="string">
            <text:p>heatind packet: 11, step:16</text:p>
          </table:table-cell>
          <table:table-cell office:value-type="float" office:value="66.2847" calcext:value-type="float">
            <text:p>66,2847</text:p>
          </table:table-cell>
          <table:table-cell office:value-type="float" office:value="77.4949" calcext:value-type="float">
            <text:p>77,4949</text:p>
          </table:table-cell>
          <table:table-cell office:value-type="float" office:value="64.2827" calcext:value-type="float">
            <text:p>64,2827</text:p>
          </table:table-cell>
          <table:table-cell office:value-type="float" office:value="70.6372" calcext:value-type="float">
            <text:p>70,6372</text:p>
          </table:table-cell>
          <table:table-cell office:value-type="float" office:value="339.285" calcext:value-type="float">
            <text:p>339,285</text:p>
          </table:table-cell>
          <table:table-cell office:value-type="float" office:value="350.495" calcext:value-type="float">
            <text:p>350,495</text:p>
          </table:table-cell>
          <table:table-cell office:value-type="float" office:value="337.283" calcext:value-type="float">
            <text:p>337,283</text:p>
          </table:table-cell>
          <table:table-cell office:value-type="float" office:value="343.637" calcext:value-type="float">
            <text:p>343,637</text:p>
          </table:table-cell>
        </table:table-row>
        <table:table-row table:style-name="ro1">
          <table:table-cell office:value-type="string" calcext:value-type="string">
            <text:p>heatind packet: 11, step:17</text:p>
          </table:table-cell>
          <table:table-cell office:value-type="float" office:value="66.9822" calcext:value-type="float">
            <text:p>66,9822</text:p>
          </table:table-cell>
          <table:table-cell office:value-type="float" office:value="78.2566" calcext:value-type="float">
            <text:p>78,2566</text:p>
          </table:table-cell>
          <table:table-cell office:value-type="float" office:value="64.4906" calcext:value-type="float">
            <text:p>64,4906</text:p>
          </table:table-cell>
          <table:table-cell office:value-type="float" office:value="71.3721" calcext:value-type="float">
            <text:p>71,3721</text:p>
          </table:table-cell>
          <table:table-cell office:value-type="float" office:value="339.982" calcext:value-type="float">
            <text:p>339,982</text:p>
          </table:table-cell>
          <table:table-cell office:value-type="float" office:value="351.257" calcext:value-type="float">
            <text:p>351,257</text:p>
          </table:table-cell>
          <table:table-cell office:value-type="float" office:value="337.491" calcext:value-type="float">
            <text:p>337,491</text:p>
          </table:table-cell>
          <table:table-cell office:value-type="float" office:value="344.372" calcext:value-type="float">
            <text:p>344,372</text:p>
          </table:table-cell>
        </table:table-row>
        <table:table-row table:style-name="ro1">
          <table:table-cell office:value-type="string" calcext:value-type="string">
            <text:p>heatind packet: 11, step:18</text:p>
          </table:table-cell>
          <table:table-cell office:value-type="float" office:value="67.6511" calcext:value-type="float">
            <text:p>67,6511</text:p>
          </table:table-cell>
          <table:table-cell office:value-type="float" office:value="78.9872" calcext:value-type="float">
            <text:p>78,9872</text:p>
          </table:table-cell>
          <table:table-cell office:value-type="float" office:value="64.7144" calcext:value-type="float">
            <text:p>64,7144</text:p>
          </table:table-cell>
          <table:table-cell office:value-type="float" office:value="72.0771" calcext:value-type="float">
            <text:p>72,0771</text:p>
          </table:table-cell>
          <table:table-cell office:value-type="float" office:value="340.651" calcext:value-type="float">
            <text:p>340,651</text:p>
          </table:table-cell>
          <table:table-cell office:value-type="float" office:value="351.987" calcext:value-type="float">
            <text:p>351,987</text:p>
          </table:table-cell>
          <table:table-cell office:value-type="float" office:value="337.714" calcext:value-type="float">
            <text:p>337,714</text:p>
          </table:table-cell>
          <table:table-cell office:value-type="float" office:value="345.077" calcext:value-type="float">
            <text:p>345,077</text:p>
          </table:table-cell>
        </table:table-row>
        <table:table-row table:style-name="ro1">
          <table:table-cell office:value-type="string" calcext:value-type="string">
            <text:p>heatind packet: 11, step:19</text:p>
          </table:table-cell>
          <table:table-cell office:value-type="float" office:value="68.2928" calcext:value-type="float">
            <text:p>68,2928</text:p>
          </table:table-cell>
          <table:table-cell office:value-type="float" office:value="79.6881" calcext:value-type="float">
            <text:p>79,6881</text:p>
          </table:table-cell>
          <table:table-cell office:value-type="float" office:value="64.9529" calcext:value-type="float">
            <text:p>64,9529</text:p>
          </table:table-cell>
          <table:table-cell office:value-type="float" office:value="72.7537" calcext:value-type="float">
            <text:p>72,7537</text:p>
          </table:table-cell>
          <table:table-cell office:value-type="float" office:value="341.293" calcext:value-type="float">
            <text:p>341,293</text:p>
          </table:table-cell>
          <table:table-cell office:value-type="float" office:value="352.688" calcext:value-type="float">
            <text:p>352,688</text:p>
          </table:table-cell>
          <table:table-cell office:value-type="float" office:value="337.953" calcext:value-type="float">
            <text:p>337,953</text:p>
          </table:table-cell>
          <table:table-cell office:value-type="float" office:value="345.754" calcext:value-type="float">
            <text:p>345,754</text:p>
          </table:table-cell>
        </table:table-row>
        <table:table-row table:style-name="ro1">
          <table:table-cell office:value-type="string" calcext:value-type="string">
            <text:p>heatind packet: 11, step:20</text:p>
          </table:table-cell>
          <table:table-cell office:value-type="float" office:value="68.9087" calcext:value-type="float">
            <text:p>68,9087</text:p>
          </table:table-cell>
          <table:table-cell office:value-type="float" office:value="80.3608" calcext:value-type="float">
            <text:p>80,3608</text:p>
          </table:table-cell>
          <table:table-cell office:value-type="float" office:value="65.2048" calcext:value-type="float">
            <text:p>65,2048</text:p>
          </table:table-cell>
          <table:table-cell office:value-type="float" office:value="73.4032" calcext:value-type="float">
            <text:p>73,4032</text:p>
          </table:table-cell>
          <table:table-cell office:value-type="float" office:value="341.909" calcext:value-type="float">
            <text:p>341,909</text:p>
          </table:table-cell>
          <table:table-cell office:value-type="float" office:value="353.361" calcext:value-type="float">
            <text:p>353,361</text:p>
          </table:table-cell>
          <table:table-cell office:value-type="float" office:value="338.205" calcext:value-type="float">
            <text:p>338,205</text:p>
          </table:table-cell>
          <table:table-cell office:value-type="float" office:value="346.403" calcext:value-type="float">
            <text:p>346,403</text:p>
          </table:table-cell>
        </table:table-row>
        <table:table-row table:style-name="ro1">
          <table:table-cell office:value-type="string" calcext:value-type="string">
            <text:p>heatind packet: 11, step:21</text:p>
          </table:table-cell>
          <table:table-cell office:value-type="float" office:value="69.4999" calcext:value-type="float">
            <text:p>69,4999</text:p>
          </table:table-cell>
          <table:table-cell office:value-type="float" office:value="81.0067" calcext:value-type="float">
            <text:p>81,0067</text:p>
          </table:table-cell>
          <table:table-cell office:value-type="float" office:value="65.4687" calcext:value-type="float">
            <text:p>65,4687</text:p>
          </table:table-cell>
          <table:table-cell office:value-type="float" office:value="74.0269" calcext:value-type="float">
            <text:p>74,0269</text:p>
          </table:table-cell>
          <table:table-cell office:value-type="float" office:value="342.5" calcext:value-type="float">
            <text:p>342,5</text:p>
          </table:table-cell>
          <table:table-cell office:value-type="float" office:value="354.007" calcext:value-type="float">
            <text:p>354,007</text:p>
          </table:table-cell>
          <table:table-cell office:value-type="float" office:value="338.469" calcext:value-type="float">
            <text:p>338,469</text:p>
          </table:table-cell>
          <table:table-cell office:value-type="float" office:value="347.027" calcext:value-type="float">
            <text:p>347,027</text:p>
          </table:table-cell>
        </table:table-row>
        <table:table-row table:style-name="ro1">
          <table:table-cell office:value-type="string" calcext:value-type="string">
            <text:p>cooling packet: 11, step:1</text:p>
          </table:table-cell>
          <table:table-cell office:value-type="float" office:value="68.996" calcext:value-type="float">
            <text:p>68,996</text:p>
          </table:table-cell>
          <table:table-cell office:value-type="float" office:value="74.0891" calcext:value-type="float">
            <text:p>74,0891</text:p>
          </table:table-cell>
          <table:table-cell office:value-type="float" office:value="65.7142" calcext:value-type="float">
            <text:p>65,7142</text:p>
          </table:table-cell>
          <table:table-cell office:value-type="float" office:value="72.3658" calcext:value-type="float">
            <text:p>72,3658</text:p>
          </table:table-cell>
          <table:table-cell office:value-type="float" office:value="341.996" calcext:value-type="float">
            <text:p>341,996</text:p>
          </table:table-cell>
          <table:table-cell office:value-type="float" office:value="347.089" calcext:value-type="float">
            <text:p>347,089</text:p>
          </table:table-cell>
          <table:table-cell office:value-type="float" office:value="338.714" calcext:value-type="float">
            <text:p>338,714</text:p>
          </table:table-cell>
          <table:table-cell office:value-type="float" office:value="345.366" calcext:value-type="float">
            <text:p>345,366</text:p>
          </table:table-cell>
        </table:table-row>
        <table:table-row table:style-name="ro1">
          <table:table-cell office:value-type="string" calcext:value-type="string">
            <text:p>cooling packet: 11, step:2</text:p>
          </table:table-cell>
          <table:table-cell office:value-type="float" office:value="67.1212" calcext:value-type="float">
            <text:p>67,1212</text:p>
          </table:table-cell>
          <table:table-cell office:value-type="float" office:value="71.2569" calcext:value-type="float">
            <text:p>71,2569</text:p>
          </table:table-cell>
          <table:table-cell office:value-type="float" office:value="65.884" calcext:value-type="float">
            <text:p>65,884</text:p>
          </table:table-cell>
          <table:table-cell office:value-type="float" office:value="70.0749" calcext:value-type="float">
            <text:p>70,0749</text:p>
          </table:table-cell>
          <table:table-cell office:value-type="float" office:value="340.121" calcext:value-type="float">
            <text:p>340,121</text:p>
          </table:table-cell>
          <table:table-cell office:value-type="float" office:value="344.257" calcext:value-type="float">
            <text:p>344,257</text:p>
          </table:table-cell>
          <table:table-cell office:value-type="float" office:value="338.884" calcext:value-type="float">
            <text:p>338,884</text:p>
          </table:table-cell>
          <table:table-cell office:value-type="float" office:value="343.075" calcext:value-type="float">
            <text:p>343,075</text:p>
          </table:table-cell>
        </table:table-row>
        <table:table-row table:style-name="ro1">
          <table:table-cell office:value-type="string" calcext:value-type="string">
            <text:p>cooling packet: 11, step:3</text:p>
          </table:table-cell>
          <table:table-cell office:value-type="float" office:value="65.0877" calcext:value-type="float">
            <text:p>65,0877</text:p>
          </table:table-cell>
          <table:table-cell office:value-type="float" office:value="68.9636" calcext:value-type="float">
            <text:p>68,9636</text:p>
          </table:table-cell>
          <table:table-cell office:value-type="float" office:value="65.9791" calcext:value-type="float">
            <text:p>65,9791</text:p>
          </table:table-cell>
          <table:table-cell office:value-type="float" office:value="67.8978" calcext:value-type="float">
            <text:p>67,8978</text:p>
          </table:table-cell>
          <table:table-cell office:value-type="float" office:value="338.088" calcext:value-type="float">
            <text:p>338,088</text:p>
          </table:table-cell>
          <table:table-cell office:value-type="float" office:value="341.964" calcext:value-type="float">
            <text:p>341,964</text:p>
          </table:table-cell>
          <table:table-cell office:value-type="float" office:value="338.979" calcext:value-type="float">
            <text:p>338,979</text:p>
          </table:table-cell>
          <table:table-cell office:value-type="float" office:value="340.898" calcext:value-type="float">
            <text:p>340,898</text:p>
          </table:table-cell>
        </table:table-row>
        <table:table-row table:style-name="ro1">
          <table:table-cell office:value-type="string" calcext:value-type="string">
            <text:p>cooling packet: 11, step:4</text:p>
          </table:table-cell>
          <table:table-cell office:value-type="float" office:value="63.1291" calcext:value-type="float">
            <text:p>63,1291</text:p>
          </table:table-cell>
          <table:table-cell office:value-type="float" office:value="66.8427" calcext:value-type="float">
            <text:p>66,8427</text:p>
          </table:table-cell>
          <table:table-cell office:value-type="float" office:value="66.006" calcext:value-type="float">
            <text:p>66,006</text:p>
          </table:table-cell>
          <table:table-cell office:value-type="float" office:value="65.8389" calcext:value-type="float">
            <text:p>65,8389</text:p>
          </table:table-cell>
          <table:table-cell office:value-type="float" office:value="336.129" calcext:value-type="float">
            <text:p>336,129</text:p>
          </table:table-cell>
          <table:table-cell office:value-type="float" office:value="339.843" calcext:value-type="float">
            <text:p>339,843</text:p>
          </table:table-cell>
          <table:table-cell office:value-type="float" office:value="339.006" calcext:value-type="float">
            <text:p>339,006</text:p>
          </table:table-cell>
          <table:table-cell office:value-type="float" office:value="338.839" calcext:value-type="float">
            <text:p>338,839</text:p>
          </table:table-cell>
        </table:table-row>
        <table:table-row table:style-name="ro1">
          <table:table-cell office:value-type="string" calcext:value-type="string">
            <text:p>cooling packet: 11, step:5</text:p>
          </table:table-cell>
          <table:table-cell office:value-type="float" office:value="61.2705" calcext:value-type="float">
            <text:p>61,2705</text:p>
          </table:table-cell>
          <table:table-cell office:value-type="float" office:value="64.842" calcext:value-type="float">
            <text:p>64,842</text:p>
          </table:table-cell>
          <table:table-cell office:value-type="float" office:value="65.9706" calcext:value-type="float">
            <text:p>65,9706</text:p>
          </table:table-cell>
          <table:table-cell office:value-type="float" office:value="63.8902" calcext:value-type="float">
            <text:p>63,8902</text:p>
          </table:table-cell>
          <table:table-cell office:value-type="float" office:value="334.271" calcext:value-type="float">
            <text:p>334,271</text:p>
          </table:table-cell>
          <table:table-cell office:value-type="float" office:value="337.842" calcext:value-type="float">
            <text:p>337,842</text:p>
          </table:table-cell>
          <table:table-cell office:value-type="float" office:value="338.971" calcext:value-type="float">
            <text:p>338,971</text:p>
          </table:table-cell>
          <table:table-cell office:value-type="float" office:value="336.89" calcext:value-type="float">
            <text:p>336,89</text:p>
          </table:table-cell>
        </table:table-row>
        <table:table-row table:style-name="ro1">
          <table:table-cell office:value-type="string" calcext:value-type="string">
            <text:p>cooling packet: 11, step:6</text:p>
          </table:table-cell>
          <table:table-cell office:value-type="float" office:value="59.5093" calcext:value-type="float">
            <text:p>59,5093</text:p>
          </table:table-cell>
          <table:table-cell office:value-type="float" office:value="62.948" calcext:value-type="float">
            <text:p>62,948</text:p>
          </table:table-cell>
          <table:table-cell office:value-type="float" office:value="65.8784" calcext:value-type="float">
            <text:p>65,8784</text:p>
          </table:table-cell>
          <table:table-cell office:value-type="float" office:value="62.0442" calcext:value-type="float">
            <text:p>62,0442</text:p>
          </table:table-cell>
          <table:table-cell office:value-type="float" office:value="332.509" calcext:value-type="float">
            <text:p>332,509</text:p>
          </table:table-cell>
          <table:table-cell office:value-type="float" office:value="335.948" calcext:value-type="float">
            <text:p>335,948</text:p>
          </table:table-cell>
          <table:table-cell office:value-type="float" office:value="338.878" calcext:value-type="float">
            <text:p>338,878</text:p>
          </table:table-cell>
          <table:table-cell office:value-type="float" office:value="335.044" calcext:value-type="float">
            <text:p>335,044</text:p>
          </table:table-cell>
        </table:table-row>
        <table:table-row table:style-name="ro1">
          <table:table-cell office:value-type="string" calcext:value-type="string">
            <text:p>cooling packet: 11, step:7</text:p>
          </table:table-cell>
          <table:table-cell office:value-type="float" office:value="57.8396" calcext:value-type="float">
            <text:p>57,8396</text:p>
          </table:table-cell>
          <table:table-cell office:value-type="float" office:value="61.153" calcext:value-type="float">
            <text:p>61,153</text:p>
          </table:table-cell>
          <table:table-cell office:value-type="float" office:value="65.7343" calcext:value-type="float">
            <text:p>65,7343</text:p>
          </table:table-cell>
          <table:table-cell office:value-type="float" office:value="60.294" calcext:value-type="float">
            <text:p>60,294</text:p>
          </table:table-cell>
          <table:table-cell office:value-type="float" office:value="330.84" calcext:value-type="float">
            <text:p>330,84</text:p>
          </table:table-cell>
          <table:table-cell office:value-type="float" office:value="334.153" calcext:value-type="float">
            <text:p>334,153</text:p>
          </table:table-cell>
          <table:table-cell office:value-type="float" office:value="338.734" calcext:value-type="float">
            <text:p>338,734</text:p>
          </table:table-cell>
          <table:table-cell office:value-type="float" office:value="333.294" calcext:value-type="float">
            <text:p>333,294</text:p>
          </table:table-cell>
        </table:table-row>
        <table:table-row table:style-name="ro1">
          <table:table-cell office:value-type="string" calcext:value-type="string">
            <text:p>cooling packet: 11, step:8</text:p>
          </table:table-cell>
          <table:table-cell office:value-type="float" office:value="56.2553" calcext:value-type="float">
            <text:p>56,2553</text:p>
          </table:table-cell>
          <table:table-cell office:value-type="float" office:value="59.4503" calcext:value-type="float">
            <text:p>59,4503</text:p>
          </table:table-cell>
          <table:table-cell office:value-type="float" office:value="65.5431" calcext:value-type="float">
            <text:p>65,5431</text:p>
          </table:table-cell>
          <table:table-cell office:value-type="float" office:value="58.6334" calcext:value-type="float">
            <text:p>58,6334</text:p>
          </table:table-cell>
          <table:table-cell office:value-type="float" office:value="329.255" calcext:value-type="float">
            <text:p>329,255</text:p>
          </table:table-cell>
          <table:table-cell office:value-type="float" office:value="332.45" calcext:value-type="float">
            <text:p>332,45</text:p>
          </table:table-cell>
          <table:table-cell office:value-type="float" office:value="338.543" calcext:value-type="float">
            <text:p>338,543</text:p>
          </table:table-cell>
          <table:table-cell office:value-type="float" office:value="331.633" calcext:value-type="float">
            <text:p>331,633</text:p>
          </table:table-cell>
        </table:table-row>
        <table:table-row table:style-name="ro1">
          <table:table-cell office:value-type="string" calcext:value-type="string">
            <text:p>cooling packet: 11, step:9</text:p>
          </table:table-cell>
          <table:table-cell office:value-type="float" office:value="54.7511" calcext:value-type="float">
            <text:p>54,7511</text:p>
          </table:table-cell>
          <table:table-cell office:value-type="float" office:value="57.834" calcext:value-type="float">
            <text:p>57,834</text:p>
          </table:table-cell>
          <table:table-cell office:value-type="float" office:value="65.3089" calcext:value-type="float">
            <text:p>65,3089</text:p>
          </table:table-cell>
          <table:table-cell office:value-type="float" office:value="57.0565" calcext:value-type="float">
            <text:p>57,0565</text:p>
          </table:table-cell>
          <table:table-cell office:value-type="float" office:value="327.751" calcext:value-type="float">
            <text:p>327,751</text:p>
          </table:table-cell>
          <table:table-cell office:value-type="float" office:value="330.834" calcext:value-type="float">
            <text:p>330,834</text:p>
          </table:table-cell>
          <table:table-cell office:value-type="float" office:value="338.309" calcext:value-type="float">
            <text:p>338,309</text:p>
          </table:table-cell>
          <table:table-cell office:value-type="float" office:value="330.057" calcext:value-type="float">
            <text:p>330,057</text:p>
          </table:table-cell>
        </table:table-row>
        <table:table-row table:style-name="ro1">
          <table:table-cell office:value-type="string" calcext:value-type="string">
            <text:p>cooling packet: 11, step:10</text:p>
          </table:table-cell>
          <table:table-cell office:value-type="float" office:value="53.3217" calcext:value-type="float">
            <text:p>53,3217</text:p>
          </table:table-cell>
          <table:table-cell office:value-type="float" office:value="56.2984" calcext:value-type="float">
            <text:p>56,2984</text:p>
          </table:table-cell>
          <table:table-cell office:value-type="float" office:value="65.0358" calcext:value-type="float">
            <text:p>65,0358</text:p>
          </table:table-cell>
          <table:table-cell office:value-type="float" office:value="55.5581" calcext:value-type="float">
            <text:p>55,5581</text:p>
          </table:table-cell>
          <table:table-cell office:value-type="float" office:value="326.322" calcext:value-type="float">
            <text:p>326,322</text:p>
          </table:table-cell>
          <table:table-cell office:value-type="float" office:value="329.298" calcext:value-type="float">
            <text:p>329,298</text:p>
          </table:table-cell>
          <table:table-cell office:value-type="float" office:value="338.036" calcext:value-type="float">
            <text:p>338,036</text:p>
          </table:table-cell>
          <table:table-cell office:value-type="float" office:value="328.558" calcext:value-type="float">
            <text:p>328,558</text:p>
          </table:table-cell>
        </table:table-row>
        <table:table-row table:style-name="ro1">
          <table:table-cell office:value-type="string" calcext:value-type="string">
            <text:p>cooling packet: 11, step:11</text:p>
          </table:table-cell>
          <table:table-cell office:value-type="float" office:value="51.9624" calcext:value-type="float">
            <text:p>51,9624</text:p>
          </table:table-cell>
          <table:table-cell office:value-type="float" office:value="54.8384" calcext:value-type="float">
            <text:p>54,8384</text:p>
          </table:table-cell>
          <table:table-cell office:value-type="float" office:value="64.7272" calcext:value-type="float">
            <text:p>64,7272</text:p>
          </table:table-cell>
          <table:table-cell office:value-type="float" office:value="54.133" calcext:value-type="float">
            <text:p>54,133</text:p>
          </table:table-cell>
          <table:table-cell office:value-type="float" office:value="324.962" calcext:value-type="float">
            <text:p>324,962</text:p>
          </table:table-cell>
          <table:table-cell office:value-type="float" office:value="327.838" calcext:value-type="float">
            <text:p>327,838</text:p>
          </table:table-cell>
          <table:table-cell office:value-type="float" office:value="337.727" calcext:value-type="float">
            <text:p>337,727</text:p>
          </table:table-cell>
          <table:table-cell office:value-type="float" office:value="327.133" calcext:value-type="float">
            <text:p>327,133</text:p>
          </table:table-cell>
        </table:table-row>
        <table:table-row table:style-name="ro1">
          <table:table-cell office:value-type="string" calcext:value-type="string">
            <text:p>heatind packet: 12, step:1</text:p>
          </table:table-cell>
          <table:table-cell office:value-type="float" office:value="51.6345" calcext:value-type="float">
            <text:p>51,6345</text:p>
          </table:table-cell>
          <table:table-cell office:value-type="float" office:value="60.5289" calcext:value-type="float">
            <text:p>60,5289</text:p>
          </table:table-cell>
          <table:table-cell office:value-type="float" office:value="64.4121" calcext:value-type="float">
            <text:p>64,4121</text:p>
          </table:table-cell>
          <table:table-cell office:value-type="float" office:value="54.8533" calcext:value-type="float">
            <text:p>54,8533</text:p>
          </table:table-cell>
          <table:table-cell office:value-type="float" office:value="324.635" calcext:value-type="float">
            <text:p>324,635</text:p>
          </table:table-cell>
          <table:table-cell office:value-type="float" office:value="333.529" calcext:value-type="float">
            <text:p>333,529</text:p>
          </table:table-cell>
          <table:table-cell office:value-type="float" office:value="337.412" calcext:value-type="float">
            <text:p>337,412</text:p>
          </table:table-cell>
          <table:table-cell office:value-type="float" office:value="327.853" calcext:value-type="float">
            <text:p>327,853</text:p>
          </table:table-cell>
        </table:table-row>
        <table:table-row table:style-name="ro1">
          <table:table-cell office:value-type="string" calcext:value-type="string">
            <text:p>heatind packet: 12, step:2</text:p>
          </table:table-cell>
          <table:table-cell office:value-type="float" office:value="52.6486" calcext:value-type="float">
            <text:p>52,6486</text:p>
          </table:table-cell>
          <table:table-cell office:value-type="float" office:value="62.478" calcext:value-type="float">
            <text:p>62,478</text:p>
          </table:table-cell>
          <table:table-cell office:value-type="float" office:value="64.1438" calcext:value-type="float">
            <text:p>64,1438</text:p>
          </table:table-cell>
          <table:table-cell office:value-type="float" office:value="56.2477" calcext:value-type="float">
            <text:p>56,2477</text:p>
          </table:table-cell>
          <table:table-cell office:value-type="float" office:value="325.649" calcext:value-type="float">
            <text:p>325,649</text:p>
          </table:table-cell>
          <table:table-cell office:value-type="float" office:value="335.478" calcext:value-type="float">
            <text:p>335,478</text:p>
          </table:table-cell>
          <table:table-cell office:value-type="float" office:value="337.144" calcext:value-type="float">
            <text:p>337,144</text:p>
          </table:table-cell>
          <table:table-cell office:value-type="float" office:value="329.248" calcext:value-type="float">
            <text:p>329,248</text:p>
          </table:table-cell>
        </table:table-row>
        <table:table-row table:style-name="ro1">
          <table:table-cell office:value-type="string" calcext:value-type="string">
            <text:p>heatind packet: 12, step:3</text:p>
          </table:table-cell>
          <table:table-cell office:value-type="float" office:value="53.8876" calcext:value-type="float">
            <text:p>53,8876</text:p>
          </table:table-cell>
          <table:table-cell office:value-type="float" office:value="63.9465" calcext:value-type="float">
            <text:p>63,9465</text:p>
          </table:table-cell>
          <table:table-cell office:value-type="float" office:value="63.925" calcext:value-type="float">
            <text:p>63,925</text:p>
          </table:table-cell>
          <table:table-cell office:value-type="float" office:value="57.5978" calcext:value-type="float">
            <text:p>57,5978</text:p>
          </table:table-cell>
          <table:table-cell office:value-type="float" office:value="326.888" calcext:value-type="float">
            <text:p>326,888</text:p>
          </table:table-cell>
          <table:table-cell office:value-type="float" office:value="336.946" calcext:value-type="float">
            <text:p>336,946</text:p>
          </table:table-cell>
          <table:table-cell office:value-type="float" office:value="336.925" calcext:value-type="float">
            <text:p>336,925</text:p>
          </table:table-cell>
          <table:table-cell office:value-type="float" office:value="330.598" calcext:value-type="float">
            <text:p>330,598</text:p>
          </table:table-cell>
        </table:table-row>
        <table:table-row table:style-name="ro1">
          <table:table-cell office:value-type="string" calcext:value-type="string">
            <text:p>heatind packet: 12, step:4</text:p>
          </table:table-cell>
          <table:table-cell office:value-type="float" office:value="55.1115" calcext:value-type="float">
            <text:p>55,1115</text:p>
          </table:table-cell>
          <table:table-cell office:value-type="float" office:value="65.2977" calcext:value-type="float">
            <text:p>65,2977</text:p>
          </table:table-cell>
          <table:table-cell office:value-type="float" office:value="63.7526" calcext:value-type="float">
            <text:p>63,7526</text:p>
          </table:table-cell>
          <table:table-cell office:value-type="float" office:value="58.8893" calcext:value-type="float">
            <text:p>58,8893</text:p>
          </table:table-cell>
          <table:table-cell office:value-type="float" office:value="328.112" calcext:value-type="float">
            <text:p>328,112</text:p>
          </table:table-cell>
          <table:table-cell office:value-type="float" office:value="338.298" calcext:value-type="float">
            <text:p>338,298</text:p>
          </table:table-cell>
          <table:table-cell office:value-type="float" office:value="336.753" calcext:value-type="float">
            <text:p>336,753</text:p>
          </table:table-cell>
          <table:table-cell office:value-type="float" office:value="331.889" calcext:value-type="float">
            <text:p>331,889</text:p>
          </table:table-cell>
        </table:table-row>
        <table:table-row table:style-name="ro1">
          <table:table-cell office:value-type="string" calcext:value-type="string">
            <text:p>heatind packet: 12, step:5</text:p>
          </table:table-cell>
          <table:table-cell office:value-type="float" office:value="56.2872" calcext:value-type="float">
            <text:p>56,2872</text:p>
          </table:table-cell>
          <table:table-cell office:value-type="float" office:value="66.5824" calcext:value-type="float">
            <text:p>66,5824</text:p>
          </table:table-cell>
          <table:table-cell office:value-type="float" office:value="63.6236" calcext:value-type="float">
            <text:p>63,6236</text:p>
          </table:table-cell>
          <table:table-cell office:value-type="float" office:value="60.1244" calcext:value-type="float">
            <text:p>60,1244</text:p>
          </table:table-cell>
          <table:table-cell office:value-type="float" office:value="329.287" calcext:value-type="float">
            <text:p>329,287</text:p>
          </table:table-cell>
          <table:table-cell office:value-type="float" office:value="339.582" calcext:value-type="float">
            <text:p>339,582</text:p>
          </table:table-cell>
          <table:table-cell office:value-type="float" office:value="336.624" calcext:value-type="float">
            <text:p>336,624</text:p>
          </table:table-cell>
          <table:table-cell office:value-type="float" office:value="333.124" calcext:value-type="float">
            <text:p>333,124</text:p>
          </table:table-cell>
        </table:table-row>
        <table:table-row table:style-name="ro1">
          <table:table-cell office:value-type="string" calcext:value-type="string">
            <text:p>heatind packet: 12, step:6</text:p>
          </table:table-cell>
          <table:table-cell office:value-type="float" office:value="57.4121" calcext:value-type="float">
            <text:p>57,4121</text:p>
          </table:table-cell>
          <table:table-cell office:value-type="float" office:value="67.81" calcext:value-type="float">
            <text:p>67,81</text:p>
          </table:table-cell>
          <table:table-cell office:value-type="float" office:value="63.5351" calcext:value-type="float">
            <text:p>63,5351</text:p>
          </table:table-cell>
          <table:table-cell office:value-type="float" office:value="61.3058" calcext:value-type="float">
            <text:p>61,3058</text:p>
          </table:table-cell>
          <table:table-cell office:value-type="float" office:value="330.412" calcext:value-type="float">
            <text:p>330,412</text:p>
          </table:table-cell>
          <table:table-cell office:value-type="float" office:value="340.81" calcext:value-type="float">
            <text:p>340,81</text:p>
          </table:table-cell>
          <table:table-cell office:value-type="float" office:value="336.535" calcext:value-type="float">
            <text:p>336,535</text:p>
          </table:table-cell>
          <table:table-cell office:value-type="float" office:value="334.306" calcext:value-type="float">
            <text:p>334,306</text:p>
          </table:table-cell>
        </table:table-row>
        <table:table-row table:style-name="ro1">
          <table:table-cell office:value-type="string" calcext:value-type="string">
            <text:p>heatind packet: 12, step:7</text:p>
          </table:table-cell>
          <table:table-cell office:value-type="float" office:value="58.488" calcext:value-type="float">
            <text:p>58,488</text:p>
          </table:table-cell>
          <table:table-cell office:value-type="float" office:value="68.984" calcext:value-type="float">
            <text:p>68,984</text:p>
          </table:table-cell>
          <table:table-cell office:value-type="float" office:value="63.4846" calcext:value-type="float">
            <text:p>63,4846</text:p>
          </table:table-cell>
          <table:table-cell office:value-type="float" office:value="62.436" calcext:value-type="float">
            <text:p>62,436</text:p>
          </table:table-cell>
          <table:table-cell office:value-type="float" office:value="331.488" calcext:value-type="float">
            <text:p>331,488</text:p>
          </table:table-cell>
          <table:table-cell office:value-type="float" office:value="341.984" calcext:value-type="float">
            <text:p>341,984</text:p>
          </table:table-cell>
          <table:table-cell office:value-type="float" office:value="336.485" calcext:value-type="float">
            <text:p>336,485</text:p>
          </table:table-cell>
          <table:table-cell office:value-type="float" office:value="335.436" calcext:value-type="float">
            <text:p>335,436</text:p>
          </table:table-cell>
        </table:table-row>
        <table:table-row table:style-name="ro1">
          <table:table-cell office:value-type="string" calcext:value-type="string">
            <text:p>heatind packet: 12, step:8</text:p>
          </table:table-cell>
          <table:table-cell office:value-type="float" office:value="59.5172" calcext:value-type="float">
            <text:p>59,5172</text:p>
          </table:table-cell>
          <table:table-cell office:value-type="float" office:value="70.1071" calcext:value-type="float">
            <text:p>70,1071</text:p>
          </table:table-cell>
          <table:table-cell office:value-type="float" office:value="63.4692" calcext:value-type="float">
            <text:p>63,4692</text:p>
          </table:table-cell>
          <table:table-cell office:value-type="float" office:value="63.5173" calcext:value-type="float">
            <text:p>63,5173</text:p>
          </table:table-cell>
          <table:table-cell office:value-type="float" office:value="332.517" calcext:value-type="float">
            <text:p>332,517</text:p>
          </table:table-cell>
          <table:table-cell office:value-type="float" office:value="343.107" calcext:value-type="float">
            <text:p>343,107</text:p>
          </table:table-cell>
          <table:table-cell office:value-type="float" office:value="336.469" calcext:value-type="float">
            <text:p>336,469</text:p>
          </table:table-cell>
          <table:table-cell office:value-type="float" office:value="336.517" calcext:value-type="float">
            <text:p>336,517</text:p>
          </table:table-cell>
        </table:table-row>
        <table:table-row table:style-name="ro1">
          <table:table-cell office:value-type="string" calcext:value-type="string">
            <text:p>heatind packet: 12, step:9</text:p>
          </table:table-cell>
          <table:table-cell office:value-type="float" office:value="60.5018" calcext:value-type="float">
            <text:p>60,5018</text:p>
          </table:table-cell>
          <table:table-cell office:value-type="float" office:value="71.1816" calcext:value-type="float">
            <text:p>71,1816</text:p>
          </table:table-cell>
          <table:table-cell office:value-type="float" office:value="63.4867" calcext:value-type="float">
            <text:p>63,4867</text:p>
          </table:table-cell>
          <table:table-cell office:value-type="float" office:value="64.5522" calcext:value-type="float">
            <text:p>64,5522</text:p>
          </table:table-cell>
          <table:table-cell office:value-type="float" office:value="333.502" calcext:value-type="float">
            <text:p>333,502</text:p>
          </table:table-cell>
          <table:table-cell office:value-type="float" office:value="344.182" calcext:value-type="float">
            <text:p>344,182</text:p>
          </table:table-cell>
          <table:table-cell office:value-type="float" office:value="336.487" calcext:value-type="float">
            <text:p>336,487</text:p>
          </table:table-cell>
          <table:table-cell office:value-type="float" office:value="337.552" calcext:value-type="float">
            <text:p>337,552</text:p>
          </table:table-cell>
        </table:table-row>
        <table:table-row table:style-name="ro1">
          <table:table-cell office:value-type="string" calcext:value-type="string">
            <text:p>heatind packet: 12, step:10</text:p>
          </table:table-cell>
          <table:table-cell office:value-type="float" office:value="61.4439" calcext:value-type="float">
            <text:p>61,4439</text:p>
          </table:table-cell>
          <table:table-cell office:value-type="float" office:value="72.2099" calcext:value-type="float">
            <text:p>72,2099</text:p>
          </table:table-cell>
          <table:table-cell office:value-type="float" office:value="63.5348" calcext:value-type="float">
            <text:p>63,5348</text:p>
          </table:table-cell>
          <table:table-cell office:value-type="float" office:value="65.5427" calcext:value-type="float">
            <text:p>65,5427</text:p>
          </table:table-cell>
          <table:table-cell office:value-type="float" office:value="334.444" calcext:value-type="float">
            <text:p>334,444</text:p>
          </table:table-cell>
          <table:table-cell office:value-type="float" office:value="345.21" calcext:value-type="float">
            <text:p>345,21</text:p>
          </table:table-cell>
          <table:table-cell office:value-type="float" office:value="336.535" calcext:value-type="float">
            <text:p>336,535</text:p>
          </table:table-cell>
          <table:table-cell office:value-type="float" office:value="338.543" calcext:value-type="float">
            <text:p>338,543</text:p>
          </table:table-cell>
        </table:table-row>
        <table:table-row table:style-name="ro1">
          <table:table-cell office:value-type="string" calcext:value-type="string">
            <text:p>heatind packet: 12, step:11</text:p>
          </table:table-cell>
          <table:table-cell office:value-type="float" office:value="62.3456" calcext:value-type="float">
            <text:p>62,3456</text:p>
          </table:table-cell>
          <table:table-cell office:value-type="float" office:value="73.1941" calcext:value-type="float">
            <text:p>73,1941</text:p>
          </table:table-cell>
          <table:table-cell office:value-type="float" office:value="63.6112" calcext:value-type="float">
            <text:p>63,6112</text:p>
          </table:table-cell>
          <table:table-cell office:value-type="float" office:value="66.4911" calcext:value-type="float">
            <text:p>66,4911</text:p>
          </table:table-cell>
          <table:table-cell office:value-type="float" office:value="335.346" calcext:value-type="float">
            <text:p>335,346</text:p>
          </table:table-cell>
          <table:table-cell office:value-type="float" office:value="346.194" calcext:value-type="float">
            <text:p>346,194</text:p>
          </table:table-cell>
          <table:table-cell office:value-type="float" office:value="336.611" calcext:value-type="float">
            <text:p>336,611</text:p>
          </table:table-cell>
          <table:table-cell office:value-type="float" office:value="339.491" calcext:value-type="float">
            <text:p>339,491</text:p>
          </table:table-cell>
        </table:table-row>
        <table:table-row table:style-name="ro1">
          <table:table-cell office:value-type="string" calcext:value-type="string">
            <text:p>heatind packet: 12, step:12</text:p>
          </table:table-cell>
          <table:table-cell office:value-type="float" office:value="63.2089" calcext:value-type="float">
            <text:p>63,2089</text:p>
          </table:table-cell>
          <table:table-cell office:value-type="float" office:value="74.1365" calcext:value-type="float">
            <text:p>74,1365</text:p>
          </table:table-cell>
          <table:table-cell office:value-type="float" office:value="63.7138" calcext:value-type="float">
            <text:p>63,7138</text:p>
          </table:table-cell>
          <table:table-cell office:value-type="float" office:value="67.3993" calcext:value-type="float">
            <text:p>67,3993</text:p>
          </table:table-cell>
          <table:table-cell office:value-type="float" office:value="336.209" calcext:value-type="float">
            <text:p>336,209</text:p>
          </table:table-cell>
          <table:table-cell office:value-type="float" office:value="347.137" calcext:value-type="float">
            <text:p>347,137</text:p>
          </table:table-cell>
          <table:table-cell office:value-type="float" office:value="336.714" calcext:value-type="float">
            <text:p>336,714</text:p>
          </table:table-cell>
          <table:table-cell office:value-type="float" office:value="340.399" calcext:value-type="float">
            <text:p>340,399</text:p>
          </table:table-cell>
        </table:table-row>
        <table:table-row table:style-name="ro1">
          <table:table-cell office:value-type="string" calcext:value-type="string">
            <text:p>heatind packet: 12, step:13</text:p>
          </table:table-cell>
          <table:table-cell office:value-type="float" office:value="64.0355" calcext:value-type="float">
            <text:p>64,0355</text:p>
          </table:table-cell>
          <table:table-cell office:value-type="float" office:value="75.039" calcext:value-type="float">
            <text:p>75,039</text:p>
          </table:table-cell>
          <table:table-cell office:value-type="float" office:value="63.8408" calcext:value-type="float">
            <text:p>63,8408</text:p>
          </table:table-cell>
          <table:table-cell office:value-type="float" office:value="68.2692" calcext:value-type="float">
            <text:p>68,2692</text:p>
          </table:table-cell>
          <table:table-cell office:value-type="float" office:value="337.036" calcext:value-type="float">
            <text:p>337,036</text:p>
          </table:table-cell>
          <table:table-cell office:value-type="float" office:value="348.039" calcext:value-type="float">
            <text:p>348,039</text:p>
          </table:table-cell>
          <table:table-cell office:value-type="float" office:value="336.841" calcext:value-type="float">
            <text:p>336,841</text:p>
          </table:table-cell>
          <table:table-cell office:value-type="float" office:value="341.269" calcext:value-type="float">
            <text:p>341,269</text:p>
          </table:table-cell>
        </table:table-row>
        <table:table-row table:style-name="ro1">
          <table:table-cell office:value-type="string" calcext:value-type="string">
            <text:p>heatind packet: 12, step:14</text:p>
          </table:table-cell>
          <table:table-cell office:value-type="float" office:value="64.8273" calcext:value-type="float">
            <text:p>64,8273</text:p>
          </table:table-cell>
          <table:table-cell office:value-type="float" office:value="75.9035" calcext:value-type="float">
            <text:p>75,9035</text:p>
          </table:table-cell>
          <table:table-cell office:value-type="float" office:value="63.9902" calcext:value-type="float">
            <text:p>63,9902</text:p>
          </table:table-cell>
          <table:table-cell office:value-type="float" office:value="69.1027" calcext:value-type="float">
            <text:p>69,1027</text:p>
          </table:table-cell>
          <table:table-cell office:value-type="float" office:value="337.827" calcext:value-type="float">
            <text:p>337,827</text:p>
          </table:table-cell>
          <table:table-cell office:value-type="float" office:value="348.904" calcext:value-type="float">
            <text:p>348,904</text:p>
          </table:table-cell>
          <table:table-cell office:value-type="float" office:value="336.99" calcext:value-type="float">
            <text:p>336,99</text:p>
          </table:table-cell>
          <table:table-cell office:value-type="float" office:value="342.103" calcext:value-type="float">
            <text:p>342,103</text:p>
          </table:table-cell>
        </table:table-row>
        <table:table-row table:style-name="ro1">
          <table:table-cell office:value-type="string" calcext:value-type="string">
            <text:p>heatind packet: 12, step:15</text:p>
          </table:table-cell>
          <table:table-cell office:value-type="float" office:value="65.586" calcext:value-type="float">
            <text:p>65,586</text:p>
          </table:table-cell>
          <table:table-cell office:value-type="float" office:value="76.7319" calcext:value-type="float">
            <text:p>76,7319</text:p>
          </table:table-cell>
          <table:table-cell office:value-type="float" office:value="64.1603" calcext:value-type="float">
            <text:p>64,1603</text:p>
          </table:table-cell>
          <table:table-cell office:value-type="float" office:value="69.9016" calcext:value-type="float">
            <text:p>69,9016</text:p>
          </table:table-cell>
          <table:table-cell office:value-type="float" office:value="338.586" calcext:value-type="float">
            <text:p>338,586</text:p>
          </table:table-cell>
          <table:table-cell office:value-type="float" office:value="349.732" calcext:value-type="float">
            <text:p>349,732</text:p>
          </table:table-cell>
          <table:table-cell office:value-type="float" office:value="337.16" calcext:value-type="float">
            <text:p>337,16</text:p>
          </table:table-cell>
          <table:table-cell office:value-type="float" office:value="342.902" calcext:value-type="float">
            <text:p>342,902</text:p>
          </table:table-cell>
        </table:table-row>
        <table:table-row table:style-name="ro1">
          <table:table-cell office:value-type="string" calcext:value-type="string">
            <text:p>heatind packet: 12, step:16</text:p>
          </table:table-cell>
          <table:table-cell office:value-type="float" office:value="66.313" calcext:value-type="float">
            <text:p>66,313</text:p>
          </table:table-cell>
          <table:table-cell office:value-type="float" office:value="77.5259" calcext:value-type="float">
            <text:p>77,5259</text:p>
          </table:table-cell>
          <table:table-cell office:value-type="float" office:value="64.3495" calcext:value-type="float">
            <text:p>64,3495</text:p>
          </table:table-cell>
          <table:table-cell office:value-type="float" office:value="70.6674" calcext:value-type="float">
            <text:p>70,6674</text:p>
          </table:table-cell>
          <table:table-cell office:value-type="float" office:value="339.313" calcext:value-type="float">
            <text:p>339,313</text:p>
          </table:table-cell>
          <table:table-cell office:value-type="float" office:value="350.526" calcext:value-type="float">
            <text:p>350,526</text:p>
          </table:table-cell>
          <table:table-cell office:value-type="float" office:value="337.35" calcext:value-type="float">
            <text:p>337,35</text:p>
          </table:table-cell>
          <table:table-cell office:value-type="float" office:value="343.667" calcext:value-type="float">
            <text:p>343,667</text:p>
          </table:table-cell>
        </table:table-row>
        <table:table-row table:style-name="ro1">
          <table:table-cell office:value-type="string" calcext:value-type="string">
            <text:p>heatind packet: 12, step:17</text:p>
          </table:table-cell>
          <table:table-cell office:value-type="float" office:value="67.0101" calcext:value-type="float">
            <text:p>67,0101</text:p>
          </table:table-cell>
          <table:table-cell office:value-type="float" office:value="78.2871" calcext:value-type="float">
            <text:p>78,2871</text:p>
          </table:table-cell>
          <table:table-cell office:value-type="float" office:value="64.5562" calcext:value-type="float">
            <text:p>64,5562</text:p>
          </table:table-cell>
          <table:table-cell office:value-type="float" office:value="71.4019" calcext:value-type="float">
            <text:p>71,4019</text:p>
          </table:table-cell>
          <table:table-cell office:value-type="float" office:value="340.01" calcext:value-type="float">
            <text:p>340,01</text:p>
          </table:table-cell>
          <table:table-cell office:value-type="float" office:value="351.287" calcext:value-type="float">
            <text:p>351,287</text:p>
          </table:table-cell>
          <table:table-cell office:value-type="float" office:value="337.556" calcext:value-type="float">
            <text:p>337,556</text:p>
          </table:table-cell>
          <table:table-cell office:value-type="float" office:value="344.402" calcext:value-type="float">
            <text:p>344,402</text:p>
          </table:table-cell>
        </table:table-row>
        <table:table-row table:style-name="ro1">
          <table:table-cell office:value-type="string" calcext:value-type="string">
            <text:p>heatind packet: 12, step:18</text:p>
          </table:table-cell>
          <table:table-cell office:value-type="float" office:value="67.6785" calcext:value-type="float">
            <text:p>67,6785</text:p>
          </table:table-cell>
          <table:table-cell office:value-type="float" office:value="79.0172" calcext:value-type="float">
            <text:p>79,0172</text:p>
          </table:table-cell>
          <table:table-cell office:value-type="float" office:value="64.779" calcext:value-type="float">
            <text:p>64,779</text:p>
          </table:table-cell>
          <table:table-cell office:value-type="float" office:value="72.1064" calcext:value-type="float">
            <text:p>72,1064</text:p>
          </table:table-cell>
          <table:table-cell office:value-type="float" office:value="340.679" calcext:value-type="float">
            <text:p>340,679</text:p>
          </table:table-cell>
          <table:table-cell office:value-type="float" office:value="352.017" calcext:value-type="float">
            <text:p>352,017</text:p>
          </table:table-cell>
          <table:table-cell office:value-type="float" office:value="337.779" calcext:value-type="float">
            <text:p>337,779</text:p>
          </table:table-cell>
          <table:table-cell office:value-type="float" office:value="345.106" calcext:value-type="float">
            <text:p>345,106</text:p>
          </table:table-cell>
        </table:table-row>
        <table:table-row table:style-name="ro1">
          <table:table-cell office:value-type="string" calcext:value-type="string">
            <text:p>heatind packet: 12, step:19</text:p>
          </table:table-cell>
          <table:table-cell office:value-type="float" office:value="68.3198" calcext:value-type="float">
            <text:p>68,3198</text:p>
          </table:table-cell>
          <table:table-cell office:value-type="float" office:value="79.7176" calcext:value-type="float">
            <text:p>79,7176</text:p>
          </table:table-cell>
          <table:table-cell office:value-type="float" office:value="65.0164" calcext:value-type="float">
            <text:p>65,0164</text:p>
          </table:table-cell>
          <table:table-cell office:value-type="float" office:value="72.7825" calcext:value-type="float">
            <text:p>72,7825</text:p>
          </table:table-cell>
          <table:table-cell office:value-type="float" office:value="341.32" calcext:value-type="float">
            <text:p>341,32</text:p>
          </table:table-cell>
          <table:table-cell office:value-type="float" office:value="352.718" calcext:value-type="float">
            <text:p>352,718</text:p>
          </table:table-cell>
          <table:table-cell office:value-type="float" office:value="338.016" calcext:value-type="float">
            <text:p>338,016</text:p>
          </table:table-cell>
          <table:table-cell office:value-type="float" office:value="345.783" calcext:value-type="float">
            <text:p>345,783</text:p>
          </table:table-cell>
        </table:table-row>
        <table:table-row table:style-name="ro1">
          <table:table-cell office:value-type="string" calcext:value-type="string">
            <text:p>heatind packet: 12, step:20</text:p>
          </table:table-cell>
          <table:table-cell office:value-type="float" office:value="68.9352" calcext:value-type="float">
            <text:p>68,9352</text:p>
          </table:table-cell>
          <table:table-cell office:value-type="float" office:value="80.3899" calcext:value-type="float">
            <text:p>80,3899</text:p>
          </table:table-cell>
          <table:table-cell office:value-type="float" office:value="65.2672" calcext:value-type="float">
            <text:p>65,2672</text:p>
          </table:table-cell>
          <table:table-cell office:value-type="float" office:value="73.4316" calcext:value-type="float">
            <text:p>73,4316</text:p>
          </table:table-cell>
          <table:table-cell office:value-type="float" office:value="341.935" calcext:value-type="float">
            <text:p>341,935</text:p>
          </table:table-cell>
          <table:table-cell office:value-type="float" office:value="353.39" calcext:value-type="float">
            <text:p>353,39</text:p>
          </table:table-cell>
          <table:table-cell office:value-type="float" office:value="338.267" calcext:value-type="float">
            <text:p>338,267</text:p>
          </table:table-cell>
          <table:table-cell office:value-type="float" office:value="346.432" calcext:value-type="float">
            <text:p>346,432</text:p>
          </table:table-cell>
        </table:table-row>
        <table:table-row table:style-name="ro1">
          <table:table-cell office:value-type="string" calcext:value-type="string">
            <text:p>heatind packet: 12, step:21</text:p>
          </table:table-cell>
          <table:table-cell office:value-type="float" office:value="69.5261" calcext:value-type="float">
            <text:p>69,5261</text:p>
          </table:table-cell>
          <table:table-cell office:value-type="float" office:value="81.0353" calcext:value-type="float">
            <text:p>81,0353</text:p>
          </table:table-cell>
          <table:table-cell office:value-type="float" office:value="65.5301" calcext:value-type="float">
            <text:p>65,5301</text:p>
          </table:table-cell>
          <table:table-cell office:value-type="float" office:value="74.0548" calcext:value-type="float">
            <text:p>74,0548</text:p>
          </table:table-cell>
          <table:table-cell office:value-type="float" office:value="342.526" calcext:value-type="float">
            <text:p>342,526</text:p>
          </table:table-cell>
          <table:table-cell office:value-type="float" office:value="354.035" calcext:value-type="float">
            <text:p>354,035</text:p>
          </table:table-cell>
          <table:table-cell office:value-type="float" office:value="338.53" calcext:value-type="float">
            <text:p>338,53</text:p>
          </table:table-cell>
          <table:table-cell office:value-type="float" office:value="347.055" calcext:value-type="float">
            <text:p>347,055</text:p>
          </table:table-cell>
        </table:table-row>
        <table:table-row table:style-name="ro1">
          <table:table-cell office:value-type="string" calcext:value-type="string">
            <text:p>cooling packet: 12, step:1</text:p>
          </table:table-cell>
          <table:table-cell office:value-type="float" office:value="69.0217" calcext:value-type="float">
            <text:p>69,0217</text:p>
          </table:table-cell>
          <table:table-cell office:value-type="float" office:value="74.1167" calcext:value-type="float">
            <text:p>74,1167</text:p>
          </table:table-cell>
          <table:table-cell office:value-type="float" office:value="65.7745" calcext:value-type="float">
            <text:p>65,7745</text:p>
          </table:table-cell>
          <table:table-cell office:value-type="float" office:value="72.393" calcext:value-type="float">
            <text:p>72,393</text:p>
          </table:table-cell>
          <table:table-cell office:value-type="float" office:value="342.022" calcext:value-type="float">
            <text:p>342,022</text:p>
          </table:table-cell>
          <table:table-cell office:value-type="float" office:value="347.117" calcext:value-type="float">
            <text:p>347,117</text:p>
          </table:table-cell>
          <table:table-cell office:value-type="float" office:value="338.775" calcext:value-type="float">
            <text:p>338,775</text:p>
          </table:table-cell>
          <table:table-cell office:value-type="float" office:value="345.393" calcext:value-type="float">
            <text:p>345,393</text:p>
          </table:table-cell>
        </table:table-row>
        <table:table-row table:style-name="ro1">
          <table:table-cell office:value-type="string" calcext:value-type="string">
            <text:p>cooling packet: 12, step:2</text:p>
          </table:table-cell>
          <table:table-cell office:value-type="float" office:value="67.1462" calcext:value-type="float">
            <text:p>67,1462</text:p>
          </table:table-cell>
          <table:table-cell office:value-type="float" office:value="71.2838" calcext:value-type="float">
            <text:p>71,2838</text:p>
          </table:table-cell>
          <table:table-cell office:value-type="float" office:value="65.9433" calcext:value-type="float">
            <text:p>65,9433</text:p>
          </table:table-cell>
          <table:table-cell office:value-type="float" office:value="70.1015" calcext:value-type="float">
            <text:p>70,1015</text:p>
          </table:table-cell>
          <table:table-cell office:value-type="float" office:value="340.146" calcext:value-type="float">
            <text:p>340,146</text:p>
          </table:table-cell>
          <table:table-cell office:value-type="float" office:value="344.284" calcext:value-type="float">
            <text:p>344,284</text:p>
          </table:table-cell>
          <table:table-cell office:value-type="float" office:value="338.943" calcext:value-type="float">
            <text:p>338,943</text:p>
          </table:table-cell>
          <table:table-cell office:value-type="float" office:value="343.102" calcext:value-type="float">
            <text:p>343,102</text:p>
          </table:table-cell>
        </table:table-row>
        <table:table-row table:style-name="ro1">
          <table:table-cell office:value-type="string" calcext:value-type="string">
            <text:p>cooling packet: 12, step:3</text:p>
          </table:table-cell>
          <table:table-cell office:value-type="float" office:value="65.1121" calcext:value-type="float">
            <text:p>65,1121</text:p>
          </table:table-cell>
          <table:table-cell office:value-type="float" office:value="68.9898" calcext:value-type="float">
            <text:p>68,9898</text:p>
          </table:table-cell>
          <table:table-cell office:value-type="float" office:value="66.0374" calcext:value-type="float">
            <text:p>66,0374</text:p>
          </table:table-cell>
          <table:table-cell office:value-type="float" office:value="67.9237" calcext:value-type="float">
            <text:p>67,9237</text:p>
          </table:table-cell>
          <table:table-cell office:value-type="float" office:value="338.112" calcext:value-type="float">
            <text:p>338,112</text:p>
          </table:table-cell>
          <table:table-cell office:value-type="float" office:value="341.99" calcext:value-type="float">
            <text:p>341,99</text:p>
          </table:table-cell>
          <table:table-cell office:value-type="float" office:value="339.037" calcext:value-type="float">
            <text:p>339,037</text:p>
          </table:table-cell>
          <table:table-cell office:value-type="float" office:value="340.924" calcext:value-type="float">
            <text:p>340,924</text:p>
          </table:table-cell>
        </table:table-row>
        <table:table-row table:style-name="ro1">
          <table:table-cell office:value-type="string" calcext:value-type="string">
            <text:p>cooling packet: 12, step:4</text:p>
          </table:table-cell>
          <table:table-cell office:value-type="float" office:value="63.1528" calcext:value-type="float">
            <text:p>63,1528</text:p>
          </table:table-cell>
          <table:table-cell office:value-type="float" office:value="66.8683" calcext:value-type="float">
            <text:p>66,8683</text:p>
          </table:table-cell>
          <table:table-cell office:value-type="float" office:value="66.0633" calcext:value-type="float">
            <text:p>66,0633</text:p>
          </table:table-cell>
          <table:table-cell office:value-type="float" office:value="65.8642" calcext:value-type="float">
            <text:p>65,8642</text:p>
          </table:table-cell>
          <table:table-cell office:value-type="float" office:value="336.153" calcext:value-type="float">
            <text:p>336,153</text:p>
          </table:table-cell>
          <table:table-cell office:value-type="float" office:value="339.868" calcext:value-type="float">
            <text:p>339,868</text:p>
          </table:table-cell>
          <table:table-cell office:value-type="float" office:value="339.063" calcext:value-type="float">
            <text:p>339,063</text:p>
          </table:table-cell>
          <table:table-cell office:value-type="float" office:value="338.864" calcext:value-type="float">
            <text:p>338,864</text:p>
          </table:table-cell>
        </table:table-row>
        <table:table-row table:style-name="ro1">
          <table:table-cell office:value-type="string" calcext:value-type="string">
            <text:p>cooling packet: 12, step:5</text:p>
          </table:table-cell>
          <table:table-cell office:value-type="float" office:value="61.2937" calcext:value-type="float">
            <text:p>61,2937</text:p>
          </table:table-cell>
          <table:table-cell office:value-type="float" office:value="64.8669" calcext:value-type="float">
            <text:p>64,8669</text:p>
          </table:table-cell>
          <table:table-cell office:value-type="float" office:value="66.0269" calcext:value-type="float">
            <text:p>66,0269</text:p>
          </table:table-cell>
          <table:table-cell office:value-type="float" office:value="63.9149" calcext:value-type="float">
            <text:p>63,9149</text:p>
          </table:table-cell>
          <table:table-cell office:value-type="float" office:value="334.294" calcext:value-type="float">
            <text:p>334,294</text:p>
          </table:table-cell>
          <table:table-cell office:value-type="float" office:value="337.867" calcext:value-type="float">
            <text:p>337,867</text:p>
          </table:table-cell>
          <table:table-cell office:value-type="float" office:value="339.027" calcext:value-type="float">
            <text:p>339,027</text:p>
          </table:table-cell>
          <table:table-cell office:value-type="float" office:value="336.915" calcext:value-type="float">
            <text:p>336,915</text:p>
          </table:table-cell>
        </table:table-row>
        <table:table-row table:style-name="ro1">
          <table:table-cell office:value-type="string" calcext:value-type="string">
            <text:p>cooling packet: 12, step:6</text:p>
          </table:table-cell>
          <table:table-cell office:value-type="float" office:value="59.532" calcext:value-type="float">
            <text:p>59,532</text:p>
          </table:table-cell>
          <table:table-cell office:value-type="float" office:value="62.9724" calcext:value-type="float">
            <text:p>62,9724</text:p>
          </table:table-cell>
          <table:table-cell office:value-type="float" office:value="65.9337" calcext:value-type="float">
            <text:p>65,9337</text:p>
          </table:table-cell>
          <table:table-cell office:value-type="float" office:value="62.0683" calcext:value-type="float">
            <text:p>62,0683</text:p>
          </table:table-cell>
          <table:table-cell office:value-type="float" office:value="332.532" calcext:value-type="float">
            <text:p>332,532</text:p>
          </table:table-cell>
          <table:table-cell office:value-type="float" office:value="335.972" calcext:value-type="float">
            <text:p>335,972</text:p>
          </table:table-cell>
          <table:table-cell office:value-type="float" office:value="338.934" calcext:value-type="float">
            <text:p>338,934</text:p>
          </table:table-cell>
          <table:table-cell office:value-type="float" office:value="335.068" calcext:value-type="float">
            <text:p>335,068</text:p>
          </table:table-cell>
        </table:table-row>
        <table:table-row table:style-name="ro1">
          <table:table-cell office:value-type="string" calcext:value-type="string">
            <text:p>cooling packet: 12, step:7</text:p>
          </table:table-cell>
          <table:table-cell office:value-type="float" office:value="57.8617" calcext:value-type="float">
            <text:p>57,8617</text:p>
          </table:table-cell>
          <table:table-cell office:value-type="float" office:value="61.1768" calcext:value-type="float">
            <text:p>61,1768</text:p>
          </table:table-cell>
          <table:table-cell office:value-type="float" office:value="65.7887" calcext:value-type="float">
            <text:p>65,7887</text:p>
          </table:table-cell>
          <table:table-cell office:value-type="float" office:value="60.3176" calcext:value-type="float">
            <text:p>60,3176</text:p>
          </table:table-cell>
          <table:table-cell office:value-type="float" office:value="330.862" calcext:value-type="float">
            <text:p>330,862</text:p>
          </table:table-cell>
          <table:table-cell office:value-type="float" office:value="334.177" calcext:value-type="float">
            <text:p>334,177</text:p>
          </table:table-cell>
          <table:table-cell office:value-type="float" office:value="338.789" calcext:value-type="float">
            <text:p>338,789</text:p>
          </table:table-cell>
          <table:table-cell office:value-type="float" office:value="333.318" calcext:value-type="float">
            <text:p>333,318</text:p>
          </table:table-cell>
        </table:table-row>
        <table:table-row table:style-name="ro1">
          <table:table-cell office:value-type="string" calcext:value-type="string">
            <text:p>cooling packet: 12, step:8</text:p>
          </table:table-cell>
          <table:table-cell office:value-type="float" office:value="56.277" calcext:value-type="float">
            <text:p>56,277</text:p>
          </table:table-cell>
          <table:table-cell office:value-type="float" office:value="59.4736" calcext:value-type="float">
            <text:p>59,4736</text:p>
          </table:table-cell>
          <table:table-cell office:value-type="float" office:value="65.5965" calcext:value-type="float">
            <text:p>65,5965</text:p>
          </table:table-cell>
          <table:table-cell office:value-type="float" office:value="58.6565" calcext:value-type="float">
            <text:p>58,6565</text:p>
          </table:table-cell>
          <table:table-cell office:value-type="float" office:value="329.277" calcext:value-type="float">
            <text:p>329,277</text:p>
          </table:table-cell>
          <table:table-cell office:value-type="float" office:value="332.474" calcext:value-type="float">
            <text:p>332,474</text:p>
          </table:table-cell>
          <table:table-cell office:value-type="float" office:value="338.596" calcext:value-type="float">
            <text:p>338,596</text:p>
          </table:table-cell>
          <table:table-cell office:value-type="float" office:value="331.656" calcext:value-type="float">
            <text:p>331,656</text:p>
          </table:table-cell>
        </table:table-row>
        <table:table-row table:style-name="ro1">
          <table:table-cell office:value-type="string" calcext:value-type="string">
            <text:p>cooling packet: 12, step:9</text:p>
          </table:table-cell>
          <table:table-cell office:value-type="float" office:value="54.7723" calcext:value-type="float">
            <text:p>54,7723</text:p>
          </table:table-cell>
          <table:table-cell office:value-type="float" office:value="57.8567" calcext:value-type="float">
            <text:p>57,8567</text:p>
          </table:table-cell>
          <table:table-cell office:value-type="float" office:value="65.3614" calcext:value-type="float">
            <text:p>65,3614</text:p>
          </table:table-cell>
          <table:table-cell office:value-type="float" office:value="57.0791" calcext:value-type="float">
            <text:p>57,0791</text:p>
          </table:table-cell>
          <table:table-cell office:value-type="float" office:value="327.772" calcext:value-type="float">
            <text:p>327,772</text:p>
          </table:table-cell>
          <table:table-cell office:value-type="float" office:value="330.857" calcext:value-type="float">
            <text:p>330,857</text:p>
          </table:table-cell>
          <table:table-cell office:value-type="float" office:value="338.361" calcext:value-type="float">
            <text:p>338,361</text:p>
          </table:table-cell>
          <table:table-cell office:value-type="float" office:value="330.079" calcext:value-type="float">
            <text:p>330,079</text:p>
          </table:table-cell>
        </table:table-row>
        <table:table-row table:style-name="ro1">
          <table:table-cell office:value-type="string" calcext:value-type="string">
            <text:p>cooling packet: 12, step:10</text:p>
          </table:table-cell>
          <table:table-cell office:value-type="float" office:value="53.3424" calcext:value-type="float">
            <text:p>53,3424</text:p>
          </table:table-cell>
          <table:table-cell office:value-type="float" office:value="56.3207" calcext:value-type="float">
            <text:p>56,3207</text:p>
          </table:table-cell>
          <table:table-cell office:value-type="float" office:value="65.0873" calcext:value-type="float">
            <text:p>65,0873</text:p>
          </table:table-cell>
          <table:table-cell office:value-type="float" office:value="55.5801" calcext:value-type="float">
            <text:p>55,5801</text:p>
          </table:table-cell>
          <table:table-cell office:value-type="float" office:value="326.342" calcext:value-type="float">
            <text:p>326,342</text:p>
          </table:table-cell>
          <table:table-cell office:value-type="float" office:value="329.321" calcext:value-type="float">
            <text:p>329,321</text:p>
          </table:table-cell>
          <table:table-cell office:value-type="float" office:value="338.087" calcext:value-type="float">
            <text:p>338,087</text:p>
          </table:table-cell>
          <table:table-cell office:value-type="float" office:value="328.58" calcext:value-type="float">
            <text:p>328,58</text:p>
          </table:table-cell>
        </table:table-row>
        <table:table-row table:style-name="ro1">
          <table:table-cell office:value-type="string" calcext:value-type="string">
            <text:p>cooling packet: 12, step:11</text:p>
          </table:table-cell>
          <table:table-cell office:value-type="float" office:value="51.9827" calcext:value-type="float">
            <text:p>51,9827</text:p>
          </table:table-cell>
          <table:table-cell office:value-type="float" office:value="54.8602" calcext:value-type="float">
            <text:p>54,8602</text:p>
          </table:table-cell>
          <table:table-cell office:value-type="float" office:value="64.7778" calcext:value-type="float">
            <text:p>64,7778</text:p>
          </table:table-cell>
          <table:table-cell office:value-type="float" office:value="54.1545" calcext:value-type="float">
            <text:p>54,1545</text:p>
          </table:table-cell>
          <table:table-cell office:value-type="float" office:value="324.983" calcext:value-type="float">
            <text:p>324,983</text:p>
          </table:table-cell>
          <table:table-cell office:value-type="float" office:value="327.86" calcext:value-type="float">
            <text:p>327,86</text:p>
          </table:table-cell>
          <table:table-cell office:value-type="float" office:value="337.778" calcext:value-type="float">
            <text:p>337,778</text:p>
          </table:table-cell>
          <table:table-cell office:value-type="float" office:value="327.155" calcext:value-type="float">
            <text:p>327,155</text:p>
          </table:table-cell>
        </table:table-row>
        <table:table-row table:style-name="ro1">
          <table:table-cell office:value-type="string" calcext:value-type="string">
            <text:p>heatind packet: 13, step:1</text:p>
          </table:table-cell>
          <table:table-cell office:value-type="float" office:value="51.6545" calcext:value-type="float">
            <text:p>51,6545</text:p>
          </table:table-cell>
          <table:table-cell office:value-type="float" office:value="60.5507" calcext:value-type="float">
            <text:p>60,5507</text:p>
          </table:table-cell>
          <table:table-cell office:value-type="float" office:value="64.4618" calcext:value-type="float">
            <text:p>64,4618</text:p>
          </table:table-cell>
          <table:table-cell office:value-type="float" office:value="54.8746" calcext:value-type="float">
            <text:p>54,8746</text:p>
          </table:table-cell>
          <table:table-cell office:value-type="float" office:value="324.654" calcext:value-type="float">
            <text:p>324,654</text:p>
          </table:table-cell>
          <table:table-cell office:value-type="float" office:value="333.551" calcext:value-type="float">
            <text:p>333,551</text:p>
          </table:table-cell>
          <table:table-cell office:value-type="float" office:value="337.462" calcext:value-type="float">
            <text:p>337,462</text:p>
          </table:table-cell>
          <table:table-cell office:value-type="float" office:value="327.875" calcext:value-type="float">
            <text:p>327,875</text:p>
          </table:table-cell>
        </table:table-row>
        <table:table-row table:style-name="ro1">
          <table:table-cell office:value-type="string" calcext:value-type="string">
            <text:p>heatind packet: 13, step:2</text:p>
          </table:table-cell>
          <table:table-cell office:value-type="float" office:value="52.6683" calcext:value-type="float">
            <text:p>52,6683</text:p>
          </table:table-cell>
          <table:table-cell office:value-type="float" office:value="62.4996" calcext:value-type="float">
            <text:p>62,4996</text:p>
          </table:table-cell>
          <table:table-cell office:value-type="float" office:value="64.1927" calcext:value-type="float">
            <text:p>64,1927</text:p>
          </table:table-cell>
          <table:table-cell office:value-type="float" office:value="56.2687" calcext:value-type="float">
            <text:p>56,2687</text:p>
          </table:table-cell>
          <table:table-cell office:value-type="float" office:value="325.668" calcext:value-type="float">
            <text:p>325,668</text:p>
          </table:table-cell>
          <table:table-cell office:value-type="float" office:value="335.5" calcext:value-type="float">
            <text:p>335,5</text:p>
          </table:table-cell>
          <table:table-cell office:value-type="float" office:value="337.193" calcext:value-type="float">
            <text:p>337,193</text:p>
          </table:table-cell>
          <table:table-cell office:value-type="float" office:value="329.269" calcext:value-type="float">
            <text:p>329,269</text:p>
          </table:table-cell>
        </table:table-row>
        <table:table-row table:style-name="ro1">
          <table:table-cell office:value-type="string" calcext:value-type="string">
            <text:p>heatind packet: 13, step:3</text:p>
          </table:table-cell>
          <table:table-cell office:value-type="float" office:value="53.9071" calcext:value-type="float">
            <text:p>53,9071</text:p>
          </table:table-cell>
          <table:table-cell office:value-type="float" office:value="63.9677" calcext:value-type="float">
            <text:p>63,9677</text:p>
          </table:table-cell>
          <table:table-cell office:value-type="float" office:value="63.973" calcext:value-type="float">
            <text:p>63,973</text:p>
          </table:table-cell>
          <table:table-cell office:value-type="float" office:value="57.6186" calcext:value-type="float">
            <text:p>57,6186</text:p>
          </table:table-cell>
          <table:table-cell office:value-type="float" office:value="326.907" calcext:value-type="float">
            <text:p>326,907</text:p>
          </table:table-cell>
          <table:table-cell office:value-type="float" office:value="336.968" calcext:value-type="float">
            <text:p>336,968</text:p>
          </table:table-cell>
          <table:table-cell office:value-type="float" office:value="336.973" calcext:value-type="float">
            <text:p>336,973</text:p>
          </table:table-cell>
          <table:table-cell office:value-type="float" office:value="330.619" calcext:value-type="float">
            <text:p>330,619</text:p>
          </table:table-cell>
        </table:table-row>
        <table:table-row table:style-name="ro1">
          <table:table-cell office:value-type="string" calcext:value-type="string">
            <text:p>heatind packet: 13, step:4</text:p>
          </table:table-cell>
          <table:table-cell office:value-type="float" office:value="55.1308" calcext:value-type="float">
            <text:p>55,1308</text:p>
          </table:table-cell>
          <table:table-cell office:value-type="float" office:value="65.3187" calcext:value-type="float">
            <text:p>65,3187</text:p>
          </table:table-cell>
          <table:table-cell office:value-type="float" office:value="63.7998" calcext:value-type="float">
            <text:p>63,7998</text:p>
          </table:table-cell>
          <table:table-cell office:value-type="float" office:value="58.9098" calcext:value-type="float">
            <text:p>58,9098</text:p>
          </table:table-cell>
          <table:table-cell office:value-type="float" office:value="328.131" calcext:value-type="float">
            <text:p>328,131</text:p>
          </table:table-cell>
          <table:table-cell office:value-type="float" office:value="338.319" calcext:value-type="float">
            <text:p>338,319</text:p>
          </table:table-cell>
          <table:table-cell office:value-type="float" office:value="336.8" calcext:value-type="float">
            <text:p>336,8</text:p>
          </table:table-cell>
          <table:table-cell office:value-type="float" office:value="331.91" calcext:value-type="float">
            <text:p>331,91</text:p>
          </table:table-cell>
        </table:table-row>
        <table:table-row table:style-name="ro1">
          <table:table-cell office:value-type="string" calcext:value-type="string">
            <text:p>heatind packet: 13, step:5</text:p>
          </table:table-cell>
          <table:table-cell office:value-type="float" office:value="56.3062" calcext:value-type="float">
            <text:p>56,3062</text:p>
          </table:table-cell>
          <table:table-cell office:value-type="float" office:value="66.6032" calcext:value-type="float">
            <text:p>66,6032</text:p>
          </table:table-cell>
          <table:table-cell office:value-type="float" office:value="63.67" calcext:value-type="float">
            <text:p>63,67</text:p>
          </table:table-cell>
          <table:table-cell office:value-type="float" office:value="60.1447" calcext:value-type="float">
            <text:p>60,1447</text:p>
          </table:table-cell>
          <table:table-cell office:value-type="float" office:value="329.306" calcext:value-type="float">
            <text:p>329,306</text:p>
          </table:table-cell>
          <table:table-cell office:value-type="float" office:value="339.603" calcext:value-type="float">
            <text:p>339,603</text:p>
          </table:table-cell>
          <table:table-cell office:value-type="float" office:value="336.67" calcext:value-type="float">
            <text:p>336,67</text:p>
          </table:table-cell>
          <table:table-cell office:value-type="float" office:value="333.145" calcext:value-type="float">
            <text:p>333,145</text:p>
          </table:table-cell>
        </table:table-row>
        <table:table-row table:style-name="ro1">
          <table:table-cell office:value-type="string" calcext:value-type="string">
            <text:p>heatind packet: 13, step:6</text:p>
          </table:table-cell>
          <table:table-cell office:value-type="float" office:value="57.4309" calcext:value-type="float">
            <text:p>57,4309</text:p>
          </table:table-cell>
          <table:table-cell office:value-type="float" office:value="67.8305" calcext:value-type="float">
            <text:p>67,8305</text:p>
          </table:table-cell>
          <table:table-cell office:value-type="float" office:value="63.5807" calcext:value-type="float">
            <text:p>63,5807</text:p>
          </table:table-cell>
          <table:table-cell office:value-type="float" office:value="61.3259" calcext:value-type="float">
            <text:p>61,3259</text:p>
          </table:table-cell>
          <table:table-cell office:value-type="float" office:value="330.431" calcext:value-type="float">
            <text:p>330,431</text:p>
          </table:table-cell>
          <table:table-cell office:value-type="float" office:value="340.831" calcext:value-type="float">
            <text:p>340,831</text:p>
          </table:table-cell>
          <table:table-cell office:value-type="float" office:value="336.581" calcext:value-type="float">
            <text:p>336,581</text:p>
          </table:table-cell>
          <table:table-cell office:value-type="float" office:value="334.326" calcext:value-type="float">
            <text:p>334,326</text:p>
          </table:table-cell>
        </table:table-row>
        <table:table-row table:style-name="ro1">
          <table:table-cell office:value-type="string" calcext:value-type="string">
            <text:p>heatind packet: 13, step:7</text:p>
          </table:table-cell>
          <table:table-cell office:value-type="float" office:value="58.5066" calcext:value-type="float">
            <text:p>58,5066</text:p>
          </table:table-cell>
          <table:table-cell office:value-type="float" office:value="69.0042" calcext:value-type="float">
            <text:p>69,0042</text:p>
          </table:table-cell>
          <table:table-cell office:value-type="float" office:value="63.5293" calcext:value-type="float">
            <text:p>63,5293</text:p>
          </table:table-cell>
          <table:table-cell office:value-type="float" office:value="62.4558" calcext:value-type="float">
            <text:p>62,4558</text:p>
          </table:table-cell>
          <table:table-cell office:value-type="float" office:value="331.507" calcext:value-type="float">
            <text:p>331,507</text:p>
          </table:table-cell>
          <table:table-cell office:value-type="float" office:value="342.004" calcext:value-type="float">
            <text:p>342,004</text:p>
          </table:table-cell>
          <table:table-cell office:value-type="float" office:value="336.529" calcext:value-type="float">
            <text:p>336,529</text:p>
          </table:table-cell>
          <table:table-cell office:value-type="float" office:value="335.456" calcext:value-type="float">
            <text:p>335,456</text:p>
          </table:table-cell>
        </table:table-row>
        <table:table-row table:style-name="ro1">
          <table:table-cell office:value-type="string" calcext:value-type="string">
            <text:p>heatind packet: 13, step:8</text:p>
          </table:table-cell>
          <table:table-cell office:value-type="float" office:value="59.5355" calcext:value-type="float">
            <text:p>59,5355</text:p>
          </table:table-cell>
          <table:table-cell office:value-type="float" office:value="70.127" calcext:value-type="float">
            <text:p>70,127</text:p>
          </table:table-cell>
          <table:table-cell office:value-type="float" office:value="63.5132" calcext:value-type="float">
            <text:p>63,5132</text:p>
          </table:table-cell>
          <table:table-cell office:value-type="float" office:value="63.5369" calcext:value-type="float">
            <text:p>63,5369</text:p>
          </table:table-cell>
          <table:table-cell office:value-type="float" office:value="332.535" calcext:value-type="float">
            <text:p>332,535</text:p>
          </table:table-cell>
          <table:table-cell office:value-type="float" office:value="343.127" calcext:value-type="float">
            <text:p>343,127</text:p>
          </table:table-cell>
          <table:table-cell office:value-type="float" office:value="336.513" calcext:value-type="float">
            <text:p>336,513</text:p>
          </table:table-cell>
          <table:table-cell office:value-type="float" office:value="336.537" calcext:value-type="float">
            <text:p>336,537</text:p>
          </table:table-cell>
        </table:table-row>
        <table:table-row table:style-name="ro1">
          <table:table-cell office:value-type="string" calcext:value-type="string">
            <text:p>heatind packet: 13, step:9</text:p>
          </table:table-cell>
          <table:table-cell office:value-type="float" office:value="60.5198" calcext:value-type="float">
            <text:p>60,5198</text:p>
          </table:table-cell>
          <table:table-cell office:value-type="float" office:value="71.2013" calcext:value-type="float">
            <text:p>71,2013</text:p>
          </table:table-cell>
          <table:table-cell office:value-type="float" office:value="63.53" calcext:value-type="float">
            <text:p>63,53</text:p>
          </table:table-cell>
          <table:table-cell office:value-type="float" office:value="64.5715" calcext:value-type="float">
            <text:p>64,5715</text:p>
          </table:table-cell>
          <table:table-cell office:value-type="float" office:value="333.52" calcext:value-type="float">
            <text:p>333,52</text:p>
          </table:table-cell>
          <table:table-cell office:value-type="float" office:value="344.201" calcext:value-type="float">
            <text:p>344,201</text:p>
          </table:table-cell>
          <table:table-cell office:value-type="float" office:value="336.53" calcext:value-type="float">
            <text:p>336,53</text:p>
          </table:table-cell>
          <table:table-cell office:value-type="float" office:value="337.571" calcext:value-type="float">
            <text:p>337,571</text:p>
          </table:table-cell>
        </table:table-row>
        <table:table-row table:style-name="ro1">
          <table:table-cell office:value-type="string" calcext:value-type="string">
            <text:p>heatind packet: 13, step:10</text:p>
          </table:table-cell>
          <table:table-cell office:value-type="float" office:value="61.4617" calcext:value-type="float">
            <text:p>61,4617</text:p>
          </table:table-cell>
          <table:table-cell office:value-type="float" office:value="72.2293" calcext:value-type="float">
            <text:p>72,2293</text:p>
          </table:table-cell>
          <table:table-cell office:value-type="float" office:value="63.5773" calcext:value-type="float">
            <text:p>63,5773</text:p>
          </table:table-cell>
          <table:table-cell office:value-type="float" office:value="65.5617" calcext:value-type="float">
            <text:p>65,5617</text:p>
          </table:table-cell>
          <table:table-cell office:value-type="float" office:value="334.462" calcext:value-type="float">
            <text:p>334,462</text:p>
          </table:table-cell>
          <table:table-cell office:value-type="float" office:value="345.229" calcext:value-type="float">
            <text:p>345,229</text:p>
          </table:table-cell>
          <table:table-cell office:value-type="float" office:value="336.577" calcext:value-type="float">
            <text:p>336,577</text:p>
          </table:table-cell>
          <table:table-cell office:value-type="float" office:value="338.562" calcext:value-type="float">
            <text:p>338,562</text:p>
          </table:table-cell>
        </table:table-row>
        <table:table-row table:style-name="ro1">
          <table:table-cell office:value-type="string" calcext:value-type="string">
            <text:p>heatind packet: 13, step:11</text:p>
          </table:table-cell>
          <table:table-cell office:value-type="float" office:value="62.3632" calcext:value-type="float">
            <text:p>62,3632</text:p>
          </table:table-cell>
          <table:table-cell office:value-type="float" office:value="73.2133" calcext:value-type="float">
            <text:p>73,2133</text:p>
          </table:table-cell>
          <table:table-cell office:value-type="float" office:value="63.653" calcext:value-type="float">
            <text:p>63,653</text:p>
          </table:table-cell>
          <table:table-cell office:value-type="float" office:value="66.5098" calcext:value-type="float">
            <text:p>66,5098</text:p>
          </table:table-cell>
          <table:table-cell office:value-type="float" office:value="335.363" calcext:value-type="float">
            <text:p>335,363</text:p>
          </table:table-cell>
          <table:table-cell office:value-type="float" office:value="346.213" calcext:value-type="float">
            <text:p>346,213</text:p>
          </table:table-cell>
          <table:table-cell office:value-type="float" office:value="336.653" calcext:value-type="float">
            <text:p>336,653</text:p>
          </table:table-cell>
          <table:table-cell office:value-type="float" office:value="339.51" calcext:value-type="float">
            <text:p>339,51</text:p>
          </table:table-cell>
        </table:table-row>
        <table:table-row table:style-name="ro1">
          <table:table-cell office:value-type="string" calcext:value-type="string">
            <text:p>heatind packet: 13, step:12</text:p>
          </table:table-cell>
          <table:table-cell office:value-type="float" office:value="63.2262" calcext:value-type="float">
            <text:p>63,2262</text:p>
          </table:table-cell>
          <table:table-cell office:value-type="float" office:value="74.1554" calcext:value-type="float">
            <text:p>74,1554</text:p>
          </table:table-cell>
          <table:table-cell office:value-type="float" office:value="63.7549" calcext:value-type="float">
            <text:p>63,7549</text:p>
          </table:table-cell>
          <table:table-cell office:value-type="float" office:value="67.4177" calcext:value-type="float">
            <text:p>67,4177</text:p>
          </table:table-cell>
          <table:table-cell office:value-type="float" office:value="336.226" calcext:value-type="float">
            <text:p>336,226</text:p>
          </table:table-cell>
          <table:table-cell office:value-type="float" office:value="347.155" calcext:value-type="float">
            <text:p>347,155</text:p>
          </table:table-cell>
          <table:table-cell office:value-type="float" office:value="336.755" calcext:value-type="float">
            <text:p>336,755</text:p>
          </table:table-cell>
          <table:table-cell office:value-type="float" office:value="340.418" calcext:value-type="float">
            <text:p>340,418</text:p>
          </table:table-cell>
        </table:table-row>
        <table:table-row table:style-name="ro1">
          <table:table-cell office:value-type="string" calcext:value-type="string">
            <text:p>heatind packet: 13, step:13</text:p>
          </table:table-cell>
          <table:table-cell office:value-type="float" office:value="64.0526" calcext:value-type="float">
            <text:p>64,0526</text:p>
          </table:table-cell>
          <table:table-cell office:value-type="float" office:value="75.0576" calcext:value-type="float">
            <text:p>75,0576</text:p>
          </table:table-cell>
          <table:table-cell office:value-type="float" office:value="63.8812" calcext:value-type="float">
            <text:p>63,8812</text:p>
          </table:table-cell>
          <table:table-cell office:value-type="float" office:value="68.2874" calcext:value-type="float">
            <text:p>68,2874</text:p>
          </table:table-cell>
          <table:table-cell office:value-type="float" office:value="337.053" calcext:value-type="float">
            <text:p>337,053</text:p>
          </table:table-cell>
          <table:table-cell office:value-type="float" office:value="348.058" calcext:value-type="float">
            <text:p>348,058</text:p>
          </table:table-cell>
          <table:table-cell office:value-type="float" office:value="336.881" calcext:value-type="float">
            <text:p>336,881</text:p>
          </table:table-cell>
          <table:table-cell office:value-type="float" office:value="341.287" calcext:value-type="float">
            <text:p>341,287</text:p>
          </table:table-cell>
        </table:table-row>
        <table:table-row table:style-name="ro1">
          <table:table-cell office:value-type="string" calcext:value-type="string">
            <text:p>heatind packet: 13, step:14</text:p>
          </table:table-cell>
          <table:table-cell office:value-type="float" office:value="64.8441" calcext:value-type="float">
            <text:p>64,8441</text:p>
          </table:table-cell>
          <table:table-cell office:value-type="float" office:value="75.9218" calcext:value-type="float">
            <text:p>75,9218</text:p>
          </table:table-cell>
          <table:table-cell office:value-type="float" office:value="64.0299" calcext:value-type="float">
            <text:p>64,0299</text:p>
          </table:table-cell>
          <table:table-cell office:value-type="float" office:value="69.1206" calcext:value-type="float">
            <text:p>69,1206</text:p>
          </table:table-cell>
          <table:table-cell office:value-type="float" office:value="337.844" calcext:value-type="float">
            <text:p>337,844</text:p>
          </table:table-cell>
          <table:table-cell office:value-type="float" office:value="348.922" calcext:value-type="float">
            <text:p>348,922</text:p>
          </table:table-cell>
          <table:table-cell office:value-type="float" office:value="337.03" calcext:value-type="float">
            <text:p>337,03</text:p>
          </table:table-cell>
          <table:table-cell office:value-type="float" office:value="342.121" calcext:value-type="float">
            <text:p>342,121</text:p>
          </table:table-cell>
        </table:table-row>
        <table:table-row table:style-name="ro1">
          <table:table-cell office:value-type="string" calcext:value-type="string">
            <text:p>heatind packet: 13, step:15</text:p>
          </table:table-cell>
          <table:table-cell office:value-type="float" office:value="65.6025" calcext:value-type="float">
            <text:p>65,6025</text:p>
          </table:table-cell>
          <table:table-cell office:value-type="float" office:value="76.7499" calcext:value-type="float">
            <text:p>76,7499</text:p>
          </table:table-cell>
          <table:table-cell office:value-type="float" office:value="64.1994" calcext:value-type="float">
            <text:p>64,1994</text:p>
          </table:table-cell>
          <table:table-cell office:value-type="float" office:value="69.9192" calcext:value-type="float">
            <text:p>69,9192</text:p>
          </table:table-cell>
          <table:table-cell office:value-type="float" office:value="338.602" calcext:value-type="float">
            <text:p>338,602</text:p>
          </table:table-cell>
          <table:table-cell office:value-type="float" office:value="349.75" calcext:value-type="float">
            <text:p>349,75</text:p>
          </table:table-cell>
          <table:table-cell office:value-type="float" office:value="337.199" calcext:value-type="float">
            <text:p>337,199</text:p>
          </table:table-cell>
          <table:table-cell office:value-type="float" office:value="342.919" calcext:value-type="float">
            <text:p>342,919</text:p>
          </table:table-cell>
        </table:table-row>
        <table:table-row table:style-name="ro1">
          <table:table-cell office:value-type="string" calcext:value-type="string">
            <text:p>heatind packet: 13, step:16</text:p>
          </table:table-cell>
          <table:table-cell office:value-type="float" office:value="66.3293" calcext:value-type="float">
            <text:p>66,3293</text:p>
          </table:table-cell>
          <table:table-cell office:value-type="float" office:value="77.5436" calcext:value-type="float">
            <text:p>77,5436</text:p>
          </table:table-cell>
          <table:table-cell office:value-type="float" office:value="64.3879" calcext:value-type="float">
            <text:p>64,3879</text:p>
          </table:table-cell>
          <table:table-cell office:value-type="float" office:value="70.6848" calcext:value-type="float">
            <text:p>70,6848</text:p>
          </table:table-cell>
          <table:table-cell office:value-type="float" office:value="339.329" calcext:value-type="float">
            <text:p>339,329</text:p>
          </table:table-cell>
          <table:table-cell office:value-type="float" office:value="350.544" calcext:value-type="float">
            <text:p>350,544</text:p>
          </table:table-cell>
          <table:table-cell office:value-type="float" office:value="337.388" calcext:value-type="float">
            <text:p>337,388</text:p>
          </table:table-cell>
          <table:table-cell office:value-type="float" office:value="343.685" calcext:value-type="float">
            <text:p>343,685</text:p>
          </table:table-cell>
        </table:table-row>
        <table:table-row table:style-name="ro1">
          <table:table-cell office:value-type="string" calcext:value-type="string">
            <text:p>heatind packet: 13, step:17</text:p>
          </table:table-cell>
          <table:table-cell office:value-type="float" office:value="67.0261" calcext:value-type="float">
            <text:p>67,0261</text:p>
          </table:table-cell>
          <table:table-cell office:value-type="float" office:value="78.3046" calcext:value-type="float">
            <text:p>78,3046</text:p>
          </table:table-cell>
          <table:table-cell office:value-type="float" office:value="64.594" calcext:value-type="float">
            <text:p>64,594</text:p>
          </table:table-cell>
          <table:table-cell office:value-type="float" office:value="71.419" calcext:value-type="float">
            <text:p>71,419</text:p>
          </table:table-cell>
          <table:table-cell office:value-type="float" office:value="340.026" calcext:value-type="float">
            <text:p>340,026</text:p>
          </table:table-cell>
          <table:table-cell office:value-type="float" office:value="351.305" calcext:value-type="float">
            <text:p>351,305</text:p>
          </table:table-cell>
          <table:table-cell office:value-type="float" office:value="337.594" calcext:value-type="float">
            <text:p>337,594</text:p>
          </table:table-cell>
          <table:table-cell office:value-type="float" office:value="344.419" calcext:value-type="float">
            <text:p>344,419</text:p>
          </table:table-cell>
        </table:table-row>
        <table:table-row table:style-name="ro1">
          <table:table-cell office:value-type="string" calcext:value-type="string">
            <text:p>heatind packet: 13, step:18</text:p>
          </table:table-cell>
          <table:table-cell office:value-type="float" office:value="67.6943" calcext:value-type="float">
            <text:p>67,6943</text:p>
          </table:table-cell>
          <table:table-cell office:value-type="float" office:value="79.0344" calcext:value-type="float">
            <text:p>79,0344</text:p>
          </table:table-cell>
          <table:table-cell office:value-type="float" office:value="64.8161" calcext:value-type="float">
            <text:p>64,8161</text:p>
          </table:table-cell>
          <table:table-cell office:value-type="float" office:value="72.1232" calcext:value-type="float">
            <text:p>72,1232</text:p>
          </table:table-cell>
          <table:table-cell office:value-type="float" office:value="340.694" calcext:value-type="float">
            <text:p>340,694</text:p>
          </table:table-cell>
          <table:table-cell office:value-type="float" office:value="352.034" calcext:value-type="float">
            <text:p>352,034</text:p>
          </table:table-cell>
          <table:table-cell office:value-type="float" office:value="337.816" calcext:value-type="float">
            <text:p>337,816</text:p>
          </table:table-cell>
          <table:table-cell office:value-type="float" office:value="345.123" calcext:value-type="float">
            <text:p>345,123</text:p>
          </table:table-cell>
        </table:table-row>
        <table:table-row table:style-name="ro1">
          <table:table-cell office:value-type="string" calcext:value-type="string">
            <text:p>heatind packet: 13, step:19</text:p>
          </table:table-cell>
          <table:table-cell office:value-type="float" office:value="68.3353" calcext:value-type="float">
            <text:p>68,3353</text:p>
          </table:table-cell>
          <table:table-cell office:value-type="float" office:value="79.7346" calcext:value-type="float">
            <text:p>79,7346</text:p>
          </table:table-cell>
          <table:table-cell office:value-type="float" office:value="65.0529" calcext:value-type="float">
            <text:p>65,0529</text:p>
          </table:table-cell>
          <table:table-cell office:value-type="float" office:value="72.7991" calcext:value-type="float">
            <text:p>72,7991</text:p>
          </table:table-cell>
          <table:table-cell office:value-type="float" office:value="341.335" calcext:value-type="float">
            <text:p>341,335</text:p>
          </table:table-cell>
          <table:table-cell office:value-type="float" office:value="352.735" calcext:value-type="float">
            <text:p>352,735</text:p>
          </table:table-cell>
          <table:table-cell office:value-type="float" office:value="338.053" calcext:value-type="float">
            <text:p>338,053</text:p>
          </table:table-cell>
          <table:table-cell office:value-type="float" office:value="345.799" calcext:value-type="float">
            <text:p>345,799</text:p>
          </table:table-cell>
        </table:table-row>
        <table:table-row table:style-name="ro1">
          <table:table-cell office:value-type="string" calcext:value-type="string">
            <text:p>heatind packet: 13, step:20</text:p>
          </table:table-cell>
          <table:table-cell office:value-type="float" office:value="68.9505" calcext:value-type="float">
            <text:p>68,9505</text:p>
          </table:table-cell>
          <table:table-cell office:value-type="float" office:value="80.4066" calcext:value-type="float">
            <text:p>80,4066</text:p>
          </table:table-cell>
          <table:table-cell office:value-type="float" office:value="65.303" calcext:value-type="float">
            <text:p>65,303</text:p>
          </table:table-cell>
          <table:table-cell office:value-type="float" office:value="73.4479" calcext:value-type="float">
            <text:p>73,4479</text:p>
          </table:table-cell>
          <table:table-cell office:value-type="float" office:value="341.951" calcext:value-type="float">
            <text:p>341,951</text:p>
          </table:table-cell>
          <table:table-cell office:value-type="float" office:value="353.407" calcext:value-type="float">
            <text:p>353,407</text:p>
          </table:table-cell>
          <table:table-cell office:value-type="float" office:value="338.303" calcext:value-type="float">
            <text:p>338,303</text:p>
          </table:table-cell>
          <table:table-cell office:value-type="float" office:value="346.448" calcext:value-type="float">
            <text:p>346,448</text:p>
          </table:table-cell>
        </table:table-row>
        <table:table-row table:style-name="ro1">
          <table:table-cell office:value-type="string" calcext:value-type="string">
            <text:p>heatind packet: 13, step:21</text:p>
          </table:table-cell>
          <table:table-cell office:value-type="float" office:value="69.5411" calcext:value-type="float">
            <text:p>69,5411</text:p>
          </table:table-cell>
          <table:table-cell office:value-type="float" office:value="81.0517" calcext:value-type="float">
            <text:p>81,0517</text:p>
          </table:table-cell>
          <table:table-cell office:value-type="float" office:value="65.5653" calcext:value-type="float">
            <text:p>65,5653</text:p>
          </table:table-cell>
          <table:table-cell office:value-type="float" office:value="74.0709" calcext:value-type="float">
            <text:p>74,0709</text:p>
          </table:table-cell>
          <table:table-cell office:value-type="float" office:value="342.541" calcext:value-type="float">
            <text:p>342,541</text:p>
          </table:table-cell>
          <table:table-cell office:value-type="float" office:value="354.052" calcext:value-type="float">
            <text:p>354,052</text:p>
          </table:table-cell>
          <table:table-cell office:value-type="float" office:value="338.565" calcext:value-type="float">
            <text:p>338,565</text:p>
          </table:table-cell>
          <table:table-cell office:value-type="float" office:value="347.071" calcext:value-type="float">
            <text:p>347,071</text:p>
          </table:table-cell>
        </table:table-row>
        <table:table-row table:style-name="ro1">
          <table:table-cell office:value-type="string" calcext:value-type="string">
            <text:p>cooling packet: 13, step:1</text:p>
          </table:table-cell>
          <table:table-cell office:value-type="float" office:value="69.0364" calcext:value-type="float">
            <text:p>69,0364</text:p>
          </table:table-cell>
          <table:table-cell office:value-type="float" office:value="74.1325" calcext:value-type="float">
            <text:p>74,1325</text:p>
          </table:table-cell>
          <table:table-cell office:value-type="float" office:value="65.8091" calcext:value-type="float">
            <text:p>65,8091</text:p>
          </table:table-cell>
          <table:table-cell office:value-type="float" office:value="72.4087" calcext:value-type="float">
            <text:p>72,4087</text:p>
          </table:table-cell>
          <table:table-cell office:value-type="float" office:value="342.036" calcext:value-type="float">
            <text:p>342,036</text:p>
          </table:table-cell>
          <table:table-cell office:value-type="float" office:value="347.133" calcext:value-type="float">
            <text:p>347,133</text:p>
          </table:table-cell>
          <table:table-cell office:value-type="float" office:value="338.809" calcext:value-type="float">
            <text:p>338,809</text:p>
          </table:table-cell>
          <table:table-cell office:value-type="float" office:value="345.409" calcext:value-type="float">
            <text:p>345,409</text:p>
          </table:table-cell>
        </table:table-row>
        <table:table-row table:style-name="ro1">
          <table:table-cell office:value-type="string" calcext:value-type="string">
            <text:p>cooling packet: 13, step:2</text:p>
          </table:table-cell>
          <table:table-cell office:value-type="float" office:value="67.1605" calcext:value-type="float">
            <text:p>67,1605</text:p>
          </table:table-cell>
          <table:table-cell office:value-type="float" office:value="71.2992" calcext:value-type="float">
            <text:p>71,2992</text:p>
          </table:table-cell>
          <table:table-cell office:value-type="float" office:value="65.9773" calcext:value-type="float">
            <text:p>65,9773</text:p>
          </table:table-cell>
          <table:table-cell office:value-type="float" office:value="70.1168" calcext:value-type="float">
            <text:p>70,1168</text:p>
          </table:table-cell>
          <table:table-cell office:value-type="float" office:value="340.161" calcext:value-type="float">
            <text:p>340,161</text:p>
          </table:table-cell>
          <table:table-cell office:value-type="float" office:value="344.299" calcext:value-type="float">
            <text:p>344,299</text:p>
          </table:table-cell>
          <table:table-cell office:value-type="float" office:value="338.977" calcext:value-type="float">
            <text:p>338,977</text:p>
          </table:table-cell>
          <table:table-cell office:value-type="float" office:value="343.117" calcext:value-type="float">
            <text:p>343,117</text:p>
          </table:table-cell>
        </table:table-row>
        <table:table-row table:style-name="ro1">
          <table:table-cell office:value-type="string" calcext:value-type="string">
            <text:p>cooling packet: 13, step:3</text:p>
          </table:table-cell>
          <table:table-cell office:value-type="float" office:value="65.1261" calcext:value-type="float">
            <text:p>65,1261</text:p>
          </table:table-cell>
          <table:table-cell office:value-type="float" office:value="69.0048" calcext:value-type="float">
            <text:p>69,0048</text:p>
          </table:table-cell>
          <table:table-cell office:value-type="float" office:value="66.0709" calcext:value-type="float">
            <text:p>66,0709</text:p>
          </table:table-cell>
          <table:table-cell office:value-type="float" office:value="67.9385" calcext:value-type="float">
            <text:p>67,9385</text:p>
          </table:table-cell>
          <table:table-cell office:value-type="float" office:value="338.126" calcext:value-type="float">
            <text:p>338,126</text:p>
          </table:table-cell>
          <table:table-cell office:value-type="float" office:value="342.005" calcext:value-type="float">
            <text:p>342,005</text:p>
          </table:table-cell>
          <table:table-cell office:value-type="float" office:value="339.071" calcext:value-type="float">
            <text:p>339,071</text:p>
          </table:table-cell>
          <table:table-cell office:value-type="float" office:value="340.939" calcext:value-type="float">
            <text:p>340,939</text:p>
          </table:table-cell>
        </table:table-row>
        <table:table-row table:style-name="ro1">
          <table:table-cell office:value-type="string" calcext:value-type="string">
            <text:p>cooling packet: 13, step:4</text:p>
          </table:table-cell>
          <table:table-cell office:value-type="float" office:value="63.1665" calcext:value-type="float">
            <text:p>63,1665</text:p>
          </table:table-cell>
          <table:table-cell office:value-type="float" office:value="66.8829" calcext:value-type="float">
            <text:p>66,8829</text:p>
          </table:table-cell>
          <table:table-cell office:value-type="float" office:value="66.0962" calcext:value-type="float">
            <text:p>66,0962</text:p>
          </table:table-cell>
          <table:table-cell office:value-type="float" office:value="65.8787" calcext:value-type="float">
            <text:p>65,8787</text:p>
          </table:table-cell>
          <table:table-cell office:value-type="float" office:value="336.166" calcext:value-type="float">
            <text:p>336,166</text:p>
          </table:table-cell>
          <table:table-cell office:value-type="float" office:value="339.883" calcext:value-type="float">
            <text:p>339,883</text:p>
          </table:table-cell>
          <table:table-cell office:value-type="float" office:value="339.096" calcext:value-type="float">
            <text:p>339,096</text:p>
          </table:table-cell>
          <table:table-cell office:value-type="float" office:value="338.879" calcext:value-type="float">
            <text:p>338,879</text:p>
          </table:table-cell>
        </table:table-row>
        <table:table-row table:style-name="ro1">
          <table:table-cell office:value-type="string" calcext:value-type="string">
            <text:p>cooling packet: 13, step:5</text:p>
          </table:table-cell>
          <table:table-cell office:value-type="float" office:value="61.307" calcext:value-type="float">
            <text:p>61,307</text:p>
          </table:table-cell>
          <table:table-cell office:value-type="float" office:value="64.8812" calcext:value-type="float">
            <text:p>64,8812</text:p>
          </table:table-cell>
          <table:table-cell office:value-type="float" office:value="66.0592" calcext:value-type="float">
            <text:p>66,0592</text:p>
          </table:table-cell>
          <table:table-cell office:value-type="float" office:value="63.929" calcext:value-type="float">
            <text:p>63,929</text:p>
          </table:table-cell>
          <table:table-cell office:value-type="float" office:value="334.307" calcext:value-type="float">
            <text:p>334,307</text:p>
          </table:table-cell>
          <table:table-cell office:value-type="float" office:value="337.881" calcext:value-type="float">
            <text:p>337,881</text:p>
          </table:table-cell>
          <table:table-cell office:value-type="float" office:value="339.059" calcext:value-type="float">
            <text:p>339,059</text:p>
          </table:table-cell>
          <table:table-cell office:value-type="float" office:value="336.929" calcext:value-type="float">
            <text:p>336,929</text:p>
          </table:table-cell>
        </table:table-row>
        <table:table-row table:style-name="ro1">
          <table:table-cell office:value-type="string" calcext:value-type="string">
            <text:p>cooling packet: 13, step:6</text:p>
          </table:table-cell>
          <table:table-cell office:value-type="float" office:value="59.545" calcext:value-type="float">
            <text:p>59,545</text:p>
          </table:table-cell>
          <table:table-cell office:value-type="float" office:value="62.9864" calcext:value-type="float">
            <text:p>62,9864</text:p>
          </table:table-cell>
          <table:table-cell office:value-type="float" office:value="65.9654" calcext:value-type="float">
            <text:p>65,9654</text:p>
          </table:table-cell>
          <table:table-cell office:value-type="float" office:value="62.0821" calcext:value-type="float">
            <text:p>62,0821</text:p>
          </table:table-cell>
          <table:table-cell office:value-type="float" office:value="332.545" calcext:value-type="float">
            <text:p>332,545</text:p>
          </table:table-cell>
          <table:table-cell office:value-type="float" office:value="335.986" calcext:value-type="float">
            <text:p>335,986</text:p>
          </table:table-cell>
          <table:table-cell office:value-type="float" office:value="338.965" calcext:value-type="float">
            <text:p>338,965</text:p>
          </table:table-cell>
          <table:table-cell office:value-type="float" office:value="335.082" calcext:value-type="float">
            <text:p>335,082</text:p>
          </table:table-cell>
        </table:table-row>
        <table:table-row table:style-name="ro1">
          <table:table-cell office:value-type="string" calcext:value-type="string">
            <text:p>cooling packet: 13, step:7</text:p>
          </table:table-cell>
          <table:table-cell office:value-type="float" office:value="57.8744" calcext:value-type="float">
            <text:p>57,8744</text:p>
          </table:table-cell>
          <table:table-cell office:value-type="float" office:value="61.1905" calcext:value-type="float">
            <text:p>61,1905</text:p>
          </table:table-cell>
          <table:table-cell office:value-type="float" office:value="65.8199" calcext:value-type="float">
            <text:p>65,8199</text:p>
          </table:table-cell>
          <table:table-cell office:value-type="float" office:value="60.3311" calcext:value-type="float">
            <text:p>60,3311</text:p>
          </table:table-cell>
          <table:table-cell office:value-type="float" office:value="330.874" calcext:value-type="float">
            <text:p>330,874</text:p>
          </table:table-cell>
          <table:table-cell office:value-type="float" office:value="334.19" calcext:value-type="float">
            <text:p>334,19</text:p>
          </table:table-cell>
          <table:table-cell office:value-type="float" office:value="338.82" calcext:value-type="float">
            <text:p>338,82</text:p>
          </table:table-cell>
          <table:table-cell office:value-type="float" office:value="333.331" calcext:value-type="float">
            <text:p>333,331</text:p>
          </table:table-cell>
        </table:table-row>
        <table:table-row table:style-name="ro1">
          <table:table-cell office:value-type="string" calcext:value-type="string">
            <text:p>cooling packet: 13, step:8</text:p>
          </table:table-cell>
          <table:table-cell office:value-type="float" office:value="56.2894" calcext:value-type="float">
            <text:p>56,2894</text:p>
          </table:table-cell>
          <table:table-cell office:value-type="float" office:value="59.487" calcext:value-type="float">
            <text:p>59,487</text:p>
          </table:table-cell>
          <table:table-cell office:value-type="float" office:value="65.6272" calcext:value-type="float">
            <text:p>65,6272</text:p>
          </table:table-cell>
          <table:table-cell office:value-type="float" office:value="58.6697" calcext:value-type="float">
            <text:p>58,6697</text:p>
          </table:table-cell>
          <table:table-cell office:value-type="float" office:value="329.289" calcext:value-type="float">
            <text:p>329,289</text:p>
          </table:table-cell>
          <table:table-cell office:value-type="float" office:value="332.487" calcext:value-type="float">
            <text:p>332,487</text:p>
          </table:table-cell>
          <table:table-cell office:value-type="float" office:value="338.627" calcext:value-type="float">
            <text:p>338,627</text:p>
          </table:table-cell>
          <table:table-cell office:value-type="float" office:value="331.67" calcext:value-type="float">
            <text:p>331,67</text:p>
          </table:table-cell>
        </table:table-row>
        <table:table-row table:style-name="ro1">
          <table:table-cell office:value-type="string" calcext:value-type="string">
            <text:p>cooling packet: 13, step:9</text:p>
          </table:table-cell>
          <table:table-cell office:value-type="float" office:value="54.7844" calcext:value-type="float">
            <text:p>54,7844</text:p>
          </table:table-cell>
          <table:table-cell office:value-type="float" office:value="57.8698" calcext:value-type="float">
            <text:p>57,8698</text:p>
          </table:table-cell>
          <table:table-cell office:value-type="float" office:value="65.3915" calcext:value-type="float">
            <text:p>65,3915</text:p>
          </table:table-cell>
          <table:table-cell office:value-type="float" office:value="57.092" calcext:value-type="float">
            <text:p>57,092</text:p>
          </table:table-cell>
          <table:table-cell office:value-type="float" office:value="327.784" calcext:value-type="float">
            <text:p>327,784</text:p>
          </table:table-cell>
          <table:table-cell office:value-type="float" office:value="330.87" calcext:value-type="float">
            <text:p>330,87</text:p>
          </table:table-cell>
          <table:table-cell office:value-type="float" office:value="338.392" calcext:value-type="float">
            <text:p>338,392</text:p>
          </table:table-cell>
          <table:table-cell office:value-type="float" office:value="330.092" calcext:value-type="float">
            <text:p>330,092</text:p>
          </table:table-cell>
        </table:table-row>
        <table:table-row table:style-name="ro1">
          <table:table-cell office:value-type="string" calcext:value-type="string">
            <text:p>cooling packet: 13, step:10</text:p>
          </table:table-cell>
          <table:table-cell office:value-type="float" office:value="53.3543" calcext:value-type="float">
            <text:p>53,3543</text:p>
          </table:table-cell>
          <table:table-cell office:value-type="float" office:value="56.3334" calcext:value-type="float">
            <text:p>56,3334</text:p>
          </table:table-cell>
          <table:table-cell office:value-type="float" office:value="65.1169" calcext:value-type="float">
            <text:p>65,1169</text:p>
          </table:table-cell>
          <table:table-cell office:value-type="float" office:value="55.5928" calcext:value-type="float">
            <text:p>55,5928</text:p>
          </table:table-cell>
          <table:table-cell office:value-type="float" office:value="326.354" calcext:value-type="float">
            <text:p>326,354</text:p>
          </table:table-cell>
          <table:table-cell office:value-type="float" office:value="329.333" calcext:value-type="float">
            <text:p>329,333</text:p>
          </table:table-cell>
          <table:table-cell office:value-type="float" office:value="338.117" calcext:value-type="float">
            <text:p>338,117</text:p>
          </table:table-cell>
          <table:table-cell office:value-type="float" office:value="328.593" calcext:value-type="float">
            <text:p>328,593</text:p>
          </table:table-cell>
        </table:table-row>
        <table:table-row table:style-name="ro1">
          <table:table-cell office:value-type="string" calcext:value-type="string">
            <text:p>cooling packet: 13, step:11</text:p>
          </table:table-cell>
          <table:table-cell office:value-type="float" office:value="51.9944" calcext:value-type="float">
            <text:p>51,9944</text:p>
          </table:table-cell>
          <table:table-cell office:value-type="float" office:value="54.8727" calcext:value-type="float">
            <text:p>54,8727</text:p>
          </table:table-cell>
          <table:table-cell office:value-type="float" office:value="64.8069" calcext:value-type="float">
            <text:p>64,8069</text:p>
          </table:table-cell>
          <table:table-cell office:value-type="float" office:value="54.1669" calcext:value-type="float">
            <text:p>54,1669</text:p>
          </table:table-cell>
          <table:table-cell office:value-type="float" office:value="324.994" calcext:value-type="float">
            <text:p>324,994</text:p>
          </table:table-cell>
          <table:table-cell office:value-type="float" office:value="327.873" calcext:value-type="float">
            <text:p>327,873</text:p>
          </table:table-cell>
          <table:table-cell office:value-type="float" office:value="337.807" calcext:value-type="float">
            <text:p>337,807</text:p>
          </table:table-cell>
          <table:table-cell office:value-type="float" office:value="327.167" calcext:value-type="float">
            <text:p>327,167</text:p>
          </table:table-cell>
        </table:table-row>
        <table:table-row table:style-name="ro1">
          <table:table-cell office:value-type="string" calcext:value-type="string">
            <text:p>heatind packet: 14, step:1</text:p>
          </table:table-cell>
          <table:table-cell office:value-type="float" office:value="51.666" calcext:value-type="float">
            <text:p>51,666</text:p>
          </table:table-cell>
          <table:table-cell office:value-type="float" office:value="60.5632" calcext:value-type="float">
            <text:p>60,5632</text:p>
          </table:table-cell>
          <table:table-cell office:value-type="float" office:value="64.4904" calcext:value-type="float">
            <text:p>64,4904</text:p>
          </table:table-cell>
          <table:table-cell office:value-type="float" office:value="54.8868" calcext:value-type="float">
            <text:p>54,8868</text:p>
          </table:table-cell>
          <table:table-cell office:value-type="float" office:value="324.666" calcext:value-type="float">
            <text:p>324,666</text:p>
          </table:table-cell>
          <table:table-cell office:value-type="float" office:value="333.563" calcext:value-type="float">
            <text:p>333,563</text:p>
          </table:table-cell>
          <table:table-cell office:value-type="float" office:value="337.49" calcext:value-type="float">
            <text:p>337,49</text:p>
          </table:table-cell>
          <table:table-cell office:value-type="float" office:value="327.887" calcext:value-type="float">
            <text:p>327,887</text:p>
          </table:table-cell>
        </table:table-row>
        <table:table-row table:style-name="ro1">
          <table:table-cell office:value-type="string" calcext:value-type="string">
            <text:p>heatind packet: 14, step:2</text:p>
          </table:table-cell>
          <table:table-cell office:value-type="float" office:value="52.6797" calcext:value-type="float">
            <text:p>52,6797</text:p>
          </table:table-cell>
          <table:table-cell office:value-type="float" office:value="62.5119" calcext:value-type="float">
            <text:p>62,5119</text:p>
          </table:table-cell>
          <table:table-cell office:value-type="float" office:value="64.2208" calcext:value-type="float">
            <text:p>64,2208</text:p>
          </table:table-cell>
          <table:table-cell office:value-type="float" office:value="56.2808" calcext:value-type="float">
            <text:p>56,2808</text:p>
          </table:table-cell>
          <table:table-cell office:value-type="float" office:value="325.68" calcext:value-type="float">
            <text:p>325,68</text:p>
          </table:table-cell>
          <table:table-cell office:value-type="float" office:value="335.512" calcext:value-type="float">
            <text:p>335,512</text:p>
          </table:table-cell>
          <table:table-cell office:value-type="float" office:value="337.221" calcext:value-type="float">
            <text:p>337,221</text:p>
          </table:table-cell>
          <table:table-cell office:value-type="float" office:value="329.281" calcext:value-type="float">
            <text:p>329,281</text:p>
          </table:table-cell>
        </table:table-row>
        <table:table-row table:style-name="ro1">
          <table:table-cell office:value-type="string" calcext:value-type="string">
            <text:p>heatind packet: 14, step:3</text:p>
          </table:table-cell>
          <table:table-cell office:value-type="float" office:value="53.9183" calcext:value-type="float">
            <text:p>53,9183</text:p>
          </table:table-cell>
          <table:table-cell office:value-type="float" office:value="63.98" calcext:value-type="float">
            <text:p>63,98</text:p>
          </table:table-cell>
          <table:table-cell office:value-type="float" office:value="64.0006" calcext:value-type="float">
            <text:p>64,0006</text:p>
          </table:table-cell>
          <table:table-cell office:value-type="float" office:value="57.6306" calcext:value-type="float">
            <text:p>57,6306</text:p>
          </table:table-cell>
          <table:table-cell office:value-type="float" office:value="326.918" calcext:value-type="float">
            <text:p>326,918</text:p>
          </table:table-cell>
          <table:table-cell office:value-type="float" office:value="336.98" calcext:value-type="float">
            <text:p>336,98</text:p>
          </table:table-cell>
          <table:table-cell office:value-type="float" office:value="337.001" calcext:value-type="float">
            <text:p>337,001</text:p>
          </table:table-cell>
          <table:table-cell office:value-type="float" office:value="330.631" calcext:value-type="float">
            <text:p>330,631</text:p>
          </table:table-cell>
        </table:table-row>
        <table:table-row table:style-name="ro1">
          <table:table-cell office:value-type="string" calcext:value-type="string">
            <text:p>heatind packet: 14, step:4</text:p>
          </table:table-cell>
          <table:table-cell office:value-type="float" office:value="55.1419" calcext:value-type="float">
            <text:p>55,1419</text:p>
          </table:table-cell>
          <table:table-cell office:value-type="float" office:value="65.3308" calcext:value-type="float">
            <text:p>65,3308</text:p>
          </table:table-cell>
          <table:table-cell office:value-type="float" office:value="63.8269" calcext:value-type="float">
            <text:p>63,8269</text:p>
          </table:table-cell>
          <table:table-cell office:value-type="float" office:value="58.9217" calcext:value-type="float">
            <text:p>58,9217</text:p>
          </table:table-cell>
          <table:table-cell office:value-type="float" office:value="328.142" calcext:value-type="float">
            <text:p>328,142</text:p>
          </table:table-cell>
          <table:table-cell office:value-type="float" office:value="338.331" calcext:value-type="float">
            <text:p>338,331</text:p>
          </table:table-cell>
          <table:table-cell office:value-type="float" office:value="336.827" calcext:value-type="float">
            <text:p>336,827</text:p>
          </table:table-cell>
          <table:table-cell office:value-type="float" office:value="331.922" calcext:value-type="float">
            <text:p>331,922</text:p>
          </table:table-cell>
        </table:table-row>
        <table:table-row table:style-name="ro1">
          <table:table-cell office:value-type="string" calcext:value-type="string">
            <text:p>heatind packet: 14, step:5</text:p>
          </table:table-cell>
          <table:table-cell office:value-type="float" office:value="56.3171" calcext:value-type="float">
            <text:p>56,3171</text:p>
          </table:table-cell>
          <table:table-cell office:value-type="float" office:value="66.6151" calcext:value-type="float">
            <text:p>66,6151</text:p>
          </table:table-cell>
          <table:table-cell office:value-type="float" office:value="63.6966" calcext:value-type="float">
            <text:p>63,6966</text:p>
          </table:table-cell>
          <table:table-cell office:value-type="float" office:value="60.1564" calcext:value-type="float">
            <text:p>60,1564</text:p>
          </table:table-cell>
          <table:table-cell office:value-type="float" office:value="329.317" calcext:value-type="float">
            <text:p>329,317</text:p>
          </table:table-cell>
          <table:table-cell office:value-type="float" office:value="339.615" calcext:value-type="float">
            <text:p>339,615</text:p>
          </table:table-cell>
          <table:table-cell office:value-type="float" office:value="336.697" calcext:value-type="float">
            <text:p>336,697</text:p>
          </table:table-cell>
          <table:table-cell office:value-type="float" office:value="333.156" calcext:value-type="float">
            <text:p>333,156</text:p>
          </table:table-cell>
        </table:table-row>
        <table:table-row table:style-name="ro1">
          <table:table-cell office:value-type="string" calcext:value-type="string">
            <text:p>heatind packet: 14, step:6</text:p>
          </table:table-cell>
          <table:table-cell office:value-type="float" office:value="57.4417" calcext:value-type="float">
            <text:p>57,4417</text:p>
          </table:table-cell>
          <table:table-cell office:value-type="float" office:value="67.8423" calcext:value-type="float">
            <text:p>67,8423</text:p>
          </table:table-cell>
          <table:table-cell office:value-type="float" office:value="63.6069" calcext:value-type="float">
            <text:p>63,6069</text:p>
          </table:table-cell>
          <table:table-cell office:value-type="float" office:value="61.3374" calcext:value-type="float">
            <text:p>61,3374</text:p>
          </table:table-cell>
          <table:table-cell office:value-type="float" office:value="330.442" calcext:value-type="float">
            <text:p>330,442</text:p>
          </table:table-cell>
          <table:table-cell office:value-type="float" office:value="340.842" calcext:value-type="float">
            <text:p>340,842</text:p>
          </table:table-cell>
          <table:table-cell office:value-type="float" office:value="336.607" calcext:value-type="float">
            <text:p>336,607</text:p>
          </table:table-cell>
          <table:table-cell office:value-type="float" office:value="334.337" calcext:value-type="float">
            <text:p>334,337</text:p>
          </table:table-cell>
        </table:table-row>
        <table:table-row table:style-name="ro1">
          <table:table-cell office:value-type="string" calcext:value-type="string">
            <text:p>heatind packet: 14, step:7</text:p>
          </table:table-cell>
          <table:table-cell office:value-type="float" office:value="58.5172" calcext:value-type="float">
            <text:p>58,5172</text:p>
          </table:table-cell>
          <table:table-cell office:value-type="float" office:value="69.0159" calcext:value-type="float">
            <text:p>69,0159</text:p>
          </table:table-cell>
          <table:table-cell office:value-type="float" office:value="63.555" calcext:value-type="float">
            <text:p>63,555</text:p>
          </table:table-cell>
          <table:table-cell office:value-type="float" office:value="62.4671" calcext:value-type="float">
            <text:p>62,4671</text:p>
          </table:table-cell>
          <table:table-cell office:value-type="float" office:value="331.517" calcext:value-type="float">
            <text:p>331,517</text:p>
          </table:table-cell>
          <table:table-cell office:value-type="float" office:value="342.016" calcext:value-type="float">
            <text:p>342,016</text:p>
          </table:table-cell>
          <table:table-cell office:value-type="float" office:value="336.555" calcext:value-type="float">
            <text:p>336,555</text:p>
          </table:table-cell>
          <table:table-cell office:value-type="float" office:value="335.467" calcext:value-type="float">
            <text:p>335,467</text:p>
          </table:table-cell>
        </table:table-row>
        <table:table-row table:style-name="ro1">
          <table:table-cell office:value-type="string" calcext:value-type="string">
            <text:p>heatind packet: 14, step:8</text:p>
          </table:table-cell>
          <table:table-cell office:value-type="float" office:value="59.546" calcext:value-type="float">
            <text:p>59,546</text:p>
          </table:table-cell>
          <table:table-cell office:value-type="float" office:value="70.1385" calcext:value-type="float">
            <text:p>70,1385</text:p>
          </table:table-cell>
          <table:table-cell office:value-type="float" office:value="63.5385" calcext:value-type="float">
            <text:p>63,5385</text:p>
          </table:table-cell>
          <table:table-cell office:value-type="float" office:value="63.5481" calcext:value-type="float">
            <text:p>63,5481</text:p>
          </table:table-cell>
          <table:table-cell office:value-type="float" office:value="332.546" calcext:value-type="float">
            <text:p>332,546</text:p>
          </table:table-cell>
          <table:table-cell office:value-type="float" office:value="343.138" calcext:value-type="float">
            <text:p>343,138</text:p>
          </table:table-cell>
          <table:table-cell office:value-type="float" office:value="336.539" calcext:value-type="float">
            <text:p>336,539</text:p>
          </table:table-cell>
          <table:table-cell office:value-type="float" office:value="336.548" calcext:value-type="float">
            <text:p>336,548</text:p>
          </table:table-cell>
        </table:table-row>
        <table:table-row table:style-name="ro1">
          <table:table-cell office:value-type="string" calcext:value-type="string">
            <text:p>heatind packet: 14, step:9</text:p>
          </table:table-cell>
          <table:table-cell office:value-type="float" office:value="60.5302" calcext:value-type="float">
            <text:p>60,5302</text:p>
          </table:table-cell>
          <table:table-cell office:value-type="float" office:value="71.2126" calcext:value-type="float">
            <text:p>71,2126</text:p>
          </table:table-cell>
          <table:table-cell office:value-type="float" office:value="63.5548" calcext:value-type="float">
            <text:p>63,5548</text:p>
          </table:table-cell>
          <table:table-cell office:value-type="float" office:value="64.5825" calcext:value-type="float">
            <text:p>64,5825</text:p>
          </table:table-cell>
          <table:table-cell office:value-type="float" office:value="333.53" calcext:value-type="float">
            <text:p>333,53</text:p>
          </table:table-cell>
          <table:table-cell office:value-type="float" office:value="344.213" calcext:value-type="float">
            <text:p>344,213</text:p>
          </table:table-cell>
          <table:table-cell office:value-type="float" office:value="336.555" calcext:value-type="float">
            <text:p>336,555</text:p>
          </table:table-cell>
          <table:table-cell office:value-type="float" office:value="337.583" calcext:value-type="float">
            <text:p>337,583</text:p>
          </table:table-cell>
        </table:table-row>
        <table:table-row table:style-name="ro1">
          <table:table-cell office:value-type="string" calcext:value-type="string">
            <text:p>heatind packet: 14, step:10</text:p>
          </table:table-cell>
          <table:table-cell office:value-type="float" office:value="61.4719" calcext:value-type="float">
            <text:p>61,4719</text:p>
          </table:table-cell>
          <table:table-cell office:value-type="float" office:value="72.2404" calcext:value-type="float">
            <text:p>72,2404</text:p>
          </table:table-cell>
          <table:table-cell office:value-type="float" office:value="63.6017" calcext:value-type="float">
            <text:p>63,6017</text:p>
          </table:table-cell>
          <table:table-cell office:value-type="float" office:value="65.5726" calcext:value-type="float">
            <text:p>65,5726</text:p>
          </table:table-cell>
          <table:table-cell office:value-type="float" office:value="334.472" calcext:value-type="float">
            <text:p>334,472</text:p>
          </table:table-cell>
          <table:table-cell office:value-type="float" office:value="345.24" calcext:value-type="float">
            <text:p>345,24</text:p>
          </table:table-cell>
          <table:table-cell office:value-type="float" office:value="336.602" calcext:value-type="float">
            <text:p>336,602</text:p>
          </table:table-cell>
          <table:table-cell office:value-type="float" office:value="338.573" calcext:value-type="float">
            <text:p>338,573</text:p>
          </table:table-cell>
        </table:table-row>
        <table:table-row table:style-name="ro1">
          <table:table-cell office:value-type="string" calcext:value-type="string">
            <text:p>heatind packet: 14, step:11</text:p>
          </table:table-cell>
          <table:table-cell office:value-type="float" office:value="62.3732" calcext:value-type="float">
            <text:p>62,3732</text:p>
          </table:table-cell>
          <table:table-cell office:value-type="float" office:value="73.2243" calcext:value-type="float">
            <text:p>73,2243</text:p>
          </table:table-cell>
          <table:table-cell office:value-type="float" office:value="63.677" calcext:value-type="float">
            <text:p>63,677</text:p>
          </table:table-cell>
          <table:table-cell office:value-type="float" office:value="66.5206" calcext:value-type="float">
            <text:p>66,5206</text:p>
          </table:table-cell>
          <table:table-cell office:value-type="float" office:value="335.373" calcext:value-type="float">
            <text:p>335,373</text:p>
          </table:table-cell>
          <table:table-cell office:value-type="float" office:value="346.224" calcext:value-type="float">
            <text:p>346,224</text:p>
          </table:table-cell>
          <table:table-cell office:value-type="float" office:value="336.677" calcext:value-type="float">
            <text:p>336,677</text:p>
          </table:table-cell>
          <table:table-cell office:value-type="float" office:value="339.521" calcext:value-type="float">
            <text:p>339,521</text:p>
          </table:table-cell>
        </table:table-row>
        <table:table-row table:style-name="ro1">
          <table:table-cell office:value-type="string" calcext:value-type="string">
            <text:p>heatind packet: 14, step:12</text:p>
          </table:table-cell>
          <table:table-cell office:value-type="float" office:value="63.2361" calcext:value-type="float">
            <text:p>63,2361</text:p>
          </table:table-cell>
          <table:table-cell office:value-type="float" office:value="74.1662" calcext:value-type="float">
            <text:p>74,1662</text:p>
          </table:table-cell>
          <table:table-cell office:value-type="float" office:value="63.7785" calcext:value-type="float">
            <text:p>63,7785</text:p>
          </table:table-cell>
          <table:table-cell office:value-type="float" office:value="67.4283" calcext:value-type="float">
            <text:p>67,4283</text:p>
          </table:table-cell>
          <table:table-cell office:value-type="float" office:value="336.236" calcext:value-type="float">
            <text:p>336,236</text:p>
          </table:table-cell>
          <table:table-cell office:value-type="float" office:value="347.166" calcext:value-type="float">
            <text:p>347,166</text:p>
          </table:table-cell>
          <table:table-cell office:value-type="float" office:value="336.778" calcext:value-type="float">
            <text:p>336,778</text:p>
          </table:table-cell>
          <table:table-cell office:value-type="float" office:value="340.428" calcext:value-type="float">
            <text:p>340,428</text:p>
          </table:table-cell>
        </table:table-row>
        <table:table-row table:style-name="ro1">
          <table:table-cell office:value-type="string" calcext:value-type="string">
            <text:p>heatind packet: 14, step:13</text:p>
          </table:table-cell>
          <table:table-cell office:value-type="float" office:value="64.0623" calcext:value-type="float">
            <text:p>64,0623</text:p>
          </table:table-cell>
          <table:table-cell office:value-type="float" office:value="75.0683" calcext:value-type="float">
            <text:p>75,0683</text:p>
          </table:table-cell>
          <table:table-cell office:value-type="float" office:value="63.9044" calcext:value-type="float">
            <text:p>63,9044</text:p>
          </table:table-cell>
          <table:table-cell office:value-type="float" office:value="68.2978" calcext:value-type="float">
            <text:p>68,2978</text:p>
          </table:table-cell>
          <table:table-cell office:value-type="float" office:value="337.062" calcext:value-type="float">
            <text:p>337,062</text:p>
          </table:table-cell>
          <table:table-cell office:value-type="float" office:value="348.068" calcext:value-type="float">
            <text:p>348,068</text:p>
          </table:table-cell>
          <table:table-cell office:value-type="float" office:value="336.904" calcext:value-type="float">
            <text:p>336,904</text:p>
          </table:table-cell>
          <table:table-cell office:value-type="float" office:value="341.298" calcext:value-type="float">
            <text:p>341,298</text:p>
          </table:table-cell>
        </table:table-row>
        <table:table-row table:style-name="ro1">
          <table:table-cell office:value-type="string" calcext:value-type="string">
            <text:p>heatind packet: 14, step:14</text:p>
          </table:table-cell>
          <table:table-cell office:value-type="float" office:value="64.8537" calcext:value-type="float">
            <text:p>64,8537</text:p>
          </table:table-cell>
          <table:table-cell office:value-type="float" office:value="75.9323" calcext:value-type="float">
            <text:p>75,9323</text:p>
          </table:table-cell>
          <table:table-cell office:value-type="float" office:value="64.0527" calcext:value-type="float">
            <text:p>64,0527</text:p>
          </table:table-cell>
          <table:table-cell office:value-type="float" office:value="69.1309" calcext:value-type="float">
            <text:p>69,1309</text:p>
          </table:table-cell>
          <table:table-cell office:value-type="float" office:value="337.854" calcext:value-type="float">
            <text:p>337,854</text:p>
          </table:table-cell>
          <table:table-cell office:value-type="float" office:value="348.932" calcext:value-type="float">
            <text:p>348,932</text:p>
          </table:table-cell>
          <table:table-cell office:value-type="float" office:value="337.053" calcext:value-type="float">
            <text:p>337,053</text:p>
          </table:table-cell>
          <table:table-cell office:value-type="float" office:value="342.131" calcext:value-type="float">
            <text:p>342,131</text:p>
          </table:table-cell>
        </table:table-row>
        <table:table-row table:style-name="ro1">
          <table:table-cell office:value-type="string" calcext:value-type="string">
            <text:p>heatind packet: 14, step:15</text:p>
          </table:table-cell>
          <table:table-cell office:value-type="float" office:value="65.612" calcext:value-type="float">
            <text:p>65,612</text:p>
          </table:table-cell>
          <table:table-cell office:value-type="float" office:value="76.7603" calcext:value-type="float">
            <text:p>76,7603</text:p>
          </table:table-cell>
          <table:table-cell office:value-type="float" office:value="64.2218" calcext:value-type="float">
            <text:p>64,2218</text:p>
          </table:table-cell>
          <table:table-cell office:value-type="float" office:value="69.9293" calcext:value-type="float">
            <text:p>69,9293</text:p>
          </table:table-cell>
          <table:table-cell office:value-type="float" office:value="338.612" calcext:value-type="float">
            <text:p>338,612</text:p>
          </table:table-cell>
          <table:table-cell office:value-type="float" office:value="349.76" calcext:value-type="float">
            <text:p>349,76</text:p>
          </table:table-cell>
          <table:table-cell office:value-type="float" office:value="337.222" calcext:value-type="float">
            <text:p>337,222</text:p>
          </table:table-cell>
          <table:table-cell office:value-type="float" office:value="342.929" calcext:value-type="float">
            <text:p>342,929</text:p>
          </table:table-cell>
        </table:table-row>
        <table:table-row table:style-name="ro1">
          <table:table-cell office:value-type="string" calcext:value-type="string">
            <text:p>heatind packet: 14, step:16</text:p>
          </table:table-cell>
          <table:table-cell office:value-type="float" office:value="66.3386" calcext:value-type="float">
            <text:p>66,3386</text:p>
          </table:table-cell>
          <table:table-cell office:value-type="float" office:value="77.5538" calcext:value-type="float">
            <text:p>77,5538</text:p>
          </table:table-cell>
          <table:table-cell office:value-type="float" office:value="64.4099" calcext:value-type="float">
            <text:p>64,4099</text:p>
          </table:table-cell>
          <table:table-cell office:value-type="float" office:value="70.6947" calcext:value-type="float">
            <text:p>70,6947</text:p>
          </table:table-cell>
          <table:table-cell office:value-type="float" office:value="339.339" calcext:value-type="float">
            <text:p>339,339</text:p>
          </table:table-cell>
          <table:table-cell office:value-type="float" office:value="350.554" calcext:value-type="float">
            <text:p>350,554</text:p>
          </table:table-cell>
          <table:table-cell office:value-type="float" office:value="337.41" calcext:value-type="float">
            <text:p>337,41</text:p>
          </table:table-cell>
          <table:table-cell office:value-type="float" office:value="343.695" calcext:value-type="float">
            <text:p>343,695</text:p>
          </table:table-cell>
        </table:table-row>
        <table:table-row table:style-name="ro1">
          <table:table-cell office:value-type="string" calcext:value-type="string">
            <text:p>heatind packet: 14, step:17</text:p>
          </table:table-cell>
          <table:table-cell office:value-type="float" office:value="67.0353" calcext:value-type="float">
            <text:p>67,0353</text:p>
          </table:table-cell>
          <table:table-cell office:value-type="float" office:value="78.3146" calcext:value-type="float">
            <text:p>78,3146</text:p>
          </table:table-cell>
          <table:table-cell office:value-type="float" office:value="64.6156" calcext:value-type="float">
            <text:p>64,6156</text:p>
          </table:table-cell>
          <table:table-cell office:value-type="float" office:value="71.4288" calcext:value-type="float">
            <text:p>71,4288</text:p>
          </table:table-cell>
          <table:table-cell office:value-type="float" office:value="340.035" calcext:value-type="float">
            <text:p>340,035</text:p>
          </table:table-cell>
          <table:table-cell office:value-type="float" office:value="351.315" calcext:value-type="float">
            <text:p>351,315</text:p>
          </table:table-cell>
          <table:table-cell office:value-type="float" office:value="337.616" calcext:value-type="float">
            <text:p>337,616</text:p>
          </table:table-cell>
          <table:table-cell office:value-type="float" office:value="344.429" calcext:value-type="float">
            <text:p>344,429</text:p>
          </table:table-cell>
        </table:table-row>
        <table:table-row table:style-name="ro1">
          <table:table-cell office:value-type="string" calcext:value-type="string">
            <text:p>heatind packet: 14, step:18</text:p>
          </table:table-cell>
          <table:table-cell office:value-type="float" office:value="67.7034" calcext:value-type="float">
            <text:p>67,7034</text:p>
          </table:table-cell>
          <table:table-cell office:value-type="float" office:value="79.0443" calcext:value-type="float">
            <text:p>79,0443</text:p>
          </table:table-cell>
          <table:table-cell office:value-type="float" office:value="64.8374" calcext:value-type="float">
            <text:p>64,8374</text:p>
          </table:table-cell>
          <table:table-cell office:value-type="float" office:value="72.1329" calcext:value-type="float">
            <text:p>72,1329</text:p>
          </table:table-cell>
          <table:table-cell office:value-type="float" office:value="340.703" calcext:value-type="float">
            <text:p>340,703</text:p>
          </table:table-cell>
          <table:table-cell office:value-type="float" office:value="352.044" calcext:value-type="float">
            <text:p>352,044</text:p>
          </table:table-cell>
          <table:table-cell office:value-type="float" office:value="337.837" calcext:value-type="float">
            <text:p>337,837</text:p>
          </table:table-cell>
          <table:table-cell office:value-type="float" office:value="345.133" calcext:value-type="float">
            <text:p>345,133</text:p>
          </table:table-cell>
        </table:table-row>
        <table:table-row table:style-name="ro1">
          <table:table-cell office:value-type="string" calcext:value-type="string">
            <text:p>heatind packet: 14, step:19</text:p>
          </table:table-cell>
          <table:table-cell office:value-type="float" office:value="68.3443" calcext:value-type="float">
            <text:p>68,3443</text:p>
          </table:table-cell>
          <table:table-cell office:value-type="float" office:value="79.7443" calcext:value-type="float">
            <text:p>79,7443</text:p>
          </table:table-cell>
          <table:table-cell office:value-type="float" office:value="65.0738" calcext:value-type="float">
            <text:p>65,0738</text:p>
          </table:table-cell>
          <table:table-cell office:value-type="float" office:value="72.8086" calcext:value-type="float">
            <text:p>72,8086</text:p>
          </table:table-cell>
          <table:table-cell office:value-type="float" office:value="341.344" calcext:value-type="float">
            <text:p>341,344</text:p>
          </table:table-cell>
          <table:table-cell office:value-type="float" office:value="352.744" calcext:value-type="float">
            <text:p>352,744</text:p>
          </table:table-cell>
          <table:table-cell office:value-type="float" office:value="338.074" calcext:value-type="float">
            <text:p>338,074</text:p>
          </table:table-cell>
          <table:table-cell office:value-type="float" office:value="345.809" calcext:value-type="float">
            <text:p>345,809</text:p>
          </table:table-cell>
        </table:table-row>
        <table:table-row table:style-name="ro1">
          <table:table-cell office:value-type="string" calcext:value-type="string">
            <text:p>heatind packet: 14, step:20</text:p>
          </table:table-cell>
          <table:table-cell office:value-type="float" office:value="68.9593" calcext:value-type="float">
            <text:p>68,9593</text:p>
          </table:table-cell>
          <table:table-cell office:value-type="float" office:value="80.4161" calcext:value-type="float">
            <text:p>80,4161</text:p>
          </table:table-cell>
          <table:table-cell office:value-type="float" office:value="65.3236" calcext:value-type="float">
            <text:p>65,3236</text:p>
          </table:table-cell>
          <table:table-cell office:value-type="float" office:value="73.4572" calcext:value-type="float">
            <text:p>73,4572</text:p>
          </table:table-cell>
          <table:table-cell office:value-type="float" office:value="341.959" calcext:value-type="float">
            <text:p>341,959</text:p>
          </table:table-cell>
          <table:table-cell office:value-type="float" office:value="353.416" calcext:value-type="float">
            <text:p>353,416</text:p>
          </table:table-cell>
          <table:table-cell office:value-type="float" office:value="338.324" calcext:value-type="float">
            <text:p>338,324</text:p>
          </table:table-cell>
          <table:table-cell office:value-type="float" office:value="346.457" calcext:value-type="float">
            <text:p>346,457</text:p>
          </table:table-cell>
        </table:table-row>
        <table:table-row table:style-name="ro1">
          <table:table-cell office:value-type="string" calcext:value-type="string">
            <text:p>heatind packet: 14, step:21</text:p>
          </table:table-cell>
          <table:table-cell office:value-type="float" office:value="69.5497" calcext:value-type="float">
            <text:p>69,5497</text:p>
          </table:table-cell>
          <table:table-cell office:value-type="float" office:value="81.0611" calcext:value-type="float">
            <text:p>81,0611</text:p>
          </table:table-cell>
          <table:table-cell office:value-type="float" office:value="65.5856" calcext:value-type="float">
            <text:p>65,5856</text:p>
          </table:table-cell>
          <table:table-cell office:value-type="float" office:value="74.0801" calcext:value-type="float">
            <text:p>74,0801</text:p>
          </table:table-cell>
          <table:table-cell office:value-type="float" office:value="342.55" calcext:value-type="float">
            <text:p>342,55</text:p>
          </table:table-cell>
          <table:table-cell office:value-type="float" office:value="354.061" calcext:value-type="float">
            <text:p>354,061</text:p>
          </table:table-cell>
          <table:table-cell office:value-type="float" office:value="338.586" calcext:value-type="float">
            <text:p>338,586</text:p>
          </table:table-cell>
          <table:table-cell office:value-type="float" office:value="347.08" calcext:value-type="float">
            <text:p>347,08</text:p>
          </table:table-cell>
        </table:table-row>
        <table:table-row table:style-name="ro1">
          <table:table-cell office:value-type="string" calcext:value-type="string">
            <text:p>cooling packet: 14, step:1</text:p>
          </table:table-cell>
          <table:table-cell office:value-type="float" office:value="69.0448" calcext:value-type="float">
            <text:p>69,0448</text:p>
          </table:table-cell>
          <table:table-cell office:value-type="float" office:value="74.1416" calcext:value-type="float">
            <text:p>74,1416</text:p>
          </table:table-cell>
          <table:table-cell office:value-type="float" office:value="65.829" calcext:value-type="float">
            <text:p>65,829</text:p>
          </table:table-cell>
          <table:table-cell office:value-type="float" office:value="72.4177" calcext:value-type="float">
            <text:p>72,4177</text:p>
          </table:table-cell>
          <table:table-cell office:value-type="float" office:value="342.045" calcext:value-type="float">
            <text:p>342,045</text:p>
          </table:table-cell>
          <table:table-cell office:value-type="float" office:value="347.142" calcext:value-type="float">
            <text:p>347,142</text:p>
          </table:table-cell>
          <table:table-cell office:value-type="float" office:value="338.829" calcext:value-type="float">
            <text:p>338,829</text:p>
          </table:table-cell>
          <table:table-cell office:value-type="float" office:value="345.418" calcext:value-type="float">
            <text:p>345,418</text:p>
          </table:table-cell>
        </table:table-row>
        <table:table-row table:style-name="ro1">
          <table:table-cell office:value-type="string" calcext:value-type="string">
            <text:p>cooling packet: 14, step:2</text:p>
          </table:table-cell>
          <table:table-cell office:value-type="float" office:value="67.1688" calcext:value-type="float">
            <text:p>67,1688</text:p>
          </table:table-cell>
          <table:table-cell office:value-type="float" office:value="71.3081" calcext:value-type="float">
            <text:p>71,3081</text:p>
          </table:table-cell>
          <table:table-cell office:value-type="float" office:value="65.9969" calcext:value-type="float">
            <text:p>65,9969</text:p>
          </table:table-cell>
          <table:table-cell office:value-type="float" office:value="70.1255" calcext:value-type="float">
            <text:p>70,1255</text:p>
          </table:table-cell>
          <table:table-cell office:value-type="float" office:value="340.169" calcext:value-type="float">
            <text:p>340,169</text:p>
          </table:table-cell>
          <table:table-cell office:value-type="float" office:value="344.308" calcext:value-type="float">
            <text:p>344,308</text:p>
          </table:table-cell>
          <table:table-cell office:value-type="float" office:value="338.997" calcext:value-type="float">
            <text:p>338,997</text:p>
          </table:table-cell>
          <table:table-cell office:value-type="float" office:value="343.126" calcext:value-type="float">
            <text:p>343,126</text:p>
          </table:table-cell>
        </table:table-row>
        <table:table-row table:style-name="ro1">
          <table:table-cell office:value-type="string" calcext:value-type="string">
            <text:p>cooling packet: 14, step:3</text:p>
          </table:table-cell>
          <table:table-cell office:value-type="float" office:value="65.1341" calcext:value-type="float">
            <text:p>65,1341</text:p>
          </table:table-cell>
          <table:table-cell office:value-type="float" office:value="69.0135" calcext:value-type="float">
            <text:p>69,0135</text:p>
          </table:table-cell>
          <table:table-cell office:value-type="float" office:value="66.0901" calcext:value-type="float">
            <text:p>66,0901</text:p>
          </table:table-cell>
          <table:table-cell office:value-type="float" office:value="67.9471" calcext:value-type="float">
            <text:p>67,9471</text:p>
          </table:table-cell>
          <table:table-cell office:value-type="float" office:value="338.134" calcext:value-type="float">
            <text:p>338,134</text:p>
          </table:table-cell>
          <table:table-cell office:value-type="float" office:value="342.013" calcext:value-type="float">
            <text:p>342,013</text:p>
          </table:table-cell>
          <table:table-cell office:value-type="float" office:value="339.09" calcext:value-type="float">
            <text:p>339,09</text:p>
          </table:table-cell>
          <table:table-cell office:value-type="float" office:value="340.947" calcext:value-type="float">
            <text:p>340,947</text:p>
          </table:table-cell>
        </table:table-row>
        <table:table-row table:style-name="ro1">
          <table:table-cell office:value-type="string" calcext:value-type="string">
            <text:p>cooling packet: 14, step:4</text:p>
          </table:table-cell>
          <table:table-cell office:value-type="float" office:value="63.1743" calcext:value-type="float">
            <text:p>63,1743</text:p>
          </table:table-cell>
          <table:table-cell office:value-type="float" office:value="66.8914" calcext:value-type="float">
            <text:p>66,8914</text:p>
          </table:table-cell>
          <table:table-cell office:value-type="float" office:value="66.115" calcext:value-type="float">
            <text:p>66,115</text:p>
          </table:table-cell>
          <table:table-cell office:value-type="float" office:value="65.887" calcext:value-type="float">
            <text:p>65,887</text:p>
          </table:table-cell>
          <table:table-cell office:value-type="float" office:value="336.174" calcext:value-type="float">
            <text:p>336,174</text:p>
          </table:table-cell>
          <table:table-cell office:value-type="float" office:value="339.891" calcext:value-type="float">
            <text:p>339,891</text:p>
          </table:table-cell>
          <table:table-cell office:value-type="float" office:value="339.115" calcext:value-type="float">
            <text:p>339,115</text:p>
          </table:table-cell>
          <table:table-cell office:value-type="float" office:value="338.887" calcext:value-type="float">
            <text:p>338,887</text:p>
          </table:table-cell>
        </table:table-row>
        <table:table-row table:style-name="ro1">
          <table:table-cell office:value-type="string" calcext:value-type="string">
            <text:p>cooling packet: 14, step:5</text:p>
          </table:table-cell>
          <table:table-cell office:value-type="float" office:value="61.3147" calcext:value-type="float">
            <text:p>61,3147</text:p>
          </table:table-cell>
          <table:table-cell office:value-type="float" office:value="64.8895" calcext:value-type="float">
            <text:p>64,8895</text:p>
          </table:table-cell>
          <table:table-cell office:value-type="float" office:value="66.0777" calcext:value-type="float">
            <text:p>66,0777</text:p>
          </table:table-cell>
          <table:table-cell office:value-type="float" office:value="63.9372" calcext:value-type="float">
            <text:p>63,9372</text:p>
          </table:table-cell>
          <table:table-cell office:value-type="float" office:value="334.315" calcext:value-type="float">
            <text:p>334,315</text:p>
          </table:table-cell>
          <table:table-cell office:value-type="float" office:value="337.889" calcext:value-type="float">
            <text:p>337,889</text:p>
          </table:table-cell>
          <table:table-cell office:value-type="float" office:value="339.078" calcext:value-type="float">
            <text:p>339,078</text:p>
          </table:table-cell>
          <table:table-cell office:value-type="float" office:value="336.937" calcext:value-type="float">
            <text:p>336,937</text:p>
          </table:table-cell>
        </table:table-row>
        <table:table-row table:style-name="ro1">
          <table:table-cell office:value-type="string" calcext:value-type="string">
            <text:p>cooling packet: 14, step:6</text:p>
          </table:table-cell>
          <table:table-cell office:value-type="float" office:value="59.5525" calcext:value-type="float">
            <text:p>59,5525</text:p>
          </table:table-cell>
          <table:table-cell office:value-type="float" office:value="62.9944" calcext:value-type="float">
            <text:p>62,9944</text:p>
          </table:table-cell>
          <table:table-cell office:value-type="float" office:value="65.9837" calcext:value-type="float">
            <text:p>65,9837</text:p>
          </table:table-cell>
          <table:table-cell office:value-type="float" office:value="62.0901" calcext:value-type="float">
            <text:p>62,0901</text:p>
          </table:table-cell>
          <table:table-cell office:value-type="float" office:value="332.552" calcext:value-type="float">
            <text:p>332,552</text:p>
          </table:table-cell>
          <table:table-cell office:value-type="float" office:value="335.994" calcext:value-type="float">
            <text:p>335,994</text:p>
          </table:table-cell>
          <table:table-cell office:value-type="float" office:value="338.984" calcext:value-type="float">
            <text:p>338,984</text:p>
          </table:table-cell>
          <table:table-cell office:value-type="float" office:value="335.09" calcext:value-type="float">
            <text:p>335,09</text:p>
          </table:table-cell>
        </table:table-row>
        <table:table-row table:style-name="ro1">
          <table:table-cell office:value-type="string" calcext:value-type="string">
            <text:p>cooling packet: 14, step:7</text:p>
          </table:table-cell>
          <table:table-cell office:value-type="float" office:value="57.8817" calcext:value-type="float">
            <text:p>57,8817</text:p>
          </table:table-cell>
          <table:table-cell office:value-type="float" office:value="61.1983" calcext:value-type="float">
            <text:p>61,1983</text:p>
          </table:table-cell>
          <table:table-cell office:value-type="float" office:value="65.8378" calcext:value-type="float">
            <text:p>65,8378</text:p>
          </table:table-cell>
          <table:table-cell office:value-type="float" office:value="60.3389" calcext:value-type="float">
            <text:p>60,3389</text:p>
          </table:table-cell>
          <table:table-cell office:value-type="float" office:value="330.882" calcext:value-type="float">
            <text:p>330,882</text:p>
          </table:table-cell>
          <table:table-cell office:value-type="float" office:value="334.198" calcext:value-type="float">
            <text:p>334,198</text:p>
          </table:table-cell>
          <table:table-cell office:value-type="float" office:value="338.838" calcext:value-type="float">
            <text:p>338,838</text:p>
          </table:table-cell>
          <table:table-cell office:value-type="float" office:value="333.339" calcext:value-type="float">
            <text:p>333,339</text:p>
          </table:table-cell>
        </table:table-row>
        <table:table-row table:style-name="ro1">
          <table:table-cell office:value-type="string" calcext:value-type="string">
            <text:p>cooling packet: 14, step:8</text:p>
          </table:table-cell>
          <table:table-cell office:value-type="float" office:value="56.2966" calcext:value-type="float">
            <text:p>56,2966</text:p>
          </table:table-cell>
          <table:table-cell office:value-type="float" office:value="59.4946" calcext:value-type="float">
            <text:p>59,4946</text:p>
          </table:table-cell>
          <table:table-cell office:value-type="float" office:value="65.6448" calcext:value-type="float">
            <text:p>65,6448</text:p>
          </table:table-cell>
          <table:table-cell office:value-type="float" office:value="58.6773" calcext:value-type="float">
            <text:p>58,6773</text:p>
          </table:table-cell>
          <table:table-cell office:value-type="float" office:value="329.297" calcext:value-type="float">
            <text:p>329,297</text:p>
          </table:table-cell>
          <table:table-cell office:value-type="float" office:value="332.495" calcext:value-type="float">
            <text:p>332,495</text:p>
          </table:table-cell>
          <table:table-cell office:value-type="float" office:value="338.645" calcext:value-type="float">
            <text:p>338,645</text:p>
          </table:table-cell>
          <table:table-cell office:value-type="float" office:value="331.677" calcext:value-type="float">
            <text:p>331,677</text:p>
          </table:table-cell>
        </table:table-row>
        <table:table-row table:style-name="ro1">
          <table:table-cell office:value-type="string" calcext:value-type="string">
            <text:p>cooling packet: 14, step:9</text:p>
          </table:table-cell>
          <table:table-cell office:value-type="float" office:value="54.7914" calcext:value-type="float">
            <text:p>54,7914</text:p>
          </table:table-cell>
          <table:table-cell office:value-type="float" office:value="57.8773" calcext:value-type="float">
            <text:p>57,8773</text:p>
          </table:table-cell>
          <table:table-cell office:value-type="float" office:value="65.4088" calcext:value-type="float">
            <text:p>65,4088</text:p>
          </table:table-cell>
          <table:table-cell office:value-type="float" office:value="57.0995" calcext:value-type="float">
            <text:p>57,0995</text:p>
          </table:table-cell>
          <table:table-cell office:value-type="float" office:value="327.791" calcext:value-type="float">
            <text:p>327,791</text:p>
          </table:table-cell>
          <table:table-cell office:value-type="float" office:value="330.877" calcext:value-type="float">
            <text:p>330,877</text:p>
          </table:table-cell>
          <table:table-cell office:value-type="float" office:value="338.409" calcext:value-type="float">
            <text:p>338,409</text:p>
          </table:table-cell>
          <table:table-cell office:value-type="float" office:value="330.099" calcext:value-type="float">
            <text:p>330,099</text:p>
          </table:table-cell>
        </table:table-row>
        <table:table-row table:style-name="ro1">
          <table:table-cell office:value-type="string" calcext:value-type="string">
            <text:p>cooling packet: 14, step:10</text:p>
          </table:table-cell>
          <table:table-cell office:value-type="float" office:value="53.3612" calcext:value-type="float">
            <text:p>53,3612</text:p>
          </table:table-cell>
          <table:table-cell office:value-type="float" office:value="56.3408" calcext:value-type="float">
            <text:p>56,3408</text:p>
          </table:table-cell>
          <table:table-cell office:value-type="float" office:value="65.1339" calcext:value-type="float">
            <text:p>65,1339</text:p>
          </table:table-cell>
          <table:table-cell office:value-type="float" office:value="55.6" calcext:value-type="float">
            <text:p>55,6</text:p>
          </table:table-cell>
          <table:table-cell office:value-type="float" office:value="326.361" calcext:value-type="float">
            <text:p>326,361</text:p>
          </table:table-cell>
          <table:table-cell office:value-type="float" office:value="329.341" calcext:value-type="float">
            <text:p>329,341</text:p>
          </table:table-cell>
          <table:table-cell office:value-type="float" office:value="338.134" calcext:value-type="float">
            <text:p>338,134</text:p>
          </table:table-cell>
          <table:table-cell office:value-type="float" office:value="328.6" calcext:value-type="float">
            <text:p>328,6</text:p>
          </table:table-cell>
        </table:table-row>
        <table:table-row table:style-name="ro1">
          <table:table-cell office:value-type="string" calcext:value-type="string">
            <text:p>cooling packet: 14, step:11</text:p>
          </table:table-cell>
          <table:table-cell office:value-type="float" office:value="52.0011" calcext:value-type="float">
            <text:p>52,0011</text:p>
          </table:table-cell>
          <table:table-cell office:value-type="float" office:value="54.8799" calcext:value-type="float">
            <text:p>54,8799</text:p>
          </table:table-cell>
          <table:table-cell office:value-type="float" office:value="64.8235" calcext:value-type="float">
            <text:p>64,8235</text:p>
          </table:table-cell>
          <table:table-cell office:value-type="float" office:value="54.1741" calcext:value-type="float">
            <text:p>54,1741</text:p>
          </table:table-cell>
          <table:table-cell office:value-type="float" office:value="325.001" calcext:value-type="float">
            <text:p>325,001</text:p>
          </table:table-cell>
          <table:table-cell office:value-type="float" office:value="327.88" calcext:value-type="float">
            <text:p>327,88</text:p>
          </table:table-cell>
          <table:table-cell office:value-type="float" office:value="337.824" calcext:value-type="float">
            <text:p>337,824</text:p>
          </table:table-cell>
          <table:table-cell office:value-type="float" office:value="327.174" calcext:value-type="float">
            <text:p>327,174</text:p>
          </table:table-cell>
        </table:table-row>
        <table:table-row table:style-name="ro1">
          <table:table-cell office:value-type="string" calcext:value-type="string">
            <text:p>heatind packet: 15, step:1</text:p>
          </table:table-cell>
          <table:table-cell office:value-type="float" office:value="51.6725" calcext:value-type="float">
            <text:p>51,6725</text:p>
          </table:table-cell>
          <table:table-cell office:value-type="float" office:value="60.5704" calcext:value-type="float">
            <text:p>60,5704</text:p>
          </table:table-cell>
          <table:table-cell office:value-type="float" office:value="64.5068" calcext:value-type="float">
            <text:p>64,5068</text:p>
          </table:table-cell>
          <table:table-cell office:value-type="float" office:value="54.8939" calcext:value-type="float">
            <text:p>54,8939</text:p>
          </table:table-cell>
          <table:table-cell office:value-type="float" office:value="324.673" calcext:value-type="float">
            <text:p>324,673</text:p>
          </table:table-cell>
          <table:table-cell office:value-type="float" office:value="333.57" calcext:value-type="float">
            <text:p>333,57</text:p>
          </table:table-cell>
          <table:table-cell office:value-type="float" office:value="337.507" calcext:value-type="float">
            <text:p>337,507</text:p>
          </table:table-cell>
          <table:table-cell office:value-type="float" office:value="327.894" calcext:value-type="float">
            <text:p>327,894</text:p>
          </table:table-cell>
        </table:table-row>
        <table:table-row table:style-name="ro1">
          <table:table-cell office:value-type="string" calcext:value-type="string">
            <text:p>heatind packet: 15, step:2</text:p>
          </table:table-cell>
          <table:table-cell office:value-type="float" office:value="52.6862" calcext:value-type="float">
            <text:p>52,6862</text:p>
          </table:table-cell>
          <table:table-cell office:value-type="float" office:value="62.519" calcext:value-type="float">
            <text:p>62,519</text:p>
          </table:table-cell>
          <table:table-cell office:value-type="float" office:value="64.2369" calcext:value-type="float">
            <text:p>64,2369</text:p>
          </table:table-cell>
          <table:table-cell office:value-type="float" office:value="56.2878" calcext:value-type="float">
            <text:p>56,2878</text:p>
          </table:table-cell>
          <table:table-cell office:value-type="float" office:value="325.686" calcext:value-type="float">
            <text:p>325,686</text:p>
          </table:table-cell>
          <table:table-cell office:value-type="float" office:value="335.519" calcext:value-type="float">
            <text:p>335,519</text:p>
          </table:table-cell>
          <table:table-cell office:value-type="float" office:value="337.237" calcext:value-type="float">
            <text:p>337,237</text:p>
          </table:table-cell>
          <table:table-cell office:value-type="float" office:value="329.288" calcext:value-type="float">
            <text:p>329,288</text:p>
          </table:table-cell>
        </table:table-row>
        <table:table-row table:style-name="ro1">
          <table:table-cell office:value-type="string" calcext:value-type="string">
            <text:p>heatind packet: 15, step:3</text:p>
          </table:table-cell>
          <table:table-cell office:value-type="float" office:value="53.9247" calcext:value-type="float">
            <text:p>53,9247</text:p>
          </table:table-cell>
          <table:table-cell office:value-type="float" office:value="63.987" calcext:value-type="float">
            <text:p>63,987</text:p>
          </table:table-cell>
          <table:table-cell office:value-type="float" office:value="64.0164" calcext:value-type="float">
            <text:p>64,0164</text:p>
          </table:table-cell>
          <table:table-cell office:value-type="float" office:value="57.6374" calcext:value-type="float">
            <text:p>57,6374</text:p>
          </table:table-cell>
          <table:table-cell office:value-type="float" office:value="326.925" calcext:value-type="float">
            <text:p>326,925</text:p>
          </table:table-cell>
          <table:table-cell office:value-type="float" office:value="336.987" calcext:value-type="float">
            <text:p>336,987</text:p>
          </table:table-cell>
          <table:table-cell office:value-type="float" office:value="337.016" calcext:value-type="float">
            <text:p>337,016</text:p>
          </table:table-cell>
          <table:table-cell office:value-type="float" office:value="330.637" calcext:value-type="float">
            <text:p>330,637</text:p>
          </table:table-cell>
        </table:table-row>
        <table:table-row table:style-name="ro1">
          <table:table-cell office:value-type="string" calcext:value-type="string">
            <text:p>heatind packet: 15, step:4</text:p>
          </table:table-cell>
          <table:table-cell office:value-type="float" office:value="55.1482" calcext:value-type="float">
            <text:p>55,1482</text:p>
          </table:table-cell>
          <table:table-cell office:value-type="float" office:value="65.3377" calcext:value-type="float">
            <text:p>65,3377</text:p>
          </table:table-cell>
          <table:table-cell office:value-type="float" office:value="63.8424" calcext:value-type="float">
            <text:p>63,8424</text:p>
          </table:table-cell>
          <table:table-cell office:value-type="float" office:value="58.9284" calcext:value-type="float">
            <text:p>58,9284</text:p>
          </table:table-cell>
          <table:table-cell office:value-type="float" office:value="328.148" calcext:value-type="float">
            <text:p>328,148</text:p>
          </table:table-cell>
          <table:table-cell office:value-type="float" office:value="338.338" calcext:value-type="float">
            <text:p>338,338</text:p>
          </table:table-cell>
          <table:table-cell office:value-type="float" office:value="336.842" calcext:value-type="float">
            <text:p>336,842</text:p>
          </table:table-cell>
          <table:table-cell office:value-type="float" office:value="331.928" calcext:value-type="float">
            <text:p>331,928</text:p>
          </table:table-cell>
        </table:table-row>
        <table:table-row table:style-name="ro1">
          <table:table-cell office:value-type="string" calcext:value-type="string">
            <text:p>heatind packet: 15, step:5</text:p>
          </table:table-cell>
          <table:table-cell office:value-type="float" office:value="56.3234" calcext:value-type="float">
            <text:p>56,3234</text:p>
          </table:table-cell>
          <table:table-cell office:value-type="float" office:value="66.6219" calcext:value-type="float">
            <text:p>66,6219</text:p>
          </table:table-cell>
          <table:table-cell office:value-type="float" office:value="63.7119" calcext:value-type="float">
            <text:p>63,7119</text:p>
          </table:table-cell>
          <table:table-cell office:value-type="float" office:value="60.1631" calcext:value-type="float">
            <text:p>60,1631</text:p>
          </table:table-cell>
          <table:table-cell office:value-type="float" office:value="329.323" calcext:value-type="float">
            <text:p>329,323</text:p>
          </table:table-cell>
          <table:table-cell office:value-type="float" office:value="339.622" calcext:value-type="float">
            <text:p>339,622</text:p>
          </table:table-cell>
          <table:table-cell office:value-type="float" office:value="336.712" calcext:value-type="float">
            <text:p>336,712</text:p>
          </table:table-cell>
          <table:table-cell office:value-type="float" office:value="333.163" calcext:value-type="float">
            <text:p>333,163</text:p>
          </table:table-cell>
        </table:table-row>
        <table:table-row table:style-name="ro1">
          <table:table-cell office:value-type="string" calcext:value-type="string">
            <text:p>heatind packet: 15, step:6</text:p>
          </table:table-cell>
          <table:table-cell office:value-type="float" office:value="57.4479" calcext:value-type="float">
            <text:p>57,4479</text:p>
          </table:table-cell>
          <table:table-cell office:value-type="float" office:value="67.849" calcext:value-type="float">
            <text:p>67,849</text:p>
          </table:table-cell>
          <table:table-cell office:value-type="float" office:value="63.6219" calcext:value-type="float">
            <text:p>63,6219</text:p>
          </table:table-cell>
          <table:table-cell office:value-type="float" office:value="61.344" calcext:value-type="float">
            <text:p>61,344</text:p>
          </table:table-cell>
          <table:table-cell office:value-type="float" office:value="330.448" calcext:value-type="float">
            <text:p>330,448</text:p>
          </table:table-cell>
          <table:table-cell office:value-type="float" office:value="340.849" calcext:value-type="float">
            <text:p>340,849</text:p>
          </table:table-cell>
          <table:table-cell office:value-type="float" office:value="336.622" calcext:value-type="float">
            <text:p>336,622</text:p>
          </table:table-cell>
          <table:table-cell office:value-type="float" office:value="334.344" calcext:value-type="float">
            <text:p>334,344</text:p>
          </table:table-cell>
        </table:table-row>
        <table:table-row table:style-name="ro1">
          <table:table-cell office:value-type="string" calcext:value-type="string">
            <text:p>heatind packet: 15, step:7</text:p>
          </table:table-cell>
          <table:table-cell office:value-type="float" office:value="58.5233" calcext:value-type="float">
            <text:p>58,5233</text:p>
          </table:table-cell>
          <table:table-cell office:value-type="float" office:value="69.0225" calcext:value-type="float">
            <text:p>69,0225</text:p>
          </table:table-cell>
          <table:table-cell office:value-type="float" office:value="63.5698" calcext:value-type="float">
            <text:p>63,5698</text:p>
          </table:table-cell>
          <table:table-cell office:value-type="float" office:value="62.4737" calcext:value-type="float">
            <text:p>62,4737</text:p>
          </table:table-cell>
          <table:table-cell office:value-type="float" office:value="331.523" calcext:value-type="float">
            <text:p>331,523</text:p>
          </table:table-cell>
          <table:table-cell office:value-type="float" office:value="342.023" calcext:value-type="float">
            <text:p>342,023</text:p>
          </table:table-cell>
          <table:table-cell office:value-type="float" office:value="336.57" calcext:value-type="float">
            <text:p>336,57</text:p>
          </table:table-cell>
          <table:table-cell office:value-type="float" office:value="335.474" calcext:value-type="float">
            <text:p>335,474</text:p>
          </table:table-cell>
        </table:table-row>
        <table:table-row table:style-name="ro1">
          <table:table-cell office:value-type="string" calcext:value-type="string">
            <text:p>heatind packet: 15, step:8</text:p>
          </table:table-cell>
          <table:table-cell office:value-type="float" office:value="59.552" calcext:value-type="float">
            <text:p>59,552</text:p>
          </table:table-cell>
          <table:table-cell office:value-type="float" office:value="70.1451" calcext:value-type="float">
            <text:p>70,1451</text:p>
          </table:table-cell>
          <table:table-cell office:value-type="float" office:value="63.553" calcext:value-type="float">
            <text:p>63,553</text:p>
          </table:table-cell>
          <table:table-cell office:value-type="float" office:value="63.5545" calcext:value-type="float">
            <text:p>63,5545</text:p>
          </table:table-cell>
          <table:table-cell office:value-type="float" office:value="332.552" calcext:value-type="float">
            <text:p>332,552</text:p>
          </table:table-cell>
          <table:table-cell office:value-type="float" office:value="343.145" calcext:value-type="float">
            <text:p>343,145</text:p>
          </table:table-cell>
          <table:table-cell office:value-type="float" office:value="336.553" calcext:value-type="float">
            <text:p>336,553</text:p>
          </table:table-cell>
          <table:table-cell office:value-type="float" office:value="336.555" calcext:value-type="float">
            <text:p>336,555</text:p>
          </table:table-cell>
        </table:table-row>
        <table:table-row table:style-name="ro1">
          <table:table-cell office:value-type="string" calcext:value-type="string">
            <text:p>heatind packet: 15, step:9</text:p>
          </table:table-cell>
          <table:table-cell office:value-type="float" office:value="60.5361" calcext:value-type="float">
            <text:p>60,5361</text:p>
          </table:table-cell>
          <table:table-cell office:value-type="float" office:value="71.2191" calcext:value-type="float">
            <text:p>71,2191</text:p>
          </table:table-cell>
          <table:table-cell office:value-type="float" office:value="63.5691" calcext:value-type="float">
            <text:p>63,5691</text:p>
          </table:table-cell>
          <table:table-cell office:value-type="float" office:value="64.5889" calcext:value-type="float">
            <text:p>64,5889</text:p>
          </table:table-cell>
          <table:table-cell office:value-type="float" office:value="333.536" calcext:value-type="float">
            <text:p>333,536</text:p>
          </table:table-cell>
          <table:table-cell office:value-type="float" office:value="344.219" calcext:value-type="float">
            <text:p>344,219</text:p>
          </table:table-cell>
          <table:table-cell office:value-type="float" office:value="336.569" calcext:value-type="float">
            <text:p>336,569</text:p>
          </table:table-cell>
          <table:table-cell office:value-type="float" office:value="337.589" calcext:value-type="float">
            <text:p>337,589</text:p>
          </table:table-cell>
        </table:table-row>
        <table:table-row table:style-name="ro1">
          <table:table-cell office:value-type="string" calcext:value-type="string">
            <text:p>heatind packet: 15, step:10</text:p>
          </table:table-cell>
          <table:table-cell office:value-type="float" office:value="61.4778" calcext:value-type="float">
            <text:p>61,4778</text:p>
          </table:table-cell>
          <table:table-cell office:value-type="float" office:value="72.2468" calcext:value-type="float">
            <text:p>72,2468</text:p>
          </table:table-cell>
          <table:table-cell office:value-type="float" office:value="63.6157" calcext:value-type="float">
            <text:p>63,6157</text:p>
          </table:table-cell>
          <table:table-cell office:value-type="float" office:value="65.5789" calcext:value-type="float">
            <text:p>65,5789</text:p>
          </table:table-cell>
          <table:table-cell office:value-type="float" office:value="334.478" calcext:value-type="float">
            <text:p>334,478</text:p>
          </table:table-cell>
          <table:table-cell office:value-type="float" office:value="345.247" calcext:value-type="float">
            <text:p>345,247</text:p>
          </table:table-cell>
          <table:table-cell office:value-type="float" office:value="336.616" calcext:value-type="float">
            <text:p>336,616</text:p>
          </table:table-cell>
          <table:table-cell office:value-type="float" office:value="338.579" calcext:value-type="float">
            <text:p>338,579</text:p>
          </table:table-cell>
        </table:table-row>
        <table:table-row table:style-name="ro1">
          <table:table-cell office:value-type="string" calcext:value-type="string">
            <text:p>heatind packet: 15, step:11</text:p>
          </table:table-cell>
          <table:table-cell office:value-type="float" office:value="62.379" calcext:value-type="float">
            <text:p>62,379</text:p>
          </table:table-cell>
          <table:table-cell office:value-type="float" office:value="73.2306" calcext:value-type="float">
            <text:p>73,2306</text:p>
          </table:table-cell>
          <table:table-cell office:value-type="float" office:value="63.6907" calcext:value-type="float">
            <text:p>63,6907</text:p>
          </table:table-cell>
          <table:table-cell office:value-type="float" office:value="66.5267" calcext:value-type="float">
            <text:p>66,5267</text:p>
          </table:table-cell>
          <table:table-cell office:value-type="float" office:value="335.379" calcext:value-type="float">
            <text:p>335,379</text:p>
          </table:table-cell>
          <table:table-cell office:value-type="float" office:value="346.231" calcext:value-type="float">
            <text:p>346,231</text:p>
          </table:table-cell>
          <table:table-cell office:value-type="float" office:value="336.691" calcext:value-type="float">
            <text:p>336,691</text:p>
          </table:table-cell>
          <table:table-cell office:value-type="float" office:value="339.527" calcext:value-type="float">
            <text:p>339,527</text:p>
          </table:table-cell>
        </table:table-row>
        <table:table-row table:style-name="ro1">
          <table:table-cell office:value-type="string" calcext:value-type="string">
            <text:p>heatind packet: 15, step:12</text:p>
          </table:table-cell>
          <table:table-cell office:value-type="float" office:value="63.2418" calcext:value-type="float">
            <text:p>63,2418</text:p>
          </table:table-cell>
          <table:table-cell office:value-type="float" office:value="74.1724" calcext:value-type="float">
            <text:p>74,1724</text:p>
          </table:table-cell>
          <table:table-cell office:value-type="float" office:value="63.792" calcext:value-type="float">
            <text:p>63,792</text:p>
          </table:table-cell>
          <table:table-cell office:value-type="float" office:value="67.4344" calcext:value-type="float">
            <text:p>67,4344</text:p>
          </table:table-cell>
          <table:table-cell office:value-type="float" office:value="336.242" calcext:value-type="float">
            <text:p>336,242</text:p>
          </table:table-cell>
          <table:table-cell office:value-type="float" office:value="347.172" calcext:value-type="float">
            <text:p>347,172</text:p>
          </table:table-cell>
          <table:table-cell office:value-type="float" office:value="336.792" calcext:value-type="float">
            <text:p>336,792</text:p>
          </table:table-cell>
          <table:table-cell office:value-type="float" office:value="340.434" calcext:value-type="float">
            <text:p>340,434</text:p>
          </table:table-cell>
        </table:table-row>
        <table:table-row table:style-name="ro1">
          <table:table-cell office:value-type="string" calcext:value-type="string">
            <text:p>heatind packet: 15, step:13</text:p>
          </table:table-cell>
          <table:table-cell office:value-type="float" office:value="64.0679" calcext:value-type="float">
            <text:p>64,0679</text:p>
          </table:table-cell>
          <table:table-cell office:value-type="float" office:value="75.0744" calcext:value-type="float">
            <text:p>75,0744</text:p>
          </table:table-cell>
          <table:table-cell office:value-type="float" office:value="63.9177" calcext:value-type="float">
            <text:p>63,9177</text:p>
          </table:table-cell>
          <table:table-cell office:value-type="float" office:value="68.3038" calcext:value-type="float">
            <text:p>68,3038</text:p>
          </table:table-cell>
          <table:table-cell office:value-type="float" office:value="337.068" calcext:value-type="float">
            <text:p>337,068</text:p>
          </table:table-cell>
          <table:table-cell office:value-type="float" office:value="348.074" calcext:value-type="float">
            <text:p>348,074</text:p>
          </table:table-cell>
          <table:table-cell office:value-type="float" office:value="336.918" calcext:value-type="float">
            <text:p>336,918</text:p>
          </table:table-cell>
          <table:table-cell office:value-type="float" office:value="341.304" calcext:value-type="float">
            <text:p>341,304</text:p>
          </table:table-cell>
        </table:table-row>
        <table:table-row table:style-name="ro1">
          <table:table-cell office:value-type="string" calcext:value-type="string">
            <text:p>heatind packet: 15, step:14</text:p>
          </table:table-cell>
          <table:table-cell office:value-type="float" office:value="64.8593" calcext:value-type="float">
            <text:p>64,8593</text:p>
          </table:table-cell>
          <table:table-cell office:value-type="float" office:value="75.9384" calcext:value-type="float">
            <text:p>75,9384</text:p>
          </table:table-cell>
          <table:table-cell office:value-type="float" office:value="64.0658" calcext:value-type="float">
            <text:p>64,0658</text:p>
          </table:table-cell>
          <table:table-cell office:value-type="float" office:value="69.1368" calcext:value-type="float">
            <text:p>69,1368</text:p>
          </table:table-cell>
          <table:table-cell office:value-type="float" office:value="337.859" calcext:value-type="float">
            <text:p>337,859</text:p>
          </table:table-cell>
          <table:table-cell office:value-type="float" office:value="348.938" calcext:value-type="float">
            <text:p>348,938</text:p>
          </table:table-cell>
          <table:table-cell office:value-type="float" office:value="337.066" calcext:value-type="float">
            <text:p>337,066</text:p>
          </table:table-cell>
          <table:table-cell office:value-type="float" office:value="342.137" calcext:value-type="float">
            <text:p>342,137</text:p>
          </table:table-cell>
        </table:table-row>
        <table:table-row table:style-name="ro1">
          <table:table-cell office:value-type="string" calcext:value-type="string">
            <text:p>heatind packet: 15, step:15</text:p>
          </table:table-cell>
          <table:table-cell office:value-type="float" office:value="65.6174" calcext:value-type="float">
            <text:p>65,6174</text:p>
          </table:table-cell>
          <table:table-cell office:value-type="float" office:value="76.7662" calcext:value-type="float">
            <text:p>76,7662</text:p>
          </table:table-cell>
          <table:table-cell office:value-type="float" office:value="64.2346" calcext:value-type="float">
            <text:p>64,2346</text:p>
          </table:table-cell>
          <table:table-cell office:value-type="float" office:value="69.9351" calcext:value-type="float">
            <text:p>69,9351</text:p>
          </table:table-cell>
          <table:table-cell office:value-type="float" office:value="338.617" calcext:value-type="float">
            <text:p>338,617</text:p>
          </table:table-cell>
          <table:table-cell office:value-type="float" office:value="349.766" calcext:value-type="float">
            <text:p>349,766</text:p>
          </table:table-cell>
          <table:table-cell office:value-type="float" office:value="337.235" calcext:value-type="float">
            <text:p>337,235</text:p>
          </table:table-cell>
          <table:table-cell office:value-type="float" office:value="342.935" calcext:value-type="float">
            <text:p>342,935</text:p>
          </table:table-cell>
        </table:table-row>
        <table:table-row table:style-name="ro1">
          <table:table-cell office:value-type="string" calcext:value-type="string">
            <text:p>heatind packet: 15, step:16</text:p>
          </table:table-cell>
          <table:table-cell office:value-type="float" office:value="66.344" calcext:value-type="float">
            <text:p>66,344</text:p>
          </table:table-cell>
          <table:table-cell office:value-type="float" office:value="77.5597" calcext:value-type="float">
            <text:p>77,5597</text:p>
          </table:table-cell>
          <table:table-cell office:value-type="float" office:value="64.4226" calcext:value-type="float">
            <text:p>64,4226</text:p>
          </table:table-cell>
          <table:table-cell office:value-type="float" office:value="70.7005" calcext:value-type="float">
            <text:p>70,7005</text:p>
          </table:table-cell>
          <table:table-cell office:value-type="float" office:value="339.344" calcext:value-type="float">
            <text:p>339,344</text:p>
          </table:table-cell>
          <table:table-cell office:value-type="float" office:value="350.56" calcext:value-type="float">
            <text:p>350,56</text:p>
          </table:table-cell>
          <table:table-cell office:value-type="float" office:value="337.423" calcext:value-type="float">
            <text:p>337,423</text:p>
          </table:table-cell>
          <table:table-cell office:value-type="float" office:value="343.7" calcext:value-type="float">
            <text:p>343,7</text:p>
          </table:table-cell>
        </table:table-row>
        <table:table-row table:style-name="ro1">
          <table:table-cell office:value-type="string" calcext:value-type="string">
            <text:p>heatind packet: 15, step:17</text:p>
          </table:table-cell>
          <table:table-cell office:value-type="float" office:value="67.0406" calcext:value-type="float">
            <text:p>67,0406</text:p>
          </table:table-cell>
          <table:table-cell office:value-type="float" office:value="78.3204" calcext:value-type="float">
            <text:p>78,3204</text:p>
          </table:table-cell>
          <table:table-cell office:value-type="float" office:value="64.628" calcext:value-type="float">
            <text:p>64,628</text:p>
          </table:table-cell>
          <table:table-cell office:value-type="float" office:value="71.4344" calcext:value-type="float">
            <text:p>71,4344</text:p>
          </table:table-cell>
          <table:table-cell office:value-type="float" office:value="340.041" calcext:value-type="float">
            <text:p>340,041</text:p>
          </table:table-cell>
          <table:table-cell office:value-type="float" office:value="351.32" calcext:value-type="float">
            <text:p>351,32</text:p>
          </table:table-cell>
          <table:table-cell office:value-type="float" office:value="337.628" calcext:value-type="float">
            <text:p>337,628</text:p>
          </table:table-cell>
          <table:table-cell office:value-type="float" office:value="344.434" calcext:value-type="float">
            <text:p>344,434</text:p>
          </table:table-cell>
        </table:table-row>
        <table:table-row table:style-name="ro1">
          <table:table-cell office:value-type="string" calcext:value-type="string">
            <text:p>heatind packet: 15, step:18</text:p>
          </table:table-cell>
          <table:table-cell office:value-type="float" office:value="67.7086" calcext:value-type="float">
            <text:p>67,7086</text:p>
          </table:table-cell>
          <table:table-cell office:value-type="float" office:value="79.05" calcext:value-type="float">
            <text:p>79,05</text:p>
          </table:table-cell>
          <table:table-cell office:value-type="float" office:value="64.8496" calcext:value-type="float">
            <text:p>64,8496</text:p>
          </table:table-cell>
          <table:table-cell office:value-type="float" office:value="72.1385" calcext:value-type="float">
            <text:p>72,1385</text:p>
          </table:table-cell>
          <table:table-cell office:value-type="float" office:value="340.709" calcext:value-type="float">
            <text:p>340,709</text:p>
          </table:table-cell>
          <table:table-cell office:value-type="float" office:value="352.05" calcext:value-type="float">
            <text:p>352,05</text:p>
          </table:table-cell>
          <table:table-cell office:value-type="float" office:value="337.85" calcext:value-type="float">
            <text:p>337,85</text:p>
          </table:table-cell>
          <table:table-cell office:value-type="float" office:value="345.138" calcext:value-type="float">
            <text:p>345,138</text:p>
          </table:table-cell>
        </table:table-row>
        <table:table-row table:style-name="ro1">
          <table:table-cell office:value-type="string" calcext:value-type="string">
            <text:p>heatind packet: 15, step:19</text:p>
          </table:table-cell>
          <table:table-cell office:value-type="float" office:value="68.3494" calcext:value-type="float">
            <text:p>68,3494</text:p>
          </table:table-cell>
          <table:table-cell office:value-type="float" office:value="79.7499" calcext:value-type="float">
            <text:p>79,7499</text:p>
          </table:table-cell>
          <table:table-cell office:value-type="float" office:value="65.0858" calcext:value-type="float">
            <text:p>65,0858</text:p>
          </table:table-cell>
          <table:table-cell office:value-type="float" office:value="72.8141" calcext:value-type="float">
            <text:p>72,8141</text:p>
          </table:table-cell>
          <table:table-cell office:value-type="float" office:value="341.349" calcext:value-type="float">
            <text:p>341,349</text:p>
          </table:table-cell>
          <table:table-cell office:value-type="float" office:value="352.75" calcext:value-type="float">
            <text:p>352,75</text:p>
          </table:table-cell>
          <table:table-cell office:value-type="float" office:value="338.086" calcext:value-type="float">
            <text:p>338,086</text:p>
          </table:table-cell>
          <table:table-cell office:value-type="float" office:value="345.814" calcext:value-type="float">
            <text:p>345,814</text:p>
          </table:table-cell>
        </table:table-row>
        <table:table-row table:style-name="ro1">
          <table:table-cell office:value-type="string" calcext:value-type="string">
            <text:p>heatind packet: 15, step:20</text:p>
          </table:table-cell>
          <table:table-cell office:value-type="float" office:value="68.9643" calcext:value-type="float">
            <text:p>68,9643</text:p>
          </table:table-cell>
          <table:table-cell office:value-type="float" office:value="80.4216" calcext:value-type="float">
            <text:p>80,4216</text:p>
          </table:table-cell>
          <table:table-cell office:value-type="float" office:value="65.3354" calcext:value-type="float">
            <text:p>65,3354</text:p>
          </table:table-cell>
          <table:table-cell office:value-type="float" office:value="73.4626" calcext:value-type="float">
            <text:p>73,4626</text:p>
          </table:table-cell>
          <table:table-cell office:value-type="float" office:value="341.964" calcext:value-type="float">
            <text:p>341,964</text:p>
          </table:table-cell>
          <table:table-cell office:value-type="float" office:value="353.422" calcext:value-type="float">
            <text:p>353,422</text:p>
          </table:table-cell>
          <table:table-cell office:value-type="float" office:value="338.335" calcext:value-type="float">
            <text:p>338,335</text:p>
          </table:table-cell>
          <table:table-cell office:value-type="float" office:value="346.463" calcext:value-type="float">
            <text:p>346,463</text:p>
          </table:table-cell>
        </table:table-row>
        <table:table-row table:style-name="ro1">
          <table:table-cell office:value-type="string" calcext:value-type="string">
            <text:p>heatind packet: 15, step:21</text:p>
          </table:table-cell>
          <table:table-cell office:value-type="float" office:value="69.5547" calcext:value-type="float">
            <text:p>69,5547</text:p>
          </table:table-cell>
          <table:table-cell office:value-type="float" office:value="81.0665" calcext:value-type="float">
            <text:p>81,0665</text:p>
          </table:table-cell>
          <table:table-cell office:value-type="float" office:value="65.5972" calcext:value-type="float">
            <text:p>65,5972</text:p>
          </table:table-cell>
          <table:table-cell office:value-type="float" office:value="74.0854" calcext:value-type="float">
            <text:p>74,0854</text:p>
          </table:table-cell>
          <table:table-cell office:value-type="float" office:value="342.555" calcext:value-type="float">
            <text:p>342,555</text:p>
          </table:table-cell>
          <table:table-cell office:value-type="float" office:value="354.067" calcext:value-type="float">
            <text:p>354,067</text:p>
          </table:table-cell>
          <table:table-cell office:value-type="float" office:value="338.597" calcext:value-type="float">
            <text:p>338,597</text:p>
          </table:table-cell>
          <table:table-cell office:value-type="float" office:value="347.085" calcext:value-type="float">
            <text:p>347,085</text:p>
          </table:table-cell>
        </table:table-row>
        <table:table-row table:style-name="ro1">
          <table:table-cell office:value-type="string" calcext:value-type="string">
            <text:p>cooling packet: 15, step:1</text:p>
          </table:table-cell>
          <table:table-cell office:value-type="float" office:value="69.0497" calcext:value-type="float">
            <text:p>69,0497</text:p>
          </table:table-cell>
          <table:table-cell office:value-type="float" office:value="74.1468" calcext:value-type="float">
            <text:p>74,1468</text:p>
          </table:table-cell>
          <table:table-cell office:value-type="float" office:value="65.8405" calcext:value-type="float">
            <text:p>65,8405</text:p>
          </table:table-cell>
          <table:table-cell office:value-type="float" office:value="72.4229" calcext:value-type="float">
            <text:p>72,4229</text:p>
          </table:table-cell>
          <table:table-cell office:value-type="float" office:value="342.05" calcext:value-type="float">
            <text:p>342,05</text:p>
          </table:table-cell>
          <table:table-cell office:value-type="float" office:value="347.147" calcext:value-type="float">
            <text:p>347,147</text:p>
          </table:table-cell>
          <table:table-cell office:value-type="float" office:value="338.84" calcext:value-type="float">
            <text:p>338,84</text:p>
          </table:table-cell>
          <table:table-cell office:value-type="float" office:value="345.423" calcext:value-type="float">
            <text:p>345,423</text:p>
          </table:table-cell>
        </table:table-row>
        <table:table-row table:style-name="ro1">
          <table:table-cell office:value-type="string" calcext:value-type="string">
            <text:p>cooling packet: 15, step:2</text:p>
          </table:table-cell>
          <table:table-cell office:value-type="float" office:value="67.1735" calcext:value-type="float">
            <text:p>67,1735</text:p>
          </table:table-cell>
          <table:table-cell office:value-type="float" office:value="71.3132" calcext:value-type="float">
            <text:p>71,3132</text:p>
          </table:table-cell>
          <table:table-cell office:value-type="float" office:value="66.0081" calcext:value-type="float">
            <text:p>66,0081</text:p>
          </table:table-cell>
          <table:table-cell office:value-type="float" office:value="70.1306" calcext:value-type="float">
            <text:p>70,1306</text:p>
          </table:table-cell>
          <table:table-cell office:value-type="float" office:value="340.173" calcext:value-type="float">
            <text:p>340,173</text:p>
          </table:table-cell>
          <table:table-cell office:value-type="float" office:value="344.313" calcext:value-type="float">
            <text:p>344,313</text:p>
          </table:table-cell>
          <table:table-cell office:value-type="float" office:value="339.008" calcext:value-type="float">
            <text:p>339,008</text:p>
          </table:table-cell>
          <table:table-cell office:value-type="float" office:value="343.131" calcext:value-type="float">
            <text:p>343,131</text:p>
          </table:table-cell>
        </table:table-row>
        <table:table-row table:style-name="ro1">
          <table:table-cell office:value-type="string" calcext:value-type="string">
            <text:p>cooling packet: 15, step:3</text:p>
          </table:table-cell>
          <table:table-cell office:value-type="float" office:value="65.1387" calcext:value-type="float">
            <text:p>65,1387</text:p>
          </table:table-cell>
          <table:table-cell office:value-type="float" office:value="69.0184" calcext:value-type="float">
            <text:p>69,0184</text:p>
          </table:table-cell>
          <table:table-cell office:value-type="float" office:value="66.1011" calcext:value-type="float">
            <text:p>66,1011</text:p>
          </table:table-cell>
          <table:table-cell office:value-type="float" office:value="67.952" calcext:value-type="float">
            <text:p>67,952</text:p>
          </table:table-cell>
          <table:table-cell office:value-type="float" office:value="338.139" calcext:value-type="float">
            <text:p>338,139</text:p>
          </table:table-cell>
          <table:table-cell office:value-type="float" office:value="342.018" calcext:value-type="float">
            <text:p>342,018</text:p>
          </table:table-cell>
          <table:table-cell office:value-type="float" office:value="339.101" calcext:value-type="float">
            <text:p>339,101</text:p>
          </table:table-cell>
          <table:table-cell office:value-type="float" office:value="340.952" calcext:value-type="float">
            <text:p>340,952</text:p>
          </table:table-cell>
        </table:table-row>
        <table:table-row table:style-name="ro1">
          <table:table-cell office:value-type="string" calcext:value-type="string">
            <text:p>cooling packet: 15, step:4</text:p>
          </table:table-cell>
          <table:table-cell office:value-type="float" office:value="63.1788" calcext:value-type="float">
            <text:p>63,1788</text:p>
          </table:table-cell>
          <table:table-cell office:value-type="float" office:value="66.8962" calcext:value-type="float">
            <text:p>66,8962</text:p>
          </table:table-cell>
          <table:table-cell office:value-type="float" office:value="66.1259" calcext:value-type="float">
            <text:p>66,1259</text:p>
          </table:table-cell>
          <table:table-cell office:value-type="float" office:value="65.8918" calcext:value-type="float">
            <text:p>65,8918</text:p>
          </table:table-cell>
          <table:table-cell office:value-type="float" office:value="336.179" calcext:value-type="float">
            <text:p>336,179</text:p>
          </table:table-cell>
          <table:table-cell office:value-type="float" office:value="339.896" calcext:value-type="float">
            <text:p>339,896</text:p>
          </table:table-cell>
          <table:table-cell office:value-type="float" office:value="339.126" calcext:value-type="float">
            <text:p>339,126</text:p>
          </table:table-cell>
          <table:table-cell office:value-type="float" office:value="338.892" calcext:value-type="float">
            <text:p>338,892</text:p>
          </table:table-cell>
        </table:table-row>
        <table:table-row table:style-name="ro1">
          <table:table-cell office:value-type="string" calcext:value-type="string">
            <text:p>cooling packet: 15, step:5</text:p>
          </table:table-cell>
          <table:table-cell office:value-type="float" office:value="61.3191" calcext:value-type="float">
            <text:p>61,3191</text:p>
          </table:table-cell>
          <table:table-cell office:value-type="float" office:value="64.8942" calcext:value-type="float">
            <text:p>64,8942</text:p>
          </table:table-cell>
          <table:table-cell office:value-type="float" office:value="66.0884" calcext:value-type="float">
            <text:p>66,0884</text:p>
          </table:table-cell>
          <table:table-cell office:value-type="float" office:value="63.9418" calcext:value-type="float">
            <text:p>63,9418</text:p>
          </table:table-cell>
          <table:table-cell office:value-type="float" office:value="334.319" calcext:value-type="float">
            <text:p>334,319</text:p>
          </table:table-cell>
          <table:table-cell office:value-type="float" office:value="337.894" calcext:value-type="float">
            <text:p>337,894</text:p>
          </table:table-cell>
          <table:table-cell office:value-type="float" office:value="339.088" calcext:value-type="float">
            <text:p>339,088</text:p>
          </table:table-cell>
          <table:table-cell office:value-type="float" office:value="336.942" calcext:value-type="float">
            <text:p>336,942</text:p>
          </table:table-cell>
        </table:table-row>
        <table:table-row table:style-name="ro1">
          <table:table-cell office:value-type="string" calcext:value-type="string">
            <text:p>cooling packet: 15, step:6</text:p>
          </table:table-cell>
          <table:table-cell office:value-type="float" office:value="59.5568" calcext:value-type="float">
            <text:p>59,5568</text:p>
          </table:table-cell>
          <table:table-cell office:value-type="float" office:value="62.999" calcext:value-type="float">
            <text:p>62,999</text:p>
          </table:table-cell>
          <table:table-cell office:value-type="float" office:value="65.9941" calcext:value-type="float">
            <text:p>65,9941</text:p>
          </table:table-cell>
          <table:table-cell office:value-type="float" office:value="62.0946" calcext:value-type="float">
            <text:p>62,0946</text:p>
          </table:table-cell>
          <table:table-cell office:value-type="float" office:value="332.557" calcext:value-type="float">
            <text:p>332,557</text:p>
          </table:table-cell>
          <table:table-cell office:value-type="float" office:value="335.999" calcext:value-type="float">
            <text:p>335,999</text:p>
          </table:table-cell>
          <table:table-cell office:value-type="float" office:value="338.994" calcext:value-type="float">
            <text:p>338,994</text:p>
          </table:table-cell>
          <table:table-cell office:value-type="float" office:value="335.095" calcext:value-type="float">
            <text:p>335,095</text:p>
          </table:table-cell>
        </table:table-row>
        <table:table-row table:style-name="ro1">
          <table:table-cell office:value-type="string" calcext:value-type="string">
            <text:p>cooling packet: 15, step:7</text:p>
          </table:table-cell>
          <table:table-cell office:value-type="float" office:value="57.8859" calcext:value-type="float">
            <text:p>57,8859</text:p>
          </table:table-cell>
          <table:table-cell office:value-type="float" office:value="61.2028" calcext:value-type="float">
            <text:p>61,2028</text:p>
          </table:table-cell>
          <table:table-cell office:value-type="float" office:value="65.8481" calcext:value-type="float">
            <text:p>65,8481</text:p>
          </table:table-cell>
          <table:table-cell office:value-type="float" office:value="60.3433" calcext:value-type="float">
            <text:p>60,3433</text:p>
          </table:table-cell>
          <table:table-cell office:value-type="float" office:value="330.886" calcext:value-type="float">
            <text:p>330,886</text:p>
          </table:table-cell>
          <table:table-cell office:value-type="float" office:value="334.203" calcext:value-type="float">
            <text:p>334,203</text:p>
          </table:table-cell>
          <table:table-cell office:value-type="float" office:value="338.848" calcext:value-type="float">
            <text:p>338,848</text:p>
          </table:table-cell>
          <table:table-cell office:value-type="float" office:value="333.343" calcext:value-type="float">
            <text:p>333,343</text:p>
          </table:table-cell>
        </table:table-row>
        <table:table-row table:style-name="ro1">
          <table:table-cell office:value-type="string" calcext:value-type="string">
            <text:p>cooling packet: 15, step:8</text:p>
          </table:table-cell>
          <table:table-cell office:value-type="float" office:value="56.3007" calcext:value-type="float">
            <text:p>56,3007</text:p>
          </table:table-cell>
          <table:table-cell office:value-type="float" office:value="59.499" calcext:value-type="float">
            <text:p>59,499</text:p>
          </table:table-cell>
          <table:table-cell office:value-type="float" office:value="65.6549" calcext:value-type="float">
            <text:p>65,6549</text:p>
          </table:table-cell>
          <table:table-cell office:value-type="float" office:value="58.6816" calcext:value-type="float">
            <text:p>58,6816</text:p>
          </table:table-cell>
          <table:table-cell office:value-type="float" office:value="329.301" calcext:value-type="float">
            <text:p>329,301</text:p>
          </table:table-cell>
          <table:table-cell office:value-type="float" office:value="332.499" calcext:value-type="float">
            <text:p>332,499</text:p>
          </table:table-cell>
          <table:table-cell office:value-type="float" office:value="338.655" calcext:value-type="float">
            <text:p>338,655</text:p>
          </table:table-cell>
          <table:table-cell office:value-type="float" office:value="331.682" calcext:value-type="float">
            <text:p>331,682</text:p>
          </table:table-cell>
        </table:table-row>
        <table:table-row table:style-name="ro1">
          <table:table-cell office:value-type="string" calcext:value-type="string">
            <text:p>cooling packet: 15, step:9</text:p>
          </table:table-cell>
          <table:table-cell office:value-type="float" office:value="54.7954" calcext:value-type="float">
            <text:p>54,7954</text:p>
          </table:table-cell>
          <table:table-cell office:value-type="float" office:value="57.8816" calcext:value-type="float">
            <text:p>57,8816</text:p>
          </table:table-cell>
          <table:table-cell office:value-type="float" office:value="65.4188" calcext:value-type="float">
            <text:p>65,4188</text:p>
          </table:table-cell>
          <table:table-cell office:value-type="float" office:value="57.1037" calcext:value-type="float">
            <text:p>57,1037</text:p>
          </table:table-cell>
          <table:table-cell office:value-type="float" office:value="327.795" calcext:value-type="float">
            <text:p>327,795</text:p>
          </table:table-cell>
          <table:table-cell office:value-type="float" office:value="330.882" calcext:value-type="float">
            <text:p>330,882</text:p>
          </table:table-cell>
          <table:table-cell office:value-type="float" office:value="338.419" calcext:value-type="float">
            <text:p>338,419</text:p>
          </table:table-cell>
          <table:table-cell office:value-type="float" office:value="330.104" calcext:value-type="float">
            <text:p>330,104</text:p>
          </table:table-cell>
        </table:table-row>
        <table:table-row table:style-name="ro1">
          <table:table-cell office:value-type="string" calcext:value-type="string">
            <text:p>cooling packet: 15, step:10</text:p>
          </table:table-cell>
          <table:table-cell office:value-type="float" office:value="53.3651" calcext:value-type="float">
            <text:p>53,3651</text:p>
          </table:table-cell>
          <table:table-cell office:value-type="float" office:value="56.345" calcext:value-type="float">
            <text:p>56,345</text:p>
          </table:table-cell>
          <table:table-cell office:value-type="float" office:value="65.1436" calcext:value-type="float">
            <text:p>65,1436</text:p>
          </table:table-cell>
          <table:table-cell office:value-type="float" office:value="55.6042" calcext:value-type="float">
            <text:p>55,6042</text:p>
          </table:table-cell>
          <table:table-cell office:value-type="float" office:value="326.365" calcext:value-type="float">
            <text:p>326,365</text:p>
          </table:table-cell>
          <table:table-cell office:value-type="float" office:value="329.345" calcext:value-type="float">
            <text:p>329,345</text:p>
          </table:table-cell>
          <table:table-cell office:value-type="float" office:value="338.144" calcext:value-type="float">
            <text:p>338,144</text:p>
          </table:table-cell>
          <table:table-cell office:value-type="float" office:value="328.604" calcext:value-type="float">
            <text:p>328,604</text:p>
          </table:table-cell>
        </table:table-row>
        <table:table-row table:style-name="ro1">
          <table:table-cell office:value-type="string" calcext:value-type="string">
            <text:p>cooling packet: 15, step:11</text:p>
          </table:table-cell>
          <table:table-cell office:value-type="float" office:value="52.0049" calcext:value-type="float">
            <text:p>52,0049</text:p>
          </table:table-cell>
          <table:table-cell office:value-type="float" office:value="54.884" calcext:value-type="float">
            <text:p>54,884</text:p>
          </table:table-cell>
          <table:table-cell office:value-type="float" office:value="64.8331" calcext:value-type="float">
            <text:p>64,8331</text:p>
          </table:table-cell>
          <table:table-cell office:value-type="float" office:value="54.1781" calcext:value-type="float">
            <text:p>54,1781</text:p>
          </table:table-cell>
          <table:table-cell office:value-type="float" office:value="325.005" calcext:value-type="float">
            <text:p>325,005</text:p>
          </table:table-cell>
          <table:table-cell office:value-type="float" office:value="327.884" calcext:value-type="float">
            <text:p>327,884</text:p>
          </table:table-cell>
          <table:table-cell office:value-type="float" office:value="337.833" calcext:value-type="float">
            <text:p>337,833</text:p>
          </table:table-cell>
          <table:table-cell office:value-type="float" office:value="327.178" calcext:value-type="float">
            <text:p>327,178</text:p>
          </table:table-cell>
        </table:table-row>
        <table:table-row table:style-name="ro1">
          <table:table-cell office:value-type="string" calcext:value-type="string">
            <text:p>heatind packet: 16, step:1</text:p>
          </table:table-cell>
          <table:table-cell office:value-type="float" office:value="51.6763" calcext:value-type="float">
            <text:p>51,6763</text:p>
          </table:table-cell>
          <table:table-cell office:value-type="float" office:value="60.5746" calcext:value-type="float">
            <text:p>60,5746</text:p>
          </table:table-cell>
          <table:table-cell office:value-type="float" office:value="64.5162" calcext:value-type="float">
            <text:p>64,5162</text:p>
          </table:table-cell>
          <table:table-cell office:value-type="float" office:value="54.8979" calcext:value-type="float">
            <text:p>54,8979</text:p>
          </table:table-cell>
          <table:table-cell office:value-type="float" office:value="324.676" calcext:value-type="float">
            <text:p>324,676</text:p>
          </table:table-cell>
          <table:table-cell office:value-type="float" office:value="333.575" calcext:value-type="float">
            <text:p>333,575</text:p>
          </table:table-cell>
          <table:table-cell office:value-type="float" office:value="337.516" calcext:value-type="float">
            <text:p>337,516</text:p>
          </table:table-cell>
          <table:table-cell office:value-type="float" office:value="327.898" calcext:value-type="float">
            <text:p>327,898</text:p>
          </table:table-cell>
        </table:table-row>
        <table:table-row table:style-name="ro1">
          <table:table-cell office:value-type="string" calcext:value-type="string">
            <text:p>heatind packet: 16, step:2</text:p>
          </table:table-cell>
          <table:table-cell office:value-type="float" office:value="52.6899" calcext:value-type="float">
            <text:p>52,6899</text:p>
          </table:table-cell>
          <table:table-cell office:value-type="float" office:value="62.5231" calcext:value-type="float">
            <text:p>62,5231</text:p>
          </table:table-cell>
          <table:table-cell office:value-type="float" office:value="64.2461" calcext:value-type="float">
            <text:p>64,2461</text:p>
          </table:table-cell>
          <table:table-cell office:value-type="float" office:value="56.2918" calcext:value-type="float">
            <text:p>56,2918</text:p>
          </table:table-cell>
          <table:table-cell office:value-type="float" office:value="325.69" calcext:value-type="float">
            <text:p>325,69</text:p>
          </table:table-cell>
          <table:table-cell office:value-type="float" office:value="335.523" calcext:value-type="float">
            <text:p>335,523</text:p>
          </table:table-cell>
          <table:table-cell office:value-type="float" office:value="337.246" calcext:value-type="float">
            <text:p>337,246</text:p>
          </table:table-cell>
          <table:table-cell office:value-type="float" office:value="329.292" calcext:value-type="float">
            <text:p>329,292</text:p>
          </table:table-cell>
        </table:table-row>
        <table:table-row table:style-name="ro1">
          <table:table-cell office:value-type="string" calcext:value-type="string">
            <text:p>heatind packet: 16, step:3</text:p>
          </table:table-cell>
          <table:table-cell office:value-type="float" office:value="53.9284" calcext:value-type="float">
            <text:p>53,9284</text:p>
          </table:table-cell>
          <table:table-cell office:value-type="float" office:value="63.991" calcext:value-type="float">
            <text:p>63,991</text:p>
          </table:table-cell>
          <table:table-cell office:value-type="float" office:value="64.0255" calcext:value-type="float">
            <text:p>64,0255</text:p>
          </table:table-cell>
          <table:table-cell office:value-type="float" office:value="57.6414" calcext:value-type="float">
            <text:p>57,6414</text:p>
          </table:table-cell>
          <table:table-cell office:value-type="float" office:value="326.928" calcext:value-type="float">
            <text:p>326,928</text:p>
          </table:table-cell>
          <table:table-cell office:value-type="float" office:value="336.991" calcext:value-type="float">
            <text:p>336,991</text:p>
          </table:table-cell>
          <table:table-cell office:value-type="float" office:value="337.026" calcext:value-type="float">
            <text:p>337,026</text:p>
          </table:table-cell>
          <table:table-cell office:value-type="float" office:value="330.641" calcext:value-type="float">
            <text:p>330,641</text:p>
          </table:table-cell>
        </table:table-row>
        <table:table-row table:style-name="ro1">
          <table:table-cell office:value-type="string" calcext:value-type="string">
            <text:p>heatind packet: 16, step:4</text:p>
          </table:table-cell>
          <table:table-cell office:value-type="float" office:value="55.1519" calcext:value-type="float">
            <text:p>55,1519</text:p>
          </table:table-cell>
          <table:table-cell office:value-type="float" office:value="65.3417" calcext:value-type="float">
            <text:p>65,3417</text:p>
          </table:table-cell>
          <table:table-cell office:value-type="float" office:value="63.8514" calcext:value-type="float">
            <text:p>63,8514</text:p>
          </table:table-cell>
          <table:table-cell office:value-type="float" office:value="58.9323" calcext:value-type="float">
            <text:p>58,9323</text:p>
          </table:table-cell>
          <table:table-cell office:value-type="float" office:value="328.152" calcext:value-type="float">
            <text:p>328,152</text:p>
          </table:table-cell>
          <table:table-cell office:value-type="float" office:value="338.342" calcext:value-type="float">
            <text:p>338,342</text:p>
          </table:table-cell>
          <table:table-cell office:value-type="float" office:value="336.851" calcext:value-type="float">
            <text:p>336,851</text:p>
          </table:table-cell>
          <table:table-cell office:value-type="float" office:value="331.932" calcext:value-type="float">
            <text:p>331,932</text:p>
          </table:table-cell>
        </table:table-row>
        <table:table-row table:style-name="ro1">
          <table:table-cell office:value-type="string" calcext:value-type="string">
            <text:p>heatind packet: 16, step:5</text:p>
          </table:table-cell>
          <table:table-cell office:value-type="float" office:value="56.327" calcext:value-type="float">
            <text:p>56,327</text:p>
          </table:table-cell>
          <table:table-cell office:value-type="float" office:value="66.6259" calcext:value-type="float">
            <text:p>66,6259</text:p>
          </table:table-cell>
          <table:table-cell office:value-type="float" office:value="63.7206" calcext:value-type="float">
            <text:p>63,7206</text:p>
          </table:table-cell>
          <table:table-cell office:value-type="float" office:value="60.1669" calcext:value-type="float">
            <text:p>60,1669</text:p>
          </table:table-cell>
          <table:table-cell office:value-type="float" office:value="329.327" calcext:value-type="float">
            <text:p>329,327</text:p>
          </table:table-cell>
          <table:table-cell office:value-type="float" office:value="339.626" calcext:value-type="float">
            <text:p>339,626</text:p>
          </table:table-cell>
          <table:table-cell office:value-type="float" office:value="336.721" calcext:value-type="float">
            <text:p>336,721</text:p>
          </table:table-cell>
          <table:table-cell office:value-type="float" office:value="333.167" calcext:value-type="float">
            <text:p>333,167</text:p>
          </table:table-cell>
        </table:table-row>
        <table:table-row table:style-name="ro1">
          <table:table-cell office:value-type="string" calcext:value-type="string">
            <text:p>heatind packet: 16, step:6</text:p>
          </table:table-cell>
          <table:table-cell office:value-type="float" office:value="57.4514" calcext:value-type="float">
            <text:p>57,4514</text:p>
          </table:table-cell>
          <table:table-cell office:value-type="float" office:value="67.8529" calcext:value-type="float">
            <text:p>67,8529</text:p>
          </table:table-cell>
          <table:table-cell office:value-type="float" office:value="63.6305" calcext:value-type="float">
            <text:p>63,6305</text:p>
          </table:table-cell>
          <table:table-cell office:value-type="float" office:value="61.3478" calcext:value-type="float">
            <text:p>61,3478</text:p>
          </table:table-cell>
          <table:table-cell office:value-type="float" office:value="330.451" calcext:value-type="float">
            <text:p>330,451</text:p>
          </table:table-cell>
          <table:table-cell office:value-type="float" office:value="340.853" calcext:value-type="float">
            <text:p>340,853</text:p>
          </table:table-cell>
          <table:table-cell office:value-type="float" office:value="336.631" calcext:value-type="float">
            <text:p>336,631</text:p>
          </table:table-cell>
          <table:table-cell office:value-type="float" office:value="334.348" calcext:value-type="float">
            <text:p>334,348</text:p>
          </table:table-cell>
        </table:table-row>
        <table:table-row table:style-name="ro1">
          <table:table-cell office:value-type="string" calcext:value-type="string">
            <text:p>heatind packet: 16, step:7</text:p>
          </table:table-cell>
          <table:table-cell office:value-type="float" office:value="58.5269" calcext:value-type="float">
            <text:p>58,5269</text:p>
          </table:table-cell>
          <table:table-cell office:value-type="float" office:value="69.0264" calcext:value-type="float">
            <text:p>69,0264</text:p>
          </table:table-cell>
          <table:table-cell office:value-type="float" office:value="63.5783" calcext:value-type="float">
            <text:p>63,5783</text:p>
          </table:table-cell>
          <table:table-cell office:value-type="float" office:value="62.4774" calcext:value-type="float">
            <text:p>62,4774</text:p>
          </table:table-cell>
          <table:table-cell office:value-type="float" office:value="331.527" calcext:value-type="float">
            <text:p>331,527</text:p>
          </table:table-cell>
          <table:table-cell office:value-type="float" office:value="342.026" calcext:value-type="float">
            <text:p>342,026</text:p>
          </table:table-cell>
          <table:table-cell office:value-type="float" office:value="336.578" calcext:value-type="float">
            <text:p>336,578</text:p>
          </table:table-cell>
          <table:table-cell office:value-type="float" office:value="335.477" calcext:value-type="float">
            <text:p>335,477</text:p>
          </table:table-cell>
        </table:table-row>
        <table:table-row table:style-name="ro1">
          <table:table-cell office:value-type="string" calcext:value-type="string">
            <text:p>heatind packet: 16, step:8</text:p>
          </table:table-cell>
          <table:table-cell office:value-type="float" office:value="59.5555" calcext:value-type="float">
            <text:p>59,5555</text:p>
          </table:table-cell>
          <table:table-cell office:value-type="float" office:value="70.1488" calcext:value-type="float">
            <text:p>70,1488</text:p>
          </table:table-cell>
          <table:table-cell office:value-type="float" office:value="63.5613" calcext:value-type="float">
            <text:p>63,5613</text:p>
          </table:table-cell>
          <table:table-cell office:value-type="float" office:value="63.5582" calcext:value-type="float">
            <text:p>63,5582</text:p>
          </table:table-cell>
          <table:table-cell office:value-type="float" office:value="332.555" calcext:value-type="float">
            <text:p>332,555</text:p>
          </table:table-cell>
          <table:table-cell office:value-type="float" office:value="343.149" calcext:value-type="float">
            <text:p>343,149</text:p>
          </table:table-cell>
          <table:table-cell office:value-type="float" office:value="336.561" calcext:value-type="float">
            <text:p>336,561</text:p>
          </table:table-cell>
          <table:table-cell office:value-type="float" office:value="336.558" calcext:value-type="float">
            <text:p>336,558</text:p>
          </table:table-cell>
        </table:table-row>
        <table:table-row table:style-name="ro1">
          <table:table-cell office:value-type="string" calcext:value-type="string">
            <text:p>heatind packet: 16, step:9</text:p>
          </table:table-cell>
          <table:table-cell office:value-type="float" office:value="60.5395" calcext:value-type="float">
            <text:p>60,5395</text:p>
          </table:table-cell>
          <table:table-cell office:value-type="float" office:value="71.2228" calcext:value-type="float">
            <text:p>71,2228</text:p>
          </table:table-cell>
          <table:table-cell office:value-type="float" office:value="63.5773" calcext:value-type="float">
            <text:p>63,5773</text:p>
          </table:table-cell>
          <table:table-cell office:value-type="float" office:value="64.5925" calcext:value-type="float">
            <text:p>64,5925</text:p>
          </table:table-cell>
          <table:table-cell office:value-type="float" office:value="333.54" calcext:value-type="float">
            <text:p>333,54</text:p>
          </table:table-cell>
          <table:table-cell office:value-type="float" office:value="344.223" calcext:value-type="float">
            <text:p>344,223</text:p>
          </table:table-cell>
          <table:table-cell office:value-type="float" office:value="336.577" calcext:value-type="float">
            <text:p>336,577</text:p>
          </table:table-cell>
          <table:table-cell office:value-type="float" office:value="337.593" calcext:value-type="float">
            <text:p>337,593</text:p>
          </table:table-cell>
        </table:table-row>
        <table:table-row table:style-name="ro1">
          <table:table-cell office:value-type="string" calcext:value-type="string">
            <text:p>heatind packet: 16, step:10</text:p>
          </table:table-cell>
          <table:table-cell office:value-type="float" office:value="61.4811" calcext:value-type="float">
            <text:p>61,4811</text:p>
          </table:table-cell>
          <table:table-cell office:value-type="float" office:value="72.2505" calcext:value-type="float">
            <text:p>72,2505</text:p>
          </table:table-cell>
          <table:table-cell office:value-type="float" office:value="63.6238" calcext:value-type="float">
            <text:p>63,6238</text:p>
          </table:table-cell>
          <table:table-cell office:value-type="float" office:value="65.5825" calcext:value-type="float">
            <text:p>65,5825</text:p>
          </table:table-cell>
          <table:table-cell office:value-type="float" office:value="334.481" calcext:value-type="float">
            <text:p>334,481</text:p>
          </table:table-cell>
          <table:table-cell office:value-type="float" office:value="345.251" calcext:value-type="float">
            <text:p>345,251</text:p>
          </table:table-cell>
          <table:table-cell office:value-type="float" office:value="336.624" calcext:value-type="float">
            <text:p>336,624</text:p>
          </table:table-cell>
          <table:table-cell office:value-type="float" office:value="338.582" calcext:value-type="float">
            <text:p>338,582</text:p>
          </table:table-cell>
        </table:table-row>
        <table:table-row table:style-name="ro1">
          <table:table-cell office:value-type="string" calcext:value-type="string">
            <text:p>heatind packet: 16, step:11</text:p>
          </table:table-cell>
          <table:table-cell office:value-type="float" office:value="62.3823" calcext:value-type="float">
            <text:p>62,3823</text:p>
          </table:table-cell>
          <table:table-cell office:value-type="float" office:value="73.2342" calcext:value-type="float">
            <text:p>73,2342</text:p>
          </table:table-cell>
          <table:table-cell office:value-type="float" office:value="63.6987" calcext:value-type="float">
            <text:p>63,6987</text:p>
          </table:table-cell>
          <table:table-cell office:value-type="float" office:value="66.5303" calcext:value-type="float">
            <text:p>66,5303</text:p>
          </table:table-cell>
          <table:table-cell office:value-type="float" office:value="335.382" calcext:value-type="float">
            <text:p>335,382</text:p>
          </table:table-cell>
          <table:table-cell office:value-type="float" office:value="346.234" calcext:value-type="float">
            <text:p>346,234</text:p>
          </table:table-cell>
          <table:table-cell office:value-type="float" office:value="336.699" calcext:value-type="float">
            <text:p>336,699</text:p>
          </table:table-cell>
          <table:table-cell office:value-type="float" office:value="339.53" calcext:value-type="float">
            <text:p>339,53</text:p>
          </table:table-cell>
        </table:table-row>
        <table:table-row table:style-name="ro1">
          <table:table-cell office:value-type="string" calcext:value-type="string">
            <text:p>heatind packet: 16, step:12</text:p>
          </table:table-cell>
          <table:table-cell office:value-type="float" office:value="63.2451" calcext:value-type="float">
            <text:p>63,2451</text:p>
          </table:table-cell>
          <table:table-cell office:value-type="float" office:value="74.176" calcext:value-type="float">
            <text:p>74,176</text:p>
          </table:table-cell>
          <table:table-cell office:value-type="float" office:value="63.7998" calcext:value-type="float">
            <text:p>63,7998</text:p>
          </table:table-cell>
          <table:table-cell office:value-type="float" office:value="67.4379" calcext:value-type="float">
            <text:p>67,4379</text:p>
          </table:table-cell>
          <table:table-cell office:value-type="float" office:value="336.245" calcext:value-type="float">
            <text:p>336,245</text:p>
          </table:table-cell>
          <table:table-cell office:value-type="float" office:value="347.176" calcext:value-type="float">
            <text:p>347,176</text:p>
          </table:table-cell>
          <table:table-cell office:value-type="float" office:value="336.8" calcext:value-type="float">
            <text:p>336,8</text:p>
          </table:table-cell>
          <table:table-cell office:value-type="float" office:value="340.438" calcext:value-type="float">
            <text:p>340,438</text:p>
          </table:table-cell>
        </table:table-row>
        <table:table-row table:style-name="ro1">
          <table:table-cell office:value-type="string" calcext:value-type="string">
            <text:p>heatind packet: 16, step:13</text:p>
          </table:table-cell>
          <table:table-cell office:value-type="float" office:value="64.0712" calcext:value-type="float">
            <text:p>64,0712</text:p>
          </table:table-cell>
          <table:table-cell office:value-type="float" office:value="75.0779" calcext:value-type="float">
            <text:p>75,0779</text:p>
          </table:table-cell>
          <table:table-cell office:value-type="float" office:value="63.9253" calcext:value-type="float">
            <text:p>63,9253</text:p>
          </table:table-cell>
          <table:table-cell office:value-type="float" office:value="68.3072" calcext:value-type="float">
            <text:p>68,3072</text:p>
          </table:table-cell>
          <table:table-cell office:value-type="float" office:value="337.071" calcext:value-type="float">
            <text:p>337,071</text:p>
          </table:table-cell>
          <table:table-cell office:value-type="float" office:value="348.078" calcext:value-type="float">
            <text:p>348,078</text:p>
          </table:table-cell>
          <table:table-cell office:value-type="float" office:value="336.925" calcext:value-type="float">
            <text:p>336,925</text:p>
          </table:table-cell>
          <table:table-cell office:value-type="float" office:value="341.307" calcext:value-type="float">
            <text:p>341,307</text:p>
          </table:table-cell>
        </table:table-row>
        <table:table-row table:style-name="ro1">
          <table:table-cell office:value-type="string" calcext:value-type="string">
            <text:p>heatind packet: 16, step:14</text:p>
          </table:table-cell>
          <table:table-cell office:value-type="float" office:value="64.8624" calcext:value-type="float">
            <text:p>64,8624</text:p>
          </table:table-cell>
          <table:table-cell office:value-type="float" office:value="75.9419" calcext:value-type="float">
            <text:p>75,9419</text:p>
          </table:table-cell>
          <table:table-cell office:value-type="float" office:value="64.0733" calcext:value-type="float">
            <text:p>64,0733</text:p>
          </table:table-cell>
          <table:table-cell office:value-type="float" office:value="69.1402" calcext:value-type="float">
            <text:p>69,1402</text:p>
          </table:table-cell>
          <table:table-cell office:value-type="float" office:value="337.862" calcext:value-type="float">
            <text:p>337,862</text:p>
          </table:table-cell>
          <table:table-cell office:value-type="float" office:value="348.942" calcext:value-type="float">
            <text:p>348,942</text:p>
          </table:table-cell>
          <table:table-cell office:value-type="float" office:value="337.073" calcext:value-type="float">
            <text:p>337,073</text:p>
          </table:table-cell>
          <table:table-cell office:value-type="float" office:value="342.14" calcext:value-type="float">
            <text:p>342,14</text:p>
          </table:table-cell>
        </table:table-row>
        <table:table-row table:style-name="ro1">
          <table:table-cell office:value-type="string" calcext:value-type="string">
            <text:p>heatind packet: 16, step:15</text:p>
          </table:table-cell>
          <table:table-cell office:value-type="float" office:value="65.6205" calcext:value-type="float">
            <text:p>65,6205</text:p>
          </table:table-cell>
          <table:table-cell office:value-type="float" office:value="76.7696" calcext:value-type="float">
            <text:p>76,7696</text:p>
          </table:table-cell>
          <table:table-cell office:value-type="float" office:value="64.242" calcext:value-type="float">
            <text:p>64,242</text:p>
          </table:table-cell>
          <table:table-cell office:value-type="float" office:value="69.9385" calcext:value-type="float">
            <text:p>69,9385</text:p>
          </table:table-cell>
          <table:table-cell office:value-type="float" office:value="338.621" calcext:value-type="float">
            <text:p>338,621</text:p>
          </table:table-cell>
          <table:table-cell office:value-type="float" office:value="349.77" calcext:value-type="float">
            <text:p>349,77</text:p>
          </table:table-cell>
          <table:table-cell office:value-type="float" office:value="337.242" calcext:value-type="float">
            <text:p>337,242</text:p>
          </table:table-cell>
          <table:table-cell office:value-type="float" office:value="342.938" calcext:value-type="float">
            <text:p>342,938</text:p>
          </table:table-cell>
        </table:table-row>
        <table:table-row table:style-name="ro1">
          <table:table-cell office:value-type="string" calcext:value-type="string">
            <text:p>heatind packet: 16, step:16</text:p>
          </table:table-cell>
          <table:table-cell office:value-type="float" office:value="66.3471" calcext:value-type="float">
            <text:p>66,3471</text:p>
          </table:table-cell>
          <table:table-cell office:value-type="float" office:value="77.563" calcext:value-type="float">
            <text:p>77,563</text:p>
          </table:table-cell>
          <table:table-cell office:value-type="float" office:value="64.4298" calcext:value-type="float">
            <text:p>64,4298</text:p>
          </table:table-cell>
          <table:table-cell office:value-type="float" office:value="70.7038" calcext:value-type="float">
            <text:p>70,7038</text:p>
          </table:table-cell>
          <table:table-cell office:value-type="float" office:value="339.347" calcext:value-type="float">
            <text:p>339,347</text:p>
          </table:table-cell>
          <table:table-cell office:value-type="float" office:value="350.563" calcext:value-type="float">
            <text:p>350,563</text:p>
          </table:table-cell>
          <table:table-cell office:value-type="float" office:value="337.43" calcext:value-type="float">
            <text:p>337,43</text:p>
          </table:table-cell>
          <table:table-cell office:value-type="float" office:value="343.704" calcext:value-type="float">
            <text:p>343,704</text:p>
          </table:table-cell>
        </table:table-row>
        <table:table-row table:style-name="ro1">
          <table:table-cell office:value-type="string" calcext:value-type="string">
            <text:p>heatind packet: 16, step:17</text:p>
          </table:table-cell>
          <table:table-cell office:value-type="float" office:value="67.0436" calcext:value-type="float">
            <text:p>67,0436</text:p>
          </table:table-cell>
          <table:table-cell office:value-type="float" office:value="78.3237" calcext:value-type="float">
            <text:p>78,3237</text:p>
          </table:table-cell>
          <table:table-cell office:value-type="float" office:value="64.6352" calcext:value-type="float">
            <text:p>64,6352</text:p>
          </table:table-cell>
          <table:table-cell office:value-type="float" office:value="71.4377" calcext:value-type="float">
            <text:p>71,4377</text:p>
          </table:table-cell>
          <table:table-cell office:value-type="float" office:value="340.044" calcext:value-type="float">
            <text:p>340,044</text:p>
          </table:table-cell>
          <table:table-cell office:value-type="float" office:value="351.324" calcext:value-type="float">
            <text:p>351,324</text:p>
          </table:table-cell>
          <table:table-cell office:value-type="float" office:value="337.635" calcext:value-type="float">
            <text:p>337,635</text:p>
          </table:table-cell>
          <table:table-cell office:value-type="float" office:value="344.438" calcext:value-type="float">
            <text:p>344,438</text:p>
          </table:table-cell>
        </table:table-row>
        <table:table-row table:style-name="ro1">
          <table:table-cell office:value-type="string" calcext:value-type="string">
            <text:p>heatind packet: 16, step:18</text:p>
          </table:table-cell>
          <table:table-cell office:value-type="float" office:value="67.7115" calcext:value-type="float">
            <text:p>67,7115</text:p>
          </table:table-cell>
          <table:table-cell office:value-type="float" office:value="79.0532" calcext:value-type="float">
            <text:p>79,0532</text:p>
          </table:table-cell>
          <table:table-cell office:value-type="float" office:value="64.8566" calcext:value-type="float">
            <text:p>64,8566</text:p>
          </table:table-cell>
          <table:table-cell office:value-type="float" office:value="72.1417" calcext:value-type="float">
            <text:p>72,1417</text:p>
          </table:table-cell>
          <table:table-cell office:value-type="float" office:value="340.712" calcext:value-type="float">
            <text:p>340,712</text:p>
          </table:table-cell>
          <table:table-cell office:value-type="float" office:value="352.053" calcext:value-type="float">
            <text:p>352,053</text:p>
          </table:table-cell>
          <table:table-cell office:value-type="float" office:value="337.857" calcext:value-type="float">
            <text:p>337,857</text:p>
          </table:table-cell>
          <table:table-cell office:value-type="float" office:value="345.142" calcext:value-type="float">
            <text:p>345,142</text:p>
          </table:table-cell>
        </table:table-row>
        <table:table-row table:style-name="ro1">
          <table:table-cell office:value-type="string" calcext:value-type="string">
            <text:p>heatind packet: 16, step:19</text:p>
          </table:table-cell>
          <table:table-cell office:value-type="float" office:value="68.3523" calcext:value-type="float">
            <text:p>68,3523</text:p>
          </table:table-cell>
          <table:table-cell office:value-type="float" office:value="79.7531" calcext:value-type="float">
            <text:p>79,7531</text:p>
          </table:table-cell>
          <table:table-cell office:value-type="float" office:value="65.0927" calcext:value-type="float">
            <text:p>65,0927</text:p>
          </table:table-cell>
          <table:table-cell office:value-type="float" office:value="72.8172" calcext:value-type="float">
            <text:p>72,8172</text:p>
          </table:table-cell>
          <table:table-cell office:value-type="float" office:value="341.352" calcext:value-type="float">
            <text:p>341,352</text:p>
          </table:table-cell>
          <table:table-cell office:value-type="float" office:value="352.753" calcext:value-type="float">
            <text:p>352,753</text:p>
          </table:table-cell>
          <table:table-cell office:value-type="float" office:value="338.093" calcext:value-type="float">
            <text:p>338,093</text:p>
          </table:table-cell>
          <table:table-cell office:value-type="float" office:value="345.817" calcext:value-type="float">
            <text:p>345,817</text:p>
          </table:table-cell>
        </table:table-row>
        <table:table-row table:style-name="ro1">
          <table:table-cell office:value-type="string" calcext:value-type="string">
            <text:p>heatind packet: 16, step:20</text:p>
          </table:table-cell>
          <table:table-cell office:value-type="float" office:value="68.9672" calcext:value-type="float">
            <text:p>68,9672</text:p>
          </table:table-cell>
          <table:table-cell office:value-type="float" office:value="80.4248" calcext:value-type="float">
            <text:p>80,4248</text:p>
          </table:table-cell>
          <table:table-cell office:value-type="float" office:value="65.3422" calcext:value-type="float">
            <text:p>65,3422</text:p>
          </table:table-cell>
          <table:table-cell office:value-type="float" office:value="73.4657" calcext:value-type="float">
            <text:p>73,4657</text:p>
          </table:table-cell>
          <table:table-cell office:value-type="float" office:value="341.967" calcext:value-type="float">
            <text:p>341,967</text:p>
          </table:table-cell>
          <table:table-cell office:value-type="float" office:value="353.425" calcext:value-type="float">
            <text:p>353,425</text:p>
          </table:table-cell>
          <table:table-cell office:value-type="float" office:value="338.342" calcext:value-type="float">
            <text:p>338,342</text:p>
          </table:table-cell>
          <table:table-cell office:value-type="float" office:value="346.466" calcext:value-type="float">
            <text:p>346,466</text:p>
          </table:table-cell>
        </table:table-row>
        <table:table-row table:style-name="ro1">
          <table:table-cell office:value-type="string" calcext:value-type="string">
            <text:p>heatind packet: 16, step:21</text:p>
          </table:table-cell>
          <table:table-cell office:value-type="float" office:value="69.5575" calcext:value-type="float">
            <text:p>69,5575</text:p>
          </table:table-cell>
          <table:table-cell office:value-type="float" office:value="81.0696" calcext:value-type="float">
            <text:p>81,0696</text:p>
          </table:table-cell>
          <table:table-cell office:value-type="float" office:value="65.6039" calcext:value-type="float">
            <text:p>65,6039</text:p>
          </table:table-cell>
          <table:table-cell office:value-type="float" office:value="74.0884" calcext:value-type="float">
            <text:p>74,0884</text:p>
          </table:table-cell>
          <table:table-cell office:value-type="float" office:value="342.558" calcext:value-type="float">
            <text:p>342,558</text:p>
          </table:table-cell>
          <table:table-cell office:value-type="float" office:value="354.07" calcext:value-type="float">
            <text:p>354,07</text:p>
          </table:table-cell>
          <table:table-cell office:value-type="float" office:value="338.604" calcext:value-type="float">
            <text:p>338,604</text:p>
          </table:table-cell>
          <table:table-cell office:value-type="float" office:value="347.088" calcext:value-type="float">
            <text:p>347,088</text:p>
          </table:table-cell>
        </table:table-row>
        <table:table-row table:style-name="ro1">
          <table:table-cell office:value-type="string" calcext:value-type="string">
            <text:p>cooling packet: 16, step:1</text:p>
          </table:table-cell>
          <table:table-cell office:value-type="float" office:value="69.0524" calcext:value-type="float">
            <text:p>69,0524</text:p>
          </table:table-cell>
          <table:table-cell office:value-type="float" office:value="74.1498" calcext:value-type="float">
            <text:p>74,1498</text:p>
          </table:table-cell>
          <table:table-cell office:value-type="float" office:value="65.847" calcext:value-type="float">
            <text:p>65,847</text:p>
          </table:table-cell>
          <table:table-cell office:value-type="float" office:value="72.4258" calcext:value-type="float">
            <text:p>72,4258</text:p>
          </table:table-cell>
          <table:table-cell office:value-type="float" office:value="342.052" calcext:value-type="float">
            <text:p>342,052</text:p>
          </table:table-cell>
          <table:table-cell office:value-type="float" office:value="347.15" calcext:value-type="float">
            <text:p>347,15</text:p>
          </table:table-cell>
          <table:table-cell office:value-type="float" office:value="338.847" calcext:value-type="float">
            <text:p>338,847</text:p>
          </table:table-cell>
          <table:table-cell office:value-type="float" office:value="345.426" calcext:value-type="float">
            <text:p>345,426</text:p>
          </table:table-cell>
        </table:table-row>
        <table:table-row table:style-name="ro1">
          <table:table-cell office:value-type="string" calcext:value-type="string">
            <text:p>cooling packet: 16, step:2</text:p>
          </table:table-cell>
          <table:table-cell office:value-type="float" office:value="67.1762" calcext:value-type="float">
            <text:p>67,1762</text:p>
          </table:table-cell>
          <table:table-cell office:value-type="float" office:value="71.3161" calcext:value-type="float">
            <text:p>71,3161</text:p>
          </table:table-cell>
          <table:table-cell office:value-type="float" office:value="66.0145" calcext:value-type="float">
            <text:p>66,0145</text:p>
          </table:table-cell>
          <table:table-cell office:value-type="float" office:value="70.1334" calcext:value-type="float">
            <text:p>70,1334</text:p>
          </table:table-cell>
          <table:table-cell office:value-type="float" office:value="340.176" calcext:value-type="float">
            <text:p>340,176</text:p>
          </table:table-cell>
          <table:table-cell office:value-type="float" office:value="344.316" calcext:value-type="float">
            <text:p>344,316</text:p>
          </table:table-cell>
          <table:table-cell office:value-type="float" office:value="339.015" calcext:value-type="float">
            <text:p>339,015</text:p>
          </table:table-cell>
          <table:table-cell office:value-type="float" office:value="343.133" calcext:value-type="float">
            <text:p>343,133</text:p>
          </table:table-cell>
        </table:table-row>
        <table:table-row table:style-name="ro1">
          <table:table-cell office:value-type="string" calcext:value-type="string">
            <text:p>cooling packet: 16, step:3</text:p>
          </table:table-cell>
          <table:table-cell office:value-type="float" office:value="65.1413" calcext:value-type="float">
            <text:p>65,1413</text:p>
          </table:table-cell>
          <table:table-cell office:value-type="float" office:value="69.0213" calcext:value-type="float">
            <text:p>69,0213</text:p>
          </table:table-cell>
          <table:table-cell office:value-type="float" office:value="66.1074" calcext:value-type="float">
            <text:p>66,1074</text:p>
          </table:table-cell>
          <table:table-cell office:value-type="float" office:value="67.9548" calcext:value-type="float">
            <text:p>67,9548</text:p>
          </table:table-cell>
          <table:table-cell office:value-type="float" office:value="338.141" calcext:value-type="float">
            <text:p>338,141</text:p>
          </table:table-cell>
          <table:table-cell office:value-type="float" office:value="342.021" calcext:value-type="float">
            <text:p>342,021</text:p>
          </table:table-cell>
          <table:table-cell office:value-type="float" office:value="339.107" calcext:value-type="float">
            <text:p>339,107</text:p>
          </table:table-cell>
          <table:table-cell office:value-type="float" office:value="340.955" calcext:value-type="float">
            <text:p>340,955</text:p>
          </table:table-cell>
        </table:table-row>
        <table:table-row table:style-name="ro1">
          <table:table-cell office:value-type="string" calcext:value-type="string">
            <text:p>cooling packet: 16, step:4</text:p>
          </table:table-cell>
          <table:table-cell office:value-type="float" office:value="63.1814" calcext:value-type="float">
            <text:p>63,1814</text:p>
          </table:table-cell>
          <table:table-cell office:value-type="float" office:value="66.899" calcext:value-type="float">
            <text:p>66,899</text:p>
          </table:table-cell>
          <table:table-cell office:value-type="float" office:value="66.1321" calcext:value-type="float">
            <text:p>66,1321</text:p>
          </table:table-cell>
          <table:table-cell office:value-type="float" office:value="65.8946" calcext:value-type="float">
            <text:p>65,8946</text:p>
          </table:table-cell>
          <table:table-cell office:value-type="float" office:value="336.181" calcext:value-type="float">
            <text:p>336,181</text:p>
          </table:table-cell>
          <table:table-cell office:value-type="float" office:value="339.899" calcext:value-type="float">
            <text:p>339,899</text:p>
          </table:table-cell>
          <table:table-cell office:value-type="float" office:value="339.132" calcext:value-type="float">
            <text:p>339,132</text:p>
          </table:table-cell>
          <table:table-cell office:value-type="float" office:value="338.895" calcext:value-type="float">
            <text:p>338,895</text:p>
          </table:table-cell>
        </table:table-row>
        <table:table-row table:style-name="ro1">
          <table:table-cell office:value-type="string" calcext:value-type="string">
            <text:p>cooling packet: 16, step:5</text:p>
          </table:table-cell>
          <table:table-cell office:value-type="float" office:value="61.3216" calcext:value-type="float">
            <text:p>61,3216</text:p>
          </table:table-cell>
          <table:table-cell office:value-type="float" office:value="64.8969" calcext:value-type="float">
            <text:p>64,8969</text:p>
          </table:table-cell>
          <table:table-cell office:value-type="float" office:value="66.0945" calcext:value-type="float">
            <text:p>66,0945</text:p>
          </table:table-cell>
          <table:table-cell office:value-type="float" office:value="63.9445" calcext:value-type="float">
            <text:p>63,9445</text:p>
          </table:table-cell>
          <table:table-cell office:value-type="float" office:value="334.322" calcext:value-type="float">
            <text:p>334,322</text:p>
          </table:table-cell>
          <table:table-cell office:value-type="float" office:value="337.897" calcext:value-type="float">
            <text:p>337,897</text:p>
          </table:table-cell>
          <table:table-cell office:value-type="float" office:value="339.095" calcext:value-type="float">
            <text:p>339,095</text:p>
          </table:table-cell>
          <table:table-cell office:value-type="float" office:value="336.945" calcext:value-type="float">
            <text:p>336,945</text:p>
          </table:table-cell>
        </table:table-row>
        <table:table-row table:style-name="ro1">
          <table:table-cell office:value-type="string" calcext:value-type="string">
            <text:p>cooling packet: 16, step:6</text:p>
          </table:table-cell>
          <table:table-cell office:value-type="float" office:value="59.5592" calcext:value-type="float">
            <text:p>59,5592</text:p>
          </table:table-cell>
          <table:table-cell office:value-type="float" office:value="63.0016" calcext:value-type="float">
            <text:p>63,0016</text:p>
          </table:table-cell>
          <table:table-cell office:value-type="float" office:value="66.0001" calcext:value-type="float">
            <text:p>66,0001</text:p>
          </table:table-cell>
          <table:table-cell office:value-type="float" office:value="62.0973" calcext:value-type="float">
            <text:p>62,0973</text:p>
          </table:table-cell>
          <table:table-cell office:value-type="float" office:value="332.559" calcext:value-type="float">
            <text:p>332,559</text:p>
          </table:table-cell>
          <table:table-cell office:value-type="float" office:value="336.002" calcext:value-type="float">
            <text:p>336,002</text:p>
          </table:table-cell>
          <table:table-cell office:value-type="float" office:value="339" calcext:value-type="float">
            <text:p>339</text:p>
          </table:table-cell>
          <table:table-cell office:value-type="float" office:value="335.097" calcext:value-type="float">
            <text:p>335,097</text:p>
          </table:table-cell>
        </table:table-row>
        <table:table-row table:style-name="ro1">
          <table:table-cell office:value-type="string" calcext:value-type="string">
            <text:p>cooling packet: 16, step:7</text:p>
          </table:table-cell>
          <table:table-cell office:value-type="float" office:value="57.8883" calcext:value-type="float">
            <text:p>57,8883</text:p>
          </table:table-cell>
          <table:table-cell office:value-type="float" office:value="61.2054" calcext:value-type="float">
            <text:p>61,2054</text:p>
          </table:table-cell>
          <table:table-cell office:value-type="float" office:value="65.854" calcext:value-type="float">
            <text:p>65,854</text:p>
          </table:table-cell>
          <table:table-cell office:value-type="float" office:value="60.3459" calcext:value-type="float">
            <text:p>60,3459</text:p>
          </table:table-cell>
          <table:table-cell office:value-type="float" office:value="330.888" calcext:value-type="float">
            <text:p>330,888</text:p>
          </table:table-cell>
          <table:table-cell office:value-type="float" office:value="334.205" calcext:value-type="float">
            <text:p>334,205</text:p>
          </table:table-cell>
          <table:table-cell office:value-type="float" office:value="338.854" calcext:value-type="float">
            <text:p>338,854</text:p>
          </table:table-cell>
          <table:table-cell office:value-type="float" office:value="333.346" calcext:value-type="float">
            <text:p>333,346</text:p>
          </table:table-cell>
        </table:table-row>
        <table:table-row table:style-name="ro1">
          <table:table-cell office:value-type="string" calcext:value-type="string">
            <text:p>cooling packet: 16, step:8</text:p>
          </table:table-cell>
          <table:table-cell office:value-type="float" office:value="56.303" calcext:value-type="float">
            <text:p>56,303</text:p>
          </table:table-cell>
          <table:table-cell office:value-type="float" office:value="59.5016" calcext:value-type="float">
            <text:p>59,5016</text:p>
          </table:table-cell>
          <table:table-cell office:value-type="float" office:value="65.6607" calcext:value-type="float">
            <text:p>65,6607</text:p>
          </table:table-cell>
          <table:table-cell office:value-type="float" office:value="58.6842" calcext:value-type="float">
            <text:p>58,6842</text:p>
          </table:table-cell>
          <table:table-cell office:value-type="float" office:value="329.303" calcext:value-type="float">
            <text:p>329,303</text:p>
          </table:table-cell>
          <table:table-cell office:value-type="float" office:value="332.502" calcext:value-type="float">
            <text:p>332,502</text:p>
          </table:table-cell>
          <table:table-cell office:value-type="float" office:value="338.661" calcext:value-type="float">
            <text:p>338,661</text:p>
          </table:table-cell>
          <table:table-cell office:value-type="float" office:value="331.684" calcext:value-type="float">
            <text:p>331,684</text:p>
          </table:table-cell>
        </table:table-row>
        <table:table-row table:style-name="ro1">
          <table:table-cell office:value-type="string" calcext:value-type="string">
            <text:p>cooling packet: 16, step:9</text:p>
          </table:table-cell>
          <table:table-cell office:value-type="float" office:value="54.7977" calcext:value-type="float">
            <text:p>54,7977</text:p>
          </table:table-cell>
          <table:table-cell office:value-type="float" office:value="57.8841" calcext:value-type="float">
            <text:p>57,8841</text:p>
          </table:table-cell>
          <table:table-cell office:value-type="float" office:value="65.4245" calcext:value-type="float">
            <text:p>65,4245</text:p>
          </table:table-cell>
          <table:table-cell office:value-type="float" office:value="57.1062" calcext:value-type="float">
            <text:p>57,1062</text:p>
          </table:table-cell>
          <table:table-cell office:value-type="float" office:value="327.798" calcext:value-type="float">
            <text:p>327,798</text:p>
          </table:table-cell>
          <table:table-cell office:value-type="float" office:value="330.884" calcext:value-type="float">
            <text:p>330,884</text:p>
          </table:table-cell>
          <table:table-cell office:value-type="float" office:value="338.424" calcext:value-type="float">
            <text:p>338,424</text:p>
          </table:table-cell>
          <table:table-cell office:value-type="float" office:value="330.106" calcext:value-type="float">
            <text:p>330,106</text:p>
          </table:table-cell>
        </table:table-row>
        <table:table-row table:style-name="ro1">
          <table:table-cell office:value-type="string" calcext:value-type="string">
            <text:p>cooling packet: 16, step:10</text:p>
          </table:table-cell>
          <table:table-cell office:value-type="float" office:value="53.3673" calcext:value-type="float">
            <text:p>53,3673</text:p>
          </table:table-cell>
          <table:table-cell office:value-type="float" office:value="56.3474" calcext:value-type="float">
            <text:p>56,3474</text:p>
          </table:table-cell>
          <table:table-cell office:value-type="float" office:value="65.1492" calcext:value-type="float">
            <text:p>65,1492</text:p>
          </table:table-cell>
          <table:table-cell office:value-type="float" office:value="55.6066" calcext:value-type="float">
            <text:p>55,6066</text:p>
          </table:table-cell>
          <table:table-cell office:value-type="float" office:value="326.367" calcext:value-type="float">
            <text:p>326,367</text:p>
          </table:table-cell>
          <table:table-cell office:value-type="float" office:value="329.347" calcext:value-type="float">
            <text:p>329,347</text:p>
          </table:table-cell>
          <table:table-cell office:value-type="float" office:value="338.149" calcext:value-type="float">
            <text:p>338,149</text:p>
          </table:table-cell>
          <table:table-cell office:value-type="float" office:value="328.607" calcext:value-type="float">
            <text:p>328,607</text:p>
          </table:table-cell>
        </table:table-row>
        <table:table-row table:style-name="ro1">
          <table:table-cell office:value-type="string" calcext:value-type="string">
            <text:p>cooling packet: 16, step:11</text:p>
          </table:table-cell>
          <table:table-cell office:value-type="float" office:value="52.0071" calcext:value-type="float">
            <text:p>52,0071</text:p>
          </table:table-cell>
          <table:table-cell office:value-type="float" office:value="54.8864" calcext:value-type="float">
            <text:p>54,8864</text:p>
          </table:table-cell>
          <table:table-cell office:value-type="float" office:value="64.8386" calcext:value-type="float">
            <text:p>64,8386</text:p>
          </table:table-cell>
          <table:table-cell office:value-type="float" office:value="54.1805" calcext:value-type="float">
            <text:p>54,1805</text:p>
          </table:table-cell>
          <table:table-cell office:value-type="float" office:value="325.007" calcext:value-type="float">
            <text:p>325,007</text:p>
          </table:table-cell>
          <table:table-cell office:value-type="float" office:value="327.886" calcext:value-type="float">
            <text:p>327,886</text:p>
          </table:table-cell>
          <table:table-cell office:value-type="float" office:value="337.839" calcext:value-type="float">
            <text:p>337,839</text:p>
          </table:table-cell>
          <table:table-cell office:value-type="float" office:value="327.18" calcext:value-type="float">
            <text:p>327,18</text:p>
          </table:table-cell>
        </table:table-row>
        <table:table-row table:style-name="ro1">
          <table:table-cell office:value-type="string" calcext:value-type="string">
            <text:p>heatind packet: 17, step:1</text:p>
          </table:table-cell>
          <table:table-cell office:value-type="float" office:value="51.6785" calcext:value-type="float">
            <text:p>51,6785</text:p>
          </table:table-cell>
          <table:table-cell office:value-type="float" office:value="60.5769" calcext:value-type="float">
            <text:p>60,5769</text:p>
          </table:table-cell>
          <table:table-cell office:value-type="float" office:value="64.5216" calcext:value-type="float">
            <text:p>64,5216</text:p>
          </table:table-cell>
          <table:table-cell office:value-type="float" office:value="54.9002" calcext:value-type="float">
            <text:p>54,9002</text:p>
          </table:table-cell>
          <table:table-cell office:value-type="float" office:value="324.678" calcext:value-type="float">
            <text:p>324,678</text:p>
          </table:table-cell>
          <table:table-cell office:value-type="float" office:value="333.577" calcext:value-type="float">
            <text:p>333,577</text:p>
          </table:table-cell>
          <table:table-cell office:value-type="float" office:value="337.522" calcext:value-type="float">
            <text:p>337,522</text:p>
          </table:table-cell>
          <table:table-cell office:value-type="float" office:value="327.9" calcext:value-type="float">
            <text:p>327,9</text:p>
          </table:table-cell>
        </table:table-row>
        <table:table-row table:style-name="ro1">
          <table:table-cell office:value-type="string" calcext:value-type="string">
            <text:p>heatind packet: 17, step:2</text:p>
          </table:table-cell>
          <table:table-cell office:value-type="float" office:value="52.692" calcext:value-type="float">
            <text:p>52,692</text:p>
          </table:table-cell>
          <table:table-cell office:value-type="float" office:value="62.5255" calcext:value-type="float">
            <text:p>62,5255</text:p>
          </table:table-cell>
          <table:table-cell office:value-type="float" office:value="64.2514" calcext:value-type="float">
            <text:p>64,2514</text:p>
          </table:table-cell>
          <table:table-cell office:value-type="float" office:value="56.2941" calcext:value-type="float">
            <text:p>56,2941</text:p>
          </table:table-cell>
          <table:table-cell office:value-type="float" office:value="325.692" calcext:value-type="float">
            <text:p>325,692</text:p>
          </table:table-cell>
          <table:table-cell office:value-type="float" office:value="335.525" calcext:value-type="float">
            <text:p>335,525</text:p>
          </table:table-cell>
          <table:table-cell office:value-type="float" office:value="337.251" calcext:value-type="float">
            <text:p>337,251</text:p>
          </table:table-cell>
          <table:table-cell office:value-type="float" office:value="329.294" calcext:value-type="float">
            <text:p>329,294</text:p>
          </table:table-cell>
        </table:table-row>
        <table:table-row table:style-name="ro1">
          <table:table-cell office:value-type="string" calcext:value-type="string">
            <text:p>heatind packet: 17, step:3</text:p>
          </table:table-cell>
          <table:table-cell office:value-type="float" office:value="53.9306" calcext:value-type="float">
            <text:p>53,9306</text:p>
          </table:table-cell>
          <table:table-cell office:value-type="float" office:value="63.9933" calcext:value-type="float">
            <text:p>63,9933</text:p>
          </table:table-cell>
          <table:table-cell office:value-type="float" office:value="64.0307" calcext:value-type="float">
            <text:p>64,0307</text:p>
          </table:table-cell>
          <table:table-cell office:value-type="float" office:value="57.6436" calcext:value-type="float">
            <text:p>57,6436</text:p>
          </table:table-cell>
          <table:table-cell office:value-type="float" office:value="326.931" calcext:value-type="float">
            <text:p>326,931</text:p>
          </table:table-cell>
          <table:table-cell office:value-type="float" office:value="336.993" calcext:value-type="float">
            <text:p>336,993</text:p>
          </table:table-cell>
          <table:table-cell office:value-type="float" office:value="337.031" calcext:value-type="float">
            <text:p>337,031</text:p>
          </table:table-cell>
          <table:table-cell office:value-type="float" office:value="330.644" calcext:value-type="float">
            <text:p>330,644</text:p>
          </table:table-cell>
        </table:table-row>
        <table:table-row table:style-name="ro1">
          <table:table-cell office:value-type="string" calcext:value-type="string">
            <text:p>heatind packet: 17, step:4</text:p>
          </table:table-cell>
          <table:table-cell office:value-type="float" office:value="55.154" calcext:value-type="float">
            <text:p>55,154</text:p>
          </table:table-cell>
          <table:table-cell office:value-type="float" office:value="65.344" calcext:value-type="float">
            <text:p>65,344</text:p>
          </table:table-cell>
          <table:table-cell office:value-type="float" office:value="63.8565" calcext:value-type="float">
            <text:p>63,8565</text:p>
          </table:table-cell>
          <table:table-cell office:value-type="float" office:value="58.9346" calcext:value-type="float">
            <text:p>58,9346</text:p>
          </table:table-cell>
          <table:table-cell office:value-type="float" office:value="328.154" calcext:value-type="float">
            <text:p>328,154</text:p>
          </table:table-cell>
          <table:table-cell office:value-type="float" office:value="338.344" calcext:value-type="float">
            <text:p>338,344</text:p>
          </table:table-cell>
          <table:table-cell office:value-type="float" office:value="336.856" calcext:value-type="float">
            <text:p>336,856</text:p>
          </table:table-cell>
          <table:table-cell office:value-type="float" office:value="331.935" calcext:value-type="float">
            <text:p>331,935</text:p>
          </table:table-cell>
        </table:table-row>
        <table:table-row table:style-name="ro1">
          <table:table-cell office:value-type="string" calcext:value-type="string">
            <text:p>heatind packet: 17, step:5</text:p>
          </table:table-cell>
          <table:table-cell office:value-type="float" office:value="56.3291" calcext:value-type="float">
            <text:p>56,3291</text:p>
          </table:table-cell>
          <table:table-cell office:value-type="float" office:value="66.6281" calcext:value-type="float">
            <text:p>66,6281</text:p>
          </table:table-cell>
          <table:table-cell office:value-type="float" office:value="63.7257" calcext:value-type="float">
            <text:p>63,7257</text:p>
          </table:table-cell>
          <table:table-cell office:value-type="float" office:value="60.1691" calcext:value-type="float">
            <text:p>60,1691</text:p>
          </table:table-cell>
          <table:table-cell office:value-type="float" office:value="329.329" calcext:value-type="float">
            <text:p>329,329</text:p>
          </table:table-cell>
          <table:table-cell office:value-type="float" office:value="339.628" calcext:value-type="float">
            <text:p>339,628</text:p>
          </table:table-cell>
          <table:table-cell office:value-type="float" office:value="336.726" calcext:value-type="float">
            <text:p>336,726</text:p>
          </table:table-cell>
          <table:table-cell office:value-type="float" office:value="333.169" calcext:value-type="float">
            <text:p>333,169</text:p>
          </table:table-cell>
        </table:table-row>
        <table:table-row table:style-name="ro1">
          <table:table-cell office:value-type="string" calcext:value-type="string">
            <text:p>heatind packet: 17, step:6</text:p>
          </table:table-cell>
          <table:table-cell office:value-type="float" office:value="57.4535" calcext:value-type="float">
            <text:p>57,4535</text:p>
          </table:table-cell>
          <table:table-cell office:value-type="float" office:value="67.8551" calcext:value-type="float">
            <text:p>67,8551</text:p>
          </table:table-cell>
          <table:table-cell office:value-type="float" office:value="63.6355" calcext:value-type="float">
            <text:p>63,6355</text:p>
          </table:table-cell>
          <table:table-cell office:value-type="float" office:value="61.35" calcext:value-type="float">
            <text:p>61,35</text:p>
          </table:table-cell>
          <table:table-cell office:value-type="float" office:value="330.453" calcext:value-type="float">
            <text:p>330,453</text:p>
          </table:table-cell>
          <table:table-cell office:value-type="float" office:value="340.855" calcext:value-type="float">
            <text:p>340,855</text:p>
          </table:table-cell>
          <table:table-cell office:value-type="float" office:value="336.635" calcext:value-type="float">
            <text:p>336,635</text:p>
          </table:table-cell>
          <table:table-cell office:value-type="float" office:value="334.35" calcext:value-type="float">
            <text:p>334,35</text:p>
          </table:table-cell>
        </table:table-row>
        <table:table-row table:style-name="ro1">
          <table:table-cell office:value-type="string" calcext:value-type="string">
            <text:p>heatind packet: 17, step:7</text:p>
          </table:table-cell>
          <table:table-cell office:value-type="float" office:value="58.5289" calcext:value-type="float">
            <text:p>58,5289</text:p>
          </table:table-cell>
          <table:table-cell office:value-type="float" office:value="69.0286" calcext:value-type="float">
            <text:p>69,0286</text:p>
          </table:table-cell>
          <table:table-cell office:value-type="float" office:value="63.5831" calcext:value-type="float">
            <text:p>63,5831</text:p>
          </table:table-cell>
          <table:table-cell office:value-type="float" office:value="62.4796" calcext:value-type="float">
            <text:p>62,4796</text:p>
          </table:table-cell>
          <table:table-cell office:value-type="float" office:value="331.529" calcext:value-type="float">
            <text:p>331,529</text:p>
          </table:table-cell>
          <table:table-cell office:value-type="float" office:value="342.029" calcext:value-type="float">
            <text:p>342,029</text:p>
          </table:table-cell>
          <table:table-cell office:value-type="float" office:value="336.583" calcext:value-type="float">
            <text:p>336,583</text:p>
          </table:table-cell>
          <table:table-cell office:value-type="float" office:value="335.48" calcext:value-type="float">
            <text:p>335,48</text:p>
          </table:table-cell>
        </table:table-row>
        <table:table-row table:style-name="ro1">
          <table:table-cell office:value-type="string" calcext:value-type="string">
            <text:p>heatind packet: 17, step:8</text:p>
          </table:table-cell>
          <table:table-cell office:value-type="float" office:value="59.5575" calcext:value-type="float">
            <text:p>59,5575</text:p>
          </table:table-cell>
          <table:table-cell office:value-type="float" office:value="70.151" calcext:value-type="float">
            <text:p>70,151</text:p>
          </table:table-cell>
          <table:table-cell office:value-type="float" office:value="63.5661" calcext:value-type="float">
            <text:p>63,5661</text:p>
          </table:table-cell>
          <table:table-cell office:value-type="float" office:value="63.5603" calcext:value-type="float">
            <text:p>63,5603</text:p>
          </table:table-cell>
          <table:table-cell office:value-type="float" office:value="332.557" calcext:value-type="float">
            <text:p>332,557</text:p>
          </table:table-cell>
          <table:table-cell office:value-type="float" office:value="343.151" calcext:value-type="float">
            <text:p>343,151</text:p>
          </table:table-cell>
          <table:table-cell office:value-type="float" office:value="336.566" calcext:value-type="float">
            <text:p>336,566</text:p>
          </table:table-cell>
          <table:table-cell office:value-type="float" office:value="336.56" calcext:value-type="float">
            <text:p>336,56</text:p>
          </table:table-cell>
        </table:table-row>
        <table:table-row table:style-name="ro1">
          <table:table-cell office:value-type="string" calcext:value-type="string">
            <text:p>heatind packet: 17, step:9</text:p>
          </table:table-cell>
          <table:table-cell office:value-type="float" office:value="60.5415" calcext:value-type="float">
            <text:p>60,5415</text:p>
          </table:table-cell>
          <table:table-cell office:value-type="float" office:value="71.2249" calcext:value-type="float">
            <text:p>71,2249</text:p>
          </table:table-cell>
          <table:table-cell office:value-type="float" office:value="63.582" calcext:value-type="float">
            <text:p>63,582</text:p>
          </table:table-cell>
          <table:table-cell office:value-type="float" office:value="64.5946" calcext:value-type="float">
            <text:p>64,5946</text:p>
          </table:table-cell>
          <table:table-cell office:value-type="float" office:value="333.541" calcext:value-type="float">
            <text:p>333,541</text:p>
          </table:table-cell>
          <table:table-cell office:value-type="float" office:value="344.225" calcext:value-type="float">
            <text:p>344,225</text:p>
          </table:table-cell>
          <table:table-cell office:value-type="float" office:value="336.582" calcext:value-type="float">
            <text:p>336,582</text:p>
          </table:table-cell>
          <table:table-cell office:value-type="float" office:value="337.595" calcext:value-type="float">
            <text:p>337,595</text:p>
          </table:table-cell>
        </table:table-row>
        <table:table-row table:style-name="ro1">
          <table:table-cell office:value-type="string" calcext:value-type="string">
            <text:p>heatind packet: 17, step:10</text:p>
          </table:table-cell>
          <table:table-cell office:value-type="float" office:value="61.4831" calcext:value-type="float">
            <text:p>61,4831</text:p>
          </table:table-cell>
          <table:table-cell office:value-type="float" office:value="72.2526" calcext:value-type="float">
            <text:p>72,2526</text:p>
          </table:table-cell>
          <table:table-cell office:value-type="float" office:value="63.6284" calcext:value-type="float">
            <text:p>63,6284</text:p>
          </table:table-cell>
          <table:table-cell office:value-type="float" office:value="65.5846" calcext:value-type="float">
            <text:p>65,5846</text:p>
          </table:table-cell>
          <table:table-cell office:value-type="float" office:value="334.483" calcext:value-type="float">
            <text:p>334,483</text:p>
          </table:table-cell>
          <table:table-cell office:value-type="float" office:value="345.253" calcext:value-type="float">
            <text:p>345,253</text:p>
          </table:table-cell>
          <table:table-cell office:value-type="float" office:value="336.628" calcext:value-type="float">
            <text:p>336,628</text:p>
          </table:table-cell>
          <table:table-cell office:value-type="float" office:value="338.585" calcext:value-type="float">
            <text:p>338,585</text:p>
          </table:table-cell>
        </table:table-row>
        <table:table-row table:style-name="ro1">
          <table:table-cell office:value-type="string" calcext:value-type="string">
            <text:p>heatind packet: 17, step:11</text:p>
          </table:table-cell>
          <table:table-cell office:value-type="float" office:value="62.3842" calcext:value-type="float">
            <text:p>62,3842</text:p>
          </table:table-cell>
          <table:table-cell office:value-type="float" office:value="73.2363" calcext:value-type="float">
            <text:p>73,2363</text:p>
          </table:table-cell>
          <table:table-cell office:value-type="float" office:value="63.7032" calcext:value-type="float">
            <text:p>63,7032</text:p>
          </table:table-cell>
          <table:table-cell office:value-type="float" office:value="66.5323" calcext:value-type="float">
            <text:p>66,5323</text:p>
          </table:table-cell>
          <table:table-cell office:value-type="float" office:value="335.384" calcext:value-type="float">
            <text:p>335,384</text:p>
          </table:table-cell>
          <table:table-cell office:value-type="float" office:value="346.236" calcext:value-type="float">
            <text:p>346,236</text:p>
          </table:table-cell>
          <table:table-cell office:value-type="float" office:value="336.703" calcext:value-type="float">
            <text:p>336,703</text:p>
          </table:table-cell>
          <table:table-cell office:value-type="float" office:value="339.532" calcext:value-type="float">
            <text:p>339,532</text:p>
          </table:table-cell>
        </table:table-row>
        <table:table-row table:style-name="ro1">
          <table:table-cell office:value-type="string" calcext:value-type="string">
            <text:p>heatind packet: 17, step:12</text:p>
          </table:table-cell>
          <table:table-cell office:value-type="float" office:value="63.2469" calcext:value-type="float">
            <text:p>63,2469</text:p>
          </table:table-cell>
          <table:table-cell office:value-type="float" office:value="74.1781" calcext:value-type="float">
            <text:p>74,1781</text:p>
          </table:table-cell>
          <table:table-cell office:value-type="float" office:value="63.8043" calcext:value-type="float">
            <text:p>63,8043</text:p>
          </table:table-cell>
          <table:table-cell office:value-type="float" office:value="67.4399" calcext:value-type="float">
            <text:p>67,4399</text:p>
          </table:table-cell>
          <table:table-cell office:value-type="float" office:value="336.247" calcext:value-type="float">
            <text:p>336,247</text:p>
          </table:table-cell>
          <table:table-cell office:value-type="float" office:value="347.178" calcext:value-type="float">
            <text:p>347,178</text:p>
          </table:table-cell>
          <table:table-cell office:value-type="float" office:value="336.804" calcext:value-type="float">
            <text:p>336,804</text:p>
          </table:table-cell>
          <table:table-cell office:value-type="float" office:value="340.44" calcext:value-type="float">
            <text:p>340,44</text:p>
          </table:table-cell>
        </table:table-row>
        <table:table-row table:style-name="ro1">
          <table:table-cell office:value-type="string" calcext:value-type="string">
            <text:p>heatind packet: 17, step:13</text:p>
          </table:table-cell>
          <table:table-cell office:value-type="float" office:value="64.073" calcext:value-type="float">
            <text:p>64,073</text:p>
          </table:table-cell>
          <table:table-cell office:value-type="float" office:value="75.0799" calcext:value-type="float">
            <text:p>75,0799</text:p>
          </table:table-cell>
          <table:table-cell office:value-type="float" office:value="63.9297" calcext:value-type="float">
            <text:p>63,9297</text:p>
          </table:table-cell>
          <table:table-cell office:value-type="float" office:value="68.3092" calcext:value-type="float">
            <text:p>68,3092</text:p>
          </table:table-cell>
          <table:table-cell office:value-type="float" office:value="337.073" calcext:value-type="float">
            <text:p>337,073</text:p>
          </table:table-cell>
          <table:table-cell office:value-type="float" office:value="348.08" calcext:value-type="float">
            <text:p>348,08</text:p>
          </table:table-cell>
          <table:table-cell office:value-type="float" office:value="336.93" calcext:value-type="float">
            <text:p>336,93</text:p>
          </table:table-cell>
          <table:table-cell office:value-type="float" office:value="341.309" calcext:value-type="float">
            <text:p>341,309</text:p>
          </table:table-cell>
        </table:table-row>
        <table:table-row table:style-name="ro1">
          <table:table-cell office:value-type="string" calcext:value-type="string">
            <text:p>heatind packet: 17, step:14</text:p>
          </table:table-cell>
          <table:table-cell office:value-type="float" office:value="64.8643" calcext:value-type="float">
            <text:p>64,8643</text:p>
          </table:table-cell>
          <table:table-cell office:value-type="float" office:value="75.9438" calcext:value-type="float">
            <text:p>75,9438</text:p>
          </table:table-cell>
          <table:table-cell office:value-type="float" office:value="64.0776" calcext:value-type="float">
            <text:p>64,0776</text:p>
          </table:table-cell>
          <table:table-cell office:value-type="float" office:value="69.1421" calcext:value-type="float">
            <text:p>69,1421</text:p>
          </table:table-cell>
          <table:table-cell office:value-type="float" office:value="337.864" calcext:value-type="float">
            <text:p>337,864</text:p>
          </table:table-cell>
          <table:table-cell office:value-type="float" office:value="348.944" calcext:value-type="float">
            <text:p>348,944</text:p>
          </table:table-cell>
          <table:table-cell office:value-type="float" office:value="337.078" calcext:value-type="float">
            <text:p>337,078</text:p>
          </table:table-cell>
          <table:table-cell office:value-type="float" office:value="342.142" calcext:value-type="float">
            <text:p>342,142</text:p>
          </table:table-cell>
        </table:table-row>
        <table:table-row table:style-name="ro1">
          <table:table-cell office:value-type="string" calcext:value-type="string">
            <text:p>heatind packet: 17, step:15</text:p>
          </table:table-cell>
          <table:table-cell office:value-type="float" office:value="65.6223" calcext:value-type="float">
            <text:p>65,6223</text:p>
          </table:table-cell>
          <table:table-cell office:value-type="float" office:value="76.7716" calcext:value-type="float">
            <text:p>76,7716</text:p>
          </table:table-cell>
          <table:table-cell office:value-type="float" office:value="64.2463" calcext:value-type="float">
            <text:p>64,2463</text:p>
          </table:table-cell>
          <table:table-cell office:value-type="float" office:value="69.9404" calcext:value-type="float">
            <text:p>69,9404</text:p>
          </table:table-cell>
          <table:table-cell office:value-type="float" office:value="338.622" calcext:value-type="float">
            <text:p>338,622</text:p>
          </table:table-cell>
          <table:table-cell office:value-type="float" office:value="349.772" calcext:value-type="float">
            <text:p>349,772</text:p>
          </table:table-cell>
          <table:table-cell office:value-type="float" office:value="337.246" calcext:value-type="float">
            <text:p>337,246</text:p>
          </table:table-cell>
          <table:table-cell office:value-type="float" office:value="342.94" calcext:value-type="float">
            <text:p>342,94</text:p>
          </table:table-cell>
        </table:table-row>
        <table:table-row table:style-name="ro1">
          <table:table-cell office:value-type="string" calcext:value-type="string">
            <text:p>heatind packet: 17, step:16</text:p>
          </table:table-cell>
          <table:table-cell office:value-type="float" office:value="66.3488" calcext:value-type="float">
            <text:p>66,3488</text:p>
          </table:table-cell>
          <table:table-cell office:value-type="float" office:value="77.565" calcext:value-type="float">
            <text:p>77,565</text:p>
          </table:table-cell>
          <table:table-cell office:value-type="float" office:value="64.434" calcext:value-type="float">
            <text:p>64,434</text:p>
          </table:table-cell>
          <table:table-cell office:value-type="float" office:value="70.7057" calcext:value-type="float">
            <text:p>70,7057</text:p>
          </table:table-cell>
          <table:table-cell office:value-type="float" office:value="339.349" calcext:value-type="float">
            <text:p>339,349</text:p>
          </table:table-cell>
          <table:table-cell office:value-type="float" office:value="350.565" calcext:value-type="float">
            <text:p>350,565</text:p>
          </table:table-cell>
          <table:table-cell office:value-type="float" office:value="337.434" calcext:value-type="float">
            <text:p>337,434</text:p>
          </table:table-cell>
          <table:table-cell office:value-type="float" office:value="343.706" calcext:value-type="float">
            <text:p>343,706</text:p>
          </table:table-cell>
        </table:table-row>
        <table:table-row table:style-name="ro1">
          <table:table-cell office:value-type="string" calcext:value-type="string">
            <text:p>heatind packet: 17, step:17</text:p>
          </table:table-cell>
          <table:table-cell office:value-type="float" office:value="67.0453" calcext:value-type="float">
            <text:p>67,0453</text:p>
          </table:table-cell>
          <table:table-cell office:value-type="float" office:value="78.3256" calcext:value-type="float">
            <text:p>78,3256</text:p>
          </table:table-cell>
          <table:table-cell office:value-type="float" office:value="64.6393" calcext:value-type="float">
            <text:p>64,6393</text:p>
          </table:table-cell>
          <table:table-cell office:value-type="float" office:value="71.4395" calcext:value-type="float">
            <text:p>71,4395</text:p>
          </table:table-cell>
          <table:table-cell office:value-type="float" office:value="340.045" calcext:value-type="float">
            <text:p>340,045</text:p>
          </table:table-cell>
          <table:table-cell office:value-type="float" office:value="351.326" calcext:value-type="float">
            <text:p>351,326</text:p>
          </table:table-cell>
          <table:table-cell office:value-type="float" office:value="337.639" calcext:value-type="float">
            <text:p>337,639</text:p>
          </table:table-cell>
          <table:table-cell office:value-type="float" office:value="344.44" calcext:value-type="float">
            <text:p>344,44</text:p>
          </table:table-cell>
        </table:table-row>
        <table:table-row table:style-name="ro1">
          <table:table-cell office:value-type="string" calcext:value-type="string">
            <text:p>heatind packet: 17, step:18</text:p>
          </table:table-cell>
          <table:table-cell office:value-type="float" office:value="67.7133" calcext:value-type="float">
            <text:p>67,7133</text:p>
          </table:table-cell>
          <table:table-cell office:value-type="float" office:value="79.0551" calcext:value-type="float">
            <text:p>79,0551</text:p>
          </table:table-cell>
          <table:table-cell office:value-type="float" office:value="64.8606" calcext:value-type="float">
            <text:p>64,8606</text:p>
          </table:table-cell>
          <table:table-cell office:value-type="float" office:value="72.1435" calcext:value-type="float">
            <text:p>72,1435</text:p>
          </table:table-cell>
          <table:table-cell office:value-type="float" office:value="340.713" calcext:value-type="float">
            <text:p>340,713</text:p>
          </table:table-cell>
          <table:table-cell office:value-type="float" office:value="352.055" calcext:value-type="float">
            <text:p>352,055</text:p>
          </table:table-cell>
          <table:table-cell office:value-type="float" office:value="337.861" calcext:value-type="float">
            <text:p>337,861</text:p>
          </table:table-cell>
          <table:table-cell office:value-type="float" office:value="345.143" calcext:value-type="float">
            <text:p>345,143</text:p>
          </table:table-cell>
        </table:table-row>
        <table:table-row table:style-name="ro1">
          <table:table-cell office:value-type="string" calcext:value-type="string">
            <text:p>heatind packet: 17, step:19</text:p>
          </table:table-cell>
          <table:table-cell office:value-type="float" office:value="68.354" calcext:value-type="float">
            <text:p>68,354</text:p>
          </table:table-cell>
          <table:table-cell office:value-type="float" office:value="79.755" calcext:value-type="float">
            <text:p>79,755</text:p>
          </table:table-cell>
          <table:table-cell office:value-type="float" office:value="65.0967" calcext:value-type="float">
            <text:p>65,0967</text:p>
          </table:table-cell>
          <table:table-cell office:value-type="float" office:value="72.819" calcext:value-type="float">
            <text:p>72,819</text:p>
          </table:table-cell>
          <table:table-cell office:value-type="float" office:value="341.354" calcext:value-type="float">
            <text:p>341,354</text:p>
          </table:table-cell>
          <table:table-cell office:value-type="float" office:value="352.755" calcext:value-type="float">
            <text:p>352,755</text:p>
          </table:table-cell>
          <table:table-cell office:value-type="float" office:value="338.097" calcext:value-type="float">
            <text:p>338,097</text:p>
          </table:table-cell>
          <table:table-cell office:value-type="float" office:value="345.819" calcext:value-type="float">
            <text:p>345,819</text:p>
          </table:table-cell>
        </table:table-row>
        <table:table-row table:style-name="ro1">
          <table:table-cell office:value-type="string" calcext:value-type="string">
            <text:p>heatind packet: 17, step:20</text:p>
          </table:table-cell>
          <table:table-cell office:value-type="float" office:value="68.9689" calcext:value-type="float">
            <text:p>68,9689</text:p>
          </table:table-cell>
          <table:table-cell office:value-type="float" office:value="80.4266" calcext:value-type="float">
            <text:p>80,4266</text:p>
          </table:table-cell>
          <table:table-cell office:value-type="float" office:value="65.3461" calcext:value-type="float">
            <text:p>65,3461</text:p>
          </table:table-cell>
          <table:table-cell office:value-type="float" office:value="73.4675" calcext:value-type="float">
            <text:p>73,4675</text:p>
          </table:table-cell>
          <table:table-cell office:value-type="float" office:value="341.969" calcext:value-type="float">
            <text:p>341,969</text:p>
          </table:table-cell>
          <table:table-cell office:value-type="float" office:value="353.427" calcext:value-type="float">
            <text:p>353,427</text:p>
          </table:table-cell>
          <table:table-cell office:value-type="float" office:value="338.346" calcext:value-type="float">
            <text:p>338,346</text:p>
          </table:table-cell>
          <table:table-cell office:value-type="float" office:value="346.467" calcext:value-type="float">
            <text:p>346,467</text:p>
          </table:table-cell>
        </table:table-row>
        <table:table-row table:style-name="ro1">
          <table:table-cell office:value-type="string" calcext:value-type="string">
            <text:p>heatind packet: 17, step:21</text:p>
          </table:table-cell>
          <table:table-cell office:value-type="float" office:value="69.5591" calcext:value-type="float">
            <text:p>69,5591</text:p>
          </table:table-cell>
          <table:table-cell office:value-type="float" office:value="81.0714" calcext:value-type="float">
            <text:p>81,0714</text:p>
          </table:table-cell>
          <table:table-cell office:value-type="float" office:value="65.6077" calcext:value-type="float">
            <text:p>65,6077</text:p>
          </table:table-cell>
          <table:table-cell office:value-type="float" office:value="74.0902" calcext:value-type="float">
            <text:p>74,0902</text:p>
          </table:table-cell>
          <table:table-cell office:value-type="float" office:value="342.559" calcext:value-type="float">
            <text:p>342,559</text:p>
          </table:table-cell>
          <table:table-cell office:value-type="float" office:value="354.071" calcext:value-type="float">
            <text:p>354,071</text:p>
          </table:table-cell>
          <table:table-cell office:value-type="float" office:value="338.608" calcext:value-type="float">
            <text:p>338,608</text:p>
          </table:table-cell>
          <table:table-cell office:value-type="float" office:value="347.09" calcext:value-type="float">
            <text:p>347,09</text:p>
          </table:table-cell>
        </table:table-row>
        <table:table-row table:style-name="ro1">
          <table:table-cell office:value-type="string" calcext:value-type="string">
            <text:p>cooling packet: 17, step:1</text:p>
          </table:table-cell>
          <table:table-cell office:value-type="float" office:value="69.054" calcext:value-type="float">
            <text:p>69,054</text:p>
          </table:table-cell>
          <table:table-cell office:value-type="float" office:value="74.1515" calcext:value-type="float">
            <text:p>74,1515</text:p>
          </table:table-cell>
          <table:table-cell office:value-type="float" office:value="65.8508" calcext:value-type="float">
            <text:p>65,8508</text:p>
          </table:table-cell>
          <table:table-cell office:value-type="float" office:value="72.4275" calcext:value-type="float">
            <text:p>72,4275</text:p>
          </table:table-cell>
          <table:table-cell office:value-type="float" office:value="342.054" calcext:value-type="float">
            <text:p>342,054</text:p>
          </table:table-cell>
          <table:table-cell office:value-type="float" office:value="347.152" calcext:value-type="float">
            <text:p>347,152</text:p>
          </table:table-cell>
          <table:table-cell office:value-type="float" office:value="338.851" calcext:value-type="float">
            <text:p>338,851</text:p>
          </table:table-cell>
          <table:table-cell office:value-type="float" office:value="345.428" calcext:value-type="float">
            <text:p>345,428</text:p>
          </table:table-cell>
        </table:table-row>
        <table:table-row table:style-name="ro1">
          <table:table-cell office:value-type="string" calcext:value-type="string">
            <text:p>cooling packet: 17, step:2</text:p>
          </table:table-cell>
          <table:table-cell office:value-type="float" office:value="67.1778" calcext:value-type="float">
            <text:p>67,1778</text:p>
          </table:table-cell>
          <table:table-cell office:value-type="float" office:value="71.3178" calcext:value-type="float">
            <text:p>71,3178</text:p>
          </table:table-cell>
          <table:table-cell office:value-type="float" office:value="66.0182" calcext:value-type="float">
            <text:p>66,0182</text:p>
          </table:table-cell>
          <table:table-cell office:value-type="float" office:value="70.1351" calcext:value-type="float">
            <text:p>70,1351</text:p>
          </table:table-cell>
          <table:table-cell office:value-type="float" office:value="340.178" calcext:value-type="float">
            <text:p>340,178</text:p>
          </table:table-cell>
          <table:table-cell office:value-type="float" office:value="344.318" calcext:value-type="float">
            <text:p>344,318</text:p>
          </table:table-cell>
          <table:table-cell office:value-type="float" office:value="339.018" calcext:value-type="float">
            <text:p>339,018</text:p>
          </table:table-cell>
          <table:table-cell office:value-type="float" office:value="343.135" calcext:value-type="float">
            <text:p>343,135</text:p>
          </table:table-cell>
        </table:table-row>
        <table:table-row table:style-name="ro1">
          <table:table-cell office:value-type="string" calcext:value-type="string">
            <text:p>cooling packet: 17, step:3</text:p>
          </table:table-cell>
          <table:table-cell office:value-type="float" office:value="65.1429" calcext:value-type="float">
            <text:p>65,1429</text:p>
          </table:table-cell>
          <table:table-cell office:value-type="float" office:value="69.0229" calcext:value-type="float">
            <text:p>69,0229</text:p>
          </table:table-cell>
          <table:table-cell office:value-type="float" office:value="66.1111" calcext:value-type="float">
            <text:p>66,1111</text:p>
          </table:table-cell>
          <table:table-cell office:value-type="float" office:value="67.9564" calcext:value-type="float">
            <text:p>67,9564</text:p>
          </table:table-cell>
          <table:table-cell office:value-type="float" office:value="338.143" calcext:value-type="float">
            <text:p>338,143</text:p>
          </table:table-cell>
          <table:table-cell office:value-type="float" office:value="342.023" calcext:value-type="float">
            <text:p>342,023</text:p>
          </table:table-cell>
          <table:table-cell office:value-type="float" office:value="339.111" calcext:value-type="float">
            <text:p>339,111</text:p>
          </table:table-cell>
          <table:table-cell office:value-type="float" office:value="340.956" calcext:value-type="float">
            <text:p>340,956</text:p>
          </table:table-cell>
        </table:table-row>
        <table:table-row table:style-name="ro1">
          <table:table-cell office:value-type="string" calcext:value-type="string">
            <text:p>cooling packet: 17, step:4</text:p>
          </table:table-cell>
          <table:table-cell office:value-type="float" office:value="63.1829" calcext:value-type="float">
            <text:p>63,1829</text:p>
          </table:table-cell>
          <table:table-cell office:value-type="float" office:value="66.9006" calcext:value-type="float">
            <text:p>66,9006</text:p>
          </table:table-cell>
          <table:table-cell office:value-type="float" office:value="66.1357" calcext:value-type="float">
            <text:p>66,1357</text:p>
          </table:table-cell>
          <table:table-cell office:value-type="float" office:value="65.8961" calcext:value-type="float">
            <text:p>65,8961</text:p>
          </table:table-cell>
          <table:table-cell office:value-type="float" office:value="336.183" calcext:value-type="float">
            <text:p>336,183</text:p>
          </table:table-cell>
          <table:table-cell office:value-type="float" office:value="339.901" calcext:value-type="float">
            <text:p>339,901</text:p>
          </table:table-cell>
          <table:table-cell office:value-type="float" office:value="339.136" calcext:value-type="float">
            <text:p>339,136</text:p>
          </table:table-cell>
          <table:table-cell office:value-type="float" office:value="338.896" calcext:value-type="float">
            <text:p>338,896</text:p>
          </table:table-cell>
        </table:table-row>
        <table:table-row table:style-name="ro1">
          <table:table-cell office:value-type="string" calcext:value-type="string">
            <text:p>cooling packet: 17, step:5</text:p>
          </table:table-cell>
          <table:table-cell office:value-type="float" office:value="61.323" calcext:value-type="float">
            <text:p>61,323</text:p>
          </table:table-cell>
          <table:table-cell office:value-type="float" office:value="64.8985" calcext:value-type="float">
            <text:p>64,8985</text:p>
          </table:table-cell>
          <table:table-cell office:value-type="float" office:value="66.098" calcext:value-type="float">
            <text:p>66,098</text:p>
          </table:table-cell>
          <table:table-cell office:value-type="float" office:value="63.9461" calcext:value-type="float">
            <text:p>63,9461</text:p>
          </table:table-cell>
          <table:table-cell office:value-type="float" office:value="334.323" calcext:value-type="float">
            <text:p>334,323</text:p>
          </table:table-cell>
          <table:table-cell office:value-type="float" office:value="337.898" calcext:value-type="float">
            <text:p>337,898</text:p>
          </table:table-cell>
          <table:table-cell office:value-type="float" office:value="339.098" calcext:value-type="float">
            <text:p>339,098</text:p>
          </table:table-cell>
          <table:table-cell office:value-type="float" office:value="336.946" calcext:value-type="float">
            <text:p>336,946</text:p>
          </table:table-cell>
        </table:table-row>
        <table:table-row table:style-name="ro1">
          <table:table-cell office:value-type="string" calcext:value-type="string">
            <text:p>cooling packet: 17, step:6</text:p>
          </table:table-cell>
          <table:table-cell office:value-type="float" office:value="59.5606" calcext:value-type="float">
            <text:p>59,5606</text:p>
          </table:table-cell>
          <table:table-cell office:value-type="float" office:value="63.0032" calcext:value-type="float">
            <text:p>63,0032</text:p>
          </table:table-cell>
          <table:table-cell office:value-type="float" office:value="66.0036" calcext:value-type="float">
            <text:p>66,0036</text:p>
          </table:table-cell>
          <table:table-cell office:value-type="float" office:value="62.0988" calcext:value-type="float">
            <text:p>62,0988</text:p>
          </table:table-cell>
          <table:table-cell office:value-type="float" office:value="332.561" calcext:value-type="float">
            <text:p>332,561</text:p>
          </table:table-cell>
          <table:table-cell office:value-type="float" office:value="336.003" calcext:value-type="float">
            <text:p>336,003</text:p>
          </table:table-cell>
          <table:table-cell office:value-type="float" office:value="339.004" calcext:value-type="float">
            <text:p>339,004</text:p>
          </table:table-cell>
          <table:table-cell office:value-type="float" office:value="335.099" calcext:value-type="float">
            <text:p>335,099</text:p>
          </table:table-cell>
        </table:table-row>
        <table:table-row table:style-name="ro1">
          <table:table-cell office:value-type="string" calcext:value-type="string">
            <text:p>cooling packet: 17, step:7</text:p>
          </table:table-cell>
          <table:table-cell office:value-type="float" office:value="57.8897" calcext:value-type="float">
            <text:p>57,8897</text:p>
          </table:table-cell>
          <table:table-cell office:value-type="float" office:value="61.2069" calcext:value-type="float">
            <text:p>61,2069</text:p>
          </table:table-cell>
          <table:table-cell office:value-type="float" office:value="65.8574" calcext:value-type="float">
            <text:p>65,8574</text:p>
          </table:table-cell>
          <table:table-cell office:value-type="float" office:value="60.3474" calcext:value-type="float">
            <text:p>60,3474</text:p>
          </table:table-cell>
          <table:table-cell office:value-type="float" office:value="330.89" calcext:value-type="float">
            <text:p>330,89</text:p>
          </table:table-cell>
          <table:table-cell office:value-type="float" office:value="334.207" calcext:value-type="float">
            <text:p>334,207</text:p>
          </table:table-cell>
          <table:table-cell office:value-type="float" office:value="338.857" calcext:value-type="float">
            <text:p>338,857</text:p>
          </table:table-cell>
          <table:table-cell office:value-type="float" office:value="333.347" calcext:value-type="float">
            <text:p>333,347</text:p>
          </table:table-cell>
        </table:table-row>
        <table:table-row table:style-name="ro1">
          <table:table-cell office:value-type="string" calcext:value-type="string">
            <text:p>cooling packet: 17, step:8</text:p>
          </table:table-cell>
          <table:table-cell office:value-type="float" office:value="56.3044" calcext:value-type="float">
            <text:p>56,3044</text:p>
          </table:table-cell>
          <table:table-cell office:value-type="float" office:value="59.503" calcext:value-type="float">
            <text:p>59,503</text:p>
          </table:table-cell>
          <table:table-cell office:value-type="float" office:value="65.664" calcext:value-type="float">
            <text:p>65,664</text:p>
          </table:table-cell>
          <table:table-cell office:value-type="float" office:value="58.6856" calcext:value-type="float">
            <text:p>58,6856</text:p>
          </table:table-cell>
          <table:table-cell office:value-type="float" office:value="329.304" calcext:value-type="float">
            <text:p>329,304</text:p>
          </table:table-cell>
          <table:table-cell office:value-type="float" office:value="332.503" calcext:value-type="float">
            <text:p>332,503</text:p>
          </table:table-cell>
          <table:table-cell office:value-type="float" office:value="338.664" calcext:value-type="float">
            <text:p>338,664</text:p>
          </table:table-cell>
          <table:table-cell office:value-type="float" office:value="331.686" calcext:value-type="float">
            <text:p>331,686</text:p>
          </table:table-cell>
        </table:table-row>
        <table:table-row table:style-name="ro1">
          <table:table-cell office:value-type="string" calcext:value-type="string">
            <text:p>cooling packet: 17, step:9</text:p>
          </table:table-cell>
          <table:table-cell office:value-type="float" office:value="54.799" calcext:value-type="float">
            <text:p>54,799</text:p>
          </table:table-cell>
          <table:table-cell office:value-type="float" office:value="57.8855" calcext:value-type="float">
            <text:p>57,8855</text:p>
          </table:table-cell>
          <table:table-cell office:value-type="float" office:value="65.4277" calcext:value-type="float">
            <text:p>65,4277</text:p>
          </table:table-cell>
          <table:table-cell office:value-type="float" office:value="57.1076" calcext:value-type="float">
            <text:p>57,1076</text:p>
          </table:table-cell>
          <table:table-cell office:value-type="float" office:value="327.799" calcext:value-type="float">
            <text:p>327,799</text:p>
          </table:table-cell>
          <table:table-cell office:value-type="float" office:value="330.886" calcext:value-type="float">
            <text:p>330,886</text:p>
          </table:table-cell>
          <table:table-cell office:value-type="float" office:value="338.428" calcext:value-type="float">
            <text:p>338,428</text:p>
          </table:table-cell>
          <table:table-cell office:value-type="float" office:value="330.108" calcext:value-type="float">
            <text:p>330,108</text:p>
          </table:table-cell>
        </table:table-row>
        <table:table-row table:style-name="ro1">
          <table:table-cell office:value-type="string" calcext:value-type="string">
            <text:p>cooling packet: 17, step:10</text:p>
          </table:table-cell>
          <table:table-cell office:value-type="float" office:value="53.3686" calcext:value-type="float">
            <text:p>53,3686</text:p>
          </table:table-cell>
          <table:table-cell office:value-type="float" office:value="56.3488" calcext:value-type="float">
            <text:p>56,3488</text:p>
          </table:table-cell>
          <table:table-cell office:value-type="float" office:value="65.1525" calcext:value-type="float">
            <text:p>65,1525</text:p>
          </table:table-cell>
          <table:table-cell office:value-type="float" office:value="55.608" calcext:value-type="float">
            <text:p>55,608</text:p>
          </table:table-cell>
          <table:table-cell office:value-type="float" office:value="326.369" calcext:value-type="float">
            <text:p>326,369</text:p>
          </table:table-cell>
          <table:table-cell office:value-type="float" office:value="329.349" calcext:value-type="float">
            <text:p>329,349</text:p>
          </table:table-cell>
          <table:table-cell office:value-type="float" office:value="338.152" calcext:value-type="float">
            <text:p>338,152</text:p>
          </table:table-cell>
          <table:table-cell office:value-type="float" office:value="328.608" calcext:value-type="float">
            <text:p>328,608</text:p>
          </table:table-cell>
        </table:table-row>
        <table:table-row table:style-name="ro1">
          <table:table-cell office:value-type="string" calcext:value-type="string">
            <text:p>cooling packet: 17, step:11</text:p>
          </table:table-cell>
          <table:table-cell office:value-type="float" office:value="52.0084" calcext:value-type="float">
            <text:p>52,0084</text:p>
          </table:table-cell>
          <table:table-cell office:value-type="float" office:value="54.8878" calcext:value-type="float">
            <text:p>54,8878</text:p>
          </table:table-cell>
          <table:table-cell office:value-type="float" office:value="64.8418" calcext:value-type="float">
            <text:p>64,8418</text:p>
          </table:table-cell>
          <table:table-cell office:value-type="float" office:value="54.1818" calcext:value-type="float">
            <text:p>54,1818</text:p>
          </table:table-cell>
          <table:table-cell office:value-type="float" office:value="325.008" calcext:value-type="float">
            <text:p>325,008</text:p>
          </table:table-cell>
          <table:table-cell office:value-type="float" office:value="327.888" calcext:value-type="float">
            <text:p>327,888</text:p>
          </table:table-cell>
          <table:table-cell office:value-type="float" office:value="337.842" calcext:value-type="float">
            <text:p>337,842</text:p>
          </table:table-cell>
          <table:table-cell office:value-type="float" office:value="327.182" calcext:value-type="float">
            <text:p>327,182</text:p>
          </table:table-cell>
        </table:table-row>
        <table:table-row table:style-name="ro1">
          <table:table-cell office:value-type="string" calcext:value-type="string">
            <text:p>heatind packet: 18, step:1</text:p>
          </table:table-cell>
          <table:table-cell office:value-type="float" office:value="51.6797" calcext:value-type="float">
            <text:p>51,6797</text:p>
          </table:table-cell>
          <table:table-cell office:value-type="float" office:value="60.5783" calcext:value-type="float">
            <text:p>60,5783</text:p>
          </table:table-cell>
          <table:table-cell office:value-type="float" office:value="64.5247" calcext:value-type="float">
            <text:p>64,5247</text:p>
          </table:table-cell>
          <table:table-cell office:value-type="float" office:value="54.9015" calcext:value-type="float">
            <text:p>54,9015</text:p>
          </table:table-cell>
          <table:table-cell office:value-type="float" office:value="324.68" calcext:value-type="float">
            <text:p>324,68</text:p>
          </table:table-cell>
          <table:table-cell office:value-type="float" office:value="333.578" calcext:value-type="float">
            <text:p>333,578</text:p>
          </table:table-cell>
          <table:table-cell office:value-type="float" office:value="337.525" calcext:value-type="float">
            <text:p>337,525</text:p>
          </table:table-cell>
          <table:table-cell office:value-type="float" office:value="327.902" calcext:value-type="float">
            <text:p>327,902</text:p>
          </table:table-cell>
        </table:table-row>
        <table:table-row table:style-name="ro1">
          <table:table-cell office:value-type="string" calcext:value-type="string">
            <text:p>heatind packet: 18, step:2</text:p>
          </table:table-cell>
          <table:table-cell office:value-type="float" office:value="52.6933" calcext:value-type="float">
            <text:p>52,6933</text:p>
          </table:table-cell>
          <table:table-cell office:value-type="float" office:value="62.5268" calcext:value-type="float">
            <text:p>62,5268</text:p>
          </table:table-cell>
          <table:table-cell office:value-type="float" office:value="64.2545" calcext:value-type="float">
            <text:p>64,2545</text:p>
          </table:table-cell>
          <table:table-cell office:value-type="float" office:value="56.2954" calcext:value-type="float">
            <text:p>56,2954</text:p>
          </table:table-cell>
          <table:table-cell office:value-type="float" office:value="325.693" calcext:value-type="float">
            <text:p>325,693</text:p>
          </table:table-cell>
          <table:table-cell office:value-type="float" office:value="335.527" calcext:value-type="float">
            <text:p>335,527</text:p>
          </table:table-cell>
          <table:table-cell office:value-type="float" office:value="337.254" calcext:value-type="float">
            <text:p>337,254</text:p>
          </table:table-cell>
          <table:table-cell office:value-type="float" office:value="329.295" calcext:value-type="float">
            <text:p>329,295</text:p>
          </table:table-cell>
        </table:table-row>
        <table:table-row table:style-name="ro1">
          <table:table-cell office:value-type="string" calcext:value-type="string">
            <text:p>heatind packet: 18, step:3</text:p>
          </table:table-cell>
          <table:table-cell office:value-type="float" office:value="53.9318" calcext:value-type="float">
            <text:p>53,9318</text:p>
          </table:table-cell>
          <table:table-cell office:value-type="float" office:value="63.9947" calcext:value-type="float">
            <text:p>63,9947</text:p>
          </table:table-cell>
          <table:table-cell office:value-type="float" office:value="64.0337" calcext:value-type="float">
            <text:p>64,0337</text:p>
          </table:table-cell>
          <table:table-cell office:value-type="float" office:value="57.6449" calcext:value-type="float">
            <text:p>57,6449</text:p>
          </table:table-cell>
          <table:table-cell office:value-type="float" office:value="326.932" calcext:value-type="float">
            <text:p>326,932</text:p>
          </table:table-cell>
          <table:table-cell office:value-type="float" office:value="336.995" calcext:value-type="float">
            <text:p>336,995</text:p>
          </table:table-cell>
          <table:table-cell office:value-type="float" office:value="337.034" calcext:value-type="float">
            <text:p>337,034</text:p>
          </table:table-cell>
          <table:table-cell office:value-type="float" office:value="330.645" calcext:value-type="float">
            <text:p>330,645</text:p>
          </table:table-cell>
        </table:table-row>
        <table:table-row table:style-name="ro1">
          <table:table-cell office:value-type="string" calcext:value-type="string">
            <text:p>heatind packet: 18, step:4</text:p>
          </table:table-cell>
          <table:table-cell office:value-type="float" office:value="55.1552" calcext:value-type="float">
            <text:p>55,1552</text:p>
          </table:table-cell>
          <table:table-cell office:value-type="float" office:value="65.3453" calcext:value-type="float">
            <text:p>65,3453</text:p>
          </table:table-cell>
          <table:table-cell office:value-type="float" office:value="63.8594" calcext:value-type="float">
            <text:p>63,8594</text:p>
          </table:table-cell>
          <table:table-cell office:value-type="float" office:value="58.9358" calcext:value-type="float">
            <text:p>58,9358</text:p>
          </table:table-cell>
          <table:table-cell office:value-type="float" office:value="328.155" calcext:value-type="float">
            <text:p>328,155</text:p>
          </table:table-cell>
          <table:table-cell office:value-type="float" office:value="338.345" calcext:value-type="float">
            <text:p>338,345</text:p>
          </table:table-cell>
          <table:table-cell office:value-type="float" office:value="336.859" calcext:value-type="float">
            <text:p>336,859</text:p>
          </table:table-cell>
          <table:table-cell office:value-type="float" office:value="331.936" calcext:value-type="float">
            <text:p>331,936</text:p>
          </table:table-cell>
        </table:table-row>
        <table:table-row table:style-name="ro1">
          <table:table-cell office:value-type="string" calcext:value-type="string">
            <text:p>heatind packet: 18, step:5</text:p>
          </table:table-cell>
          <table:table-cell office:value-type="float" office:value="56.3303" calcext:value-type="float">
            <text:p>56,3303</text:p>
          </table:table-cell>
          <table:table-cell office:value-type="float" office:value="66.6294" calcext:value-type="float">
            <text:p>66,6294</text:p>
          </table:table-cell>
          <table:table-cell office:value-type="float" office:value="63.7286" calcext:value-type="float">
            <text:p>63,7286</text:p>
          </table:table-cell>
          <table:table-cell office:value-type="float" office:value="60.1704" calcext:value-type="float">
            <text:p>60,1704</text:p>
          </table:table-cell>
          <table:table-cell office:value-type="float" office:value="329.33" calcext:value-type="float">
            <text:p>329,33</text:p>
          </table:table-cell>
          <table:table-cell office:value-type="float" office:value="339.629" calcext:value-type="float">
            <text:p>339,629</text:p>
          </table:table-cell>
          <table:table-cell office:value-type="float" office:value="336.729" calcext:value-type="float">
            <text:p>336,729</text:p>
          </table:table-cell>
          <table:table-cell office:value-type="float" office:value="333.17" calcext:value-type="float">
            <text:p>333,17</text:p>
          </table:table-cell>
        </table:table-row>
        <table:table-row table:style-name="ro1">
          <table:table-cell office:value-type="string" calcext:value-type="string">
            <text:p>heatind packet: 18, step:6</text:p>
          </table:table-cell>
          <table:table-cell office:value-type="float" office:value="57.4547" calcext:value-type="float">
            <text:p>57,4547</text:p>
          </table:table-cell>
          <table:table-cell office:value-type="float" office:value="67.8564" calcext:value-type="float">
            <text:p>67,8564</text:p>
          </table:table-cell>
          <table:table-cell office:value-type="float" office:value="63.6383" calcext:value-type="float">
            <text:p>63,6383</text:p>
          </table:table-cell>
          <table:table-cell office:value-type="float" office:value="61.3512" calcext:value-type="float">
            <text:p>61,3512</text:p>
          </table:table-cell>
          <table:table-cell office:value-type="float" office:value="330.455" calcext:value-type="float">
            <text:p>330,455</text:p>
          </table:table-cell>
          <table:table-cell office:value-type="float" office:value="340.856" calcext:value-type="float">
            <text:p>340,856</text:p>
          </table:table-cell>
          <table:table-cell office:value-type="float" office:value="336.638" calcext:value-type="float">
            <text:p>336,638</text:p>
          </table:table-cell>
          <table:table-cell office:value-type="float" office:value="334.351" calcext:value-type="float">
            <text:p>334,351</text:p>
          </table:table-cell>
        </table:table-row>
        <table:table-row table:style-name="ro1">
          <table:table-cell office:value-type="string" calcext:value-type="string">
            <text:p>heatind packet: 18, step:7</text:p>
          </table:table-cell>
          <table:table-cell office:value-type="float" office:value="58.53" calcext:value-type="float">
            <text:p>58,53</text:p>
          </table:table-cell>
          <table:table-cell office:value-type="float" office:value="69.0298" calcext:value-type="float">
            <text:p>69,0298</text:p>
          </table:table-cell>
          <table:table-cell office:value-type="float" office:value="63.5859" calcext:value-type="float">
            <text:p>63,5859</text:p>
          </table:table-cell>
          <table:table-cell office:value-type="float" office:value="62.4808" calcext:value-type="float">
            <text:p>62,4808</text:p>
          </table:table-cell>
          <table:table-cell office:value-type="float" office:value="331.53" calcext:value-type="float">
            <text:p>331,53</text:p>
          </table:table-cell>
          <table:table-cell office:value-type="float" office:value="342.03" calcext:value-type="float">
            <text:p>342,03</text:p>
          </table:table-cell>
          <table:table-cell office:value-type="float" office:value="336.586" calcext:value-type="float">
            <text:p>336,586</text:p>
          </table:table-cell>
          <table:table-cell office:value-type="float" office:value="335.481" calcext:value-type="float">
            <text:p>335,481</text:p>
          </table:table-cell>
        </table:table-row>
        <table:table-row table:style-name="ro1">
          <table:table-cell office:value-type="string" calcext:value-type="string">
            <text:p>heatind packet: 18, step:8</text:p>
          </table:table-cell>
          <table:table-cell office:value-type="float" office:value="59.5586" calcext:value-type="float">
            <text:p>59,5586</text:p>
          </table:table-cell>
          <table:table-cell office:value-type="float" office:value="70.1523" calcext:value-type="float">
            <text:p>70,1523</text:p>
          </table:table-cell>
          <table:table-cell office:value-type="float" office:value="63.5689" calcext:value-type="float">
            <text:p>63,5689</text:p>
          </table:table-cell>
          <table:table-cell office:value-type="float" office:value="63.5616" calcext:value-type="float">
            <text:p>63,5616</text:p>
          </table:table-cell>
          <table:table-cell office:value-type="float" office:value="332.559" calcext:value-type="float">
            <text:p>332,559</text:p>
          </table:table-cell>
          <table:table-cell office:value-type="float" office:value="343.152" calcext:value-type="float">
            <text:p>343,152</text:p>
          </table:table-cell>
          <table:table-cell office:value-type="float" office:value="336.569" calcext:value-type="float">
            <text:p>336,569</text:p>
          </table:table-cell>
          <table:table-cell office:value-type="float" office:value="336.562" calcext:value-type="float">
            <text:p>336,562</text:p>
          </table:table-cell>
        </table:table-row>
        <table:table-row table:style-name="ro1">
          <table:table-cell office:value-type="string" calcext:value-type="string">
            <text:p>heatind packet: 18, step:9</text:p>
          </table:table-cell>
          <table:table-cell office:value-type="float" office:value="60.5426" calcext:value-type="float">
            <text:p>60,5426</text:p>
          </table:table-cell>
          <table:table-cell office:value-type="float" office:value="71.2262" calcext:value-type="float">
            <text:p>71,2262</text:p>
          </table:table-cell>
          <table:table-cell office:value-type="float" office:value="63.5847" calcext:value-type="float">
            <text:p>63,5847</text:p>
          </table:table-cell>
          <table:table-cell office:value-type="float" office:value="64.5958" calcext:value-type="float">
            <text:p>64,5958</text:p>
          </table:table-cell>
          <table:table-cell office:value-type="float" office:value="333.543" calcext:value-type="float">
            <text:p>333,543</text:p>
          </table:table-cell>
          <table:table-cell office:value-type="float" office:value="344.226" calcext:value-type="float">
            <text:p>344,226</text:p>
          </table:table-cell>
          <table:table-cell office:value-type="float" office:value="336.585" calcext:value-type="float">
            <text:p>336,585</text:p>
          </table:table-cell>
          <table:table-cell office:value-type="float" office:value="337.596" calcext:value-type="float">
            <text:p>337,596</text:p>
          </table:table-cell>
        </table:table-row>
        <table:table-row table:style-name="ro1">
          <table:table-cell office:value-type="string" calcext:value-type="string">
            <text:p>heatind packet: 18, step:10</text:p>
          </table:table-cell>
          <table:table-cell office:value-type="float" office:value="61.4842" calcext:value-type="float">
            <text:p>61,4842</text:p>
          </table:table-cell>
          <table:table-cell office:value-type="float" office:value="72.2538" calcext:value-type="float">
            <text:p>72,2538</text:p>
          </table:table-cell>
          <table:table-cell office:value-type="float" office:value="63.6311" calcext:value-type="float">
            <text:p>63,6311</text:p>
          </table:table-cell>
          <table:table-cell office:value-type="float" office:value="65.5857" calcext:value-type="float">
            <text:p>65,5857</text:p>
          </table:table-cell>
          <table:table-cell office:value-type="float" office:value="334.484" calcext:value-type="float">
            <text:p>334,484</text:p>
          </table:table-cell>
          <table:table-cell office:value-type="float" office:value="345.254" calcext:value-type="float">
            <text:p>345,254</text:p>
          </table:table-cell>
          <table:table-cell office:value-type="float" office:value="336.631" calcext:value-type="float">
            <text:p>336,631</text:p>
          </table:table-cell>
          <table:table-cell office:value-type="float" office:value="338.586" calcext:value-type="float">
            <text:p>338,586</text:p>
          </table:table-cell>
        </table:table-row>
        <table:table-row table:style-name="ro1">
          <table:table-cell office:value-type="string" calcext:value-type="string">
            <text:p>heatind packet: 18, step:11</text:p>
          </table:table-cell>
          <table:table-cell office:value-type="float" office:value="62.3853" calcext:value-type="float">
            <text:p>62,3853</text:p>
          </table:table-cell>
          <table:table-cell office:value-type="float" office:value="73.2375" calcext:value-type="float">
            <text:p>73,2375</text:p>
          </table:table-cell>
          <table:table-cell office:value-type="float" office:value="63.7058" calcext:value-type="float">
            <text:p>63,7058</text:p>
          </table:table-cell>
          <table:table-cell office:value-type="float" office:value="66.5335" calcext:value-type="float">
            <text:p>66,5335</text:p>
          </table:table-cell>
          <table:table-cell office:value-type="float" office:value="335.385" calcext:value-type="float">
            <text:p>335,385</text:p>
          </table:table-cell>
          <table:table-cell office:value-type="float" office:value="346.237" calcext:value-type="float">
            <text:p>346,237</text:p>
          </table:table-cell>
          <table:table-cell office:value-type="float" office:value="336.706" calcext:value-type="float">
            <text:p>336,706</text:p>
          </table:table-cell>
          <table:table-cell office:value-type="float" office:value="339.533" calcext:value-type="float">
            <text:p>339,533</text:p>
          </table:table-cell>
        </table:table-row>
        <table:table-row table:style-name="ro1">
          <table:table-cell office:value-type="string" calcext:value-type="string">
            <text:p>heatind packet: 18, step:12</text:p>
          </table:table-cell>
          <table:table-cell office:value-type="float" office:value="63.248" calcext:value-type="float">
            <text:p>63,248</text:p>
          </table:table-cell>
          <table:table-cell office:value-type="float" office:value="74.1792" calcext:value-type="float">
            <text:p>74,1792</text:p>
          </table:table-cell>
          <table:table-cell office:value-type="float" office:value="63.8068" calcext:value-type="float">
            <text:p>63,8068</text:p>
          </table:table-cell>
          <table:table-cell office:value-type="float" office:value="67.441" calcext:value-type="float">
            <text:p>67,441</text:p>
          </table:table-cell>
          <table:table-cell office:value-type="float" office:value="336.248" calcext:value-type="float">
            <text:p>336,248</text:p>
          </table:table-cell>
          <table:table-cell office:value-type="float" office:value="347.179" calcext:value-type="float">
            <text:p>347,179</text:p>
          </table:table-cell>
          <table:table-cell office:value-type="float" office:value="336.807" calcext:value-type="float">
            <text:p>336,807</text:p>
          </table:table-cell>
          <table:table-cell office:value-type="float" office:value="340.441" calcext:value-type="float">
            <text:p>340,441</text:p>
          </table:table-cell>
        </table:table-row>
        <table:table-row table:style-name="ro1">
          <table:table-cell office:value-type="string" calcext:value-type="string">
            <text:p>heatind packet: 18, step:13</text:p>
          </table:table-cell>
          <table:table-cell office:value-type="float" office:value="64.0741" calcext:value-type="float">
            <text:p>64,0741</text:p>
          </table:table-cell>
          <table:table-cell office:value-type="float" office:value="75.0811" calcext:value-type="float">
            <text:p>75,0811</text:p>
          </table:table-cell>
          <table:table-cell office:value-type="float" office:value="63.9322" calcext:value-type="float">
            <text:p>63,9322</text:p>
          </table:table-cell>
          <table:table-cell office:value-type="float" office:value="68.3104" calcext:value-type="float">
            <text:p>68,3104</text:p>
          </table:table-cell>
          <table:table-cell office:value-type="float" office:value="337.074" calcext:value-type="float">
            <text:p>337,074</text:p>
          </table:table-cell>
          <table:table-cell office:value-type="float" office:value="348.081" calcext:value-type="float">
            <text:p>348,081</text:p>
          </table:table-cell>
          <table:table-cell office:value-type="float" office:value="336.932" calcext:value-type="float">
            <text:p>336,932</text:p>
          </table:table-cell>
          <table:table-cell office:value-type="float" office:value="341.31" calcext:value-type="float">
            <text:p>341,31</text:p>
          </table:table-cell>
        </table:table-row>
        <table:table-row table:style-name="ro1">
          <table:table-cell office:value-type="string" calcext:value-type="string">
            <text:p>heatind packet: 18, step:14</text:p>
          </table:table-cell>
          <table:table-cell office:value-type="float" office:value="64.8653" calcext:value-type="float">
            <text:p>64,8653</text:p>
          </table:table-cell>
          <table:table-cell office:value-type="float" office:value="75.945" calcext:value-type="float">
            <text:p>75,945</text:p>
          </table:table-cell>
          <table:table-cell office:value-type="float" office:value="64.0801" calcext:value-type="float">
            <text:p>64,0801</text:p>
          </table:table-cell>
          <table:table-cell office:value-type="float" office:value="69.1433" calcext:value-type="float">
            <text:p>69,1433</text:p>
          </table:table-cell>
          <table:table-cell office:value-type="float" office:value="337.865" calcext:value-type="float">
            <text:p>337,865</text:p>
          </table:table-cell>
          <table:table-cell office:value-type="float" office:value="348.945" calcext:value-type="float">
            <text:p>348,945</text:p>
          </table:table-cell>
          <table:table-cell office:value-type="float" office:value="337.08" calcext:value-type="float">
            <text:p>337,08</text:p>
          </table:table-cell>
          <table:table-cell office:value-type="float" office:value="342.143" calcext:value-type="float">
            <text:p>342,143</text:p>
          </table:table-cell>
        </table:table-row>
        <table:table-row table:style-name="ro1">
          <table:table-cell office:value-type="string" calcext:value-type="string">
            <text:p>heatind packet: 18, step:15</text:p>
          </table:table-cell>
          <table:table-cell office:value-type="float" office:value="65.6234" calcext:value-type="float">
            <text:p>65,6234</text:p>
          </table:table-cell>
          <table:table-cell office:value-type="float" office:value="76.7727" calcext:value-type="float">
            <text:p>76,7727</text:p>
          </table:table-cell>
          <table:table-cell office:value-type="float" office:value="64.2487" calcext:value-type="float">
            <text:p>64,2487</text:p>
          </table:table-cell>
          <table:table-cell office:value-type="float" office:value="69.9415" calcext:value-type="float">
            <text:p>69,9415</text:p>
          </table:table-cell>
          <table:table-cell office:value-type="float" office:value="338.623" calcext:value-type="float">
            <text:p>338,623</text:p>
          </table:table-cell>
          <table:table-cell office:value-type="float" office:value="349.773" calcext:value-type="float">
            <text:p>349,773</text:p>
          </table:table-cell>
          <table:table-cell office:value-type="float" office:value="337.249" calcext:value-type="float">
            <text:p>337,249</text:p>
          </table:table-cell>
          <table:table-cell office:value-type="float" office:value="342.941" calcext:value-type="float">
            <text:p>342,941</text:p>
          </table:table-cell>
        </table:table-row>
        <table:table-row table:style-name="ro1">
          <table:table-cell office:value-type="string" calcext:value-type="string">
            <text:p>heatind packet: 18, step:16</text:p>
          </table:table-cell>
          <table:table-cell office:value-type="float" office:value="66.3499" calcext:value-type="float">
            <text:p>66,3499</text:p>
          </table:table-cell>
          <table:table-cell office:value-type="float" office:value="77.5661" calcext:value-type="float">
            <text:p>77,5661</text:p>
          </table:table-cell>
          <table:table-cell office:value-type="float" office:value="64.4364" calcext:value-type="float">
            <text:p>64,4364</text:p>
          </table:table-cell>
          <table:table-cell office:value-type="float" office:value="70.7067" calcext:value-type="float">
            <text:p>70,7067</text:p>
          </table:table-cell>
          <table:table-cell office:value-type="float" office:value="339.35" calcext:value-type="float">
            <text:p>339,35</text:p>
          </table:table-cell>
          <table:table-cell office:value-type="float" office:value="350.566" calcext:value-type="float">
            <text:p>350,566</text:p>
          </table:table-cell>
          <table:table-cell office:value-type="float" office:value="337.436" calcext:value-type="float">
            <text:p>337,436</text:p>
          </table:table-cell>
          <table:table-cell office:value-type="float" office:value="343.707" calcext:value-type="float">
            <text:p>343,707</text:p>
          </table:table-cell>
        </table:table-row>
        <table:table-row table:style-name="ro1">
          <table:table-cell office:value-type="string" calcext:value-type="string">
            <text:p>heatind packet: 18, step:17</text:p>
          </table:table-cell>
          <table:table-cell office:value-type="float" office:value="67.0463" calcext:value-type="float">
            <text:p>67,0463</text:p>
          </table:table-cell>
          <table:table-cell office:value-type="float" office:value="78.3267" calcext:value-type="float">
            <text:p>78,3267</text:p>
          </table:table-cell>
          <table:table-cell office:value-type="float" office:value="64.6416" calcext:value-type="float">
            <text:p>64,6416</text:p>
          </table:table-cell>
          <table:table-cell office:value-type="float" office:value="71.4406" calcext:value-type="float">
            <text:p>71,4406</text:p>
          </table:table-cell>
          <table:table-cell office:value-type="float" office:value="340.046" calcext:value-type="float">
            <text:p>340,046</text:p>
          </table:table-cell>
          <table:table-cell office:value-type="float" office:value="351.327" calcext:value-type="float">
            <text:p>351,327</text:p>
          </table:table-cell>
          <table:table-cell office:value-type="float" office:value="337.642" calcext:value-type="float">
            <text:p>337,642</text:p>
          </table:table-cell>
          <table:table-cell office:value-type="float" office:value="344.441" calcext:value-type="float">
            <text:p>344,441</text:p>
          </table:table-cell>
        </table:table-row>
        <table:table-row table:style-name="ro1">
          <table:table-cell office:value-type="string" calcext:value-type="string">
            <text:p>heatind packet: 18, step:18</text:p>
          </table:table-cell>
          <table:table-cell office:value-type="float" office:value="67.7142" calcext:value-type="float">
            <text:p>67,7142</text:p>
          </table:table-cell>
          <table:table-cell office:value-type="float" office:value="79.0562" calcext:value-type="float">
            <text:p>79,0562</text:p>
          </table:table-cell>
          <table:table-cell office:value-type="float" office:value="64.8629" calcext:value-type="float">
            <text:p>64,8629</text:p>
          </table:table-cell>
          <table:table-cell office:value-type="float" office:value="72.1445" calcext:value-type="float">
            <text:p>72,1445</text:p>
          </table:table-cell>
          <table:table-cell office:value-type="float" office:value="340.714" calcext:value-type="float">
            <text:p>340,714</text:p>
          </table:table-cell>
          <table:table-cell office:value-type="float" office:value="352.056" calcext:value-type="float">
            <text:p>352,056</text:p>
          </table:table-cell>
          <table:table-cell office:value-type="float" office:value="337.863" calcext:value-type="float">
            <text:p>337,863</text:p>
          </table:table-cell>
          <table:table-cell office:value-type="float" office:value="345.145" calcext:value-type="float">
            <text:p>345,145</text:p>
          </table:table-cell>
        </table:table-row>
        <table:table-row table:style-name="ro1">
          <table:table-cell office:value-type="string" calcext:value-type="string">
            <text:p>heatind packet: 18, step:19</text:p>
          </table:table-cell>
          <table:table-cell office:value-type="float" office:value="68.355" calcext:value-type="float">
            <text:p>68,355</text:p>
          </table:table-cell>
          <table:table-cell office:value-type="float" office:value="79.756" calcext:value-type="float">
            <text:p>79,756</text:p>
          </table:table-cell>
          <table:table-cell office:value-type="float" office:value="65.0989" calcext:value-type="float">
            <text:p>65,0989</text:p>
          </table:table-cell>
          <table:table-cell office:value-type="float" office:value="72.82" calcext:value-type="float">
            <text:p>72,82</text:p>
          </table:table-cell>
          <table:table-cell office:value-type="float" office:value="341.355" calcext:value-type="float">
            <text:p>341,355</text:p>
          </table:table-cell>
          <table:table-cell office:value-type="float" office:value="352.756" calcext:value-type="float">
            <text:p>352,756</text:p>
          </table:table-cell>
          <table:table-cell office:value-type="float" office:value="338.099" calcext:value-type="float">
            <text:p>338,099</text:p>
          </table:table-cell>
          <table:table-cell office:value-type="float" office:value="345.82" calcext:value-type="float">
            <text:p>345,82</text:p>
          </table:table-cell>
        </table:table-row>
        <table:table-row table:style-name="ro1">
          <table:table-cell office:value-type="string" calcext:value-type="string">
            <text:p>heatind packet: 18, step:20</text:p>
          </table:table-cell>
          <table:table-cell office:value-type="float" office:value="68.9698" calcext:value-type="float">
            <text:p>68,9698</text:p>
          </table:table-cell>
          <table:table-cell office:value-type="float" office:value="80.4277" calcext:value-type="float">
            <text:p>80,4277</text:p>
          </table:table-cell>
          <table:table-cell office:value-type="float" office:value="65.3483" calcext:value-type="float">
            <text:p>65,3483</text:p>
          </table:table-cell>
          <table:table-cell office:value-type="float" office:value="73.4685" calcext:value-type="float">
            <text:p>73,4685</text:p>
          </table:table-cell>
          <table:table-cell office:value-type="float" office:value="341.97" calcext:value-type="float">
            <text:p>341,97</text:p>
          </table:table-cell>
          <table:table-cell office:value-type="float" office:value="353.428" calcext:value-type="float">
            <text:p>353,428</text:p>
          </table:table-cell>
          <table:table-cell office:value-type="float" office:value="338.348" calcext:value-type="float">
            <text:p>338,348</text:p>
          </table:table-cell>
          <table:table-cell office:value-type="float" office:value="346.468" calcext:value-type="float">
            <text:p>346,468</text:p>
          </table:table-cell>
        </table:table-row>
        <table:table-row table:style-name="ro1">
          <table:table-cell office:value-type="string" calcext:value-type="string">
            <text:p>heatind packet: 18, step:21</text:p>
          </table:table-cell>
          <table:table-cell office:value-type="float" office:value="69.5601" calcext:value-type="float">
            <text:p>69,5601</text:p>
          </table:table-cell>
          <table:table-cell office:value-type="float" office:value="81.0724" calcext:value-type="float">
            <text:p>81,0724</text:p>
          </table:table-cell>
          <table:table-cell office:value-type="float" office:value="65.6099" calcext:value-type="float">
            <text:p>65,6099</text:p>
          </table:table-cell>
          <table:table-cell office:value-type="float" office:value="74.0912" calcext:value-type="float">
            <text:p>74,0912</text:p>
          </table:table-cell>
          <table:table-cell office:value-type="float" office:value="342.56" calcext:value-type="float">
            <text:p>342,56</text:p>
          </table:table-cell>
          <table:table-cell office:value-type="float" office:value="354.072" calcext:value-type="float">
            <text:p>354,072</text:p>
          </table:table-cell>
          <table:table-cell office:value-type="float" office:value="338.61" calcext:value-type="float">
            <text:p>338,61</text:p>
          </table:table-cell>
          <table:table-cell office:value-type="float" office:value="347.091" calcext:value-type="float">
            <text:p>347,091</text:p>
          </table:table-cell>
        </table:table-row>
        <table:table-row table:style-name="ro1">
          <table:table-cell office:value-type="string" calcext:value-type="string">
            <text:p>cooling packet: 18, step:1</text:p>
          </table:table-cell>
          <table:table-cell office:value-type="float" office:value="69.055" calcext:value-type="float">
            <text:p>69,055</text:p>
          </table:table-cell>
          <table:table-cell office:value-type="float" office:value="74.1525" calcext:value-type="float">
            <text:p>74,1525</text:p>
          </table:table-cell>
          <table:table-cell office:value-type="float" office:value="65.8529" calcext:value-type="float">
            <text:p>65,8529</text:p>
          </table:table-cell>
          <table:table-cell office:value-type="float" office:value="72.4285" calcext:value-type="float">
            <text:p>72,4285</text:p>
          </table:table-cell>
          <table:table-cell office:value-type="float" office:value="342.055" calcext:value-type="float">
            <text:p>342,055</text:p>
          </table:table-cell>
          <table:table-cell office:value-type="float" office:value="347.153" calcext:value-type="float">
            <text:p>347,153</text:p>
          </table:table-cell>
          <table:table-cell office:value-type="float" office:value="338.853" calcext:value-type="float">
            <text:p>338,853</text:p>
          </table:table-cell>
          <table:table-cell office:value-type="float" office:value="345.428" calcext:value-type="float">
            <text:p>345,428</text:p>
          </table:table-cell>
        </table:table-row>
        <table:table-row table:style-name="ro1">
          <table:table-cell office:value-type="string" calcext:value-type="string">
            <text:p>cooling packet: 18, step:2</text:p>
          </table:table-cell>
          <table:table-cell office:value-type="float" office:value="67.1786" calcext:value-type="float">
            <text:p>67,1786</text:p>
          </table:table-cell>
          <table:table-cell office:value-type="float" office:value="71.3187" calcext:value-type="float">
            <text:p>71,3187</text:p>
          </table:table-cell>
          <table:table-cell office:value-type="float" office:value="66.0204" calcext:value-type="float">
            <text:p>66,0204</text:p>
          </table:table-cell>
          <table:table-cell office:value-type="float" office:value="70.1361" calcext:value-type="float">
            <text:p>70,1361</text:p>
          </table:table-cell>
          <table:table-cell office:value-type="float" office:value="340.179" calcext:value-type="float">
            <text:p>340,179</text:p>
          </table:table-cell>
          <table:table-cell office:value-type="float" office:value="344.319" calcext:value-type="float">
            <text:p>344,319</text:p>
          </table:table-cell>
          <table:table-cell office:value-type="float" office:value="339.02" calcext:value-type="float">
            <text:p>339,02</text:p>
          </table:table-cell>
          <table:table-cell office:value-type="float" office:value="343.136" calcext:value-type="float">
            <text:p>343,136</text:p>
          </table:table-cell>
        </table:table-row>
        <table:table-row table:style-name="ro1">
          <table:table-cell office:value-type="string" calcext:value-type="string">
            <text:p>cooling packet: 18, step:3</text:p>
          </table:table-cell>
          <table:table-cell office:value-type="float" office:value="65.1437" calcext:value-type="float">
            <text:p>65,1437</text:p>
          </table:table-cell>
          <table:table-cell office:value-type="float" office:value="69.0238" calcext:value-type="float">
            <text:p>69,0238</text:p>
          </table:table-cell>
          <table:table-cell office:value-type="float" office:value="66.1132" calcext:value-type="float">
            <text:p>66,1132</text:p>
          </table:table-cell>
          <table:table-cell office:value-type="float" office:value="67.9574" calcext:value-type="float">
            <text:p>67,9574</text:p>
          </table:table-cell>
          <table:table-cell office:value-type="float" office:value="338.144" calcext:value-type="float">
            <text:p>338,144</text:p>
          </table:table-cell>
          <table:table-cell office:value-type="float" office:value="342.024" calcext:value-type="float">
            <text:p>342,024</text:p>
          </table:table-cell>
          <table:table-cell office:value-type="float" office:value="339.113" calcext:value-type="float">
            <text:p>339,113</text:p>
          </table:table-cell>
          <table:table-cell office:value-type="float" office:value="340.957" calcext:value-type="float">
            <text:p>340,957</text:p>
          </table:table-cell>
        </table:table-row>
        <table:table-row table:style-name="ro1">
          <table:table-cell office:value-type="string" calcext:value-type="string">
            <text:p>cooling packet: 18, step:4</text:p>
          </table:table-cell>
          <table:table-cell office:value-type="float" office:value="63.1837" calcext:value-type="float">
            <text:p>63,1837</text:p>
          </table:table-cell>
          <table:table-cell office:value-type="float" office:value="66.9015" calcext:value-type="float">
            <text:p>66,9015</text:p>
          </table:table-cell>
          <table:table-cell office:value-type="float" office:value="66.1377" calcext:value-type="float">
            <text:p>66,1377</text:p>
          </table:table-cell>
          <table:table-cell office:value-type="float" office:value="65.897" calcext:value-type="float">
            <text:p>65,897</text:p>
          </table:table-cell>
          <table:table-cell office:value-type="float" office:value="336.184" calcext:value-type="float">
            <text:p>336,184</text:p>
          </table:table-cell>
          <table:table-cell office:value-type="float" office:value="339.901" calcext:value-type="float">
            <text:p>339,901</text:p>
          </table:table-cell>
          <table:table-cell office:value-type="float" office:value="339.138" calcext:value-type="float">
            <text:p>339,138</text:p>
          </table:table-cell>
          <table:table-cell office:value-type="float" office:value="338.897" calcext:value-type="float">
            <text:p>338,897</text:p>
          </table:table-cell>
        </table:table-row>
        <table:table-row table:style-name="ro1">
          <table:table-cell office:value-type="string" calcext:value-type="string">
            <text:p>cooling packet: 18, step:5</text:p>
          </table:table-cell>
          <table:table-cell office:value-type="float" office:value="61.3239" calcext:value-type="float">
            <text:p>61,3239</text:p>
          </table:table-cell>
          <table:table-cell office:value-type="float" office:value="64.8994" calcext:value-type="float">
            <text:p>64,8994</text:p>
          </table:table-cell>
          <table:table-cell office:value-type="float" office:value="66.1001" calcext:value-type="float">
            <text:p>66,1001</text:p>
          </table:table-cell>
          <table:table-cell office:value-type="float" office:value="63.947" calcext:value-type="float">
            <text:p>63,947</text:p>
          </table:table-cell>
          <table:table-cell office:value-type="float" office:value="334.324" calcext:value-type="float">
            <text:p>334,324</text:p>
          </table:table-cell>
          <table:table-cell office:value-type="float" office:value="337.899" calcext:value-type="float">
            <text:p>337,899</text:p>
          </table:table-cell>
          <table:table-cell office:value-type="float" office:value="339.1" calcext:value-type="float">
            <text:p>339,1</text:p>
          </table:table-cell>
          <table:table-cell office:value-type="float" office:value="336.947" calcext:value-type="float">
            <text:p>336,947</text:p>
          </table:table-cell>
        </table:table-row>
        <table:table-row table:style-name="ro1">
          <table:table-cell office:value-type="string" calcext:value-type="string">
            <text:p>cooling packet: 18, step:6</text:p>
          </table:table-cell>
          <table:table-cell office:value-type="float" office:value="59.5614" calcext:value-type="float">
            <text:p>59,5614</text:p>
          </table:table-cell>
          <table:table-cell office:value-type="float" office:value="63.004" calcext:value-type="float">
            <text:p>63,004</text:p>
          </table:table-cell>
          <table:table-cell office:value-type="float" office:value="66.0056" calcext:value-type="float">
            <text:p>66,0056</text:p>
          </table:table-cell>
          <table:table-cell office:value-type="float" office:value="62.0996" calcext:value-type="float">
            <text:p>62,0996</text:p>
          </table:table-cell>
          <table:table-cell office:value-type="float" office:value="332.561" calcext:value-type="float">
            <text:p>332,561</text:p>
          </table:table-cell>
          <table:table-cell office:value-type="float" office:value="336.004" calcext:value-type="float">
            <text:p>336,004</text:p>
          </table:table-cell>
          <table:table-cell office:value-type="float" office:value="339.006" calcext:value-type="float">
            <text:p>339,006</text:p>
          </table:table-cell>
          <table:table-cell office:value-type="float" office:value="335.1" calcext:value-type="float">
            <text:p>335,1</text:p>
          </table:table-cell>
        </table:table-row>
        <table:table-row table:style-name="ro1">
          <table:table-cell office:value-type="string" calcext:value-type="string">
            <text:p>cooling packet: 18, step:7</text:p>
          </table:table-cell>
          <table:table-cell office:value-type="float" office:value="57.8905" calcext:value-type="float">
            <text:p>57,8905</text:p>
          </table:table-cell>
          <table:table-cell office:value-type="float" office:value="61.2078" calcext:value-type="float">
            <text:p>61,2078</text:p>
          </table:table-cell>
          <table:table-cell office:value-type="float" office:value="65.8593" calcext:value-type="float">
            <text:p>65,8593</text:p>
          </table:table-cell>
          <table:table-cell office:value-type="float" office:value="60.3482" calcext:value-type="float">
            <text:p>60,3482</text:p>
          </table:table-cell>
          <table:table-cell office:value-type="float" office:value="330.891" calcext:value-type="float">
            <text:p>330,891</text:p>
          </table:table-cell>
          <table:table-cell office:value-type="float" office:value="334.208" calcext:value-type="float">
            <text:p>334,208</text:p>
          </table:table-cell>
          <table:table-cell office:value-type="float" office:value="338.859" calcext:value-type="float">
            <text:p>338,859</text:p>
          </table:table-cell>
          <table:table-cell office:value-type="float" office:value="333.348" calcext:value-type="float">
            <text:p>333,348</text:p>
          </table:table-cell>
        </table:table-row>
        <table:table-row table:style-name="ro1">
          <table:table-cell office:value-type="string" calcext:value-type="string">
            <text:p>cooling packet: 18, step:8</text:p>
          </table:table-cell>
          <table:table-cell office:value-type="float" office:value="56.3051" calcext:value-type="float">
            <text:p>56,3051</text:p>
          </table:table-cell>
          <table:table-cell office:value-type="float" office:value="59.5039" calcext:value-type="float">
            <text:p>59,5039</text:p>
          </table:table-cell>
          <table:table-cell office:value-type="float" office:value="65.6659" calcext:value-type="float">
            <text:p>65,6659</text:p>
          </table:table-cell>
          <table:table-cell office:value-type="float" office:value="58.6864" calcext:value-type="float">
            <text:p>58,6864</text:p>
          </table:table-cell>
          <table:table-cell office:value-type="float" office:value="329.305" calcext:value-type="float">
            <text:p>329,305</text:p>
          </table:table-cell>
          <table:table-cell office:value-type="float" office:value="332.504" calcext:value-type="float">
            <text:p>332,504</text:p>
          </table:table-cell>
          <table:table-cell office:value-type="float" office:value="338.666" calcext:value-type="float">
            <text:p>338,666</text:p>
          </table:table-cell>
          <table:table-cell office:value-type="float" office:value="331.686" calcext:value-type="float">
            <text:p>331,686</text:p>
          </table:table-cell>
        </table:table-row>
        <table:table-row table:style-name="ro1">
          <table:table-cell office:value-type="string" calcext:value-type="string">
            <text:p>cooling packet: 18, step:9</text:p>
          </table:table-cell>
          <table:table-cell office:value-type="float" office:value="54.7998" calcext:value-type="float">
            <text:p>54,7998</text:p>
          </table:table-cell>
          <table:table-cell office:value-type="float" office:value="57.8863" calcext:value-type="float">
            <text:p>57,8863</text:p>
          </table:table-cell>
          <table:table-cell office:value-type="float" office:value="65.4296" calcext:value-type="float">
            <text:p>65,4296</text:p>
          </table:table-cell>
          <table:table-cell office:value-type="float" office:value="57.1084" calcext:value-type="float">
            <text:p>57,1084</text:p>
          </table:table-cell>
          <table:table-cell office:value-type="float" office:value="327.8" calcext:value-type="float">
            <text:p>327,8</text:p>
          </table:table-cell>
          <table:table-cell office:value-type="float" office:value="330.886" calcext:value-type="float">
            <text:p>330,886</text:p>
          </table:table-cell>
          <table:table-cell office:value-type="float" office:value="338.43" calcext:value-type="float">
            <text:p>338,43</text:p>
          </table:table-cell>
          <table:table-cell office:value-type="float" office:value="330.108" calcext:value-type="float">
            <text:p>330,108</text:p>
          </table:table-cell>
        </table:table-row>
        <table:table-row table:style-name="ro1">
          <table:table-cell office:value-type="string" calcext:value-type="string">
            <text:p>cooling packet: 18, step:10</text:p>
          </table:table-cell>
          <table:table-cell office:value-type="float" office:value="53.3694" calcext:value-type="float">
            <text:p>53,3694</text:p>
          </table:table-cell>
          <table:table-cell office:value-type="float" office:value="56.3496" calcext:value-type="float">
            <text:p>56,3496</text:p>
          </table:table-cell>
          <table:table-cell office:value-type="float" office:value="65.1543" calcext:value-type="float">
            <text:p>65,1543</text:p>
          </table:table-cell>
          <table:table-cell office:value-type="float" office:value="55.6088" calcext:value-type="float">
            <text:p>55,6088</text:p>
          </table:table-cell>
          <table:table-cell office:value-type="float" office:value="326.369" calcext:value-type="float">
            <text:p>326,369</text:p>
          </table:table-cell>
          <table:table-cell office:value-type="float" office:value="329.35" calcext:value-type="float">
            <text:p>329,35</text:p>
          </table:table-cell>
          <table:table-cell office:value-type="float" office:value="338.154" calcext:value-type="float">
            <text:p>338,154</text:p>
          </table:table-cell>
          <table:table-cell office:value-type="float" office:value="328.609" calcext:value-type="float">
            <text:p>328,609</text:p>
          </table:table-cell>
        </table:table-row>
        <table:table-row table:style-name="ro1">
          <table:table-cell office:value-type="string" calcext:value-type="string">
            <text:p>cooling packet: 18, step:11</text:p>
          </table:table-cell>
          <table:table-cell office:value-type="float" office:value="52.0091" calcext:value-type="float">
            <text:p>52,0091</text:p>
          </table:table-cell>
          <table:table-cell office:value-type="float" office:value="54.8886" calcext:value-type="float">
            <text:p>54,8886</text:p>
          </table:table-cell>
          <table:table-cell office:value-type="float" office:value="64.8436" calcext:value-type="float">
            <text:p>64,8436</text:p>
          </table:table-cell>
          <table:table-cell office:value-type="float" office:value="54.1826" calcext:value-type="float">
            <text:p>54,1826</text:p>
          </table:table-cell>
          <table:table-cell office:value-type="float" office:value="325.009" calcext:value-type="float">
            <text:p>325,009</text:p>
          </table:table-cell>
          <table:table-cell office:value-type="float" office:value="327.889" calcext:value-type="float">
            <text:p>327,889</text:p>
          </table:table-cell>
          <table:table-cell office:value-type="float" office:value="337.844" calcext:value-type="float">
            <text:p>337,844</text:p>
          </table:table-cell>
          <table:table-cell office:value-type="float" office:value="327.183" calcext:value-type="float">
            <text:p>327,183</text:p>
          </table:table-cell>
        </table:table-row>
        <table:table-row table:style-name="ro1">
          <table:table-cell office:value-type="string" calcext:value-type="string">
            <text:p>heatind packet: 19, step:1</text:p>
          </table:table-cell>
          <table:table-cell office:value-type="float" office:value="51.6804" calcext:value-type="float">
            <text:p>51,6804</text:p>
          </table:table-cell>
          <table:table-cell office:value-type="float" office:value="60.5791" calcext:value-type="float">
            <text:p>60,5791</text:p>
          </table:table-cell>
          <table:table-cell office:value-type="float" office:value="64.5265" calcext:value-type="float">
            <text:p>64,5265</text:p>
          </table:table-cell>
          <table:table-cell office:value-type="float" office:value="54.9023" calcext:value-type="float">
            <text:p>54,9023</text:p>
          </table:table-cell>
          <table:table-cell office:value-type="float" office:value="324.68" calcext:value-type="float">
            <text:p>324,68</text:p>
          </table:table-cell>
          <table:table-cell office:value-type="float" office:value="333.579" calcext:value-type="float">
            <text:p>333,579</text:p>
          </table:table-cell>
          <table:table-cell office:value-type="float" office:value="337.526" calcext:value-type="float">
            <text:p>337,526</text:p>
          </table:table-cell>
          <table:table-cell office:value-type="float" office:value="327.902" calcext:value-type="float">
            <text:p>327,902</text:p>
          </table:table-cell>
        </table:table-row>
        <table:table-row table:style-name="ro1">
          <table:table-cell office:value-type="string" calcext:value-type="string">
            <text:p>heatind packet: 19, step:2</text:p>
          </table:table-cell>
          <table:table-cell office:value-type="float" office:value="52.694" calcext:value-type="float">
            <text:p>52,694</text:p>
          </table:table-cell>
          <table:table-cell office:value-type="float" office:value="62.5276" calcext:value-type="float">
            <text:p>62,5276</text:p>
          </table:table-cell>
          <table:table-cell office:value-type="float" office:value="64.2562" calcext:value-type="float">
            <text:p>64,2562</text:p>
          </table:table-cell>
          <table:table-cell office:value-type="float" office:value="56.2961" calcext:value-type="float">
            <text:p>56,2961</text:p>
          </table:table-cell>
          <table:table-cell office:value-type="float" office:value="325.694" calcext:value-type="float">
            <text:p>325,694</text:p>
          </table:table-cell>
          <table:table-cell office:value-type="float" office:value="335.528" calcext:value-type="float">
            <text:p>335,528</text:p>
          </table:table-cell>
          <table:table-cell office:value-type="float" office:value="337.256" calcext:value-type="float">
            <text:p>337,256</text:p>
          </table:table-cell>
          <table:table-cell office:value-type="float" office:value="329.296" calcext:value-type="float">
            <text:p>329,296</text:p>
          </table:table-cell>
        </table:table-row>
        <table:table-row table:style-name="ro1">
          <table:table-cell office:value-type="string" calcext:value-type="string">
            <text:p>heatind packet: 19, step:3</text:p>
          </table:table-cell>
          <table:table-cell office:value-type="float" office:value="53.9325" calcext:value-type="float">
            <text:p>53,9325</text:p>
          </table:table-cell>
          <table:table-cell office:value-type="float" office:value="63.9954" calcext:value-type="float">
            <text:p>63,9954</text:p>
          </table:table-cell>
          <table:table-cell office:value-type="float" office:value="64.0355" calcext:value-type="float">
            <text:p>64,0355</text:p>
          </table:table-cell>
          <table:table-cell office:value-type="float" office:value="57.6457" calcext:value-type="float">
            <text:p>57,6457</text:p>
          </table:table-cell>
          <table:table-cell office:value-type="float" office:value="326.932" calcext:value-type="float">
            <text:p>326,932</text:p>
          </table:table-cell>
          <table:table-cell office:value-type="float" office:value="336.995" calcext:value-type="float">
            <text:p>336,995</text:p>
          </table:table-cell>
          <table:table-cell office:value-type="float" office:value="337.035" calcext:value-type="float">
            <text:p>337,035</text:p>
          </table:table-cell>
          <table:table-cell office:value-type="float" office:value="330.646" calcext:value-type="float">
            <text:p>330,646</text:p>
          </table:table-cell>
        </table:table-row>
        <table:table-row table:style-name="ro1">
          <table:table-cell office:value-type="string" calcext:value-type="string">
            <text:p>heatind packet: 19, step:4</text:p>
          </table:table-cell>
          <table:table-cell office:value-type="float" office:value="55.1559" calcext:value-type="float">
            <text:p>55,1559</text:p>
          </table:table-cell>
          <table:table-cell office:value-type="float" office:value="65.346" calcext:value-type="float">
            <text:p>65,346</text:p>
          </table:table-cell>
          <table:table-cell office:value-type="float" office:value="63.8611" calcext:value-type="float">
            <text:p>63,8611</text:p>
          </table:table-cell>
          <table:table-cell office:value-type="float" office:value="58.9366" calcext:value-type="float">
            <text:p>58,9366</text:p>
          </table:table-cell>
          <table:table-cell office:value-type="float" office:value="328.156" calcext:value-type="float">
            <text:p>328,156</text:p>
          </table:table-cell>
          <table:table-cell office:value-type="float" office:value="338.346" calcext:value-type="float">
            <text:p>338,346</text:p>
          </table:table-cell>
          <table:table-cell office:value-type="float" office:value="336.861" calcext:value-type="float">
            <text:p>336,861</text:p>
          </table:table-cell>
          <table:table-cell office:value-type="float" office:value="331.937" calcext:value-type="float">
            <text:p>331,937</text:p>
          </table:table-cell>
        </table:table-row>
        <table:table-row table:style-name="ro1">
          <table:table-cell office:value-type="string" calcext:value-type="string">
            <text:p>heatind packet: 19, step:5</text:p>
          </table:table-cell>
          <table:table-cell office:value-type="float" office:value="56.331" calcext:value-type="float">
            <text:p>56,331</text:p>
          </table:table-cell>
          <table:table-cell office:value-type="float" office:value="66.6302" calcext:value-type="float">
            <text:p>66,6302</text:p>
          </table:table-cell>
          <table:table-cell office:value-type="float" office:value="63.7302" calcext:value-type="float">
            <text:p>63,7302</text:p>
          </table:table-cell>
          <table:table-cell office:value-type="float" office:value="60.1711" calcext:value-type="float">
            <text:p>60,1711</text:p>
          </table:table-cell>
          <table:table-cell office:value-type="float" office:value="329.331" calcext:value-type="float">
            <text:p>329,331</text:p>
          </table:table-cell>
          <table:table-cell office:value-type="float" office:value="339.63" calcext:value-type="float">
            <text:p>339,63</text:p>
          </table:table-cell>
          <table:table-cell office:value-type="float" office:value="336.73" calcext:value-type="float">
            <text:p>336,73</text:p>
          </table:table-cell>
          <table:table-cell office:value-type="float" office:value="333.171" calcext:value-type="float">
            <text:p>333,171</text:p>
          </table:table-cell>
        </table:table-row>
        <table:table-row table:style-name="ro1">
          <table:table-cell office:value-type="string" calcext:value-type="string">
            <text:p>heatind packet: 19, step:6</text:p>
          </table:table-cell>
          <table:table-cell office:value-type="float" office:value="57.4553" calcext:value-type="float">
            <text:p>57,4553</text:p>
          </table:table-cell>
          <table:table-cell office:value-type="float" office:value="67.8572" calcext:value-type="float">
            <text:p>67,8572</text:p>
          </table:table-cell>
          <table:table-cell office:value-type="float" office:value="63.6399" calcext:value-type="float">
            <text:p>63,6399</text:p>
          </table:table-cell>
          <table:table-cell office:value-type="float" office:value="61.3519" calcext:value-type="float">
            <text:p>61,3519</text:p>
          </table:table-cell>
          <table:table-cell office:value-type="float" office:value="330.455" calcext:value-type="float">
            <text:p>330,455</text:p>
          </table:table-cell>
          <table:table-cell office:value-type="float" office:value="340.857" calcext:value-type="float">
            <text:p>340,857</text:p>
          </table:table-cell>
          <table:table-cell office:value-type="float" office:value="336.64" calcext:value-type="float">
            <text:p>336,64</text:p>
          </table:table-cell>
          <table:table-cell office:value-type="float" office:value="334.352" calcext:value-type="float">
            <text:p>334,352</text:p>
          </table:table-cell>
        </table:table-row>
        <table:table-row table:style-name="ro1">
          <table:table-cell office:value-type="string" calcext:value-type="string">
            <text:p>heatind packet: 19, step:7</text:p>
          </table:table-cell>
          <table:table-cell office:value-type="float" office:value="58.5307" calcext:value-type="float">
            <text:p>58,5307</text:p>
          </table:table-cell>
          <table:table-cell office:value-type="float" office:value="69.0305" calcext:value-type="float">
            <text:p>69,0305</text:p>
          </table:table-cell>
          <table:table-cell office:value-type="float" office:value="63.5875" calcext:value-type="float">
            <text:p>63,5875</text:p>
          </table:table-cell>
          <table:table-cell office:value-type="float" office:value="62.4815" calcext:value-type="float">
            <text:p>62,4815</text:p>
          </table:table-cell>
          <table:table-cell office:value-type="float" office:value="331.531" calcext:value-type="float">
            <text:p>331,531</text:p>
          </table:table-cell>
          <table:table-cell office:value-type="float" office:value="342.031" calcext:value-type="float">
            <text:p>342,031</text:p>
          </table:table-cell>
          <table:table-cell office:value-type="float" office:value="336.588" calcext:value-type="float">
            <text:p>336,588</text:p>
          </table:table-cell>
          <table:table-cell office:value-type="float" office:value="335.482" calcext:value-type="float">
            <text:p>335,482</text:p>
          </table:table-cell>
        </table:table-row>
        <table:table-row table:style-name="ro1">
          <table:table-cell office:value-type="string" calcext:value-type="string">
            <text:p>heatind packet: 19, step:8</text:p>
          </table:table-cell>
          <table:table-cell office:value-type="float" office:value="59.5593" calcext:value-type="float">
            <text:p>59,5593</text:p>
          </table:table-cell>
          <table:table-cell office:value-type="float" office:value="70.153" calcext:value-type="float">
            <text:p>70,153</text:p>
          </table:table-cell>
          <table:table-cell office:value-type="float" office:value="63.5704" calcext:value-type="float">
            <text:p>63,5704</text:p>
          </table:table-cell>
          <table:table-cell office:value-type="float" office:value="63.5623" calcext:value-type="float">
            <text:p>63,5623</text:p>
          </table:table-cell>
          <table:table-cell office:value-type="float" office:value="332.559" calcext:value-type="float">
            <text:p>332,559</text:p>
          </table:table-cell>
          <table:table-cell office:value-type="float" office:value="343.153" calcext:value-type="float">
            <text:p>343,153</text:p>
          </table:table-cell>
          <table:table-cell office:value-type="float" office:value="336.57" calcext:value-type="float">
            <text:p>336,57</text:p>
          </table:table-cell>
          <table:table-cell office:value-type="float" office:value="336.562" calcext:value-type="float">
            <text:p>336,562</text:p>
          </table:table-cell>
        </table:table-row>
        <table:table-row table:style-name="ro1">
          <table:table-cell office:value-type="string" calcext:value-type="string">
            <text:p>heatind packet: 19, step:9</text:p>
          </table:table-cell>
          <table:table-cell office:value-type="float" office:value="60.5433" calcext:value-type="float">
            <text:p>60,5433</text:p>
          </table:table-cell>
          <table:table-cell office:value-type="float" office:value="71.2269" calcext:value-type="float">
            <text:p>71,2269</text:p>
          </table:table-cell>
          <table:table-cell office:value-type="float" office:value="63.5862" calcext:value-type="float">
            <text:p>63,5862</text:p>
          </table:table-cell>
          <table:table-cell office:value-type="float" office:value="64.5965" calcext:value-type="float">
            <text:p>64,5965</text:p>
          </table:table-cell>
          <table:table-cell office:value-type="float" office:value="333.543" calcext:value-type="float">
            <text:p>333,543</text:p>
          </table:table-cell>
          <table:table-cell office:value-type="float" office:value="344.227" calcext:value-type="float">
            <text:p>344,227</text:p>
          </table:table-cell>
          <table:table-cell office:value-type="float" office:value="336.586" calcext:value-type="float">
            <text:p>336,586</text:p>
          </table:table-cell>
          <table:table-cell office:value-type="float" office:value="337.596" calcext:value-type="float">
            <text:p>337,596</text:p>
          </table:table-cell>
        </table:table-row>
        <table:table-row table:style-name="ro1">
          <table:table-cell office:value-type="string" calcext:value-type="string">
            <text:p>heatind packet: 19, step:10</text:p>
          </table:table-cell>
          <table:table-cell office:value-type="float" office:value="61.4848" calcext:value-type="float">
            <text:p>61,4848</text:p>
          </table:table-cell>
          <table:table-cell office:value-type="float" office:value="72.2545" calcext:value-type="float">
            <text:p>72,2545</text:p>
          </table:table-cell>
          <table:table-cell office:value-type="float" office:value="63.6326" calcext:value-type="float">
            <text:p>63,6326</text:p>
          </table:table-cell>
          <table:table-cell office:value-type="float" office:value="65.5864" calcext:value-type="float">
            <text:p>65,5864</text:p>
          </table:table-cell>
          <table:table-cell office:value-type="float" office:value="334.485" calcext:value-type="float">
            <text:p>334,485</text:p>
          </table:table-cell>
          <table:table-cell office:value-type="float" office:value="345.255" calcext:value-type="float">
            <text:p>345,255</text:p>
          </table:table-cell>
          <table:table-cell office:value-type="float" office:value="336.633" calcext:value-type="float">
            <text:p>336,633</text:p>
          </table:table-cell>
          <table:table-cell office:value-type="float" office:value="338.586" calcext:value-type="float">
            <text:p>338,586</text:p>
          </table:table-cell>
        </table:table-row>
        <table:table-row table:style-name="ro1">
          <table:table-cell office:value-type="string" calcext:value-type="string">
            <text:p>heatind packet: 19, step:11</text:p>
          </table:table-cell>
          <table:table-cell office:value-type="float" office:value="62.386" calcext:value-type="float">
            <text:p>62,386</text:p>
          </table:table-cell>
          <table:table-cell office:value-type="float" office:value="73.2382" calcext:value-type="float">
            <text:p>73,2382</text:p>
          </table:table-cell>
          <table:table-cell office:value-type="float" office:value="63.7073" calcext:value-type="float">
            <text:p>63,7073</text:p>
          </table:table-cell>
          <table:table-cell office:value-type="float" office:value="66.5342" calcext:value-type="float">
            <text:p>66,5342</text:p>
          </table:table-cell>
          <table:table-cell office:value-type="float" office:value="335.386" calcext:value-type="float">
            <text:p>335,386</text:p>
          </table:table-cell>
          <table:table-cell office:value-type="float" office:value="346.238" calcext:value-type="float">
            <text:p>346,238</text:p>
          </table:table-cell>
          <table:table-cell office:value-type="float" office:value="336.707" calcext:value-type="float">
            <text:p>336,707</text:p>
          </table:table-cell>
          <table:table-cell office:value-type="float" office:value="339.534" calcext:value-type="float">
            <text:p>339,534</text:p>
          </table:table-cell>
        </table:table-row>
        <table:table-row table:style-name="ro1">
          <table:table-cell office:value-type="string" calcext:value-type="string">
            <text:p>heatind packet: 19, step:12</text:p>
          </table:table-cell>
          <table:table-cell office:value-type="float" office:value="63.2486" calcext:value-type="float">
            <text:p>63,2486</text:p>
          </table:table-cell>
          <table:table-cell office:value-type="float" office:value="74.1799" calcext:value-type="float">
            <text:p>74,1799</text:p>
          </table:table-cell>
          <table:table-cell office:value-type="float" office:value="63.8083" calcext:value-type="float">
            <text:p>63,8083</text:p>
          </table:table-cell>
          <table:table-cell office:value-type="float" office:value="67.4417" calcext:value-type="float">
            <text:p>67,4417</text:p>
          </table:table-cell>
          <table:table-cell office:value-type="float" office:value="336.249" calcext:value-type="float">
            <text:p>336,249</text:p>
          </table:table-cell>
          <table:table-cell office:value-type="float" office:value="347.18" calcext:value-type="float">
            <text:p>347,18</text:p>
          </table:table-cell>
          <table:table-cell office:value-type="float" office:value="336.808" calcext:value-type="float">
            <text:p>336,808</text:p>
          </table:table-cell>
          <table:table-cell office:value-type="float" office:value="340.442" calcext:value-type="float">
            <text:p>340,442</text:p>
          </table:table-cell>
        </table:table-row>
        <table:table-row table:style-name="ro1">
          <table:table-cell office:value-type="string" calcext:value-type="string">
            <text:p>heatind packet: 19, step:13</text:p>
          </table:table-cell>
          <table:table-cell office:value-type="float" office:value="64.0747" calcext:value-type="float">
            <text:p>64,0747</text:p>
          </table:table-cell>
          <table:table-cell office:value-type="float" office:value="75.0818" calcext:value-type="float">
            <text:p>75,0818</text:p>
          </table:table-cell>
          <table:table-cell office:value-type="float" office:value="63.9337" calcext:value-type="float">
            <text:p>63,9337</text:p>
          </table:table-cell>
          <table:table-cell office:value-type="float" office:value="68.311" calcext:value-type="float">
            <text:p>68,311</text:p>
          </table:table-cell>
          <table:table-cell office:value-type="float" office:value="337.075" calcext:value-type="float">
            <text:p>337,075</text:p>
          </table:table-cell>
          <table:table-cell office:value-type="float" office:value="348.082" calcext:value-type="float">
            <text:p>348,082</text:p>
          </table:table-cell>
          <table:table-cell office:value-type="float" office:value="336.934" calcext:value-type="float">
            <text:p>336,934</text:p>
          </table:table-cell>
          <table:table-cell office:value-type="float" office:value="341.311" calcext:value-type="float">
            <text:p>341,311</text:p>
          </table:table-cell>
        </table:table-row>
        <table:table-row table:style-name="ro1">
          <table:table-cell office:value-type="string" calcext:value-type="string">
            <text:p>heatind packet: 19, step:14</text:p>
          </table:table-cell>
          <table:table-cell office:value-type="float" office:value="64.8659" calcext:value-type="float">
            <text:p>64,8659</text:p>
          </table:table-cell>
          <table:table-cell office:value-type="float" office:value="75.9456" calcext:value-type="float">
            <text:p>75,9456</text:p>
          </table:table-cell>
          <table:table-cell office:value-type="float" office:value="64.0815" calcext:value-type="float">
            <text:p>64,0815</text:p>
          </table:table-cell>
          <table:table-cell office:value-type="float" office:value="69.1439" calcext:value-type="float">
            <text:p>69,1439</text:p>
          </table:table-cell>
          <table:table-cell office:value-type="float" office:value="337.866" calcext:value-type="float">
            <text:p>337,866</text:p>
          </table:table-cell>
          <table:table-cell office:value-type="float" office:value="348.946" calcext:value-type="float">
            <text:p>348,946</text:p>
          </table:table-cell>
          <table:table-cell office:value-type="float" office:value="337.082" calcext:value-type="float">
            <text:p>337,082</text:p>
          </table:table-cell>
          <table:table-cell office:value-type="float" office:value="342.144" calcext:value-type="float">
            <text:p>342,144</text:p>
          </table:table-cell>
        </table:table-row>
        <table:table-row table:style-name="ro1">
          <table:table-cell office:value-type="string" calcext:value-type="string">
            <text:p>heatind packet: 19, step:15</text:p>
          </table:table-cell>
          <table:table-cell office:value-type="float" office:value="65.6239" calcext:value-type="float">
            <text:p>65,6239</text:p>
          </table:table-cell>
          <table:table-cell office:value-type="float" office:value="76.7734" calcext:value-type="float">
            <text:p>76,7734</text:p>
          </table:table-cell>
          <table:table-cell office:value-type="float" office:value="64.2501" calcext:value-type="float">
            <text:p>64,2501</text:p>
          </table:table-cell>
          <table:table-cell office:value-type="float" office:value="69.9421" calcext:value-type="float">
            <text:p>69,9421</text:p>
          </table:table-cell>
          <table:table-cell office:value-type="float" office:value="338.624" calcext:value-type="float">
            <text:p>338,624</text:p>
          </table:table-cell>
          <table:table-cell office:value-type="float" office:value="349.773" calcext:value-type="float">
            <text:p>349,773</text:p>
          </table:table-cell>
          <table:table-cell office:value-type="float" office:value="337.25" calcext:value-type="float">
            <text:p>337,25</text:p>
          </table:table-cell>
          <table:table-cell office:value-type="float" office:value="342.942" calcext:value-type="float">
            <text:p>342,942</text:p>
          </table:table-cell>
        </table:table-row>
        <table:table-row table:style-name="ro1">
          <table:table-cell office:value-type="string" calcext:value-type="string">
            <text:p>heatind packet: 19, step:16</text:p>
          </table:table-cell>
          <table:table-cell office:value-type="float" office:value="66.3504" calcext:value-type="float">
            <text:p>66,3504</text:p>
          </table:table-cell>
          <table:table-cell office:value-type="float" office:value="77.5667" calcext:value-type="float">
            <text:p>77,5667</text:p>
          </table:table-cell>
          <table:table-cell office:value-type="float" office:value="64.4378" calcext:value-type="float">
            <text:p>64,4378</text:p>
          </table:table-cell>
          <table:table-cell office:value-type="float" office:value="70.7074" calcext:value-type="float">
            <text:p>70,7074</text:p>
          </table:table-cell>
          <table:table-cell office:value-type="float" office:value="339.35" calcext:value-type="float">
            <text:p>339,35</text:p>
          </table:table-cell>
          <table:table-cell office:value-type="float" office:value="350.567" calcext:value-type="float">
            <text:p>350,567</text:p>
          </table:table-cell>
          <table:table-cell office:value-type="float" office:value="337.438" calcext:value-type="float">
            <text:p>337,438</text:p>
          </table:table-cell>
          <table:table-cell office:value-type="float" office:value="343.707" calcext:value-type="float">
            <text:p>343,707</text:p>
          </table:table-cell>
        </table:table-row>
        <table:table-row table:style-name="ro1">
          <table:table-cell office:value-type="string" calcext:value-type="string">
            <text:p>heatind packet: 19, step:17</text:p>
          </table:table-cell>
          <table:table-cell office:value-type="float" office:value="67.0469" calcext:value-type="float">
            <text:p>67,0469</text:p>
          </table:table-cell>
          <table:table-cell office:value-type="float" office:value="78.3273" calcext:value-type="float">
            <text:p>78,3273</text:p>
          </table:table-cell>
          <table:table-cell office:value-type="float" office:value="64.643" calcext:value-type="float">
            <text:p>64,643</text:p>
          </table:table-cell>
          <table:table-cell office:value-type="float" office:value="71.4412" calcext:value-type="float">
            <text:p>71,4412</text:p>
          </table:table-cell>
          <table:table-cell office:value-type="float" office:value="340.047" calcext:value-type="float">
            <text:p>340,047</text:p>
          </table:table-cell>
          <table:table-cell office:value-type="float" office:value="351.327" calcext:value-type="float">
            <text:p>351,327</text:p>
          </table:table-cell>
          <table:table-cell office:value-type="float" office:value="337.643" calcext:value-type="float">
            <text:p>337,643</text:p>
          </table:table-cell>
          <table:table-cell office:value-type="float" office:value="344.441" calcext:value-type="float">
            <text:p>344,441</text:p>
          </table:table-cell>
        </table:table-row>
        <table:table-row table:style-name="ro1">
          <table:table-cell office:value-type="string" calcext:value-type="string">
            <text:p>heatind packet: 19, step:18</text:p>
          </table:table-cell>
          <table:table-cell office:value-type="float" office:value="67.7148" calcext:value-type="float">
            <text:p>67,7148</text:p>
          </table:table-cell>
          <table:table-cell office:value-type="float" office:value="79.0568" calcext:value-type="float">
            <text:p>79,0568</text:p>
          </table:table-cell>
          <table:table-cell office:value-type="float" office:value="64.8643" calcext:value-type="float">
            <text:p>64,8643</text:p>
          </table:table-cell>
          <table:table-cell office:value-type="float" office:value="72.1451" calcext:value-type="float">
            <text:p>72,1451</text:p>
          </table:table-cell>
          <table:table-cell office:value-type="float" office:value="340.715" calcext:value-type="float">
            <text:p>340,715</text:p>
          </table:table-cell>
          <table:table-cell office:value-type="float" office:value="352.057" calcext:value-type="float">
            <text:p>352,057</text:p>
          </table:table-cell>
          <table:table-cell office:value-type="float" office:value="337.864" calcext:value-type="float">
            <text:p>337,864</text:p>
          </table:table-cell>
          <table:table-cell office:value-type="float" office:value="345.145" calcext:value-type="float">
            <text:p>345,145</text:p>
          </table:table-cell>
        </table:table-row>
        <table:table-row table:style-name="ro1">
          <table:table-cell office:value-type="string" calcext:value-type="string">
            <text:p>heatind packet: 19, step:19</text:p>
          </table:table-cell>
          <table:table-cell office:value-type="float" office:value="68.3555" calcext:value-type="float">
            <text:p>68,3555</text:p>
          </table:table-cell>
          <table:table-cell office:value-type="float" office:value="79.7566" calcext:value-type="float">
            <text:p>79,7566</text:p>
          </table:table-cell>
          <table:table-cell office:value-type="float" office:value="65.1002" calcext:value-type="float">
            <text:p>65,1002</text:p>
          </table:table-cell>
          <table:table-cell office:value-type="float" office:value="72.8206" calcext:value-type="float">
            <text:p>72,8206</text:p>
          </table:table-cell>
          <table:table-cell office:value-type="float" office:value="341.356" calcext:value-type="float">
            <text:p>341,356</text:p>
          </table:table-cell>
          <table:table-cell office:value-type="float" office:value="352.757" calcext:value-type="float">
            <text:p>352,757</text:p>
          </table:table-cell>
          <table:table-cell office:value-type="float" office:value="338.1" calcext:value-type="float">
            <text:p>338,1</text:p>
          </table:table-cell>
          <table:table-cell office:value-type="float" office:value="345.821" calcext:value-type="float">
            <text:p>345,821</text:p>
          </table:table-cell>
        </table:table-row>
        <table:table-row table:style-name="ro1">
          <table:table-cell office:value-type="string" calcext:value-type="string">
            <text:p>heatind packet: 19, step:20</text:p>
          </table:table-cell>
          <table:table-cell office:value-type="float" office:value="68.9704" calcext:value-type="float">
            <text:p>68,9704</text:p>
          </table:table-cell>
          <table:table-cell office:value-type="float" office:value="80.4283" calcext:value-type="float">
            <text:p>80,4283</text:p>
          </table:table-cell>
          <table:table-cell office:value-type="float" office:value="65.3496" calcext:value-type="float">
            <text:p>65,3496</text:p>
          </table:table-cell>
          <table:table-cell office:value-type="float" office:value="73.4691" calcext:value-type="float">
            <text:p>73,4691</text:p>
          </table:table-cell>
          <table:table-cell office:value-type="float" office:value="341.97" calcext:value-type="float">
            <text:p>341,97</text:p>
          </table:table-cell>
          <table:table-cell office:value-type="float" office:value="353.428" calcext:value-type="float">
            <text:p>353,428</text:p>
          </table:table-cell>
          <table:table-cell office:value-type="float" office:value="338.35" calcext:value-type="float">
            <text:p>338,35</text:p>
          </table:table-cell>
          <table:table-cell office:value-type="float" office:value="346.469" calcext:value-type="float">
            <text:p>346,469</text:p>
          </table:table-cell>
        </table:table-row>
        <table:table-row table:style-name="ro1">
          <table:table-cell office:value-type="string" calcext:value-type="string">
            <text:p>heatind packet: 19, step:21</text:p>
          </table:table-cell>
          <table:table-cell office:value-type="float" office:value="69.5606" calcext:value-type="float">
            <text:p>69,5606</text:p>
          </table:table-cell>
          <table:table-cell office:value-type="float" office:value="81.073" calcext:value-type="float">
            <text:p>81,073</text:p>
          </table:table-cell>
          <table:table-cell office:value-type="float" office:value="65.6111" calcext:value-type="float">
            <text:p>65,6111</text:p>
          </table:table-cell>
          <table:table-cell office:value-type="float" office:value="74.0917" calcext:value-type="float">
            <text:p>74,0917</text:p>
          </table:table-cell>
          <table:table-cell office:value-type="float" office:value="342.561" calcext:value-type="float">
            <text:p>342,561</text:p>
          </table:table-cell>
          <table:table-cell office:value-type="float" office:value="354.073" calcext:value-type="float">
            <text:p>354,073</text:p>
          </table:table-cell>
          <table:table-cell office:value-type="float" office:value="338.611" calcext:value-type="float">
            <text:p>338,611</text:p>
          </table:table-cell>
          <table:table-cell office:value-type="float" office:value="347.092" calcext:value-type="float">
            <text:p>347,092</text:p>
          </table:table-cell>
        </table:table-row>
        <table:table-row table:style-name="ro1">
          <table:table-cell office:value-type="string" calcext:value-type="string">
            <text:p>cooling packet: 19, step:1</text:p>
          </table:table-cell>
          <table:table-cell office:value-type="float" office:value="69.0555" calcext:value-type="float">
            <text:p>69,0555</text:p>
          </table:table-cell>
          <table:table-cell office:value-type="float" office:value="74.1531" calcext:value-type="float">
            <text:p>74,1531</text:p>
          </table:table-cell>
          <table:table-cell office:value-type="float" office:value="65.8542" calcext:value-type="float">
            <text:p>65,8542</text:p>
          </table:table-cell>
          <table:table-cell office:value-type="float" office:value="72.4291" calcext:value-type="float">
            <text:p>72,4291</text:p>
          </table:table-cell>
          <table:table-cell office:value-type="float" office:value="342.055" calcext:value-type="float">
            <text:p>342,055</text:p>
          </table:table-cell>
          <table:table-cell office:value-type="float" office:value="347.153" calcext:value-type="float">
            <text:p>347,153</text:p>
          </table:table-cell>
          <table:table-cell office:value-type="float" office:value="338.854" calcext:value-type="float">
            <text:p>338,854</text:p>
          </table:table-cell>
          <table:table-cell office:value-type="float" office:value="345.429" calcext:value-type="float">
            <text:p>345,429</text:p>
          </table:table-cell>
        </table:table-row>
        <table:table-row table:style-name="ro1">
          <table:table-cell office:value-type="string" calcext:value-type="string">
            <text:p>cooling packet: 19, step:2</text:p>
          </table:table-cell>
          <table:table-cell office:value-type="float" office:value="67.1792" calcext:value-type="float">
            <text:p>67,1792</text:p>
          </table:table-cell>
          <table:table-cell office:value-type="float" office:value="71.3193" calcext:value-type="float">
            <text:p>71,3193</text:p>
          </table:table-cell>
          <table:table-cell office:value-type="float" office:value="66.0216" calcext:value-type="float">
            <text:p>66,0216</text:p>
          </table:table-cell>
          <table:table-cell office:value-type="float" office:value="70.1366" calcext:value-type="float">
            <text:p>70,1366</text:p>
          </table:table-cell>
          <table:table-cell office:value-type="float" office:value="340.179" calcext:value-type="float">
            <text:p>340,179</text:p>
          </table:table-cell>
          <table:table-cell office:value-type="float" office:value="344.319" calcext:value-type="float">
            <text:p>344,319</text:p>
          </table:table-cell>
          <table:table-cell office:value-type="float" office:value="339.022" calcext:value-type="float">
            <text:p>339,022</text:p>
          </table:table-cell>
          <table:table-cell office:value-type="float" office:value="343.137" calcext:value-type="float">
            <text:p>343,137</text:p>
          </table:table-cell>
        </table:table-row>
        <table:table-row table:style-name="ro1">
          <table:table-cell office:value-type="string" calcext:value-type="string">
            <text:p>cooling packet: 19, step:3</text:p>
          </table:table-cell>
          <table:table-cell office:value-type="float" office:value="65.1442" calcext:value-type="float">
            <text:p>65,1442</text:p>
          </table:table-cell>
          <table:table-cell office:value-type="float" office:value="69.0244" calcext:value-type="float">
            <text:p>69,0244</text:p>
          </table:table-cell>
          <table:table-cell office:value-type="float" office:value="66.1144" calcext:value-type="float">
            <text:p>66,1144</text:p>
          </table:table-cell>
          <table:table-cell office:value-type="float" office:value="67.9579" calcext:value-type="float">
            <text:p>67,9579</text:p>
          </table:table-cell>
          <table:table-cell office:value-type="float" office:value="338.144" calcext:value-type="float">
            <text:p>338,144</text:p>
          </table:table-cell>
          <table:table-cell office:value-type="float" office:value="342.024" calcext:value-type="float">
            <text:p>342,024</text:p>
          </table:table-cell>
          <table:table-cell office:value-type="float" office:value="339.114" calcext:value-type="float">
            <text:p>339,114</text:p>
          </table:table-cell>
          <table:table-cell office:value-type="float" office:value="340.958" calcext:value-type="float">
            <text:p>340,958</text:p>
          </table:table-cell>
        </table:table-row>
        <table:table-row table:style-name="ro1">
          <table:table-cell office:value-type="string" calcext:value-type="string">
            <text:p>cooling packet: 19, step:4</text:p>
          </table:table-cell>
          <table:table-cell office:value-type="float" office:value="63.1842" calcext:value-type="float">
            <text:p>63,1842</text:p>
          </table:table-cell>
          <table:table-cell office:value-type="float" office:value="66.902" calcext:value-type="float">
            <text:p>66,902</text:p>
          </table:table-cell>
          <table:table-cell office:value-type="float" office:value="66.1389" calcext:value-type="float">
            <text:p>66,1389</text:p>
          </table:table-cell>
          <table:table-cell office:value-type="float" office:value="65.8976" calcext:value-type="float">
            <text:p>65,8976</text:p>
          </table:table-cell>
          <table:table-cell office:value-type="float" office:value="336.184" calcext:value-type="float">
            <text:p>336,184</text:p>
          </table:table-cell>
          <table:table-cell office:value-type="float" office:value="339.902" calcext:value-type="float">
            <text:p>339,902</text:p>
          </table:table-cell>
          <table:table-cell office:value-type="float" office:value="339.139" calcext:value-type="float">
            <text:p>339,139</text:p>
          </table:table-cell>
          <table:table-cell office:value-type="float" office:value="338.898" calcext:value-type="float">
            <text:p>338,898</text:p>
          </table:table-cell>
        </table:table-row>
        <table:table-row table:style-name="ro1">
          <table:table-cell office:value-type="string" calcext:value-type="string">
            <text:p>cooling packet: 19, step:5</text:p>
          </table:table-cell>
          <table:table-cell office:value-type="float" office:value="61.3243" calcext:value-type="float">
            <text:p>61,3243</text:p>
          </table:table-cell>
          <table:table-cell office:value-type="float" office:value="64.8999" calcext:value-type="float">
            <text:p>64,8999</text:p>
          </table:table-cell>
          <table:table-cell office:value-type="float" office:value="66.1012" calcext:value-type="float">
            <text:p>66,1012</text:p>
          </table:table-cell>
          <table:table-cell office:value-type="float" office:value="63.9475" calcext:value-type="float">
            <text:p>63,9475</text:p>
          </table:table-cell>
          <table:table-cell office:value-type="float" office:value="334.324" calcext:value-type="float">
            <text:p>334,324</text:p>
          </table:table-cell>
          <table:table-cell office:value-type="float" office:value="337.9" calcext:value-type="float">
            <text:p>337,9</text:p>
          </table:table-cell>
          <table:table-cell office:value-type="float" office:value="339.101" calcext:value-type="float">
            <text:p>339,101</text:p>
          </table:table-cell>
          <table:table-cell office:value-type="float" office:value="336.947" calcext:value-type="float">
            <text:p>336,947</text:p>
          </table:table-cell>
        </table:table-row>
        <table:table-row table:style-name="ro1">
          <table:table-cell office:value-type="string" calcext:value-type="string">
            <text:p>cooling packet: 19, step:6</text:p>
          </table:table-cell>
          <table:table-cell office:value-type="float" office:value="59.5619" calcext:value-type="float">
            <text:p>59,5619</text:p>
          </table:table-cell>
          <table:table-cell office:value-type="float" office:value="63.0045" calcext:value-type="float">
            <text:p>63,0045</text:p>
          </table:table-cell>
          <table:table-cell office:value-type="float" office:value="66.0067" calcext:value-type="float">
            <text:p>66,0067</text:p>
          </table:table-cell>
          <table:table-cell office:value-type="float" office:value="62.1001" calcext:value-type="float">
            <text:p>62,1001</text:p>
          </table:table-cell>
          <table:table-cell office:value-type="float" office:value="332.562" calcext:value-type="float">
            <text:p>332,562</text:p>
          </table:table-cell>
          <table:table-cell office:value-type="float" office:value="336.005" calcext:value-type="float">
            <text:p>336,005</text:p>
          </table:table-cell>
          <table:table-cell office:value-type="float" office:value="339.007" calcext:value-type="float">
            <text:p>339,007</text:p>
          </table:table-cell>
          <table:table-cell office:value-type="float" office:value="335.1" calcext:value-type="float">
            <text:p>335,1</text:p>
          </table:table-cell>
        </table:table-row>
        <table:table-row table:style-name="ro1">
          <table:table-cell office:value-type="string" calcext:value-type="string">
            <text:p>cooling packet: 19, step:7</text:p>
          </table:table-cell>
          <table:table-cell office:value-type="float" office:value="57.891" calcext:value-type="float">
            <text:p>57,891</text:p>
          </table:table-cell>
          <table:table-cell office:value-type="float" office:value="61.2082" calcext:value-type="float">
            <text:p>61,2082</text:p>
          </table:table-cell>
          <table:table-cell office:value-type="float" office:value="65.8604" calcext:value-type="float">
            <text:p>65,8604</text:p>
          </table:table-cell>
          <table:table-cell office:value-type="float" office:value="60.3487" calcext:value-type="float">
            <text:p>60,3487</text:p>
          </table:table-cell>
          <table:table-cell office:value-type="float" office:value="330.891" calcext:value-type="float">
            <text:p>330,891</text:p>
          </table:table-cell>
          <table:table-cell office:value-type="float" office:value="334.208" calcext:value-type="float">
            <text:p>334,208</text:p>
          </table:table-cell>
          <table:table-cell office:value-type="float" office:value="338.86" calcext:value-type="float">
            <text:p>338,86</text:p>
          </table:table-cell>
          <table:table-cell office:value-type="float" office:value="333.349" calcext:value-type="float">
            <text:p>333,349</text:p>
          </table:table-cell>
        </table:table-row>
        <table:table-row table:style-name="ro1">
          <table:table-cell office:value-type="string" calcext:value-type="string">
            <text:p>cooling packet: 19, step:8</text:p>
          </table:table-cell>
          <table:table-cell office:value-type="float" office:value="56.3056" calcext:value-type="float">
            <text:p>56,3056</text:p>
          </table:table-cell>
          <table:table-cell office:value-type="float" office:value="59.5043" calcext:value-type="float">
            <text:p>59,5043</text:p>
          </table:table-cell>
          <table:table-cell office:value-type="float" office:value="65.667" calcext:value-type="float">
            <text:p>65,667</text:p>
          </table:table-cell>
          <table:table-cell office:value-type="float" office:value="58.6869" calcext:value-type="float">
            <text:p>58,6869</text:p>
          </table:table-cell>
          <table:table-cell office:value-type="float" office:value="329.306" calcext:value-type="float">
            <text:p>329,306</text:p>
          </table:table-cell>
          <table:table-cell office:value-type="float" office:value="332.504" calcext:value-type="float">
            <text:p>332,504</text:p>
          </table:table-cell>
          <table:table-cell office:value-type="float" office:value="338.667" calcext:value-type="float">
            <text:p>338,667</text:p>
          </table:table-cell>
          <table:table-cell office:value-type="float" office:value="331.687" calcext:value-type="float">
            <text:p>331,687</text:p>
          </table:table-cell>
        </table:table-row>
        <table:table-row table:style-name="ro1">
          <table:table-cell office:value-type="string" calcext:value-type="string">
            <text:p>cooling packet: 19, step:9</text:p>
          </table:table-cell>
          <table:table-cell office:value-type="float" office:value="54.8002" calcext:value-type="float">
            <text:p>54,8002</text:p>
          </table:table-cell>
          <table:table-cell office:value-type="float" office:value="57.8868" calcext:value-type="float">
            <text:p>57,8868</text:p>
          </table:table-cell>
          <table:table-cell office:value-type="float" office:value="65.4307" calcext:value-type="float">
            <text:p>65,4307</text:p>
          </table:table-cell>
          <table:table-cell office:value-type="float" office:value="57.1089" calcext:value-type="float">
            <text:p>57,1089</text:p>
          </table:table-cell>
          <table:table-cell office:value-type="float" office:value="327.8" calcext:value-type="float">
            <text:p>327,8</text:p>
          </table:table-cell>
          <table:table-cell office:value-type="float" office:value="330.887" calcext:value-type="float">
            <text:p>330,887</text:p>
          </table:table-cell>
          <table:table-cell office:value-type="float" office:value="338.431" calcext:value-type="float">
            <text:p>338,431</text:p>
          </table:table-cell>
          <table:table-cell office:value-type="float" office:value="330.109" calcext:value-type="float">
            <text:p>330,109</text:p>
          </table:table-cell>
        </table:table-row>
        <table:table-row table:style-name="ro1">
          <table:table-cell office:value-type="string" calcext:value-type="string">
            <text:p>cooling packet: 19, step:10</text:p>
          </table:table-cell>
          <table:table-cell office:value-type="float" office:value="53.3698" calcext:value-type="float">
            <text:p>53,3698</text:p>
          </table:table-cell>
          <table:table-cell office:value-type="float" office:value="56.3501" calcext:value-type="float">
            <text:p>56,3501</text:p>
          </table:table-cell>
          <table:table-cell office:value-type="float" office:value="65.1554" calcext:value-type="float">
            <text:p>65,1554</text:p>
          </table:table-cell>
          <table:table-cell office:value-type="float" office:value="55.6092" calcext:value-type="float">
            <text:p>55,6092</text:p>
          </table:table-cell>
          <table:table-cell office:value-type="float" office:value="326.37" calcext:value-type="float">
            <text:p>326,37</text:p>
          </table:table-cell>
          <table:table-cell office:value-type="float" office:value="329.35" calcext:value-type="float">
            <text:p>329,35</text:p>
          </table:table-cell>
          <table:table-cell office:value-type="float" office:value="338.155" calcext:value-type="float">
            <text:p>338,155</text:p>
          </table:table-cell>
          <table:table-cell office:value-type="float" office:value="328.609" calcext:value-type="float">
            <text:p>328,609</text:p>
          </table:table-cell>
        </table:table-row>
        <table:table-row table:style-name="ro1">
          <table:table-cell office:value-type="string" calcext:value-type="string">
            <text:p>cooling packet: 19, step:11</text:p>
          </table:table-cell>
          <table:table-cell office:value-type="float" office:value="52.0095" calcext:value-type="float">
            <text:p>52,0095</text:p>
          </table:table-cell>
          <table:table-cell office:value-type="float" office:value="54.889" calcext:value-type="float">
            <text:p>54,889</text:p>
          </table:table-cell>
          <table:table-cell office:value-type="float" office:value="64.8446" calcext:value-type="float">
            <text:p>64,8446</text:p>
          </table:table-cell>
          <table:table-cell office:value-type="float" office:value="54.1831" calcext:value-type="float">
            <text:p>54,1831</text:p>
          </table:table-cell>
          <table:table-cell office:value-type="float" office:value="325.01" calcext:value-type="float">
            <text:p>325,01</text:p>
          </table:table-cell>
          <table:table-cell office:value-type="float" office:value="327.889" calcext:value-type="float">
            <text:p>327,889</text:p>
          </table:table-cell>
          <table:table-cell office:value-type="float" office:value="337.845" calcext:value-type="float">
            <text:p>337,845</text:p>
          </table:table-cell>
          <table:table-cell office:value-type="float" office:value="327.183" calcext:value-type="float">
            <text:p>327,183</text:p>
          </table:table-cell>
        </table:table-row>
        <table:table-row table:style-name="ro1">
          <table:table-cell office:value-type="string" calcext:value-type="string">
            <text:p>heatind packet: 20, step:1</text:p>
          </table:table-cell>
          <table:table-cell office:value-type="float" office:value="51.6809" calcext:value-type="float">
            <text:p>51,6809</text:p>
          </table:table-cell>
          <table:table-cell office:value-type="float" office:value="60.5795" calcext:value-type="float">
            <text:p>60,5795</text:p>
          </table:table-cell>
          <table:table-cell office:value-type="float" office:value="64.5275" calcext:value-type="float">
            <text:p>64,5275</text:p>
          </table:table-cell>
          <table:table-cell office:value-type="float" office:value="54.9027" calcext:value-type="float">
            <text:p>54,9027</text:p>
          </table:table-cell>
          <table:table-cell office:value-type="float" office:value="324.681" calcext:value-type="float">
            <text:p>324,681</text:p>
          </table:table-cell>
          <table:table-cell office:value-type="float" office:value="333.58" calcext:value-type="float">
            <text:p>333,58</text:p>
          </table:table-cell>
          <table:table-cell office:value-type="float" office:value="337.528" calcext:value-type="float">
            <text:p>337,528</text:p>
          </table:table-cell>
          <table:table-cell office:value-type="float" office:value="327.903" calcext:value-type="float">
            <text:p>327,903</text:p>
          </table:table-cell>
        </table:table-row>
        <table:table-row table:style-name="ro1">
          <table:table-cell office:value-type="string" calcext:value-type="string">
            <text:p>heatind packet: 20, step:2</text:p>
          </table:table-cell>
          <table:table-cell office:value-type="float" office:value="52.6944" calcext:value-type="float">
            <text:p>52,6944</text:p>
          </table:table-cell>
          <table:table-cell office:value-type="float" office:value="62.528" calcext:value-type="float">
            <text:p>62,528</text:p>
          </table:table-cell>
          <table:table-cell office:value-type="float" office:value="64.2572" calcext:value-type="float">
            <text:p>64,2572</text:p>
          </table:table-cell>
          <table:table-cell office:value-type="float" office:value="56.2966" calcext:value-type="float">
            <text:p>56,2966</text:p>
          </table:table-cell>
          <table:table-cell office:value-type="float" office:value="325.694" calcext:value-type="float">
            <text:p>325,694</text:p>
          </table:table-cell>
          <table:table-cell office:value-type="float" office:value="335.528" calcext:value-type="float">
            <text:p>335,528</text:p>
          </table:table-cell>
          <table:table-cell office:value-type="float" office:value="337.257" calcext:value-type="float">
            <text:p>337,257</text:p>
          </table:table-cell>
          <table:table-cell office:value-type="float" office:value="329.297" calcext:value-type="float">
            <text:p>329,297</text:p>
          </table:table-cell>
        </table:table-row>
        <table:table-row table:style-name="ro1">
          <table:table-cell office:value-type="string" calcext:value-type="string">
            <text:p>heatind packet: 20, step:3</text:p>
          </table:table-cell>
          <table:table-cell office:value-type="float" office:value="53.9329" calcext:value-type="float">
            <text:p>53,9329</text:p>
          </table:table-cell>
          <table:table-cell office:value-type="float" office:value="63.9959" calcext:value-type="float">
            <text:p>63,9959</text:p>
          </table:table-cell>
          <table:table-cell office:value-type="float" office:value="64.0364" calcext:value-type="float">
            <text:p>64,0364</text:p>
          </table:table-cell>
          <table:table-cell office:value-type="float" office:value="57.6461" calcext:value-type="float">
            <text:p>57,6461</text:p>
          </table:table-cell>
          <table:table-cell office:value-type="float" office:value="326.933" calcext:value-type="float">
            <text:p>326,933</text:p>
          </table:table-cell>
          <table:table-cell office:value-type="float" office:value="336.996" calcext:value-type="float">
            <text:p>336,996</text:p>
          </table:table-cell>
          <table:table-cell office:value-type="float" office:value="337.036" calcext:value-type="float">
            <text:p>337,036</text:p>
          </table:table-cell>
          <table:table-cell office:value-type="float" office:value="330.646" calcext:value-type="float">
            <text:p>330,646</text:p>
          </table:table-cell>
        </table:table-row>
        <table:table-row table:style-name="ro1">
          <table:table-cell office:value-type="string" calcext:value-type="string">
            <text:p>heatind packet: 20, step:4</text:p>
          </table:table-cell>
          <table:table-cell office:value-type="float" office:value="55.1562" calcext:value-type="float">
            <text:p>55,1562</text:p>
          </table:table-cell>
          <table:table-cell office:value-type="float" office:value="65.3465" calcext:value-type="float">
            <text:p>65,3465</text:p>
          </table:table-cell>
          <table:table-cell office:value-type="float" office:value="63.8621" calcext:value-type="float">
            <text:p>63,8621</text:p>
          </table:table-cell>
          <table:table-cell office:value-type="float" office:value="58.937" calcext:value-type="float">
            <text:p>58,937</text:p>
          </table:table-cell>
          <table:table-cell office:value-type="float" office:value="328.156" calcext:value-type="float">
            <text:p>328,156</text:p>
          </table:table-cell>
          <table:table-cell office:value-type="float" office:value="338.346" calcext:value-type="float">
            <text:p>338,346</text:p>
          </table:table-cell>
          <table:table-cell office:value-type="float" office:value="336.862" calcext:value-type="float">
            <text:p>336,862</text:p>
          </table:table-cell>
          <table:table-cell office:value-type="float" office:value="331.937" calcext:value-type="float">
            <text:p>331,937</text:p>
          </table:table-cell>
        </table:table-row>
        <table:table-row table:style-name="ro1">
          <table:table-cell office:value-type="string" calcext:value-type="string">
            <text:p>heatind packet: 20, step:5</text:p>
          </table:table-cell>
          <table:table-cell office:value-type="float" office:value="56.3314" calcext:value-type="float">
            <text:p>56,3314</text:p>
          </table:table-cell>
          <table:table-cell office:value-type="float" office:value="66.6306" calcext:value-type="float">
            <text:p>66,6306</text:p>
          </table:table-cell>
          <table:table-cell office:value-type="float" office:value="63.7312" calcext:value-type="float">
            <text:p>63,7312</text:p>
          </table:table-cell>
          <table:table-cell office:value-type="float" office:value="60.1715" calcext:value-type="float">
            <text:p>60,1715</text:p>
          </table:table-cell>
          <table:table-cell office:value-type="float" office:value="329.331" calcext:value-type="float">
            <text:p>329,331</text:p>
          </table:table-cell>
          <table:table-cell office:value-type="float" office:value="339.631" calcext:value-type="float">
            <text:p>339,631</text:p>
          </table:table-cell>
          <table:table-cell office:value-type="float" office:value="336.731" calcext:value-type="float">
            <text:p>336,731</text:p>
          </table:table-cell>
          <table:table-cell office:value-type="float" office:value="333.172" calcext:value-type="float">
            <text:p>333,172</text:p>
          </table:table-cell>
        </table:table-row>
        <table:table-row table:style-name="ro1">
          <table:table-cell office:value-type="string" calcext:value-type="string">
            <text:p>heatind packet: 20, step:6</text:p>
          </table:table-cell>
          <table:table-cell office:value-type="float" office:value="57.4557" calcext:value-type="float">
            <text:p>57,4557</text:p>
          </table:table-cell>
          <table:table-cell office:value-type="float" office:value="67.8576" calcext:value-type="float">
            <text:p>67,8576</text:p>
          </table:table-cell>
          <table:table-cell office:value-type="float" office:value="63.6409" calcext:value-type="float">
            <text:p>63,6409</text:p>
          </table:table-cell>
          <table:table-cell office:value-type="float" office:value="61.3523" calcext:value-type="float">
            <text:p>61,3523</text:p>
          </table:table-cell>
          <table:table-cell office:value-type="float" office:value="330.456" calcext:value-type="float">
            <text:p>330,456</text:p>
          </table:table-cell>
          <table:table-cell office:value-type="float" office:value="340.858" calcext:value-type="float">
            <text:p>340,858</text:p>
          </table:table-cell>
          <table:table-cell office:value-type="float" office:value="336.641" calcext:value-type="float">
            <text:p>336,641</text:p>
          </table:table-cell>
          <table:table-cell office:value-type="float" office:value="334.352" calcext:value-type="float">
            <text:p>334,352</text:p>
          </table:table-cell>
        </table:table-row>
        <table:table-row table:style-name="ro1">
          <table:table-cell office:value-type="string" calcext:value-type="string">
            <text:p>heatind packet: 20, step:7</text:p>
          </table:table-cell>
          <table:table-cell office:value-type="float" office:value="58.5311" calcext:value-type="float">
            <text:p>58,5311</text:p>
          </table:table-cell>
          <table:table-cell office:value-type="float" office:value="69.031" calcext:value-type="float">
            <text:p>69,031</text:p>
          </table:table-cell>
          <table:table-cell office:value-type="float" office:value="63.5885" calcext:value-type="float">
            <text:p>63,5885</text:p>
          </table:table-cell>
          <table:table-cell office:value-type="float" office:value="62.4819" calcext:value-type="float">
            <text:p>62,4819</text:p>
          </table:table-cell>
          <table:table-cell office:value-type="float" office:value="331.531" calcext:value-type="float">
            <text:p>331,531</text:p>
          </table:table-cell>
          <table:table-cell office:value-type="float" office:value="342.031" calcext:value-type="float">
            <text:p>342,031</text:p>
          </table:table-cell>
          <table:table-cell office:value-type="float" office:value="336.588" calcext:value-type="float">
            <text:p>336,588</text:p>
          </table:table-cell>
          <table:table-cell office:value-type="float" office:value="335.482" calcext:value-type="float">
            <text:p>335,482</text:p>
          </table:table-cell>
        </table:table-row>
        <table:table-row table:style-name="ro1">
          <table:table-cell office:value-type="string" calcext:value-type="string">
            <text:p>heatind packet: 20, step:8</text:p>
          </table:table-cell>
          <table:table-cell office:value-type="float" office:value="59.5596" calcext:value-type="float">
            <text:p>59,5596</text:p>
          </table:table-cell>
          <table:table-cell office:value-type="float" office:value="70.1534" calcext:value-type="float">
            <text:p>70,1534</text:p>
          </table:table-cell>
          <table:table-cell office:value-type="float" office:value="63.5714" calcext:value-type="float">
            <text:p>63,5714</text:p>
          </table:table-cell>
          <table:table-cell office:value-type="float" office:value="63.5627" calcext:value-type="float">
            <text:p>63,5627</text:p>
          </table:table-cell>
          <table:table-cell office:value-type="float" office:value="332.56" calcext:value-type="float">
            <text:p>332,56</text:p>
          </table:table-cell>
          <table:table-cell office:value-type="float" office:value="343.153" calcext:value-type="float">
            <text:p>343,153</text:p>
          </table:table-cell>
          <table:table-cell office:value-type="float" office:value="336.571" calcext:value-type="float">
            <text:p>336,571</text:p>
          </table:table-cell>
          <table:table-cell office:value-type="float" office:value="336.563" calcext:value-type="float">
            <text:p>336,563</text:p>
          </table:table-cell>
        </table:table-row>
        <table:table-row table:style-name="ro1">
          <table:table-cell office:value-type="string" calcext:value-type="string">
            <text:p>heatind packet: 20, step:9</text:p>
          </table:table-cell>
          <table:table-cell office:value-type="float" office:value="60.5436" calcext:value-type="float">
            <text:p>60,5436</text:p>
          </table:table-cell>
          <table:table-cell office:value-type="float" office:value="71.2273" calcext:value-type="float">
            <text:p>71,2273</text:p>
          </table:table-cell>
          <table:table-cell office:value-type="float" office:value="63.5871" calcext:value-type="float">
            <text:p>63,5871</text:p>
          </table:table-cell>
          <table:table-cell office:value-type="float" office:value="64.5969" calcext:value-type="float">
            <text:p>64,5969</text:p>
          </table:table-cell>
          <table:table-cell office:value-type="float" office:value="333.544" calcext:value-type="float">
            <text:p>333,544</text:p>
          </table:table-cell>
          <table:table-cell office:value-type="float" office:value="344.227" calcext:value-type="float">
            <text:p>344,227</text:p>
          </table:table-cell>
          <table:table-cell office:value-type="float" office:value="336.587" calcext:value-type="float">
            <text:p>336,587</text:p>
          </table:table-cell>
          <table:table-cell office:value-type="float" office:value="337.597" calcext:value-type="float">
            <text:p>337,597</text:p>
          </table:table-cell>
        </table:table-row>
        <table:table-row table:style-name="ro1">
          <table:table-cell office:value-type="string" calcext:value-type="string">
            <text:p>heatind packet: 20, step:10</text:p>
          </table:table-cell>
          <table:table-cell office:value-type="float" office:value="61.4852" calcext:value-type="float">
            <text:p>61,4852</text:p>
          </table:table-cell>
          <table:table-cell office:value-type="float" office:value="72.2549" calcext:value-type="float">
            <text:p>72,2549</text:p>
          </table:table-cell>
          <table:table-cell office:value-type="float" office:value="63.6335" calcext:value-type="float">
            <text:p>63,6335</text:p>
          </table:table-cell>
          <table:table-cell office:value-type="float" office:value="65.5868" calcext:value-type="float">
            <text:p>65,5868</text:p>
          </table:table-cell>
          <table:table-cell office:value-type="float" office:value="334.485" calcext:value-type="float">
            <text:p>334,485</text:p>
          </table:table-cell>
          <table:table-cell office:value-type="float" office:value="345.255" calcext:value-type="float">
            <text:p>345,255</text:p>
          </table:table-cell>
          <table:table-cell office:value-type="float" office:value="336.633" calcext:value-type="float">
            <text:p>336,633</text:p>
          </table:table-cell>
          <table:table-cell office:value-type="float" office:value="338.587" calcext:value-type="float">
            <text:p>338,587</text:p>
          </table:table-cell>
        </table:table-row>
        <table:table-row table:style-name="ro1">
          <table:table-cell office:value-type="string" calcext:value-type="string">
            <text:p>heatind packet: 20, step:11</text:p>
          </table:table-cell>
          <table:table-cell office:value-type="float" office:value="62.3863" calcext:value-type="float">
            <text:p>62,3863</text:p>
          </table:table-cell>
          <table:table-cell office:value-type="float" office:value="73.2386" calcext:value-type="float">
            <text:p>73,2386</text:p>
          </table:table-cell>
          <table:table-cell office:value-type="float" office:value="63.7082" calcext:value-type="float">
            <text:p>63,7082</text:p>
          </table:table-cell>
          <table:table-cell office:value-type="float" office:value="66.5345" calcext:value-type="float">
            <text:p>66,5345</text:p>
          </table:table-cell>
          <table:table-cell office:value-type="float" office:value="335.386" calcext:value-type="float">
            <text:p>335,386</text:p>
          </table:table-cell>
          <table:table-cell office:value-type="float" office:value="346.239" calcext:value-type="float">
            <text:p>346,239</text:p>
          </table:table-cell>
          <table:table-cell office:value-type="float" office:value="336.708" calcext:value-type="float">
            <text:p>336,708</text:p>
          </table:table-cell>
          <table:table-cell office:value-type="float" office:value="339.535" calcext:value-type="float">
            <text:p>339,535</text:p>
          </table:table-cell>
        </table:table-row>
        <table:table-row table:style-name="ro1">
          <table:table-cell office:value-type="string" calcext:value-type="string">
            <text:p>heatind packet: 20, step:12</text:p>
          </table:table-cell>
          <table:table-cell office:value-type="float" office:value="63.249" calcext:value-type="float">
            <text:p>63,249</text:p>
          </table:table-cell>
          <table:table-cell office:value-type="float" office:value="74.1803" calcext:value-type="float">
            <text:p>74,1803</text:p>
          </table:table-cell>
          <table:table-cell office:value-type="float" office:value="63.8092" calcext:value-type="float">
            <text:p>63,8092</text:p>
          </table:table-cell>
          <table:table-cell office:value-type="float" office:value="67.4421" calcext:value-type="float">
            <text:p>67,4421</text:p>
          </table:table-cell>
          <table:table-cell office:value-type="float" office:value="336.249" calcext:value-type="float">
            <text:p>336,249</text:p>
          </table:table-cell>
          <table:table-cell office:value-type="float" office:value="347.18" calcext:value-type="float">
            <text:p>347,18</text:p>
          </table:table-cell>
          <table:table-cell office:value-type="float" office:value="336.809" calcext:value-type="float">
            <text:p>336,809</text:p>
          </table:table-cell>
          <table:table-cell office:value-type="float" office:value="340.442" calcext:value-type="float">
            <text:p>340,442</text:p>
          </table:table-cell>
        </table:table-row>
        <table:table-row table:style-name="ro1">
          <table:table-cell office:value-type="string" calcext:value-type="string">
            <text:p>heatind packet: 20, step:13</text:p>
          </table:table-cell>
          <table:table-cell office:value-type="float" office:value="64.075" calcext:value-type="float">
            <text:p>64,075</text:p>
          </table:table-cell>
          <table:table-cell office:value-type="float" office:value="75.0821" calcext:value-type="float">
            <text:p>75,0821</text:p>
          </table:table-cell>
          <table:table-cell office:value-type="float" office:value="63.9345" calcext:value-type="float">
            <text:p>63,9345</text:p>
          </table:table-cell>
          <table:table-cell office:value-type="float" office:value="68.3114" calcext:value-type="float">
            <text:p>68,3114</text:p>
          </table:table-cell>
          <table:table-cell office:value-type="float" office:value="337.075" calcext:value-type="float">
            <text:p>337,075</text:p>
          </table:table-cell>
          <table:table-cell office:value-type="float" office:value="348.082" calcext:value-type="float">
            <text:p>348,082</text:p>
          </table:table-cell>
          <table:table-cell office:value-type="float" office:value="336.935" calcext:value-type="float">
            <text:p>336,935</text:p>
          </table:table-cell>
          <table:table-cell office:value-type="float" office:value="341.311" calcext:value-type="float">
            <text:p>341,311</text:p>
          </table:table-cell>
        </table:table-row>
        <table:table-row table:style-name="ro1">
          <table:table-cell office:value-type="string" calcext:value-type="string">
            <text:p>heatind packet: 20, step:14</text:p>
          </table:table-cell>
          <table:table-cell office:value-type="float" office:value="64.8662" calcext:value-type="float">
            <text:p>64,8662</text:p>
          </table:table-cell>
          <table:table-cell office:value-type="float" office:value="75.946" calcext:value-type="float">
            <text:p>75,946</text:p>
          </table:table-cell>
          <table:table-cell office:value-type="float" office:value="64.0823" calcext:value-type="float">
            <text:p>64,0823</text:p>
          </table:table-cell>
          <table:table-cell office:value-type="float" office:value="69.1443" calcext:value-type="float">
            <text:p>69,1443</text:p>
          </table:table-cell>
          <table:table-cell office:value-type="float" office:value="337.866" calcext:value-type="float">
            <text:p>337,866</text:p>
          </table:table-cell>
          <table:table-cell office:value-type="float" office:value="348.946" calcext:value-type="float">
            <text:p>348,946</text:p>
          </table:table-cell>
          <table:table-cell office:value-type="float" office:value="337.082" calcext:value-type="float">
            <text:p>337,082</text:p>
          </table:table-cell>
          <table:table-cell office:value-type="float" office:value="342.144" calcext:value-type="float">
            <text:p>342,144</text:p>
          </table:table-cell>
        </table:table-row>
        <table:table-row table:style-name="ro1">
          <table:table-cell office:value-type="string" calcext:value-type="string">
            <text:p>heatind packet: 20, step:15</text:p>
          </table:table-cell>
          <table:table-cell office:value-type="float" office:value="65.6243" calcext:value-type="float">
            <text:p>65,6243</text:p>
          </table:table-cell>
          <table:table-cell office:value-type="float" office:value="76.7737" calcext:value-type="float">
            <text:p>76,7737</text:p>
          </table:table-cell>
          <table:table-cell office:value-type="float" office:value="64.2509" calcext:value-type="float">
            <text:p>64,2509</text:p>
          </table:table-cell>
          <table:table-cell office:value-type="float" office:value="69.9425" calcext:value-type="float">
            <text:p>69,9425</text:p>
          </table:table-cell>
          <table:table-cell office:value-type="float" office:value="338.624" calcext:value-type="float">
            <text:p>338,624</text:p>
          </table:table-cell>
          <table:table-cell office:value-type="float" office:value="349.774" calcext:value-type="float">
            <text:p>349,774</text:p>
          </table:table-cell>
          <table:table-cell office:value-type="float" office:value="337.251" calcext:value-type="float">
            <text:p>337,251</text:p>
          </table:table-cell>
          <table:table-cell office:value-type="float" office:value="342.942" calcext:value-type="float">
            <text:p>342,942</text:p>
          </table:table-cell>
        </table:table-row>
        <table:table-row table:style-name="ro1">
          <table:table-cell office:value-type="string" calcext:value-type="string">
            <text:p>heatind packet: 20, step:16</text:p>
          </table:table-cell>
          <table:table-cell office:value-type="float" office:value="66.3508" calcext:value-type="float">
            <text:p>66,3508</text:p>
          </table:table-cell>
          <table:table-cell office:value-type="float" office:value="77.5671" calcext:value-type="float">
            <text:p>77,5671</text:p>
          </table:table-cell>
          <table:table-cell office:value-type="float" office:value="64.4386" calcext:value-type="float">
            <text:p>64,4386</text:p>
          </table:table-cell>
          <table:table-cell office:value-type="float" office:value="70.7077" calcext:value-type="float">
            <text:p>70,7077</text:p>
          </table:table-cell>
          <table:table-cell office:value-type="float" office:value="339.351" calcext:value-type="float">
            <text:p>339,351</text:p>
          </table:table-cell>
          <table:table-cell office:value-type="float" office:value="350.567" calcext:value-type="float">
            <text:p>350,567</text:p>
          </table:table-cell>
          <table:table-cell office:value-type="float" office:value="337.439" calcext:value-type="float">
            <text:p>337,439</text:p>
          </table:table-cell>
          <table:table-cell office:value-type="float" office:value="343.708" calcext:value-type="float">
            <text:p>343,708</text:p>
          </table:table-cell>
        </table:table-row>
        <table:table-row table:style-name="ro1">
          <table:table-cell office:value-type="string" calcext:value-type="string">
            <text:p>heatind packet: 20, step:17</text:p>
          </table:table-cell>
          <table:table-cell office:value-type="float" office:value="67.0472" calcext:value-type="float">
            <text:p>67,0472</text:p>
          </table:table-cell>
          <table:table-cell office:value-type="float" office:value="78.3277" calcext:value-type="float">
            <text:p>78,3277</text:p>
          </table:table-cell>
          <table:table-cell office:value-type="float" office:value="64.6438" calcext:value-type="float">
            <text:p>64,6438</text:p>
          </table:table-cell>
          <table:table-cell office:value-type="float" office:value="71.4415" calcext:value-type="float">
            <text:p>71,4415</text:p>
          </table:table-cell>
          <table:table-cell office:value-type="float" office:value="340.047" calcext:value-type="float">
            <text:p>340,047</text:p>
          </table:table-cell>
          <table:table-cell office:value-type="float" office:value="351.328" calcext:value-type="float">
            <text:p>351,328</text:p>
          </table:table-cell>
          <table:table-cell office:value-type="float" office:value="337.644" calcext:value-type="float">
            <text:p>337,644</text:p>
          </table:table-cell>
          <table:table-cell office:value-type="float" office:value="344.442" calcext:value-type="float">
            <text:p>344,442</text:p>
          </table:table-cell>
        </table:table-row>
        <table:table-row table:style-name="ro1">
          <table:table-cell office:value-type="string" calcext:value-type="string">
            <text:p>heatind packet: 20, step:18</text:p>
          </table:table-cell>
          <table:table-cell office:value-type="float" office:value="67.7151" calcext:value-type="float">
            <text:p>67,7151</text:p>
          </table:table-cell>
          <table:table-cell office:value-type="float" office:value="79.0572" calcext:value-type="float">
            <text:p>79,0572</text:p>
          </table:table-cell>
          <table:table-cell office:value-type="float" office:value="64.865" calcext:value-type="float">
            <text:p>64,865</text:p>
          </table:table-cell>
          <table:table-cell office:value-type="float" office:value="72.1455" calcext:value-type="float">
            <text:p>72,1455</text:p>
          </table:table-cell>
          <table:table-cell office:value-type="float" office:value="340.715" calcext:value-type="float">
            <text:p>340,715</text:p>
          </table:table-cell>
          <table:table-cell office:value-type="float" office:value="352.057" calcext:value-type="float">
            <text:p>352,057</text:p>
          </table:table-cell>
          <table:table-cell office:value-type="float" office:value="337.865" calcext:value-type="float">
            <text:p>337,865</text:p>
          </table:table-cell>
          <table:table-cell office:value-type="float" office:value="345.145" calcext:value-type="float">
            <text:p>345,145</text:p>
          </table:table-cell>
        </table:table-row>
        <table:table-row table:style-name="ro1">
          <table:table-cell office:value-type="string" calcext:value-type="string">
            <text:p>heatind packet: 20, step:19</text:p>
          </table:table-cell>
          <table:table-cell office:value-type="float" office:value="68.3558" calcext:value-type="float">
            <text:p>68,3558</text:p>
          </table:table-cell>
          <table:table-cell office:value-type="float" office:value="79.757" calcext:value-type="float">
            <text:p>79,757</text:p>
          </table:table-cell>
          <table:table-cell office:value-type="float" office:value="65.101" calcext:value-type="float">
            <text:p>65,101</text:p>
          </table:table-cell>
          <table:table-cell office:value-type="float" office:value="72.821" calcext:value-type="float">
            <text:p>72,821</text:p>
          </table:table-cell>
          <table:table-cell office:value-type="float" office:value="341.356" calcext:value-type="float">
            <text:p>341,356</text:p>
          </table:table-cell>
          <table:table-cell office:value-type="float" office:value="352.757" calcext:value-type="float">
            <text:p>352,757</text:p>
          </table:table-cell>
          <table:table-cell office:value-type="float" office:value="338.101" calcext:value-type="float">
            <text:p>338,101</text:p>
          </table:table-cell>
          <table:table-cell office:value-type="float" office:value="345.821" calcext:value-type="float">
            <text:p>345,821</text:p>
          </table:table-cell>
        </table:table-row>
        <table:table-row table:style-name="ro1">
          <table:table-cell office:value-type="string" calcext:value-type="string">
            <text:p>heatind packet: 20, step:20</text:p>
          </table:table-cell>
          <table:table-cell office:value-type="float" office:value="68.9707" calcext:value-type="float">
            <text:p>68,9707</text:p>
          </table:table-cell>
          <table:table-cell office:value-type="float" office:value="80.4286" calcext:value-type="float">
            <text:p>80,4286</text:p>
          </table:table-cell>
          <table:table-cell office:value-type="float" office:value="65.3503" calcext:value-type="float">
            <text:p>65,3503</text:p>
          </table:table-cell>
          <table:table-cell office:value-type="float" office:value="73.4694" calcext:value-type="float">
            <text:p>73,4694</text:p>
          </table:table-cell>
          <table:table-cell office:value-type="float" office:value="341.971" calcext:value-type="float">
            <text:p>341,971</text:p>
          </table:table-cell>
          <table:table-cell office:value-type="float" office:value="353.429" calcext:value-type="float">
            <text:p>353,429</text:p>
          </table:table-cell>
          <table:table-cell office:value-type="float" office:value="338.35" calcext:value-type="float">
            <text:p>338,35</text:p>
          </table:table-cell>
          <table:table-cell office:value-type="float" office:value="346.469" calcext:value-type="float">
            <text:p>346,469</text:p>
          </table:table-cell>
        </table:table-row>
        <table:table-row table:style-name="ro1">
          <table:table-cell office:value-type="string" calcext:value-type="string">
            <text:p>heatind packet: 20, step:21</text:p>
          </table:table-cell>
          <table:table-cell office:value-type="float" office:value="69.5609" calcext:value-type="float">
            <text:p>69,5609</text:p>
          </table:table-cell>
          <table:table-cell office:value-type="float" office:value="81.0734" calcext:value-type="float">
            <text:p>81,0734</text:p>
          </table:table-cell>
          <table:table-cell office:value-type="float" office:value="65.6119" calcext:value-type="float">
            <text:p>65,6119</text:p>
          </table:table-cell>
          <table:table-cell office:value-type="float" office:value="74.0921" calcext:value-type="float">
            <text:p>74,0921</text:p>
          </table:table-cell>
          <table:table-cell office:value-type="float" office:value="342.561" calcext:value-type="float">
            <text:p>342,561</text:p>
          </table:table-cell>
          <table:table-cell office:value-type="float" office:value="354.073" calcext:value-type="float">
            <text:p>354,073</text:p>
          </table:table-cell>
          <table:table-cell office:value-type="float" office:value="338.612" calcext:value-type="float">
            <text:p>338,612</text:p>
          </table:table-cell>
          <table:table-cell office:value-type="float" office:value="347.092" calcext:value-type="float">
            <text:p>347,092</text:p>
          </table:table-cell>
        </table:table-row>
        <table:table-row table:style-name="ro1">
          <table:table-cell office:value-type="string" calcext:value-type="string">
            <text:p>cooling packet: 20, step:1</text:p>
          </table:table-cell>
          <table:table-cell office:value-type="float" office:value="69.0558" calcext:value-type="float">
            <text:p>69,0558</text:p>
          </table:table-cell>
          <table:table-cell office:value-type="float" office:value="74.1534" calcext:value-type="float">
            <text:p>74,1534</text:p>
          </table:table-cell>
          <table:table-cell office:value-type="float" office:value="65.8549" calcext:value-type="float">
            <text:p>65,8549</text:p>
          </table:table-cell>
          <table:table-cell office:value-type="float" office:value="72.4294" calcext:value-type="float">
            <text:p>72,4294</text:p>
          </table:table-cell>
          <table:table-cell office:value-type="float" office:value="342.056" calcext:value-type="float">
            <text:p>342,056</text:p>
          </table:table-cell>
          <table:table-cell office:value-type="float" office:value="347.153" calcext:value-type="float">
            <text:p>347,153</text:p>
          </table:table-cell>
          <table:table-cell office:value-type="float" office:value="338.855" calcext:value-type="float">
            <text:p>338,855</text:p>
          </table:table-cell>
          <table:table-cell office:value-type="float" office:value="345.429" calcext:value-type="float">
            <text:p>345,429</text:p>
          </table:table-cell>
        </table:table-row>
        <table:table-row table:style-name="ro1">
          <table:table-cell office:value-type="string" calcext:value-type="string">
            <text:p>cooling packet: 20, step:2</text:p>
          </table:table-cell>
          <table:table-cell office:value-type="float" office:value="67.1795" calcext:value-type="float">
            <text:p>67,1795</text:p>
          </table:table-cell>
          <table:table-cell office:value-type="float" office:value="71.3196" calcext:value-type="float">
            <text:p>71,3196</text:p>
          </table:table-cell>
          <table:table-cell office:value-type="float" office:value="66.0223" calcext:value-type="float">
            <text:p>66,0223</text:p>
          </table:table-cell>
          <table:table-cell office:value-type="float" office:value="70.1369" calcext:value-type="float">
            <text:p>70,1369</text:p>
          </table:table-cell>
          <table:table-cell office:value-type="float" office:value="340.179" calcext:value-type="float">
            <text:p>340,179</text:p>
          </table:table-cell>
          <table:table-cell office:value-type="float" office:value="344.32" calcext:value-type="float">
            <text:p>344,32</text:p>
          </table:table-cell>
          <table:table-cell office:value-type="float" office:value="339.022" calcext:value-type="float">
            <text:p>339,022</text:p>
          </table:table-cell>
          <table:table-cell office:value-type="float" office:value="343.137" calcext:value-type="float">
            <text:p>343,137</text:p>
          </table:table-cell>
        </table:table-row>
        <table:table-row table:style-name="ro1">
          <table:table-cell office:value-type="string" calcext:value-type="string">
            <text:p>cooling packet: 20, step:3</text:p>
          </table:table-cell>
          <table:table-cell office:value-type="float" office:value="65.1445" calcext:value-type="float">
            <text:p>65,1445</text:p>
          </table:table-cell>
          <table:table-cell office:value-type="float" office:value="69.0247" calcext:value-type="float">
            <text:p>69,0247</text:p>
          </table:table-cell>
          <table:table-cell office:value-type="float" office:value="66.115" calcext:value-type="float">
            <text:p>66,115</text:p>
          </table:table-cell>
          <table:table-cell office:value-type="float" office:value="67.9582" calcext:value-type="float">
            <text:p>67,9582</text:p>
          </table:table-cell>
          <table:table-cell office:value-type="float" office:value="338.145" calcext:value-type="float">
            <text:p>338,145</text:p>
          </table:table-cell>
          <table:table-cell office:value-type="float" office:value="342.025" calcext:value-type="float">
            <text:p>342,025</text:p>
          </table:table-cell>
          <table:table-cell office:value-type="float" office:value="339.115" calcext:value-type="float">
            <text:p>339,115</text:p>
          </table:table-cell>
          <table:table-cell office:value-type="float" office:value="340.958" calcext:value-type="float">
            <text:p>340,958</text:p>
          </table:table-cell>
        </table:table-row>
        <table:table-row table:style-name="ro1">
          <table:table-cell office:value-type="string" calcext:value-type="string">
            <text:p>cooling packet: 20, step:4</text:p>
          </table:table-cell>
          <table:table-cell office:value-type="float" office:value="63.1845" calcext:value-type="float">
            <text:p>63,1845</text:p>
          </table:table-cell>
          <table:table-cell office:value-type="float" office:value="66.9023" calcext:value-type="float">
            <text:p>66,9023</text:p>
          </table:table-cell>
          <table:table-cell office:value-type="float" office:value="66.1396" calcext:value-type="float">
            <text:p>66,1396</text:p>
          </table:table-cell>
          <table:table-cell office:value-type="float" office:value="65.8979" calcext:value-type="float">
            <text:p>65,8979</text:p>
          </table:table-cell>
          <table:table-cell office:value-type="float" office:value="336.184" calcext:value-type="float">
            <text:p>336,184</text:p>
          </table:table-cell>
          <table:table-cell office:value-type="float" office:value="339.902" calcext:value-type="float">
            <text:p>339,902</text:p>
          </table:table-cell>
          <table:table-cell office:value-type="float" office:value="339.14" calcext:value-type="float">
            <text:p>339,14</text:p>
          </table:table-cell>
          <table:table-cell office:value-type="float" office:value="338.898" calcext:value-type="float">
            <text:p>338,898</text:p>
          </table:table-cell>
        </table:table-row>
        <table:table-row table:style-name="ro1">
          <table:table-cell office:value-type="string" calcext:value-type="string">
            <text:p>cooling packet: 20, step:5</text:p>
          </table:table-cell>
          <table:table-cell office:value-type="float" office:value="61.3246" calcext:value-type="float">
            <text:p>61,3246</text:p>
          </table:table-cell>
          <table:table-cell office:value-type="float" office:value="64.9002" calcext:value-type="float">
            <text:p>64,9002</text:p>
          </table:table-cell>
          <table:table-cell office:value-type="float" office:value="66.1019" calcext:value-type="float">
            <text:p>66,1019</text:p>
          </table:table-cell>
          <table:table-cell office:value-type="float" office:value="63.9478" calcext:value-type="float">
            <text:p>63,9478</text:p>
          </table:table-cell>
          <table:table-cell office:value-type="float" office:value="334.325" calcext:value-type="float">
            <text:p>334,325</text:p>
          </table:table-cell>
          <table:table-cell office:value-type="float" office:value="337.9" calcext:value-type="float">
            <text:p>337,9</text:p>
          </table:table-cell>
          <table:table-cell office:value-type="float" office:value="339.102" calcext:value-type="float">
            <text:p>339,102</text:p>
          </table:table-cell>
          <table:table-cell office:value-type="float" office:value="336.948" calcext:value-type="float">
            <text:p>336,948</text:p>
          </table:table-cell>
        </table:table-row>
        <table:table-row table:style-name="ro1">
          <table:table-cell office:value-type="string" calcext:value-type="string">
            <text:p>cooling packet: 20, step:6</text:p>
          </table:table-cell>
          <table:table-cell office:value-type="float" office:value="59.5622" calcext:value-type="float">
            <text:p>59,5622</text:p>
          </table:table-cell>
          <table:table-cell office:value-type="float" office:value="63.0048" calcext:value-type="float">
            <text:p>63,0048</text:p>
          </table:table-cell>
          <table:table-cell office:value-type="float" office:value="66.0074" calcext:value-type="float">
            <text:p>66,0074</text:p>
          </table:table-cell>
          <table:table-cell office:value-type="float" office:value="62.1004" calcext:value-type="float">
            <text:p>62,1004</text:p>
          </table:table-cell>
          <table:table-cell office:value-type="float" office:value="332.562" calcext:value-type="float">
            <text:p>332,562</text:p>
          </table:table-cell>
          <table:table-cell office:value-type="float" office:value="336.005" calcext:value-type="float">
            <text:p>336,005</text:p>
          </table:table-cell>
          <table:table-cell office:value-type="float" office:value="339.007" calcext:value-type="float">
            <text:p>339,007</text:p>
          </table:table-cell>
          <table:table-cell office:value-type="float" office:value="335.1" calcext:value-type="float">
            <text:p>335,1</text:p>
          </table:table-cell>
        </table:table-row>
        <table:table-row table:style-name="ro1">
          <table:table-cell office:value-type="string" calcext:value-type="string">
            <text:p>cooling packet: 20, step:7</text:p>
          </table:table-cell>
          <table:table-cell office:value-type="float" office:value="57.8912" calcext:value-type="float">
            <text:p>57,8912</text:p>
          </table:table-cell>
          <table:table-cell office:value-type="float" office:value="61.2085" calcext:value-type="float">
            <text:p>61,2085</text:p>
          </table:table-cell>
          <table:table-cell office:value-type="float" office:value="65.8611" calcext:value-type="float">
            <text:p>65,8611</text:p>
          </table:table-cell>
          <table:table-cell office:value-type="float" office:value="60.349" calcext:value-type="float">
            <text:p>60,349</text:p>
          </table:table-cell>
          <table:table-cell office:value-type="float" office:value="330.891" calcext:value-type="float">
            <text:p>330,891</text:p>
          </table:table-cell>
          <table:table-cell office:value-type="float" office:value="334.209" calcext:value-type="float">
            <text:p>334,209</text:p>
          </table:table-cell>
          <table:table-cell office:value-type="float" office:value="338.861" calcext:value-type="float">
            <text:p>338,861</text:p>
          </table:table-cell>
          <table:table-cell office:value-type="float" office:value="333.349" calcext:value-type="float">
            <text:p>333,349</text:p>
          </table:table-cell>
        </table:table-row>
        <table:table-row table:style-name="ro1">
          <table:table-cell office:value-type="string" calcext:value-type="string">
            <text:p>cooling packet: 20, step:8</text:p>
          </table:table-cell>
          <table:table-cell office:value-type="float" office:value="56.3058" calcext:value-type="float">
            <text:p>56,3058</text:p>
          </table:table-cell>
          <table:table-cell office:value-type="float" office:value="59.5046" calcext:value-type="float">
            <text:p>59,5046</text:p>
          </table:table-cell>
          <table:table-cell office:value-type="float" office:value="65.6676" calcext:value-type="float">
            <text:p>65,6676</text:p>
          </table:table-cell>
          <table:table-cell office:value-type="float" office:value="58.6872" calcext:value-type="float">
            <text:p>58,6872</text:p>
          </table:table-cell>
          <table:table-cell office:value-type="float" office:value="329.306" calcext:value-type="float">
            <text:p>329,306</text:p>
          </table:table-cell>
          <table:table-cell office:value-type="float" office:value="332.505" calcext:value-type="float">
            <text:p>332,505</text:p>
          </table:table-cell>
          <table:table-cell office:value-type="float" office:value="338.668" calcext:value-type="float">
            <text:p>338,668</text:p>
          </table:table-cell>
          <table:table-cell office:value-type="float" office:value="331.687" calcext:value-type="float">
            <text:p>331,687</text:p>
          </table:table-cell>
        </table:table-row>
        <table:table-row table:style-name="ro1">
          <table:table-cell office:value-type="string" calcext:value-type="string">
            <text:p>cooling packet: 20, step:9</text:p>
          </table:table-cell>
          <table:table-cell office:value-type="float" office:value="54.8005" calcext:value-type="float">
            <text:p>54,8005</text:p>
          </table:table-cell>
          <table:table-cell office:value-type="float" office:value="57.8871" calcext:value-type="float">
            <text:p>57,8871</text:p>
          </table:table-cell>
          <table:table-cell office:value-type="float" office:value="65.4313" calcext:value-type="float">
            <text:p>65,4313</text:p>
          </table:table-cell>
          <table:table-cell office:value-type="float" office:value="57.1091" calcext:value-type="float">
            <text:p>57,1091</text:p>
          </table:table-cell>
          <table:table-cell office:value-type="float" office:value="327.8" calcext:value-type="float">
            <text:p>327,8</text:p>
          </table:table-cell>
          <table:table-cell office:value-type="float" office:value="330.887" calcext:value-type="float">
            <text:p>330,887</text:p>
          </table:table-cell>
          <table:table-cell office:value-type="float" office:value="338.431" calcext:value-type="float">
            <text:p>338,431</text:p>
          </table:table-cell>
          <table:table-cell office:value-type="float" office:value="330.109" calcext:value-type="float">
            <text:p>330,109</text:p>
          </table:table-cell>
        </table:table-row>
        <table:table-row table:style-name="ro1">
          <table:table-cell office:value-type="string" calcext:value-type="string">
            <text:p>cooling packet: 20, step:10</text:p>
          </table:table-cell>
          <table:table-cell office:value-type="float" office:value="53.37" calcext:value-type="float">
            <text:p>53,37</text:p>
          </table:table-cell>
          <table:table-cell office:value-type="float" office:value="56.3503" calcext:value-type="float">
            <text:p>56,3503</text:p>
          </table:table-cell>
          <table:table-cell office:value-type="float" office:value="65.156" calcext:value-type="float">
            <text:p>65,156</text:p>
          </table:table-cell>
          <table:table-cell office:value-type="float" office:value="55.6095" calcext:value-type="float">
            <text:p>55,6095</text:p>
          </table:table-cell>
          <table:table-cell office:value-type="float" office:value="326.37" calcext:value-type="float">
            <text:p>326,37</text:p>
          </table:table-cell>
          <table:table-cell office:value-type="float" office:value="329.35" calcext:value-type="float">
            <text:p>329,35</text:p>
          </table:table-cell>
          <table:table-cell office:value-type="float" office:value="338.156" calcext:value-type="float">
            <text:p>338,156</text:p>
          </table:table-cell>
          <table:table-cell office:value-type="float" office:value="328.609" calcext:value-type="float">
            <text:p>328,609</text:p>
          </table:table-cell>
        </table:table-row>
        <table:table-row table:style-name="ro1">
          <table:table-cell office:value-type="string" calcext:value-type="string">
            <text:p>cooling packet: 20, step:11</text:p>
          </table:table-cell>
          <table:table-cell office:value-type="float" office:value="52.0098" calcext:value-type="float">
            <text:p>52,0098</text:p>
          </table:table-cell>
          <table:table-cell office:value-type="float" office:value="54.8893" calcext:value-type="float">
            <text:p>54,8893</text:p>
          </table:table-cell>
          <table:table-cell office:value-type="float" office:value="64.8452" calcext:value-type="float">
            <text:p>64,8452</text:p>
          </table:table-cell>
          <table:table-cell office:value-type="float" office:value="54.1833" calcext:value-type="float">
            <text:p>54,1833</text:p>
          </table:table-cell>
          <table:table-cell office:value-type="float" office:value="325.01" calcext:value-type="float">
            <text:p>325,01</text:p>
          </table:table-cell>
          <table:table-cell office:value-type="float" office:value="327.889" calcext:value-type="float">
            <text:p>327,889</text:p>
          </table:table-cell>
          <table:table-cell office:value-type="float" office:value="337.845" calcext:value-type="float">
            <text:p>337,845</text:p>
          </table:table-cell>
          <table:table-cell office:value-type="float" office:value="327.183" calcext:value-type="float">
            <text:p>327,1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3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3T17:43:22.957402893</dc:date>
    <meta:document-statistic meta:table-count="1" meta:cell-count="6057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line" chart:style-name="ch1">
        <chart:legend chart:legend-position="end" svg:x="13.628cm" svg:y="4.204cm" style:legend-expansion="high" chart:style-name="ch2"/>
        <chart:plot-area chart:style-name="ch3" table:cell-range-address="Лист1.E1:Лист1.E673" chart:data-source-has-labels="row" svg:x="0.32cm" svg:y="0.18cm" svg:width="12.988cm" svg:height="8.646cm">
          <chartooo:coordinate-region svg:x="0.941cm" svg:y="0.379cm" svg:width="12.367cm" svg:height="7.52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E2:Лист1.E673" chart:label-cell-address="Лист1.E1:Лист1.E1" chart:class="chart:line">
            <chart:data-point chart:repeated="67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Toil_C</text:p>
                <draw:g>
                  <svg:desc>Лист1.E1:Лист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90104">
                <text:p>1.90104</text:p>
                <draw:g>
                  <svg:desc>Лист1.E2:Лист1.E6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44524">
                <text:p>4.445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9292">
                <text:p>6.92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3337">
                <text:p>9.33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6603">
                <text:p>11.66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9111">
                <text:p>13.91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0885">
                <text:p>16.08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.1947">
                <text:p>18.19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.232">
                <text:p>20.2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.2025">
                <text:p>22.20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.1087">
                <text:p>24.10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.9526">
                <text:p>25.95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.7363">
                <text:p>27.73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.4621">
                <text:p>29.46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.1319">
                <text:p>31.13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.7478">
                <text:p>32.74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.3116">
                <text:p>34.31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.8254">
                <text:p>35.82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.2908">
                <text:p>37.29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.7098">
                <text:p>38.70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.0839">
                <text:p>40.08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9.4303">
                <text:p>39.43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.1529">
                <text:p>38.15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.9349">
                <text:p>36.93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5.7855">
                <text:p>35.78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.7004">
                <text:p>34.70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.6754">
                <text:p>33.67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.7068">
                <text:p>32.70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.7911">
                <text:p>31.79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.9251">
                <text:p>30.92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.1057">
                <text:p>30.10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.3301">
                <text:p>29.33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.4729">
                <text:p>30.47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.2408">
                <text:p>32.24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.9643">
                <text:p>33.96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.6281">
                <text:p>35.62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.234">
                <text:p>37.2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.7844">
                <text:p>38.78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.2813">
                <text:p>40.28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.7267">
                <text:p>41.72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.1227">
                <text:p>43.12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.4713">
                <text:p>44.47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.7742">
                <text:p>45.77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7.0333">
                <text:p>47.0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.2503">
                <text:p>48.25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.4269">
                <text:p>49.426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.5647">
                <text:p>50.56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1.6653">
                <text:p>51.66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2.73">
                <text:p>52.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3.7605">
                <text:p>53.76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4.7579">
                <text:p>54.757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5.7237">
                <text:p>55.723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6.6591">
                <text:p>56.65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.4465">
                <text:p>55.446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3.6115">
                <text:p>53.61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1.867">
                <text:p>51.8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0.2198">
                <text:p>50.21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8.6634">
                <text:p>48.66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7.1918">
                <text:p>47.19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5.7994">
                <text:p>45.79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4.4813">
                <text:p>44.48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3.2326">
                <text:p>43.23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2.0491">
                <text:p>42.04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0.9266">
                <text:p>40.92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1.8316">
                <text:p>41.83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3.3877">
                <text:p>43.38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4.9021">
                <text:p>44.902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6.3597">
                <text:p>46.35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7.7626">
                <text:p>47.762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9.113">
                <text:p>49.1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0.4131">
                <text:p>50.41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1.665">
                <text:p>51.6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2.8707">
                <text:p>52.87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4.0322">
                <text:p>54.03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5.1514">
                <text:p>55.15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6.23">
                <text:p>56.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7.2699">
                <text:p>57.26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8.2727">
                <text:p>58.27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9.2399">
                <text:p>59.23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0.1732">
                <text:p>60.17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1.0738">
                <text:p>61.07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1.9433">
                <text:p>61.94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2.783">
                <text:p>62.7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3.5942">
                <text:p>63.59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4.378">
                <text:p>64.37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2.9541">
                <text:p>62.954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0.9053">
                <text:p>60.90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8.9582">
                <text:p>58.95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7.1184">
                <text:p>57.118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5.3789">
                <text:p>55.37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3.7327">
                <text:p>53.73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2.1739">
                <text:p>52.173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0.6968">
                <text:p>50.69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9.296">
                <text:p>49.2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.9668">
                <text:p>47.96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6.7046">
                <text:p>46.70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7.522">
                <text:p>47.5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9.0012">
                <text:p>49.00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0.438">
                <text:p>50.4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1.8177">
                <text:p>51.81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3.1424">
                <text:p>53.142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4.4144">
                <text:p>54.414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5.6361">
                <text:p>55.636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6.8097">
                <text:p>56.809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7.9373">
                <text:p>57.937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9.0209">
                <text:p>59.020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0.0626">
                <text:p>60.062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1.0642">
                <text:p>61.064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2.0275">
                <text:p>62.02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2.9543">
                <text:p>62.954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3.8461">
                <text:p>63.846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4.7045">
                <text:p>64.704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5.5311">
                <text:p>65.531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6.3272">
                <text:p>66.327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7.0944">
                <text:p>67.094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7.8337">
                <text:p>67.833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8.5466">
                <text:p>68.546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7.0186">
                <text:p>67.018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4.8637">
                <text:p>64.863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2.8157">
                <text:p>62.815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.88">
                <text:p>60.8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9.0488">
                <text:p>59.048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7.3152">
                <text:p>57.315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5.6727">
                <text:p>55.672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4.1153">
                <text:p>54.115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2.6375">
                <text:p>52.63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1.2344">
                <text:p>51.234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9.9011">
                <text:p>49.901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0.6757">
                <text:p>50.675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2.1176">
                <text:p>52.117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3.5163">
                <text:p>53.516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4.8573">
                <text:p>54.857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6.1428">
                <text:p>56.142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7.3753">
                <text:p>57.375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8.557">
                <text:p>58.55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9.6905">
                <text:p>59.690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0.7778">
                <text:p>60.777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1.821">
                <text:p>61.82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2.8222">
                <text:p>62.822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3.7833">
                <text:p>63.783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4.7062">
                <text:p>64.706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5.5926">
                <text:p>65.592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6.4442">
                <text:p>66.444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7.2627">
                <text:p>67.262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8.0495">
                <text:p>68.049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8.8062">
                <text:p>68.806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9.534">
                <text:p>69.53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0.2345">
                <text:p>70.234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0.9088">
                <text:p>70.908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9.3232">
                <text:p>69.323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7.1096">
                <text:p>67.109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5.0058">
                <text:p>65.005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3.0168">
                <text:p>63.016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1.1349">
                <text:p>61.134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9.3527">
                <text:p>59.352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7.6636">
                <text:p>57.663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.0617">
                <text:p>56.061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4.5411">
                <text:p>54.541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3.0967">
                <text:p>53.096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1.7238">
                <text:p>51.723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2.4749">
                <text:p>52.474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3.8962">
                <text:p>53.896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5.2739">
                <text:p>55.273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6.5935">
                <text:p>56.593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7.8573">
                <text:p>57.857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9.0677">
                <text:p>59.067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0.2272">
                <text:p>60.227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1.3382">
                <text:p>61.338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2.4029">
                <text:p>62.402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3.4234">
                <text:p>63.423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4.4018">
                <text:p>64.401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5.3401">
                <text:p>65.340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6.2402">
                <text:p>66.240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7.1038">
                <text:p>67.103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7.9327">
                <text:p>67.932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8.7285">
                <text:p>68.728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9.4928">
                <text:p>69.492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0.227">
                <text:p>70.22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0.9326">
                <text:p>70.932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1.6109">
                <text:p>71.610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2.2632">
                <text:p>72.263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0.6449">
                <text:p>70.644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8.3977">
                <text:p>68.397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6.2621">
                <text:p>66.262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4.2427">
                <text:p>64.242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2.3318">
                <text:p>62.331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0.5218">
                <text:p>60.521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8.8063">
                <text:p>58.806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7.1788">
                <text:p>57.178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5.6338">
                <text:p>55.633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4.1659">
                <text:p>54.165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2.7703">
                <text:p>52.770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3.508">
                <text:p>53.50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4.9176">
                <text:p>54.917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6.2833">
                <text:p>56.283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7.5907">
                <text:p>57.590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8.842">
                <text:p>58.84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0.0399">
                <text:p>60.039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1.1866">
                <text:p>61.186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2.2848">
                <text:p>62.284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3.3365">
                <text:p>63.336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4.344">
                <text:p>64.34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5.3094">
                <text:p>65.309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6.2346">
                <text:p>66.234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7.1216">
                <text:p>67.121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7.9721">
                <text:p>67.972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8.788">
                <text:p>68.78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9.5708">
                <text:p>69.570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0.3221">
                <text:p>70.322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1.0435">
                <text:p>71.043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1.7363">
                <text:p>71.736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2.4019">
                <text:p>72.401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3.0416">
                <text:p>73.041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1.4044">
                <text:p>71.404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9.1379">
                <text:p>69.137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6.984">
                <text:p>66.98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4.9472">
                <text:p>64.947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3.0196">
                <text:p>63.019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1.1937">
                <text:p>61.193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9.4629">
                <text:p>59.462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7.8208">
                <text:p>57.820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6.2617">
                <text:p>56.261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4.7803">
                <text:p>54.780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3.3717">
                <text:p>53.371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4.1018">
                <text:p>54.101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5.5047">
                <text:p>55.504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6.8635">
                <text:p>56.863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8.1639">
                <text:p>58.163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9.4081">
                <text:p>59.408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0.5986">
                <text:p>60.598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1.7381">
                <text:p>61.738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2.8288">
                <text:p>62.828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3.8731">
                <text:p>63.873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4.8731">
                <text:p>64.873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5.831">
                <text:p>65.83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6.7487">
                <text:p>66.748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7.6282">
                <text:p>67.628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8.4712">
                <text:p>68.471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9.2795">
                <text:p>69.279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0.0549">
                <text:p>70.054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0.7987">
                <text:p>70.798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1.5127">
                <text:p>71.512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2.1981">
                <text:p>72.198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2.8564">
                <text:p>72.856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3.4889">
                <text:p>73.488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1.8408">
                <text:p>71.840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9.5633">
                <text:p>69.563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7.3988">
                <text:p>67.398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5.352">
                <text:p>65.35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3.4148">
                <text:p>63.414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1.5798">
                <text:p>61.579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9.8402">
                <text:p>59.840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8.1897">
                <text:p>58.189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6.6226">
                <text:p>56.622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5.1334">
                <text:p>55.133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3.7173">
                <text:p>53.717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4.443">
                <text:p>54.44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5.842">
                <text:p>55.84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7.1969">
                <text:p>57.196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8.4932">
                <text:p>58.493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9.7333">
                <text:p>59.733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0.9197">
                <text:p>60.919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2.0549">
                <text:p>62.054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3.1414">
                <text:p>63.141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4.1814">
                <text:p>64.181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5.1771">
                <text:p>65.177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6.1307">
                <text:p>66.130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7.0441">
                <text:p>67.044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7.9192">
                <text:p>67.919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8.7579">
                <text:p>68.757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9.562">
                <text:p>69.56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0.333">
                <text:p>70.33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1.0726">
                <text:p>71.072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1.7823">
                <text:p>71.782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2.4635">
                <text:p>72.463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3.1176">
                <text:p>73.117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3.7458">
                <text:p>73.745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2.0916">
                <text:p>72.091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9.8077">
                <text:p>69.807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7.6371">
                <text:p>67.637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5.5846">
                <text:p>65.584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3.6419">
                <text:p>63.641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1.8016">
                <text:p>61.801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0.057">
                <text:p>60.05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8.4017">
                <text:p>58.401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6.8299">
                <text:p>56.829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5.3362">
                <text:p>55.336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3.9158">
                <text:p>53.915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4.6389">
                <text:p>54.638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6.0358">
                <text:p>56.035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7.3884">
                <text:p>57.388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8.6824">
                <text:p>58.682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9.9201">
                <text:p>59.920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1.1041">
                <text:p>61.104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2.237">
                <text:p>62.23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3.321">
                <text:p>63.32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4.3585">
                <text:p>64.358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5.3518">
                <text:p>65.351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6.3029">
                <text:p>66.302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7.2137">
                <text:p>67.213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8.0864">
                <text:p>68.086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8.9226">
                <text:p>68.922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9.7242">
                <text:p>69.724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0.4927">
                <text:p>70.492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1.2299">
                <text:p>71.229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1.9371">
                <text:p>71.937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2.6159">
                <text:p>72.615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3.2676">
                <text:p>73.267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3.8934">
                <text:p>73.893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2.2356">
                <text:p>72.235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9.948">
                <text:p>69.94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7.774">
                <text:p>67.77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5.7181">
                <text:p>65.718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3.7723">
                <text:p>63.772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1.929">
                <text:p>61.92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0.1815">
                <text:p>60.181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8.5234">
                <text:p>58.523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6.9489">
                <text:p>56.948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5.4527">
                <text:p>55.452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4.0299">
                <text:p>54.029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4.7515">
                <text:p>54.751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6.1471">
                <text:p>56.147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7.4984">
                <text:p>57.498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8.791">
                <text:p>58.79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0.0274">
                <text:p>60.027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1.2101">
                <text:p>61.210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2.3415">
                <text:p>62.341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3.4241">
                <text:p>63.424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4.4602">
                <text:p>64.460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5.4521">
                <text:p>65.452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6.4017">
                <text:p>66.401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7.3112">
                <text:p>67.311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8.1824">
                <text:p>68.182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9.0172">
                <text:p>69.017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9.8173">
                <text:p>69.817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0.5845">
                <text:p>70.584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1.3202">
                <text:p>71.320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2.026">
                <text:p>72.02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2.7034">
                <text:p>72.703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3.3537">
                <text:p>73.353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3.9782">
                <text:p>73.978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2.3183">
                <text:p>72.318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0.0286">
                <text:p>70.028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7.8526">
                <text:p>67.852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5.7948">
                <text:p>65.794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3.8472">
                <text:p>63.847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2.0022">
                <text:p>62.002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0.253">
                <text:p>60.25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8.5933">
                <text:p>58.593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7.0173">
                <text:p>57.017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5.5196">
                <text:p>55.519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4.0954">
                <text:p>54.095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4.8162">
                <text:p>54.816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6.211">
                <text:p>56.21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7.5615">
                <text:p>57.561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8.8534">
                <text:p>58.853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60.089">
                <text:p>60.08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1.2709">
                <text:p>61.270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62.4015">
                <text:p>62.401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3.4833">
                <text:p>63.483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64.5187">
                <text:p>64.518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65.5097">
                <text:p>65.509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66.4585">
                <text:p>66.458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67.3671">
                <text:p>67.367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68.2375">
                <text:p>68.237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69.0715">
                <text:p>69.071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69.8708">
                <text:p>69.870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0.6372">
                <text:p>70.637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1.3721">
                <text:p>71.372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2.0771">
                <text:p>72.077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2.7537">
                <text:p>72.753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3.4032">
                <text:p>73.403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4.0269">
                <text:p>74.026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2.3658">
                <text:p>72.365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0.0749">
                <text:p>70.074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67.8978">
                <text:p>67.897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5.8389">
                <text:p>65.838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3.8902">
                <text:p>63.890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2.0442">
                <text:p>62.044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0.294">
                <text:p>60.29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8.6334">
                <text:p>58.633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7.0565">
                <text:p>57.056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5.5581">
                <text:p>55.558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4.133">
                <text:p>54.13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4.8533">
                <text:p>54.853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6.2477">
                <text:p>56.247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7.5978">
                <text:p>57.597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8.8893">
                <text:p>58.889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0.1244">
                <text:p>60.124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1.3058">
                <text:p>61.305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2.436">
                <text:p>62.43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3.5173">
                <text:p>63.517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4.5522">
                <text:p>64.552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5.5427">
                <text:p>65.542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6.4911">
                <text:p>66.491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7.3993">
                <text:p>67.399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8.2692">
                <text:p>68.269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9.1027">
                <text:p>69.102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9.9016">
                <text:p>69.901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0.6674">
                <text:p>70.667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1.4019">
                <text:p>71.401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72.1064">
                <text:p>72.106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72.7825">
                <text:p>72.782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3.4316">
                <text:p>73.431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74.0548">
                <text:p>74.054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72.393">
                <text:p>72.39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70.1015">
                <text:p>70.101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7.9237">
                <text:p>67.923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5.8642">
                <text:p>65.864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3.9149">
                <text:p>63.914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2.0683">
                <text:p>62.068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0.3176">
                <text:p>60.317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8.6565">
                <text:p>58.656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7.0791">
                <text:p>57.079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5.5801">
                <text:p>55.580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4.1545">
                <text:p>54.154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4.8746">
                <text:p>54.874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6.2687">
                <text:p>56.268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7.6186">
                <text:p>57.618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8.9098">
                <text:p>58.909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0.1447">
                <text:p>60.144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1.3259">
                <text:p>61.325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2.4558">
                <text:p>62.455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3.5369">
                <text:p>63.536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4.5715">
                <text:p>64.571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5.5617">
                <text:p>65.561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6.5098">
                <text:p>66.509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67.4177">
                <text:p>67.417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8.2874">
                <text:p>68.287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9.1206">
                <text:p>69.120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69.9192">
                <text:p>69.919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70.6848">
                <text:p>70.684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1.419">
                <text:p>71.41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72.1232">
                <text:p>72.123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72.7991">
                <text:p>72.799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3.4479">
                <text:p>73.447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74.0709">
                <text:p>74.070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2.4087">
                <text:p>72.408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70.1168">
                <text:p>70.116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67.9385">
                <text:p>67.938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65.8787">
                <text:p>65.878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3.929">
                <text:p>63.92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2.0821">
                <text:p>62.082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0.3311">
                <text:p>60.331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8.6697">
                <text:p>58.669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7.092">
                <text:p>57.09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5.5928">
                <text:p>55.592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4.1669">
                <text:p>54.166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4.8868">
                <text:p>54.886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6.2808">
                <text:p>56.280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7.6306">
                <text:p>57.630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8.9217">
                <text:p>58.921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60.1564">
                <text:p>60.156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61.3374">
                <text:p>61.337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62.4671">
                <text:p>62.467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3.5481">
                <text:p>63.548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64.5825">
                <text:p>64.582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65.5726">
                <text:p>65.572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66.5206">
                <text:p>66.520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67.4283">
                <text:p>67.428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68.2978">
                <text:p>68.297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69.1309">
                <text:p>69.130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69.9293">
                <text:p>69.929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0.6947">
                <text:p>70.694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1.4288">
                <text:p>71.428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72.1329">
                <text:p>72.132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2.8086">
                <text:p>72.808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73.4572">
                <text:p>73.457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74.0801">
                <text:p>74.080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72.4177">
                <text:p>72.417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70.1255">
                <text:p>70.125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7.9471">
                <text:p>67.947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5.887">
                <text:p>65.88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3.9372">
                <text:p>63.937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2.0901">
                <text:p>62.090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0.3389">
                <text:p>60.338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8.6773">
                <text:p>58.677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7.0995">
                <text:p>57.099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5.6">
                <text:p>55.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4.1741">
                <text:p>54.174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4.8939">
                <text:p>54.893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6.2878">
                <text:p>56.287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7.6374">
                <text:p>57.637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8.9284">
                <text:p>58.928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0.1631">
                <text:p>60.163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1.344">
                <text:p>61.34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2.4737">
                <text:p>62.473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3.5545">
                <text:p>63.554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4.5889">
                <text:p>64.588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5.5789">
                <text:p>65.578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6.5267">
                <text:p>66.526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7.4344">
                <text:p>67.434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8.3038">
                <text:p>68.303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9.1368">
                <text:p>69.136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9.9351">
                <text:p>69.935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70.7005">
                <text:p>70.700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71.4344">
                <text:p>71.434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72.1385">
                <text:p>72.138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72.8141">
                <text:p>72.814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73.4626">
                <text:p>73.462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74.0854">
                <text:p>74.085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72.4229">
                <text:p>72.422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70.1306">
                <text:p>70.130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67.952">
                <text:p>67.95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65.8918">
                <text:p>65.891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63.9418">
                <text:p>63.941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62.0946">
                <text:p>62.094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0.3433">
                <text:p>60.343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8.6816">
                <text:p>58.681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7.1037">
                <text:p>57.103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5.6042">
                <text:p>55.604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4.1781">
                <text:p>54.178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4.8979">
                <text:p>54.897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6.2918">
                <text:p>56.291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7.6414">
                <text:p>57.641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8.9323">
                <text:p>58.932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0.1669">
                <text:p>60.166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1.3478">
                <text:p>61.347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2.4774">
                <text:p>62.477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3.5582">
                <text:p>63.558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4.5925">
                <text:p>64.592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5.5825">
                <text:p>65.582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6.5303">
                <text:p>66.530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7.4379">
                <text:p>67.437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8.3072">
                <text:p>68.307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9.1402">
                <text:p>69.140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9.9385">
                <text:p>69.938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70.7038">
                <text:p>70.703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71.4377">
                <text:p>71.437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72.1417">
                <text:p>72.141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72.8172">
                <text:p>72.817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73.4657">
                <text:p>73.465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74.0884">
                <text:p>74.088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72.4258">
                <text:p>72.425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70.1334">
                <text:p>70.133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7.9548">
                <text:p>67.954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5.8946">
                <text:p>65.894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3.9445">
                <text:p>63.944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2.0973">
                <text:p>62.097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0.3459">
                <text:p>60.345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8.6842">
                <text:p>58.684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7.1062">
                <text:p>57.106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5.6066">
                <text:p>55.606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.1805">
                <text:p>54.180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.9002">
                <text:p>54.900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6.2941">
                <text:p>56.294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7.6436">
                <text:p>57.643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8.9346">
                <text:p>58.934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0.1691">
                <text:p>60.169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1.35">
                <text:p>61.3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2.4796">
                <text:p>62.479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3.5603">
                <text:p>63.560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4.5946">
                <text:p>64.594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5.5846">
                <text:p>65.584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66.5323">
                <text:p>66.532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7.4399">
                <text:p>67.439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8.3092">
                <text:p>68.309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9.1421">
                <text:p>69.142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9.9404">
                <text:p>69.940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70.7057">
                <text:p>70.705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71.4395">
                <text:p>71.439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72.1435">
                <text:p>72.143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72.819">
                <text:p>72.81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73.4675">
                <text:p>73.467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74.0902">
                <text:p>74.090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72.4275">
                <text:p>72.427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70.1351">
                <text:p>70.135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7.9564">
                <text:p>67.956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5.8961">
                <text:p>65.896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3.9461">
                <text:p>63.946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2.0988">
                <text:p>62.098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0.3474">
                <text:p>60.347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8.6856">
                <text:p>58.685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.1076">
                <text:p>57.107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5.608">
                <text:p>55.60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4.1818">
                <text:p>54.181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4.9015">
                <text:p>54.901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6.2954">
                <text:p>56.295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.6449">
                <text:p>57.644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.9358">
                <text:p>58.935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60.1704">
                <text:p>60.170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61.3512">
                <text:p>61.351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2.4808">
                <text:p>62.480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63.5616">
                <text:p>63.561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64.5958">
                <text:p>64.595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65.5857">
                <text:p>65.585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66.5335">
                <text:p>66.533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67.441">
                <text:p>67.44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68.3104">
                <text:p>68.310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69.1433">
                <text:p>69.143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69.9415">
                <text:p>69.941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70.7067">
                <text:p>70.706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71.4406">
                <text:p>71.440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72.1445">
                <text:p>72.144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72.82">
                <text:p>72.8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73.4685">
                <text:p>73.468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74.0912">
                <text:p>74.091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72.4285">
                <text:p>72.428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70.1361">
                <text:p>70.136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7.9574">
                <text:p>67.957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5.897">
                <text:p>65.89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3.947">
                <text:p>63.94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2.0996">
                <text:p>62.099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.3482">
                <text:p>60.348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58.6864">
                <text:p>58.686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57.1084">
                <text:p>57.108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55.6088">
                <text:p>55.608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54.1826">
                <text:p>54.182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54.9023">
                <text:p>54.902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56.2961">
                <text:p>56.296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57.6457">
                <text:p>57.645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58.9366">
                <text:p>58.936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0.1711">
                <text:p>60.171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.3519">
                <text:p>61.351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2.4815">
                <text:p>62.481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3.5623">
                <text:p>63.562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4.5965">
                <text:p>64.596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5.5864">
                <text:p>65.586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6.5342">
                <text:p>66.534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7.4417">
                <text:p>67.441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8.311">
                <text:p>68.31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9.1439">
                <text:p>69.143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9.9421">
                <text:p>69.942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70.7074">
                <text:p>70.707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71.4412">
                <text:p>71.441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72.1451">
                <text:p>72.145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72.8206">
                <text:p>72.820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73.4691">
                <text:p>73.469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74.0917">
                <text:p>74.091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72.4291">
                <text:p>72.429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70.1366">
                <text:p>70.136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7.9579">
                <text:p>67.957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5.8976">
                <text:p>65.897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.9475">
                <text:p>63.947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2.1001">
                <text:p>62.100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0.3487">
                <text:p>60.348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58.6869">
                <text:p>58.686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57.1089">
                <text:p>57.108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55.6092">
                <text:p>55.609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54.1831">
                <text:p>54.183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54.9027">
                <text:p>54.902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56.2966">
                <text:p>56.296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57.6461">
                <text:p>57.646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58.937">
                <text:p>58.93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0.1715">
                <text:p>60.171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1.3523">
                <text:p>61.352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2.4819">
                <text:p>62.481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3.5627">
                <text:p>63.562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.5969">
                <text:p>64.596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.5868">
                <text:p>65.586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6.5345">
                <text:p>66.534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7.4421">
                <text:p>67.442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8.3114">
                <text:p>68.311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9.1443">
                <text:p>69.144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9.9425">
                <text:p>69.942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70.7077">
                <text:p>70.707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71.4415">
                <text:p>71.441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72.1455">
                <text:p>72.145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72.821">
                <text:p>72.82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73.4694">
                <text:p>73.469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74.0921">
                <text:p>74.092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72.4294">
                <text:p>72.429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70.1369">
                <text:p>70.136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7.9582">
                <text:p>67.958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5.8979">
                <text:p>65.897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3.9478">
                <text:p>63.947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2.1004">
                <text:p>62.100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0.349">
                <text:p>60.34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58.6872">
                <text:p>58.687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57.1091">
                <text:p>57.109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55.6095">
                <text:p>55.609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54.1833">
                <text:p>54.18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